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102in"/>
    </style:style>
    <style:style style:name="co4" style:family="table-column">
      <style:table-column-properties fo:break-before="auto" style:column-width="1.90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9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normal" style:font-weight-asian="normal" style:font-weight-complex="normal"/>
    </style:style>
    <style:style style:name="ce3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market cap</text:p>
          </table:table-cell>
          <table:table-cell table:style-name="ce1" office:value-type="string">
            <text:p>employees</text:p>
          </table:table-cell>
          <table:table-cell table:style-name="ce1" office:value-type="string">
            <text:p>market cap per employee</text:p>
          </table:table-cell>
          <table:table-cell table:number-columns-repeated="1020"/>
        </table:table-row>
        <table:table-row table:style-name="ro1">
          <table:table-cell office:value-type="string">
            <text:p>YRCW</text:p>
          </table:table-cell>
          <table:table-cell office:value-type="float" office:value="59150000">
            <text:p>59150000</text:p>
          </table:table-cell>
          <table:table-cell office:value-type="float" office:value="32000">
            <text:p>32000</text:p>
          </table:table-cell>
          <table:table-cell table:formula="of:=[.B2]/[.C2]" office:value-type="float" office:value="1848.4375">
            <text:p>1848.4375</text:p>
          </table:table-cell>
          <table:table-cell table:style-name="ce1"/>
          <table:table-cell table:style-name="ce2" table:formula="of:=SUM([.B2:.B10000])" office:value-type="float" office:value="8867061789969">
            <text:p>8,867,061,789,969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QKLS</text:p>
          </table:table-cell>
          <table:table-cell office:value-type="float" office:value="21940000">
            <text:p>21940000</text:p>
          </table:table-cell>
          <table:table-cell office:value-type="float" office:value="6082">
            <text:p>6082</text:p>
          </table:table-cell>
          <table:table-cell table:formula="of:=[.B3]/[.C3]" office:value-type="float" office:value="3607.36599802696">
            <text:p>3607.365998027</text:p>
          </table:table-cell>
          <table:table-cell/>
          <table:table-cell table:style-name="ce3" table:formula="of:=SUM([.C2:.C10000])" office:value-type="float" office:value="15484007">
            <text:p>15,484,007</text:p>
          </table:table-cell>
          <table:table-cell table:number-columns-repeated="1018"/>
        </table:table-row>
        <table:table-row table:style-name="ro1">
          <table:table-cell office:value-type="string">
            <text:p>PNCL</text:p>
          </table:table-cell>
          <table:table-cell office:value-type="float" office:value="23910000">
            <text:p>23910000</text:p>
          </table:table-cell>
          <table:table-cell office:value-type="float" office:value="6531">
            <text:p>6531</text:p>
          </table:table-cell>
          <table:table-cell table:formula="of:=[.B4]/[.C4]" office:value-type="float" office:value="3661.00137804318">
            <text:p>3661.0013780432</text:p>
          </table:table-cell>
          <table:table-cell/>
          <table:table-cell table:formula="of:=[.F2]/[.F3]" office:value-type="float" office:value="572659.376217603">
            <text:p>572659.376217603</text:p>
          </table:table-cell>
          <table:table-cell table:number-columns-repeated="1018"/>
        </table:table-row>
        <table:table-row table:style-name="ro1">
          <table:table-cell office:value-type="string">
            <text:p>BONT</text:p>
          </table:table-cell>
          <table:table-cell office:value-type="float" office:value="101460000">
            <text:p>101460000</text:p>
          </table:table-cell>
          <table:table-cell office:value-type="float" office:value="26500">
            <text:p>26500</text:p>
          </table:table-cell>
          <table:table-cell table:formula="of:=[.B5]/[.C5]" office:value-type="float" office:value="3828.67924528302">
            <text:p>3828.679245283</text:p>
          </table:table-cell>
          <table:table-cell table:number-columns-repeated="1020"/>
        </table:table-row>
        <table:table-row table:style-name="ro1">
          <table:table-cell office:value-type="string">
            <text:p>GAI</text:p>
          </table:table-cell>
          <table:table-cell office:value-type="float" office:value="17290000">
            <text:p>17290000</text:p>
          </table:table-cell>
          <table:table-cell office:value-type="float" office:value="4216">
            <text:p>4216</text:p>
          </table:table-cell>
          <table:table-cell table:formula="of:=[.B6]/[.C6]" office:value-type="float" office:value="4101.04364326376">
            <text:p>4101.0436432638</text:p>
          </table:table-cell>
          <table:table-cell table:number-columns-repeated="1020"/>
        </table:table-row>
        <table:table-row table:style-name="ro1">
          <table:table-cell office:value-type="string">
            <text:p>BNSO</text:p>
          </table:table-cell>
          <table:table-cell office:value-type="float" office:value="6190000">
            <text:p>6190000</text:p>
          </table:table-cell>
          <table:table-cell office:value-type="float" office:value="1487">
            <text:p>1487</text:p>
          </table:table-cell>
          <table:table-cell table:formula="of:=[.B7]/[.C7]" office:value-type="float" office:value="4162.74377942165">
            <text:p>4162.7437794217</text:p>
          </table:table-cell>
          <table:table-cell table:number-columns-repeated="1020"/>
        </table:table-row>
        <table:table-row table:style-name="ro1">
          <table:table-cell office:value-type="string">
            <text:p>CYDE</text:p>
          </table:table-cell>
          <table:table-cell office:value-type="float" office:value="1690000">
            <text:p>1690000</text:p>
          </table:table-cell>
          <table:table-cell office:value-type="float" office:value="379">
            <text:p>379</text:p>
          </table:table-cell>
          <table:table-cell table:formula="of:=[.B8]/[.C8]" office:value-type="float" office:value="4459.10290237467">
            <text:p>4459.1029023747</text:p>
          </table:table-cell>
          <table:table-cell table:number-columns-repeated="1020"/>
        </table:table-row>
        <table:table-row table:style-name="ro1">
          <table:table-cell office:value-type="string">
            <text:p>HPJ</text:p>
          </table:table-cell>
          <table:table-cell office:value-type="float" office:value="15620000">
            <text:p>15620000</text:p>
          </table:table-cell>
          <table:table-cell office:value-type="float" office:value="2600">
            <text:p>2600</text:p>
          </table:table-cell>
          <table:table-cell table:formula="of:=[.B9]/[.C9]" office:value-type="float" office:value="6007.69230769231">
            <text:p>6007.6923076923</text:p>
          </table:table-cell>
          <table:table-cell table:number-columns-repeated="1020"/>
        </table:table-row>
        <table:table-row table:style-name="ro1">
          <table:table-cell office:value-type="string">
            <text:p>AMPL</text:p>
          </table:table-cell>
          <table:table-cell office:value-type="float" office:value="16550000">
            <text:p>16550000</text:p>
          </table:table-cell>
          <table:table-cell office:value-type="float" office:value="2666">
            <text:p>2666</text:p>
          </table:table-cell>
          <table:table-cell table:formula="of:=[.B10]/[.C10]" office:value-type="float" office:value="6207.80195048762">
            <text:p>6207.8019504876</text:p>
          </table:table-cell>
          <table:table-cell table:number-columns-repeated="1020"/>
        </table:table-row>
        <table:table-row table:style-name="ro1">
          <table:table-cell office:value-type="string">
            <text:p>SPCHA</text:p>
          </table:table-cell>
          <table:table-cell office:value-type="float" office:value="19720000">
            <text:p>19720000</text:p>
          </table:table-cell>
          <table:table-cell office:value-type="float" office:value="3100">
            <text:p>3100</text:p>
          </table:table-cell>
          <table:table-cell table:formula="of:=[.B11]/[.C11]" office:value-type="float" office:value="6361.29032258065">
            <text:p>6361.2903225807</text:p>
          </table:table-cell>
          <table:table-cell table:number-columns-repeated="1020"/>
        </table:table-row>
        <table:table-row table:style-name="ro1">
          <table:table-cell office:value-type="string">
            <text:p>GCFB</text:p>
          </table:table-cell>
          <table:table-cell office:value-type="float" office:value="10170000">
            <text:p>10170000</text:p>
          </table:table-cell>
          <table:table-cell office:value-type="float" office:value="1453">
            <text:p>1453</text:p>
          </table:table-cell>
          <table:table-cell table:formula="of:=[.B12]/[.C12]" office:value-type="float" office:value="6999.3117687543">
            <text:p>6999.3117687543</text:p>
          </table:table-cell>
          <table:table-cell table:number-columns-repeated="1020"/>
        </table:table-row>
        <table:table-row table:style-name="ro1">
          <table:table-cell office:value-type="string">
            <text:p>AFFM</text:p>
          </table:table-cell>
          <table:table-cell office:value-type="float" office:value="9240000">
            <text:p>9240000</text:p>
          </table:table-cell>
          <table:table-cell office:value-type="float" office:value="1268">
            <text:p>1268</text:p>
          </table:table-cell>
          <table:table-cell table:formula="of:=[.B13]/[.C13]" office:value-type="float" office:value="7287.06624605678">
            <text:p>7287.0662460568</text:p>
          </table:table-cell>
          <table:table-cell table:number-columns-repeated="1020"/>
        </table:table-row>
        <table:table-row table:style-name="ro1">
          <table:table-cell office:value-type="string">
            <text:p>REVU</text:p>
          </table:table-cell>
          <table:table-cell office:value-type="float" office:value="6880000">
            <text:p>6880000</text:p>
          </table:table-cell>
          <table:table-cell office:value-type="float" office:value="898">
            <text:p>898</text:p>
          </table:table-cell>
          <table:table-cell table:formula="of:=[.B14]/[.C14]" office:value-type="float" office:value="7661.46993318486">
            <text:p>7661.4699331849</text:p>
          </table:table-cell>
          <table:table-cell table:number-columns-repeated="1020"/>
        </table:table-row>
        <table:table-row table:style-name="ro1">
          <table:table-cell office:value-type="string">
            <text:p>AVCA</text:p>
          </table:table-cell>
          <table:table-cell office:value-type="float" office:value="35250000">
            <text:p>35250000</text:p>
          </table:table-cell>
          <table:table-cell office:value-type="float" office:value="4400">
            <text:p>4400</text:p>
          </table:table-cell>
          <table:table-cell table:formula="of:=[.B15]/[.C15]" office:value-type="float" office:value="8011.36363636364">
            <text:p>8011.3636363636</text:p>
          </table:table-cell>
          <table:table-cell table:number-columns-repeated="1020"/>
        </table:table-row>
        <table:table-row table:style-name="ro1">
          <table:table-cell office:value-type="string">
            <text:p>SPCHB</text:p>
          </table:table-cell>
          <table:table-cell office:value-type="float" office:value="25830000">
            <text:p>25830000</text:p>
          </table:table-cell>
          <table:table-cell office:value-type="float" office:value="3100">
            <text:p>3100</text:p>
          </table:table-cell>
          <table:table-cell table:formula="of:=[.B16]/[.C16]" office:value-type="float" office:value="8332.25806451613">
            <text:p>8332.2580645161</text:p>
          </table:table-cell>
          <table:table-cell table:number-columns-repeated="1020"/>
        </table:table-row>
        <table:table-row table:style-name="ro1">
          <table:table-cell office:value-type="string">
            <text:p>HAST</text:p>
          </table:table-cell>
          <table:table-cell office:value-type="float" office:value="16010000">
            <text:p>16010000</text:p>
          </table:table-cell>
          <table:table-cell office:value-type="float" office:value="1889">
            <text:p>1889</text:p>
          </table:table-cell>
          <table:table-cell table:formula="of:=[.B17]/[.C17]" office:value-type="float" office:value="8475.38380095289">
            <text:p>8475.3838009529</text:p>
          </table:table-cell>
          <table:table-cell table:number-columns-repeated="1020"/>
        </table:table-row>
        <table:table-row table:style-name="ro1">
          <table:table-cell office:value-type="string">
            <text:p>SGMA</text:p>
          </table:table-cell>
          <table:table-cell office:value-type="float" office:value="15630000">
            <text:p>15630000</text:p>
          </table:table-cell>
          <table:table-cell office:value-type="float" office:value="1780">
            <text:p>1780</text:p>
          </table:table-cell>
          <table:table-cell table:formula="of:=[.B18]/[.C18]" office:value-type="float" office:value="8780.89887640449">
            <text:p>8780.8988764045</text:p>
          </table:table-cell>
          <table:table-cell table:number-columns-repeated="1020"/>
        </table:table-row>
        <table:table-row table:style-name="ro1">
          <table:table-cell office:value-type="string">
            <text:p>FFEX</text:p>
          </table:table-cell>
          <table:table-cell office:value-type="float" office:value="21290000">
            <text:p>21290000</text:p>
          </table:table-cell>
          <table:table-cell office:value-type="float" office:value="2286">
            <text:p>2286</text:p>
          </table:table-cell>
          <table:table-cell table:formula="of:=[.B19]/[.C19]" office:value-type="float" office:value="9313.21084864392">
            <text:p>9313.2108486439</text:p>
          </table:table-cell>
          <table:table-cell table:number-columns-repeated="1020"/>
        </table:table-row>
        <table:table-row table:style-name="ro1">
          <table:table-cell office:value-type="string">
            <text:p>DUCK</text:p>
          </table:table-cell>
          <table:table-cell office:value-type="float" office:value="32890000">
            <text:p>32890000</text:p>
          </table:table-cell>
          <table:table-cell office:value-type="float" office:value="3460">
            <text:p>3460</text:p>
          </table:table-cell>
          <table:table-cell table:formula="of:=[.B20]/[.C20]" office:value-type="float" office:value="9505.78034682081">
            <text:p>9505.7803468208</text:p>
          </table:table-cell>
          <table:table-cell table:number-columns-repeated="1020"/>
        </table:table-row>
        <table:table-row table:style-name="ro1">
          <table:table-cell office:value-type="string">
            <text:p>CSUN</text:p>
          </table:table-cell>
          <table:table-cell office:value-type="float" office:value="34300000">
            <text:p>34300000</text:p>
          </table:table-cell>
          <table:table-cell office:value-type="float" office:value="3599">
            <text:p>3599</text:p>
          </table:table-cell>
          <table:table-cell table:formula="of:=[.B21]/[.C21]" office:value-type="float" office:value="9530.42511808836">
            <text:p>9530.4251180884</text:p>
          </table:table-cell>
          <table:table-cell table:number-columns-repeated="1020"/>
        </table:table-row>
        <table:table-row table:style-name="ro1">
          <table:table-cell office:value-type="string">
            <text:p>SVU</text:p>
          </table:table-cell>
          <table:table-cell office:value-type="float" office:value="1360000000">
            <text:p>1360000000</text:p>
          </table:table-cell>
          <table:table-cell office:value-type="float" office:value="142000">
            <text:p>142000</text:p>
          </table:table-cell>
          <table:table-cell table:formula="of:=[.B22]/[.C22]" office:value-type="float" office:value="9577.46478873239">
            <text:p>9577.4647887324</text:p>
          </table:table-cell>
          <table:table-cell table:number-columns-repeated="1020"/>
        </table:table-row>
        <table:table-row table:style-name="ro1">
          <table:table-cell office:value-type="string">
            <text:p>CBAK</text:p>
          </table:table-cell>
          <table:table-cell office:value-type="float" office:value="47950000">
            <text:p>47950000</text:p>
          </table:table-cell>
          <table:table-cell office:value-type="float" office:value="5000">
            <text:p>5000</text:p>
          </table:table-cell>
          <table:table-cell table:formula="of:=[.B23]/[.C23]" office:value-type="float" office:value="9590">
            <text:p>9590</text:p>
          </table:table-cell>
          <table:table-cell table:number-columns-repeated="1020"/>
        </table:table-row>
        <table:table-row table:style-name="ro1">
          <table:table-cell office:value-type="string">
            <text:p>TECUA</text:p>
          </table:table-cell>
          <table:table-cell office:value-type="float" office:value="87410000">
            <text:p>87410000</text:p>
          </table:table-cell>
          <table:table-cell office:value-type="float" office:value="8600">
            <text:p>8600</text:p>
          </table:table-cell>
          <table:table-cell table:formula="of:=[.B24]/[.C24]" office:value-type="float" office:value="10163.9534883721">
            <text:p>10163.9534883721</text:p>
          </table:table-cell>
          <table:table-cell table:number-columns-repeated="1020"/>
        </table:table-row>
        <table:table-row table:style-name="ro1">
          <table:table-cell office:value-type="string">
            <text:p>TECUB</text:p>
          </table:table-cell>
          <table:table-cell office:value-type="float" office:value="89070000">
            <text:p>89070000</text:p>
          </table:table-cell>
          <table:table-cell office:value-type="float" office:value="8600">
            <text:p>8600</text:p>
          </table:table-cell>
          <table:table-cell table:formula="of:=[.B25]/[.C25]" office:value-type="float" office:value="10356.976744186">
            <text:p>10356.976744186</text:p>
          </table:table-cell>
          <table:table-cell table:number-columns-repeated="1020"/>
        </table:table-row>
        <table:table-row table:style-name="ro1">
          <table:table-cell office:value-type="string">
            <text:p>RMKR</text:p>
          </table:table-cell>
          <table:table-cell office:value-type="float" office:value="17580000">
            <text:p>17580000</text:p>
          </table:table-cell>
          <table:table-cell office:value-type="float" office:value="1450">
            <text:p>1450</text:p>
          </table:table-cell>
          <table:table-cell table:formula="of:=[.B26]/[.C26]" office:value-type="float" office:value="12124.1379310345">
            <text:p>12124.1379310345</text:p>
          </table:table-cell>
          <table:table-cell table:number-columns-repeated="1020"/>
        </table:table-row>
        <table:table-row table:style-name="ro1">
          <table:table-cell office:value-type="string">
            <text:p>HIHO</text:p>
          </table:table-cell>
          <table:table-cell office:value-type="float" office:value="9820000">
            <text:p>9820000</text:p>
          </table:table-cell>
          <table:table-cell office:value-type="float" office:value="800">
            <text:p>800</text:p>
          </table:table-cell>
          <table:table-cell table:formula="of:=[.B27]/[.C27]" office:value-type="float" office:value="12275">
            <text:p>12275</text:p>
          </table:table-cell>
          <table:table-cell table:number-columns-repeated="1020"/>
        </table:table-row>
        <table:table-row table:style-name="ro1">
          <table:table-cell office:value-type="string">
            <text:p>DSWL</text:p>
          </table:table-cell>
          <table:table-cell office:value-type="float" office:value="32390000">
            <text:p>32390000</text:p>
          </table:table-cell>
          <table:table-cell office:value-type="float" office:value="2538">
            <text:p>2538</text:p>
          </table:table-cell>
          <table:table-cell table:formula="of:=[.B28]/[.C28]" office:value-type="float" office:value="12762.0173364854">
            <text:p>12762.0173364854</text:p>
          </table:table-cell>
          <table:table-cell table:number-columns-repeated="1020"/>
        </table:table-row>
        <table:table-row table:style-name="ro1">
          <table:table-cell office:value-type="string">
            <text:p>INOC</text:p>
          </table:table-cell>
          <table:table-cell office:value-type="float" office:value="16300000">
            <text:p>16300000</text:p>
          </table:table-cell>
          <table:table-cell office:value-type="float" office:value="1250">
            <text:p>1250</text:p>
          </table:table-cell>
          <table:table-cell table:formula="of:=[.B29]/[.C29]" office:value-type="float" office:value="13040">
            <text:p>13040</text:p>
          </table:table-cell>
          <table:table-cell table:number-columns-repeated="1020"/>
        </table:table-row>
        <table:table-row table:style-name="ro1">
          <table:table-cell office:value-type="string">
            <text:p>HSOL</text:p>
          </table:table-cell>
          <table:table-cell office:value-type="float" office:value="135450000">
            <text:p>135450000</text:p>
          </table:table-cell>
          <table:table-cell office:value-type="float" office:value="10241">
            <text:p>10241</text:p>
          </table:table-cell>
          <table:table-cell table:formula="of:=[.B30]/[.C30]" office:value-type="float" office:value="13226.2474367738">
            <text:p>13226.2474367738</text:p>
          </table:table-cell>
          <table:table-cell table:number-columns-repeated="1020"/>
        </table:table-row>
        <table:table-row table:style-name="ro1">
          <table:table-cell office:value-type="string">
            <text:p>SPMD</text:p>
          </table:table-cell>
          <table:table-cell office:value-type="float" office:value="45480000">
            <text:p>45480000</text:p>
          </table:table-cell>
          <table:table-cell office:value-type="float" office:value="3400">
            <text:p>3400</text:p>
          </table:table-cell>
          <table:table-cell table:formula="of:=[.B31]/[.C31]" office:value-type="float" office:value="13376.4705882353">
            <text:p>13376.4705882353</text:p>
          </table:table-cell>
          <table:table-cell table:number-columns-repeated="1020"/>
        </table:table-row>
        <table:table-row table:style-name="ro1">
          <table:table-cell office:value-type="string">
            <text:p>CHMP</text:p>
          </table:table-cell>
          <table:table-cell office:value-type="float" office:value="8930000">
            <text:p>8930000</text:p>
          </table:table-cell>
          <table:table-cell office:value-type="float" office:value="660">
            <text:p>660</text:p>
          </table:table-cell>
          <table:table-cell table:formula="of:=[.B32]/[.C32]" office:value-type="float" office:value="13530.303030303">
            <text:p>13530.303030303</text:p>
          </table:table-cell>
          <table:table-cell table:number-columns-repeated="1020"/>
        </table:table-row>
        <table:table-row table:style-name="ro1">
          <table:table-cell office:value-type="string">
            <text:p>TSTF</text:p>
          </table:table-cell>
          <table:table-cell office:value-type="float" office:value="12330000">
            <text:p>12330000</text:p>
          </table:table-cell>
          <table:table-cell office:value-type="float" office:value="910">
            <text:p>910</text:p>
          </table:table-cell>
          <table:table-cell table:formula="of:=[.B33]/[.C33]" office:value-type="float" office:value="13549.4505494506">
            <text:p>13549.4505494506</text:p>
          </table:table-cell>
          <table:table-cell table:number-columns-repeated="1020"/>
        </table:table-row>
        <table:table-row table:style-name="ro1">
          <table:table-cell office:value-type="string">
            <text:p>WUHN</text:p>
          </table:table-cell>
          <table:table-cell office:value-type="float" office:value="11370000">
            <text:p>11370000</text:p>
          </table:table-cell>
          <table:table-cell office:value-type="float" office:value="820">
            <text:p>820</text:p>
          </table:table-cell>
          <table:table-cell table:formula="of:=[.B34]/[.C34]" office:value-type="float" office:value="13865.8536585366">
            <text:p>13865.8536585366</text:p>
          </table:table-cell>
          <table:table-cell table:number-columns-repeated="1020"/>
        </table:table-row>
        <table:table-row table:style-name="ro1">
          <table:table-cell office:value-type="string">
            <text:p>JAX</text:p>
          </table:table-cell>
          <table:table-cell office:value-type="float" office:value="41530000">
            <text:p>41530000</text:p>
          </table:table-cell>
          <table:table-cell office:value-type="float" office:value="2750">
            <text:p>2750</text:p>
          </table:table-cell>
          <table:table-cell table:formula="of:=[.B35]/[.C35]" office:value-type="float" office:value="15101.8181818182">
            <text:p>15101.8181818182</text:p>
          </table:table-cell>
          <table:table-cell table:number-columns-repeated="1020"/>
        </table:table-row>
        <table:table-row table:style-name="ro1">
          <table:table-cell office:value-type="string">
            <text:p>IESC</text:p>
          </table:table-cell>
          <table:table-cell office:value-type="float" office:value="41530000">
            <text:p>41530000</text:p>
          </table:table-cell>
          <table:table-cell office:value-type="float" office:value="2700">
            <text:p>2700</text:p>
          </table:table-cell>
          <table:table-cell table:formula="of:=[.B36]/[.C36]" office:value-type="float" office:value="15381.4814814815">
            <text:p>15381.4814814815</text:p>
          </table:table-cell>
          <table:table-cell table:number-columns-repeated="1020"/>
        </table:table-row>
        <table:table-row table:style-name="ro1">
          <table:table-cell office:value-type="string">
            <text:p>NSYS</text:p>
          </table:table-cell>
          <table:table-cell office:value-type="float" office:value="10410000">
            <text:p>10410000</text:p>
          </table:table-cell>
          <table:table-cell office:value-type="float" office:value="667">
            <text:p>667</text:p>
          </table:table-cell>
          <table:table-cell table:formula="of:=[.B37]/[.C37]" office:value-type="float" office:value="15607.1964017991">
            <text:p>15607.1964017991</text:p>
          </table:table-cell>
          <table:table-cell table:number-columns-repeated="1020"/>
        </table:table-row>
        <table:table-row table:style-name="ro1">
          <table:table-cell office:value-type="string">
            <text:p>GRRF</text:p>
          </table:table-cell>
          <table:table-cell office:value-type="float" office:value="69410000">
            <text:p>69410000</text:p>
          </table:table-cell>
          <table:table-cell office:value-type="float" office:value="4443">
            <text:p>4443</text:p>
          </table:table-cell>
          <table:table-cell table:formula="of:=[.B38]/[.C38]" office:value-type="float" office:value="15622.3272563583">
            <text:p>15622.3272563583</text:p>
          </table:table-cell>
          <table:table-cell table:number-columns-repeated="1020"/>
        </table:table-row>
        <table:table-row table:style-name="ro1">
          <table:table-cell office:value-type="string">
            <text:p>FSGI</text:p>
          </table:table-cell>
          <table:table-cell office:value-type="float" office:value="5030000">
            <text:p>5030000</text:p>
          </table:table-cell>
          <table:table-cell office:value-type="float" office:value="318">
            <text:p>318</text:p>
          </table:table-cell>
          <table:table-cell table:formula="of:=[.B39]/[.C39]" office:value-type="float" office:value="15817.6100628931">
            <text:p>15817.6100628931</text:p>
          </table:table-cell>
          <table:table-cell table:number-columns-repeated="1020"/>
        </table:table-row>
        <table:table-row table:style-name="ro1">
          <table:table-cell office:value-type="string">
            <text:p>TAST</text:p>
          </table:table-cell>
          <table:table-cell office:value-type="float" office:value="263230000">
            <text:p>263230000</text:p>
          </table:table-cell>
          <table:table-cell office:value-type="float" office:value="16300">
            <text:p>16300</text:p>
          </table:table-cell>
          <table:table-cell table:formula="of:=[.B40]/[.C40]" office:value-type="float" office:value="16149.0797546012">
            <text:p>16149.0797546012</text:p>
          </table:table-cell>
          <table:table-cell table:number-columns-repeated="1020"/>
        </table:table-row>
        <table:table-row table:style-name="ro1">
          <table:table-cell office:value-type="string">
            <text:p>BAMM</text:p>
          </table:table-cell>
          <table:table-cell office:value-type="float" office:value="45360000">
            <text:p>45360000</text:p>
          </table:table-cell>
          <table:table-cell office:value-type="float" office:value="2600">
            <text:p>2600</text:p>
          </table:table-cell>
          <table:table-cell table:formula="of:=[.B41]/[.C41]" office:value-type="float" office:value="17446.1538461538">
            <text:p>17446.1538461538</text:p>
          </table:table-cell>
          <table:table-cell table:number-columns-repeated="1020"/>
        </table:table-row>
        <table:table-row table:style-name="ro1">
          <table:table-cell office:value-type="string">
            <text:p>BGFV</text:p>
          </table:table-cell>
          <table:table-cell office:value-type="float" office:value="162880000">
            <text:p>162880000</text:p>
          </table:table-cell>
          <table:table-cell office:value-type="float" office:value="8900">
            <text:p>8900</text:p>
          </table:table-cell>
          <table:table-cell table:formula="of:=[.B42]/[.C42]" office:value-type="float" office:value="18301.1235955056">
            <text:p>18301.1235955056</text:p>
          </table:table-cell>
          <table:table-cell table:number-columns-repeated="1020"/>
        </table:table-row>
        <table:table-row table:style-name="ro1">
          <table:table-cell office:value-type="string">
            <text:p>CSIQ</text:p>
          </table:table-cell>
          <table:table-cell office:value-type="float" office:value="161400000">
            <text:p>161400000</text:p>
          </table:table-cell>
          <table:table-cell office:value-type="float" office:value="8733">
            <text:p>8733</text:p>
          </table:table-cell>
          <table:table-cell table:formula="of:=[.B43]/[.C43]" office:value-type="float" office:value="18481.6214359327">
            <text:p>18481.6214359327</text:p>
          </table:table-cell>
          <table:table-cell table:number-columns-repeated="1020"/>
        </table:table-row>
        <table:table-row table:style-name="ro1">
          <table:table-cell office:value-type="string">
            <text:p>YTEC</text:p>
          </table:table-cell>
          <table:table-cell office:value-type="float" office:value="48890000">
            <text:p>48890000</text:p>
          </table:table-cell>
          <table:table-cell office:value-type="float" office:value="2600">
            <text:p>2600</text:p>
          </table:table-cell>
          <table:table-cell table:formula="of:=[.B44]/[.C44]" office:value-type="float" office:value="18803.8461538462">
            <text:p>18803.8461538462</text:p>
          </table:table-cell>
          <table:table-cell table:number-columns-repeated="1020"/>
        </table:table-row>
        <table:table-row table:style-name="ro1">
          <table:table-cell office:value-type="string">
            <text:p>CBRL</text:p>
          </table:table-cell>
          <table:table-cell office:value-type="float" office:value="1260000000">
            <text:p>1260000000</text:p>
          </table:table-cell>
          <table:table-cell office:value-type="float" office:value="67000">
            <text:p>67000</text:p>
          </table:table-cell>
          <table:table-cell table:formula="of:=[.B45]/[.C45]" office:value-type="float" office:value="18805.9701492537">
            <text:p>18805.9701492537</text:p>
          </table:table-cell>
          <table:table-cell table:number-columns-repeated="1020"/>
        </table:table-row>
        <table:table-row table:style-name="ro1">
          <table:table-cell office:value-type="string">
            <text:p>PRSC</text:p>
          </table:table-cell>
          <table:table-cell office:value-type="float" office:value="193990000">
            <text:p>193990000</text:p>
          </table:table-cell>
          <table:table-cell office:value-type="float" office:value="10300">
            <text:p>10300</text:p>
          </table:table-cell>
          <table:table-cell table:formula="of:=[.B46]/[.C46]" office:value-type="float" office:value="18833.9805825243">
            <text:p>18833.9805825243</text:p>
          </table:table-cell>
          <table:table-cell table:number-columns-repeated="1020"/>
        </table:table-row>
        <table:table-row table:style-name="ro1">
          <table:table-cell office:value-type="string">
            <text:p>SORL</text:p>
          </table:table-cell>
          <table:table-cell office:value-type="float" office:value="61580000">
            <text:p>61580000</text:p>
          </table:table-cell>
          <table:table-cell office:value-type="float" office:value="3265">
            <text:p>3265</text:p>
          </table:table-cell>
          <table:table-cell table:formula="of:=[.B47]/[.C47]" office:value-type="float" office:value="18860.6431852986">
            <text:p>18860.6431852986</text:p>
          </table:table-cell>
          <table:table-cell table:number-columns-repeated="1020"/>
        </table:table-row>
        <table:table-row table:style-name="ro1">
          <table:table-cell office:value-type="string">
            <text:p>NFEC</text:p>
          </table:table-cell>
          <table:table-cell office:value-type="float" office:value="4310000">
            <text:p>4310000</text:p>
          </table:table-cell>
          <table:table-cell office:value-type="float" office:value="225">
            <text:p>225</text:p>
          </table:table-cell>
          <table:table-cell table:formula="of:=[.B48]/[.C48]" office:value-type="float" office:value="19155.5555555556">
            <text:p>19155.5555555556</text:p>
          </table:table-cell>
          <table:table-cell table:number-columns-repeated="1020"/>
        </table:table-row>
        <table:table-row table:style-name="ro1">
          <table:table-cell office:value-type="string">
            <text:p>HEAT</text:p>
          </table:table-cell>
          <table:table-cell office:value-type="float" office:value="15090000">
            <text:p>15090000</text:p>
          </table:table-cell>
          <table:table-cell office:value-type="float" office:value="776">
            <text:p>776</text:p>
          </table:table-cell>
          <table:table-cell table:formula="of:=[.B49]/[.C49]" office:value-type="float" office:value="19445.8762886598">
            <text:p>19445.8762886598</text:p>
          </table:table-cell>
          <table:table-cell table:number-columns-repeated="1020"/>
        </table:table-row>
        <table:table-row table:style-name="ro1">
          <table:table-cell office:value-type="string">
            <text:p>UNTK</text:p>
          </table:table-cell>
          <table:table-cell office:value-type="float" office:value="64390000">
            <text:p>64390000</text:p>
          </table:table-cell>
          <table:table-cell office:value-type="float" office:value="3300">
            <text:p>3300</text:p>
          </table:table-cell>
          <table:table-cell table:formula="of:=[.B50]/[.C50]" office:value-type="float" office:value="19512.1212121212">
            <text:p>19512.1212121212</text:p>
          </table:table-cell>
          <table:table-cell table:number-columns-repeated="1020"/>
        </table:table-row>
        <table:table-row table:style-name="ro1">
          <table:table-cell office:value-type="string">
            <text:p>THQI</text:p>
          </table:table-cell>
          <table:table-cell office:value-type="float" office:value="34200000">
            <text:p>34200000</text:p>
          </table:table-cell>
          <table:table-cell office:value-type="float" office:value="1750">
            <text:p>1750</text:p>
          </table:table-cell>
          <table:table-cell table:formula="of:=[.B51]/[.C51]" office:value-type="float" office:value="19542.8571428571">
            <text:p>19542.8571428571</text:p>
          </table:table-cell>
          <table:table-cell table:number-columns-repeated="1020"/>
        </table:table-row>
        <table:table-row table:style-name="ro1">
          <table:table-cell office:value-type="string">
            <text:p>WWIN</text:p>
          </table:table-cell>
          <table:table-cell office:value-type="float" office:value="90170000">
            <text:p>90170000</text:p>
          </table:table-cell>
          <table:table-cell office:value-type="float" office:value="4581">
            <text:p>4581</text:p>
          </table:table-cell>
          <table:table-cell table:formula="of:=[.B52]/[.C52]" office:value-type="float" office:value="19683.4752237503">
            <text:p>19683.4752237503</text:p>
          </table:table-cell>
          <table:table-cell table:number-columns-repeated="1020"/>
        </table:table-row>
        <table:table-row table:style-name="ro1">
          <table:table-cell office:value-type="string">
            <text:p>CZR</text:p>
          </table:table-cell>
          <table:table-cell office:value-type="float" office:value="1380000000">
            <text:p>1380000000</text:p>
          </table:table-cell>
          <table:table-cell office:value-type="float" office:value="69000">
            <text:p>69000</text:p>
          </table:table-cell>
          <table:table-cell table:formula="of:=[.B53]/[.C53]" office:value-type="float" office:value="20000">
            <text:p>20000</text:p>
          </table:table-cell>
          <table:table-cell table:number-columns-repeated="1020"/>
        </table:table-row>
        <table:table-row table:style-name="ro1">
          <table:table-cell office:value-type="string">
            <text:p>PNBC</text:p>
          </table:table-cell>
          <table:table-cell office:value-type="float" office:value="5500000">
            <text:p>5500000</text:p>
          </table:table-cell>
          <table:table-cell office:value-type="float" office:value="275">
            <text:p>275</text:p>
          </table:table-cell>
          <table:table-cell table:formula="of:=[.B54]/[.C54]" office:value-type="float" office:value="20000">
            <text:p>20000</text:p>
          </table:table-cell>
          <table:table-cell table:number-columns-repeated="1020"/>
        </table:table-row>
        <table:table-row table:style-name="ro1">
          <table:table-cell office:value-type="string">
            <text:p>PNTR</text:p>
          </table:table-cell>
          <table:table-cell office:value-type="float" office:value="14830000">
            <text:p>14830000</text:p>
          </table:table-cell>
          <table:table-cell office:value-type="float" office:value="712">
            <text:p>712</text:p>
          </table:table-cell>
          <table:table-cell table:formula="of:=[.B55]/[.C55]" office:value-type="float" office:value="20828.6516853933">
            <text:p>20828.6516853933</text:p>
          </table:table-cell>
          <table:table-cell table:number-columns-repeated="1020"/>
        </table:table-row>
        <table:table-row table:style-name="ro1">
          <table:table-cell office:value-type="string">
            <text:p>MBND</text:p>
          </table:table-cell>
          <table:table-cell office:value-type="float" office:value="77530000">
            <text:p>77530000</text:p>
          </table:table-cell>
          <table:table-cell office:value-type="float" office:value="3700">
            <text:p>3700</text:p>
          </table:table-cell>
          <table:table-cell table:formula="of:=[.B56]/[.C56]" office:value-type="float" office:value="20954.0540540541">
            <text:p>20954.0540540541</text:p>
          </table:table-cell>
          <table:table-cell table:number-columns-repeated="1020"/>
        </table:table-row>
        <table:table-row table:style-name="ro1">
          <table:table-cell office:value-type="string">
            <text:p>SNFCA</text:p>
          </table:table-cell>
          <table:table-cell office:value-type="float" office:value="12850000">
            <text:p>12850000</text:p>
          </table:table-cell>
          <table:table-cell office:value-type="float" office:value="607">
            <text:p>607</text:p>
          </table:table-cell>
          <table:table-cell table:formula="of:=[.B57]/[.C57]" office:value-type="float" office:value="21169.686985173">
            <text:p>21169.686985173</text:p>
          </table:table-cell>
          <table:table-cell table:number-columns-repeated="1020"/>
        </table:table-row>
        <table:table-row table:style-name="ro1">
          <table:table-cell office:value-type="string">
            <text:p>VTNC</text:p>
          </table:table-cell>
          <table:table-cell office:value-type="float" office:value="128850000">
            <text:p>128850000</text:p>
          </table:table-cell>
          <table:table-cell office:value-type="float" office:value="6031">
            <text:p>6031</text:p>
          </table:table-cell>
          <table:table-cell table:formula="of:=[.B58]/[.C58]" office:value-type="float" office:value="21364.6161498922">
            <text:p>21364.6161498922</text:p>
          </table:table-cell>
          <table:table-cell table:number-columns-repeated="1020"/>
        </table:table-row>
        <table:table-row table:style-name="ro1">
          <table:table-cell office:value-type="string">
            <text:p>MTEX</text:p>
          </table:table-cell>
          <table:table-cell office:value-type="float" office:value="10570000">
            <text:p>10570000</text:p>
          </table:table-cell>
          <table:table-cell office:value-type="float" office:value="490">
            <text:p>490</text:p>
          </table:table-cell>
          <table:table-cell table:formula="of:=[.B59]/[.C59]" office:value-type="float" office:value="21571.4285714286">
            <text:p>21571.4285714286</text:p>
          </table:table-cell>
          <table:table-cell table:number-columns-repeated="1020"/>
        </table:table-row>
        <table:table-row table:style-name="ro1">
          <table:table-cell office:value-type="string">
            <text:p>HTCH</text:p>
          </table:table-cell>
          <table:table-cell office:value-type="float" office:value="50070000">
            <text:p>50070000</text:p>
          </table:table-cell>
          <table:table-cell office:value-type="float" office:value="2317">
            <text:p>2317</text:p>
          </table:table-cell>
          <table:table-cell table:formula="of:=[.B60]/[.C60]" office:value-type="float" office:value="21609.8403107467">
            <text:p>21609.8403107467</text:p>
          </table:table-cell>
          <table:table-cell table:number-columns-repeated="1020"/>
        </table:table-row>
        <table:table-row table:style-name="ro1">
          <table:table-cell office:value-type="string">
            <text:p>EFUT</text:p>
          </table:table-cell>
          <table:table-cell office:value-type="float" office:value="16020000">
            <text:p>16020000</text:p>
          </table:table-cell>
          <table:table-cell office:value-type="float" office:value="740">
            <text:p>740</text:p>
          </table:table-cell>
          <table:table-cell table:formula="of:=[.B61]/[.C61]" office:value-type="float" office:value="21648.6486486487">
            <text:p>21648.6486486487</text:p>
          </table:table-cell>
          <table:table-cell table:number-columns-repeated="1020"/>
        </table:table-row>
        <table:table-row table:style-name="ro1">
          <table:table-cell office:value-type="string">
            <text:p>TTEC</text:p>
          </table:table-cell>
          <table:table-cell office:value-type="float" office:value="874050000">
            <text:p>874050000</text:p>
          </table:table-cell>
          <table:table-cell office:value-type="float" office:value="39585">
            <text:p>39585</text:p>
          </table:table-cell>
          <table:table-cell table:formula="of:=[.B62]/[.C62]" office:value-type="float" office:value="22080.3334596438">
            <text:p>22080.3334596438</text:p>
          </table:table-cell>
          <table:table-cell table:number-columns-repeated="1020"/>
        </table:table-row>
        <table:table-row table:style-name="ro1">
          <table:table-cell office:value-type="string">
            <text:p>CDII</text:p>
          </table:table-cell>
          <table:table-cell office:value-type="float" office:value="35060000">
            <text:p>35060000</text:p>
          </table:table-cell>
          <table:table-cell office:value-type="float" office:value="1578">
            <text:p>1578</text:p>
          </table:table-cell>
          <table:table-cell table:formula="of:=[.B63]/[.C63]" office:value-type="float" office:value="22217.9974651458">
            <text:p>22217.9974651458</text:p>
          </table:table-cell>
          <table:table-cell table:number-columns-repeated="1020"/>
        </table:table-row>
        <table:table-row table:style-name="ro1">
          <table:table-cell office:value-type="string">
            <text:p>XIDE</text:p>
          </table:table-cell>
          <table:table-cell office:value-type="float" office:value="227800000">
            <text:p>227800000</text:p>
          </table:table-cell>
          <table:table-cell office:value-type="float" office:value="10027">
            <text:p>10027</text:p>
          </table:table-cell>
          <table:table-cell table:formula="of:=[.B64]/[.C64]" office:value-type="float" office:value="22718.6596190286">
            <text:p>22718.6596190286</text:p>
          </table:table-cell>
          <table:table-cell table:number-columns-repeated="1020"/>
        </table:table-row>
        <table:table-row table:style-name="ro1">
          <table:table-cell office:value-type="string">
            <text:p>JMBA</text:p>
          </table:table-cell>
          <table:table-cell office:value-type="float" office:value="134190000">
            <text:p>134190000</text:p>
          </table:table-cell>
          <table:table-cell office:value-type="float" office:value="5900">
            <text:p>5900</text:p>
          </table:table-cell>
          <table:table-cell table:formula="of:=[.B65]/[.C65]" office:value-type="float" office:value="22744.0677966102">
            <text:p>22744.0677966102</text:p>
          </table:table-cell>
          <table:table-cell table:number-columns-repeated="1020"/>
        </table:table-row>
        <table:table-row table:style-name="ro1">
          <table:table-cell office:value-type="string">
            <text:p>RRGB</text:p>
          </table:table-cell>
          <table:table-cell office:value-type="float" office:value="508610000">
            <text:p>508610000</text:p>
          </table:table-cell>
          <table:table-cell office:value-type="float" office:value="22302">
            <text:p>22302</text:p>
          </table:table-cell>
          <table:table-cell table:formula="of:=[.B66]/[.C66]" office:value-type="float" office:value="22805.5779750695">
            <text:p>22805.5779750695</text:p>
          </table:table-cell>
          <table:table-cell table:number-columns-repeated="1020"/>
        </table:table-row>
        <table:table-row table:style-name="ro1">
          <table:table-cell office:value-type="string">
            <text:p>BOBE</text:p>
          </table:table-cell>
          <table:table-cell office:value-type="float" office:value="1050000000">
            <text:p>1050000000</text:p>
          </table:table-cell>
          <table:table-cell office:value-type="float" office:value="44819">
            <text:p>44819</text:p>
          </table:table-cell>
          <table:table-cell table:formula="of:=[.B67]/[.C67]" office:value-type="float" office:value="23427.5642026819">
            <text:p>23427.5642026819</text:p>
          </table:table-cell>
          <table:table-cell table:number-columns-repeated="1020"/>
        </table:table-row>
        <table:table-row table:style-name="ro1">
          <table:table-cell office:value-type="string">
            <text:p>WPCS</text:p>
          </table:table-cell>
          <table:table-cell office:value-type="float" office:value="10570000">
            <text:p>10570000</text:p>
          </table:table-cell>
          <table:table-cell office:value-type="float" office:value="450">
            <text:p>450</text:p>
          </table:table-cell>
          <table:table-cell table:formula="of:=[.B68]/[.C68]" office:value-type="float" office:value="23488.8888888889">
            <text:p>23488.8888888889</text:p>
          </table:table-cell>
          <table:table-cell table:number-columns-repeated="1020"/>
        </table:table-row>
        <table:table-row table:style-name="ro1">
          <table:table-cell office:value-type="string">
            <text:p>BPHX</text:p>
          </table:table-cell>
          <table:table-cell office:value-type="float" office:value="12970000">
            <text:p>12970000</text:p>
          </table:table-cell>
          <table:table-cell office:value-type="float" office:value="549">
            <text:p>549</text:p>
          </table:table-cell>
          <table:table-cell table:formula="of:=[.B69]/[.C69]" office:value-type="float" office:value="23624.7723132969">
            <text:p>23624.7723132969</text:p>
          </table:table-cell>
          <table:table-cell table:number-columns-repeated="1020"/>
        </table:table-row>
        <table:table-row table:style-name="ro1">
          <table:table-cell office:value-type="string">
            <text:p>CPGI</text:p>
          </table:table-cell>
          <table:table-cell office:value-type="float" office:value="36850000">
            <text:p>36850000</text:p>
          </table:table-cell>
          <table:table-cell office:value-type="float" office:value="1547">
            <text:p>1547</text:p>
          </table:table-cell>
          <table:table-cell table:formula="of:=[.B70]/[.C70]" office:value-type="float" office:value="23820.2973497091">
            <text:p>23820.2973497091</text:p>
          </table:table-cell>
          <table:table-cell table:number-columns-repeated="1020"/>
        </table:table-row>
        <table:table-row table:style-name="ro1">
          <table:table-cell office:value-type="string">
            <text:p>CVBK</text:p>
          </table:table-cell>
          <table:table-cell office:value-type="float" office:value="1920000">
            <text:p>1920000</text:p>
          </table:table-cell>
          <table:table-cell office:value-type="float" office:value="79">
            <text:p>79</text:p>
          </table:table-cell>
          <table:table-cell table:formula="of:=[.B71]/[.C71]" office:value-type="float" office:value="24303.7974683544">
            <text:p>24303.7974683544</text:p>
          </table:table-cell>
          <table:table-cell table:number-columns-repeated="1020"/>
        </table:table-row>
        <table:table-row table:style-name="ro1">
          <table:table-cell office:value-type="string">
            <text:p>TBAC</text:p>
          </table:table-cell>
          <table:table-cell office:value-type="float" office:value="12590000">
            <text:p>12590000</text:p>
          </table:table-cell>
          <table:table-cell office:value-type="float" office:value="516">
            <text:p>516</text:p>
          </table:table-cell>
          <table:table-cell table:formula="of:=[.B72]/[.C72]" office:value-type="float" office:value="24399.2248062015">
            <text:p>24399.2248062015</text:p>
          </table:table-cell>
          <table:table-cell table:number-columns-repeated="1020"/>
        </table:table-row>
        <table:table-row table:style-name="ro1">
          <table:table-cell office:value-type="string">
            <text:p>DLGC</text:p>
          </table:table-cell>
          <table:table-cell office:value-type="float" office:value="22920000">
            <text:p>22920000</text:p>
          </table:table-cell>
          <table:table-cell office:value-type="float" office:value="935">
            <text:p>935</text:p>
          </table:table-cell>
          <table:table-cell table:formula="of:=[.B73]/[.C73]" office:value-type="float" office:value="24513.3689839572">
            <text:p>24513.3689839572</text:p>
          </table:table-cell>
          <table:table-cell table:number-columns-repeated="1020"/>
        </table:table-row>
        <table:table-row table:style-name="ro1">
          <table:table-cell office:value-type="string">
            <text:p>FRP</text:p>
          </table:table-cell>
          <table:table-cell office:value-type="float" office:value="99550000">
            <text:p>99550000</text:p>
          </table:table-cell>
          <table:table-cell office:value-type="float" office:value="4032">
            <text:p>4032</text:p>
          </table:table-cell>
          <table:table-cell table:formula="of:=[.B74]/[.C74]" office:value-type="float" office:value="24689.9801587302">
            <text:p>24689.9801587302</text:p>
          </table:table-cell>
          <table:table-cell table:number-columns-repeated="1020"/>
        </table:table-row>
        <table:table-row table:style-name="ro1">
          <table:table-cell office:value-type="string">
            <text:p>COSI</text:p>
          </table:table-cell>
          <table:table-cell office:value-type="float" office:value="51200000">
            <text:p>51200000</text:p>
          </table:table-cell>
          <table:table-cell office:value-type="float" office:value="2038">
            <text:p>2038</text:p>
          </table:table-cell>
          <table:table-cell table:formula="of:=[.B75]/[.C75]" office:value-type="float" office:value="25122.6692836114">
            <text:p>25122.6692836114</text:p>
          </table:table-cell>
          <table:table-cell table:number-columns-repeated="1020"/>
        </table:table-row>
        <table:table-row table:style-name="ro1">
          <table:table-cell office:value-type="string">
            <text:p>SGOC</text:p>
          </table:table-cell>
          <table:table-cell office:value-type="float" office:value="15870000">
            <text:p>15870000</text:p>
          </table:table-cell>
          <table:table-cell office:value-type="float" office:value="630">
            <text:p>630</text:p>
          </table:table-cell>
          <table:table-cell table:formula="of:=[.B76]/[.C76]" office:value-type="float" office:value="25190.4761904762">
            <text:p>25190.4761904762</text:p>
          </table:table-cell>
          <table:table-cell table:number-columns-repeated="1020"/>
        </table:table-row>
        <table:table-row table:style-name="ro1">
          <table:table-cell office:value-type="string">
            <text:p>NTWK</text:p>
          </table:table-cell>
          <table:table-cell office:value-type="float" office:value="22090000">
            <text:p>22090000</text:p>
          </table:table-cell>
          <table:table-cell office:value-type="float" office:value="872">
            <text:p>872</text:p>
          </table:table-cell>
          <table:table-cell table:formula="of:=[.B77]/[.C77]" office:value-type="float" office:value="25332.5688073394">
            <text:p>25332.5688073394</text:p>
          </table:table-cell>
          <table:table-cell table:number-columns-repeated="1020"/>
        </table:table-row>
        <table:table-row table:style-name="ro1">
          <table:table-cell office:value-type="string">
            <text:p>SANM</text:p>
          </table:table-cell>
          <table:table-cell office:value-type="float" office:value="940310000">
            <text:p>940310000</text:p>
          </table:table-cell>
          <table:table-cell office:value-type="float" office:value="36770">
            <text:p>36770</text:p>
          </table:table-cell>
          <table:table-cell table:formula="of:=[.B78]/[.C78]" office:value-type="float" office:value="25572.7495240685">
            <text:p>25572.7495240685</text:p>
          </table:table-cell>
          <table:table-cell table:number-columns-repeated="1020"/>
        </table:table-row>
        <table:table-row table:style-name="ro1">
          <table:table-cell office:value-type="string">
            <text:p>CLNT</text:p>
          </table:table-cell>
          <table:table-cell office:value-type="float" office:value="5660000">
            <text:p>5660000</text:p>
          </table:table-cell>
          <table:table-cell office:value-type="float" office:value="220">
            <text:p>220</text:p>
          </table:table-cell>
          <table:table-cell table:formula="of:=[.B79]/[.C79]" office:value-type="float" office:value="25727.2727272727">
            <text:p>25727.2727272727</text:p>
          </table:table-cell>
          <table:table-cell table:number-columns-repeated="1020"/>
        </table:table-row>
        <table:table-row table:style-name="ro1">
          <table:table-cell office:value-type="string">
            <text:p>WINN</text:p>
          </table:table-cell>
          <table:table-cell office:value-type="float" office:value="536150000">
            <text:p>536150000</text:p>
          </table:table-cell>
          <table:table-cell office:value-type="float" office:value="20680">
            <text:p>20680</text:p>
          </table:table-cell>
          <table:table-cell table:formula="of:=[.B80]/[.C80]" office:value-type="float" office:value="25926.0154738878">
            <text:p>25926.0154738878</text:p>
          </table:table-cell>
          <table:table-cell table:number-columns-repeated="1020"/>
        </table:table-row>
        <table:table-row table:style-name="ro1">
          <table:table-cell office:value-type="string">
            <text:p>RJET</text:p>
          </table:table-cell>
          <table:table-cell office:value-type="float" office:value="256970000">
            <text:p>256970000</text:p>
          </table:table-cell>
          <table:table-cell office:value-type="float" office:value="9850">
            <text:p>9850</text:p>
          </table:table-cell>
          <table:table-cell table:formula="of:=[.B81]/[.C81]" office:value-type="float" office:value="26088.3248730964">
            <text:p>26088.3248730964</text:p>
          </table:table-cell>
          <table:table-cell table:number-columns-repeated="1020"/>
        </table:table-row>
        <table:table-row table:style-name="ro1">
          <table:table-cell office:value-type="string">
            <text:p>USCR</text:p>
          </table:table-cell>
          <table:table-cell office:value-type="float" office:value="52750000">
            <text:p>52750000</text:p>
          </table:table-cell>
          <table:table-cell office:value-type="float" office:value="1983">
            <text:p>1983</text:p>
          </table:table-cell>
          <table:table-cell table:formula="of:=[.B82]/[.C82]" office:value-type="float" office:value="26601.1094301563">
            <text:p>26601.1094301563</text:p>
          </table:table-cell>
          <table:table-cell table:number-columns-repeated="1020"/>
        </table:table-row>
        <table:table-row table:style-name="ro1">
          <table:table-cell office:value-type="string">
            <text:p>VIAS</text:p>
          </table:table-cell>
          <table:table-cell office:value-type="float" office:value="375900000">
            <text:p>375900000</text:p>
          </table:table-cell>
          <table:table-cell office:value-type="float" office:value="14099">
            <text:p>14099</text:p>
          </table:table-cell>
          <table:table-cell table:formula="of:=[.B83]/[.C83]" office:value-type="float" office:value="26661.4653521526">
            <text:p>26661.4653521526</text:p>
          </table:table-cell>
          <table:table-cell table:number-columns-repeated="1020"/>
        </table:table-row>
        <table:table-row table:style-name="ro1">
          <table:table-cell office:value-type="string">
            <text:p>MALL</text:p>
          </table:table-cell>
          <table:table-cell office:value-type="float" office:value="68860000">
            <text:p>68860000</text:p>
          </table:table-cell>
          <table:table-cell office:value-type="float" office:value="2562">
            <text:p>2562</text:p>
          </table:table-cell>
          <table:table-cell table:formula="of:=[.B84]/[.C84]" office:value-type="float" office:value="26877.4395003903">
            <text:p>26877.4395003903</text:p>
          </table:table-cell>
          <table:table-cell table:number-columns-repeated="1020"/>
        </table:table-row>
        <table:table-row table:style-name="ro1">
          <table:table-cell office:value-type="string">
            <text:p>JASO</text:p>
          </table:table-cell>
          <table:table-cell office:value-type="float" office:value="294730000">
            <text:p>294730000</text:p>
          </table:table-cell>
          <table:table-cell office:value-type="float" office:value="10725">
            <text:p>10725</text:p>
          </table:table-cell>
          <table:table-cell table:formula="of:=[.B85]/[.C85]" office:value-type="float" office:value="27480.6526806527">
            <text:p>27480.6526806527</text:p>
          </table:table-cell>
          <table:table-cell table:number-columns-repeated="1020"/>
        </table:table-row>
        <table:table-row table:style-name="ro1">
          <table:table-cell office:value-type="string">
            <text:p>BEST</text:p>
          </table:table-cell>
          <table:table-cell office:value-type="float" office:value="14050000">
            <text:p>14050000</text:p>
          </table:table-cell>
          <table:table-cell office:value-type="float" office:value="510">
            <text:p>510</text:p>
          </table:table-cell>
          <table:table-cell table:formula="of:=[.B86]/[.C86]" office:value-type="float" office:value="27549.0196078431">
            <text:p>27549.0196078431</text:p>
          </table:table-cell>
          <table:table-cell table:number-columns-repeated="1020"/>
        </table:table-row>
        <table:table-row table:style-name="ro1">
          <table:table-cell office:value-type="string">
            <text:p>KONE</text:p>
          </table:table-cell>
          <table:table-cell office:value-type="float" office:value="6040000">
            <text:p>6040000</text:p>
          </table:table-cell>
          <table:table-cell office:value-type="float" office:value="218">
            <text:p>218</text:p>
          </table:table-cell>
          <table:table-cell table:formula="of:=[.B87]/[.C87]" office:value-type="float" office:value="27706.4220183486">
            <text:p>27706.4220183486</text:p>
          </table:table-cell>
          <table:table-cell table:number-columns-repeated="1020"/>
        </table:table-row>
        <table:table-row table:style-name="ro1">
          <table:table-cell office:value-type="string">
            <text:p>MEAD</text:p>
          </table:table-cell>
          <table:table-cell office:value-type="float" office:value="4310000">
            <text:p>4310000</text:p>
          </table:table-cell>
          <table:table-cell office:value-type="float" office:value="155">
            <text:p>155</text:p>
          </table:table-cell>
          <table:table-cell table:formula="of:=[.B88]/[.C88]" office:value-type="float" office:value="27806.4516129032">
            <text:p>27806.4516129032</text:p>
          </table:table-cell>
          <table:table-cell table:number-columns-repeated="1020"/>
        </table:table-row>
        <table:table-row table:style-name="ro1">
          <table:table-cell office:value-type="string">
            <text:p>BNHN</text:p>
          </table:table-cell>
          <table:table-cell office:value-type="float" office:value="187120000">
            <text:p>187120000</text:p>
          </table:table-cell>
          <table:table-cell office:value-type="float" office:value="6700">
            <text:p>6700</text:p>
          </table:table-cell>
          <table:table-cell table:formula="of:=[.B89]/[.C89]" office:value-type="float" office:value="27928.3582089552">
            <text:p>27928.3582089552</text:p>
          </table:table-cell>
          <table:table-cell table:number-columns-repeated="1020"/>
        </table:table-row>
        <table:table-row table:style-name="ro1">
          <table:table-cell office:value-type="string">
            <text:p>APWC</text:p>
          </table:table-cell>
          <table:table-cell office:value-type="float" office:value="47710000">
            <text:p>47710000</text:p>
          </table:table-cell>
          <table:table-cell office:value-type="float" office:value="1704">
            <text:p>1704</text:p>
          </table:table-cell>
          <table:table-cell table:formula="of:=[.B90]/[.C90]" office:value-type="float" office:value="27998.8262910798">
            <text:p>27998.8262910798</text:p>
          </table:table-cell>
          <table:table-cell table:number-columns-repeated="1020"/>
        </table:table-row>
        <table:table-row table:style-name="ro1">
          <table:table-cell office:value-type="string">
            <text:p>JADE</text:p>
          </table:table-cell>
          <table:table-cell office:value-type="float" office:value="72910000">
            <text:p>72910000</text:p>
          </table:table-cell>
          <table:table-cell office:value-type="float" office:value="2600">
            <text:p>2600</text:p>
          </table:table-cell>
          <table:table-cell table:formula="of:=[.B91]/[.C91]" office:value-type="float" office:value="28042.3076923077">
            <text:p>28042.3076923077</text:p>
          </table:table-cell>
          <table:table-cell table:number-columns-repeated="1020"/>
        </table:table-row>
        <table:table-row table:style-name="ro1">
          <table:table-cell office:value-type="string">
            <text:p>FLEX</text:p>
          </table:table-cell>
          <table:table-cell office:value-type="float" office:value="5000000000">
            <text:p>5000000000</text:p>
          </table:table-cell>
          <table:table-cell office:value-type="float" office:value="176000">
            <text:p>176000</text:p>
          </table:table-cell>
          <table:table-cell table:formula="of:=[.B92]/[.C92]" office:value-type="float" office:value="28409.0909090909">
            <text:p>28409.0909090909</text:p>
          </table:table-cell>
          <table:table-cell table:number-columns-repeated="1020"/>
        </table:table-row>
        <table:table-row table:style-name="ro1">
          <table:table-cell office:value-type="string">
            <text:p>LAKE</text:p>
          </table:table-cell>
          <table:table-cell office:value-type="float" office:value="52300000">
            <text:p>52300000</text:p>
          </table:table-cell>
          <table:table-cell office:value-type="float" office:value="1840">
            <text:p>1840</text:p>
          </table:table-cell>
          <table:table-cell table:formula="of:=[.B93]/[.C93]" office:value-type="float" office:value="28423.9130434783">
            <text:p>28423.9130434783</text:p>
          </table:table-cell>
          <table:table-cell table:number-columns-repeated="1020"/>
        </table:table-row>
        <table:table-row table:style-name="ro1">
          <table:table-cell office:value-type="string">
            <text:p>ELTK</text:p>
          </table:table-cell>
          <table:table-cell office:value-type="float" office:value="10110000">
            <text:p>10110000</text:p>
          </table:table-cell>
          <table:table-cell office:value-type="float" office:value="353">
            <text:p>353</text:p>
          </table:table-cell>
          <table:table-cell table:formula="of:=[.B94]/[.C94]" office:value-type="float" office:value="28640.2266288952">
            <text:p>28640.2266288952</text:p>
          </table:table-cell>
          <table:table-cell table:number-columns-repeated="1020"/>
        </table:table-row>
        <table:table-row table:style-name="ro1">
          <table:table-cell office:value-type="string">
            <text:p>ISLE</text:p>
          </table:table-cell>
          <table:table-cell office:value-type="float" office:value="248320000">
            <text:p>248320000</text:p>
          </table:table-cell>
          <table:table-cell office:value-type="float" office:value="8600">
            <text:p>8600</text:p>
          </table:table-cell>
          <table:table-cell table:formula="of:=[.B95]/[.C95]" office:value-type="float" office:value="28874.4186046512">
            <text:p>28874.4186046512</text:p>
          </table:table-cell>
          <table:table-cell table:number-columns-repeated="1020"/>
        </table:table-row>
        <table:table-row table:style-name="ro1">
          <table:table-cell office:value-type="string">
            <text:p>PEDH</text:p>
          </table:table-cell>
          <table:table-cell office:value-type="float" office:value="2680000">
            <text:p>2680000</text:p>
          </table:table-cell>
          <table:table-cell office:value-type="float" office:value="91">
            <text:p>91</text:p>
          </table:table-cell>
          <table:table-cell table:formula="of:=[.B96]/[.C96]" office:value-type="float" office:value="29450.5494505494">
            <text:p>29450.5494505494</text:p>
          </table:table-cell>
          <table:table-cell table:number-columns-repeated="1020"/>
        </table:table-row>
        <table:table-row table:style-name="ro1">
          <table:table-cell office:value-type="string">
            <text:p>DIAL</text:p>
          </table:table-cell>
          <table:table-cell office:value-type="float" office:value="12210000">
            <text:p>12210000</text:p>
          </table:table-cell>
          <table:table-cell office:value-type="float" office:value="414">
            <text:p>414</text:p>
          </table:table-cell>
          <table:table-cell table:formula="of:=[.B97]/[.C97]" office:value-type="float" office:value="29492.7536231884">
            <text:p>29492.7536231884</text:p>
          </table:table-cell>
          <table:table-cell table:number-columns-repeated="1020"/>
        </table:table-row>
        <table:table-row table:style-name="ro1">
          <table:table-cell office:value-type="string">
            <text:p>PSOF</text:p>
          </table:table-cell>
          <table:table-cell office:value-type="float" office:value="18320000">
            <text:p>18320000</text:p>
          </table:table-cell>
          <table:table-cell office:value-type="float" office:value="614">
            <text:p>614</text:p>
          </table:table-cell>
          <table:table-cell table:formula="of:=[.B98]/[.C98]" office:value-type="float" office:value="29837.1335504886">
            <text:p>29837.1335504886</text:p>
          </table:table-cell>
          <table:table-cell table:number-columns-repeated="1020"/>
        </table:table-row>
        <table:table-row table:style-name="ro1">
          <table:table-cell office:value-type="string">
            <text:p>STRT</text:p>
          </table:table-cell>
          <table:table-cell office:value-type="float" office:value="76710000">
            <text:p>76710000</text:p>
          </table:table-cell>
          <table:table-cell office:value-type="float" office:value="2556">
            <text:p>2556</text:p>
          </table:table-cell>
          <table:table-cell table:formula="of:=[.B99]/[.C99]" office:value-type="float" office:value="30011.7370892019">
            <text:p>30011.7370892019</text:p>
          </table:table-cell>
          <table:table-cell table:number-columns-repeated="1020"/>
        </table:table-row>
        <table:table-row table:style-name="ro1">
          <table:table-cell office:value-type="string">
            <text:p>GPRC</text:p>
          </table:table-cell>
          <table:table-cell office:value-type="float" office:value="16399999">
            <text:p>16399999</text:p>
          </table:table-cell>
          <table:table-cell office:value-type="float" office:value="545">
            <text:p>545</text:p>
          </table:table-cell>
          <table:table-cell table:formula="of:=[.B100]/[.C100]" office:value-type="float" office:value="30091.7412844037">
            <text:p>30091.7412844037</text:p>
          </table:table-cell>
          <table:table-cell table:number-columns-repeated="1020"/>
        </table:table-row>
        <table:table-row table:style-name="ro1">
          <table:table-cell office:value-type="string">
            <text:p>ENG</text:p>
          </table:table-cell>
          <table:table-cell office:value-type="float" office:value="61230000">
            <text:p>61230000</text:p>
          </table:table-cell>
          <table:table-cell office:value-type="float" office:value="2030">
            <text:p>2030</text:p>
          </table:table-cell>
          <table:table-cell table:formula="of:=[.B101]/[.C101]" office:value-type="float" office:value="30162.5615763547">
            <text:p>30162.5615763547</text:p>
          </table:table-cell>
          <table:table-cell table:number-columns-repeated="1020"/>
        </table:table-row>
        <table:table-row table:style-name="ro1">
          <table:table-cell office:value-type="string">
            <text:p>WEN</text:p>
          </table:table-cell>
          <table:table-cell office:value-type="float" office:value="1940000000">
            <text:p>1940000000</text:p>
          </table:table-cell>
          <table:table-cell office:value-type="float" office:value="64100">
            <text:p>64100</text:p>
          </table:table-cell>
          <table:table-cell table:formula="of:=[.B102]/[.C102]" office:value-type="float" office:value="30265.2106084243">
            <text:p>30265.2106084243</text:p>
          </table:table-cell>
          <table:table-cell table:number-columns-repeated="1020"/>
        </table:table-row>
        <table:table-row table:style-name="ro1">
          <table:table-cell office:value-type="string">
            <text:p>VBFC</text:p>
          </table:table-cell>
          <table:table-cell office:value-type="float" office:value="6070000">
            <text:p>6070000</text:p>
          </table:table-cell>
          <table:table-cell office:value-type="float" office:value="198">
            <text:p>198</text:p>
          </table:table-cell>
          <table:table-cell table:formula="of:=[.B103]/[.C103]" office:value-type="float" office:value="30656.5656565657">
            <text:p>30656.5656565657</text:p>
          </table:table-cell>
          <table:table-cell table:number-columns-repeated="1020"/>
        </table:table-row>
        <table:table-row table:style-name="ro1">
          <table:table-cell office:value-type="string">
            <text:p>EMMS</text:p>
          </table:table-cell>
          <table:table-cell office:value-type="float" office:value="26770000">
            <text:p>26770000</text:p>
          </table:table-cell>
          <table:table-cell office:value-type="float" office:value="870">
            <text:p>870</text:p>
          </table:table-cell>
          <table:table-cell table:formula="of:=[.B104]/[.C104]" office:value-type="float" office:value="30770.1149425287">
            <text:p>30770.1149425287</text:p>
          </table:table-cell>
          <table:table-cell table:number-columns-repeated="1020"/>
        </table:table-row>
        <table:table-row table:style-name="ro1">
          <table:table-cell office:value-type="string">
            <text:p>SCHS</text:p>
          </table:table-cell>
          <table:table-cell office:value-type="float" office:value="60040000">
            <text:p>60040000</text:p>
          </table:table-cell>
          <table:table-cell office:value-type="float" office:value="1919">
            <text:p>1919</text:p>
          </table:table-cell>
          <table:table-cell table:formula="of:=[.B105]/[.C105]" office:value-type="float" office:value="31287.1287128713">
            <text:p>31287.1287128713</text:p>
          </table:table-cell>
          <table:table-cell table:number-columns-repeated="1020"/>
        </table:table-row>
        <table:table-row table:style-name="ro1">
          <table:table-cell office:value-type="string">
            <text:p>STRC</text:p>
          </table:table-cell>
          <table:table-cell office:value-type="float" office:value="26340000">
            <text:p>26340000</text:p>
          </table:table-cell>
          <table:table-cell office:value-type="float" office:value="839">
            <text:p>839</text:p>
          </table:table-cell>
          <table:table-cell table:formula="of:=[.B106]/[.C106]" office:value-type="float" office:value="31394.5172824791">
            <text:p>31394.5172824791</text:p>
          </table:table-cell>
          <table:table-cell table:number-columns-repeated="1020"/>
        </table:table-row>
        <table:table-row table:style-name="ro1">
          <table:table-cell office:value-type="string">
            <text:p>CJJD</text:p>
          </table:table-cell>
          <table:table-cell office:value-type="float" office:value="16910000">
            <text:p>16910000</text:p>
          </table:table-cell>
          <table:table-cell office:value-type="float" office:value="533">
            <text:p>533</text:p>
          </table:table-cell>
          <table:table-cell table:formula="of:=[.B107]/[.C107]" office:value-type="float" office:value="31726.0787992495">
            <text:p>31726.0787992495</text:p>
          </table:table-cell>
          <table:table-cell table:number-columns-repeated="1020"/>
        </table:table-row>
        <table:table-row table:style-name="ro1">
          <table:table-cell office:value-type="string">
            <text:p>SAIA</text:p>
          </table:table-cell>
          <table:table-cell office:value-type="float" office:value="251030000">
            <text:p>251030000</text:p>
          </table:table-cell>
          <table:table-cell office:value-type="float" office:value="7900">
            <text:p>7900</text:p>
          </table:table-cell>
          <table:table-cell table:formula="of:=[.B108]/[.C108]" office:value-type="float" office:value="31775.9493670886">
            <text:p>31775.9493670886</text:p>
          </table:table-cell>
          <table:table-cell table:number-columns-repeated="1020"/>
        </table:table-row>
        <table:table-row table:style-name="ro1">
          <table:table-cell office:value-type="string">
            <text:p>BASI</text:p>
          </table:table-cell>
          <table:table-cell office:value-type="float" office:value="8020000">
            <text:p>8020000</text:p>
          </table:table-cell>
          <table:table-cell office:value-type="float" office:value="251">
            <text:p>251</text:p>
          </table:table-cell>
          <table:table-cell table:formula="of:=[.B109]/[.C109]" office:value-type="float" office:value="31952.1912350598">
            <text:p>31952.1912350598</text:p>
          </table:table-cell>
          <table:table-cell table:number-columns-repeated="1020"/>
        </table:table-row>
        <table:table-row table:style-name="ro1">
          <table:table-cell office:value-type="string">
            <text:p>COCO</text:p>
          </table:table-cell>
          <table:table-cell office:value-type="float" office:value="359950000">
            <text:p>359950000</text:p>
          </table:table-cell>
          <table:table-cell office:value-type="float" office:value="11150">
            <text:p>11150</text:p>
          </table:table-cell>
          <table:table-cell table:formula="of:=[.B110]/[.C110]" office:value-type="float" office:value="32282.5112107623">
            <text:p>32282.5112107623</text:p>
          </table:table-cell>
          <table:table-cell table:number-columns-repeated="1020"/>
        </table:table-row>
        <table:table-row table:style-name="ro1">
          <table:table-cell office:value-type="string">
            <text:p>RDNT</text:p>
          </table:table-cell>
          <table:table-cell office:value-type="float" office:value="108910000">
            <text:p>108910000</text:p>
          </table:table-cell>
          <table:table-cell office:value-type="float" office:value="3320">
            <text:p>3320</text:p>
          </table:table-cell>
          <table:table-cell table:formula="of:=[.B111]/[.C111]" office:value-type="float" office:value="32804.2168674699">
            <text:p>32804.2168674699</text:p>
          </table:table-cell>
          <table:table-cell table:number-columns-repeated="1020"/>
        </table:table-row>
        <table:table-row table:style-name="ro1">
          <table:table-cell office:value-type="string">
            <text:p>PFSW</text:p>
          </table:table-cell>
          <table:table-cell office:value-type="float" office:value="36250000">
            <text:p>36250000</text:p>
          </table:table-cell>
          <table:table-cell office:value-type="float" office:value="1100">
            <text:p>1100</text:p>
          </table:table-cell>
          <table:table-cell table:formula="of:=[.B112]/[.C112]" office:value-type="float" office:value="32954.5454545455">
            <text:p>32954.5454545455</text:p>
          </table:table-cell>
          <table:table-cell table:number-columns-repeated="1020"/>
        </table:table-row>
        <table:table-row table:style-name="ro1">
          <table:table-cell office:value-type="string">
            <text:p>TSTC</text:p>
          </table:table-cell>
          <table:table-cell office:value-type="float" office:value="48840000">
            <text:p>48840000</text:p>
          </table:table-cell>
          <table:table-cell office:value-type="float" office:value="1400">
            <text:p>1400</text:p>
          </table:table-cell>
          <table:table-cell table:formula="of:=[.B113]/[.C113]" office:value-type="float" office:value="34885.7142857143">
            <text:p>34885.7142857143</text:p>
          </table:table-cell>
          <table:table-cell table:number-columns-repeated="1020"/>
        </table:table-row>
        <table:table-row table:style-name="ro1">
          <table:table-cell office:value-type="string">
            <text:p>KEQU</text:p>
          </table:table-cell>
          <table:table-cell office:value-type="float" office:value="20920000">
            <text:p>20920000</text:p>
          </table:table-cell>
          <table:table-cell office:value-type="float" office:value="598">
            <text:p>598</text:p>
          </table:table-cell>
          <table:table-cell table:formula="of:=[.B114]/[.C114]" office:value-type="float" office:value="34983.2775919732">
            <text:p>34983.2775919732</text:p>
          </table:table-cell>
          <table:table-cell table:number-columns-repeated="1020"/>
        </table:table-row>
        <table:table-row table:style-name="ro1">
          <table:table-cell office:value-type="string">
            <text:p>MHGC</text:p>
          </table:table-cell>
          <table:table-cell office:value-type="float" office:value="161030000">
            <text:p>161030000</text:p>
          </table:table-cell>
          <table:table-cell office:value-type="float" office:value="4600">
            <text:p>4600</text:p>
          </table:table-cell>
          <table:table-cell table:formula="of:=[.B115]/[.C115]" office:value-type="float" office:value="35006.5217391304">
            <text:p>35006.5217391304</text:p>
          </table:table-cell>
          <table:table-cell table:number-columns-repeated="1020"/>
        </table:table-row>
        <table:table-row table:style-name="ro1">
          <table:table-cell office:value-type="string">
            <text:p>OSBC</text:p>
          </table:table-cell>
          <table:table-cell office:value-type="float" office:value="17260000">
            <text:p>17260000</text:p>
          </table:table-cell>
          <table:table-cell office:value-type="float" office:value="492">
            <text:p>492</text:p>
          </table:table-cell>
          <table:table-cell table:formula="of:=[.B116]/[.C116]" office:value-type="float" office:value="35081.3008130081">
            <text:p>35081.3008130081</text:p>
          </table:table-cell>
          <table:table-cell table:number-columns-repeated="1020"/>
        </table:table-row>
        <table:table-row table:style-name="ro1">
          <table:table-cell office:value-type="string">
            <text:p>KBALB</text:p>
          </table:table-cell>
          <table:table-cell office:value-type="float" office:value="225480000">
            <text:p>225480000</text:p>
          </table:table-cell>
          <table:table-cell office:value-type="float" office:value="6362">
            <text:p>6362</text:p>
          </table:table-cell>
          <table:table-cell table:formula="of:=[.B117]/[.C117]" office:value-type="float" office:value="35441.6850047155">
            <text:p>35441.6850047155</text:p>
          </table:table-cell>
          <table:table-cell table:number-columns-repeated="1020"/>
        </table:table-row>
        <table:table-row table:style-name="ro1">
          <table:table-cell office:value-type="string">
            <text:p>CLWT</text:p>
          </table:table-cell>
          <table:table-cell office:value-type="float" office:value="6720000">
            <text:p>6720000</text:p>
          </table:table-cell>
          <table:table-cell office:value-type="float" office:value="188">
            <text:p>188</text:p>
          </table:table-cell>
          <table:table-cell table:formula="of:=[.B118]/[.C118]" office:value-type="float" office:value="35744.6808510638">
            <text:p>35744.6808510638</text:p>
          </table:table-cell>
          <table:table-cell table:number-columns-repeated="1020"/>
        </table:table-row>
        <table:table-row table:style-name="ro1">
          <table:table-cell office:value-type="string">
            <text:p>DRI</text:p>
          </table:table-cell>
          <table:table-cell office:value-type="float" office:value="6390000000">
            <text:p>6390000000</text:p>
          </table:table-cell>
          <table:table-cell office:value-type="float" office:value="178500">
            <text:p>178500</text:p>
          </table:table-cell>
          <table:table-cell table:formula="of:=[.B119]/[.C119]" office:value-type="float" office:value="35798.3193277311">
            <text:p>35798.3193277311</text:p>
          </table:table-cell>
          <table:table-cell table:number-columns-repeated="1020"/>
        </table:table-row>
        <table:table-row table:style-name="ro1">
          <table:table-cell office:value-type="string">
            <text:p>JRJC</text:p>
          </table:table-cell>
          <table:table-cell office:value-type="float" office:value="57530000">
            <text:p>57530000</text:p>
          </table:table-cell>
          <table:table-cell office:value-type="float" office:value="1600">
            <text:p>1600</text:p>
          </table:table-cell>
          <table:table-cell table:formula="of:=[.B120]/[.C120]" office:value-type="float" office:value="35956.25">
            <text:p>35956.25</text:p>
          </table:table-cell>
          <table:table-cell table:number-columns-repeated="1020"/>
        </table:table-row>
        <table:table-row table:style-name="ro1">
          <table:table-cell office:value-type="string">
            <text:p>VIRC</text:p>
          </table:table-cell>
          <table:table-cell office:value-type="float" office:value="30580000">
            <text:p>30580000</text:p>
          </table:table-cell>
          <table:table-cell office:value-type="float" office:value="830">
            <text:p>830</text:p>
          </table:table-cell>
          <table:table-cell table:formula="of:=[.B121]/[.C121]" office:value-type="float" office:value="36843.3734939759">
            <text:p>36843.3734939759</text:p>
          </table:table-cell>
          <table:table-cell table:number-columns-repeated="1020"/>
        </table:table-row>
        <table:table-row table:style-name="ro1">
          <table:table-cell office:value-type="string">
            <text:p>BAGL</text:p>
          </table:table-cell>
          <table:table-cell office:value-type="float" office:value="251390000">
            <text:p>251390000</text:p>
          </table:table-cell>
          <table:table-cell office:value-type="float" office:value="6796">
            <text:p>6796</text:p>
          </table:table-cell>
          <table:table-cell table:formula="of:=[.B122]/[.C122]" office:value-type="float" office:value="36990.8769864626">
            <text:p>36990.8769864626</text:p>
          </table:table-cell>
          <table:table-cell table:number-columns-repeated="1020"/>
        </table:table-row>
        <table:table-row table:style-name="ro1">
          <table:table-cell office:value-type="string">
            <text:p>THTI</text:p>
          </table:table-cell>
          <table:table-cell office:value-type="float" office:value="25570000">
            <text:p>25570000</text:p>
          </table:table-cell>
          <table:table-cell office:value-type="float" office:value="686">
            <text:p>686</text:p>
          </table:table-cell>
          <table:table-cell table:formula="of:=[.B123]/[.C123]" office:value-type="float" office:value="37274.0524781341">
            <text:p>37274.0524781341</text:p>
          </table:table-cell>
          <table:table-cell table:number-columns-repeated="1020"/>
        </table:table-row>
        <table:table-row table:style-name="ro1">
          <table:table-cell office:value-type="string">
            <text:p>FDML</text:p>
          </table:table-cell>
          <table:table-cell office:value-type="float" office:value="1700000000">
            <text:p>1700000000</text:p>
          </table:table-cell>
          <table:table-cell office:value-type="float" office:value="45000">
            <text:p>45000</text:p>
          </table:table-cell>
          <table:table-cell table:formula="of:=[.B124]/[.C124]" office:value-type="float" office:value="37777.7777777778">
            <text:p>37777.7777777778</text:p>
          </table:table-cell>
          <table:table-cell table:number-columns-repeated="1020"/>
        </table:table-row>
        <table:table-row table:style-name="ro1">
          <table:table-cell office:value-type="string">
            <text:p>CCCL</text:p>
          </table:table-cell>
          <table:table-cell office:value-type="float" office:value="64620000">
            <text:p>64620000</text:p>
          </table:table-cell>
          <table:table-cell office:value-type="float" office:value="1703">
            <text:p>1703</text:p>
          </table:table-cell>
          <table:table-cell table:formula="of:=[.B125]/[.C125]" office:value-type="float" office:value="37944.8032883147">
            <text:p>37944.8032883147</text:p>
          </table:table-cell>
          <table:table-cell table:number-columns-repeated="1020"/>
        </table:table-row>
        <table:table-row table:style-name="ro1">
          <table:table-cell office:value-type="string">
            <text:p>CTIB</text:p>
          </table:table-cell>
          <table:table-cell office:value-type="float" office:value="14060000">
            <text:p>14060000</text:p>
          </table:table-cell>
          <table:table-cell office:value-type="float" office:value="370">
            <text:p>370</text:p>
          </table:table-cell>
          <table:table-cell table:formula="of:=[.B126]/[.C126]" office:value-type="float" office:value="38000">
            <text:p>38000</text:p>
          </table:table-cell>
          <table:table-cell table:number-columns-repeated="1020"/>
        </table:table-row>
        <table:table-row table:style-name="ro1">
          <table:table-cell office:value-type="string">
            <text:p>BYFC</text:p>
          </table:table-cell>
          <table:table-cell office:value-type="float" office:value="2720000">
            <text:p>2720000</text:p>
          </table:table-cell>
          <table:table-cell office:value-type="float" office:value="71">
            <text:p>71</text:p>
          </table:table-cell>
          <table:table-cell table:formula="of:=[.B127]/[.C127]" office:value-type="float" office:value="38309.8591549296">
            <text:p>38309.8591549296</text:p>
          </table:table-cell>
          <table:table-cell table:number-columns-repeated="1020"/>
        </table:table-row>
        <table:table-row table:style-name="ro1">
          <table:table-cell office:value-type="string">
            <text:p>FORTY</text:p>
          </table:table-cell>
          <table:table-cell office:value-type="float" office:value="204960000">
            <text:p>204960000</text:p>
          </table:table-cell>
          <table:table-cell office:value-type="float" office:value="5339">
            <text:p>5339</text:p>
          </table:table-cell>
          <table:table-cell table:formula="of:=[.B128]/[.C128]" office:value-type="float" office:value="38389.2114628208">
            <text:p>38389.2114628208</text:p>
          </table:table-cell>
          <table:table-cell table:number-columns-repeated="1020"/>
        </table:table-row>
        <table:table-row table:style-name="ro1">
          <table:table-cell office:value-type="string">
            <text:p>CHNG</text:p>
          </table:table-cell>
          <table:table-cell office:value-type="float" office:value="41410000">
            <text:p>41410000</text:p>
          </table:table-cell>
          <table:table-cell office:value-type="float" office:value="1078">
            <text:p>1078</text:p>
          </table:table-cell>
          <table:table-cell table:formula="of:=[.B129]/[.C129]" office:value-type="float" office:value="38413.7291280148">
            <text:p>38413.7291280148</text:p>
          </table:table-cell>
          <table:table-cell table:number-columns-repeated="1020"/>
        </table:table-row>
        <table:table-row table:style-name="ro1">
          <table:table-cell office:value-type="string">
            <text:p>NCIT</text:p>
          </table:table-cell>
          <table:table-cell office:value-type="float" office:value="100990000">
            <text:p>100990000</text:p>
          </table:table-cell>
          <table:table-cell office:value-type="float" office:value="2600">
            <text:p>2600</text:p>
          </table:table-cell>
          <table:table-cell table:formula="of:=[.B130]/[.C130]" office:value-type="float" office:value="38842.3076923077">
            <text:p>38842.3076923077</text:p>
          </table:table-cell>
          <table:table-cell table:number-columns-repeated="1020"/>
        </table:table-row>
        <table:table-row table:style-name="ro1">
          <table:table-cell office:value-type="string">
            <text:p>RCON</text:p>
          </table:table-cell>
          <table:table-cell office:value-type="float" office:value="3000000">
            <text:p>3000000</text:p>
          </table:table-cell>
          <table:table-cell office:value-type="float" office:value="77">
            <text:p>77</text:p>
          </table:table-cell>
          <table:table-cell table:formula="of:=[.B131]/[.C131]" office:value-type="float" office:value="38961.038961039">
            <text:p>38961.038961039</text:p>
          </table:table-cell>
          <table:table-cell table:number-columns-repeated="1020"/>
        </table:table-row>
        <table:table-row table:style-name="ro1">
          <table:table-cell office:value-type="string">
            <text:p>JACK</text:p>
          </table:table-cell>
          <table:table-cell office:value-type="float" office:value="1010000000">
            <text:p>1010000000</text:p>
          </table:table-cell>
          <table:table-cell office:value-type="float" office:value="25700">
            <text:p>25700</text:p>
          </table:table-cell>
          <table:table-cell table:formula="of:=[.B132]/[.C132]" office:value-type="float" office:value="39299.6108949416">
            <text:p>39299.6108949416</text:p>
          </table:table-cell>
          <table:table-cell table:number-columns-repeated="1020"/>
        </table:table-row>
        <table:table-row table:style-name="ro1">
          <table:table-cell office:value-type="string">
            <text:p>SONC</text:p>
          </table:table-cell>
          <table:table-cell office:value-type="float" office:value="488620000">
            <text:p>488620000</text:p>
          </table:table-cell>
          <table:table-cell office:value-type="float" office:value="12116">
            <text:p>12116</text:p>
          </table:table-cell>
          <table:table-cell table:formula="of:=[.B133]/[.C133]" office:value-type="float" office:value="40328.491251238">
            <text:p>40328.491251238</text:p>
          </table:table-cell>
          <table:table-cell table:number-columns-repeated="1020"/>
        </table:table-row>
        <table:table-row table:style-name="ro1">
          <table:table-cell office:value-type="string">
            <text:p>ARKR</text:p>
          </table:table-cell>
          <table:table-cell office:value-type="float" office:value="52200000">
            <text:p>52200000</text:p>
          </table:table-cell>
          <table:table-cell office:value-type="float" office:value="1293">
            <text:p>1293</text:p>
          </table:table-cell>
          <table:table-cell table:formula="of:=[.B134]/[.C134]" office:value-type="float" office:value="40371.2296983759">
            <text:p>40371.2296983759</text:p>
          </table:table-cell>
          <table:table-cell table:number-columns-repeated="1020"/>
        </table:table-row>
        <table:table-row table:style-name="ro1">
          <table:table-cell office:value-type="string">
            <text:p>HMNF</text:p>
          </table:table-cell>
          <table:table-cell office:value-type="float" office:value="8340000">
            <text:p>8340000</text:p>
          </table:table-cell>
          <table:table-cell office:value-type="float" office:value="205">
            <text:p>205</text:p>
          </table:table-cell>
          <table:table-cell table:formula="of:=[.B135]/[.C135]" office:value-type="float" office:value="40682.9268292683">
            <text:p>40682.9268292683</text:p>
          </table:table-cell>
          <table:table-cell table:number-columns-repeated="1020"/>
        </table:table-row>
        <table:table-row table:style-name="ro1">
          <table:table-cell office:value-type="string">
            <text:p>KR</text:p>
          </table:table-cell>
          <table:table-cell office:value-type="float" office:value="13840000000">
            <text:p>13840000000</text:p>
          </table:table-cell>
          <table:table-cell office:value-type="float" office:value="338000">
            <text:p>338000</text:p>
          </table:table-cell>
          <table:table-cell table:formula="of:=[.B136]/[.C136]" office:value-type="float" office:value="40946.7455621302">
            <text:p>40946.7455621302</text:p>
          </table:table-cell>
          <table:table-cell table:number-columns-repeated="1020"/>
        </table:table-row>
        <table:table-row table:style-name="ro1">
          <table:table-cell office:value-type="string">
            <text:p>BSPM</text:p>
          </table:table-cell>
          <table:table-cell office:value-type="float" office:value="21010000">
            <text:p>21010000</text:p>
          </table:table-cell>
          <table:table-cell office:value-type="float" office:value="502">
            <text:p>502</text:p>
          </table:table-cell>
          <table:table-cell table:formula="of:=[.B137]/[.C137]" office:value-type="float" office:value="41852.5896414343">
            <text:p>41852.5896414343</text:p>
          </table:table-cell>
          <table:table-cell table:number-columns-repeated="1020"/>
        </table:table-row>
        <table:table-row table:style-name="ro1">
          <table:table-cell office:value-type="string">
            <text:p>PTSX</text:p>
          </table:table-cell>
          <table:table-cell office:value-type="float" office:value="10510000">
            <text:p>10510000</text:p>
          </table:table-cell>
          <table:table-cell office:value-type="float" office:value="250">
            <text:p>250</text:p>
          </table:table-cell>
          <table:table-cell table:formula="of:=[.B138]/[.C138]" office:value-type="float" office:value="42040">
            <text:p>42040</text:p>
          </table:table-cell>
          <table:table-cell table:number-columns-repeated="1020"/>
        </table:table-row>
        <table:table-row table:style-name="ro1">
          <table:table-cell office:value-type="string">
            <text:p>CVVT</text:p>
          </table:table-cell>
          <table:table-cell office:value-type="float" office:value="84880000">
            <text:p>84880000</text:p>
          </table:table-cell>
          <table:table-cell office:value-type="float" office:value="2000">
            <text:p>2000</text:p>
          </table:table-cell>
          <table:table-cell table:formula="of:=[.B139]/[.C139]" office:value-type="float" office:value="42440">
            <text:p>42440</text:p>
          </table:table-cell>
          <table:table-cell table:number-columns-repeated="1020"/>
        </table:table-row>
        <table:table-row table:style-name="ro1">
          <table:table-cell office:value-type="string">
            <text:p>CWTR</text:p>
          </table:table-cell>
          <table:table-cell office:value-type="float" office:value="120380000">
            <text:p>120380000</text:p>
          </table:table-cell>
          <table:table-cell office:value-type="float" office:value="2832">
            <text:p>2832</text:p>
          </table:table-cell>
          <table:table-cell table:formula="of:=[.B140]/[.C140]" office:value-type="float" office:value="42507.0621468927">
            <text:p>42507.0621468927</text:p>
          </table:table-cell>
          <table:table-cell table:number-columns-repeated="1020"/>
        </table:table-row>
        <table:table-row table:style-name="ro1">
          <table:table-cell office:value-type="string">
            <text:p>TWMC</text:p>
          </table:table-cell>
          <table:table-cell office:value-type="float" office:value="77060000">
            <text:p>77060000</text:p>
          </table:table-cell>
          <table:table-cell office:value-type="float" office:value="1800">
            <text:p>1800</text:p>
          </table:table-cell>
          <table:table-cell table:formula="of:=[.B141]/[.C141]" office:value-type="float" office:value="42811.1111111111">
            <text:p>42811.1111111111</text:p>
          </table:table-cell>
          <table:table-cell table:number-columns-repeated="1020"/>
        </table:table-row>
        <table:table-row table:style-name="ro1">
          <table:table-cell office:value-type="string">
            <text:p>STAN</text:p>
          </table:table-cell>
          <table:table-cell office:value-type="float" office:value="292150000">
            <text:p>292150000</text:p>
          </table:table-cell>
          <table:table-cell office:value-type="float" office:value="6824">
            <text:p>6824</text:p>
          </table:table-cell>
          <table:table-cell table:formula="of:=[.B142]/[.C142]" office:value-type="float" office:value="42812.1336459555">
            <text:p>42812.1336459555</text:p>
          </table:table-cell>
          <table:table-cell table:number-columns-repeated="1020"/>
        </table:table-row>
        <table:table-row table:style-name="ro1">
          <table:table-cell office:value-type="string">
            <text:p>MNTG</text:p>
          </table:table-cell>
          <table:table-cell office:value-type="float" office:value="107510000">
            <text:p>107510000</text:p>
          </table:table-cell>
          <table:table-cell office:value-type="float" office:value="2500">
            <text:p>2500</text:p>
          </table:table-cell>
          <table:table-cell table:formula="of:=[.B143]/[.C143]" office:value-type="float" office:value="43004">
            <text:p>43004</text:p>
          </table:table-cell>
          <table:table-cell table:number-columns-repeated="1020"/>
        </table:table-row>
        <table:table-row table:style-name="ro1">
          <table:table-cell office:value-type="string">
            <text:p>TFCO</text:p>
          </table:table-cell>
          <table:table-cell office:value-type="float" office:value="12970000">
            <text:p>12970000</text:p>
          </table:table-cell>
          <table:table-cell office:value-type="float" office:value="301">
            <text:p>301</text:p>
          </table:table-cell>
          <table:table-cell table:formula="of:=[.B144]/[.C144]" office:value-type="float" office:value="43089.7009966777">
            <text:p>43089.7009966777</text:p>
          </table:table-cell>
          <table:table-cell table:number-columns-repeated="1020"/>
        </table:table-row>
        <table:table-row table:style-name="ro1">
          <table:table-cell office:value-type="string">
            <text:p>VSEC</text:p>
          </table:table-cell>
          <table:table-cell office:value-type="float" office:value="119670000">
            <text:p>119670000</text:p>
          </table:table-cell>
          <table:table-cell office:value-type="float" office:value="2746">
            <text:p>2746</text:p>
          </table:table-cell>
          <table:table-cell table:formula="of:=[.B145]/[.C145]" office:value-type="float" office:value="43579.7523670794">
            <text:p>43579.7523670794</text:p>
          </table:table-cell>
          <table:table-cell table:number-columns-repeated="1020"/>
        </table:table-row>
        <table:table-row table:style-name="ro1">
          <table:table-cell office:value-type="string">
            <text:p>ARTX</text:p>
          </table:table-cell>
          <table:table-cell office:value-type="float" office:value="18340000">
            <text:p>18340000</text:p>
          </table:table-cell>
          <table:table-cell office:value-type="float" office:value="418">
            <text:p>418</text:p>
          </table:table-cell>
          <table:table-cell table:formula="of:=[.B146]/[.C146]" office:value-type="float" office:value="43875.5980861244">
            <text:p>43875.5980861244</text:p>
          </table:table-cell>
          <table:table-cell table:number-columns-repeated="1020"/>
        </table:table-row>
        <table:table-row table:style-name="ro1">
          <table:table-cell office:value-type="string">
            <text:p>PERF</text:p>
          </table:table-cell>
          <table:table-cell office:value-type="float" office:value="87710000">
            <text:p>87710000</text:p>
          </table:table-cell>
          <table:table-cell office:value-type="float" office:value="1996">
            <text:p>1996</text:p>
          </table:table-cell>
          <table:table-cell table:formula="of:=[.B147]/[.C147]" office:value-type="float" office:value="43942.8857715431">
            <text:p>43942.8857715431</text:p>
          </table:table-cell>
          <table:table-cell table:number-columns-repeated="1020"/>
        </table:table-row>
        <table:table-row table:style-name="ro1">
          <table:table-cell office:value-type="string">
            <text:p>GT</text:p>
          </table:table-cell>
          <table:table-cell office:value-type="float" office:value="3210000000">
            <text:p>3210000000</text:p>
          </table:table-cell>
          <table:table-cell office:value-type="float" office:value="73000">
            <text:p>73000</text:p>
          </table:table-cell>
          <table:table-cell table:formula="of:=[.B148]/[.C148]" office:value-type="float" office:value="43972.602739726">
            <text:p>43972.602739726</text:p>
          </table:table-cell>
          <table:table-cell table:number-columns-repeated="1020"/>
        </table:table-row>
        <table:table-row table:style-name="ro1">
          <table:table-cell office:value-type="string">
            <text:p>PTRY</text:p>
          </table:table-cell>
          <table:table-cell office:value-type="float" office:value="279360000">
            <text:p>279360000</text:p>
          </table:table-cell>
          <table:table-cell office:value-type="float" office:value="6246">
            <text:p>6246</text:p>
          </table:table-cell>
          <table:table-cell table:formula="of:=[.B149]/[.C149]" office:value-type="float" office:value="44726.2247838617">
            <text:p>44726.2247838617</text:p>
          </table:table-cell>
          <table:table-cell table:number-columns-repeated="1020"/>
        </table:table-row>
        <table:table-row table:style-name="ro1">
          <table:table-cell office:value-type="string">
            <text:p>JBL</text:p>
          </table:table-cell>
          <table:table-cell office:value-type="float" office:value="5440000000">
            <text:p>5440000000</text:p>
          </table:table-cell>
          <table:table-cell office:value-type="float" office:value="121000">
            <text:p>121000</text:p>
          </table:table-cell>
          <table:table-cell table:formula="of:=[.B150]/[.C150]" office:value-type="float" office:value="44958.6776859504">
            <text:p>44958.6776859504</text:p>
          </table:table-cell>
          <table:table-cell table:number-columns-repeated="1020"/>
        </table:table-row>
        <table:table-row table:style-name="ro1">
          <table:table-cell office:value-type="string">
            <text:p>WLDN</text:p>
          </table:table-cell>
          <table:table-cell office:value-type="float" office:value="25820000">
            <text:p>25820000</text:p>
          </table:table-cell>
          <table:table-cell office:value-type="float" office:value="570">
            <text:p>570</text:p>
          </table:table-cell>
          <table:table-cell table:formula="of:=[.B151]/[.C151]" office:value-type="float" office:value="45298.2456140351">
            <text:p>45298.2456140351</text:p>
          </table:table-cell>
          <table:table-cell table:number-columns-repeated="1020"/>
        </table:table-row>
        <table:table-row table:style-name="ro1">
          <table:table-cell office:value-type="string">
            <text:p>EXLS</text:p>
          </table:table-cell>
          <table:table-cell office:value-type="float" office:value="859770000">
            <text:p>859770000</text:p>
          </table:table-cell>
          <table:table-cell office:value-type="float" office:value="18900">
            <text:p>18900</text:p>
          </table:table-cell>
          <table:table-cell table:formula="of:=[.B152]/[.C152]" office:value-type="float" office:value="45490.4761904762">
            <text:p>45490.4761904762</text:p>
          </table:table-cell>
          <table:table-cell table:number-columns-repeated="1020"/>
        </table:table-row>
        <table:table-row table:style-name="ro1">
          <table:table-cell office:value-type="string">
            <text:p>DXYN</text:p>
          </table:table-cell>
          <table:table-cell office:value-type="float" office:value="53020000">
            <text:p>53020000</text:p>
          </table:table-cell>
          <table:table-cell office:value-type="float" office:value="1150">
            <text:p>1150</text:p>
          </table:table-cell>
          <table:table-cell table:formula="of:=[.B153]/[.C153]" office:value-type="float" office:value="46104.347826087">
            <text:p>46104.347826087</text:p>
          </table:table-cell>
          <table:table-cell table:number-columns-repeated="1020"/>
        </table:table-row>
        <table:table-row table:style-name="ro1">
          <table:table-cell office:value-type="string">
            <text:p>TOPS</text:p>
          </table:table-cell>
          <table:table-cell office:value-type="float" office:value="7620000">
            <text:p>7620000</text:p>
          </table:table-cell>
          <table:table-cell office:value-type="float" office:value="164">
            <text:p>164</text:p>
          </table:table-cell>
          <table:table-cell table:formula="of:=[.B154]/[.C154]" office:value-type="float" office:value="46463.4146341463">
            <text:p>46463.4146341463</text:p>
          </table:table-cell>
          <table:table-cell table:number-columns-repeated="1020"/>
        </table:table-row>
        <table:table-row table:style-name="ro1">
          <table:table-cell office:value-type="string">
            <text:p>CPSS</text:p>
          </table:table-cell>
          <table:table-cell office:value-type="float" office:value="24400000">
            <text:p>24400000</text:p>
          </table:table-cell>
          <table:table-cell office:value-type="float" office:value="525">
            <text:p>525</text:p>
          </table:table-cell>
          <table:table-cell table:formula="of:=[.B155]/[.C155]" office:value-type="float" office:value="46476.1904761905">
            <text:p>46476.1904761905</text:p>
          </table:table-cell>
          <table:table-cell table:number-columns-repeated="1020"/>
        </table:table-row>
        <table:table-row table:style-name="ro1">
          <table:table-cell office:value-type="string">
            <text:p>OINK</text:p>
          </table:table-cell>
          <table:table-cell office:value-type="float" office:value="17230000">
            <text:p>17230000</text:p>
          </table:table-cell>
          <table:table-cell office:value-type="float" office:value="369">
            <text:p>369</text:p>
          </table:table-cell>
          <table:table-cell table:formula="of:=[.B156]/[.C156]" office:value-type="float" office:value="46693.7669376694">
            <text:p>46693.7669376694</text:p>
          </table:table-cell>
          <table:table-cell table:number-columns-repeated="1020"/>
        </table:table-row>
        <table:table-row table:style-name="ro1">
          <table:table-cell office:value-type="string">
            <text:p>PRST</text:p>
          </table:table-cell>
          <table:table-cell office:value-type="float" office:value="23550000">
            <text:p>23550000</text:p>
          </table:table-cell>
          <table:table-cell office:value-type="float" office:value="503">
            <text:p>503</text:p>
          </table:table-cell>
          <table:table-cell table:formula="of:=[.B157]/[.C157]" office:value-type="float" office:value="46819.0854870775">
            <text:p>46819.0854870775</text:p>
          </table:table-cell>
          <table:table-cell table:number-columns-repeated="1020"/>
        </table:table-row>
        <table:table-row table:style-name="ro1">
          <table:table-cell office:value-type="string">
            <text:p>PNSN</text:p>
          </table:table-cell>
          <table:table-cell office:value-type="float" office:value="38700000">
            <text:p>38700000</text:p>
          </table:table-cell>
          <table:table-cell office:value-type="float" office:value="823">
            <text:p>823</text:p>
          </table:table-cell>
          <table:table-cell table:formula="of:=[.B158]/[.C158]" office:value-type="float" office:value="47023.0862697448">
            <text:p>47023.0862697448</text:p>
          </table:table-cell>
          <table:table-cell table:number-columns-repeated="1020"/>
        </table:table-row>
        <table:table-row table:style-name="ro1">
          <table:table-cell office:value-type="string">
            <text:p>TSRI</text:p>
          </table:table-cell>
          <table:table-cell office:value-type="float" office:value="8650000">
            <text:p>8650000</text:p>
          </table:table-cell>
          <table:table-cell office:value-type="float" office:value="183">
            <text:p>183</text:p>
          </table:table-cell>
          <table:table-cell table:formula="of:=[.B159]/[.C159]" office:value-type="float" office:value="47267.7595628415">
            <text:p>47267.7595628415</text:p>
          </table:table-cell>
          <table:table-cell table:number-columns-repeated="1020"/>
        </table:table-row>
        <table:table-row table:style-name="ro1">
          <table:table-cell office:value-type="string">
            <text:p>BBY</text:p>
          </table:table-cell>
          <table:table-cell office:value-type="float" office:value="8520000000">
            <text:p>8520000000</text:p>
          </table:table-cell>
          <table:table-cell office:value-type="float" office:value="180000">
            <text:p>180000</text:p>
          </table:table-cell>
          <table:table-cell table:formula="of:=[.B160]/[.C160]" office:value-type="float" office:value="47333.3333333333">
            <text:p>47333.3333333333</text:p>
          </table:table-cell>
          <table:table-cell table:number-columns-repeated="1020"/>
        </table:table-row>
        <table:table-row table:style-name="ro1">
          <table:table-cell office:value-type="string">
            <text:p>RDIB</text:p>
          </table:table-cell>
          <table:table-cell office:value-type="float" office:value="97580000">
            <text:p>97580000</text:p>
          </table:table-cell>
          <table:table-cell office:value-type="float" office:value="2056">
            <text:p>2056</text:p>
          </table:table-cell>
          <table:table-cell table:formula="of:=[.B161]/[.C161]" office:value-type="float" office:value="47461.0894941634">
            <text:p>47461.0894941634</text:p>
          </table:table-cell>
          <table:table-cell table:number-columns-repeated="1020"/>
        </table:table-row>
        <table:table-row table:style-name="ro1">
          <table:table-cell office:value-type="string">
            <text:p>EDS</text:p>
          </table:table-cell>
          <table:table-cell office:value-type="float" office:value="122600000">
            <text:p>122600000</text:p>
          </table:table-cell>
          <table:table-cell office:value-type="float" office:value="2581">
            <text:p>2581</text:p>
          </table:table-cell>
          <table:table-cell table:formula="of:=[.B162]/[.C162]" office:value-type="float" office:value="47500.9686168152">
            <text:p>47500.9686168152</text:p>
          </table:table-cell>
          <table:table-cell table:number-columns-repeated="1020"/>
        </table:table-row>
        <table:table-row table:style-name="ro1">
          <table:table-cell office:value-type="string">
            <text:p>CAR</text:p>
          </table:table-cell>
          <table:table-cell office:value-type="float" office:value="1340000000">
            <text:p>1340000000</text:p>
          </table:table-cell>
          <table:table-cell office:value-type="float" office:value="28000">
            <text:p>28000</text:p>
          </table:table-cell>
          <table:table-cell table:formula="of:=[.B163]/[.C163]" office:value-type="float" office:value="47857.1428571429">
            <text:p>47857.1428571429</text:p>
          </table:table-cell>
          <table:table-cell table:number-columns-repeated="1020"/>
        </table:table-row>
        <table:table-row table:style-name="ro1">
          <table:table-cell office:value-type="string">
            <text:p>FSRV</text:p>
          </table:table-cell>
          <table:table-cell office:value-type="float" office:value="957480000">
            <text:p>957480000</text:p>
          </table:table-cell>
          <table:table-cell office:value-type="float" office:value="20000">
            <text:p>20000</text:p>
          </table:table-cell>
          <table:table-cell table:formula="of:=[.B164]/[.C164]" office:value-type="float" office:value="47874">
            <text:p>47874</text:p>
          </table:table-cell>
          <table:table-cell table:number-columns-repeated="1020"/>
        </table:table-row>
        <table:table-row table:style-name="ro1">
          <table:table-cell office:value-type="string">
            <text:p>IGTE</text:p>
          </table:table-cell>
          <table:table-cell office:value-type="float" office:value="1270000000">
            <text:p>1270000000</text:p>
          </table:table-cell>
          <table:table-cell office:value-type="float" office:value="26523">
            <text:p>26523</text:p>
          </table:table-cell>
          <table:table-cell table:formula="of:=[.B165]/[.C165]" office:value-type="float" office:value="47882.9694981714">
            <text:p>47882.9694981714</text:p>
          </table:table-cell>
          <table:table-cell table:number-columns-repeated="1020"/>
        </table:table-row>
        <table:table-row table:style-name="ro1">
          <table:table-cell office:value-type="string">
            <text:p>LINC</text:p>
          </table:table-cell>
          <table:table-cell office:value-type="float" office:value="176240000">
            <text:p>176240000</text:p>
          </table:table-cell>
          <table:table-cell office:value-type="float" office:value="3634">
            <text:p>3634</text:p>
          </table:table-cell>
          <table:table-cell table:formula="of:=[.B166]/[.C166]" office:value-type="float" office:value="48497.5233902036">
            <text:p>48497.5233902036</text:p>
          </table:table-cell>
          <table:table-cell table:number-columns-repeated="1020"/>
        </table:table-row>
        <table:table-row table:style-name="ro1">
          <table:table-cell office:value-type="string">
            <text:p>ESMC</text:p>
          </table:table-cell>
          <table:table-cell office:value-type="float" office:value="7680000">
            <text:p>7680000</text:p>
          </table:table-cell>
          <table:table-cell office:value-type="float" office:value="158">
            <text:p>158</text:p>
          </table:table-cell>
          <table:table-cell table:formula="of:=[.B167]/[.C167]" office:value-type="float" office:value="48607.5949367089">
            <text:p>48607.5949367089</text:p>
          </table:table-cell>
          <table:table-cell table:number-columns-repeated="1020"/>
        </table:table-row>
        <table:table-row table:style-name="ro1">
          <table:table-cell office:value-type="string">
            <text:p>LLEN</text:p>
          </table:table-cell>
          <table:table-cell office:value-type="float" office:value="78300000">
            <text:p>78300000</text:p>
          </table:table-cell>
          <table:table-cell office:value-type="float" office:value="1600">
            <text:p>1600</text:p>
          </table:table-cell>
          <table:table-cell table:formula="of:=[.B168]/[.C168]" office:value-type="float" office:value="48937.5">
            <text:p>48937.5</text:p>
          </table:table-cell>
          <table:table-cell table:number-columns-repeated="1020"/>
        </table:table-row>
        <table:table-row table:style-name="ro1">
          <table:table-cell office:value-type="string">
            <text:p>FFKY</text:p>
          </table:table-cell>
          <table:table-cell office:value-type="float" office:value="15430000">
            <text:p>15430000</text:p>
          </table:table-cell>
          <table:table-cell office:value-type="float" office:value="315">
            <text:p>315</text:p>
          </table:table-cell>
          <table:table-cell table:formula="of:=[.B169]/[.C169]" office:value-type="float" office:value="48984.126984127">
            <text:p>48984.126984127</text:p>
          </table:table-cell>
          <table:table-cell table:number-columns-repeated="1020"/>
        </table:table-row>
        <table:table-row table:style-name="ro1">
          <table:table-cell office:value-type="string">
            <text:p>NSSC</text:p>
          </table:table-cell>
          <table:table-cell office:value-type="float" office:value="51170000">
            <text:p>51170000</text:p>
          </table:table-cell>
          <table:table-cell office:value-type="float" office:value="1042">
            <text:p>1042</text:p>
          </table:table-cell>
          <table:table-cell table:formula="of:=[.B170]/[.C170]" office:value-type="float" office:value="49107.4856046065">
            <text:p>49107.4856046065</text:p>
          </table:table-cell>
          <table:table-cell table:number-columns-repeated="1020"/>
        </table:table-row>
        <table:table-row table:style-name="ro1">
          <table:table-cell office:value-type="string">
            <text:p>SMRT</text:p>
          </table:table-cell>
          <table:table-cell office:value-type="float" office:value="298600000">
            <text:p>298600000</text:p>
          </table:table-cell>
          <table:table-cell office:value-type="float" office:value="6000">
            <text:p>6000</text:p>
          </table:table-cell>
          <table:table-cell table:formula="of:=[.B171]/[.C171]" office:value-type="float" office:value="49766.6666666667">
            <text:p>49766.6666666667</text:p>
          </table:table-cell>
          <table:table-cell table:number-columns-repeated="1020"/>
        </table:table-row>
        <table:table-row table:style-name="ro1">
          <table:table-cell office:value-type="string">
            <text:p>MFRI</text:p>
          </table:table-cell>
          <table:table-cell office:value-type="float" office:value="56110000">
            <text:p>56110000</text:p>
          </table:table-cell>
          <table:table-cell office:value-type="float" office:value="1123">
            <text:p>1123</text:p>
          </table:table-cell>
          <table:table-cell table:formula="of:=[.B172]/[.C172]" office:value-type="float" office:value="49964.3811219947">
            <text:p>49964.3811219947</text:p>
          </table:table-cell>
          <table:table-cell table:number-columns-repeated="1020"/>
        </table:table-row>
        <table:table-row table:style-name="ro1">
          <table:table-cell office:value-type="string">
            <text:p>GLDC</text:p>
          </table:table-cell>
          <table:table-cell office:value-type="float" office:value="38490000">
            <text:p>38490000</text:p>
          </table:table-cell>
          <table:table-cell office:value-type="float" office:value="767">
            <text:p>767</text:p>
          </table:table-cell>
          <table:table-cell table:formula="of:=[.B173]/[.C173]" office:value-type="float" office:value="50182.5293350717">
            <text:p>50182.5293350717</text:p>
          </table:table-cell>
          <table:table-cell table:number-columns-repeated="1020"/>
        </table:table-row>
        <table:table-row table:style-name="ro1">
          <table:table-cell office:value-type="string">
            <text:p>RDI</text:p>
          </table:table-cell>
          <table:table-cell office:value-type="float" office:value="103310000">
            <text:p>103310000</text:p>
          </table:table-cell>
          <table:table-cell office:value-type="float" office:value="2056">
            <text:p>2056</text:p>
          </table:table-cell>
          <table:table-cell table:formula="of:=[.B174]/[.C174]" office:value-type="float" office:value="50248.0544747082">
            <text:p>50248.0544747082</text:p>
          </table:table-cell>
          <table:table-cell table:number-columns-repeated="1020"/>
        </table:table-row>
        <table:table-row table:style-name="ro1">
          <table:table-cell office:value-type="string">
            <text:p>PSUN</text:p>
          </table:table-cell>
          <table:table-cell office:value-type="float" office:value="140190000">
            <text:p>140190000</text:p>
          </table:table-cell>
          <table:table-cell office:value-type="float" office:value="2750">
            <text:p>2750</text:p>
          </table:table-cell>
          <table:table-cell table:formula="of:=[.B175]/[.C175]" office:value-type="float" office:value="50978.1818181818">
            <text:p>50978.1818181818</text:p>
          </table:table-cell>
          <table:table-cell table:number-columns-repeated="1020"/>
        </table:table-row>
        <table:table-row table:style-name="ro1">
          <table:table-cell office:value-type="string">
            <text:p>GRMH</text:p>
          </table:table-cell>
          <table:table-cell office:value-type="float" office:value="9040000">
            <text:p>9040000</text:p>
          </table:table-cell>
          <table:table-cell office:value-type="float" office:value="177">
            <text:p>177</text:p>
          </table:table-cell>
          <table:table-cell table:formula="of:=[.B176]/[.C176]" office:value-type="float" office:value="51073.4463276836">
            <text:p>51073.4463276836</text:p>
          </table:table-cell>
          <table:table-cell table:number-columns-repeated="1020"/>
        </table:table-row>
        <table:table-row table:style-name="ro1">
          <table:table-cell office:value-type="string">
            <text:p>MFLX</text:p>
          </table:table-cell>
          <table:table-cell office:value-type="float" office:value="622910000">
            <text:p>622910000</text:p>
          </table:table-cell>
          <table:table-cell office:value-type="float" office:value="12120">
            <text:p>12120</text:p>
          </table:table-cell>
          <table:table-cell table:formula="of:=[.B177]/[.C177]" office:value-type="float" office:value="51395.2145214522">
            <text:p>51395.2145214522</text:p>
          </table:table-cell>
          <table:table-cell table:number-columns-repeated="1020"/>
        </table:table-row>
        <table:table-row table:style-name="ro1">
          <table:table-cell office:value-type="string">
            <text:p>NTSC</text:p>
          </table:table-cell>
          <table:table-cell office:value-type="float" office:value="56500000">
            <text:p>56500000</text:p>
          </table:table-cell>
          <table:table-cell office:value-type="float" office:value="1095">
            <text:p>1095</text:p>
          </table:table-cell>
          <table:table-cell table:formula="of:=[.B178]/[.C178]" office:value-type="float" office:value="51598.1735159817">
            <text:p>51598.1735159817</text:p>
          </table:table-cell>
          <table:table-cell table:number-columns-repeated="1020"/>
        </table:table-row>
        <table:table-row table:style-name="ro1">
          <table:table-cell office:value-type="string">
            <text:p>SMTX</text:p>
          </table:table-cell>
          <table:table-cell office:value-type="float" office:value="52160000">
            <text:p>52160000</text:p>
          </table:table-cell>
          <table:table-cell office:value-type="float" office:value="1000">
            <text:p>1000</text:p>
          </table:table-cell>
          <table:table-cell table:formula="of:=[.B179]/[.C179]" office:value-type="float" office:value="52160">
            <text:p>52160</text:p>
          </table:table-cell>
          <table:table-cell table:number-columns-repeated="1020"/>
        </table:table-row>
        <table:table-row table:style-name="ro1">
          <table:table-cell office:value-type="string">
            <text:p>SPIR</text:p>
          </table:table-cell>
          <table:table-cell office:value-type="float" office:value="9870000">
            <text:p>9870000</text:p>
          </table:table-cell>
          <table:table-cell office:value-type="float" office:value="188">
            <text:p>188</text:p>
          </table:table-cell>
          <table:table-cell table:formula="of:=[.B180]/[.C180]" office:value-type="float" office:value="52500">
            <text:p>52500</text:p>
          </table:table-cell>
          <table:table-cell table:number-columns-repeated="1020"/>
        </table:table-row>
        <table:table-row table:style-name="ro1">
          <table:table-cell office:value-type="string">
            <text:p>CNIT</text:p>
          </table:table-cell>
          <table:table-cell office:value-type="float" office:value="79350000">
            <text:p>79350000</text:p>
          </table:table-cell>
          <table:table-cell office:value-type="float" office:value="1500">
            <text:p>1500</text:p>
          </table:table-cell>
          <table:table-cell table:formula="of:=[.B181]/[.C181]" office:value-type="float" office:value="52900">
            <text:p>52900</text:p>
          </table:table-cell>
          <table:table-cell table:number-columns-repeated="1020"/>
        </table:table-row>
        <table:table-row table:style-name="ro1">
          <table:table-cell office:value-type="string">
            <text:p>AIRT</text:p>
          </table:table-cell>
          <table:table-cell office:value-type="float" office:value="23070000">
            <text:p>23070000</text:p>
          </table:table-cell>
          <table:table-cell office:value-type="float" office:value="433">
            <text:p>433</text:p>
          </table:table-cell>
          <table:table-cell table:formula="of:=[.B182]/[.C182]" office:value-type="float" office:value="53279.4457274827">
            <text:p>53279.4457274827</text:p>
          </table:table-cell>
          <table:table-cell table:number-columns-repeated="1020"/>
        </table:table-row>
        <table:table-row table:style-name="ro1">
          <table:table-cell office:value-type="string">
            <text:p>CSC</text:p>
          </table:table-cell>
          <table:table-cell office:value-type="float" office:value="4860000000">
            <text:p>4860000000</text:p>
          </table:table-cell>
          <table:table-cell office:value-type="float" office:value="91000">
            <text:p>91000</text:p>
          </table:table-cell>
          <table:table-cell table:formula="of:=[.B183]/[.C183]" office:value-type="float" office:value="53406.5934065934">
            <text:p>53406.5934065934</text:p>
          </table:table-cell>
          <table:table-cell table:number-columns-repeated="1020"/>
        </table:table-row>
        <table:table-row table:style-name="ro1">
          <table:table-cell office:value-type="string">
            <text:p>KTCC</text:p>
          </table:table-cell>
          <table:table-cell office:value-type="float" office:value="107280000">
            <text:p>107280000</text:p>
          </table:table-cell>
          <table:table-cell office:value-type="float" office:value="1997">
            <text:p>1997</text:p>
          </table:table-cell>
          <table:table-cell table:formula="of:=[.B184]/[.C184]" office:value-type="float" office:value="53720.580871307">
            <text:p>53720.580871307</text:p>
          </table:table-cell>
          <table:table-cell table:number-columns-repeated="1020"/>
        </table:table-row>
        <table:table-row table:style-name="ro1">
          <table:table-cell office:value-type="string">
            <text:p>PZZA</text:p>
          </table:table-cell>
          <table:table-cell office:value-type="float" office:value="886530000">
            <text:p>886530000</text:p>
          </table:table-cell>
          <table:table-cell office:value-type="float" office:value="16500">
            <text:p>16500</text:p>
          </table:table-cell>
          <table:table-cell table:formula="of:=[.B185]/[.C185]" office:value-type="float" office:value="53729.0909090909">
            <text:p>53729.0909090909</text:p>
          </table:table-cell>
          <table:table-cell table:number-columns-repeated="1020"/>
        </table:table-row>
        <table:table-row table:style-name="ro1">
          <table:table-cell office:value-type="string">
            <text:p>IMKTA</text:p>
          </table:table-cell>
          <table:table-cell office:value-type="float" office:value="421860000">
            <text:p>421860000</text:p>
          </table:table-cell>
          <table:table-cell office:value-type="float" office:value="7840">
            <text:p>7840</text:p>
          </table:table-cell>
          <table:table-cell table:formula="of:=[.B186]/[.C186]" office:value-type="float" office:value="53808.6734693878">
            <text:p>53808.6734693878</text:p>
          </table:table-cell>
          <table:table-cell table:number-columns-repeated="1020"/>
        </table:table-row>
        <table:table-row table:style-name="ro1">
          <table:table-cell office:value-type="string">
            <text:p>EONC</text:p>
          </table:table-cell>
          <table:table-cell office:value-type="float" office:value="4650000">
            <text:p>4650000</text:p>
          </table:table-cell>
          <table:table-cell office:value-type="float" office:value="86">
            <text:p>86</text:p>
          </table:table-cell>
          <table:table-cell table:formula="of:=[.B187]/[.C187]" office:value-type="float" office:value="54069.7674418605">
            <text:p>54069.7674418605</text:p>
          </table:table-cell>
          <table:table-cell table:number-columns-repeated="1020"/>
        </table:table-row>
        <table:table-row table:style-name="ro1">
          <table:table-cell office:value-type="string">
            <text:p>AMWD</text:p>
          </table:table-cell>
          <table:table-cell office:value-type="float" office:value="200050000">
            <text:p>200050000</text:p>
          </table:table-cell>
          <table:table-cell office:value-type="float" office:value="3693">
            <text:p>3693</text:p>
          </table:table-cell>
          <table:table-cell table:formula="of:=[.B188]/[.C188]" office:value-type="float" office:value="54170.0514486867">
            <text:p>54170.0514486867</text:p>
          </table:table-cell>
          <table:table-cell table:number-columns-repeated="1020"/>
        </table:table-row>
        <table:table-row table:style-name="ro1">
          <table:table-cell office:value-type="string">
            <text:p>ROIAK</text:p>
          </table:table-cell>
          <table:table-cell office:value-type="float" office:value="47800000">
            <text:p>47800000</text:p>
          </table:table-cell>
          <table:table-cell office:value-type="float" office:value="867">
            <text:p>867</text:p>
          </table:table-cell>
          <table:table-cell table:formula="of:=[.B189]/[.C189]" office:value-type="float" office:value="55132.6412918108">
            <text:p>55132.6412918108</text:p>
          </table:table-cell>
          <table:table-cell table:number-columns-repeated="1020"/>
        </table:table-row>
        <table:table-row table:style-name="ro1">
          <table:table-cell office:value-type="string">
            <text:p>FONR</text:p>
          </table:table-cell>
          <table:table-cell office:value-type="float" office:value="11800000">
            <text:p>11800000</text:p>
          </table:table-cell>
          <table:table-cell office:value-type="float" office:value="214">
            <text:p>214</text:p>
          </table:table-cell>
          <table:table-cell table:formula="of:=[.B190]/[.C190]" office:value-type="float" office:value="55140.1869158878">
            <text:p>55140.1869158878</text:p>
          </table:table-cell>
          <table:table-cell table:number-columns-repeated="1020"/>
        </table:table-row>
        <table:table-row table:style-name="ro1">
          <table:table-cell office:value-type="string">
            <text:p>HOGS</text:p>
          </table:table-cell>
          <table:table-cell office:value-type="float" office:value="402410000">
            <text:p>402410000</text:p>
          </table:table-cell>
          <table:table-cell office:value-type="float" office:value="7226">
            <text:p>7226</text:p>
          </table:table-cell>
          <table:table-cell table:formula="of:=[.B191]/[.C191]" office:value-type="float" office:value="55689.1779684473">
            <text:p>55689.1779684473</text:p>
          </table:table-cell>
          <table:table-cell table:number-columns-repeated="1020"/>
        </table:table-row>
        <table:table-row table:style-name="ro1">
          <table:table-cell office:value-type="string">
            <text:p>IMOS</text:p>
          </table:table-cell>
          <table:table-cell office:value-type="float" office:value="327580000">
            <text:p>327580000</text:p>
          </table:table-cell>
          <table:table-cell office:value-type="float" office:value="5808">
            <text:p>5808</text:p>
          </table:table-cell>
          <table:table-cell table:formula="of:=[.B192]/[.C192]" office:value-type="float" office:value="56401.5151515152">
            <text:p>56401.5151515152</text:p>
          </table:table-cell>
          <table:table-cell table:number-columns-repeated="1020"/>
        </table:table-row>
        <table:table-row table:style-name="ro1">
          <table:table-cell office:value-type="string">
            <text:p>CAAS</text:p>
          </table:table-cell>
          <table:table-cell office:value-type="float" office:value="169340000">
            <text:p>169340000</text:p>
          </table:table-cell>
          <table:table-cell office:value-type="float" office:value="3000">
            <text:p>3000</text:p>
          </table:table-cell>
          <table:table-cell table:formula="of:=[.B193]/[.C193]" office:value-type="float" office:value="56446.6666666667">
            <text:p>56446.6666666667</text:p>
          </table:table-cell>
          <table:table-cell table:number-columns-repeated="1020"/>
        </table:table-row>
        <table:table-row table:style-name="ro1">
          <table:table-cell office:value-type="string">
            <text:p>NTK</text:p>
          </table:table-cell>
          <table:table-cell office:value-type="float" office:value="537500000">
            <text:p>537500000</text:p>
          </table:table-cell>
          <table:table-cell office:value-type="float" office:value="9500">
            <text:p>9500</text:p>
          </table:table-cell>
          <table:table-cell table:formula="of:=[.B194]/[.C194]" office:value-type="float" office:value="56578.9473684211">
            <text:p>56578.9473684211</text:p>
          </table:table-cell>
          <table:table-cell table:number-columns-repeated="1020"/>
        </table:table-row>
        <table:table-row table:style-name="ro1">
          <table:table-cell office:value-type="string">
            <text:p>CADC</text:p>
          </table:table-cell>
          <table:table-cell office:value-type="float" office:value="42690000">
            <text:p>42690000</text:p>
          </table:table-cell>
          <table:table-cell office:value-type="float" office:value="748">
            <text:p>748</text:p>
          </table:table-cell>
          <table:table-cell table:formula="of:=[.B195]/[.C195]" office:value-type="float" office:value="57072.192513369">
            <text:p>57072.192513369</text:p>
          </table:table-cell>
          <table:table-cell table:number-columns-repeated="1020"/>
        </table:table-row>
        <table:table-row table:style-name="ro1">
          <table:table-cell office:value-type="string">
            <text:p>THC</text:p>
          </table:table-cell>
          <table:table-cell office:value-type="float" office:value="2460000000">
            <text:p>2460000000</text:p>
          </table:table-cell>
          <table:table-cell office:value-type="float" office:value="43020">
            <text:p>43020</text:p>
          </table:table-cell>
          <table:table-cell table:formula="of:=[.B196]/[.C196]" office:value-type="float" office:value="57182.7057182706">
            <text:p>57182.7057182706</text:p>
          </table:table-cell>
          <table:table-cell table:number-columns-repeated="1020"/>
        </table:table-row>
        <table:table-row table:style-name="ro1">
          <table:table-cell office:value-type="string">
            <text:p>VIMC</text:p>
          </table:table-cell>
          <table:table-cell office:value-type="float" office:value="55320000">
            <text:p>55320000</text:p>
          </table:table-cell>
          <table:table-cell office:value-type="float" office:value="950">
            <text:p>950</text:p>
          </table:table-cell>
          <table:table-cell table:formula="of:=[.B197]/[.C197]" office:value-type="float" office:value="58231.5789473684">
            <text:p>58231.5789473684</text:p>
          </table:table-cell>
          <table:table-cell table:number-columns-repeated="1020"/>
        </table:table-row>
        <table:table-row table:style-name="ro1">
          <table:table-cell office:value-type="string">
            <text:p>MLNK</text:p>
          </table:table-cell>
          <table:table-cell office:value-type="float" office:value="234760000">
            <text:p>234760000</text:p>
          </table:table-cell>
          <table:table-cell office:value-type="float" office:value="4000">
            <text:p>4000</text:p>
          </table:table-cell>
          <table:table-cell table:formula="of:=[.B198]/[.C198]" office:value-type="float" office:value="58690">
            <text:p>58690</text:p>
          </table:table-cell>
          <table:table-cell table:number-columns-repeated="1020"/>
        </table:table-row>
        <table:table-row table:style-name="ro1">
          <table:table-cell office:value-type="string">
            <text:p>GTIM</text:p>
          </table:table-cell>
          <table:table-cell office:value-type="float" office:value="3730000">
            <text:p>3730000</text:p>
          </table:table-cell>
          <table:table-cell office:value-type="float" office:value="63">
            <text:p>63</text:p>
          </table:table-cell>
          <table:table-cell table:formula="of:=[.B199]/[.C199]" office:value-type="float" office:value="59206.3492063492">
            <text:p>59206.3492063492</text:p>
          </table:table-cell>
          <table:table-cell table:number-columns-repeated="1020"/>
        </table:table-row>
        <table:table-row table:style-name="ro1">
          <table:table-cell office:value-type="string">
            <text:p>CFBK</text:p>
          </table:table-cell>
          <table:table-cell office:value-type="float" office:value="3710000">
            <text:p>3710000</text:p>
          </table:table-cell>
          <table:table-cell office:value-type="float" office:value="62">
            <text:p>62</text:p>
          </table:table-cell>
          <table:table-cell table:formula="of:=[.B200]/[.C200]" office:value-type="float" office:value="59838.7096774194">
            <text:p>59838.7096774194</text:p>
          </table:table-cell>
          <table:table-cell table:number-columns-repeated="1020"/>
        </table:table-row>
        <table:table-row table:style-name="ro1">
          <table:table-cell office:value-type="string">
            <text:p>FES</text:p>
          </table:table-cell>
          <table:table-cell office:value-type="float" office:value="144330000">
            <text:p>144330000</text:p>
          </table:table-cell>
          <table:table-cell office:value-type="float" office:value="2410">
            <text:p>2410</text:p>
          </table:table-cell>
          <table:table-cell table:formula="of:=[.B201]/[.C201]" office:value-type="float" office:value="59887.9668049793">
            <text:p>59887.9668049793</text:p>
          </table:table-cell>
          <table:table-cell table:number-columns-repeated="1020"/>
        </table:table-row>
        <table:table-row table:style-name="ro1">
          <table:table-cell office:value-type="string">
            <text:p>ENSG</text:p>
          </table:table-cell>
          <table:table-cell office:value-type="float" office:value="566170000">
            <text:p>566170000</text:p>
          </table:table-cell>
          <table:table-cell office:value-type="float" office:value="9433">
            <text:p>9433</text:p>
          </table:table-cell>
          <table:table-cell table:formula="of:=[.B202]/[.C202]" office:value-type="float" office:value="60020.1420544896">
            <text:p>60020.1420544896</text:p>
          </table:table-cell>
          <table:table-cell table:number-columns-repeated="1020"/>
        </table:table-row>
        <table:table-row table:style-name="ro1">
          <table:table-cell office:value-type="string">
            <text:p>DLIA</text:p>
          </table:table-cell>
          <table:table-cell office:value-type="float" office:value="34580000">
            <text:p>34580000</text:p>
          </table:table-cell>
          <table:table-cell office:value-type="float" office:value="573">
            <text:p>573</text:p>
          </table:table-cell>
          <table:table-cell table:formula="of:=[.B203]/[.C203]" office:value-type="float" office:value="60349.0401396161">
            <text:p>60349.0401396161</text:p>
          </table:table-cell>
          <table:table-cell table:number-columns-repeated="1020"/>
        </table:table-row>
        <table:table-row table:style-name="ro1">
          <table:table-cell office:value-type="string">
            <text:p>BDMS</text:p>
          </table:table-cell>
          <table:table-cell office:value-type="float" office:value="34040000">
            <text:p>34040000</text:p>
          </table:table-cell>
          <table:table-cell office:value-type="float" office:value="563">
            <text:p>563</text:p>
          </table:table-cell>
          <table:table-cell table:formula="of:=[.B204]/[.C204]" office:value-type="float" office:value="60461.811722913">
            <text:p>60461.811722913</text:p>
          </table:table-cell>
          <table:table-cell table:number-columns-repeated="1020"/>
        </table:table-row>
        <table:table-row table:style-name="ro1">
          <table:table-cell office:value-type="string">
            <text:p>SALM</text:p>
          </table:table-cell>
          <table:table-cell office:value-type="float" office:value="67010000">
            <text:p>67010000</text:p>
          </table:table-cell>
          <table:table-cell office:value-type="float" office:value="1104">
            <text:p>1104</text:p>
          </table:table-cell>
          <table:table-cell table:formula="of:=[.B205]/[.C205]" office:value-type="float" office:value="60697.463768116">
            <text:p>60697.463768116</text:p>
          </table:table-cell>
          <table:table-cell table:number-columns-repeated="1020"/>
        </table:table-row>
        <table:table-row table:style-name="ro1">
          <table:table-cell office:value-type="string">
            <text:p>PDEX</text:p>
          </table:table-cell>
          <table:table-cell office:value-type="float" office:value="7000000">
            <text:p>7000000</text:p>
          </table:table-cell>
          <table:table-cell office:value-type="float" office:value="115">
            <text:p>115</text:p>
          </table:table-cell>
          <table:table-cell table:formula="of:=[.B206]/[.C206]" office:value-type="float" office:value="60869.5652173913">
            <text:p>60869.5652173913</text:p>
          </table:table-cell>
          <table:table-cell table:number-columns-repeated="1020"/>
        </table:table-row>
        <table:table-row table:style-name="ro1">
          <table:table-cell office:value-type="string">
            <text:p>MPAA</text:p>
          </table:table-cell>
          <table:table-cell office:value-type="float" office:value="103770000">
            <text:p>103770000</text:p>
          </table:table-cell>
          <table:table-cell office:value-type="float" office:value="1689">
            <text:p>1689</text:p>
          </table:table-cell>
          <table:table-cell table:formula="of:=[.B207]/[.C207]" office:value-type="float" office:value="61438.7211367673">
            <text:p>61438.7211367673</text:p>
          </table:table-cell>
          <table:table-cell table:number-columns-repeated="1020"/>
        </table:table-row>
        <table:table-row table:style-name="ro1">
          <table:table-cell office:value-type="string">
            <text:p>ROIA</text:p>
          </table:table-cell>
          <table:table-cell office:value-type="float" office:value="53270000">
            <text:p>53270000</text:p>
          </table:table-cell>
          <table:table-cell office:value-type="float" office:value="867">
            <text:p>867</text:p>
          </table:table-cell>
          <table:table-cell table:formula="of:=[.B208]/[.C208]" office:value-type="float" office:value="61441.753171857">
            <text:p>61441.753171857</text:p>
          </table:table-cell>
          <table:table-cell table:number-columns-repeated="1020"/>
        </table:table-row>
        <table:table-row table:style-name="ro1">
          <table:table-cell office:value-type="string">
            <text:p>CHLN</text:p>
          </table:table-cell>
          <table:table-cell office:value-type="float" office:value="46150000">
            <text:p>46150000</text:p>
          </table:table-cell>
          <table:table-cell office:value-type="float" office:value="750">
            <text:p>750</text:p>
          </table:table-cell>
          <table:table-cell table:formula="of:=[.B209]/[.C209]" office:value-type="float" office:value="61533.3333333333">
            <text:p>61533.3333333333</text:p>
          </table:table-cell>
          <table:table-cell table:number-columns-repeated="1020"/>
        </table:table-row>
        <table:table-row table:style-name="ro1">
          <table:table-cell office:value-type="string">
            <text:p>SYUT</text:p>
          </table:table-cell>
          <table:table-cell office:value-type="float" office:value="323740000">
            <text:p>323740000</text:p>
          </table:table-cell>
          <table:table-cell office:value-type="float" office:value="5200">
            <text:p>5200</text:p>
          </table:table-cell>
          <table:table-cell table:formula="of:=[.B210]/[.C210]" office:value-type="float" office:value="62257.6923076923">
            <text:p>62257.6923076923</text:p>
          </table:table-cell>
          <table:table-cell table:number-columns-repeated="1020"/>
        </table:table-row>
        <table:table-row table:style-name="ro1">
          <table:table-cell office:value-type="string">
            <text:p>EEI</text:p>
          </table:table-cell>
          <table:table-cell office:value-type="float" office:value="70980000">
            <text:p>70980000</text:p>
          </table:table-cell>
          <table:table-cell office:value-type="float" office:value="1140">
            <text:p>1140</text:p>
          </table:table-cell>
          <table:table-cell table:formula="of:=[.B211]/[.C211]" office:value-type="float" office:value="62263.1578947368">
            <text:p>62263.1578947368</text:p>
          </table:table-cell>
          <table:table-cell table:number-columns-repeated="1020"/>
        </table:table-row>
        <table:table-row table:style-name="ro1">
          <table:table-cell office:value-type="string">
            <text:p>TSN</text:p>
          </table:table-cell>
          <table:table-cell office:value-type="float" office:value="7170000000">
            <text:p>7170000000</text:p>
          </table:table-cell>
          <table:table-cell office:value-type="float" office:value="115000">
            <text:p>115000</text:p>
          </table:table-cell>
          <table:table-cell table:formula="of:=[.B212]/[.C212]" office:value-type="float" office:value="62347.8260869565">
            <text:p>62347.8260869565</text:p>
          </table:table-cell>
          <table:table-cell table:number-columns-repeated="1020"/>
        </table:table-row>
        <table:table-row table:style-name="ro1">
          <table:table-cell office:value-type="string">
            <text:p>CSKI</text:p>
          </table:table-cell>
          <table:table-cell office:value-type="float" office:value="18630000">
            <text:p>18630000</text:p>
          </table:table-cell>
          <table:table-cell office:value-type="float" office:value="297">
            <text:p>297</text:p>
          </table:table-cell>
          <table:table-cell table:formula="of:=[.B213]/[.C213]" office:value-type="float" office:value="62727.2727272727">
            <text:p>62727.2727272727</text:p>
          </table:table-cell>
          <table:table-cell table:number-columns-repeated="1020"/>
        </table:table-row>
        <table:table-row table:style-name="ro1">
          <table:table-cell office:value-type="string">
            <text:p>HA</text:p>
          </table:table-cell>
          <table:table-cell office:value-type="float" office:value="271910000">
            <text:p>271910000</text:p>
          </table:table-cell>
          <table:table-cell office:value-type="float" office:value="4314">
            <text:p>4314</text:p>
          </table:table-cell>
          <table:table-cell table:formula="of:=[.B214]/[.C214]" office:value-type="float" office:value="63029.6708391284">
            <text:p>63029.6708391284</text:p>
          </table:table-cell>
          <table:table-cell table:number-columns-repeated="1020"/>
        </table:table-row>
        <table:table-row table:style-name="ro1">
          <table:table-cell office:value-type="string">
            <text:p>LHCG</text:p>
          </table:table-cell>
          <table:table-cell office:value-type="float" office:value="350200000">
            <text:p>350200000</text:p>
          </table:table-cell>
          <table:table-cell office:value-type="float" office:value="5542">
            <text:p>5542</text:p>
          </table:table-cell>
          <table:table-cell table:formula="of:=[.B215]/[.C215]" office:value-type="float" office:value="63190.1840490798">
            <text:p>63190.1840490798</text:p>
          </table:table-cell>
          <table:table-cell table:number-columns-repeated="1020"/>
        </table:table-row>
        <table:table-row table:style-name="ro1">
          <table:table-cell office:value-type="string">
            <text:p>SEED</text:p>
          </table:table-cell>
          <table:table-cell office:value-type="float" office:value="54710000">
            <text:p>54710000</text:p>
          </table:table-cell>
          <table:table-cell office:value-type="float" office:value="856">
            <text:p>856</text:p>
          </table:table-cell>
          <table:table-cell table:formula="of:=[.B216]/[.C216]" office:value-type="float" office:value="63913.5514018692">
            <text:p>63913.5514018692</text:p>
          </table:table-cell>
          <table:table-cell table:number-columns-repeated="1020"/>
        </table:table-row>
        <table:table-row table:style-name="ro1">
          <table:table-cell office:value-type="string">
            <text:p>COMV</text:p>
          </table:table-cell>
          <table:table-cell office:value-type="float" office:value="34900000">
            <text:p>34900000</text:p>
          </table:table-cell>
          <table:table-cell office:value-type="float" office:value="546">
            <text:p>546</text:p>
          </table:table-cell>
          <table:table-cell table:formula="of:=[.B217]/[.C217]" office:value-type="float" office:value="63919.4139194139">
            <text:p>63919.4139194139</text:p>
          </table:table-cell>
          <table:table-cell table:number-columns-repeated="1020"/>
        </table:table-row>
        <table:table-row table:style-name="ro1">
          <table:table-cell office:value-type="string">
            <text:p>OCC</text:p>
          </table:table-cell>
          <table:table-cell office:value-type="float" office:value="22070000">
            <text:p>22070000</text:p>
          </table:table-cell>
          <table:table-cell office:value-type="float" office:value="340">
            <text:p>340</text:p>
          </table:table-cell>
          <table:table-cell table:formula="of:=[.B218]/[.C218]" office:value-type="float" office:value="64911.7647058824">
            <text:p>64911.7647058824</text:p>
          </table:table-cell>
          <table:table-cell table:number-columns-repeated="1020"/>
        </table:table-row>
        <table:table-row table:style-name="ro1">
          <table:table-cell office:value-type="string">
            <text:p>MDCI</text:p>
          </table:table-cell>
          <table:table-cell office:value-type="float" office:value="84240000">
            <text:p>84240000</text:p>
          </table:table-cell>
          <table:table-cell office:value-type="float" office:value="1289">
            <text:p>1289</text:p>
          </table:table-cell>
          <table:table-cell table:formula="of:=[.B219]/[.C219]" office:value-type="float" office:value="65352.9868114818">
            <text:p>65352.9868114818</text:p>
          </table:table-cell>
          <table:table-cell table:number-columns-repeated="1020"/>
        </table:table-row>
        <table:table-row table:style-name="ro1">
          <table:table-cell office:value-type="string">
            <text:p>RELV</text:p>
          </table:table-cell>
          <table:table-cell office:value-type="float" office:value="16129999">
            <text:p>16129999</text:p>
          </table:table-cell>
          <table:table-cell office:value-type="float" office:value="246">
            <text:p>246</text:p>
          </table:table-cell>
          <table:table-cell table:formula="of:=[.B220]/[.C220]" office:value-type="float" office:value="65569.1016260163">
            <text:p>65569.1016260163</text:p>
          </table:table-cell>
          <table:table-cell table:number-columns-repeated="1020"/>
        </table:table-row>
        <table:table-row table:style-name="ro1">
          <table:table-cell office:value-type="string">
            <text:p>III</text:p>
          </table:table-cell>
          <table:table-cell office:value-type="float" office:value="46290000">
            <text:p>46290000</text:p>
          </table:table-cell>
          <table:table-cell office:value-type="float" office:value="700">
            <text:p>700</text:p>
          </table:table-cell>
          <table:table-cell table:formula="of:=[.B221]/[.C221]" office:value-type="float" office:value="66128.5714285714">
            <text:p>66128.5714285714</text:p>
          </table:table-cell>
          <table:table-cell table:number-columns-repeated="1020"/>
        </table:table-row>
        <table:table-row table:style-name="ro1">
          <table:table-cell office:value-type="string">
            <text:p>KELYA</text:p>
          </table:table-cell>
          <table:table-cell office:value-type="float" office:value="542620000">
            <text:p>542620000</text:p>
          </table:table-cell>
          <table:table-cell office:value-type="float" office:value="8200">
            <text:p>8200</text:p>
          </table:table-cell>
          <table:table-cell table:formula="of:=[.B222]/[.C222]" office:value-type="float" office:value="66173.1707317073">
            <text:p>66173.1707317073</text:p>
          </table:table-cell>
          <table:table-cell table:number-columns-repeated="1020"/>
        </table:table-row>
        <table:table-row table:style-name="ro1">
          <table:table-cell office:value-type="string">
            <text:p>TATT</text:p>
          </table:table-cell>
          <table:table-cell office:value-type="float" office:value="38700000">
            <text:p>38700000</text:p>
          </table:table-cell>
          <table:table-cell office:value-type="float" office:value="584">
            <text:p>584</text:p>
          </table:table-cell>
          <table:table-cell table:formula="of:=[.B223]/[.C223]" office:value-type="float" office:value="66267.1232876712">
            <text:p>66267.1232876712</text:p>
          </table:table-cell>
          <table:table-cell table:number-columns-repeated="1020"/>
        </table:table-row>
        <table:table-row table:style-name="ro1">
          <table:table-cell office:value-type="string">
            <text:p>CPSL</text:p>
          </table:table-cell>
          <table:table-cell office:value-type="float" office:value="20950000">
            <text:p>20950000</text:p>
          </table:table-cell>
          <table:table-cell office:value-type="float" office:value="316">
            <text:p>316</text:p>
          </table:table-cell>
          <table:table-cell table:formula="of:=[.B224]/[.C224]" office:value-type="float" office:value="66297.4683544304">
            <text:p>66297.4683544304</text:p>
          </table:table-cell>
          <table:table-cell table:number-columns-repeated="1020"/>
        </table:table-row>
        <table:table-row table:style-name="ro1">
          <table:table-cell office:value-type="string">
            <text:p>ULTR</text:p>
          </table:table-cell>
          <table:table-cell office:value-type="float" office:value="81030000">
            <text:p>81030000</text:p>
          </table:table-cell>
          <table:table-cell office:value-type="float" office:value="1219">
            <text:p>1219</text:p>
          </table:table-cell>
          <table:table-cell table:formula="of:=[.B225]/[.C225]" office:value-type="float" office:value="66472.5184577523">
            <text:p>66472.5184577523</text:p>
          </table:table-cell>
          <table:table-cell table:number-columns-repeated="1020"/>
        </table:table-row>
        <table:table-row table:style-name="ro1">
          <table:table-cell office:value-type="string">
            <text:p>IEP</text:p>
          </table:table-cell>
          <table:table-cell office:value-type="float" office:value="3670000000">
            <text:p>3670000000</text:p>
          </table:table-cell>
          <table:table-cell office:value-type="float" office:value="55138">
            <text:p>55138</text:p>
          </table:table-cell>
          <table:table-cell table:formula="of:=[.B226]/[.C226]" office:value-type="float" office:value="66560.2669665204">
            <text:p>66560.2669665204</text:p>
          </table:table-cell>
          <table:table-cell table:number-columns-repeated="1020"/>
        </table:table-row>
        <table:table-row table:style-name="ro1">
          <table:table-cell office:value-type="string">
            <text:p>CISG</text:p>
          </table:table-cell>
          <table:table-cell office:value-type="float" office:value="300710000">
            <text:p>300710000</text:p>
          </table:table-cell>
          <table:table-cell office:value-type="float" office:value="4517">
            <text:p>4517</text:p>
          </table:table-cell>
          <table:table-cell table:formula="of:=[.B227]/[.C227]" office:value-type="float" office:value="66572.946646004">
            <text:p>66572.946646004</text:p>
          </table:table-cell>
          <table:table-cell table:number-columns-repeated="1020"/>
        </table:table-row>
        <table:table-row table:style-name="ro1">
          <table:table-cell office:value-type="string">
            <text:p>DMED</text:p>
          </table:table-cell>
          <table:table-cell office:value-type="float" office:value="4690000">
            <text:p>4690000</text:p>
          </table:table-cell>
          <table:table-cell office:value-type="float" office:value="70">
            <text:p>70</text:p>
          </table:table-cell>
          <table:table-cell table:formula="of:=[.B228]/[.C228]" office:value-type="float" office:value="67000">
            <text:p>67000</text:p>
          </table:table-cell>
          <table:table-cell table:number-columns-repeated="1020"/>
        </table:table-row>
        <table:table-row table:style-name="ro1">
          <table:table-cell office:value-type="string">
            <text:p>PKOH</text:p>
          </table:table-cell>
          <table:table-cell office:value-type="float" office:value="214710000">
            <text:p>214710000</text:p>
          </table:table-cell>
          <table:table-cell office:value-type="float" office:value="3200">
            <text:p>3200</text:p>
          </table:table-cell>
          <table:table-cell table:formula="of:=[.B229]/[.C229]" office:value-type="float" office:value="67096.875">
            <text:p>67096.875</text:p>
          </table:table-cell>
          <table:table-cell table:number-columns-repeated="1020"/>
        </table:table-row>
        <table:table-row table:style-name="ro1">
          <table:table-cell office:value-type="string">
            <text:p>DEER</text:p>
          </table:table-cell>
          <table:table-cell office:value-type="float" office:value="142770000">
            <text:p>142770000</text:p>
          </table:table-cell>
          <table:table-cell office:value-type="float" office:value="2125">
            <text:p>2125</text:p>
          </table:table-cell>
          <table:table-cell table:formula="of:=[.B230]/[.C230]" office:value-type="float" office:value="67185.8823529412">
            <text:p>67185.8823529412</text:p>
          </table:table-cell>
          <table:table-cell table:number-columns-repeated="1020"/>
        </table:table-row>
        <table:table-row table:style-name="ro1">
          <table:table-cell office:value-type="string">
            <text:p>VRTU</text:p>
          </table:table-cell>
          <table:table-cell office:value-type="float" office:value="376750000">
            <text:p>376750000</text:p>
          </table:table-cell>
          <table:table-cell office:value-type="float" office:value="5530">
            <text:p>5530</text:p>
          </table:table-cell>
          <table:table-cell table:formula="of:=[.B231]/[.C231]" office:value-type="float" office:value="68128.390596745">
            <text:p>68128.390596745</text:p>
          </table:table-cell>
          <table:table-cell table:number-columns-repeated="1020"/>
        </table:table-row>
        <table:table-row table:style-name="ro1">
          <table:table-cell office:value-type="string">
            <text:p>KELYB</text:p>
          </table:table-cell>
          <table:table-cell office:value-type="float" office:value="561820000">
            <text:p>561820000</text:p>
          </table:table-cell>
          <table:table-cell office:value-type="float" office:value="8200">
            <text:p>8200</text:p>
          </table:table-cell>
          <table:table-cell table:formula="of:=[.B232]/[.C232]" office:value-type="float" office:value="68514.6341463415">
            <text:p>68514.6341463415</text:p>
          </table:table-cell>
          <table:table-cell table:number-columns-repeated="1020"/>
        </table:table-row>
        <table:table-row table:style-name="ro1">
          <table:table-cell office:value-type="string">
            <text:p>CNET</text:p>
          </table:table-cell>
          <table:table-cell office:value-type="float" office:value="20240000">
            <text:p>20240000</text:p>
          </table:table-cell>
          <table:table-cell office:value-type="float" office:value="295">
            <text:p>295</text:p>
          </table:table-cell>
          <table:table-cell table:formula="of:=[.B233]/[.C233]" office:value-type="float" office:value="68610.1694915254">
            <text:p>68610.1694915254</text:p>
          </table:table-cell>
          <table:table-cell table:number-columns-repeated="1020"/>
        </table:table-row>
        <table:table-row table:style-name="ro1">
          <table:table-cell office:value-type="string">
            <text:p>HOT</text:p>
          </table:table-cell>
          <table:table-cell office:value-type="float" office:value="10630000000">
            <text:p>10630000000</text:p>
          </table:table-cell>
          <table:table-cell office:value-type="float" office:value="154000">
            <text:p>154000</text:p>
          </table:table-cell>
          <table:table-cell table:formula="of:=[.B234]/[.C234]" office:value-type="float" office:value="69025.974025974">
            <text:p>69025.974025974</text:p>
          </table:table-cell>
          <table:table-cell table:number-columns-repeated="1020"/>
        </table:table-row>
        <table:table-row table:style-name="ro1">
          <table:table-cell office:value-type="string">
            <text:p>CTRN</text:p>
          </table:table-cell>
          <table:table-cell office:value-type="float" office:value="159590000">
            <text:p>159590000</text:p>
          </table:table-cell>
          <table:table-cell office:value-type="float" office:value="2300">
            <text:p>2300</text:p>
          </table:table-cell>
          <table:table-cell table:formula="of:=[.B235]/[.C235]" office:value-type="float" office:value="69386.9565217391">
            <text:p>69386.9565217391</text:p>
          </table:table-cell>
          <table:table-cell table:number-columns-repeated="1020"/>
        </table:table-row>
        <table:table-row table:style-name="ro1">
          <table:table-cell office:value-type="string">
            <text:p>CAFI</text:p>
          </table:table-cell>
          <table:table-cell office:value-type="float" office:value="15920000">
            <text:p>15920000</text:p>
          </table:table-cell>
          <table:table-cell office:value-type="float" office:value="228">
            <text:p>228</text:p>
          </table:table-cell>
          <table:table-cell table:formula="of:=[.B236]/[.C236]" office:value-type="float" office:value="69824.5614035088">
            <text:p>69824.5614035088</text:p>
          </table:table-cell>
          <table:table-cell table:number-columns-repeated="1020"/>
        </table:table-row>
        <table:table-row table:style-name="ro1">
          <table:table-cell office:value-type="string">
            <text:p>BIDZ</text:p>
          </table:table-cell>
          <table:table-cell office:value-type="float" office:value="12410000">
            <text:p>12410000</text:p>
          </table:table-cell>
          <table:table-cell office:value-type="float" office:value="177">
            <text:p>177</text:p>
          </table:table-cell>
          <table:table-cell table:formula="of:=[.B237]/[.C237]" office:value-type="float" office:value="70112.9943502825">
            <text:p>70112.9943502825</text:p>
          </table:table-cell>
          <table:table-cell table:number-columns-repeated="1020"/>
        </table:table-row>
        <table:table-row table:style-name="ro1">
          <table:table-cell office:value-type="string">
            <text:p>DYNT</text:p>
          </table:table-cell>
          <table:table-cell office:value-type="float" office:value="10750000">
            <text:p>10750000</text:p>
          </table:table-cell>
          <table:table-cell office:value-type="float" office:value="153">
            <text:p>153</text:p>
          </table:table-cell>
          <table:table-cell table:formula="of:=[.B238]/[.C238]" office:value-type="float" office:value="70261.4379084967">
            <text:p>70261.4379084967</text:p>
          </table:table-cell>
          <table:table-cell table:number-columns-repeated="1020"/>
        </table:table-row>
        <table:table-row table:style-name="ro1">
          <table:table-cell office:value-type="string">
            <text:p>OCLR</text:p>
          </table:table-cell>
          <table:table-cell office:value-type="float" office:value="218680000">
            <text:p>218680000</text:p>
          </table:table-cell>
          <table:table-cell office:value-type="float" office:value="3085">
            <text:p>3085</text:p>
          </table:table-cell>
          <table:table-cell table:formula="of:=[.B239]/[.C239]" office:value-type="float" office:value="70884.9270664506">
            <text:p>70884.9270664506</text:p>
          </table:table-cell>
          <table:table-cell table:number-columns-repeated="1020"/>
        </table:table-row>
        <table:table-row table:style-name="ro1">
          <table:table-cell office:value-type="string">
            <text:p>XATA</text:p>
          </table:table-cell>
          <table:table-cell office:value-type="float" office:value="14890000">
            <text:p>14890000</text:p>
          </table:table-cell>
          <table:table-cell office:value-type="float" office:value="210">
            <text:p>210</text:p>
          </table:table-cell>
          <table:table-cell table:formula="of:=[.B240]/[.C240]" office:value-type="float" office:value="70904.7619047619">
            <text:p>70904.7619047619</text:p>
          </table:table-cell>
          <table:table-cell table:number-columns-repeated="1020"/>
        </table:table-row>
        <table:table-row table:style-name="ro1">
          <table:table-cell office:value-type="string">
            <text:p>BSET</text:p>
          </table:table-cell>
          <table:table-cell office:value-type="float" office:value="93960000">
            <text:p>93960000</text:p>
          </table:table-cell>
          <table:table-cell office:value-type="float" office:value="1325">
            <text:p>1325</text:p>
          </table:table-cell>
          <table:table-cell table:formula="of:=[.B241]/[.C241]" office:value-type="float" office:value="70913.2075471698">
            <text:p>70913.2075471698</text:p>
          </table:table-cell>
          <table:table-cell table:number-columns-repeated="1020"/>
        </table:table-row>
        <table:table-row table:style-name="ro1">
          <table:table-cell office:value-type="string">
            <text:p>HPOL</text:p>
          </table:table-cell>
          <table:table-cell office:value-type="float" office:value="52010000">
            <text:p>52010000</text:p>
          </table:table-cell>
          <table:table-cell office:value-type="float" office:value="733">
            <text:p>733</text:p>
          </table:table-cell>
          <table:table-cell table:formula="of:=[.B242]/[.C242]" office:value-type="float" office:value="70954.9795361528">
            <text:p>70954.9795361528</text:p>
          </table:table-cell>
          <table:table-cell table:number-columns-repeated="1020"/>
        </table:table-row>
        <table:table-row table:style-name="ro1">
          <table:table-cell office:value-type="string">
            <text:p>AEPI</text:p>
          </table:table-cell>
          <table:table-cell office:value-type="float" office:value="185120000">
            <text:p>185120000</text:p>
          </table:table-cell>
          <table:table-cell office:value-type="float" office:value="2600">
            <text:p>2600</text:p>
          </table:table-cell>
          <table:table-cell table:formula="of:=[.B243]/[.C243]" office:value-type="float" office:value="71200">
            <text:p>71200</text:p>
          </table:table-cell>
          <table:table-cell table:number-columns-repeated="1020"/>
        </table:table-row>
        <table:table-row table:style-name="ro1">
          <table:table-cell office:value-type="string">
            <text:p>TUES</text:p>
          </table:table-cell>
          <table:table-cell office:value-type="float" office:value="135470000">
            <text:p>135470000</text:p>
          </table:table-cell>
          <table:table-cell office:value-type="float" office:value="1900">
            <text:p>1900</text:p>
          </table:table-cell>
          <table:table-cell table:formula="of:=[.B244]/[.C244]" office:value-type="float" office:value="71300">
            <text:p>71300</text:p>
          </table:table-cell>
          <table:table-cell table:number-columns-repeated="1020"/>
        </table:table-row>
        <table:table-row table:style-name="ro1">
          <table:table-cell office:value-type="string">
            <text:p>HSFT</text:p>
          </table:table-cell>
          <table:table-cell office:value-type="float" office:value="496200000">
            <text:p>496200000</text:p>
          </table:table-cell>
          <table:table-cell office:value-type="float" office:value="6910">
            <text:p>6910</text:p>
          </table:table-cell>
          <table:table-cell table:formula="of:=[.B245]/[.C245]" office:value-type="float" office:value="71808.9725036179">
            <text:p>71808.9725036179</text:p>
          </table:table-cell>
          <table:table-cell table:number-columns-repeated="1020"/>
        </table:table-row>
        <table:table-row table:style-name="ro1">
          <table:table-cell office:value-type="string">
            <text:p>HHGP</text:p>
          </table:table-cell>
          <table:table-cell office:value-type="float" office:value="143950000">
            <text:p>143950000</text:p>
          </table:table-cell>
          <table:table-cell office:value-type="float" office:value="2000">
            <text:p>2000</text:p>
          </table:table-cell>
          <table:table-cell table:formula="of:=[.B246]/[.C246]" office:value-type="float" office:value="71975">
            <text:p>71975</text:p>
          </table:table-cell>
          <table:table-cell table:number-columns-repeated="1020"/>
        </table:table-row>
        <table:table-row table:style-name="ro1">
          <table:table-cell office:value-type="string">
            <text:p>BTUI</text:p>
          </table:table-cell>
          <table:table-cell office:value-type="float" office:value="27590000">
            <text:p>27590000</text:p>
          </table:table-cell>
          <table:table-cell office:value-type="float" office:value="383">
            <text:p>383</text:p>
          </table:table-cell>
          <table:table-cell table:formula="of:=[.B247]/[.C247]" office:value-type="float" office:value="72036.5535248042">
            <text:p>72036.5535248042</text:p>
          </table:table-cell>
          <table:table-cell table:number-columns-repeated="1020"/>
        </table:table-row>
        <table:table-row table:style-name="ro1">
          <table:table-cell office:value-type="string">
            <text:p>GIGA</text:p>
          </table:table-cell>
          <table:table-cell office:value-type="float" office:value="6780000">
            <text:p>6780000</text:p>
          </table:table-cell>
          <table:table-cell office:value-type="float" office:value="94">
            <text:p>94</text:p>
          </table:table-cell>
          <table:table-cell table:formula="of:=[.B248]/[.C248]" office:value-type="float" office:value="72127.6595744681">
            <text:p>72127.6595744681</text:p>
          </table:table-cell>
          <table:table-cell table:number-columns-repeated="1020"/>
        </table:table-row>
        <table:table-row table:style-name="ro1">
          <table:table-cell office:value-type="string">
            <text:p>CEDC</text:p>
          </table:table-cell>
          <table:table-cell office:value-type="float" office:value="300850000">
            <text:p>300850000</text:p>
          </table:table-cell>
          <table:table-cell office:value-type="float" office:value="4153">
            <text:p>4153</text:p>
          </table:table-cell>
          <table:table-cell table:formula="of:=[.B249]/[.C249]" office:value-type="float" office:value="72441.6084758006">
            <text:p>72441.6084758006</text:p>
          </table:table-cell>
          <table:table-cell table:number-columns-repeated="1020"/>
        </table:table-row>
        <table:table-row table:style-name="ro1">
          <table:table-cell office:value-type="string">
            <text:p>SYPR</text:p>
          </table:table-cell>
          <table:table-cell office:value-type="float" office:value="79000000">
            <text:p>79000000</text:p>
          </table:table-cell>
          <table:table-cell office:value-type="float" office:value="1090">
            <text:p>1090</text:p>
          </table:table-cell>
          <table:table-cell table:formula="of:=[.B250]/[.C250]" office:value-type="float" office:value="72477.0642201835">
            <text:p>72477.0642201835</text:p>
          </table:table-cell>
          <table:table-cell table:number-columns-repeated="1020"/>
        </table:table-row>
        <table:table-row table:style-name="ro1">
          <table:table-cell office:value-type="string">
            <text:p>PBIB</text:p>
          </table:table-cell>
          <table:table-cell office:value-type="float" office:value="21100000">
            <text:p>21100000</text:p>
          </table:table-cell>
          <table:table-cell office:value-type="float" office:value="291">
            <text:p>291</text:p>
          </table:table-cell>
          <table:table-cell table:formula="of:=[.B251]/[.C251]" office:value-type="float" office:value="72508.5910652921">
            <text:p>72508.5910652921</text:p>
          </table:table-cell>
          <table:table-cell table:number-columns-repeated="1020"/>
        </table:table-row>
        <table:table-row table:style-name="ro1">
          <table:table-cell office:value-type="string">
            <text:p>SUTR</text:p>
          </table:table-cell>
          <table:table-cell office:value-type="float" office:value="47940000">
            <text:p>47940000</text:p>
          </table:table-cell>
          <table:table-cell office:value-type="float" office:value="660">
            <text:p>660</text:p>
          </table:table-cell>
          <table:table-cell table:formula="of:=[.B252]/[.C252]" office:value-type="float" office:value="72636.3636363636">
            <text:p>72636.3636363636</text:p>
          </table:table-cell>
          <table:table-cell table:number-columns-repeated="1020"/>
        </table:table-row>
        <table:table-row table:style-name="ro1">
          <table:table-cell office:value-type="string">
            <text:p>KTOS</text:p>
          </table:table-cell>
          <table:table-cell office:value-type="float" office:value="211200000">
            <text:p>211200000</text:p>
          </table:table-cell>
          <table:table-cell office:value-type="float" office:value="2900">
            <text:p>2900</text:p>
          </table:table-cell>
          <table:table-cell table:formula="of:=[.B253]/[.C253]" office:value-type="float" office:value="72827.5862068966">
            <text:p>72827.5862068966</text:p>
          </table:table-cell>
          <table:table-cell table:number-columns-repeated="1020"/>
        </table:table-row>
        <table:table-row table:style-name="ro1">
          <table:table-cell office:value-type="string">
            <text:p>YAVY</text:p>
          </table:table-cell>
          <table:table-cell office:value-type="float" office:value="40080000">
            <text:p>40080000</text:p>
          </table:table-cell>
          <table:table-cell office:value-type="float" office:value="548">
            <text:p>548</text:p>
          </table:table-cell>
          <table:table-cell table:formula="of:=[.B254]/[.C254]" office:value-type="float" office:value="73138.6861313869">
            <text:p>73138.6861313869</text:p>
          </table:table-cell>
          <table:table-cell table:number-columns-repeated="1020"/>
        </table:table-row>
        <table:table-row table:style-name="ro1">
          <table:table-cell office:value-type="string">
            <text:p>TMNG</text:p>
          </table:table-cell>
          <table:table-cell office:value-type="float" office:value="17950000">
            <text:p>17950000</text:p>
          </table:table-cell>
          <table:table-cell office:value-type="float" office:value="244">
            <text:p>244</text:p>
          </table:table-cell>
          <table:table-cell table:formula="of:=[.B255]/[.C255]" office:value-type="float" office:value="73565.5737704918">
            <text:p>73565.5737704918</text:p>
          </table:table-cell>
          <table:table-cell table:number-columns-repeated="1020"/>
        </table:table-row>
        <table:table-row table:style-name="ro1">
          <table:table-cell office:value-type="string">
            <text:p>WPPGY</text:p>
          </table:table-cell>
          <table:table-cell office:value-type="float" office:value="8160000000">
            <text:p>8160000000</text:p>
          </table:table-cell>
          <table:table-cell office:value-type="float" office:value="110357">
            <text:p>110357</text:p>
          </table:table-cell>
          <table:table-cell table:formula="of:=[.B256]/[.C256]" office:value-type="float" office:value="73941.843290412">
            <text:p>73941.843290412</text:p>
          </table:table-cell>
          <table:table-cell table:number-columns-repeated="1020"/>
        </table:table-row>
        <table:table-row table:style-name="ro1">
          <table:table-cell office:value-type="string">
            <text:p>RICK</text:p>
          </table:table-cell>
          <table:table-cell office:value-type="float" office:value="88750000">
            <text:p>88750000</text:p>
          </table:table-cell>
          <table:table-cell office:value-type="float" office:value="1200">
            <text:p>1200</text:p>
          </table:table-cell>
          <table:table-cell table:formula="of:=[.B257]/[.C257]" office:value-type="float" office:value="73958.3333333333">
            <text:p>73958.3333333333</text:p>
          </table:table-cell>
          <table:table-cell table:number-columns-repeated="1020"/>
        </table:table-row>
        <table:table-row table:style-name="ro1">
          <table:table-cell office:value-type="string">
            <text:p>TRMD</text:p>
          </table:table-cell>
          <table:table-cell office:value-type="float" office:value="39650000">
            <text:p>39650000</text:p>
          </table:table-cell>
          <table:table-cell office:value-type="float" office:value="533">
            <text:p>533</text:p>
          </table:table-cell>
          <table:table-cell table:formula="of:=[.B258]/[.C258]" office:value-type="float" office:value="74390.243902439">
            <text:p>74390.243902439</text:p>
          </table:table-cell>
          <table:table-cell table:number-columns-repeated="1020"/>
        </table:table-row>
        <table:table-row table:style-name="ro1">
          <table:table-cell office:value-type="string">
            <text:p>BKOR</text:p>
          </table:table-cell>
          <table:table-cell office:value-type="float" office:value="6580000">
            <text:p>6580000</text:p>
          </table:table-cell>
          <table:table-cell office:value-type="float" office:value="88">
            <text:p>88</text:p>
          </table:table-cell>
          <table:table-cell table:formula="of:=[.B259]/[.C259]" office:value-type="float" office:value="74772.7272727273">
            <text:p>74772.7272727273</text:p>
          </table:table-cell>
          <table:table-cell table:number-columns-repeated="1020"/>
        </table:table-row>
        <table:table-row table:style-name="ro1">
          <table:table-cell office:value-type="string">
            <text:p>OSH</text:p>
          </table:table-cell>
          <table:table-cell office:value-type="float" office:value="144430000">
            <text:p>144430000</text:p>
          </table:table-cell>
          <table:table-cell office:value-type="float" office:value="1925">
            <text:p>1925</text:p>
          </table:table-cell>
          <table:table-cell table:formula="of:=[.B260]/[.C260]" office:value-type="float" office:value="75028.5714285714">
            <text:p>75028.5714285714</text:p>
          </table:table-cell>
          <table:table-cell table:number-columns-repeated="1020"/>
        </table:table-row>
        <table:table-row table:style-name="ro1">
          <table:table-cell office:value-type="string">
            <text:p>DVOX</text:p>
          </table:table-cell>
          <table:table-cell office:value-type="float" office:value="32900000">
            <text:p>32900000</text:p>
          </table:table-cell>
          <table:table-cell office:value-type="float" office:value="437">
            <text:p>437</text:p>
          </table:table-cell>
          <table:table-cell table:formula="of:=[.B261]/[.C261]" office:value-type="float" office:value="75286.0411899314">
            <text:p>75286.0411899314</text:p>
          </table:table-cell>
          <table:table-cell table:number-columns-repeated="1020"/>
        </table:table-row>
        <table:table-row table:style-name="ro1">
          <table:table-cell office:value-type="string">
            <text:p>NAFC</text:p>
          </table:table-cell>
          <table:table-cell office:value-type="float" office:value="339320000">
            <text:p>339320000</text:p>
          </table:table-cell>
          <table:table-cell office:value-type="float" office:value="4474">
            <text:p>4474</text:p>
          </table:table-cell>
          <table:table-cell table:formula="of:=[.B262]/[.C262]" office:value-type="float" office:value="75842.6464014305">
            <text:p>75842.6464014305</text:p>
          </table:table-cell>
          <table:table-cell table:number-columns-repeated="1020"/>
        </table:table-row>
        <table:table-row table:style-name="ro1">
          <table:table-cell office:value-type="string">
            <text:p>PRTS</text:p>
          </table:table-cell>
          <table:table-cell office:value-type="float" office:value="122500000">
            <text:p>122500000</text:p>
          </table:table-cell>
          <table:table-cell office:value-type="float" office:value="1612">
            <text:p>1612</text:p>
          </table:table-cell>
          <table:table-cell table:formula="of:=[.B263]/[.C263]" office:value-type="float" office:value="75992.5558312655">
            <text:p>75992.5558312655</text:p>
          </table:table-cell>
          <table:table-cell table:number-columns-repeated="1020"/>
        </table:table-row>
        <table:table-row table:style-name="ro1">
          <table:table-cell office:value-type="string">
            <text:p>ARCI</text:p>
          </table:table-cell>
          <table:table-cell office:value-type="float" office:value="27890000">
            <text:p>27890000</text:p>
          </table:table-cell>
          <table:table-cell office:value-type="float" office:value="366">
            <text:p>366</text:p>
          </table:table-cell>
          <table:table-cell table:formula="of:=[.B264]/[.C264]" office:value-type="float" office:value="76202.1857923497">
            <text:p>76202.1857923497</text:p>
          </table:table-cell>
          <table:table-cell table:number-columns-repeated="1020"/>
        </table:table-row>
        <table:table-row table:style-name="ro1">
          <table:table-cell office:value-type="string">
            <text:p>AOSL</text:p>
          </table:table-cell>
          <table:table-cell office:value-type="float" office:value="237140000">
            <text:p>237140000</text:p>
          </table:table-cell>
          <table:table-cell office:value-type="float" office:value="3099">
            <text:p>3099</text:p>
          </table:table-cell>
          <table:table-cell table:formula="of:=[.B265]/[.C265]" office:value-type="float" office:value="76521.4585350113">
            <text:p>76521.4585350113</text:p>
          </table:table-cell>
          <table:table-cell table:number-columns-repeated="1020"/>
        </table:table-row>
        <table:table-row table:style-name="ro1">
          <table:table-cell office:value-type="string">
            <text:p>SGRP</text:p>
          </table:table-cell>
          <table:table-cell office:value-type="float" office:value="23310000">
            <text:p>23310000</text:p>
          </table:table-cell>
          <table:table-cell office:value-type="float" office:value="303">
            <text:p>303</text:p>
          </table:table-cell>
          <table:table-cell table:formula="of:=[.B266]/[.C266]" office:value-type="float" office:value="76930.6930693069">
            <text:p>76930.6930693069</text:p>
          </table:table-cell>
          <table:table-cell table:number-columns-repeated="1020"/>
        </table:table-row>
        <table:table-row table:style-name="ro1">
          <table:table-cell office:value-type="string">
            <text:p>FFHL</text:p>
          </table:table-cell>
          <table:table-cell office:value-type="float" office:value="20250000">
            <text:p>20250000</text:p>
          </table:table-cell>
          <table:table-cell office:value-type="float" office:value="263">
            <text:p>263</text:p>
          </table:table-cell>
          <table:table-cell table:formula="of:=[.B267]/[.C267]" office:value-type="float" office:value="76996.1977186312">
            <text:p>76996.1977186312</text:p>
          </table:table-cell>
          <table:table-cell table:number-columns-repeated="1020"/>
        </table:table-row>
        <table:table-row table:style-name="ro1">
          <table:table-cell office:value-type="string">
            <text:p>FLWS</text:p>
          </table:table-cell>
          <table:table-cell office:value-type="float" office:value="177630000">
            <text:p>177630000</text:p>
          </table:table-cell>
          <table:table-cell office:value-type="float" office:value="2300">
            <text:p>2300</text:p>
          </table:table-cell>
          <table:table-cell table:formula="of:=[.B268]/[.C268]" office:value-type="float" office:value="77230.4347826087">
            <text:p>77230.4347826087</text:p>
          </table:table-cell>
          <table:table-cell table:number-columns-repeated="1020"/>
        </table:table-row>
        <table:table-row table:style-name="ro1">
          <table:table-cell office:value-type="string">
            <text:p>NKBP</text:p>
          </table:table-cell>
          <table:table-cell office:value-type="float" office:value="54330000">
            <text:p>54330000</text:p>
          </table:table-cell>
          <table:table-cell office:value-type="float" office:value="698">
            <text:p>698</text:p>
          </table:table-cell>
          <table:table-cell table:formula="of:=[.B269]/[.C269]" office:value-type="float" office:value="77836.676217765">
            <text:p>77836.676217765</text:p>
          </table:table-cell>
          <table:table-cell table:number-columns-repeated="1020"/>
        </table:table-row>
        <table:table-row table:style-name="ro1">
          <table:table-cell office:value-type="string">
            <text:p>CNTY</text:p>
          </table:table-cell>
          <table:table-cell office:value-type="float" office:value="68310000">
            <text:p>68310000</text:p>
          </table:table-cell>
          <table:table-cell office:value-type="float" office:value="876">
            <text:p>876</text:p>
          </table:table-cell>
          <table:table-cell table:formula="of:=[.B270]/[.C270]" office:value-type="float" office:value="77979.4520547945">
            <text:p>77979.4520547945</text:p>
          </table:table-cell>
          <table:table-cell table:number-columns-repeated="1020"/>
        </table:table-row>
        <table:table-row table:style-name="ro1">
          <table:table-cell office:value-type="string">
            <text:p>UCFC</text:p>
          </table:table-cell>
          <table:table-cell office:value-type="float" office:value="44020000">
            <text:p>44020000</text:p>
          </table:table-cell>
          <table:table-cell office:value-type="float" office:value="557">
            <text:p>557</text:p>
          </table:table-cell>
          <table:table-cell table:formula="of:=[.B271]/[.C271]" office:value-type="float" office:value="79030.5206463196">
            <text:p>79030.5206463196</text:p>
          </table:table-cell>
          <table:table-cell table:number-columns-repeated="1020"/>
        </table:table-row>
        <table:table-row table:style-name="ro1">
          <table:table-cell office:value-type="string">
            <text:p>SOCB</text:p>
          </table:table-cell>
          <table:table-cell office:value-type="float" office:value="7750000">
            <text:p>7750000</text:p>
          </table:table-cell>
          <table:table-cell office:value-type="float" office:value="98">
            <text:p>98</text:p>
          </table:table-cell>
          <table:table-cell table:formula="of:=[.B272]/[.C272]" office:value-type="float" office:value="79081.6326530612">
            <text:p>79081.6326530612</text:p>
          </table:table-cell>
          <table:table-cell table:number-columns-repeated="1020"/>
        </table:table-row>
        <table:table-row table:style-name="ro1">
          <table:table-cell office:value-type="string">
            <text:p>KIRK</text:p>
          </table:table-cell>
          <table:table-cell office:value-type="float" office:value="312560000">
            <text:p>312560000</text:p>
          </table:table-cell>
          <table:table-cell office:value-type="float" office:value="3948">
            <text:p>3948</text:p>
          </table:table-cell>
          <table:table-cell table:formula="of:=[.B273]/[.C273]" office:value-type="float" office:value="79169.1995947315">
            <text:p>79169.1995947315</text:p>
          </table:table-cell>
          <table:table-cell table:number-columns-repeated="1020"/>
        </table:table-row>
        <table:table-row table:style-name="ro1">
          <table:table-cell office:value-type="string">
            <text:p>FMFC</text:p>
          </table:table-cell>
          <table:table-cell office:value-type="float" office:value="36520000">
            <text:p>36520000</text:p>
          </table:table-cell>
          <table:table-cell office:value-type="float" office:value="460">
            <text:p>460</text:p>
          </table:table-cell>
          <table:table-cell table:formula="of:=[.B274]/[.C274]" office:value-type="float" office:value="79391.3043478261">
            <text:p>79391.3043478261</text:p>
          </table:table-cell>
          <table:table-cell table:number-columns-repeated="1020"/>
        </table:table-row>
        <table:table-row table:style-name="ro1">
          <table:table-cell office:value-type="string">
            <text:p>NNBR</text:p>
          </table:table-cell>
          <table:table-cell office:value-type="float" office:value="146090000">
            <text:p>146090000</text:p>
          </table:table-cell>
          <table:table-cell office:value-type="float" office:value="1829">
            <text:p>1829</text:p>
          </table:table-cell>
          <table:table-cell table:formula="of:=[.B275]/[.C275]" office:value-type="float" office:value="79874.2482230727">
            <text:p>79874.2482230727</text:p>
          </table:table-cell>
          <table:table-cell table:number-columns-repeated="1020"/>
        </table:table-row>
        <table:table-row table:style-name="ro1">
          <table:table-cell office:value-type="string">
            <text:p>CCRT</text:p>
          </table:table-cell>
          <table:table-cell office:value-type="float" office:value="131009999">
            <text:p>131009999</text:p>
          </table:table-cell>
          <table:table-cell office:value-type="float" office:value="1623">
            <text:p>1623</text:p>
          </table:table-cell>
          <table:table-cell table:formula="of:=[.B276]/[.C276]" office:value-type="float" office:value="80720.8866296981">
            <text:p>80720.8866296981</text:p>
          </table:table-cell>
          <table:table-cell table:number-columns-repeated="1020"/>
        </table:table-row>
        <table:table-row table:style-name="ro1">
          <table:table-cell office:value-type="string">
            <text:p>UTIW</text:p>
          </table:table-cell>
          <table:table-cell office:value-type="float" office:value="1670000000">
            <text:p>1670000000</text:p>
          </table:table-cell>
          <table:table-cell office:value-type="float" office:value="20596">
            <text:p>20596</text:p>
          </table:table-cell>
          <table:table-cell table:formula="of:=[.B277]/[.C277]" office:value-type="float" office:value="81083.7055738978">
            <text:p>81083.7055738978</text:p>
          </table:table-cell>
          <table:table-cell table:number-columns-repeated="1020"/>
        </table:table-row>
        <table:table-row table:style-name="ro1">
          <table:table-cell office:value-type="string">
            <text:p>CLBH</text:p>
          </table:table-cell>
          <table:table-cell office:value-type="float" office:value="14160000">
            <text:p>14160000</text:p>
          </table:table-cell>
          <table:table-cell office:value-type="float" office:value="174">
            <text:p>174</text:p>
          </table:table-cell>
          <table:table-cell table:formula="of:=[.B278]/[.C278]" office:value-type="float" office:value="81379.3103448276">
            <text:p>81379.3103448276</text:p>
          </table:table-cell>
          <table:table-cell table:number-columns-repeated="1020"/>
        </table:table-row>
        <table:table-row table:style-name="ro1">
          <table:table-cell office:value-type="string">
            <text:p>JCDA</text:p>
          </table:table-cell>
          <table:table-cell office:value-type="float" office:value="7820000">
            <text:p>7820000</text:p>
          </table:table-cell>
          <table:table-cell office:value-type="float" office:value="96">
            <text:p>96</text:p>
          </table:table-cell>
          <table:table-cell table:formula="of:=[.B279]/[.C279]" office:value-type="float" office:value="81458.3333333333">
            <text:p>81458.3333333333</text:p>
          </table:table-cell>
          <table:table-cell table:number-columns-repeated="1020"/>
        </table:table-row>
        <table:table-row table:style-name="ro1">
          <table:table-cell office:value-type="string">
            <text:p>HNH</text:p>
          </table:table-cell>
          <table:table-cell office:value-type="float" office:value="153900000">
            <text:p>153900000</text:p>
          </table:table-cell>
          <table:table-cell office:value-type="float" office:value="1884">
            <text:p>1884</text:p>
          </table:table-cell>
          <table:table-cell table:formula="of:=[.B280]/[.C280]" office:value-type="float" office:value="81687.898089172">
            <text:p>81687.898089172</text:p>
          </table:table-cell>
          <table:table-cell table:number-columns-repeated="1020"/>
        </table:table-row>
        <table:table-row table:style-name="ro1">
          <table:table-cell office:value-type="string">
            <text:p>LPNT</text:p>
          </table:table-cell>
          <table:table-cell office:value-type="float" office:value="1880000000">
            <text:p>1880000000</text:p>
          </table:table-cell>
          <table:table-cell office:value-type="float" office:value="23000">
            <text:p>23000</text:p>
          </table:table-cell>
          <table:table-cell table:formula="of:=[.B281]/[.C281]" office:value-type="float" office:value="81739.1304347826">
            <text:p>81739.1304347826</text:p>
          </table:table-cell>
          <table:table-cell table:number-columns-repeated="1020"/>
        </table:table-row>
        <table:table-row table:style-name="ro1">
          <table:table-cell office:value-type="string">
            <text:p>GKSR</text:p>
          </table:table-cell>
          <table:table-cell office:value-type="float" office:value="614210000">
            <text:p>614210000</text:p>
          </table:table-cell>
          <table:table-cell office:value-type="float" office:value="7500">
            <text:p>7500</text:p>
          </table:table-cell>
          <table:table-cell table:formula="of:=[.B282]/[.C282]" office:value-type="float" office:value="81894.6666666667">
            <text:p>81894.6666666667</text:p>
          </table:table-cell>
          <table:table-cell table:number-columns-repeated="1020"/>
        </table:table-row>
        <table:table-row table:style-name="ro1">
          <table:table-cell office:value-type="string">
            <text:p>JBSS</text:p>
          </table:table-cell>
          <table:table-cell office:value-type="float" office:value="114980000">
            <text:p>114980000</text:p>
          </table:table-cell>
          <table:table-cell office:value-type="float" office:value="1400">
            <text:p>1400</text:p>
          </table:table-cell>
          <table:table-cell table:formula="of:=[.B283]/[.C283]" office:value-type="float" office:value="82128.5714285714">
            <text:p>82128.5714285714</text:p>
          </table:table-cell>
          <table:table-cell table:number-columns-repeated="1020"/>
        </table:table-row>
        <table:table-row table:style-name="ro1">
          <table:table-cell office:value-type="string">
            <text:p>PLCC</text:p>
          </table:table-cell>
          <table:table-cell office:value-type="float" office:value="5190000">
            <text:p>5190000</text:p>
          </table:table-cell>
          <table:table-cell office:value-type="float" office:value="63">
            <text:p>63</text:p>
          </table:table-cell>
          <table:table-cell table:formula="of:=[.B284]/[.C284]" office:value-type="float" office:value="82380.9523809524">
            <text:p>82380.9523809524</text:p>
          </table:table-cell>
          <table:table-cell table:number-columns-repeated="1020"/>
        </table:table-row>
        <table:table-row table:style-name="ro1">
          <table:table-cell office:value-type="string">
            <text:p>GOLF</text:p>
          </table:table-cell>
          <table:table-cell office:value-type="float" office:value="65620000">
            <text:p>65620000</text:p>
          </table:table-cell>
          <table:table-cell office:value-type="float" office:value="796">
            <text:p>796</text:p>
          </table:table-cell>
          <table:table-cell table:formula="of:=[.B285]/[.C285]" office:value-type="float" office:value="82437.1859296483">
            <text:p>82437.1859296483</text:p>
          </table:table-cell>
          <table:table-cell table:number-columns-repeated="1020"/>
        </table:table-row>
        <table:table-row table:style-name="ro1">
          <table:table-cell office:value-type="string">
            <text:p>STLY</text:p>
          </table:table-cell>
          <table:table-cell office:value-type="float" office:value="49090000">
            <text:p>49090000</text:p>
          </table:table-cell>
          <table:table-cell office:value-type="float" office:value="595">
            <text:p>595</text:p>
          </table:table-cell>
          <table:table-cell table:formula="of:=[.B286]/[.C286]" office:value-type="float" office:value="82504.2016806723">
            <text:p>82504.2016806723</text:p>
          </table:table-cell>
          <table:table-cell table:number-columns-repeated="1020"/>
        </table:table-row>
        <table:table-row table:style-name="ro1">
          <table:table-cell office:value-type="string">
            <text:p>CTDC</text:p>
          </table:table-cell>
          <table:table-cell office:value-type="float" office:value="19240000">
            <text:p>19240000</text:p>
          </table:table-cell>
          <table:table-cell office:value-type="float" office:value="233">
            <text:p>233</text:p>
          </table:table-cell>
          <table:table-cell table:formula="of:=[.B287]/[.C287]" office:value-type="float" office:value="82575.1072961373">
            <text:p>82575.1072961373</text:p>
          </table:table-cell>
          <table:table-cell table:number-columns-repeated="1020"/>
        </table:table-row>
        <table:table-row table:style-name="ro1">
          <table:table-cell office:value-type="string">
            <text:p>CFFC</text:p>
          </table:table-cell>
          <table:table-cell office:value-type="float" office:value="13390000">
            <text:p>13390000</text:p>
          </table:table-cell>
          <table:table-cell office:value-type="float" office:value="162">
            <text:p>162</text:p>
          </table:table-cell>
          <table:table-cell table:formula="of:=[.B288]/[.C288]" office:value-type="float" office:value="82654.3209876543">
            <text:p>82654.3209876543</text:p>
          </table:table-cell>
          <table:table-cell table:number-columns-repeated="1020"/>
        </table:table-row>
        <table:table-row table:style-name="ro1">
          <table:table-cell office:value-type="string">
            <text:p>GRNB</text:p>
          </table:table-cell>
          <table:table-cell office:value-type="float" office:value="60380000">
            <text:p>60380000</text:p>
          </table:table-cell>
          <table:table-cell office:value-type="float" office:value="730">
            <text:p>730</text:p>
          </table:table-cell>
          <table:table-cell table:formula="of:=[.B289]/[.C289]" office:value-type="float" office:value="82712.3287671233">
            <text:p>82712.3287671233</text:p>
          </table:table-cell>
          <table:table-cell table:number-columns-repeated="1020"/>
        </table:table-row>
        <table:table-row table:style-name="ro1">
          <table:table-cell office:value-type="string">
            <text:p>CRRC</text:p>
          </table:table-cell>
          <table:table-cell office:value-type="float" office:value="129979999">
            <text:p>129979999</text:p>
          </table:table-cell>
          <table:table-cell office:value-type="float" office:value="1568">
            <text:p>1568</text:p>
          </table:table-cell>
          <table:table-cell table:formula="of:=[.B290]/[.C290]" office:value-type="float" office:value="82895.4075255102">
            <text:p>82895.4075255102</text:p>
          </table:table-cell>
          <table:table-cell table:number-columns-repeated="1020"/>
        </table:table-row>
        <table:table-row table:style-name="ro1">
          <table:table-cell office:value-type="string">
            <text:p>ANTP</text:p>
          </table:table-cell>
          <table:table-cell office:value-type="float" office:value="5320000">
            <text:p>5320000</text:p>
          </table:table-cell>
          <table:table-cell office:value-type="float" office:value="64">
            <text:p>64</text:p>
          </table:table-cell>
          <table:table-cell table:formula="of:=[.B291]/[.C291]" office:value-type="float" office:value="83125">
            <text:p>83125</text:p>
          </table:table-cell>
          <table:table-cell table:number-columns-repeated="1020"/>
        </table:table-row>
        <table:table-row table:style-name="ro1">
          <table:table-cell office:value-type="string">
            <text:p>WHR</text:p>
          </table:table-cell>
          <table:table-cell office:value-type="float" office:value="5680000000">
            <text:p>5680000000</text:p>
          </table:table-cell>
          <table:table-cell office:value-type="float" office:value="68231">
            <text:p>68231</text:p>
          </table:table-cell>
          <table:table-cell table:formula="of:=[.B292]/[.C292]" office:value-type="float" office:value="83246.6181061394">
            <text:p>83246.6181061394</text:p>
          </table:table-cell>
          <table:table-cell table:number-columns-repeated="1020"/>
        </table:table-row>
        <table:table-row table:style-name="ro1">
          <table:table-cell office:value-type="string">
            <text:p>MITL</text:p>
          </table:table-cell>
          <table:table-cell office:value-type="float" office:value="185450000">
            <text:p>185450000</text:p>
          </table:table-cell>
          <table:table-cell office:value-type="float" office:value="2199">
            <text:p>2199</text:p>
          </table:table-cell>
          <table:table-cell table:formula="of:=[.B293]/[.C293]" office:value-type="float" office:value="84333.7880854934">
            <text:p>84333.7880854934</text:p>
          </table:table-cell>
          <table:table-cell table:number-columns-repeated="1020"/>
        </table:table-row>
        <table:table-row table:style-name="ro1">
          <table:table-cell office:value-type="string">
            <text:p>LPTH</text:p>
          </table:table-cell>
          <table:table-cell office:value-type="float" office:value="17000000">
            <text:p>17000000</text:p>
          </table:table-cell>
          <table:table-cell office:value-type="float" office:value="200">
            <text:p>200</text:p>
          </table:table-cell>
          <table:table-cell table:formula="of:=[.B294]/[.C294]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SBSA</text:p>
          </table:table-cell>
          <table:table-cell office:value-type="float" office:value="33500000">
            <text:p>33500000</text:p>
          </table:table-cell>
          <table:table-cell office:value-type="float" office:value="394">
            <text:p>394</text:p>
          </table:table-cell>
          <table:table-cell table:formula="of:=[.B295]/[.C295]" office:value-type="float" office:value="85025.3807106599">
            <text:p>85025.3807106599</text:p>
          </table:table-cell>
          <table:table-cell table:number-columns-repeated="1020"/>
        </table:table-row>
        <table:table-row table:style-name="ro1">
          <table:table-cell office:value-type="string">
            <text:p>BLIN</text:p>
          </table:table-cell>
          <table:table-cell office:value-type="float" office:value="12720000">
            <text:p>12720000</text:p>
          </table:table-cell>
          <table:table-cell office:value-type="float" office:value="148">
            <text:p>148</text:p>
          </table:table-cell>
          <table:table-cell table:formula="of:=[.B296]/[.C296]" office:value-type="float" office:value="85945.945945946">
            <text:p>85945.945945946</text:p>
          </table:table-cell>
          <table:table-cell table:number-columns-repeated="1020"/>
        </table:table-row>
        <table:table-row table:style-name="ro1">
          <table:table-cell office:value-type="string">
            <text:p>OPLK</text:p>
          </table:table-cell>
          <table:table-cell office:value-type="float" office:value="307420000">
            <text:p>307420000</text:p>
          </table:table-cell>
          <table:table-cell office:value-type="float" office:value="3570">
            <text:p>3570</text:p>
          </table:table-cell>
          <table:table-cell table:formula="of:=[.B297]/[.C297]" office:value-type="float" office:value="86112.0448179272">
            <text:p>86112.0448179272</text:p>
          </table:table-cell>
          <table:table-cell table:number-columns-repeated="1020"/>
        </table:table-row>
        <table:table-row table:style-name="ro1">
          <table:table-cell office:value-type="string">
            <text:p>OSN</text:p>
          </table:table-cell>
          <table:table-cell office:value-type="float" office:value="20710000">
            <text:p>20710000</text:p>
          </table:table-cell>
          <table:table-cell office:value-type="float" office:value="238">
            <text:p>238</text:p>
          </table:table-cell>
          <table:table-cell table:formula="of:=[.B298]/[.C298]" office:value-type="float" office:value="87016.8067226891">
            <text:p>87016.8067226891</text:p>
          </table:table-cell>
          <table:table-cell table:number-columns-repeated="1020"/>
        </table:table-row>
        <table:table-row table:style-name="ro1">
          <table:table-cell office:value-type="string">
            <text:p>ONSM</text:p>
          </table:table-cell>
          <table:table-cell office:value-type="float" office:value="8220000">
            <text:p>8220000</text:p>
          </table:table-cell>
          <table:table-cell office:value-type="float" office:value="94">
            <text:p>94</text:p>
          </table:table-cell>
          <table:table-cell table:formula="of:=[.B299]/[.C299]" office:value-type="float" office:value="87446.8085106383">
            <text:p>87446.8085106383</text:p>
          </table:table-cell>
          <table:table-cell table:number-columns-repeated="1020"/>
        </table:table-row>
        <table:table-row table:style-name="ro1">
          <table:table-cell office:value-type="string">
            <text:p>CACH</text:p>
          </table:table-cell>
          <table:table-cell office:value-type="float" office:value="89980000">
            <text:p>89980000</text:p>
          </table:table-cell>
          <table:table-cell office:value-type="float" office:value="1026">
            <text:p>1026</text:p>
          </table:table-cell>
          <table:table-cell table:formula="of:=[.B300]/[.C300]" office:value-type="float" office:value="87699.8050682261">
            <text:p>87699.8050682261</text:p>
          </table:table-cell>
          <table:table-cell table:number-columns-repeated="1020"/>
        </table:table-row>
        <table:table-row table:style-name="ro1">
          <table:table-cell office:value-type="string">
            <text:p>APFC</text:p>
          </table:table-cell>
          <table:table-cell office:value-type="float" office:value="57910000">
            <text:p>57910000</text:p>
          </table:table-cell>
          <table:table-cell office:value-type="float" office:value="653">
            <text:p>653</text:p>
          </table:table-cell>
          <table:table-cell table:formula="of:=[.B301]/[.C301]" office:value-type="float" office:value="88683.0015313936">
            <text:p>88683.0015313936</text:p>
          </table:table-cell>
          <table:table-cell table:number-columns-repeated="1020"/>
        </table:table-row>
        <table:table-row table:style-name="ro1">
          <table:table-cell office:value-type="string">
            <text:p>SCOK</text:p>
          </table:table-cell>
          <table:table-cell office:value-type="float" office:value="61160000">
            <text:p>61160000</text:p>
          </table:table-cell>
          <table:table-cell office:value-type="float" office:value="689">
            <text:p>689</text:p>
          </table:table-cell>
          <table:table-cell table:formula="of:=[.B302]/[.C302]" office:value-type="float" office:value="88766.328011611">
            <text:p>88766.328011611</text:p>
          </table:table-cell>
          <table:table-cell table:number-columns-repeated="1020"/>
        </table:table-row>
        <table:table-row table:style-name="ro1">
          <table:table-cell office:value-type="string">
            <text:p>HMIN</text:p>
          </table:table-cell>
          <table:table-cell office:value-type="float" office:value="1450000000">
            <text:p>1450000000</text:p>
          </table:table-cell>
          <table:table-cell office:value-type="float" office:value="16313">
            <text:p>16313</text:p>
          </table:table-cell>
          <table:table-cell table:formula="of:=[.B303]/[.C303]" office:value-type="float" office:value="88886.1644087538">
            <text:p>88886.1644087538</text:p>
          </table:table-cell>
          <table:table-cell table:number-columns-repeated="1020"/>
        </table:table-row>
        <table:table-row table:style-name="ro1">
          <table:table-cell office:value-type="string">
            <text:p>DRAM</text:p>
          </table:table-cell>
          <table:table-cell office:value-type="float" office:value="8100000">
            <text:p>8100000</text:p>
          </table:table-cell>
          <table:table-cell office:value-type="float" office:value="91">
            <text:p>91</text:p>
          </table:table-cell>
          <table:table-cell table:formula="of:=[.B304]/[.C304]" office:value-type="float" office:value="89010.989010989">
            <text:p>89010.989010989</text:p>
          </table:table-cell>
          <table:table-cell table:number-columns-repeated="1020"/>
        </table:table-row>
        <table:table-row table:style-name="ro1">
          <table:table-cell office:value-type="string">
            <text:p>RBNF</text:p>
          </table:table-cell>
          <table:table-cell office:value-type="float" office:value="18710000">
            <text:p>18710000</text:p>
          </table:table-cell>
          <table:table-cell office:value-type="float" office:value="210">
            <text:p>210</text:p>
          </table:table-cell>
          <table:table-cell table:formula="of:=[.B305]/[.C305]" office:value-type="float" office:value="89095.2380952381">
            <text:p>89095.2380952381</text:p>
          </table:table-cell>
          <table:table-cell table:number-columns-repeated="1020"/>
        </table:table-row>
        <table:table-row table:style-name="ro1">
          <table:table-cell office:value-type="string">
            <text:p>FLXS</text:p>
          </table:table-cell>
          <table:table-cell office:value-type="float" office:value="116000000">
            <text:p>116000000</text:p>
          </table:table-cell>
          <table:table-cell office:value-type="float" office:value="1300">
            <text:p>1300</text:p>
          </table:table-cell>
          <table:table-cell table:formula="of:=[.B306]/[.C306]" office:value-type="float" office:value="89230.7692307692">
            <text:p>89230.7692307692</text:p>
          </table:table-cell>
          <table:table-cell table:number-columns-repeated="1020"/>
        </table:table-row>
        <table:table-row table:style-name="ro1">
          <table:table-cell office:value-type="string">
            <text:p>GPIC</text:p>
          </table:table-cell>
          <table:table-cell office:value-type="float" office:value="57330000">
            <text:p>57330000</text:p>
          </table:table-cell>
          <table:table-cell office:value-type="float" office:value="642">
            <text:p>642</text:p>
          </table:table-cell>
          <table:table-cell table:formula="of:=[.B307]/[.C307]" office:value-type="float" office:value="89299.0654205607">
            <text:p>89299.0654205607</text:p>
          </table:table-cell>
          <table:table-cell table:number-columns-repeated="1020"/>
        </table:table-row>
        <table:table-row table:style-name="ro1">
          <table:table-cell office:value-type="string">
            <text:p>SPRO</text:p>
          </table:table-cell>
          <table:table-cell office:value-type="float" office:value="9650000">
            <text:p>9650000</text:p>
          </table:table-cell>
          <table:table-cell office:value-type="float" office:value="108">
            <text:p>108</text:p>
          </table:table-cell>
          <table:table-cell table:formula="of:=[.B308]/[.C308]" office:value-type="float" office:value="89351.8518518519">
            <text:p>89351.8518518519</text:p>
          </table:table-cell>
          <table:table-cell table:number-columns-repeated="1020"/>
        </table:table-row>
        <table:table-row table:style-name="ro1">
          <table:table-cell office:value-type="string">
            <text:p>HAUP</text:p>
          </table:table-cell>
          <table:table-cell office:value-type="float" office:value="13060000">
            <text:p>13060000</text:p>
          </table:table-cell>
          <table:table-cell office:value-type="float" office:value="146">
            <text:p>146</text:p>
          </table:table-cell>
          <table:table-cell table:formula="of:=[.B309]/[.C309]" office:value-type="float" office:value="89452.0547945205">
            <text:p>89452.0547945205</text:p>
          </table:table-cell>
          <table:table-cell table:number-columns-repeated="1020"/>
        </table:table-row>
        <table:table-row table:style-name="ro1">
          <table:table-cell office:value-type="string">
            <text:p>AHPI</text:p>
          </table:table-cell>
          <table:table-cell office:value-type="float" office:value="28110000">
            <text:p>28110000</text:p>
          </table:table-cell>
          <table:table-cell office:value-type="float" office:value="313">
            <text:p>313</text:p>
          </table:table-cell>
          <table:table-cell table:formula="of:=[.B310]/[.C310]" office:value-type="float" office:value="89808.3067092652">
            <text:p>89808.3067092652</text:p>
          </table:table-cell>
          <table:table-cell table:number-columns-repeated="1020"/>
        </table:table-row>
        <table:table-row table:style-name="ro1">
          <table:table-cell office:value-type="string">
            <text:p>FUNC</text:p>
          </table:table-cell>
          <table:table-cell office:value-type="float" office:value="32759999">
            <text:p>32759999</text:p>
          </table:table-cell>
          <table:table-cell office:value-type="float" office:value="360">
            <text:p>360</text:p>
          </table:table-cell>
          <table:table-cell table:formula="of:=[.B311]/[.C311]" office:value-type="float" office:value="90999.9972222222">
            <text:p>90999.9972222222</text:p>
          </table:table-cell>
          <table:table-cell table:number-columns-repeated="1020"/>
        </table:table-row>
        <table:table-row table:style-name="ro1">
          <table:table-cell office:value-type="string">
            <text:p>NEWL</text:p>
          </table:table-cell>
          <table:table-cell office:value-type="float" office:value="6580000">
            <text:p>6580000</text:p>
          </table:table-cell>
          <table:table-cell office:value-type="float" office:value="72">
            <text:p>72</text:p>
          </table:table-cell>
          <table:table-cell table:formula="of:=[.B312]/[.C312]" office:value-type="float" office:value="91388.8888888889">
            <text:p>91388.8888888889</text:p>
          </table:table-cell>
          <table:table-cell table:number-columns-repeated="1020"/>
        </table:table-row>
        <table:table-row table:style-name="ro1">
          <table:table-cell office:value-type="string">
            <text:p>SENEA</text:p>
          </table:table-cell>
          <table:table-cell office:value-type="float" office:value="274480000">
            <text:p>274480000</text:p>
          </table:table-cell>
          <table:table-cell office:value-type="float" office:value="3000">
            <text:p>3000</text:p>
          </table:table-cell>
          <table:table-cell table:formula="of:=[.B313]/[.C313]" office:value-type="float" office:value="91493.3333333333">
            <text:p>91493.3333333333</text:p>
          </table:table-cell>
          <table:table-cell table:number-columns-repeated="1020"/>
        </table:table-row>
        <table:table-row table:style-name="ro1">
          <table:table-cell office:value-type="string">
            <text:p>PLNR</text:p>
          </table:table-cell>
          <table:table-cell office:value-type="float" office:value="43600000">
            <text:p>43600000</text:p>
          </table:table-cell>
          <table:table-cell office:value-type="float" office:value="471">
            <text:p>471</text:p>
          </table:table-cell>
          <table:table-cell table:formula="of:=[.B314]/[.C314]" office:value-type="float" office:value="92569.0021231423">
            <text:p>92569.0021231423</text:p>
          </table:table-cell>
          <table:table-cell table:number-columns-repeated="1020"/>
        </table:table-row>
        <table:table-row table:style-name="ro1">
          <table:table-cell office:value-type="string">
            <text:p>FARM</text:p>
          </table:table-cell>
          <table:table-cell office:value-type="float" office:value="168630000">
            <text:p>168630000</text:p>
          </table:table-cell>
          <table:table-cell office:value-type="float" office:value="1820">
            <text:p>1820</text:p>
          </table:table-cell>
          <table:table-cell table:formula="of:=[.B315]/[.C315]" office:value-type="float" office:value="92653.8461538462">
            <text:p>92653.8461538462</text:p>
          </table:table-cell>
          <table:table-cell table:number-columns-repeated="1020"/>
        </table:table-row>
        <table:table-row table:style-name="ro1">
          <table:table-cell office:value-type="string">
            <text:p>CMRG</text:p>
          </table:table-cell>
          <table:table-cell office:value-type="float" office:value="146400000">
            <text:p>146400000</text:p>
          </table:table-cell>
          <table:table-cell office:value-type="float" office:value="1576">
            <text:p>1576</text:p>
          </table:table-cell>
          <table:table-cell table:formula="of:=[.B316]/[.C316]" office:value-type="float" office:value="92893.4010152284">
            <text:p>92893.4010152284</text:p>
          </table:table-cell>
          <table:table-cell table:number-columns-repeated="1020"/>
        </table:table-row>
        <table:table-row table:style-name="ro1">
          <table:table-cell office:value-type="string">
            <text:p>CSPI</text:p>
          </table:table-cell>
          <table:table-cell office:value-type="float" office:value="12870000">
            <text:p>12870000</text:p>
          </table:table-cell>
          <table:table-cell office:value-type="float" office:value="138">
            <text:p>138</text:p>
          </table:table-cell>
          <table:table-cell table:formula="of:=[.B317]/[.C317]" office:value-type="float" office:value="93260.8695652174">
            <text:p>93260.8695652174</text:p>
          </table:table-cell>
          <table:table-cell table:number-columns-repeated="1020"/>
        </table:table-row>
        <table:table-row table:style-name="ro1">
          <table:table-cell office:value-type="string">
            <text:p>SENEB</text:p>
          </table:table-cell>
          <table:table-cell office:value-type="float" office:value="279990000">
            <text:p>279990000</text:p>
          </table:table-cell>
          <table:table-cell office:value-type="float" office:value="3000">
            <text:p>3000</text:p>
          </table:table-cell>
          <table:table-cell table:formula="of:=[.B318]/[.C318]" office:value-type="float" office:value="93330">
            <text:p>93330</text:p>
          </table:table-cell>
          <table:table-cell table:number-columns-repeated="1020"/>
        </table:table-row>
        <table:table-row table:style-name="ro1">
          <table:table-cell office:value-type="string">
            <text:p>CWST</text:p>
          </table:table-cell>
          <table:table-cell office:value-type="float" office:value="168360000">
            <text:p>168360000</text:p>
          </table:table-cell>
          <table:table-cell office:value-type="float" office:value="1800">
            <text:p>1800</text:p>
          </table:table-cell>
          <table:table-cell table:formula="of:=[.B319]/[.C319]" office:value-type="float" office:value="93533.3333333333">
            <text:p>93533.3333333333</text:p>
          </table:table-cell>
          <table:table-cell table:number-columns-repeated="1020"/>
        </table:table-row>
        <table:table-row table:style-name="ro1">
          <table:table-cell office:value-type="string">
            <text:p>APOL</text:p>
          </table:table-cell>
          <table:table-cell office:value-type="float" office:value="5290000000">
            <text:p>5290000000</text:p>
          </table:table-cell>
          <table:table-cell office:value-type="float" office:value="56470">
            <text:p>56470</text:p>
          </table:table-cell>
          <table:table-cell table:formula="of:=[.B320]/[.C320]" office:value-type="float" office:value="93678.0591464494">
            <text:p>93678.0591464494</text:p>
          </table:table-cell>
          <table:table-cell table:number-columns-repeated="1020"/>
        </table:table-row>
        <table:table-row table:style-name="ro1">
          <table:table-cell office:value-type="string">
            <text:p>ATEA</text:p>
          </table:table-cell>
          <table:table-cell office:value-type="float" office:value="16520000">
            <text:p>16520000</text:p>
          </table:table-cell>
          <table:table-cell office:value-type="float" office:value="175">
            <text:p>175</text:p>
          </table:table-cell>
          <table:table-cell table:formula="of:=[.B321]/[.C321]" office:value-type="float" office:value="94400">
            <text:p>94400</text:p>
          </table:table-cell>
          <table:table-cell table:number-columns-repeated="1020"/>
        </table:table-row>
        <table:table-row table:style-name="ro1">
          <table:table-cell office:value-type="string">
            <text:p>USHS</text:p>
          </table:table-cell>
          <table:table-cell office:value-type="float" office:value="81520000">
            <text:p>81520000</text:p>
          </table:table-cell>
          <table:table-cell office:value-type="float" office:value="863">
            <text:p>863</text:p>
          </table:table-cell>
          <table:table-cell table:formula="of:=[.B322]/[.C322]" office:value-type="float" office:value="94461.1819235226">
            <text:p>94461.1819235226</text:p>
          </table:table-cell>
          <table:table-cell table:number-columns-repeated="1020"/>
        </table:table-row>
        <table:table-row table:style-name="ro1">
          <table:table-cell office:value-type="string">
            <text:p>OSTK</text:p>
          </table:table-cell>
          <table:table-cell office:value-type="float" office:value="142220000">
            <text:p>142220000</text:p>
          </table:table-cell>
          <table:table-cell office:value-type="float" office:value="1500">
            <text:p>1500</text:p>
          </table:table-cell>
          <table:table-cell table:formula="of:=[.B323]/[.C323]" office:value-type="float" office:value="94813.3333333333">
            <text:p>94813.3333333333</text:p>
          </table:table-cell>
          <table:table-cell table:number-columns-repeated="1020"/>
        </table:table-row>
        <table:table-row table:style-name="ro1">
          <table:table-cell office:value-type="string">
            <text:p>ATNY</text:p>
          </table:table-cell>
          <table:table-cell office:value-type="float" office:value="202990000">
            <text:p>202990000</text:p>
          </table:table-cell>
          <table:table-cell office:value-type="float" office:value="2140">
            <text:p>2140</text:p>
          </table:table-cell>
          <table:table-cell table:formula="of:=[.B324]/[.C324]" office:value-type="float" office:value="94855.1401869159">
            <text:p>94855.1401869159</text:p>
          </table:table-cell>
          <table:table-cell table:number-columns-repeated="1020"/>
        </table:table-row>
        <table:table-row table:style-name="ro1">
          <table:table-cell office:value-type="string">
            <text:p>CALI</text:p>
          </table:table-cell>
          <table:table-cell office:value-type="float" office:value="21280000">
            <text:p>21280000</text:p>
          </table:table-cell>
          <table:table-cell office:value-type="float" office:value="224">
            <text:p>224</text:p>
          </table:table-cell>
          <table:table-cell table:formula="of:=[.B325]/[.C325]" office:value-type="float" office:value="95000">
            <text:p>95000</text:p>
          </table:table-cell>
          <table:table-cell table:number-columns-repeated="1020"/>
        </table:table-row>
        <table:table-row table:style-name="ro1">
          <table:table-cell office:value-type="string">
            <text:p>EMKR</text:p>
          </table:table-cell>
          <table:table-cell office:value-type="float" office:value="95260000">
            <text:p>95260000</text:p>
          </table:table-cell>
          <table:table-cell office:value-type="float" office:value="1000">
            <text:p>1000</text:p>
          </table:table-cell>
          <table:table-cell table:formula="of:=[.B326]/[.C326]" office:value-type="float" office:value="95260">
            <text:p>95260</text:p>
          </table:table-cell>
          <table:table-cell table:number-columns-repeated="1020"/>
        </table:table-row>
        <table:table-row table:style-name="ro1">
          <table:table-cell office:value-type="string">
            <text:p>SAI</text:p>
          </table:table-cell>
          <table:table-cell office:value-type="float" office:value="4150000000">
            <text:p>4150000000</text:p>
          </table:table-cell>
          <table:table-cell office:value-type="float" office:value="43400">
            <text:p>43400</text:p>
          </table:table-cell>
          <table:table-cell table:formula="of:=[.B327]/[.C327]" office:value-type="float" office:value="95622.1198156682">
            <text:p>95622.1198156682</text:p>
          </table:table-cell>
          <table:table-cell table:number-columns-repeated="1020"/>
        </table:table-row>
        <table:table-row table:style-name="ro1">
          <table:table-cell office:value-type="string">
            <text:p>CNYD</text:p>
          </table:table-cell>
          <table:table-cell office:value-type="float" office:value="36950000">
            <text:p>36950000</text:p>
          </table:table-cell>
          <table:table-cell office:value-type="float" office:value="385">
            <text:p>385</text:p>
          </table:table-cell>
          <table:table-cell table:formula="of:=[.B328]/[.C328]" office:value-type="float" office:value="95974.025974026">
            <text:p>95974.025974026</text:p>
          </table:table-cell>
          <table:table-cell table:number-columns-repeated="1020"/>
        </table:table-row>
        <table:table-row table:style-name="ro1">
          <table:table-cell office:value-type="string">
            <text:p>SPTN</text:p>
          </table:table-cell>
          <table:table-cell office:value-type="float" office:value="401190000">
            <text:p>401190000</text:p>
          </table:table-cell>
          <table:table-cell office:value-type="float" office:value="4100">
            <text:p>4100</text:p>
          </table:table-cell>
          <table:table-cell table:formula="of:=[.B329]/[.C329]" office:value-type="float" office:value="97851.2195121951">
            <text:p>97851.2195121951</text:p>
          </table:table-cell>
          <table:table-cell table:number-columns-repeated="1020"/>
        </table:table-row>
        <table:table-row table:style-name="ro1">
          <table:table-cell office:value-type="string">
            <text:p>APOG</text:p>
          </table:table-cell>
          <table:table-cell office:value-type="float" office:value="353120000">
            <text:p>353120000</text:p>
          </table:table-cell>
          <table:table-cell office:value-type="float" office:value="3555">
            <text:p>3555</text:p>
          </table:table-cell>
          <table:table-cell table:formula="of:=[.B330]/[.C330]" office:value-type="float" office:value="99330.5203938115">
            <text:p>99330.5203938115</text:p>
          </table:table-cell>
          <table:table-cell table:number-columns-repeated="1020"/>
        </table:table-row>
        <table:table-row table:style-name="ro1">
          <table:table-cell office:value-type="string">
            <text:p>DGLY</text:p>
          </table:table-cell>
          <table:table-cell office:value-type="float" office:value="9850000">
            <text:p>9850000</text:p>
          </table:table-cell>
          <table:table-cell office:value-type="float" office:value="99">
            <text:p>99</text:p>
          </table:table-cell>
          <table:table-cell table:formula="of:=[.B331]/[.C331]" office:value-type="float" office:value="99494.9494949495">
            <text:p>99494.9494949495</text:p>
          </table:table-cell>
          <table:table-cell table:number-columns-repeated="1020"/>
        </table:table-row>
        <table:table-row table:style-name="ro1">
          <table:table-cell office:value-type="string">
            <text:p>SAFM</text:p>
          </table:table-cell>
          <table:table-cell office:value-type="float" office:value="1140000000">
            <text:p>1140000000</text:p>
          </table:table-cell>
          <table:table-cell office:value-type="float" office:value="11333">
            <text:p>11333</text:p>
          </table:table-cell>
          <table:table-cell table:formula="of:=[.B332]/[.C332]" office:value-type="float" office:value="100591.193858643">
            <text:p>100591.193858643</text:p>
          </table:table-cell>
          <table:table-cell table:number-columns-repeated="1020"/>
        </table:table-row>
        <table:table-row table:style-name="ro1">
          <table:table-cell office:value-type="string">
            <text:p>SCHL</text:p>
          </table:table-cell>
          <table:table-cell office:value-type="float" office:value="952430000">
            <text:p>952430000</text:p>
          </table:table-cell>
          <table:table-cell office:value-type="float" office:value="9400">
            <text:p>9400</text:p>
          </table:table-cell>
          <table:table-cell table:formula="of:=[.B333]/[.C333]" office:value-type="float" office:value="101322.340425532">
            <text:p>101322.340425532</text:p>
          </table:table-cell>
          <table:table-cell table:number-columns-repeated="1020"/>
        </table:table-row>
        <table:table-row table:style-name="ro1">
          <table:table-cell office:value-type="string">
            <text:p>CORE</text:p>
          </table:table-cell>
          <table:table-cell office:value-type="float" office:value="446780000">
            <text:p>446780000</text:p>
          </table:table-cell>
          <table:table-cell office:value-type="float" office:value="4399">
            <text:p>4399</text:p>
          </table:table-cell>
          <table:table-cell table:formula="of:=[.B334]/[.C334]" office:value-type="float" office:value="101563.991816322">
            <text:p>101563.991816322</text:p>
          </table:table-cell>
          <table:table-cell table:number-columns-repeated="1020"/>
        </table:table-row>
        <table:table-row table:style-name="ro1">
          <table:table-cell office:value-type="string">
            <text:p>FRED</text:p>
          </table:table-cell>
          <table:table-cell office:value-type="float" office:value="496270000">
            <text:p>496270000</text:p>
          </table:table-cell>
          <table:table-cell office:value-type="float" office:value="4873">
            <text:p>4873</text:p>
          </table:table-cell>
          <table:table-cell table:formula="of:=[.B335]/[.C335]" office:value-type="float" office:value="101840.755181613">
            <text:p>101840.755181613</text:p>
          </table:table-cell>
          <table:table-cell table:number-columns-repeated="1020"/>
        </table:table-row>
        <table:table-row table:style-name="ro1">
          <table:table-cell office:value-type="string">
            <text:p>RSOL</text:p>
          </table:table-cell>
          <table:table-cell office:value-type="float" office:value="26800000">
            <text:p>26800000</text:p>
          </table:table-cell>
          <table:table-cell office:value-type="float" office:value="263">
            <text:p>263</text:p>
          </table:table-cell>
          <table:table-cell table:formula="of:=[.B336]/[.C336]" office:value-type="float" office:value="101901.140684411">
            <text:p>101901.140684411</text:p>
          </table:table-cell>
          <table:table-cell table:number-columns-repeated="1020"/>
        </table:table-row>
        <table:table-row table:style-name="ro1">
          <table:table-cell office:value-type="string">
            <text:p>LAYN</text:p>
          </table:table-cell>
          <table:table-cell office:value-type="float" office:value="451280000">
            <text:p>451280000</text:p>
          </table:table-cell>
          <table:table-cell office:value-type="float" office:value="4400">
            <text:p>4400</text:p>
          </table:table-cell>
          <table:table-cell table:formula="of:=[.B337]/[.C337]" office:value-type="float" office:value="102563.636363636">
            <text:p>102563.636363636</text:p>
          </table:table-cell>
          <table:table-cell table:number-columns-repeated="1020"/>
        </table:table-row>
        <table:table-row table:style-name="ro1">
          <table:table-cell office:value-type="string">
            <text:p>CETV</text:p>
          </table:table-cell>
          <table:table-cell office:value-type="float" office:value="461700000">
            <text:p>461700000</text:p>
          </table:table-cell>
          <table:table-cell office:value-type="float" office:value="4500">
            <text:p>4500</text:p>
          </table:table-cell>
          <table:table-cell table:formula="of:=[.B338]/[.C338]" office:value-type="float" office:value="102600">
            <text:p>102600</text:p>
          </table:table-cell>
          <table:table-cell table:number-columns-repeated="1020"/>
        </table:table-row>
        <table:table-row table:style-name="ro1">
          <table:table-cell office:value-type="string">
            <text:p>BWEN</text:p>
          </table:table-cell>
          <table:table-cell office:value-type="float" office:value="88030000">
            <text:p>88030000</text:p>
          </table:table-cell>
          <table:table-cell office:value-type="float" office:value="850">
            <text:p>850</text:p>
          </table:table-cell>
          <table:table-cell table:formula="of:=[.B339]/[.C339]" office:value-type="float" office:value="103564.705882353">
            <text:p>103564.705882353</text:p>
          </table:table-cell>
          <table:table-cell table:number-columns-repeated="1020"/>
        </table:table-row>
        <table:table-row table:style-name="ro1">
          <table:table-cell office:value-type="string">
            <text:p>HWBK</text:p>
          </table:table-cell>
          <table:table-cell office:value-type="float" office:value="34840000">
            <text:p>34840000</text:p>
          </table:table-cell>
          <table:table-cell office:value-type="float" office:value="332">
            <text:p>332</text:p>
          </table:table-cell>
          <table:table-cell table:formula="of:=[.B340]/[.C340]" office:value-type="float" office:value="104939.759036145">
            <text:p>104939.759036145</text:p>
          </table:table-cell>
          <table:table-cell table:number-columns-repeated="1020"/>
        </table:table-row>
        <table:table-row table:style-name="ro1">
          <table:table-cell office:value-type="string">
            <text:p>BBOX</text:p>
          </table:table-cell>
          <table:table-cell office:value-type="float" office:value="464970000">
            <text:p>464970000</text:p>
          </table:table-cell>
          <table:table-cell office:value-type="float" office:value="4413">
            <text:p>4413</text:p>
          </table:table-cell>
          <table:table-cell table:formula="of:=[.B341]/[.C341]" office:value-type="float" office:value="105363.698164514">
            <text:p>105363.698164514</text:p>
          </table:table-cell>
          <table:table-cell table:number-columns-repeated="1020"/>
        </table:table-row>
        <table:table-row table:style-name="ro1">
          <table:table-cell office:value-type="string">
            <text:p>GTSI</text:p>
          </table:table-cell>
          <table:table-cell office:value-type="float" office:value="45840000">
            <text:p>45840000</text:p>
          </table:table-cell>
          <table:table-cell office:value-type="float" office:value="433">
            <text:p>433</text:p>
          </table:table-cell>
          <table:table-cell table:formula="of:=[.B342]/[.C342]" office:value-type="float" office:value="105866.050808314">
            <text:p>105866.050808314</text:p>
          </table:table-cell>
          <table:table-cell table:number-columns-repeated="1020"/>
        </table:table-row>
        <table:table-row table:style-name="ro1">
          <table:table-cell office:value-type="string">
            <text:p>EDGW</text:p>
          </table:table-cell>
          <table:table-cell office:value-type="float" office:value="40490000">
            <text:p>40490000</text:p>
          </table:table-cell>
          <table:table-cell office:value-type="float" office:value="380">
            <text:p>380</text:p>
          </table:table-cell>
          <table:table-cell table:formula="of:=[.B343]/[.C343]" office:value-type="float" office:value="106552.631578947">
            <text:p>106552.631578947</text:p>
          </table:table-cell>
          <table:table-cell table:number-columns-repeated="1020"/>
        </table:table-row>
        <table:table-row table:style-name="ro1">
          <table:table-cell office:value-type="string">
            <text:p>WHRT</text:p>
          </table:table-cell>
          <table:table-cell office:value-type="float" office:value="6940000">
            <text:p>6940000</text:p>
          </table:table-cell>
          <table:table-cell office:value-type="float" office:value="65">
            <text:p>65</text:p>
          </table:table-cell>
          <table:table-cell table:formula="of:=[.B344]/[.C344]" office:value-type="float" office:value="106769.230769231">
            <text:p>106769.230769231</text:p>
          </table:table-cell>
          <table:table-cell table:number-columns-repeated="1020"/>
        </table:table-row>
        <table:table-row table:style-name="ro1">
          <table:table-cell office:value-type="string">
            <text:p>NWK</text:p>
          </table:table-cell>
          <table:table-cell office:value-type="float" office:value="25000000">
            <text:p>25000000</text:p>
          </table:table-cell>
          <table:table-cell office:value-type="float" office:value="234">
            <text:p>234</text:p>
          </table:table-cell>
          <table:table-cell table:formula="of:=[.B345]/[.C345]" office:value-type="float" office:value="106837.606837607">
            <text:p>106837.606837607</text:p>
          </table:table-cell>
          <table:table-cell table:number-columns-repeated="1020"/>
        </table:table-row>
        <table:table-row table:style-name="ro1">
          <table:table-cell office:value-type="string">
            <text:p>VVTV</text:p>
          </table:table-cell>
          <table:table-cell office:value-type="float" office:value="81570000">
            <text:p>81570000</text:p>
          </table:table-cell>
          <table:table-cell office:value-type="float" office:value="760">
            <text:p>760</text:p>
          </table:table-cell>
          <table:table-cell table:formula="of:=[.B346]/[.C346]" office:value-type="float" office:value="107328.947368421">
            <text:p>107328.947368421</text:p>
          </table:table-cell>
          <table:table-cell table:number-columns-repeated="1020"/>
        </table:table-row>
        <table:table-row table:style-name="ro1">
          <table:table-cell office:value-type="string">
            <text:p>MBTF</text:p>
          </table:table-cell>
          <table:table-cell office:value-type="float" office:value="37520000">
            <text:p>37520000</text:p>
          </table:table-cell>
          <table:table-cell office:value-type="float" office:value="349">
            <text:p>349</text:p>
          </table:table-cell>
          <table:table-cell table:formula="of:=[.B347]/[.C347]" office:value-type="float" office:value="107507.163323782">
            <text:p>107507.163323782</text:p>
          </table:table-cell>
          <table:table-cell table:number-columns-repeated="1020"/>
        </table:table-row>
        <table:table-row table:style-name="ro1">
          <table:table-cell office:value-type="string">
            <text:p>CBEY</text:p>
          </table:table-cell>
          <table:table-cell office:value-type="float" office:value="221280000">
            <text:p>221280000</text:p>
          </table:table-cell>
          <table:table-cell office:value-type="float" office:value="2053">
            <text:p>2053</text:p>
          </table:table-cell>
          <table:table-cell table:formula="of:=[.B348]/[.C348]" office:value-type="float" office:value="107783.731125183">
            <text:p>107783.731125183</text:p>
          </table:table-cell>
          <table:table-cell table:number-columns-repeated="1020"/>
        </table:table-row>
        <table:table-row table:style-name="ro1">
          <table:table-cell office:value-type="string">
            <text:p>SPU</text:p>
          </table:table-cell>
          <table:table-cell office:value-type="float" office:value="42650000">
            <text:p>42650000</text:p>
          </table:table-cell>
          <table:table-cell office:value-type="float" office:value="395">
            <text:p>395</text:p>
          </table:table-cell>
          <table:table-cell table:formula="of:=[.B349]/[.C349]" office:value-type="float" office:value="107974.683544304">
            <text:p>107974.683544304</text:p>
          </table:table-cell>
          <table:table-cell table:number-columns-repeated="1020"/>
        </table:table-row>
        <table:table-row table:style-name="ro1">
          <table:table-cell office:value-type="string">
            <text:p>CENT</text:p>
          </table:table-cell>
          <table:table-cell office:value-type="float" office:value="427050000">
            <text:p>427050000</text:p>
          </table:table-cell>
          <table:table-cell office:value-type="float" office:value="3900">
            <text:p>3900</text:p>
          </table:table-cell>
          <table:table-cell table:formula="of:=[.B350]/[.C350]" office:value-type="float" office:value="109500">
            <text:p>109500</text:p>
          </table:table-cell>
          <table:table-cell table:number-columns-repeated="1020"/>
        </table:table-row>
        <table:table-row table:style-name="ro1">
          <table:table-cell office:value-type="string">
            <text:p>PERY</text:p>
          </table:table-cell>
          <table:table-cell office:value-type="float" office:value="264370000">
            <text:p>264370000</text:p>
          </table:table-cell>
          <table:table-cell office:value-type="float" office:value="2400">
            <text:p>2400</text:p>
          </table:table-cell>
          <table:table-cell table:formula="of:=[.B351]/[.C351]" office:value-type="float" office:value="110154.166666667">
            <text:p>110154.166666667</text:p>
          </table:table-cell>
          <table:table-cell table:number-columns-repeated="1020"/>
        </table:table-row>
        <table:table-row table:style-name="ro1">
          <table:table-cell office:value-type="string">
            <text:p>CHRS</text:p>
          </table:table-cell>
          <table:table-cell office:value-type="float" office:value="664240000">
            <text:p>664240000</text:p>
          </table:table-cell>
          <table:table-cell office:value-type="float" office:value="6000">
            <text:p>6000</text:p>
          </table:table-cell>
          <table:table-cell table:formula="of:=[.B352]/[.C352]" office:value-type="float" office:value="110706.666666667">
            <text:p>110706.666666667</text:p>
          </table:table-cell>
          <table:table-cell table:number-columns-repeated="1020"/>
        </table:table-row>
        <table:table-row table:style-name="ro1">
          <table:table-cell office:value-type="string">
            <text:p>PDII</text:p>
          </table:table-cell>
          <table:table-cell office:value-type="float" office:value="96440000">
            <text:p>96440000</text:p>
          </table:table-cell>
          <table:table-cell office:value-type="float" office:value="870">
            <text:p>870</text:p>
          </table:table-cell>
          <table:table-cell table:formula="of:=[.B353]/[.C353]" office:value-type="float" office:value="110850.574712644">
            <text:p>110850.574712644</text:p>
          </table:table-cell>
          <table:table-cell table:number-columns-repeated="1020"/>
        </table:table-row>
        <table:table-row table:style-name="ro1">
          <table:table-cell office:value-type="string">
            <text:p>JNGW</text:p>
          </table:table-cell>
          <table:table-cell office:value-type="float" office:value="42920000">
            <text:p>42920000</text:p>
          </table:table-cell>
          <table:table-cell office:value-type="float" office:value="386">
            <text:p>386</text:p>
          </table:table-cell>
          <table:table-cell table:formula="of:=[.B354]/[.C354]" office:value-type="float" office:value="111191.70984456">
            <text:p>111191.70984456</text:p>
          </table:table-cell>
          <table:table-cell table:number-columns-repeated="1020"/>
        </table:table-row>
        <table:table-row table:style-name="ro1">
          <table:table-cell office:value-type="string">
            <text:p>GCI</text:p>
          </table:table-cell>
          <table:table-cell office:value-type="float" office:value="3450000000">
            <text:p>3450000000</text:p>
          </table:table-cell>
          <table:table-cell office:value-type="float" office:value="31000">
            <text:p>31000</text:p>
          </table:table-cell>
          <table:table-cell table:formula="of:=[.B355]/[.C355]" office:value-type="float" office:value="111290.322580645">
            <text:p>111290.322580645</text:p>
          </table:table-cell>
          <table:table-cell table:number-columns-repeated="1020"/>
        </table:table-row>
        <table:table-row table:style-name="ro1">
          <table:table-cell office:value-type="string">
            <text:p>PFIN</text:p>
          </table:table-cell>
          <table:table-cell office:value-type="float" office:value="14820000">
            <text:p>14820000</text:p>
          </table:table-cell>
          <table:table-cell office:value-type="float" office:value="133">
            <text:p>133</text:p>
          </table:table-cell>
          <table:table-cell table:formula="of:=[.B356]/[.C356]" office:value-type="float" office:value="111428.571428571">
            <text:p>111428.571428571</text:p>
          </table:table-cell>
          <table:table-cell table:number-columns-repeated="1020"/>
        </table:table-row>
        <table:table-row table:style-name="ro1">
          <table:table-cell office:value-type="string">
            <text:p>ESCA</text:p>
          </table:table-cell>
          <table:table-cell office:value-type="float" office:value="68020000">
            <text:p>68020000</text:p>
          </table:table-cell>
          <table:table-cell office:value-type="float" office:value="608">
            <text:p>608</text:p>
          </table:table-cell>
          <table:table-cell table:formula="of:=[.B357]/[.C357]" office:value-type="float" office:value="111875">
            <text:p>111875</text:p>
          </table:table-cell>
          <table:table-cell table:number-columns-repeated="1020"/>
        </table:table-row>
        <table:table-row table:style-name="ro1">
          <table:table-cell office:value-type="string">
            <text:p>LLL</text:p>
          </table:table-cell>
          <table:table-cell office:value-type="float" office:value="6860000000">
            <text:p>6860000000</text:p>
          </table:table-cell>
          <table:table-cell office:value-type="float" office:value="61000">
            <text:p>61000</text:p>
          </table:table-cell>
          <table:table-cell table:formula="of:=[.B358]/[.C358]" office:value-type="float" office:value="112459.016393443">
            <text:p>112459.016393443</text:p>
          </table:table-cell>
          <table:table-cell table:number-columns-repeated="1020"/>
        </table:table-row>
        <table:table-row table:style-name="ro1">
          <table:table-cell office:value-type="string">
            <text:p>MTSL</text:p>
          </table:table-cell>
          <table:table-cell office:value-type="float" office:value="9010000">
            <text:p>9010000</text:p>
          </table:table-cell>
          <table:table-cell office:value-type="float" office:value="80">
            <text:p>80</text:p>
          </table:table-cell>
          <table:table-cell table:formula="of:=[.B359]/[.C359]" office:value-type="float" office:value="112625">
            <text:p>112625</text:p>
          </table:table-cell>
          <table:table-cell table:number-columns-repeated="1020"/>
        </table:table-row>
        <table:table-row table:style-name="ro1">
          <table:table-cell office:value-type="string">
            <text:p>AONE</text:p>
          </table:table-cell>
          <table:table-cell office:value-type="float" office:value="229460000">
            <text:p>229460000</text:p>
          </table:table-cell>
          <table:table-cell office:value-type="float" office:value="2032">
            <text:p>2032</text:p>
          </table:table-cell>
          <table:table-cell table:formula="of:=[.B360]/[.C360]" office:value-type="float" office:value="112923.228346457">
            <text:p>112923.228346457</text:p>
          </table:table-cell>
          <table:table-cell table:number-columns-repeated="1020"/>
        </table:table-row>
        <table:table-row table:style-name="ro1">
          <table:table-cell office:value-type="string">
            <text:p>COKE</text:p>
          </table:table-cell>
          <table:table-cell office:value-type="float" office:value="591640000">
            <text:p>591640000</text:p>
          </table:table-cell>
          <table:table-cell office:value-type="float" office:value="5200">
            <text:p>5200</text:p>
          </table:table-cell>
          <table:table-cell table:formula="of:=[.B361]/[.C361]" office:value-type="float" office:value="113776.923076923">
            <text:p>113776.923076923</text:p>
          </table:table-cell>
          <table:table-cell table:number-columns-repeated="1020"/>
        </table:table-row>
        <table:table-row table:style-name="ro1">
          <table:table-cell office:value-type="string">
            <text:p>CENTA</text:p>
          </table:table-cell>
          <table:table-cell office:value-type="float" office:value="444340000">
            <text:p>444340000</text:p>
          </table:table-cell>
          <table:table-cell office:value-type="float" office:value="3900">
            <text:p>3900</text:p>
          </table:table-cell>
          <table:table-cell table:formula="of:=[.B362]/[.C362]" office:value-type="float" office:value="113933.333333333">
            <text:p>113933.333333333</text:p>
          </table:table-cell>
          <table:table-cell table:number-columns-repeated="1020"/>
        </table:table-row>
        <table:table-row table:style-name="ro1">
          <table:table-cell office:value-type="string">
            <text:p>SPAR</text:p>
          </table:table-cell>
          <table:table-cell office:value-type="float" office:value="194860000">
            <text:p>194860000</text:p>
          </table:table-cell>
          <table:table-cell office:value-type="float" office:value="1700">
            <text:p>1700</text:p>
          </table:table-cell>
          <table:table-cell table:formula="of:=[.B363]/[.C363]" office:value-type="float" office:value="114623.529411765">
            <text:p>114623.529411765</text:p>
          </table:table-cell>
          <table:table-cell table:number-columns-repeated="1020"/>
        </table:table-row>
        <table:table-row table:style-name="ro1">
          <table:table-cell office:value-type="string">
            <text:p>TSBK</text:p>
          </table:table-cell>
          <table:table-cell office:value-type="float" office:value="28320000">
            <text:p>28320000</text:p>
          </table:table-cell>
          <table:table-cell office:value-type="float" office:value="247">
            <text:p>247</text:p>
          </table:table-cell>
          <table:table-cell table:formula="of:=[.B364]/[.C364]" office:value-type="float" office:value="114655.870445344">
            <text:p>114655.870445344</text:p>
          </table:table-cell>
          <table:table-cell table:number-columns-repeated="1020"/>
        </table:table-row>
        <table:table-row table:style-name="ro1">
          <table:table-cell office:value-type="string">
            <text:p>JRCC</text:p>
          </table:table-cell>
          <table:table-cell office:value-type="float" office:value="200910000">
            <text:p>200910000</text:p>
          </table:table-cell>
          <table:table-cell office:value-type="float" office:value="1746">
            <text:p>1746</text:p>
          </table:table-cell>
          <table:table-cell table:formula="of:=[.B365]/[.C365]" office:value-type="float" office:value="115068.728522337">
            <text:p>115068.728522337</text:p>
          </table:table-cell>
          <table:table-cell table:number-columns-repeated="1020"/>
        </table:table-row>
        <table:table-row table:style-name="ro1">
          <table:table-cell office:value-type="string">
            <text:p>TTEK</text:p>
          </table:table-cell>
          <table:table-cell office:value-type="float" office:value="1500000000">
            <text:p>1500000000</text:p>
          </table:table-cell>
          <table:table-cell office:value-type="float" office:value="13000">
            <text:p>13000</text:p>
          </table:table-cell>
          <table:table-cell table:formula="of:=[.B366]/[.C366]" office:value-type="float" office:value="115384.615384615">
            <text:p>115384.615384615</text:p>
          </table:table-cell>
          <table:table-cell table:number-columns-repeated="1020"/>
        </table:table-row>
        <table:table-row table:style-name="ro1">
          <table:table-cell office:value-type="string">
            <text:p>FBSI</text:p>
          </table:table-cell>
          <table:table-cell office:value-type="float" office:value="8660000">
            <text:p>8660000</text:p>
          </table:table-cell>
          <table:table-cell office:value-type="float" office:value="75">
            <text:p>75</text:p>
          </table:table-cell>
          <table:table-cell table:formula="of:=[.B367]/[.C367]" office:value-type="float" office:value="115466.666666667">
            <text:p>115466.666666667</text:p>
          </table:table-cell>
          <table:table-cell table:number-columns-repeated="1020"/>
        </table:table-row>
        <table:table-row table:style-name="ro1">
          <table:table-cell office:value-type="string">
            <text:p>SHLO</text:p>
          </table:table-cell>
          <table:table-cell office:value-type="float" office:value="147220000">
            <text:p>147220000</text:p>
          </table:table-cell>
          <table:table-cell office:value-type="float" office:value="1273">
            <text:p>1273</text:p>
          </table:table-cell>
          <table:table-cell table:formula="of:=[.B368]/[.C368]" office:value-type="float" office:value="115648.075412412">
            <text:p>115648.075412412</text:p>
          </table:table-cell>
          <table:table-cell table:number-columns-repeated="1020"/>
        </table:table-row>
        <table:table-row table:style-name="ro1">
          <table:table-cell office:value-type="string">
            <text:p>LTON</text:p>
          </table:table-cell>
          <table:table-cell office:value-type="float" office:value="54790000">
            <text:p>54790000</text:p>
          </table:table-cell>
          <table:table-cell office:value-type="float" office:value="472">
            <text:p>472</text:p>
          </table:table-cell>
          <table:table-cell table:formula="of:=[.B369]/[.C369]" office:value-type="float" office:value="116080.508474576">
            <text:p>116080.508474576</text:p>
          </table:table-cell>
          <table:table-cell table:number-columns-repeated="1020"/>
        </table:table-row>
        <table:table-row table:style-name="ro1">
          <table:table-cell office:value-type="string">
            <text:p>AETI</text:p>
          </table:table-cell>
          <table:table-cell office:value-type="float" office:value="38750000">
            <text:p>38750000</text:p>
          </table:table-cell>
          <table:table-cell office:value-type="float" office:value="332">
            <text:p>332</text:p>
          </table:table-cell>
          <table:table-cell table:formula="of:=[.B370]/[.C370]" office:value-type="float" office:value="116716.86746988">
            <text:p>116716.86746988</text:p>
          </table:table-cell>
          <table:table-cell table:number-columns-repeated="1020"/>
        </table:table-row>
        <table:table-row table:style-name="ro1">
          <table:table-cell office:value-type="string">
            <text:p>NOOF</text:p>
          </table:table-cell>
          <table:table-cell office:value-type="float" office:value="19270000">
            <text:p>19270000</text:p>
          </table:table-cell>
          <table:table-cell office:value-type="float" office:value="165">
            <text:p>165</text:p>
          </table:table-cell>
          <table:table-cell table:formula="of:=[.B371]/[.C371]" office:value-type="float" office:value="116787.878787879">
            <text:p>116787.878787879</text:p>
          </table:table-cell>
          <table:table-cell table:number-columns-repeated="1020"/>
        </table:table-row>
        <table:table-row table:style-name="ro1">
          <table:table-cell office:value-type="string">
            <text:p>MOLXA</text:p>
          </table:table-cell>
          <table:table-cell office:value-type="float" office:value="3870000000">
            <text:p>3870000000</text:p>
          </table:table-cell>
          <table:table-cell office:value-type="float" office:value="33000">
            <text:p>33000</text:p>
          </table:table-cell>
          <table:table-cell table:formula="of:=[.B372]/[.C372]" office:value-type="float" office:value="117272.727272727">
            <text:p>117272.727272727</text:p>
          </table:table-cell>
          <table:table-cell table:number-columns-repeated="1020"/>
        </table:table-row>
        <table:table-row table:style-name="ro1">
          <table:table-cell office:value-type="string">
            <text:p>EGLE</text:p>
          </table:table-cell>
          <table:table-cell office:value-type="float" office:value="93990000">
            <text:p>93990000</text:p>
          </table:table-cell>
          <table:table-cell office:value-type="float" office:value="800">
            <text:p>800</text:p>
          </table:table-cell>
          <table:table-cell table:formula="of:=[.B373]/[.C373]" office:value-type="float" office:value="117487.5">
            <text:p>117487.5</text:p>
          </table:table-cell>
          <table:table-cell table:number-columns-repeated="1020"/>
        </table:table-row>
        <table:table-row table:style-name="ro1">
          <table:table-cell office:value-type="string">
            <text:p>COGO</text:p>
          </table:table-cell>
          <table:table-cell office:value-type="float" office:value="66220000">
            <text:p>66220000</text:p>
          </table:table-cell>
          <table:table-cell office:value-type="float" office:value="560">
            <text:p>560</text:p>
          </table:table-cell>
          <table:table-cell table:formula="of:=[.B374]/[.C374]" office:value-type="float" office:value="118250">
            <text:p>118250</text:p>
          </table:table-cell>
          <table:table-cell table:number-columns-repeated="1020"/>
        </table:table-row>
        <table:table-row table:style-name="ro1">
          <table:table-cell office:value-type="string">
            <text:p>UTSI</text:p>
          </table:table-cell>
          <table:table-cell office:value-type="float" office:value="225500000">
            <text:p>225500000</text:p>
          </table:table-cell>
          <table:table-cell office:value-type="float" office:value="1900">
            <text:p>1900</text:p>
          </table:table-cell>
          <table:table-cell table:formula="of:=[.B375]/[.C375]" office:value-type="float" office:value="118684.210526316">
            <text:p>118684.210526316</text:p>
          </table:table-cell>
          <table:table-cell table:number-columns-repeated="1020"/>
        </table:table-row>
        <table:table-row table:style-name="ro1">
          <table:table-cell office:value-type="string">
            <text:p>USPH</text:p>
          </table:table-cell>
          <table:table-cell office:value-type="float" office:value="224900000">
            <text:p>224900000</text:p>
          </table:table-cell>
          <table:table-cell office:value-type="float" office:value="1876">
            <text:p>1876</text:p>
          </table:table-cell>
          <table:table-cell table:formula="of:=[.B376]/[.C376]" office:value-type="float" office:value="119882.729211087">
            <text:p>119882.729211087</text:p>
          </table:table-cell>
          <table:table-cell table:number-columns-repeated="1020"/>
        </table:table-row>
        <table:table-row table:style-name="ro1">
          <table:table-cell office:value-type="string">
            <text:p>SKBI</text:p>
          </table:table-cell>
          <table:table-cell office:value-type="float" office:value="20620000">
            <text:p>20620000</text:p>
          </table:table-cell>
          <table:table-cell office:value-type="float" office:value="172">
            <text:p>172</text:p>
          </table:table-cell>
          <table:table-cell table:formula="of:=[.B377]/[.C377]" office:value-type="float" office:value="119883.720930233">
            <text:p>119883.720930233</text:p>
          </table:table-cell>
          <table:table-cell table:number-columns-repeated="1020"/>
        </table:table-row>
        <table:table-row table:style-name="ro1">
          <table:table-cell office:value-type="string">
            <text:p>WSBF</text:p>
          </table:table-cell>
          <table:table-cell office:value-type="float" office:value="71780000">
            <text:p>71780000</text:p>
          </table:table-cell>
          <table:table-cell office:value-type="float" office:value="595">
            <text:p>595</text:p>
          </table:table-cell>
          <table:table-cell table:formula="of:=[.B378]/[.C378]" office:value-type="float" office:value="120638.655462185">
            <text:p>120638.655462185</text:p>
          </table:table-cell>
          <table:table-cell table:number-columns-repeated="1020"/>
        </table:table-row>
        <table:table-row table:style-name="ro1">
          <table:table-cell office:value-type="string">
            <text:p>JOUT</text:p>
          </table:table-cell>
          <table:table-cell office:value-type="float" office:value="144830000">
            <text:p>144830000</text:p>
          </table:table-cell>
          <table:table-cell office:value-type="float" office:value="1200">
            <text:p>1200</text:p>
          </table:table-cell>
          <table:table-cell table:formula="of:=[.B379]/[.C379]" office:value-type="float" office:value="120691.666666667">
            <text:p>120691.666666667</text:p>
          </table:table-cell>
          <table:table-cell table:number-columns-repeated="1020"/>
        </table:table-row>
        <table:table-row table:style-name="ro1">
          <table:table-cell office:value-type="string">
            <text:p>HTHT</text:p>
          </table:table-cell>
          <table:table-cell office:value-type="float" office:value="943620000">
            <text:p>943620000</text:p>
          </table:table-cell>
          <table:table-cell office:value-type="float" office:value="7801">
            <text:p>7801</text:p>
          </table:table-cell>
          <table:table-cell table:formula="of:=[.B380]/[.C380]" office:value-type="float" office:value="120961.415203179">
            <text:p>120961.415203179</text:p>
          </table:table-cell>
          <table:table-cell table:number-columns-repeated="1020"/>
        </table:table-row>
        <table:table-row table:style-name="ro1">
          <table:table-cell office:value-type="string">
            <text:p>CMCO</text:p>
          </table:table-cell>
          <table:table-cell office:value-type="float" office:value="308220000">
            <text:p>308220000</text:p>
          </table:table-cell>
          <table:table-cell office:value-type="float" office:value="2531">
            <text:p>2531</text:p>
          </table:table-cell>
          <table:table-cell table:formula="of:=[.B381]/[.C381]" office:value-type="float" office:value="121777.953378111">
            <text:p>121777.953378111</text:p>
          </table:table-cell>
          <table:table-cell table:number-columns-repeated="1020"/>
        </table:table-row>
        <table:table-row table:style-name="ro1">
          <table:table-cell office:value-type="string">
            <text:p>LUNA</text:p>
          </table:table-cell>
          <table:table-cell office:value-type="float" office:value="23040000">
            <text:p>23040000</text:p>
          </table:table-cell>
          <table:table-cell office:value-type="float" office:value="189">
            <text:p>189</text:p>
          </table:table-cell>
          <table:table-cell table:formula="of:=[.B382]/[.C382]" office:value-type="float" office:value="121904.761904762">
            <text:p>121904.761904762</text:p>
          </table:table-cell>
          <table:table-cell table:number-columns-repeated="1020"/>
        </table:table-row>
        <table:table-row table:style-name="ro1">
          <table:table-cell office:value-type="string">
            <text:p>AACC</text:p>
          </table:table-cell>
          <table:table-cell office:value-type="float" office:value="148510000">
            <text:p>148510000</text:p>
          </table:table-cell>
          <table:table-cell office:value-type="float" office:value="1206">
            <text:p>1206</text:p>
          </table:table-cell>
          <table:table-cell table:formula="of:=[.B383]/[.C383]" office:value-type="float" office:value="123142.620232172">
            <text:p>123142.620232172</text:p>
          </table:table-cell>
          <table:table-cell table:number-columns-repeated="1020"/>
        </table:table-row>
        <table:table-row table:style-name="ro1">
          <table:table-cell office:value-type="string">
            <text:p>ICFI</text:p>
          </table:table-cell>
          <table:table-cell office:value-type="float" office:value="492960000">
            <text:p>492960000</text:p>
          </table:table-cell>
          <table:table-cell office:value-type="float" office:value="4000">
            <text:p>4000</text:p>
          </table:table-cell>
          <table:table-cell table:formula="of:=[.B384]/[.C384]" office:value-type="float" office:value="123240">
            <text:p>123240</text:p>
          </table:table-cell>
          <table:table-cell table:number-columns-repeated="1020"/>
        </table:table-row>
        <table:table-row table:style-name="ro1">
          <table:table-cell office:value-type="string">
            <text:p>USBI</text:p>
          </table:table-cell>
          <table:table-cell office:value-type="float" office:value="36870000">
            <text:p>36870000</text:p>
          </table:table-cell>
          <table:table-cell office:value-type="float" office:value="297">
            <text:p>297</text:p>
          </table:table-cell>
          <table:table-cell table:formula="of:=[.B385]/[.C385]" office:value-type="float" office:value="124141.414141414">
            <text:p>124141.414141414</text:p>
          </table:table-cell>
          <table:table-cell table:number-columns-repeated="1020"/>
        </table:table-row>
        <table:table-row table:style-name="ro1">
          <table:table-cell office:value-type="string">
            <text:p>PLPC</text:p>
          </table:table-cell>
          <table:table-cell office:value-type="float" office:value="325430000">
            <text:p>325430000</text:p>
          </table:table-cell>
          <table:table-cell office:value-type="float" office:value="2617">
            <text:p>2617</text:p>
          </table:table-cell>
          <table:table-cell table:formula="of:=[.B386]/[.C386]" office:value-type="float" office:value="124352.311807413">
            <text:p>124352.311807413</text:p>
          </table:table-cell>
          <table:table-cell table:number-columns-repeated="1020"/>
        </table:table-row>
        <table:table-row table:style-name="ro1">
          <table:table-cell office:value-type="string">
            <text:p>UDRL</text:p>
          </table:table-cell>
          <table:table-cell office:value-type="float" office:value="152060000">
            <text:p>152060000</text:p>
          </table:table-cell>
          <table:table-cell office:value-type="float" office:value="1220">
            <text:p>1220</text:p>
          </table:table-cell>
          <table:table-cell table:formula="of:=[.B387]/[.C387]" office:value-type="float" office:value="124639.344262295">
            <text:p>124639.344262295</text:p>
          </table:table-cell>
          <table:table-cell table:number-columns-repeated="1020"/>
        </table:table-row>
        <table:table-row table:style-name="ro1">
          <table:table-cell office:value-type="string">
            <text:p>STRL</text:p>
          </table:table-cell>
          <table:table-cell office:value-type="float" office:value="162720000">
            <text:p>162720000</text:p>
          </table:table-cell>
          <table:table-cell office:value-type="float" office:value="1300">
            <text:p>1300</text:p>
          </table:table-cell>
          <table:table-cell table:formula="of:=[.B388]/[.C388]" office:value-type="float" office:value="125169.230769231">
            <text:p>125169.230769231</text:p>
          </table:table-cell>
          <table:table-cell table:number-columns-repeated="1020"/>
        </table:table-row>
        <table:table-row table:style-name="ro1">
          <table:table-cell office:value-type="string">
            <text:p>HCOM</text:p>
          </table:table-cell>
          <table:table-cell office:value-type="float" office:value="162940000">
            <text:p>162940000</text:p>
          </table:table-cell>
          <table:table-cell office:value-type="float" office:value="1300">
            <text:p>1300</text:p>
          </table:table-cell>
          <table:table-cell table:formula="of:=[.B389]/[.C389]" office:value-type="float" office:value="125338.461538462">
            <text:p>125338.461538462</text:p>
          </table:table-cell>
          <table:table-cell table:number-columns-repeated="1020"/>
        </table:table-row>
        <table:table-row table:style-name="ro1">
          <table:table-cell office:value-type="string">
            <text:p>DYII</text:p>
          </table:table-cell>
          <table:table-cell office:value-type="float" office:value="12560000">
            <text:p>12560000</text:p>
          </table:table-cell>
          <table:table-cell office:value-type="float" office:value="100">
            <text:p>100</text:p>
          </table:table-cell>
          <table:table-cell table:formula="of:=[.B390]/[.C390]" office:value-type="float" office:value="125600">
            <text:p>125600</text:p>
          </table:table-cell>
          <table:table-cell table:number-columns-repeated="1020"/>
        </table:table-row>
        <table:table-row table:style-name="ro1">
          <table:table-cell office:value-type="string">
            <text:p>DEST</text:p>
          </table:table-cell>
          <table:table-cell office:value-type="float" office:value="239530000">
            <text:p>239530000</text:p>
          </table:table-cell>
          <table:table-cell office:value-type="float" office:value="1900">
            <text:p>1900</text:p>
          </table:table-cell>
          <table:table-cell table:formula="of:=[.B391]/[.C391]" office:value-type="float" office:value="126068.421052632">
            <text:p>126068.421052632</text:p>
          </table:table-cell>
          <table:table-cell table:number-columns-repeated="1020"/>
        </table:table-row>
        <table:table-row table:style-name="ro1">
          <table:table-cell office:value-type="string">
            <text:p>WLB</text:p>
          </table:table-cell>
          <table:table-cell office:value-type="float" office:value="136290000">
            <text:p>136290000</text:p>
          </table:table-cell>
          <table:table-cell office:value-type="float" office:value="1081">
            <text:p>1081</text:p>
          </table:table-cell>
          <table:table-cell table:formula="of:=[.B392]/[.C392]" office:value-type="float" office:value="126077.705827937">
            <text:p>126077.705827937</text:p>
          </table:table-cell>
          <table:table-cell table:number-columns-repeated="1020"/>
        </table:table-row>
        <table:table-row table:style-name="ro1">
          <table:table-cell office:value-type="string">
            <text:p>NXST</text:p>
          </table:table-cell>
          <table:table-cell office:value-type="float" office:value="234130000">
            <text:p>234130000</text:p>
          </table:table-cell>
          <table:table-cell office:value-type="float" office:value="1857">
            <text:p>1857</text:p>
          </table:table-cell>
          <table:table-cell table:formula="of:=[.B393]/[.C393]" office:value-type="float" office:value="126079.698438341">
            <text:p>126079.698438341</text:p>
          </table:table-cell>
          <table:table-cell table:number-columns-repeated="1020"/>
        </table:table-row>
        <table:table-row table:style-name="ro1">
          <table:table-cell office:value-type="string">
            <text:p>MTRX</text:p>
          </table:table-cell>
          <table:table-cell office:value-type="float" office:value="333060000">
            <text:p>333060000</text:p>
          </table:table-cell>
          <table:table-cell office:value-type="float" office:value="2623">
            <text:p>2623</text:p>
          </table:table-cell>
          <table:table-cell table:formula="of:=[.B394]/[.C394]" office:value-type="float" office:value="126976.744186047">
            <text:p>126976.744186047</text:p>
          </table:table-cell>
          <table:table-cell table:number-columns-repeated="1020"/>
        </table:table-row>
        <table:table-row table:style-name="ro1">
          <table:table-cell office:value-type="string">
            <text:p>ESLT</text:p>
          </table:table-cell>
          <table:table-cell office:value-type="float" office:value="1580000000">
            <text:p>1580000000</text:p>
          </table:table-cell>
          <table:table-cell office:value-type="float" office:value="12317">
            <text:p>12317</text:p>
          </table:table-cell>
          <table:table-cell table:formula="of:=[.B395]/[.C395]" office:value-type="float" office:value="128277.989770236">
            <text:p>128277.989770236</text:p>
          </table:table-cell>
          <table:table-cell table:number-columns-repeated="1020"/>
        </table:table-row>
        <table:table-row table:style-name="ro1">
          <table:table-cell office:value-type="string">
            <text:p>FDX</text:p>
          </table:table-cell>
          <table:table-cell office:value-type="float" office:value="28550000000">
            <text:p>28550000000</text:p>
          </table:table-cell>
          <table:table-cell office:value-type="float" office:value="222300">
            <text:p>222300</text:p>
          </table:table-cell>
          <table:table-cell table:formula="of:=[.B396]/[.C396]" office:value-type="float" office:value="128430.049482681">
            <text:p>128430.049482681</text:p>
          </table:table-cell>
          <table:table-cell table:number-columns-repeated="1020"/>
        </table:table-row>
        <table:table-row table:style-name="ro1">
          <table:table-cell office:value-type="string">
            <text:p>STNR</text:p>
          </table:table-cell>
          <table:table-cell office:value-type="float" office:value="748550000">
            <text:p>748550000</text:p>
          </table:table-cell>
          <table:table-cell office:value-type="float" office:value="5826">
            <text:p>5826</text:p>
          </table:table-cell>
          <table:table-cell table:formula="of:=[.B397]/[.C397]" office:value-type="float" office:value="128484.380363886">
            <text:p>128484.380363886</text:p>
          </table:table-cell>
          <table:table-cell table:number-columns-repeated="1020"/>
        </table:table-row>
        <table:table-row table:style-name="ro1">
          <table:table-cell office:value-type="string">
            <text:p>ESYS</text:p>
          </table:table-cell>
          <table:table-cell office:value-type="float" office:value="16480000">
            <text:p>16480000</text:p>
          </table:table-cell>
          <table:table-cell office:value-type="float" office:value="128">
            <text:p>128</text:p>
          </table:table-cell>
          <table:table-cell table:formula="of:=[.B398]/[.C398]" office:value-type="float" office:value="128750">
            <text:p>128750</text:p>
          </table:table-cell>
          <table:table-cell table:number-columns-repeated="1020"/>
        </table:table-row>
        <table:table-row table:style-name="ro1">
          <table:table-cell office:value-type="string">
            <text:p>STEI</text:p>
          </table:table-cell>
          <table:table-cell office:value-type="float" office:value="515530000">
            <text:p>515530000</text:p>
          </table:table-cell>
          <table:table-cell office:value-type="float" office:value="4000">
            <text:p>4000</text:p>
          </table:table-cell>
          <table:table-cell table:formula="of:=[.B399]/[.C399]" office:value-type="float" office:value="128882.5">
            <text:p>128882.5</text:p>
          </table:table-cell>
          <table:table-cell table:number-columns-repeated="1020"/>
        </table:table-row>
        <table:table-row table:style-name="ro1">
          <table:table-cell office:value-type="string">
            <text:p>TBET</text:p>
          </table:table-cell>
          <table:table-cell office:value-type="float" office:value="24490000">
            <text:p>24490000</text:p>
          </table:table-cell>
          <table:table-cell office:value-type="float" office:value="190">
            <text:p>190</text:p>
          </table:table-cell>
          <table:table-cell table:formula="of:=[.B400]/[.C400]" office:value-type="float" office:value="128894.736842105">
            <text:p>128894.736842105</text:p>
          </table:table-cell>
          <table:table-cell table:number-columns-repeated="1020"/>
        </table:table-row>
        <table:table-row table:style-name="ro1">
          <table:table-cell office:value-type="string">
            <text:p>KTEC</text:p>
          </table:table-cell>
          <table:table-cell office:value-type="float" office:value="71920000">
            <text:p>71920000</text:p>
          </table:table-cell>
          <table:table-cell office:value-type="float" office:value="556">
            <text:p>556</text:p>
          </table:table-cell>
          <table:table-cell table:formula="of:=[.B401]/[.C401]" office:value-type="float" office:value="129352.517985612">
            <text:p>129352.517985612</text:p>
          </table:table-cell>
          <table:table-cell table:number-columns-repeated="1020"/>
        </table:table-row>
        <table:table-row table:style-name="ro1">
          <table:table-cell office:value-type="string">
            <text:p>JBLU</text:p>
          </table:table-cell>
          <table:table-cell office:value-type="float" office:value="1520000000">
            <text:p>1520000000</text:p>
          </table:table-cell>
          <table:table-cell office:value-type="float" office:value="11733">
            <text:p>11733</text:p>
          </table:table-cell>
          <table:table-cell table:formula="of:=[.B402]/[.C402]" office:value-type="float" office:value="129549.134918606">
            <text:p>129549.134918606</text:p>
          </table:table-cell>
          <table:table-cell table:number-columns-repeated="1020"/>
        </table:table-row>
        <table:table-row table:style-name="ro1">
          <table:table-cell office:value-type="string">
            <text:p>JFBI</text:p>
          </table:table-cell>
          <table:table-cell office:value-type="float" office:value="15860000">
            <text:p>15860000</text:p>
          </table:table-cell>
          <table:table-cell office:value-type="float" office:value="122">
            <text:p>122</text:p>
          </table:table-cell>
          <table:table-cell table:formula="of:=[.B403]/[.C403]" office:value-type="float" office:value="130000">
            <text:p>130000</text:p>
          </table:table-cell>
          <table:table-cell table:number-columns-repeated="1020"/>
        </table:table-row>
        <table:table-row table:style-name="ro1">
          <table:table-cell office:value-type="string">
            <text:p>DAEG</text:p>
          </table:table-cell>
          <table:table-cell office:value-type="float" office:value="26640000">
            <text:p>26640000</text:p>
          </table:table-cell>
          <table:table-cell office:value-type="float" office:value="204">
            <text:p>204</text:p>
          </table:table-cell>
          <table:table-cell table:formula="of:=[.B404]/[.C404]" office:value-type="float" office:value="130588.235294118">
            <text:p>130588.235294118</text:p>
          </table:table-cell>
          <table:table-cell table:number-columns-repeated="1020"/>
        </table:table-row>
        <table:table-row table:style-name="ro1">
          <table:table-cell office:value-type="string">
            <text:p>CHDX</text:p>
          </table:table-cell>
          <table:table-cell office:value-type="float" office:value="142850000">
            <text:p>142850000</text:p>
          </table:table-cell>
          <table:table-cell office:value-type="float" office:value="1090">
            <text:p>1090</text:p>
          </table:table-cell>
          <table:table-cell table:formula="of:=[.B405]/[.C405]" office:value-type="float" office:value="131055.04587156">
            <text:p>131055.04587156</text:p>
          </table:table-cell>
          <table:table-cell table:number-columns-repeated="1020"/>
        </table:table-row>
        <table:table-row table:style-name="ro1">
          <table:table-cell office:value-type="string">
            <text:p>LOGI</text:p>
          </table:table-cell>
          <table:table-cell office:value-type="float" office:value="1450000000">
            <text:p>1450000000</text:p>
          </table:table-cell>
          <table:table-cell office:value-type="float" office:value="11000">
            <text:p>11000</text:p>
          </table:table-cell>
          <table:table-cell table:formula="of:=[.B406]/[.C406]" office:value-type="float" office:value="131818.181818182">
            <text:p>131818.181818182</text:p>
          </table:table-cell>
          <table:table-cell table:number-columns-repeated="1020"/>
        </table:table-row>
        <table:table-row table:style-name="ro1">
          <table:table-cell office:value-type="string">
            <text:p>QCRH</text:p>
          </table:table-cell>
          <table:table-cell office:value-type="float" office:value="46870000">
            <text:p>46870000</text:p>
          </table:table-cell>
          <table:table-cell office:value-type="float" office:value="355">
            <text:p>355</text:p>
          </table:table-cell>
          <table:table-cell table:formula="of:=[.B407]/[.C407]" office:value-type="float" office:value="132028.169014085">
            <text:p>132028.169014085</text:p>
          </table:table-cell>
          <table:table-cell table:number-columns-repeated="1020"/>
        </table:table-row>
        <table:table-row table:style-name="ro1">
          <table:table-cell office:value-type="string">
            <text:p>HMST</text:p>
          </table:table-cell>
          <table:table-cell office:value-type="float" office:value="73030000">
            <text:p>73030000</text:p>
          </table:table-cell>
          <table:table-cell office:value-type="float" office:value="553">
            <text:p>553</text:p>
          </table:table-cell>
          <table:table-cell table:formula="of:=[.B408]/[.C408]" office:value-type="float" office:value="132061.482820977">
            <text:p>132061.482820977</text:p>
          </table:table-cell>
          <table:table-cell table:number-columns-repeated="1020"/>
        </table:table-row>
        <table:table-row table:style-name="ro1">
          <table:table-cell office:value-type="string">
            <text:p>JEC</text:p>
          </table:table-cell>
          <table:table-cell office:value-type="float" office:value="6060000000">
            <text:p>6060000000</text:p>
          </table:table-cell>
          <table:table-cell office:value-type="float" office:value="45700">
            <text:p>45700</text:p>
          </table:table-cell>
          <table:table-cell table:formula="of:=[.B409]/[.C409]" office:value-type="float" office:value="132603.938730853">
            <text:p>132603.938730853</text:p>
          </table:table-cell>
          <table:table-cell table:number-columns-repeated="1020"/>
        </table:table-row>
        <table:table-row table:style-name="ro1">
          <table:table-cell office:value-type="string">
            <text:p>LCUT</text:p>
          </table:table-cell>
          <table:table-cell office:value-type="float" office:value="138260000">
            <text:p>138260000</text:p>
          </table:table-cell>
          <table:table-cell office:value-type="float" office:value="1040">
            <text:p>1040</text:p>
          </table:table-cell>
          <table:table-cell table:formula="of:=[.B410]/[.C410]" office:value-type="float" office:value="132942.307692308">
            <text:p>132942.307692308</text:p>
          </table:table-cell>
          <table:table-cell table:number-columns-repeated="1020"/>
        </table:table-row>
        <table:table-row table:style-name="ro1">
          <table:table-cell office:value-type="string">
            <text:p>MAS</text:p>
          </table:table-cell>
          <table:table-cell office:value-type="float" office:value="4130000000">
            <text:p>4130000000</text:p>
          </table:table-cell>
          <table:table-cell office:value-type="float" office:value="31000">
            <text:p>31000</text:p>
          </table:table-cell>
          <table:table-cell table:formula="of:=[.B411]/[.C411]" office:value-type="float" office:value="133225.806451613">
            <text:p>133225.806451613</text:p>
          </table:table-cell>
          <table:table-cell table:number-columns-repeated="1020"/>
        </table:table-row>
        <table:table-row table:style-name="ro1">
          <table:table-cell office:value-type="string">
            <text:p>PLXS</text:p>
          </table:table-cell>
          <table:table-cell office:value-type="float" office:value="1200000000">
            <text:p>1200000000</text:p>
          </table:table-cell>
          <table:table-cell office:value-type="float" office:value="9000">
            <text:p>9000</text:p>
          </table:table-cell>
          <table:table-cell table:formula="of:=[.B412]/[.C412]" office:value-type="float" office:value="133333.333333333">
            <text:p>133333.333333333</text:p>
          </table:table-cell>
          <table:table-cell table:number-columns-repeated="1020"/>
        </table:table-row>
        <table:table-row table:style-name="ro1">
          <table:table-cell office:value-type="string">
            <text:p>FCZA</text:p>
          </table:table-cell>
          <table:table-cell office:value-type="float" office:value="40540000">
            <text:p>40540000</text:p>
          </table:table-cell>
          <table:table-cell office:value-type="float" office:value="303">
            <text:p>303</text:p>
          </table:table-cell>
          <table:table-cell table:formula="of:=[.B413]/[.C413]" office:value-type="float" office:value="133795.379537954">
            <text:p>133795.379537954</text:p>
          </table:table-cell>
          <table:table-cell table:number-columns-repeated="1020"/>
        </table:table-row>
        <table:table-row table:style-name="ro1">
          <table:table-cell office:value-type="string">
            <text:p>IPSU</text:p>
          </table:table-cell>
          <table:table-cell office:value-type="float" office:value="71110000">
            <text:p>71110000</text:p>
          </table:table-cell>
          <table:table-cell office:value-type="float" office:value="530">
            <text:p>530</text:p>
          </table:table-cell>
          <table:table-cell table:formula="of:=[.B414]/[.C414]" office:value-type="float" office:value="134169.811320755">
            <text:p>134169.811320755</text:p>
          </table:table-cell>
          <table:table-cell table:number-columns-repeated="1020"/>
        </table:table-row>
        <table:table-row table:style-name="ro1">
          <table:table-cell office:value-type="string">
            <text:p>PESI</text:p>
          </table:table-cell>
          <table:table-cell office:value-type="float" office:value="90210000">
            <text:p>90210000</text:p>
          </table:table-cell>
          <table:table-cell office:value-type="float" office:value="667">
            <text:p>667</text:p>
          </table:table-cell>
          <table:table-cell table:formula="of:=[.B415]/[.C415]" office:value-type="float" office:value="135247.376311844">
            <text:p>135247.376311844</text:p>
          </table:table-cell>
          <table:table-cell table:number-columns-repeated="1020"/>
        </table:table-row>
        <table:table-row table:style-name="ro1">
          <table:table-cell office:value-type="string">
            <text:p>DOVR</text:p>
          </table:table-cell>
          <table:table-cell office:value-type="float" office:value="25190000">
            <text:p>25190000</text:p>
          </table:table-cell>
          <table:table-cell office:value-type="float" office:value="186">
            <text:p>186</text:p>
          </table:table-cell>
          <table:table-cell table:formula="of:=[.B416]/[.C416]" office:value-type="float" office:value="135430.107526882">
            <text:p>135430.107526882</text:p>
          </table:table-cell>
          <table:table-cell table:number-columns-repeated="1020"/>
        </table:table-row>
        <table:table-row table:style-name="ro1">
          <table:table-cell office:value-type="string">
            <text:p>EDAC</text:p>
          </table:table-cell>
          <table:table-cell office:value-type="float" office:value="52370000">
            <text:p>52370000</text:p>
          </table:table-cell>
          <table:table-cell office:value-type="float" office:value="384">
            <text:p>384</text:p>
          </table:table-cell>
          <table:table-cell table:formula="of:=[.B417]/[.C417]" office:value-type="float" office:value="136380.208333333">
            <text:p>136380.208333333</text:p>
          </table:table-cell>
          <table:table-cell table:number-columns-repeated="1020"/>
        </table:table-row>
        <table:table-row table:style-name="ro1">
          <table:table-cell office:value-type="string">
            <text:p>PRXL</text:p>
          </table:table-cell>
          <table:table-cell office:value-type="float" office:value="1440000000">
            <text:p>1440000000</text:p>
          </table:table-cell>
          <table:table-cell office:value-type="float" office:value="10550">
            <text:p>10550</text:p>
          </table:table-cell>
          <table:table-cell table:formula="of:=[.B418]/[.C418]" office:value-type="float" office:value="136492.890995261">
            <text:p>136492.890995261</text:p>
          </table:table-cell>
          <table:table-cell table:number-columns-repeated="1020"/>
        </table:table-row>
        <table:table-row table:style-name="ro1">
          <table:table-cell office:value-type="string">
            <text:p>DDIC</text:p>
          </table:table-cell>
          <table:table-cell office:value-type="float" office:value="222160000">
            <text:p>222160000</text:p>
          </table:table-cell>
          <table:table-cell office:value-type="float" office:value="1627">
            <text:p>1627</text:p>
          </table:table-cell>
          <table:table-cell table:formula="of:=[.B419]/[.C419]" office:value-type="float" office:value="136545.789797173">
            <text:p>136545.789797173</text:p>
          </table:table-cell>
          <table:table-cell table:number-columns-repeated="1020"/>
        </table:table-row>
        <table:table-row table:style-name="ro1">
          <table:table-cell office:value-type="string">
            <text:p>FFN</text:p>
          </table:table-cell>
          <table:table-cell office:value-type="float" office:value="54630000">
            <text:p>54630000</text:p>
          </table:table-cell>
          <table:table-cell office:value-type="float" office:value="400">
            <text:p>400</text:p>
          </table:table-cell>
          <table:table-cell table:formula="of:=[.B420]/[.C420]" office:value-type="float" office:value="136575">
            <text:p>136575</text:p>
          </table:table-cell>
          <table:table-cell table:number-columns-repeated="1020"/>
        </table:table-row>
        <table:table-row table:style-name="ro1">
          <table:table-cell office:value-type="string">
            <text:p>ORBT</text:p>
          </table:table-cell>
          <table:table-cell office:value-type="float" office:value="19010000">
            <text:p>19010000</text:p>
          </table:table-cell>
          <table:table-cell office:value-type="float" office:value="139">
            <text:p>139</text:p>
          </table:table-cell>
          <table:table-cell table:formula="of:=[.B421]/[.C421]" office:value-type="float" office:value="136762.589928058">
            <text:p>136762.589928058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float" office:value="30830000">
            <text:p>30830000</text:p>
          </table:table-cell>
          <table:table-cell office:value-type="float" office:value="224">
            <text:p>224</text:p>
          </table:table-cell>
          <table:table-cell table:formula="of:=[.B422]/[.C422]" office:value-type="float" office:value="137633.928571429">
            <text:p>137633.928571429</text:p>
          </table:table-cell>
          <table:table-cell table:number-columns-repeated="1020"/>
        </table:table-row>
        <table:table-row table:style-name="ro1">
          <table:table-cell office:value-type="string">
            <text:p>VIDE</text:p>
          </table:table-cell>
          <table:table-cell office:value-type="float" office:value="42670000">
            <text:p>42670000</text:p>
          </table:table-cell>
          <table:table-cell office:value-type="float" office:value="310">
            <text:p>310</text:p>
          </table:table-cell>
          <table:table-cell table:formula="of:=[.B423]/[.C423]" office:value-type="float" office:value="137645.161290323">
            <text:p>137645.161290323</text:p>
          </table:table-cell>
          <table:table-cell table:number-columns-repeated="1020"/>
        </table:table-row>
        <table:table-row table:style-name="ro1">
          <table:table-cell office:value-type="string">
            <text:p>QTWW</text:p>
          </table:table-cell>
          <table:table-cell office:value-type="float" office:value="14040000">
            <text:p>14040000</text:p>
          </table:table-cell>
          <table:table-cell office:value-type="float" office:value="102">
            <text:p>102</text:p>
          </table:table-cell>
          <table:table-cell table:formula="of:=[.B424]/[.C424]" office:value-type="float" office:value="137647.058823529">
            <text:p>137647.058823529</text:p>
          </table:table-cell>
          <table:table-cell table:number-columns-repeated="1020"/>
        </table:table-row>
        <table:table-row table:style-name="ro1">
          <table:table-cell office:value-type="string">
            <text:p>GAIA</text:p>
          </table:table-cell>
          <table:table-cell office:value-type="float" office:value="76700000">
            <text:p>76700000</text:p>
          </table:table-cell>
          <table:table-cell office:value-type="float" office:value="557">
            <text:p>557</text:p>
          </table:table-cell>
          <table:table-cell table:formula="of:=[.B425]/[.C425]" office:value-type="float" office:value="137701.97486535">
            <text:p>137701.97486535</text:p>
          </table:table-cell>
          <table:table-cell table:number-columns-repeated="1020"/>
        </table:table-row>
        <table:table-row table:style-name="ro1">
          <table:table-cell office:value-type="string">
            <text:p>LYTS</text:p>
          </table:table-cell>
          <table:table-cell office:value-type="float" office:value="165830000">
            <text:p>165830000</text:p>
          </table:table-cell>
          <table:table-cell office:value-type="float" office:value="1200">
            <text:p>1200</text:p>
          </table:table-cell>
          <table:table-cell table:formula="of:=[.B426]/[.C426]" office:value-type="float" office:value="138191.666666667">
            <text:p>138191.666666667</text:p>
          </table:table-cell>
          <table:table-cell table:number-columns-repeated="1020"/>
        </table:table-row>
        <table:table-row table:style-name="ro1">
          <table:table-cell office:value-type="string">
            <text:p>QADA</text:p>
          </table:table-cell>
          <table:table-cell office:value-type="float" office:value="200860000">
            <text:p>200860000</text:p>
          </table:table-cell>
          <table:table-cell office:value-type="float" office:value="1450">
            <text:p>1450</text:p>
          </table:table-cell>
          <table:table-cell table:formula="of:=[.B427]/[.C427]" office:value-type="float" office:value="138524.137931034">
            <text:p>138524.137931034</text:p>
          </table:table-cell>
          <table:table-cell table:number-columns-repeated="1020"/>
        </table:table-row>
        <table:table-row table:style-name="ro1">
          <table:table-cell office:value-type="string">
            <text:p>GFN</text:p>
          </table:table-cell>
          <table:table-cell office:value-type="float" office:value="58110000">
            <text:p>58110000</text:p>
          </table:table-cell>
          <table:table-cell office:value-type="float" office:value="418">
            <text:p>418</text:p>
          </table:table-cell>
          <table:table-cell table:formula="of:=[.B428]/[.C428]" office:value-type="float" office:value="139019.138755981">
            <text:p>139019.138755981</text:p>
          </table:table-cell>
          <table:table-cell table:number-columns-repeated="1020"/>
        </table:table-row>
        <table:table-row table:style-name="ro1">
          <table:table-cell office:value-type="string">
            <text:p>JCI</text:p>
          </table:table-cell>
          <table:table-cell office:value-type="float" office:value="22630000000">
            <text:p>22630000000</text:p>
          </table:table-cell>
          <table:table-cell office:value-type="float" office:value="162000">
            <text:p>162000</text:p>
          </table:table-cell>
          <table:table-cell table:formula="of:=[.B429]/[.C429]" office:value-type="float" office:value="139691.358024691">
            <text:p>139691.358024691</text:p>
          </table:table-cell>
          <table:table-cell table:number-columns-repeated="1020"/>
        </table:table-row>
        <table:table-row table:style-name="ro1">
          <table:table-cell office:value-type="string">
            <text:p>WDC</text:p>
          </table:table-cell>
          <table:table-cell office:value-type="float" office:value="9150000000">
            <text:p>9150000000</text:p>
          </table:table-cell>
          <table:table-cell office:value-type="float" office:value="65431">
            <text:p>65431</text:p>
          </table:table-cell>
          <table:table-cell table:formula="of:=[.B430]/[.C430]" office:value-type="float" office:value="139841.97093121">
            <text:p>139841.97093121</text:p>
          </table:table-cell>
          <table:table-cell table:number-columns-repeated="1020"/>
        </table:table-row>
        <table:table-row table:style-name="ro1">
          <table:table-cell office:value-type="string">
            <text:p>WCAA</text:p>
          </table:table-cell>
          <table:table-cell office:value-type="float" office:value="148070000">
            <text:p>148070000</text:p>
          </table:table-cell>
          <table:table-cell office:value-type="float" office:value="1058">
            <text:p>1058</text:p>
          </table:table-cell>
          <table:table-cell table:formula="of:=[.B431]/[.C431]" office:value-type="float" office:value="139952.741020794">
            <text:p>139952.741020794</text:p>
          </table:table-cell>
          <table:table-cell table:number-columns-repeated="1020"/>
        </table:table-row>
        <table:table-row table:style-name="ro1">
          <table:table-cell office:value-type="string">
            <text:p>CZFC</text:p>
          </table:table-cell>
          <table:table-cell office:value-type="float" office:value="14170000">
            <text:p>14170000</text:p>
          </table:table-cell>
          <table:table-cell office:value-type="float" office:value="100">
            <text:p>100</text:p>
          </table:table-cell>
          <table:table-cell table:formula="of:=[.B432]/[.C432]" office:value-type="float" office:value="141700">
            <text:p>141700</text:p>
          </table:table-cell>
          <table:table-cell table:number-columns-repeated="1020"/>
        </table:table-row>
        <table:table-row table:style-name="ro1">
          <table:table-cell office:value-type="string">
            <text:p>MAG</text:p>
          </table:table-cell>
          <table:table-cell office:value-type="float" office:value="44090000">
            <text:p>44090000</text:p>
          </table:table-cell>
          <table:table-cell office:value-type="float" office:value="311">
            <text:p>311</text:p>
          </table:table-cell>
          <table:table-cell table:formula="of:=[.B433]/[.C433]" office:value-type="float" office:value="141768.488745981">
            <text:p>141768.488745981</text:p>
          </table:table-cell>
          <table:table-cell table:number-columns-repeated="1020"/>
        </table:table-row>
        <table:table-row table:style-name="ro1">
          <table:table-cell office:value-type="string">
            <text:p>CHNR</text:p>
          </table:table-cell>
          <table:table-cell office:value-type="float" office:value="203260000">
            <text:p>203260000</text:p>
          </table:table-cell>
          <table:table-cell office:value-type="float" office:value="1430">
            <text:p>1430</text:p>
          </table:table-cell>
          <table:table-cell table:formula="of:=[.B434]/[.C434]" office:value-type="float" office:value="142139.86013986">
            <text:p>142139.86013986</text:p>
          </table:table-cell>
          <table:table-cell table:number-columns-repeated="1020"/>
        </table:table-row>
        <table:table-row table:style-name="ro1">
          <table:table-cell office:value-type="string">
            <text:p>PWRD</text:p>
          </table:table-cell>
          <table:table-cell office:value-type="float" office:value="575380000">
            <text:p>575380000</text:p>
          </table:table-cell>
          <table:table-cell office:value-type="float" office:value="4041">
            <text:p>4041</text:p>
          </table:table-cell>
          <table:table-cell table:formula="of:=[.B435]/[.C435]" office:value-type="float" office:value="142385.548131651">
            <text:p>142385.548131651</text:p>
          </table:table-cell>
          <table:table-cell table:number-columns-repeated="1020"/>
        </table:table-row>
        <table:table-row table:style-name="ro1">
          <table:table-cell office:value-type="string">
            <text:p>MOLX</text:p>
          </table:table-cell>
          <table:table-cell office:value-type="float" office:value="4700000000">
            <text:p>4700000000</text:p>
          </table:table-cell>
          <table:table-cell office:value-type="float" office:value="33000">
            <text:p>33000</text:p>
          </table:table-cell>
          <table:table-cell table:formula="of:=[.B436]/[.C436]" office:value-type="float" office:value="142424.242424242">
            <text:p>142424.242424242</text:p>
          </table:table-cell>
          <table:table-cell table:number-columns-repeated="1020"/>
        </table:table-row>
        <table:table-row table:style-name="ro1">
          <table:table-cell office:value-type="string">
            <text:p>POWL</text:p>
          </table:table-cell>
          <table:table-cell office:value-type="float" office:value="387780000">
            <text:p>387780000</text:p>
          </table:table-cell>
          <table:table-cell office:value-type="float" office:value="2722">
            <text:p>2722</text:p>
          </table:table-cell>
          <table:table-cell table:formula="of:=[.B437]/[.C437]" office:value-type="float" office:value="142461.425422483">
            <text:p>142461.425422483</text:p>
          </table:table-cell>
          <table:table-cell table:number-columns-repeated="1020"/>
        </table:table-row>
        <table:table-row table:style-name="ro1">
          <table:table-cell office:value-type="string">
            <text:p>CDTI</text:p>
          </table:table-cell>
          <table:table-cell office:value-type="float" office:value="21680000">
            <text:p>21680000</text:p>
          </table:table-cell>
          <table:table-cell office:value-type="float" office:value="152">
            <text:p>152</text:p>
          </table:table-cell>
          <table:table-cell table:formula="of:=[.B438]/[.C438]" office:value-type="float" office:value="142631.578947368">
            <text:p>142631.578947368</text:p>
          </table:table-cell>
          <table:table-cell table:number-columns-repeated="1020"/>
        </table:table-row>
        <table:table-row table:style-name="ro1">
          <table:table-cell office:value-type="string">
            <text:p>MYRG</text:p>
          </table:table-cell>
          <table:table-cell office:value-type="float" office:value="400680000">
            <text:p>400680000</text:p>
          </table:table-cell>
          <table:table-cell office:value-type="float" office:value="2800">
            <text:p>2800</text:p>
          </table:table-cell>
          <table:table-cell table:formula="of:=[.B439]/[.C439]" office:value-type="float" office:value="143100">
            <text:p>143100</text:p>
          </table:table-cell>
          <table:table-cell table:number-columns-repeated="1020"/>
        </table:table-row>
        <table:table-row table:style-name="ro1">
          <table:table-cell office:value-type="string">
            <text:p>VALV</text:p>
          </table:table-cell>
          <table:table-cell office:value-type="float" office:value="26620000">
            <text:p>26620000</text:p>
          </table:table-cell>
          <table:table-cell office:value-type="float" office:value="186">
            <text:p>186</text:p>
          </table:table-cell>
          <table:table-cell table:formula="of:=[.B440]/[.C440]" office:value-type="float" office:value="143118.279569892">
            <text:p>143118.279569892</text:p>
          </table:table-cell>
          <table:table-cell table:number-columns-repeated="1020"/>
        </table:table-row>
        <table:table-row table:style-name="ro1">
          <table:table-cell office:value-type="string">
            <text:p>SEE</text:p>
          </table:table-cell>
          <table:table-cell office:value-type="float" office:value="3770000000">
            <text:p>3770000000</text:p>
          </table:table-cell>
          <table:table-cell office:value-type="float" office:value="26300">
            <text:p>26300</text:p>
          </table:table-cell>
          <table:table-cell table:formula="of:=[.B441]/[.C441]" office:value-type="float" office:value="143346.007604563">
            <text:p>143346.007604563</text:p>
          </table:table-cell>
          <table:table-cell table:number-columns-repeated="1020"/>
        </table:table-row>
        <table:table-row table:style-name="ro1">
          <table:table-cell office:value-type="string">
            <text:p>ALOT</text:p>
          </table:table-cell>
          <table:table-cell office:value-type="float" office:value="60650000">
            <text:p>60650000</text:p>
          </table:table-cell>
          <table:table-cell office:value-type="float" office:value="423">
            <text:p>423</text:p>
          </table:table-cell>
          <table:table-cell table:formula="of:=[.B442]/[.C442]" office:value-type="float" office:value="143380.61465721">
            <text:p>143380.61465721</text:p>
          </table:table-cell>
          <table:table-cell table:number-columns-repeated="1020"/>
        </table:table-row>
        <table:table-row table:style-name="ro1">
          <table:table-cell office:value-type="string">
            <text:p>HPQ</text:p>
          </table:table-cell>
          <table:table-cell office:value-type="float" office:value="50160000000">
            <text:p>50160000000</text:p>
          </table:table-cell>
          <table:table-cell office:value-type="float" office:value="349600">
            <text:p>349600</text:p>
          </table:table-cell>
          <table:table-cell table:formula="of:=[.B443]/[.C443]" office:value-type="float" office:value="143478.260869565">
            <text:p>143478.260869565</text:p>
          </table:table-cell>
          <table:table-cell table:number-columns-repeated="1020"/>
        </table:table-row>
        <table:table-row table:style-name="ro1">
          <table:table-cell office:value-type="string">
            <text:p>NCBC</text:p>
          </table:table-cell>
          <table:table-cell office:value-type="float" office:value="16460000">
            <text:p>16460000</text:p>
          </table:table-cell>
          <table:table-cell office:value-type="float" office:value="114">
            <text:p>114</text:p>
          </table:table-cell>
          <table:table-cell table:formula="of:=[.B444]/[.C444]" office:value-type="float" office:value="144385.964912281">
            <text:p>144385.964912281</text:p>
          </table:table-cell>
          <table:table-cell table:number-columns-repeated="1020"/>
        </table:table-row>
        <table:table-row table:style-name="ro1">
          <table:table-cell office:value-type="string">
            <text:p>PFBI</text:p>
          </table:table-cell>
          <table:table-cell office:value-type="float" office:value="51190000">
            <text:p>51190000</text:p>
          </table:table-cell>
          <table:table-cell office:value-type="float" office:value="354">
            <text:p>354</text:p>
          </table:table-cell>
          <table:table-cell table:formula="of:=[.B445]/[.C445]" office:value-type="float" office:value="144604.519774011">
            <text:p>144604.519774011</text:p>
          </table:table-cell>
          <table:table-cell table:number-columns-repeated="1020"/>
        </table:table-row>
        <table:table-row table:style-name="ro1">
          <table:table-cell office:value-type="string">
            <text:p>DLLR</text:p>
          </table:table-cell>
          <table:table-cell office:value-type="float" office:value="778400000">
            <text:p>778400000</text:p>
          </table:table-cell>
          <table:table-cell office:value-type="float" office:value="5375">
            <text:p>5375</text:p>
          </table:table-cell>
          <table:table-cell table:formula="of:=[.B446]/[.C446]" office:value-type="float" office:value="144818.604651163">
            <text:p>144818.604651163</text:p>
          </table:table-cell>
          <table:table-cell table:number-columns-repeated="1020"/>
        </table:table-row>
        <table:table-row table:style-name="ro1">
          <table:table-cell office:value-type="string">
            <text:p>TLF</text:p>
          </table:table-cell>
          <table:table-cell office:value-type="float" office:value="52810000">
            <text:p>52810000</text:p>
          </table:table-cell>
          <table:table-cell office:value-type="float" office:value="364">
            <text:p>364</text:p>
          </table:table-cell>
          <table:table-cell table:formula="of:=[.B447]/[.C447]" office:value-type="float" office:value="145082.417582418">
            <text:p>145082.417582418</text:p>
          </table:table-cell>
          <table:table-cell table:number-columns-repeated="1020"/>
        </table:table-row>
        <table:table-row table:style-name="ro1">
          <table:table-cell office:value-type="string">
            <text:p>EDMC</text:p>
          </table:table-cell>
          <table:table-cell office:value-type="float" office:value="2109999999">
            <text:p>2109999999</text:p>
          </table:table-cell>
          <table:table-cell office:value-type="float" office:value="14500">
            <text:p>14500</text:p>
          </table:table-cell>
          <table:table-cell table:formula="of:=[.B448]/[.C448]" office:value-type="float" office:value="145517.241310345">
            <text:p>145517.241310345</text:p>
          </table:table-cell>
          <table:table-cell table:number-columns-repeated="1020"/>
        </table:table-row>
        <table:table-row table:style-name="ro1">
          <table:table-cell office:value-type="string">
            <text:p>FFNM</text:p>
          </table:table-cell>
          <table:table-cell office:value-type="float" office:value="10960000">
            <text:p>10960000</text:p>
          </table:table-cell>
          <table:table-cell office:value-type="float" office:value="75">
            <text:p>75</text:p>
          </table:table-cell>
          <table:table-cell table:formula="of:=[.B449]/[.C449]" office:value-type="float" office:value="146133.333333333">
            <text:p>146133.333333333</text:p>
          </table:table-cell>
          <table:table-cell table:number-columns-repeated="1020"/>
        </table:table-row>
        <table:table-row table:style-name="ro1">
          <table:table-cell office:value-type="string">
            <text:p>KUTV</text:p>
          </table:table-cell>
          <table:table-cell office:value-type="float" office:value="119470000">
            <text:p>119470000</text:p>
          </table:table-cell>
          <table:table-cell office:value-type="float" office:value="816">
            <text:p>816</text:p>
          </table:table-cell>
          <table:table-cell table:formula="of:=[.B450]/[.C450]" office:value-type="float" office:value="146409.31372549">
            <text:p>146409.31372549</text:p>
          </table:table-cell>
          <table:table-cell table:number-columns-repeated="1020"/>
        </table:table-row>
        <table:table-row table:style-name="ro1">
          <table:table-cell office:value-type="string">
            <text:p>ECTY</text:p>
          </table:table-cell>
          <table:table-cell office:value-type="float" office:value="25920000">
            <text:p>25920000</text:p>
          </table:table-cell>
          <table:table-cell office:value-type="float" office:value="177">
            <text:p>177</text:p>
          </table:table-cell>
          <table:table-cell table:formula="of:=[.B451]/[.C451]" office:value-type="float" office:value="146440.677966102">
            <text:p>146440.677966102</text:p>
          </table:table-cell>
          <table:table-cell table:number-columns-repeated="1020"/>
        </table:table-row>
        <table:table-row table:style-name="ro1">
          <table:table-cell office:value-type="string">
            <text:p>SINO</text:p>
          </table:table-cell>
          <table:table-cell office:value-type="float" office:value="7490000">
            <text:p>7490000</text:p>
          </table:table-cell>
          <table:table-cell office:value-type="float" office:value="51">
            <text:p>51</text:p>
          </table:table-cell>
          <table:table-cell table:formula="of:=[.B452]/[.C452]" office:value-type="float" office:value="146862.745098039">
            <text:p>146862.745098039</text:p>
          </table:table-cell>
          <table:table-cell table:number-columns-repeated="1020"/>
        </table:table-row>
        <table:table-row table:style-name="ro1">
          <table:table-cell office:value-type="string">
            <text:p>AVNW</text:p>
          </table:table-cell>
          <table:table-cell office:value-type="float" office:value="147200000">
            <text:p>147200000</text:p>
          </table:table-cell>
          <table:table-cell office:value-type="float" office:value="1000">
            <text:p>1000</text:p>
          </table:table-cell>
          <table:table-cell table:formula="of:=[.B453]/[.C453]" office:value-type="float" office:value="147200">
            <text:p>147200</text:p>
          </table:table-cell>
          <table:table-cell table:number-columns-repeated="1020"/>
        </table:table-row>
        <table:table-row table:style-name="ro1">
          <table:table-cell office:value-type="string">
            <text:p>QADB</text:p>
          </table:table-cell>
          <table:table-cell office:value-type="float" office:value="213880000">
            <text:p>213880000</text:p>
          </table:table-cell>
          <table:table-cell office:value-type="float" office:value="1450">
            <text:p>1450</text:p>
          </table:table-cell>
          <table:table-cell table:formula="of:=[.B454]/[.C454]" office:value-type="float" office:value="147503.448275862">
            <text:p>147503.448275862</text:p>
          </table:table-cell>
          <table:table-cell table:number-columns-repeated="1020"/>
        </table:table-row>
        <table:table-row table:style-name="ro1">
          <table:table-cell office:value-type="string">
            <text:p>WTSLA</text:p>
          </table:table-cell>
          <table:table-cell office:value-type="float" office:value="303630000">
            <text:p>303630000</text:p>
          </table:table-cell>
          <table:table-cell office:value-type="float" office:value="2047">
            <text:p>2047</text:p>
          </table:table-cell>
          <table:table-cell table:formula="of:=[.B455]/[.C455]" office:value-type="float" office:value="148329.262335125">
            <text:p>148329.262335125</text:p>
          </table:table-cell>
          <table:table-cell table:number-columns-repeated="1020"/>
        </table:table-row>
        <table:table-row table:style-name="ro1">
          <table:table-cell office:value-type="string">
            <text:p>RADA</text:p>
          </table:table-cell>
          <table:table-cell office:value-type="float" office:value="18550000">
            <text:p>18550000</text:p>
          </table:table-cell>
          <table:table-cell office:value-type="float" office:value="125">
            <text:p>125</text:p>
          </table:table-cell>
          <table:table-cell table:formula="of:=[.B456]/[.C456]" office:value-type="float" office:value="148400">
            <text:p>148400</text:p>
          </table:table-cell>
          <table:table-cell table:number-columns-repeated="1020"/>
        </table:table-row>
        <table:table-row table:style-name="ro1">
          <table:table-cell office:value-type="string">
            <text:p>CELL</text:p>
          </table:table-cell>
          <table:table-cell office:value-type="float" office:value="597140000">
            <text:p>597140000</text:p>
          </table:table-cell>
          <table:table-cell office:value-type="float" office:value="4000">
            <text:p>4000</text:p>
          </table:table-cell>
          <table:table-cell table:formula="of:=[.B457]/[.C457]" office:value-type="float" office:value="149285">
            <text:p>149285</text:p>
          </table:table-cell>
          <table:table-cell table:number-columns-repeated="1020"/>
        </table:table-row>
        <table:table-row table:style-name="ro1">
          <table:table-cell office:value-type="string">
            <text:p>AGYS</text:p>
          </table:table-cell>
          <table:table-cell office:value-type="float" office:value="176160000">
            <text:p>176160000</text:p>
          </table:table-cell>
          <table:table-cell office:value-type="float" office:value="1179">
            <text:p>1179</text:p>
          </table:table-cell>
          <table:table-cell table:formula="of:=[.B458]/[.C458]" office:value-type="float" office:value="149414.75826972">
            <text:p>149414.75826972</text:p>
          </table:table-cell>
          <table:table-cell table:number-columns-repeated="1020"/>
        </table:table-row>
        <table:table-row table:style-name="ro1">
          <table:table-cell office:value-type="string">
            <text:p>PHII</text:p>
          </table:table-cell>
          <table:table-cell office:value-type="float" office:value="336380000">
            <text:p>336380000</text:p>
          </table:table-cell>
          <table:table-cell office:value-type="float" office:value="2222">
            <text:p>2222</text:p>
          </table:table-cell>
          <table:table-cell table:formula="of:=[.B459]/[.C459]" office:value-type="float" office:value="151386.138613861">
            <text:p>151386.138613861</text:p>
          </table:table-cell>
          <table:table-cell table:number-columns-repeated="1020"/>
        </table:table-row>
        <table:table-row table:style-name="ro1">
          <table:table-cell office:value-type="string">
            <text:p>LAWS</text:p>
          </table:table-cell>
          <table:table-cell office:value-type="float" office:value="141410000">
            <text:p>141410000</text:p>
          </table:table-cell>
          <table:table-cell office:value-type="float" office:value="930">
            <text:p>930</text:p>
          </table:table-cell>
          <table:table-cell table:formula="of:=[.B460]/[.C460]" office:value-type="float" office:value="152053.76344086">
            <text:p>152053.76344086</text:p>
          </table:table-cell>
          <table:table-cell table:number-columns-repeated="1020"/>
        </table:table-row>
        <table:table-row table:style-name="ro1">
          <table:table-cell office:value-type="string">
            <text:p>PTIX</text:p>
          </table:table-cell>
          <table:table-cell office:value-type="float" office:value="25570000">
            <text:p>25570000</text:p>
          </table:table-cell>
          <table:table-cell office:value-type="float" office:value="168">
            <text:p>168</text:p>
          </table:table-cell>
          <table:table-cell table:formula="of:=[.B461]/[.C461]" office:value-type="float" office:value="152202.380952381">
            <text:p>152202.380952381</text:p>
          </table:table-cell>
          <table:table-cell table:number-columns-repeated="1020"/>
        </table:table-row>
        <table:table-row table:style-name="ro1">
          <table:table-cell office:value-type="string">
            <text:p>PSTR</text:p>
          </table:table-cell>
          <table:table-cell office:value-type="float" office:value="35160000">
            <text:p>35160000</text:p>
          </table:table-cell>
          <table:table-cell office:value-type="float" office:value="231">
            <text:p>231</text:p>
          </table:table-cell>
          <table:table-cell table:formula="of:=[.B462]/[.C462]" office:value-type="float" office:value="152207.792207792">
            <text:p>152207.792207792</text:p>
          </table:table-cell>
          <table:table-cell table:number-columns-repeated="1020"/>
        </table:table-row>
        <table:table-row table:style-name="ro1">
          <table:table-cell office:value-type="string">
            <text:p>LUV</text:p>
          </table:table-cell>
          <table:table-cell office:value-type="float" office:value="6930000000">
            <text:p>6930000000</text:p>
          </table:table-cell>
          <table:table-cell office:value-type="float" office:value="45392">
            <text:p>45392</text:p>
          </table:table-cell>
          <table:table-cell table:formula="of:=[.B463]/[.C463]" office:value-type="float" office:value="152670.074021854">
            <text:p>152670.074021854</text:p>
          </table:table-cell>
          <table:table-cell table:number-columns-repeated="1020"/>
        </table:table-row>
        <table:table-row table:style-name="ro1">
          <table:table-cell office:value-type="string">
            <text:p>NAVR</text:p>
          </table:table-cell>
          <table:table-cell office:value-type="float" office:value="63080000">
            <text:p>63080000</text:p>
          </table:table-cell>
          <table:table-cell office:value-type="float" office:value="413">
            <text:p>413</text:p>
          </table:table-cell>
          <table:table-cell table:formula="of:=[.B464]/[.C464]" office:value-type="float" office:value="152736.07748184">
            <text:p>152736.07748184</text:p>
          </table:table-cell>
          <table:table-cell table:number-columns-repeated="1020"/>
        </table:table-row>
        <table:table-row table:style-name="ro1">
          <table:table-cell office:value-type="string">
            <text:p>CPWM</text:p>
          </table:table-cell>
          <table:table-cell office:value-type="float" office:value="300690000">
            <text:p>300690000</text:p>
          </table:table-cell>
          <table:table-cell office:value-type="float" office:value="1951">
            <text:p>1951</text:p>
          </table:table-cell>
          <table:table-cell table:formula="of:=[.B465]/[.C465]" office:value-type="float" office:value="154120.963608406">
            <text:p>154120.963608406</text:p>
          </table:table-cell>
          <table:table-cell table:number-columns-repeated="1020"/>
        </table:table-row>
        <table:table-row table:style-name="ro1">
          <table:table-cell office:value-type="string">
            <text:p>BRID</text:p>
          </table:table-cell>
          <table:table-cell office:value-type="float" office:value="79780000">
            <text:p>79780000</text:p>
          </table:table-cell>
          <table:table-cell office:value-type="float" office:value="517">
            <text:p>517</text:p>
          </table:table-cell>
          <table:table-cell table:formula="of:=[.B466]/[.C466]" office:value-type="float" office:value="154313.34622824">
            <text:p>154313.34622824</text:p>
          </table:table-cell>
          <table:table-cell table:number-columns-repeated="1020"/>
        </table:table-row>
        <table:table-row table:style-name="ro1">
          <table:table-cell office:value-type="string">
            <text:p>RFIL</text:p>
          </table:table-cell>
          <table:table-cell office:value-type="float" office:value="25690000">
            <text:p>25690000</text:p>
          </table:table-cell>
          <table:table-cell office:value-type="float" office:value="166">
            <text:p>166</text:p>
          </table:table-cell>
          <table:table-cell table:formula="of:=[.B467]/[.C467]" office:value-type="float" office:value="154759.036144578">
            <text:p>154759.036144578</text:p>
          </table:table-cell>
          <table:table-cell table:number-columns-repeated="1020"/>
        </table:table-row>
        <table:table-row table:style-name="ro1">
          <table:table-cell office:value-type="string">
            <text:p>HOTT</text:p>
          </table:table-cell>
          <table:table-cell office:value-type="float" office:value="372620000">
            <text:p>372620000</text:p>
          </table:table-cell>
          <table:table-cell office:value-type="float" office:value="2400">
            <text:p>2400</text:p>
          </table:table-cell>
          <table:table-cell table:formula="of:=[.B468]/[.C468]" office:value-type="float" office:value="155258.333333333">
            <text:p>155258.333333333</text:p>
          </table:table-cell>
          <table:table-cell table:number-columns-repeated="1020"/>
        </table:table-row>
        <table:table-row table:style-name="ro1">
          <table:table-cell office:value-type="string">
            <text:p>NSEC</text:p>
          </table:table-cell>
          <table:table-cell office:value-type="float" office:value="22860000">
            <text:p>22860000</text:p>
          </table:table-cell>
          <table:table-cell office:value-type="float" office:value="147">
            <text:p>147</text:p>
          </table:table-cell>
          <table:table-cell table:formula="of:=[.B469]/[.C469]" office:value-type="float" office:value="155510.204081633">
            <text:p>155510.204081633</text:p>
          </table:table-cell>
          <table:table-cell table:number-columns-repeated="1020"/>
        </table:table-row>
        <table:table-row table:style-name="ro1">
          <table:table-cell office:value-type="string">
            <text:p>TAIT</text:p>
          </table:table-cell>
          <table:table-cell office:value-type="float" office:value="5760000">
            <text:p>5760000</text:p>
          </table:table-cell>
          <table:table-cell office:value-type="float" office:value="37">
            <text:p>37</text:p>
          </table:table-cell>
          <table:table-cell table:formula="of:=[.B470]/[.C470]" office:value-type="float" office:value="155675.675675676">
            <text:p>155675.675675676</text:p>
          </table:table-cell>
          <table:table-cell table:number-columns-repeated="1020"/>
        </table:table-row>
        <table:table-row table:style-name="ro1">
          <table:table-cell office:value-type="string">
            <text:p>OTIV</text:p>
          </table:table-cell>
          <table:table-cell office:value-type="float" office:value="45110000">
            <text:p>45110000</text:p>
          </table:table-cell>
          <table:table-cell office:value-type="float" office:value="288">
            <text:p>288</text:p>
          </table:table-cell>
          <table:table-cell table:formula="of:=[.B471]/[.C471]" office:value-type="float" office:value="156631.944444444">
            <text:p>156631.944444444</text:p>
          </table:table-cell>
          <table:table-cell table:number-columns-repeated="1020"/>
        </table:table-row>
        <table:table-row table:style-name="ro1">
          <table:table-cell office:value-type="string">
            <text:p>ACN</text:p>
          </table:table-cell>
          <table:table-cell office:value-type="float" office:value="38570000000">
            <text:p>38570000000</text:p>
          </table:table-cell>
          <table:table-cell office:value-type="float" office:value="244000">
            <text:p>244000</text:p>
          </table:table-cell>
          <table:table-cell table:formula="of:=[.B472]/[.C472]" office:value-type="float" office:value="158073.770491803">
            <text:p>158073.770491803</text:p>
          </table:table-cell>
          <table:table-cell table:number-columns-repeated="1020"/>
        </table:table-row>
        <table:table-row table:style-name="ro1">
          <table:table-cell office:value-type="string">
            <text:p>ORCC</text:p>
          </table:table-cell>
          <table:table-cell office:value-type="float" office:value="95910000">
            <text:p>95910000</text:p>
          </table:table-cell>
          <table:table-cell office:value-type="float" office:value="603">
            <text:p>603</text:p>
          </table:table-cell>
          <table:table-cell table:formula="of:=[.B473]/[.C473]" office:value-type="float" office:value="159054.726368159">
            <text:p>159054.726368159</text:p>
          </table:table-cell>
          <table:table-cell table:number-columns-repeated="1020"/>
        </table:table-row>
        <table:table-row table:style-name="ro1">
          <table:table-cell office:value-type="string">
            <text:p>DYSL</text:p>
          </table:table-cell>
          <table:table-cell office:value-type="float" office:value="35180000">
            <text:p>35180000</text:p>
          </table:table-cell>
          <table:table-cell office:value-type="float" office:value="221">
            <text:p>221</text:p>
          </table:table-cell>
          <table:table-cell table:formula="of:=[.B474]/[.C474]" office:value-type="float" office:value="159185.520361991">
            <text:p>159185.520361991</text:p>
          </table:table-cell>
          <table:table-cell table:number-columns-repeated="1020"/>
        </table:table-row>
        <table:table-row table:style-name="ro1">
          <table:table-cell office:value-type="string">
            <text:p>CZWI</text:p>
          </table:table-cell>
          <table:table-cell office:value-type="float" office:value="29510000">
            <text:p>29510000</text:p>
          </table:table-cell>
          <table:table-cell office:value-type="float" office:value="185">
            <text:p>185</text:p>
          </table:table-cell>
          <table:table-cell table:formula="of:=[.B475]/[.C475]" office:value-type="float" office:value="159513.513513514">
            <text:p>159513.513513514</text:p>
          </table:table-cell>
          <table:table-cell table:number-columns-repeated="1020"/>
        </table:table-row>
        <table:table-row table:style-name="ro1">
          <table:table-cell office:value-type="string">
            <text:p>TESS</text:p>
          </table:table-cell>
          <table:table-cell office:value-type="float" office:value="139870000">
            <text:p>139870000</text:p>
          </table:table-cell>
          <table:table-cell office:value-type="float" office:value="874">
            <text:p>874</text:p>
          </table:table-cell>
          <table:table-cell table:formula="of:=[.B476]/[.C476]" office:value-type="float" office:value="160034.324942792">
            <text:p>160034.324942792</text:p>
          </table:table-cell>
          <table:table-cell table:number-columns-repeated="1020"/>
        </table:table-row>
        <table:table-row table:style-name="ro1">
          <table:table-cell office:value-type="string">
            <text:p>ANCB</text:p>
          </table:table-cell>
          <table:table-cell office:value-type="float" office:value="22090000">
            <text:p>22090000</text:p>
          </table:table-cell>
          <table:table-cell office:value-type="float" office:value="138">
            <text:p>138</text:p>
          </table:table-cell>
          <table:table-cell table:formula="of:=[.B477]/[.C477]" office:value-type="float" office:value="160072.463768116">
            <text:p>160072.463768116</text:p>
          </table:table-cell>
          <table:table-cell table:number-columns-repeated="1020"/>
        </table:table-row>
        <table:table-row table:style-name="ro1">
          <table:table-cell office:value-type="string">
            <text:p>MOTR</text:p>
          </table:table-cell>
          <table:table-cell office:value-type="float" office:value="54590000">
            <text:p>54590000</text:p>
          </table:table-cell>
          <table:table-cell office:value-type="float" office:value="339">
            <text:p>339</text:p>
          </table:table-cell>
          <table:table-cell table:formula="of:=[.B478]/[.C478]" office:value-type="float" office:value="161032.448377581">
            <text:p>161032.448377581</text:p>
          </table:table-cell>
          <table:table-cell table:number-columns-repeated="1020"/>
        </table:table-row>
        <table:table-row table:style-name="ro1">
          <table:table-cell office:value-type="string">
            <text:p>PHIIK</text:p>
          </table:table-cell>
          <table:table-cell office:value-type="float" office:value="358890000">
            <text:p>358890000</text:p>
          </table:table-cell>
          <table:table-cell office:value-type="float" office:value="2222">
            <text:p>2222</text:p>
          </table:table-cell>
          <table:table-cell table:formula="of:=[.B479]/[.C479]" office:value-type="float" office:value="161516.651665167">
            <text:p>161516.651665167</text:p>
          </table:table-cell>
          <table:table-cell table:number-columns-repeated="1020"/>
        </table:table-row>
        <table:table-row table:style-name="ro1">
          <table:table-cell office:value-type="string">
            <text:p>BMS</text:p>
          </table:table-cell>
          <table:table-cell office:value-type="float" office:value="3240000000">
            <text:p>3240000000</text:p>
          </table:table-cell>
          <table:table-cell office:value-type="float" office:value="20000">
            <text:p>20000</text:p>
          </table:table-cell>
          <table:table-cell table:formula="of:=[.B480]/[.C480]" office:value-type="float" office:value="162000">
            <text:p>162000</text:p>
          </table:table-cell>
          <table:table-cell table:number-columns-repeated="1020"/>
        </table:table-row>
        <table:table-row table:style-name="ro1">
          <table:table-cell office:value-type="string">
            <text:p>ASRV</text:p>
          </table:table-cell>
          <table:table-cell office:value-type="float" office:value="56280000">
            <text:p>56280000</text:p>
          </table:table-cell>
          <table:table-cell office:value-type="float" office:value="347">
            <text:p>347</text:p>
          </table:table-cell>
          <table:table-cell table:formula="of:=[.B481]/[.C481]" office:value-type="float" office:value="162190.201729107">
            <text:p>162190.201729107</text:p>
          </table:table-cell>
          <table:table-cell table:number-columns-repeated="1020"/>
        </table:table-row>
        <table:table-row table:style-name="ro1">
          <table:table-cell office:value-type="string">
            <text:p>WAG</text:p>
          </table:table-cell>
          <table:table-cell office:value-type="float" office:value="28550000000">
            <text:p>28550000000</text:p>
          </table:table-cell>
          <table:table-cell office:value-type="float" office:value="176000">
            <text:p>176000</text:p>
          </table:table-cell>
          <table:table-cell table:formula="of:=[.B482]/[.C482]" office:value-type="float" office:value="162215.909090909">
            <text:p>162215.909090909</text:p>
          </table:table-cell>
          <table:table-cell table:number-columns-repeated="1020"/>
        </table:table-row>
        <table:table-row table:style-name="ro1">
          <table:table-cell office:value-type="string">
            <text:p>NINE</text:p>
          </table:table-cell>
          <table:table-cell office:value-type="float" office:value="48550000">
            <text:p>48550000</text:p>
          </table:table-cell>
          <table:table-cell office:value-type="float" office:value="299">
            <text:p>299</text:p>
          </table:table-cell>
          <table:table-cell table:formula="of:=[.B483]/[.C483]" office:value-type="float" office:value="162374.581939799">
            <text:p>162374.581939799</text:p>
          </table:table-cell>
          <table:table-cell table:number-columns-repeated="1020"/>
        </table:table-row>
        <table:table-row table:style-name="ro1">
          <table:table-cell office:value-type="string">
            <text:p>OI</text:p>
          </table:table-cell>
          <table:table-cell office:value-type="float" office:value="3900000000">
            <text:p>3900000000</text:p>
          </table:table-cell>
          <table:table-cell office:value-type="float" office:value="24000">
            <text:p>24000</text:p>
          </table:table-cell>
          <table:table-cell table:formula="of:=[.B484]/[.C484]" office:value-type="float" office:value="162500">
            <text:p>162500</text:p>
          </table:table-cell>
          <table:table-cell table:number-columns-repeated="1020"/>
        </table:table-row>
        <table:table-row table:style-name="ro1">
          <table:table-cell office:value-type="string">
            <text:p>CKEC</text:p>
          </table:table-cell>
          <table:table-cell office:value-type="float" office:value="99970000">
            <text:p>99970000</text:p>
          </table:table-cell>
          <table:table-cell office:value-type="float" office:value="615">
            <text:p>615</text:p>
          </table:table-cell>
          <table:table-cell table:formula="of:=[.B485]/[.C485]" office:value-type="float" office:value="162552.845528455">
            <text:p>162552.845528455</text:p>
          </table:table-cell>
          <table:table-cell table:number-columns-repeated="1020"/>
        </table:table-row>
        <table:table-row table:style-name="ro1">
          <table:table-cell office:value-type="string">
            <text:p>CTEL</text:p>
          </table:table-cell>
          <table:table-cell office:value-type="float" office:value="500680000">
            <text:p>500680000</text:p>
          </table:table-cell>
          <table:table-cell office:value-type="float" office:value="3080">
            <text:p>3080</text:p>
          </table:table-cell>
          <table:table-cell table:formula="of:=[.B486]/[.C486]" office:value-type="float" office:value="162558.441558442">
            <text:p>162558.441558442</text:p>
          </table:table-cell>
          <table:table-cell table:number-columns-repeated="1020"/>
        </table:table-row>
        <table:table-row table:style-name="ro1">
          <table:table-cell office:value-type="string">
            <text:p>MATW</text:p>
          </table:table-cell>
          <table:table-cell office:value-type="float" office:value="862330000">
            <text:p>862330000</text:p>
          </table:table-cell>
          <table:table-cell office:value-type="float" office:value="5300">
            <text:p>5300</text:p>
          </table:table-cell>
          <table:table-cell table:formula="of:=[.B487]/[.C487]" office:value-type="float" office:value="162703.773584906">
            <text:p>162703.773584906</text:p>
          </table:table-cell>
          <table:table-cell table:number-columns-repeated="1020"/>
        </table:table-row>
        <table:table-row table:style-name="ro1">
          <table:table-cell office:value-type="string">
            <text:p>BIOS</text:p>
          </table:table-cell>
          <table:table-cell office:value-type="float" office:value="371730000">
            <text:p>371730000</text:p>
          </table:table-cell>
          <table:table-cell office:value-type="float" office:value="2281">
            <text:p>2281</text:p>
          </table:table-cell>
          <table:table-cell table:formula="of:=[.B488]/[.C488]" office:value-type="float" office:value="162967.996492766">
            <text:p>162967.996492766</text:p>
          </table:table-cell>
          <table:table-cell table:number-columns-repeated="1020"/>
        </table:table-row>
        <table:table-row table:style-name="ro1">
          <table:table-cell office:value-type="string">
            <text:p>NGSX</text:p>
          </table:table-cell>
          <table:table-cell office:value-type="float" office:value="17370000">
            <text:p>17370000</text:p>
          </table:table-cell>
          <table:table-cell office:value-type="float" office:value="106">
            <text:p>106</text:p>
          </table:table-cell>
          <table:table-cell table:formula="of:=[.B489]/[.C489]" office:value-type="float" office:value="163867.924528302">
            <text:p>163867.924528302</text:p>
          </table:table-cell>
          <table:table-cell table:number-columns-repeated="1020"/>
        </table:table-row>
        <table:table-row table:style-name="ro1">
          <table:table-cell office:value-type="string">
            <text:p>TEL</text:p>
          </table:table-cell>
          <table:table-cell office:value-type="float" office:value="15620000000">
            <text:p>15620000000</text:p>
          </table:table-cell>
          <table:table-cell office:value-type="float" office:value="95000">
            <text:p>95000</text:p>
          </table:table-cell>
          <table:table-cell table:formula="of:=[.B490]/[.C490]" office:value-type="float" office:value="164421.052631579">
            <text:p>164421.052631579</text:p>
          </table:table-cell>
          <table:table-cell table:number-columns-repeated="1020"/>
        </table:table-row>
        <table:table-row table:style-name="ro1">
          <table:table-cell office:value-type="string">
            <text:p>CRVL</text:p>
          </table:table-cell>
          <table:table-cell office:value-type="float" office:value="491370000">
            <text:p>491370000</text:p>
          </table:table-cell>
          <table:table-cell office:value-type="float" office:value="2986">
            <text:p>2986</text:p>
          </table:table-cell>
          <table:table-cell table:formula="of:=[.B491]/[.C491]" office:value-type="float" office:value="164557.937039518">
            <text:p>164557.937039518</text:p>
          </table:table-cell>
          <table:table-cell table:number-columns-repeated="1020"/>
        </table:table-row>
        <table:table-row table:style-name="ro1">
          <table:table-cell office:value-type="string">
            <text:p>CTAS</text:p>
          </table:table-cell>
          <table:table-cell office:value-type="float" office:value="4970000000">
            <text:p>4970000000</text:p>
          </table:table-cell>
          <table:table-cell office:value-type="float" office:value="30000">
            <text:p>30000</text:p>
          </table:table-cell>
          <table:table-cell table:formula="of:=[.B492]/[.C492]" office:value-type="float" office:value="165666.666666667">
            <text:p>165666.666666667</text:p>
          </table:table-cell>
          <table:table-cell table:number-columns-repeated="1020"/>
        </table:table-row>
        <table:table-row table:style-name="ro1">
          <table:table-cell office:value-type="string">
            <text:p>CAST</text:p>
          </table:table-cell>
          <table:table-cell office:value-type="float" office:value="267160000">
            <text:p>267160000</text:p>
          </table:table-cell>
          <table:table-cell office:value-type="float" office:value="1600">
            <text:p>1600</text:p>
          </table:table-cell>
          <table:table-cell table:formula="of:=[.B493]/[.C493]" office:value-type="float" office:value="166975">
            <text:p>166975</text:p>
          </table:table-cell>
          <table:table-cell table:number-columns-repeated="1020"/>
        </table:table-row>
        <table:table-row table:style-name="ro1">
          <table:table-cell office:value-type="string">
            <text:p>CONN</text:p>
          </table:table-cell>
          <table:table-cell office:value-type="float" office:value="434820000">
            <text:p>434820000</text:p>
          </table:table-cell>
          <table:table-cell office:value-type="float" office:value="2600">
            <text:p>2600</text:p>
          </table:table-cell>
          <table:table-cell table:formula="of:=[.B494]/[.C494]" office:value-type="float" office:value="167238.461538462">
            <text:p>167238.461538462</text:p>
          </table:table-cell>
          <table:table-cell table:number-columns-repeated="1020"/>
        </table:table-row>
        <table:table-row table:style-name="ro1">
          <table:table-cell office:value-type="string">
            <text:p>SATC</text:p>
          </table:table-cell>
          <table:table-cell office:value-type="float" office:value="56890000">
            <text:p>56890000</text:p>
          </table:table-cell>
          <table:table-cell office:value-type="float" office:value="340">
            <text:p>340</text:p>
          </table:table-cell>
          <table:table-cell table:formula="of:=[.B495]/[.C495]" office:value-type="float" office:value="167323.529411765">
            <text:p>167323.529411765</text:p>
          </table:table-cell>
          <table:table-cell table:number-columns-repeated="1020"/>
        </table:table-row>
        <table:table-row table:style-name="ro1">
          <table:table-cell office:value-type="string">
            <text:p>SEV</text:p>
          </table:table-cell>
          <table:table-cell office:value-type="float" office:value="18930000">
            <text:p>18930000</text:p>
          </table:table-cell>
          <table:table-cell office:value-type="float" office:value="113">
            <text:p>113</text:p>
          </table:table-cell>
          <table:table-cell table:formula="of:=[.B496]/[.C496]" office:value-type="float" office:value="167522.123893805">
            <text:p>167522.123893805</text:p>
          </table:table-cell>
          <table:table-cell table:number-columns-repeated="1020"/>
        </table:table-row>
        <table:table-row table:style-name="ro1">
          <table:table-cell office:value-type="string">
            <text:p>MEAS</text:p>
          </table:table-cell>
          <table:table-cell office:value-type="float" office:value="490420000">
            <text:p>490420000</text:p>
          </table:table-cell>
          <table:table-cell office:value-type="float" office:value="2923">
            <text:p>2923</text:p>
          </table:table-cell>
          <table:table-cell table:formula="of:=[.B497]/[.C497]" office:value-type="float" office:value="167779.67841259">
            <text:p>167779.67841259</text:p>
          </table:table-cell>
          <table:table-cell table:number-columns-repeated="1020"/>
        </table:table-row>
        <table:table-row table:style-name="ro1">
          <table:table-cell office:value-type="string">
            <text:p>CBPO</text:p>
          </table:table-cell>
          <table:table-cell office:value-type="float" office:value="242990000">
            <text:p>242990000</text:p>
          </table:table-cell>
          <table:table-cell office:value-type="float" office:value="1446">
            <text:p>1446</text:p>
          </table:table-cell>
          <table:table-cell table:formula="of:=[.B498]/[.C498]" office:value-type="float" office:value="168042.876901798">
            <text:p>168042.876901798</text:p>
          </table:table-cell>
          <table:table-cell table:number-columns-repeated="1020"/>
        </table:table-row>
        <table:table-row table:style-name="ro1">
          <table:table-cell office:value-type="string">
            <text:p>NEWT</text:p>
          </table:table-cell>
          <table:table-cell office:value-type="float" office:value="47140000">
            <text:p>47140000</text:p>
          </table:table-cell>
          <table:table-cell office:value-type="float" office:value="280">
            <text:p>280</text:p>
          </table:table-cell>
          <table:table-cell table:formula="of:=[.B499]/[.C499]" office:value-type="float" office:value="168357.142857143">
            <text:p>168357.142857143</text:p>
          </table:table-cell>
          <table:table-cell table:number-columns-repeated="1020"/>
        </table:table-row>
        <table:table-row table:style-name="ro1">
          <table:table-cell office:value-type="string">
            <text:p>XING</text:p>
          </table:table-cell>
          <table:table-cell office:value-type="float" office:value="77060000">
            <text:p>77060000</text:p>
          </table:table-cell>
          <table:table-cell office:value-type="float" office:value="457">
            <text:p>457</text:p>
          </table:table-cell>
          <table:table-cell table:formula="of:=[.B500]/[.C500]" office:value-type="float" office:value="168621.444201313">
            <text:p>168621.444201313</text:p>
          </table:table-cell>
          <table:table-cell table:number-columns-repeated="1020"/>
        </table:table-row>
        <table:table-row table:style-name="ro1">
          <table:table-cell office:value-type="string">
            <text:p>CTFO</text:p>
          </table:table-cell>
          <table:table-cell office:value-type="float" office:value="123060000">
            <text:p>123060000</text:p>
          </table:table-cell>
          <table:table-cell office:value-type="float" office:value="725">
            <text:p>725</text:p>
          </table:table-cell>
          <table:table-cell table:formula="of:=[.B501]/[.C501]" office:value-type="float" office:value="169737.931034483">
            <text:p>169737.931034483</text:p>
          </table:table-cell>
          <table:table-cell table:number-columns-repeated="1020"/>
        </table:table-row>
        <table:table-row table:style-name="ro1">
          <table:table-cell office:value-type="string">
            <text:p>PTEK</text:p>
          </table:table-cell>
          <table:table-cell office:value-type="float" office:value="5450000">
            <text:p>5450000</text:p>
          </table:table-cell>
          <table:table-cell office:value-type="float" office:value="32">
            <text:p>32</text:p>
          </table:table-cell>
          <table:table-cell table:formula="of:=[.B502]/[.C502]" office:value-type="float" office:value="170312.5">
            <text:p>170312.5</text:p>
          </table:table-cell>
          <table:table-cell table:number-columns-repeated="1020"/>
        </table:table-row>
        <table:table-row table:style-name="ro1">
          <table:table-cell office:value-type="string">
            <text:p>LTRE</text:p>
          </table:table-cell>
          <table:table-cell office:value-type="float" office:value="79470000">
            <text:p>79470000</text:p>
          </table:table-cell>
          <table:table-cell office:value-type="float" office:value="465">
            <text:p>465</text:p>
          </table:table-cell>
          <table:table-cell table:formula="of:=[.B503]/[.C503]" office:value-type="float" office:value="170903.225806452">
            <text:p>170903.225806452</text:p>
          </table:table-cell>
          <table:table-cell table:number-columns-repeated="1020"/>
        </table:table-row>
        <table:table-row table:style-name="ro1">
          <table:table-cell office:value-type="string">
            <text:p>NUTR</text:p>
          </table:table-cell>
          <table:table-cell office:value-type="float" office:value="124400000">
            <text:p>124400000</text:p>
          </table:table-cell>
          <table:table-cell office:value-type="float" office:value="727">
            <text:p>727</text:p>
          </table:table-cell>
          <table:table-cell table:formula="of:=[.B504]/[.C504]" office:value-type="float" office:value="171114.16781293">
            <text:p>171114.16781293</text:p>
          </table:table-cell>
          <table:table-cell table:number-columns-repeated="1020"/>
        </table:table-row>
        <table:table-row table:style-name="ro1">
          <table:table-cell office:value-type="string">
            <text:p>FFCH</text:p>
          </table:table-cell>
          <table:table-cell office:value-type="float" office:value="150390000">
            <text:p>150390000</text:p>
          </table:table-cell>
          <table:table-cell office:value-type="float" office:value="876">
            <text:p>876</text:p>
          </table:table-cell>
          <table:table-cell table:formula="of:=[.B505]/[.C505]" office:value-type="float" office:value="171678.082191781">
            <text:p>171678.082191781</text:p>
          </table:table-cell>
          <table:table-cell table:number-columns-repeated="1020"/>
        </table:table-row>
        <table:table-row table:style-name="ro1">
          <table:table-cell office:value-type="string">
            <text:p>DAKT</text:p>
          </table:table-cell>
          <table:table-cell office:value-type="float" office:value="364250000">
            <text:p>364250000</text:p>
          </table:table-cell>
          <table:table-cell office:value-type="float" office:value="2100">
            <text:p>2100</text:p>
          </table:table-cell>
          <table:table-cell table:formula="of:=[.B506]/[.C506]" office:value-type="float" office:value="173452.380952381">
            <text:p>173452.380952381</text:p>
          </table:table-cell>
          <table:table-cell table:number-columns-repeated="1020"/>
        </table:table-row>
        <table:table-row table:style-name="ro1">
          <table:table-cell office:value-type="string">
            <text:p>JAXB</text:p>
          </table:table-cell>
          <table:table-cell office:value-type="float" office:value="17730000">
            <text:p>17730000</text:p>
          </table:table-cell>
          <table:table-cell office:value-type="float" office:value="102">
            <text:p>102</text:p>
          </table:table-cell>
          <table:table-cell table:formula="of:=[.B507]/[.C507]" office:value-type="float" office:value="173823.529411765">
            <text:p>173823.529411765</text:p>
          </table:table-cell>
          <table:table-cell table:number-columns-repeated="1020"/>
        </table:table-row>
        <table:table-row table:style-name="ro1">
          <table:table-cell office:value-type="string">
            <text:p>EDGR</text:p>
          </table:table-cell>
          <table:table-cell office:value-type="float" office:value="25010000">
            <text:p>25010000</text:p>
          </table:table-cell>
          <table:table-cell office:value-type="float" office:value="143">
            <text:p>143</text:p>
          </table:table-cell>
          <table:table-cell table:formula="of:=[.B508]/[.C508]" office:value-type="float" office:value="174895.104895105">
            <text:p>174895.104895105</text:p>
          </table:table-cell>
          <table:table-cell table:number-columns-repeated="1020"/>
        </table:table-row>
        <table:table-row table:style-name="ro1">
          <table:table-cell office:value-type="string">
            <text:p>RFMI</text:p>
          </table:table-cell>
          <table:table-cell office:value-type="float" office:value="11200000">
            <text:p>11200000</text:p>
          </table:table-cell>
          <table:table-cell office:value-type="float" office:value="64">
            <text:p>64</text:p>
          </table:table-cell>
          <table:table-cell table:formula="of:=[.B509]/[.C509]" office:value-type="float" office:value="175000">
            <text:p>175000</text:p>
          </table:table-cell>
          <table:table-cell table:number-columns-repeated="1020"/>
        </table:table-row>
        <table:table-row table:style-name="ro1">
          <table:table-cell office:value-type="string">
            <text:p>LMIA</text:p>
          </table:table-cell>
          <table:table-cell office:value-type="float" office:value="233430000">
            <text:p>233430000</text:p>
          </table:table-cell>
          <table:table-cell office:value-type="float" office:value="1330">
            <text:p>1330</text:p>
          </table:table-cell>
          <table:table-cell table:formula="of:=[.B510]/[.C510]" office:value-type="float" office:value="175511.278195489">
            <text:p>175511.278195489</text:p>
          </table:table-cell>
          <table:table-cell table:number-columns-repeated="1020"/>
        </table:table-row>
        <table:table-row table:style-name="ro1">
          <table:table-cell office:value-type="string">
            <text:p>SIFY</text:p>
          </table:table-cell>
          <table:table-cell office:value-type="float" office:value="342630000">
            <text:p>342630000</text:p>
          </table:table-cell>
          <table:table-cell office:value-type="float" office:value="1950">
            <text:p>1950</text:p>
          </table:table-cell>
          <table:table-cell table:formula="of:=[.B511]/[.C511]" office:value-type="float" office:value="175707.692307692">
            <text:p>175707.692307692</text:p>
          </table:table-cell>
          <table:table-cell table:number-columns-repeated="1020"/>
        </table:table-row>
        <table:table-row table:style-name="ro1">
          <table:table-cell office:value-type="string">
            <text:p>CPHC</text:p>
          </table:table-cell>
          <table:table-cell office:value-type="float" office:value="45030000">
            <text:p>45030000</text:p>
          </table:table-cell>
          <table:table-cell office:value-type="float" office:value="256">
            <text:p>256</text:p>
          </table:table-cell>
          <table:table-cell table:formula="of:=[.B512]/[.C512]" office:value-type="float" office:value="175898.4375">
            <text:p>175898.4375</text:p>
          </table:table-cell>
          <table:table-cell table:number-columns-repeated="1020"/>
        </table:table-row>
        <table:table-row table:style-name="ro1">
          <table:table-cell office:value-type="string">
            <text:p>HOLI</text:p>
          </table:table-cell>
          <table:table-cell office:value-type="float" office:value="547170000">
            <text:p>547170000</text:p>
          </table:table-cell>
          <table:table-cell office:value-type="float" office:value="3106">
            <text:p>3106</text:p>
          </table:table-cell>
          <table:table-cell table:formula="of:=[.B513]/[.C513]" office:value-type="float" office:value="176165.486155827">
            <text:p>176165.486155827</text:p>
          </table:table-cell>
          <table:table-cell table:number-columns-repeated="1020"/>
        </table:table-row>
        <table:table-row table:style-name="ro1">
          <table:table-cell office:value-type="string">
            <text:p>CBG</text:p>
          </table:table-cell>
          <table:table-cell office:value-type="float" office:value="5990000000">
            <text:p>5990000000</text:p>
          </table:table-cell>
          <table:table-cell office:value-type="float" office:value="34000">
            <text:p>34000</text:p>
          </table:table-cell>
          <table:table-cell table:formula="of:=[.B514]/[.C514]" office:value-type="float" office:value="176176.470588235">
            <text:p>176176.470588235</text:p>
          </table:table-cell>
          <table:table-cell table:number-columns-repeated="1020"/>
        </table:table-row>
        <table:table-row table:style-name="ro1">
          <table:table-cell office:value-type="string">
            <text:p>CASH</text:p>
          </table:table-cell>
          <table:table-cell office:value-type="float" office:value="68570000">
            <text:p>68570000</text:p>
          </table:table-cell>
          <table:table-cell office:value-type="float" office:value="389">
            <text:p>389</text:p>
          </table:table-cell>
          <table:table-cell table:formula="of:=[.B515]/[.C515]" office:value-type="float" office:value="176272.493573265">
            <text:p>176272.493573265</text:p>
          </table:table-cell>
          <table:table-cell table:number-columns-repeated="1020"/>
        </table:table-row>
        <table:table-row table:style-name="ro1">
          <table:table-cell office:value-type="string">
            <text:p>NWPX</text:p>
          </table:table-cell>
          <table:table-cell office:value-type="float" office:value="211920000">
            <text:p>211920000</text:p>
          </table:table-cell>
          <table:table-cell office:value-type="float" office:value="1200">
            <text:p>1200</text:p>
          </table:table-cell>
          <table:table-cell table:formula="of:=[.B516]/[.C516]" office:value-type="float" office:value="176600">
            <text:p>176600</text:p>
          </table:table-cell>
          <table:table-cell table:number-columns-repeated="1020"/>
        </table:table-row>
        <table:table-row table:style-name="ro1">
          <table:table-cell office:value-type="string">
            <text:p>UEPS</text:p>
          </table:table-cell>
          <table:table-cell office:value-type="float" office:value="405470000">
            <text:p>405470000</text:p>
          </table:table-cell>
          <table:table-cell office:value-type="float" office:value="2290">
            <text:p>2290</text:p>
          </table:table-cell>
          <table:table-cell table:formula="of:=[.B517]/[.C517]" office:value-type="float" office:value="177061.135371179">
            <text:p>177061.135371179</text:p>
          </table:table-cell>
          <table:table-cell table:number-columns-repeated="1020"/>
        </table:table-row>
        <table:table-row table:style-name="ro1">
          <table:table-cell office:value-type="string">
            <text:p>PSEM</text:p>
          </table:table-cell>
          <table:table-cell office:value-type="float" office:value="176010000">
            <text:p>176010000</text:p>
          </table:table-cell>
          <table:table-cell office:value-type="float" office:value="991">
            <text:p>991</text:p>
          </table:table-cell>
          <table:table-cell table:formula="of:=[.B518]/[.C518]" office:value-type="float" office:value="177608.476286579">
            <text:p>177608.476286579</text:p>
          </table:table-cell>
          <table:table-cell table:number-columns-repeated="1020"/>
        </table:table-row>
        <table:table-row table:style-name="ro1">
          <table:table-cell office:value-type="string">
            <text:p>OPXT</text:p>
          </table:table-cell>
          <table:table-cell office:value-type="float" office:value="91210000">
            <text:p>91210000</text:p>
          </table:table-cell>
          <table:table-cell office:value-type="float" office:value="512">
            <text:p>512</text:p>
          </table:table-cell>
          <table:table-cell table:formula="of:=[.B519]/[.C519]" office:value-type="float" office:value="178144.53125">
            <text:p>178144.53125</text:p>
          </table:table-cell>
          <table:table-cell table:number-columns-repeated="1020"/>
        </table:table-row>
        <table:table-row table:style-name="ro1">
          <table:table-cell office:value-type="string">
            <text:p>CARV</text:p>
          </table:table-cell>
          <table:table-cell office:value-type="float" office:value="23170000">
            <text:p>23170000</text:p>
          </table:table-cell>
          <table:table-cell office:value-type="float" office:value="130">
            <text:p>130</text:p>
          </table:table-cell>
          <table:table-cell table:formula="of:=[.B520]/[.C520]" office:value-type="float" office:value="178230.769230769">
            <text:p>178230.769230769</text:p>
          </table:table-cell>
          <table:table-cell table:number-columns-repeated="1020"/>
        </table:table-row>
        <table:table-row table:style-name="ro1">
          <table:table-cell office:value-type="string">
            <text:p>AA</text:p>
          </table:table-cell>
          <table:table-cell office:value-type="float" office:value="10920000000">
            <text:p>10920000000</text:p>
          </table:table-cell>
          <table:table-cell office:value-type="float" office:value="61000">
            <text:p>61000</text:p>
          </table:table-cell>
          <table:table-cell table:formula="of:=[.B521]/[.C521]" office:value-type="float" office:value="179016.393442623">
            <text:p>179016.393442623</text:p>
          </table:table-cell>
          <table:table-cell table:number-columns-repeated="1020"/>
        </table:table-row>
        <table:table-row table:style-name="ro1">
          <table:table-cell office:value-type="string">
            <text:p>MCBC</text:p>
          </table:table-cell>
          <table:table-cell office:value-type="float" office:value="70680000">
            <text:p>70680000</text:p>
          </table:table-cell>
          <table:table-cell office:value-type="float" office:value="392">
            <text:p>392</text:p>
          </table:table-cell>
          <table:table-cell table:formula="of:=[.B522]/[.C522]" office:value-type="float" office:value="180306.12244898">
            <text:p>180306.12244898</text:p>
          </table:table-cell>
          <table:table-cell table:number-columns-repeated="1020"/>
        </table:table-row>
        <table:table-row table:style-name="ro1">
          <table:table-cell office:value-type="string">
            <text:p>MSON</text:p>
          </table:table-cell>
          <table:table-cell office:value-type="float" office:value="13930000">
            <text:p>13930000</text:p>
          </table:table-cell>
          <table:table-cell office:value-type="float" office:value="77">
            <text:p>77</text:p>
          </table:table-cell>
          <table:table-cell table:formula="of:=[.B523]/[.C523]" office:value-type="float" office:value="180909.090909091">
            <text:p>180909.090909091</text:p>
          </table:table-cell>
          <table:table-cell table:number-columns-repeated="1020"/>
        </table:table-row>
        <table:table-row table:style-name="ro1">
          <table:table-cell office:value-type="string">
            <text:p>CNTF</text:p>
          </table:table-cell>
          <table:table-cell office:value-type="float" office:value="85220000">
            <text:p>85220000</text:p>
          </table:table-cell>
          <table:table-cell office:value-type="float" office:value="471">
            <text:p>471</text:p>
          </table:table-cell>
          <table:table-cell table:formula="of:=[.B524]/[.C524]" office:value-type="float" office:value="180934.182590234">
            <text:p>180934.182590234</text:p>
          </table:table-cell>
          <table:table-cell table:number-columns-repeated="1020"/>
        </table:table-row>
        <table:table-row table:style-name="ro1">
          <table:table-cell office:value-type="string">
            <text:p>STKL</text:p>
          </table:table-cell>
          <table:table-cell office:value-type="float" office:value="338580000">
            <text:p>338580000</text:p>
          </table:table-cell>
          <table:table-cell office:value-type="float" office:value="1866">
            <text:p>1866</text:p>
          </table:table-cell>
          <table:table-cell table:formula="of:=[.B525]/[.C525]" office:value-type="float" office:value="181446.945337621">
            <text:p>181446.945337621</text:p>
          </table:table-cell>
          <table:table-cell table:number-columns-repeated="1020"/>
        </table:table-row>
        <table:table-row table:style-name="ro1">
          <table:table-cell office:value-type="string">
            <text:p>APPY</text:p>
          </table:table-cell>
          <table:table-cell office:value-type="float" office:value="6190000">
            <text:p>6190000</text:p>
          </table:table-cell>
          <table:table-cell office:value-type="float" office:value="34">
            <text:p>34</text:p>
          </table:table-cell>
          <table:table-cell table:formula="of:=[.B526]/[.C526]" office:value-type="float" office:value="182058.823529412">
            <text:p>182058.823529412</text:p>
          </table:table-cell>
          <table:table-cell table:number-columns-repeated="1020"/>
        </table:table-row>
        <table:table-row table:style-name="ro1">
          <table:table-cell office:value-type="string">
            <text:p>SEAC</text:p>
          </table:table-cell>
          <table:table-cell office:value-type="float" office:value="220390000">
            <text:p>220390000</text:p>
          </table:table-cell>
          <table:table-cell office:value-type="float" office:value="1202">
            <text:p>1202</text:p>
          </table:table-cell>
          <table:table-cell table:formula="of:=[.B527]/[.C527]" office:value-type="float" office:value="183352.745424293">
            <text:p>183352.745424293</text:p>
          </table:table-cell>
          <table:table-cell table:number-columns-repeated="1020"/>
        </table:table-row>
        <table:table-row table:style-name="ro1">
          <table:table-cell office:value-type="string">
            <text:p>IFON</text:p>
          </table:table-cell>
          <table:table-cell office:value-type="float" office:value="13050000">
            <text:p>13050000</text:p>
          </table:table-cell>
          <table:table-cell office:value-type="float" office:value="70">
            <text:p>70</text:p>
          </table:table-cell>
          <table:table-cell table:formula="of:=[.B528]/[.C528]" office:value-type="float" office:value="186428.571428571">
            <text:p>186428.571428571</text:p>
          </table:table-cell>
          <table:table-cell table:number-columns-repeated="1020"/>
        </table:table-row>
        <table:table-row table:style-name="ro1">
          <table:table-cell office:value-type="string">
            <text:p>ALSK</text:p>
          </table:table-cell>
          <table:table-cell office:value-type="float" office:value="151000000">
            <text:p>151000000</text:p>
          </table:table-cell>
          <table:table-cell office:value-type="float" office:value="806">
            <text:p>806</text:p>
          </table:table-cell>
          <table:table-cell table:formula="of:=[.B529]/[.C529]" office:value-type="float" office:value="187344.913151365">
            <text:p>187344.913151365</text:p>
          </table:table-cell>
          <table:table-cell table:number-columns-repeated="1020"/>
        </table:table-row>
        <table:table-row table:style-name="ro1">
          <table:table-cell office:value-type="string">
            <text:p>ARTW</text:p>
          </table:table-cell>
          <table:table-cell office:value-type="float" office:value="30620000">
            <text:p>30620000</text:p>
          </table:table-cell>
          <table:table-cell office:value-type="float" office:value="163">
            <text:p>163</text:p>
          </table:table-cell>
          <table:table-cell table:formula="of:=[.B530]/[.C530]" office:value-type="float" office:value="187852.760736196">
            <text:p>187852.760736196</text:p>
          </table:table-cell>
          <table:table-cell table:number-columns-repeated="1020"/>
        </table:table-row>
        <table:table-row table:style-name="ro1">
          <table:table-cell office:value-type="string">
            <text:p>CECE</text:p>
          </table:table-cell>
          <table:table-cell office:value-type="float" office:value="103890000">
            <text:p>103890000</text:p>
          </table:table-cell>
          <table:table-cell office:value-type="float" office:value="552">
            <text:p>552</text:p>
          </table:table-cell>
          <table:table-cell table:formula="of:=[.B531]/[.C531]" office:value-type="float" office:value="188206.52173913">
            <text:p>188206.52173913</text:p>
          </table:table-cell>
          <table:table-cell table:number-columns-repeated="1020"/>
        </table:table-row>
        <table:table-row table:style-name="ro1">
          <table:table-cell office:value-type="string">
            <text:p>SPAN</text:p>
          </table:table-cell>
          <table:table-cell office:value-type="float" office:value="48000000">
            <text:p>48000000</text:p>
          </table:table-cell>
          <table:table-cell office:value-type="float" office:value="255">
            <text:p>255</text:p>
          </table:table-cell>
          <table:table-cell table:formula="of:=[.B532]/[.C532]" office:value-type="float" office:value="188235.294117647">
            <text:p>188235.294117647</text:p>
          </table:table-cell>
          <table:table-cell table:number-columns-repeated="1020"/>
        </table:table-row>
        <table:table-row table:style-name="ro1">
          <table:table-cell office:value-type="string">
            <text:p>HOFT</text:p>
          </table:table-cell>
          <table:table-cell office:value-type="float" office:value="129970000">
            <text:p>129970000</text:p>
          </table:table-cell>
          <table:table-cell office:value-type="float" office:value="688">
            <text:p>688</text:p>
          </table:table-cell>
          <table:table-cell table:formula="of:=[.B533]/[.C533]" office:value-type="float" office:value="188909.88372093">
            <text:p>188909.88372093</text:p>
          </table:table-cell>
          <table:table-cell table:number-columns-repeated="1020"/>
        </table:table-row>
        <table:table-row table:style-name="ro1">
          <table:table-cell office:value-type="string">
            <text:p>PTNR</text:p>
          </table:table-cell>
          <table:table-cell office:value-type="float" office:value="1150000000">
            <text:p>1150000000</text:p>
          </table:table-cell>
          <table:table-cell office:value-type="float" office:value="6068">
            <text:p>6068</text:p>
          </table:table-cell>
          <table:table-cell table:formula="of:=[.B534]/[.C534]" office:value-type="float" office:value="189518.787079763">
            <text:p>189518.787079763</text:p>
          </table:table-cell>
          <table:table-cell table:number-columns-repeated="1020"/>
        </table:table-row>
        <table:table-row table:style-name="ro1">
          <table:table-cell office:value-type="string">
            <text:p>AEY</text:p>
          </table:table-cell>
          <table:table-cell office:value-type="float" office:value="23880000">
            <text:p>23880000</text:p>
          </table:table-cell>
          <table:table-cell office:value-type="float" office:value="126">
            <text:p>126</text:p>
          </table:table-cell>
          <table:table-cell table:formula="of:=[.B535]/[.C535]" office:value-type="float" office:value="189523.80952381">
            <text:p>189523.80952381</text:p>
          </table:table-cell>
          <table:table-cell table:number-columns-repeated="1020"/>
        </table:table-row>
        <table:table-row table:style-name="ro1">
          <table:table-cell office:value-type="string">
            <text:p>MOBI</text:p>
          </table:table-cell>
          <table:table-cell office:value-type="float" office:value="137060000">
            <text:p>137060000</text:p>
          </table:table-cell>
          <table:table-cell office:value-type="float" office:value="723">
            <text:p>723</text:p>
          </table:table-cell>
          <table:table-cell table:formula="of:=[.B536]/[.C536]" office:value-type="float" office:value="189571.230982019">
            <text:p>189571.230982019</text:p>
          </table:table-cell>
          <table:table-cell table:number-columns-repeated="1020"/>
        </table:table-row>
        <table:table-row table:style-name="ro1">
          <table:table-cell office:value-type="string">
            <text:p>EML</text:p>
          </table:table-cell>
          <table:table-cell office:value-type="float" office:value="120160000">
            <text:p>120160000</text:p>
          </table:table-cell>
          <table:table-cell office:value-type="float" office:value="633">
            <text:p>633</text:p>
          </table:table-cell>
          <table:table-cell table:formula="of:=[.B537]/[.C537]" office:value-type="float" office:value="189826.224328594">
            <text:p>189826.224328594</text:p>
          </table:table-cell>
          <table:table-cell table:number-columns-repeated="1020"/>
        </table:table-row>
        <table:table-row table:style-name="ro1">
          <table:table-cell office:value-type="string">
            <text:p>SGI</text:p>
          </table:table-cell>
          <table:table-cell office:value-type="float" office:value="296790000">
            <text:p>296790000</text:p>
          </table:table-cell>
          <table:table-cell office:value-type="float" office:value="1563">
            <text:p>1563</text:p>
          </table:table-cell>
          <table:table-cell table:formula="of:=[.B538]/[.C538]" office:value-type="float" office:value="189884.836852207">
            <text:p>189884.836852207</text:p>
          </table:table-cell>
          <table:table-cell table:number-columns-repeated="1020"/>
        </table:table-row>
        <table:table-row table:style-name="ro1">
          <table:table-cell office:value-type="string">
            <text:p>PACR</text:p>
          </table:table-cell>
          <table:table-cell office:value-type="float" office:value="192030000">
            <text:p>192030000</text:p>
          </table:table-cell>
          <table:table-cell office:value-type="float" office:value="1010">
            <text:p>1010</text:p>
          </table:table-cell>
          <table:table-cell table:formula="of:=[.B539]/[.C539]" office:value-type="float" office:value="190128.712871287">
            <text:p>190128.712871287</text:p>
          </table:table-cell>
          <table:table-cell table:number-columns-repeated="1020"/>
        </table:table-row>
        <table:table-row table:style-name="ro1">
          <table:table-cell office:value-type="string">
            <text:p>STRM</text:p>
          </table:table-cell>
          <table:table-cell office:value-type="float" office:value="17500000">
            <text:p>17500000</text:p>
          </table:table-cell>
          <table:table-cell office:value-type="float" office:value="92">
            <text:p>92</text:p>
          </table:table-cell>
          <table:table-cell table:formula="of:=[.B540]/[.C540]" office:value-type="float" office:value="190217.391304348">
            <text:p>190217.391304348</text:p>
          </table:table-cell>
          <table:table-cell table:number-columns-repeated="1020"/>
        </table:table-row>
        <table:table-row table:style-name="ro1">
          <table:table-cell office:value-type="string">
            <text:p>EDAP</text:p>
          </table:table-cell>
          <table:table-cell office:value-type="float" office:value="28730000">
            <text:p>28730000</text:p>
          </table:table-cell>
          <table:table-cell office:value-type="float" office:value="151">
            <text:p>151</text:p>
          </table:table-cell>
          <table:table-cell table:formula="of:=[.B541]/[.C541]" office:value-type="float" office:value="190264.900662252">
            <text:p>190264.900662252</text:p>
          </table:table-cell>
          <table:table-cell table:number-columns-repeated="1020"/>
        </table:table-row>
        <table:table-row table:style-name="ro1">
          <table:table-cell office:value-type="string">
            <text:p>KNDI</text:p>
          </table:table-cell>
          <table:table-cell office:value-type="float" office:value="90840000">
            <text:p>90840000</text:p>
          </table:table-cell>
          <table:table-cell office:value-type="float" office:value="475">
            <text:p>475</text:p>
          </table:table-cell>
          <table:table-cell table:formula="of:=[.B542]/[.C542]" office:value-type="float" office:value="191242.105263158">
            <text:p>191242.105263158</text:p>
          </table:table-cell>
          <table:table-cell table:number-columns-repeated="1020"/>
        </table:table-row>
        <table:table-row table:style-name="ro1">
          <table:table-cell office:value-type="string">
            <text:p>FEIM</text:p>
          </table:table-cell>
          <table:table-cell office:value-type="float" office:value="67040000">
            <text:p>67040000</text:p>
          </table:table-cell>
          <table:table-cell office:value-type="float" office:value="350">
            <text:p>350</text:p>
          </table:table-cell>
          <table:table-cell table:formula="of:=[.B543]/[.C543]" office:value-type="float" office:value="191542.857142857">
            <text:p>191542.857142857</text:p>
          </table:table-cell>
          <table:table-cell table:number-columns-repeated="1020"/>
        </table:table-row>
        <table:table-row table:style-name="ro1">
          <table:table-cell office:value-type="string">
            <text:p>GME</text:p>
          </table:table-cell>
          <table:table-cell office:value-type="float" office:value="3260000000">
            <text:p>3260000000</text:p>
          </table:table-cell>
          <table:table-cell office:value-type="float" office:value="17000">
            <text:p>17000</text:p>
          </table:table-cell>
          <table:table-cell table:formula="of:=[.B544]/[.C544]" office:value-type="float" office:value="191764.705882353">
            <text:p>191764.705882353</text:p>
          </table:table-cell>
          <table:table-cell table:number-columns-repeated="1020"/>
        </table:table-row>
        <table:table-row table:style-name="ro1">
          <table:table-cell office:value-type="string">
            <text:p>DWSN</text:p>
          </table:table-cell>
          <table:table-cell office:value-type="float" office:value="289160000">
            <text:p>289160000</text:p>
          </table:table-cell>
          <table:table-cell office:value-type="float" office:value="1507">
            <text:p>1507</text:p>
          </table:table-cell>
          <table:table-cell table:formula="of:=[.B545]/[.C545]" office:value-type="float" office:value="191877.903118779">
            <text:p>191877.903118779</text:p>
          </table:table-cell>
          <table:table-cell table:number-columns-repeated="1020"/>
        </table:table-row>
        <table:table-row table:style-name="ro1">
          <table:table-cell office:value-type="string">
            <text:p>SCVL</text:p>
          </table:table-cell>
          <table:table-cell office:value-type="float" office:value="345740000">
            <text:p>345740000</text:p>
          </table:table-cell>
          <table:table-cell office:value-type="float" office:value="1800">
            <text:p>1800</text:p>
          </table:table-cell>
          <table:table-cell table:formula="of:=[.B546]/[.C546]" office:value-type="float" office:value="192077.777777778">
            <text:p>192077.777777778</text:p>
          </table:table-cell>
          <table:table-cell table:number-columns-repeated="1020"/>
        </table:table-row>
        <table:table-row table:style-name="ro1">
          <table:table-cell office:value-type="string">
            <text:p>ANGN</text:p>
          </table:table-cell>
          <table:table-cell office:value-type="float" office:value="22860000">
            <text:p>22860000</text:p>
          </table:table-cell>
          <table:table-cell office:value-type="float" office:value="119">
            <text:p>119</text:p>
          </table:table-cell>
          <table:table-cell table:formula="of:=[.B547]/[.C547]" office:value-type="float" office:value="192100.840336134">
            <text:p>192100.840336134</text:p>
          </table:table-cell>
          <table:table-cell table:number-columns-repeated="1020"/>
        </table:table-row>
        <table:table-row table:style-name="ro1">
          <table:table-cell office:value-type="string">
            <text:p>IDSA</text:p>
          </table:table-cell>
          <table:table-cell office:value-type="float" office:value="35670000">
            <text:p>35670000</text:p>
          </table:table-cell>
          <table:table-cell office:value-type="float" office:value="185">
            <text:p>185</text:p>
          </table:table-cell>
          <table:table-cell table:formula="of:=[.B548]/[.C548]" office:value-type="float" office:value="192810.810810811">
            <text:p>192810.810810811</text:p>
          </table:table-cell>
          <table:table-cell table:number-columns-repeated="1020"/>
        </table:table-row>
        <table:table-row table:style-name="ro1">
          <table:table-cell office:value-type="string">
            <text:p>ULGX</text:p>
          </table:table-cell>
          <table:table-cell office:value-type="float" office:value="16990000">
            <text:p>16990000</text:p>
          </table:table-cell>
          <table:table-cell office:value-type="float" office:value="88">
            <text:p>88</text:p>
          </table:table-cell>
          <table:table-cell table:formula="of:=[.B549]/[.C549]" office:value-type="float" office:value="193068.181818182">
            <text:p>193068.181818182</text:p>
          </table:table-cell>
          <table:table-cell table:number-columns-repeated="1020"/>
        </table:table-row>
        <table:table-row table:style-name="ro1">
          <table:table-cell office:value-type="string">
            <text:p>ATSG</text:p>
          </table:table-cell>
          <table:table-cell office:value-type="float" office:value="345970000">
            <text:p>345970000</text:p>
          </table:table-cell>
          <table:table-cell office:value-type="float" office:value="1790">
            <text:p>1790</text:p>
          </table:table-cell>
          <table:table-cell table:formula="of:=[.B550]/[.C550]" office:value-type="float" office:value="193279.329608939">
            <text:p>193279.329608939</text:p>
          </table:table-cell>
          <table:table-cell table:number-columns-repeated="1020"/>
        </table:table-row>
        <table:table-row table:style-name="ro1">
          <table:table-cell office:value-type="string">
            <text:p>STXS</text:p>
          </table:table-cell>
          <table:table-cell office:value-type="float" office:value="39480000">
            <text:p>39480000</text:p>
          </table:table-cell>
          <table:table-cell office:value-type="float" office:value="204">
            <text:p>204</text:p>
          </table:table-cell>
          <table:table-cell table:formula="of:=[.B551]/[.C551]" office:value-type="float" office:value="193529.411764706">
            <text:p>193529.411764706</text:p>
          </table:table-cell>
          <table:table-cell table:number-columns-repeated="1020"/>
        </table:table-row>
        <table:table-row table:style-name="ro1">
          <table:table-cell office:value-type="string">
            <text:p>ANCI</text:p>
          </table:table-cell>
          <table:table-cell office:value-type="float" office:value="8540000">
            <text:p>8540000</text:p>
          </table:table-cell>
          <table:table-cell office:value-type="float" office:value="44">
            <text:p>44</text:p>
          </table:table-cell>
          <table:table-cell table:formula="of:=[.B552]/[.C552]" office:value-type="float" office:value="194090.909090909">
            <text:p>194090.909090909</text:p>
          </table:table-cell>
          <table:table-cell table:number-columns-repeated="1020"/>
        </table:table-row>
        <table:table-row table:style-name="ro1">
          <table:table-cell office:value-type="string">
            <text:p>PRIM</text:p>
          </table:table-cell>
          <table:table-cell office:value-type="float" office:value="785290000">
            <text:p>785290000</text:p>
          </table:table-cell>
          <table:table-cell office:value-type="float" office:value="4034">
            <text:p>4034</text:p>
          </table:table-cell>
          <table:table-cell table:formula="of:=[.B553]/[.C553]" office:value-type="float" office:value="194667.823500248">
            <text:p>194667.823500248</text:p>
          </table:table-cell>
          <table:table-cell table:number-columns-repeated="1020"/>
        </table:table-row>
        <table:table-row table:style-name="ro1">
          <table:table-cell office:value-type="string">
            <text:p>PULB</text:p>
          </table:table-cell>
          <table:table-cell office:value-type="float" office:value="80230000">
            <text:p>80230000</text:p>
          </table:table-cell>
          <table:table-cell office:value-type="float" office:value="410">
            <text:p>410</text:p>
          </table:table-cell>
          <table:table-cell table:formula="of:=[.B554]/[.C554]" office:value-type="float" office:value="195682.926829268">
            <text:p>195682.926829268</text:p>
          </table:table-cell>
          <table:table-cell table:number-columns-repeated="1020"/>
        </table:table-row>
        <table:table-row table:style-name="ro1">
          <table:table-cell office:value-type="string">
            <text:p>TST</text:p>
          </table:table-cell>
          <table:table-cell office:value-type="float" office:value="56980000">
            <text:p>56980000</text:p>
          </table:table-cell>
          <table:table-cell office:value-type="float" office:value="291">
            <text:p>291</text:p>
          </table:table-cell>
          <table:table-cell table:formula="of:=[.B555]/[.C555]" office:value-type="float" office:value="195807.560137457">
            <text:p>195807.560137457</text:p>
          </table:table-cell>
          <table:table-cell table:number-columns-repeated="1020"/>
        </table:table-row>
        <table:table-row table:style-name="ro1">
          <table:table-cell office:value-type="string">
            <text:p>NIHD</text:p>
          </table:table-cell>
          <table:table-cell office:value-type="float" office:value="3000000000">
            <text:p>3000000000</text:p>
          </table:table-cell>
          <table:table-cell office:value-type="float" office:value="15300">
            <text:p>15300</text:p>
          </table:table-cell>
          <table:table-cell table:formula="of:=[.B556]/[.C556]" office:value-type="float" office:value="196078.431372549">
            <text:p>196078.431372549</text:p>
          </table:table-cell>
          <table:table-cell table:number-columns-repeated="1020"/>
        </table:table-row>
        <table:table-row table:style-name="ro1">
          <table:table-cell office:value-type="string">
            <text:p>WSCI</text:p>
          </table:table-cell>
          <table:table-cell office:value-type="float" office:value="15090000">
            <text:p>15090000</text:p>
          </table:table-cell>
          <table:table-cell office:value-type="float" office:value="76">
            <text:p>76</text:p>
          </table:table-cell>
          <table:table-cell table:formula="of:=[.B557]/[.C557]" office:value-type="float" office:value="198552.631578947">
            <text:p>198552.631578947</text:p>
          </table:table-cell>
          <table:table-cell table:number-columns-repeated="1020"/>
        </table:table-row>
        <table:table-row table:style-name="ro1">
          <table:table-cell office:value-type="string">
            <text:p>ICAD</text:p>
          </table:table-cell>
          <table:table-cell office:value-type="float" office:value="28440000">
            <text:p>28440000</text:p>
          </table:table-cell>
          <table:table-cell office:value-type="float" office:value="143">
            <text:p>143</text:p>
          </table:table-cell>
          <table:table-cell table:formula="of:=[.B558]/[.C558]" office:value-type="float" office:value="198881.118881119">
            <text:p>198881.118881119</text:p>
          </table:table-cell>
          <table:table-cell table:number-columns-repeated="1020"/>
        </table:table-row>
        <table:table-row table:style-name="ro1">
          <table:table-cell office:value-type="string">
            <text:p>GURE</text:p>
          </table:table-cell>
          <table:table-cell office:value-type="float" office:value="95730000">
            <text:p>95730000</text:p>
          </table:table-cell>
          <table:table-cell office:value-type="float" office:value="481">
            <text:p>481</text:p>
          </table:table-cell>
          <table:table-cell table:formula="of:=[.B559]/[.C559]" office:value-type="float" office:value="199022.869022869">
            <text:p>199022.869022869</text:p>
          </table:table-cell>
          <table:table-cell table:number-columns-repeated="1020"/>
        </table:table-row>
        <table:table-row table:style-name="ro1">
          <table:table-cell office:value-type="string">
            <text:p>KSWS</text:p>
          </table:table-cell>
          <table:table-cell office:value-type="float" office:value="122460000">
            <text:p>122460000</text:p>
          </table:table-cell>
          <table:table-cell office:value-type="float" office:value="609">
            <text:p>609</text:p>
          </table:table-cell>
          <table:table-cell table:formula="of:=[.B560]/[.C560]" office:value-type="float" office:value="201083.743842365">
            <text:p>201083.743842365</text:p>
          </table:table-cell>
          <table:table-cell table:number-columns-repeated="1020"/>
        </table:table-row>
        <table:table-row table:style-name="ro1">
          <table:table-cell office:value-type="string">
            <text:p>CMLS</text:p>
          </table:table-cell>
          <table:table-cell office:value-type="float" office:value="466400000">
            <text:p>466400000</text:p>
          </table:table-cell>
          <table:table-cell office:value-type="float" office:value="2318">
            <text:p>2318</text:p>
          </table:table-cell>
          <table:table-cell table:formula="of:=[.B561]/[.C561]" office:value-type="float" office:value="201207.937877481">
            <text:p>201207.937877481</text:p>
          </table:table-cell>
          <table:table-cell table:number-columns-repeated="1020"/>
        </table:table-row>
        <table:table-row table:style-name="ro1">
          <table:table-cell office:value-type="string">
            <text:p>PENX</text:p>
          </table:table-cell>
          <table:table-cell office:value-type="float" office:value="67290000">
            <text:p>67290000</text:p>
          </table:table-cell>
          <table:table-cell office:value-type="float" office:value="333">
            <text:p>333</text:p>
          </table:table-cell>
          <table:table-cell table:formula="of:=[.B562]/[.C562]" office:value-type="float" office:value="202072.072072072">
            <text:p>202072.072072072</text:p>
          </table:table-cell>
          <table:table-cell table:number-columns-repeated="1020"/>
        </table:table-row>
        <table:table-row table:style-name="ro1">
          <table:table-cell office:value-type="string">
            <text:p>NBN</text:p>
          </table:table-cell>
          <table:table-cell office:value-type="float" office:value="45840000">
            <text:p>45840000</text:p>
          </table:table-cell>
          <table:table-cell office:value-type="float" office:value="226">
            <text:p>226</text:p>
          </table:table-cell>
          <table:table-cell table:formula="of:=[.B563]/[.C563]" office:value-type="float" office:value="202831.85840708">
            <text:p>202831.85840708</text:p>
          </table:table-cell>
          <table:table-cell table:number-columns-repeated="1020"/>
        </table:table-row>
        <table:table-row table:style-name="ro1">
          <table:table-cell office:value-type="string">
            <text:p>SPLS</text:p>
          </table:table-cell>
          <table:table-cell office:value-type="float" office:value="10740000000">
            <text:p>10740000000</text:p>
          </table:table-cell>
          <table:table-cell office:value-type="float" office:value="52919">
            <text:p>52919</text:p>
          </table:table-cell>
          <table:table-cell table:formula="of:=[.B564]/[.C564]" office:value-type="float" office:value="202951.680870765">
            <text:p>202951.680870765</text:p>
          </table:table-cell>
          <table:table-cell table:number-columns-repeated="1020"/>
        </table:table-row>
        <table:table-row table:style-name="ro1">
          <table:table-cell office:value-type="string">
            <text:p>REXI</text:p>
          </table:table-cell>
          <table:table-cell office:value-type="float" office:value="112530000">
            <text:p>112530000</text:p>
          </table:table-cell>
          <table:table-cell office:value-type="float" office:value="552">
            <text:p>552</text:p>
          </table:table-cell>
          <table:table-cell table:formula="of:=[.B565]/[.C565]" office:value-type="float" office:value="203858.695652174">
            <text:p>203858.695652174</text:p>
          </table:table-cell>
          <table:table-cell table:number-columns-repeated="1020"/>
        </table:table-row>
        <table:table-row table:style-name="ro1">
          <table:table-cell office:value-type="string">
            <text:p>ASTC</text:p>
          </table:table-cell>
          <table:table-cell office:value-type="float" office:value="13470000">
            <text:p>13470000</text:p>
          </table:table-cell>
          <table:table-cell office:value-type="float" office:value="66">
            <text:p>66</text:p>
          </table:table-cell>
          <table:table-cell table:formula="of:=[.B566]/[.C566]" office:value-type="float" office:value="204090.909090909">
            <text:p>204090.909090909</text:p>
          </table:table-cell>
          <table:table-cell table:number-columns-repeated="1020"/>
        </table:table-row>
        <table:table-row table:style-name="ro1">
          <table:table-cell office:value-type="string">
            <text:p>HTLF</text:p>
          </table:table-cell>
          <table:table-cell office:value-type="float" office:value="246110000">
            <text:p>246110000</text:p>
          </table:table-cell>
          <table:table-cell office:value-type="float" office:value="1195">
            <text:p>1195</text:p>
          </table:table-cell>
          <table:table-cell table:formula="of:=[.B567]/[.C567]" office:value-type="float" office:value="205949.790794979">
            <text:p>205949.790794979</text:p>
          </table:table-cell>
          <table:table-cell table:number-columns-repeated="1020"/>
        </table:table-row>
        <table:table-row table:style-name="ro1">
          <table:table-cell office:value-type="string">
            <text:p>RITT</text:p>
          </table:table-cell>
          <table:table-cell office:value-type="float" office:value="14850000">
            <text:p>14850000</text:p>
          </table:table-cell>
          <table:table-cell office:value-type="float" office:value="72">
            <text:p>72</text:p>
          </table:table-cell>
          <table:table-cell table:formula="of:=[.B568]/[.C568]" office:value-type="float" office:value="206250">
            <text:p>206250</text:p>
          </table:table-cell>
          <table:table-cell table:number-columns-repeated="1020"/>
        </table:table-row>
        <table:table-row table:style-name="ro1">
          <table:table-cell office:value-type="string">
            <text:p>OBCI</text:p>
          </table:table-cell>
          <table:table-cell office:value-type="float" office:value="21250000">
            <text:p>21250000</text:p>
          </table:table-cell>
          <table:table-cell office:value-type="float" office:value="103">
            <text:p>103</text:p>
          </table:table-cell>
          <table:table-cell table:formula="of:=[.B569]/[.C569]" office:value-type="float" office:value="206310.67961165">
            <text:p>206310.67961165</text:p>
          </table:table-cell>
          <table:table-cell table:number-columns-repeated="1020"/>
        </table:table-row>
        <table:table-row table:style-name="ro1">
          <table:table-cell office:value-type="string">
            <text:p>FDO</text:p>
          </table:table-cell>
          <table:table-cell office:value-type="float" office:value="6420000000">
            <text:p>6420000000</text:p>
          </table:table-cell>
          <table:table-cell office:value-type="float" office:value="31000">
            <text:p>31000</text:p>
          </table:table-cell>
          <table:table-cell table:formula="of:=[.B570]/[.C570]" office:value-type="float" office:value="207096.774193548">
            <text:p>207096.774193548</text:p>
          </table:table-cell>
          <table:table-cell table:number-columns-repeated="1020"/>
        </table:table-row>
        <table:table-row table:style-name="ro1">
          <table:table-cell office:value-type="string">
            <text:p>STEM</text:p>
          </table:table-cell>
          <table:table-cell office:value-type="float" office:value="15330000">
            <text:p>15330000</text:p>
          </table:table-cell>
          <table:table-cell office:value-type="float" office:value="74">
            <text:p>74</text:p>
          </table:table-cell>
          <table:table-cell table:formula="of:=[.B571]/[.C571]" office:value-type="float" office:value="207162.162162162">
            <text:p>207162.162162162</text:p>
          </table:table-cell>
          <table:table-cell table:number-columns-repeated="1020"/>
        </table:table-row>
        <table:table-row table:style-name="ro1">
          <table:table-cell office:value-type="string">
            <text:p>BOVA</text:p>
          </table:table-cell>
          <table:table-cell office:value-type="float" office:value="8720000">
            <text:p>8720000</text:p>
          </table:table-cell>
          <table:table-cell office:value-type="float" office:value="42">
            <text:p>42</text:p>
          </table:table-cell>
          <table:table-cell table:formula="of:=[.B572]/[.C572]" office:value-type="float" office:value="207619.047619048">
            <text:p>207619.047619048</text:p>
          </table:table-cell>
          <table:table-cell table:number-columns-repeated="1020"/>
        </table:table-row>
        <table:table-row table:style-name="ro1">
          <table:table-cell office:value-type="string">
            <text:p>NOC</text:p>
          </table:table-cell>
          <table:table-cell office:value-type="float" office:value="15100000000">
            <text:p>15100000000</text:p>
          </table:table-cell>
          <table:table-cell office:value-type="float" office:value="72500">
            <text:p>72500</text:p>
          </table:table-cell>
          <table:table-cell table:formula="of:=[.B573]/[.C573]" office:value-type="float" office:value="208275.862068965">
            <text:p>208275.862068965</text:p>
          </table:table-cell>
          <table:table-cell table:number-columns-repeated="1020"/>
        </table:table-row>
        <table:table-row table:style-name="ro1">
          <table:table-cell office:value-type="string">
            <text:p>ARDNA</text:p>
          </table:table-cell>
          <table:table-cell office:value-type="float" office:value="266810000">
            <text:p>266810000</text:p>
          </table:table-cell>
          <table:table-cell office:value-type="float" office:value="1281">
            <text:p>1281</text:p>
          </table:table-cell>
          <table:table-cell table:formula="of:=[.B574]/[.C574]" office:value-type="float" office:value="208282.591725215">
            <text:p>208282.591725215</text:p>
          </table:table-cell>
          <table:table-cell table:number-columns-repeated="1020"/>
        </table:table-row>
        <table:table-row table:style-name="ro1">
          <table:table-cell office:value-type="string">
            <text:p>NOIZ</text:p>
          </table:table-cell>
          <table:table-cell office:value-type="float" office:value="39300000">
            <text:p>39300000</text:p>
          </table:table-cell>
          <table:table-cell office:value-type="float" office:value="188">
            <text:p>188</text:p>
          </table:table-cell>
          <table:table-cell table:formula="of:=[.B575]/[.C575]" office:value-type="float" office:value="209042.553191489">
            <text:p>209042.553191489</text:p>
          </table:table-cell>
          <table:table-cell table:number-columns-repeated="1020"/>
        </table:table-row>
        <table:table-row table:style-name="ro1">
          <table:table-cell office:value-type="string">
            <text:p>WVVI</text:p>
          </table:table-cell>
          <table:table-cell office:value-type="float" office:value="15700000">
            <text:p>15700000</text:p>
          </table:table-cell>
          <table:table-cell office:value-type="float" office:value="75">
            <text:p>75</text:p>
          </table:table-cell>
          <table:table-cell table:formula="of:=[.B576]/[.C576]" office:value-type="float" office:value="209333.333333333">
            <text:p>209333.333333333</text:p>
          </table:table-cell>
          <table:table-cell table:number-columns-repeated="1020"/>
        </table:table-row>
        <table:table-row table:style-name="ro1">
          <table:table-cell office:value-type="string">
            <text:p>KGJI</text:p>
          </table:table-cell>
          <table:table-cell office:value-type="float" office:value="106920000">
            <text:p>106920000</text:p>
          </table:table-cell>
          <table:table-cell office:value-type="float" office:value="507">
            <text:p>507</text:p>
          </table:table-cell>
          <table:table-cell table:formula="of:=[.B577]/[.C577]" office:value-type="float" office:value="210887.573964497">
            <text:p>210887.573964497</text:p>
          </table:table-cell>
          <table:table-cell table:number-columns-repeated="1020"/>
        </table:table-row>
        <table:table-row table:style-name="ro1">
          <table:table-cell office:value-type="string">
            <text:p>RVSB</text:p>
          </table:table-cell>
          <table:table-cell office:value-type="float" office:value="50220000">
            <text:p>50220000</text:p>
          </table:table-cell>
          <table:table-cell office:value-type="float" office:value="238">
            <text:p>238</text:p>
          </table:table-cell>
          <table:table-cell table:formula="of:=[.B578]/[.C578]" office:value-type="float" office:value="211008.403361345">
            <text:p>211008.403361345</text:p>
          </table:table-cell>
          <table:table-cell table:number-columns-repeated="1020"/>
        </table:table-row>
        <table:table-row table:style-name="ro1">
          <table:table-cell office:value-type="string">
            <text:p>CRIC</text:p>
          </table:table-cell>
          <table:table-cell office:value-type="float" office:value="785570000">
            <text:p>785570000</text:p>
          </table:table-cell>
          <table:table-cell office:value-type="float" office:value="3712">
            <text:p>3712</text:p>
          </table:table-cell>
          <table:table-cell table:formula="of:=[.B579]/[.C579]" office:value-type="float" office:value="211629.849137931">
            <text:p>211629.849137931</text:p>
          </table:table-cell>
          <table:table-cell table:number-columns-repeated="1020"/>
        </table:table-row>
        <table:table-row table:style-name="ro1">
          <table:table-cell office:value-type="string">
            <text:p>NATR</text:p>
          </table:table-cell>
          <table:table-cell office:value-type="float" office:value="227730000">
            <text:p>227730000</text:p>
          </table:table-cell>
          <table:table-cell office:value-type="float" office:value="1073">
            <text:p>1073</text:p>
          </table:table-cell>
          <table:table-cell table:formula="of:=[.B580]/[.C580]" office:value-type="float" office:value="212236.719478099">
            <text:p>212236.719478099</text:p>
          </table:table-cell>
          <table:table-cell table:number-columns-repeated="1020"/>
        </table:table-row>
        <table:table-row table:style-name="ro1">
          <table:table-cell office:value-type="string">
            <text:p>HOLL</text:p>
          </table:table-cell>
          <table:table-cell office:value-type="float" office:value="25500000">
            <text:p>25500000</text:p>
          </table:table-cell>
          <table:table-cell office:value-type="float" office:value="120">
            <text:p>120</text:p>
          </table:table-cell>
          <table:table-cell table:formula="of:=[.B581]/[.C581]" office:value-type="float" office:value="212500">
            <text:p>212500</text:p>
          </table:table-cell>
          <table:table-cell table:number-columns-repeated="1020"/>
        </table:table-row>
        <table:table-row table:style-name="ro1">
          <table:table-cell office:value-type="string">
            <text:p>MMUS</text:p>
          </table:table-cell>
          <table:table-cell office:value-type="float" office:value="21260000">
            <text:p>21260000</text:p>
          </table:table-cell>
          <table:table-cell office:value-type="float" office:value="100">
            <text:p>100</text:p>
          </table:table-cell>
          <table:table-cell table:formula="of:=[.B582]/[.C582]" office:value-type="float" office:value="212600">
            <text:p>212600</text:p>
          </table:table-cell>
          <table:table-cell table:number-columns-repeated="1020"/>
        </table:table-row>
        <table:table-row table:style-name="ro1">
          <table:table-cell office:value-type="string">
            <text:p>CASY</text:p>
          </table:table-cell>
          <table:table-cell office:value-type="float" office:value="1920000000">
            <text:p>1920000000</text:p>
          </table:table-cell>
          <table:table-cell office:value-type="float" office:value="9013">
            <text:p>9013</text:p>
          </table:table-cell>
          <table:table-cell table:formula="of:=[.B583]/[.C583]" office:value-type="float" office:value="213025.629646067">
            <text:p>213025.629646067</text:p>
          </table:table-cell>
          <table:table-cell table:number-columns-repeated="1020"/>
        </table:table-row>
        <table:table-row table:style-name="ro1">
          <table:table-cell office:value-type="string">
            <text:p>TCHC</text:p>
          </table:table-cell>
          <table:table-cell office:value-type="float" office:value="27090000">
            <text:p>27090000</text:p>
          </table:table-cell>
          <table:table-cell office:value-type="float" office:value="127">
            <text:p>127</text:p>
          </table:table-cell>
          <table:table-cell table:formula="of:=[.B584]/[.C584]" office:value-type="float" office:value="213307.086614173">
            <text:p>213307.086614173</text:p>
          </table:table-cell>
          <table:table-cell table:number-columns-repeated="1020"/>
        </table:table-row>
        <table:table-row table:style-name="ro1">
          <table:table-cell office:value-type="string">
            <text:p>MLHR</text:p>
          </table:table-cell>
          <table:table-cell office:value-type="float" office:value="1200000000">
            <text:p>1200000000</text:p>
          </table:table-cell>
          <table:table-cell office:value-type="float" office:value="5616">
            <text:p>5616</text:p>
          </table:table-cell>
          <table:table-cell table:formula="of:=[.B585]/[.C585]" office:value-type="float" office:value="213675.213675214">
            <text:p>213675.213675214</text:p>
          </table:table-cell>
          <table:table-cell table:number-columns-repeated="1020"/>
        </table:table-row>
        <table:table-row table:style-name="ro1">
          <table:table-cell office:value-type="string">
            <text:p>LEAP</text:p>
          </table:table-cell>
          <table:table-cell office:value-type="float" office:value="835470000">
            <text:p>835470000</text:p>
          </table:table-cell>
          <table:table-cell office:value-type="float" office:value="3891">
            <text:p>3891</text:p>
          </table:table-cell>
          <table:table-cell table:formula="of:=[.B586]/[.C586]" office:value-type="float" office:value="214718.581341557">
            <text:p>214718.581341557</text:p>
          </table:table-cell>
          <table:table-cell table:number-columns-repeated="1020"/>
        </table:table-row>
        <table:table-row table:style-name="ro1">
          <table:table-cell office:value-type="string">
            <text:p>SNAK</text:p>
          </table:table-cell>
          <table:table-cell office:value-type="float" office:value="78120000">
            <text:p>78120000</text:p>
          </table:table-cell>
          <table:table-cell office:value-type="float" office:value="363">
            <text:p>363</text:p>
          </table:table-cell>
          <table:table-cell table:formula="of:=[.B587]/[.C587]" office:value-type="float" office:value="215206.611570248">
            <text:p>215206.611570248</text:p>
          </table:table-cell>
          <table:table-cell table:number-columns-repeated="1020"/>
        </table:table-row>
        <table:table-row table:style-name="ro1">
          <table:table-cell office:value-type="string">
            <text:p>BIG</text:p>
          </table:table-cell>
          <table:table-cell office:value-type="float" office:value="2800000000">
            <text:p>2800000000</text:p>
          </table:table-cell>
          <table:table-cell office:value-type="float" office:value="13000">
            <text:p>13000</text:p>
          </table:table-cell>
          <table:table-cell table:formula="of:=[.B588]/[.C588]" office:value-type="float" office:value="215384.615384615">
            <text:p>215384.615384615</text:p>
          </table:table-cell>
          <table:table-cell table:number-columns-repeated="1020"/>
        </table:table-row>
        <table:table-row table:style-name="ro1">
          <table:table-cell office:value-type="string">
            <text:p>OIIM</text:p>
          </table:table-cell>
          <table:table-cell office:value-type="float" office:value="171440000">
            <text:p>171440000</text:p>
          </table:table-cell>
          <table:table-cell office:value-type="float" office:value="786">
            <text:p>786</text:p>
          </table:table-cell>
          <table:table-cell table:formula="of:=[.B589]/[.C589]" office:value-type="float" office:value="218117.048346056">
            <text:p>218117.048346056</text:p>
          </table:table-cell>
          <table:table-cell table:number-columns-repeated="1020"/>
        </table:table-row>
        <table:table-row table:style-name="ro1">
          <table:table-cell office:value-type="string">
            <text:p>DGX</text:p>
          </table:table-cell>
          <table:table-cell office:value-type="float" office:value="9180000000">
            <text:p>9180000000</text:p>
          </table:table-cell>
          <table:table-cell office:value-type="float" office:value="42000">
            <text:p>42000</text:p>
          </table:table-cell>
          <table:table-cell table:formula="of:=[.B590]/[.C590]" office:value-type="float" office:value="218571.428571429">
            <text:p>218571.428571429</text:p>
          </table:table-cell>
          <table:table-cell table:number-columns-repeated="1020"/>
        </table:table-row>
        <table:table-row table:style-name="ro1">
          <table:table-cell office:value-type="string">
            <text:p>SWHC</text:p>
          </table:table-cell>
          <table:table-cell office:value-type="float" office:value="332780000">
            <text:p>332780000</text:p>
          </table:table-cell>
          <table:table-cell office:value-type="float" office:value="1520">
            <text:p>1520</text:p>
          </table:table-cell>
          <table:table-cell table:formula="of:=[.B591]/[.C591]" office:value-type="float" office:value="218934.210526316">
            <text:p>218934.210526316</text:p>
          </table:table-cell>
          <table:table-cell table:number-columns-repeated="1020"/>
        </table:table-row>
        <table:table-row table:style-name="ro1">
          <table:table-cell office:value-type="string">
            <text:p>RMCF</text:p>
          </table:table-cell>
          <table:table-cell office:value-type="float" office:value="56970000">
            <text:p>56970000</text:p>
          </table:table-cell>
          <table:table-cell office:value-type="float" office:value="260">
            <text:p>260</text:p>
          </table:table-cell>
          <table:table-cell table:formula="of:=[.B592]/[.C592]" office:value-type="float" office:value="219115.384615385">
            <text:p>219115.384615385</text:p>
          </table:table-cell>
          <table:table-cell table:number-columns-repeated="1020"/>
        </table:table-row>
        <table:table-row table:style-name="ro1">
          <table:table-cell office:value-type="string">
            <text:p>XOMA</text:p>
          </table:table-cell>
          <table:table-cell office:value-type="float" office:value="52620000">
            <text:p>52620000</text:p>
          </table:table-cell>
          <table:table-cell office:value-type="float" office:value="240">
            <text:p>240</text:p>
          </table:table-cell>
          <table:table-cell table:formula="of:=[.B593]/[.C593]" office:value-type="float" office:value="219250">
            <text:p>219250</text:p>
          </table:table-cell>
          <table:table-cell table:number-columns-repeated="1020"/>
        </table:table-row>
        <table:table-row table:style-name="ro1">
          <table:table-cell office:value-type="string">
            <text:p>VISN</text:p>
          </table:table-cell>
          <table:table-cell office:value-type="float" office:value="185090000">
            <text:p>185090000</text:p>
          </table:table-cell>
          <table:table-cell office:value-type="float" office:value="842">
            <text:p>842</text:p>
          </table:table-cell>
          <table:table-cell table:formula="of:=[.B594]/[.C594]" office:value-type="float" office:value="219821.852731591">
            <text:p>219821.852731591</text:p>
          </table:table-cell>
          <table:table-cell table:number-columns-repeated="1020"/>
        </table:table-row>
        <table:table-row table:style-name="ro1">
          <table:table-cell office:value-type="string">
            <text:p>KEYW</text:p>
          </table:table-cell>
          <table:table-cell office:value-type="float" office:value="181940000">
            <text:p>181940000</text:p>
          </table:table-cell>
          <table:table-cell office:value-type="float" office:value="827">
            <text:p>827</text:p>
          </table:table-cell>
          <table:table-cell table:formula="of:=[.B595]/[.C595]" office:value-type="float" office:value="220000">
            <text:p>220000</text:p>
          </table:table-cell>
          <table:table-cell table:number-columns-repeated="1020"/>
        </table:table-row>
        <table:table-row table:style-name="ro1">
          <table:table-cell office:value-type="string">
            <text:p>WILC</text:p>
          </table:table-cell>
          <table:table-cell office:value-type="float" office:value="66510000">
            <text:p>66510000</text:p>
          </table:table-cell>
          <table:table-cell office:value-type="float" office:value="300">
            <text:p>300</text:p>
          </table:table-cell>
          <table:table-cell table:formula="of:=[.B596]/[.C596]" office:value-type="float" office:value="221700">
            <text:p>221700</text:p>
          </table:table-cell>
          <table:table-cell table:number-columns-repeated="1020"/>
        </table:table-row>
        <table:table-row table:style-name="ro1">
          <table:table-cell office:value-type="string">
            <text:p>FNSR</text:p>
          </table:table-cell>
          <table:table-cell office:value-type="float" office:value="1790000000">
            <text:p>1790000000</text:p>
          </table:table-cell>
          <table:table-cell office:value-type="float" office:value="8065">
            <text:p>8065</text:p>
          </table:table-cell>
          <table:table-cell table:formula="of:=[.B597]/[.C597]" office:value-type="float" office:value="221946.683199008">
            <text:p>221946.683199008</text:p>
          </table:table-cell>
          <table:table-cell table:number-columns-repeated="1020"/>
        </table:table-row>
        <table:table-row table:style-name="ro1">
          <table:table-cell office:value-type="string">
            <text:p>LEDS</text:p>
          </table:table-cell>
          <table:table-cell office:value-type="float" office:value="128960000">
            <text:p>128960000</text:p>
          </table:table-cell>
          <table:table-cell office:value-type="float" office:value="581">
            <text:p>581</text:p>
          </table:table-cell>
          <table:table-cell table:formula="of:=[.B598]/[.C598]" office:value-type="float" office:value="221962.134251291">
            <text:p>221962.134251291</text:p>
          </table:table-cell>
          <table:table-cell table:number-columns-repeated="1020"/>
        </table:table-row>
        <table:table-row table:style-name="ro1">
          <table:table-cell office:value-type="string">
            <text:p>KFRC</text:p>
          </table:table-cell>
          <table:table-cell office:value-type="float" office:value="493130000">
            <text:p>493130000</text:p>
          </table:table-cell>
          <table:table-cell office:value-type="float" office:value="2200">
            <text:p>2200</text:p>
          </table:table-cell>
          <table:table-cell table:formula="of:=[.B599]/[.C599]" office:value-type="float" office:value="224150">
            <text:p>224150</text:p>
          </table:table-cell>
          <table:table-cell table:number-columns-repeated="1020"/>
        </table:table-row>
        <table:table-row table:style-name="ro1">
          <table:table-cell office:value-type="string">
            <text:p>SMT</text:p>
          </table:table-cell>
          <table:table-cell office:value-type="float" office:value="393480000">
            <text:p>393480000</text:p>
          </table:table-cell>
          <table:table-cell office:value-type="float" office:value="1753">
            <text:p>1753</text:p>
          </table:table-cell>
          <table:table-cell table:formula="of:=[.B600]/[.C600]" office:value-type="float" office:value="224460.924130063">
            <text:p>224460.924130063</text:p>
          </table:table-cell>
          <table:table-cell table:number-columns-repeated="1020"/>
        </table:table-row>
        <table:table-row table:style-name="ro1">
          <table:table-cell office:value-type="string">
            <text:p>NAUH</text:p>
          </table:table-cell>
          <table:table-cell office:value-type="float" office:value="166330000">
            <text:p>166330000</text:p>
          </table:table-cell>
          <table:table-cell office:value-type="float" office:value="741">
            <text:p>741</text:p>
          </table:table-cell>
          <table:table-cell table:formula="of:=[.B601]/[.C601]" office:value-type="float" office:value="224466.9365722">
            <text:p>224466.9365722</text:p>
          </table:table-cell>
          <table:table-cell table:number-columns-repeated="1020"/>
        </table:table-row>
        <table:table-row table:style-name="ro1">
          <table:table-cell office:value-type="string">
            <text:p>DV</text:p>
          </table:table-cell>
          <table:table-cell office:value-type="float" office:value="2310000000">
            <text:p>2310000000</text:p>
          </table:table-cell>
          <table:table-cell office:value-type="float" office:value="10262">
            <text:p>10262</text:p>
          </table:table-cell>
          <table:table-cell table:formula="of:=[.B602]/[.C602]" office:value-type="float" office:value="225102.319236016">
            <text:p>225102.319236016</text:p>
          </table:table-cell>
          <table:table-cell table:number-columns-repeated="1020"/>
        </table:table-row>
        <table:table-row table:style-name="ro1">
          <table:table-cell office:value-type="string">
            <text:p>CMVT</text:p>
          </table:table-cell>
          <table:table-cell office:value-type="float" office:value="1330000000">
            <text:p>1330000000</text:p>
          </table:table-cell>
          <table:table-cell office:value-type="float" office:value="5900">
            <text:p>5900</text:p>
          </table:table-cell>
          <table:table-cell table:formula="of:=[.B603]/[.C603]" office:value-type="float" office:value="225423.728813559">
            <text:p>225423.728813559</text:p>
          </table:table-cell>
          <table:table-cell table:number-columns-repeated="1020"/>
        </table:table-row>
        <table:table-row table:style-name="ro1">
          <table:table-cell office:value-type="string">
            <text:p>PRCP</text:p>
          </table:table-cell>
          <table:table-cell office:value-type="float" office:value="51460000">
            <text:p>51460000</text:p>
          </table:table-cell>
          <table:table-cell office:value-type="float" office:value="228">
            <text:p>228</text:p>
          </table:table-cell>
          <table:table-cell table:formula="of:=[.B604]/[.C604]" office:value-type="float" office:value="225701.754385965">
            <text:p>225701.754385965</text:p>
          </table:table-cell>
          <table:table-cell table:number-columns-repeated="1020"/>
        </table:table-row>
        <table:table-row table:style-name="ro1">
          <table:table-cell office:value-type="string">
            <text:p>SMIT</text:p>
          </table:table-cell>
          <table:table-cell office:value-type="float" office:value="10630000">
            <text:p>10630000</text:p>
          </table:table-cell>
          <table:table-cell office:value-type="float" office:value="47">
            <text:p>47</text:p>
          </table:table-cell>
          <table:table-cell table:formula="of:=[.B605]/[.C605]" office:value-type="float" office:value="226170.212765957">
            <text:p>226170.212765957</text:p>
          </table:table-cell>
          <table:table-cell table:number-columns-repeated="1020"/>
        </table:table-row>
        <table:table-row table:style-name="ro1">
          <table:table-cell office:value-type="string">
            <text:p>GIII</text:p>
          </table:table-cell>
          <table:table-cell office:value-type="float" office:value="487260000">
            <text:p>487260000</text:p>
          </table:table-cell>
          <table:table-cell office:value-type="float" office:value="2154">
            <text:p>2154</text:p>
          </table:table-cell>
          <table:table-cell table:formula="of:=[.B606]/[.C606]" office:value-type="float" office:value="226211.699164345">
            <text:p>226211.699164345</text:p>
          </table:table-cell>
          <table:table-cell table:number-columns-repeated="1020"/>
        </table:table-row>
        <table:table-row table:style-name="ro1">
          <table:table-cell office:value-type="string">
            <text:p>MPB</text:p>
          </table:table-cell>
          <table:table-cell office:value-type="float" office:value="35870000">
            <text:p>35870000</text:p>
          </table:table-cell>
          <table:table-cell office:value-type="float" office:value="158">
            <text:p>158</text:p>
          </table:table-cell>
          <table:table-cell table:formula="of:=[.B607]/[.C607]" office:value-type="float" office:value="227025.316455696">
            <text:p>227025.316455696</text:p>
          </table:table-cell>
          <table:table-cell table:number-columns-repeated="1020"/>
        </table:table-row>
        <table:table-row table:style-name="ro1">
          <table:table-cell office:value-type="string">
            <text:p>IR</text:p>
          </table:table-cell>
          <table:table-cell office:value-type="float" office:value="11810000000">
            <text:p>11810000000</text:p>
          </table:table-cell>
          <table:table-cell office:value-type="float" office:value="52000">
            <text:p>52000</text:p>
          </table:table-cell>
          <table:table-cell table:formula="of:=[.B608]/[.C608]" office:value-type="float" office:value="227115.384615385">
            <text:p>227115.384615385</text:p>
          </table:table-cell>
          <table:table-cell table:number-columns-repeated="1020"/>
        </table:table-row>
        <table:table-row table:style-name="ro1">
          <table:table-cell office:value-type="string">
            <text:p>INFY</text:p>
          </table:table-cell>
          <table:table-cell office:value-type="float" office:value="32960000000">
            <text:p>32960000000</text:p>
          </table:table-cell>
          <table:table-cell office:value-type="float" office:value="145000">
            <text:p>145000</text:p>
          </table:table-cell>
          <table:table-cell table:formula="of:=[.B609]/[.C609]" office:value-type="float" office:value="227310.344827586">
            <text:p>227310.344827586</text:p>
          </table:table-cell>
          <table:table-cell table:number-columns-repeated="1020"/>
        </table:table-row>
        <table:table-row table:style-name="ro1">
          <table:table-cell office:value-type="string">
            <text:p>WRLD</text:p>
          </table:table-cell>
          <table:table-cell office:value-type="float" office:value="922190000">
            <text:p>922190000</text:p>
          </table:table-cell>
          <table:table-cell office:value-type="float" office:value="4054">
            <text:p>4054</text:p>
          </table:table-cell>
          <table:table-cell table:formula="of:=[.B610]/[.C610]" office:value-type="float" office:value="227476.566354218">
            <text:p>227476.566354218</text:p>
          </table:table-cell>
          <table:table-cell table:number-columns-repeated="1020"/>
        </table:table-row>
        <table:table-row table:style-name="ro1">
          <table:table-cell office:value-type="string">
            <text:p>IIVI</text:p>
          </table:table-cell>
          <table:table-cell office:value-type="float" office:value="1410000000">
            <text:p>1410000000</text:p>
          </table:table-cell>
          <table:table-cell office:value-type="float" office:value="6195">
            <text:p>6195</text:p>
          </table:table-cell>
          <table:table-cell table:formula="of:=[.B611]/[.C611]" office:value-type="float" office:value="227602.905569007">
            <text:p>227602.905569007</text:p>
          </table:table-cell>
          <table:table-cell table:number-columns-repeated="1020"/>
        </table:table-row>
        <table:table-row table:style-name="ro1">
          <table:table-cell office:value-type="string">
            <text:p>ORLY</text:p>
          </table:table-cell>
          <table:table-cell office:value-type="float" office:value="11230000000">
            <text:p>11230000000</text:p>
          </table:table-cell>
          <table:table-cell office:value-type="float" office:value="49324">
            <text:p>49324</text:p>
          </table:table-cell>
          <table:table-cell table:formula="of:=[.B612]/[.C612]" office:value-type="float" office:value="227678.209390966">
            <text:p>227678.209390966</text:p>
          </table:table-cell>
          <table:table-cell table:number-columns-repeated="1020"/>
        </table:table-row>
        <table:table-row table:style-name="ro1">
          <table:table-cell office:value-type="string">
            <text:p>PH</text:p>
          </table:table-cell>
          <table:table-cell office:value-type="float" office:value="13360000000">
            <text:p>13360000000</text:p>
          </table:table-cell>
          <table:table-cell office:value-type="float" office:value="58409">
            <text:p>58409</text:p>
          </table:table-cell>
          <table:table-cell table:formula="of:=[.B613]/[.C613]" office:value-type="float" office:value="228731.873512644">
            <text:p>228731.873512644</text:p>
          </table:table-cell>
          <table:table-cell table:number-columns-repeated="1020"/>
        </table:table-row>
        <table:table-row table:style-name="ro1">
          <table:table-cell office:value-type="string">
            <text:p>AMCF</text:p>
          </table:table-cell>
          <table:table-cell office:value-type="float" office:value="32930000">
            <text:p>32930000</text:p>
          </table:table-cell>
          <table:table-cell office:value-type="float" office:value="142">
            <text:p>142</text:p>
          </table:table-cell>
          <table:table-cell table:formula="of:=[.B614]/[.C614]" office:value-type="float" office:value="231901.408450704">
            <text:p>231901.408450704</text:p>
          </table:table-cell>
          <table:table-cell table:number-columns-repeated="1020"/>
        </table:table-row>
        <table:table-row table:style-name="ro1">
          <table:table-cell office:value-type="string">
            <text:p>STX</text:p>
          </table:table-cell>
          <table:table-cell office:value-type="float" office:value="12240000000">
            <text:p>12240000000</text:p>
          </table:table-cell>
          <table:table-cell office:value-type="float" office:value="52700">
            <text:p>52700</text:p>
          </table:table-cell>
          <table:table-cell table:formula="of:=[.B615]/[.C615]" office:value-type="float" office:value="232258.064516129">
            <text:p>232258.064516129</text:p>
          </table:table-cell>
          <table:table-cell table:number-columns-repeated="1020"/>
        </table:table-row>
        <table:table-row table:style-name="ro1">
          <table:table-cell office:value-type="string">
            <text:p>ANEN</text:p>
          </table:table-cell>
          <table:table-cell office:value-type="float" office:value="240010000">
            <text:p>240010000</text:p>
          </table:table-cell>
          <table:table-cell office:value-type="float" office:value="1032">
            <text:p>1032</text:p>
          </table:table-cell>
          <table:table-cell table:formula="of:=[.B616]/[.C616]" office:value-type="float" office:value="232567.829457364">
            <text:p>232567.829457364</text:p>
          </table:table-cell>
          <table:table-cell table:number-columns-repeated="1020"/>
        </table:table-row>
        <table:table-row table:style-name="ro1">
          <table:table-cell office:value-type="string">
            <text:p>ITRN</text:p>
          </table:table-cell>
          <table:table-cell office:value-type="float" office:value="302780000">
            <text:p>302780000</text:p>
          </table:table-cell>
          <table:table-cell office:value-type="float" office:value="1300">
            <text:p>1300</text:p>
          </table:table-cell>
          <table:table-cell table:formula="of:=[.B617]/[.C617]" office:value-type="float" office:value="232907.692307692">
            <text:p>232907.692307692</text:p>
          </table:table-cell>
          <table:table-cell table:number-columns-repeated="1020"/>
        </table:table-row>
        <table:table-row table:style-name="ro1">
          <table:table-cell office:value-type="string">
            <text:p>TYC</text:p>
          </table:table-cell>
          <table:table-cell office:value-type="float" office:value="23810000000">
            <text:p>23810000000</text:p>
          </table:table-cell>
          <table:table-cell office:value-type="float" office:value="102000">
            <text:p>102000</text:p>
          </table:table-cell>
          <table:table-cell table:formula="of:=[.B618]/[.C618]" office:value-type="float" office:value="233431.37254902">
            <text:p>233431.37254902</text:p>
          </table:table-cell>
          <table:table-cell table:number-columns-repeated="1020"/>
        </table:table-row>
        <table:table-row table:style-name="ro1">
          <table:table-cell office:value-type="string">
            <text:p>SVA</text:p>
          </table:table-cell>
          <table:table-cell office:value-type="float" office:value="113110000">
            <text:p>113110000</text:p>
          </table:table-cell>
          <table:table-cell office:value-type="float" office:value="483">
            <text:p>483</text:p>
          </table:table-cell>
          <table:table-cell table:formula="of:=[.B619]/[.C619]" office:value-type="float" office:value="234182.194616977">
            <text:p>234182.194616977</text:p>
          </table:table-cell>
          <table:table-cell table:number-columns-repeated="1020"/>
        </table:table-row>
        <table:table-row table:style-name="ro1">
          <table:table-cell office:value-type="string">
            <text:p>KONG</text:p>
          </table:table-cell>
          <table:table-cell office:value-type="float" office:value="225530000">
            <text:p>225530000</text:p>
          </table:table-cell>
          <table:table-cell office:value-type="float" office:value="961">
            <text:p>961</text:p>
          </table:table-cell>
          <table:table-cell table:formula="of:=[.B620]/[.C620]" office:value-type="float" office:value="234682.62226847">
            <text:p>234682.62226847</text:p>
          </table:table-cell>
          <table:table-cell table:number-columns-repeated="1020"/>
        </table:table-row>
        <table:table-row table:style-name="ro1">
          <table:table-cell office:value-type="string">
            <text:p>UBFO</text:p>
          </table:table-cell>
          <table:table-cell office:value-type="float" office:value="30990000">
            <text:p>30990000</text:p>
          </table:table-cell>
          <table:table-cell office:value-type="float" office:value="132">
            <text:p>132</text:p>
          </table:table-cell>
          <table:table-cell table:formula="of:=[.B621]/[.C621]" office:value-type="float" office:value="234772.727272727">
            <text:p>234772.727272727</text:p>
          </table:table-cell>
          <table:table-cell table:number-columns-repeated="1020"/>
        </table:table-row>
        <table:table-row table:style-name="ro1">
          <table:table-cell office:value-type="string">
            <text:p>APH</text:p>
          </table:table-cell>
          <table:table-cell office:value-type="float" office:value="9180000000">
            <text:p>9180000000</text:p>
          </table:table-cell>
          <table:table-cell office:value-type="float" office:value="39100">
            <text:p>39100</text:p>
          </table:table-cell>
          <table:table-cell table:formula="of:=[.B622]/[.C622]" office:value-type="float" office:value="234782.608695652">
            <text:p>234782.608695652</text:p>
          </table:table-cell>
          <table:table-cell table:number-columns-repeated="1020"/>
        </table:table-row>
        <table:table-row table:style-name="ro1">
          <table:table-cell office:value-type="string">
            <text:p>CVCO</text:p>
          </table:table-cell>
          <table:table-cell office:value-type="float" office:value="293510000">
            <text:p>293510000</text:p>
          </table:table-cell>
          <table:table-cell office:value-type="float" office:value="1250">
            <text:p>1250</text:p>
          </table:table-cell>
          <table:table-cell table:formula="of:=[.B623]/[.C623]" office:value-type="float" office:value="234808">
            <text:p>234808</text:p>
          </table:table-cell>
          <table:table-cell table:number-columns-repeated="1020"/>
        </table:table-row>
        <table:table-row table:style-name="ro1">
          <table:table-cell office:value-type="string">
            <text:p>ETN</text:p>
          </table:table-cell>
          <table:table-cell office:value-type="float" office:value="17160000000">
            <text:p>17160000000</text:p>
          </table:table-cell>
          <table:table-cell office:value-type="float" office:value="73000">
            <text:p>73000</text:p>
          </table:table-cell>
          <table:table-cell table:formula="of:=[.B624]/[.C624]" office:value-type="float" office:value="235068.493150685">
            <text:p>235068.493150685</text:p>
          </table:table-cell>
          <table:table-cell table:number-columns-repeated="1020"/>
        </table:table-row>
        <table:table-row table:style-name="ro1">
          <table:table-cell office:value-type="string">
            <text:p>SLTC</text:p>
          </table:table-cell>
          <table:table-cell office:value-type="float" office:value="12020000">
            <text:p>12020000</text:p>
          </table:table-cell>
          <table:table-cell office:value-type="float" office:value="51">
            <text:p>51</text:p>
          </table:table-cell>
          <table:table-cell table:formula="of:=[.B625]/[.C625]" office:value-type="float" office:value="235686.274509804">
            <text:p>235686.274509804</text:p>
          </table:table-cell>
          <table:table-cell table:number-columns-repeated="1020"/>
        </table:table-row>
        <table:table-row table:style-name="ro1">
          <table:table-cell office:value-type="string">
            <text:p>HSII</text:p>
          </table:table-cell>
          <table:table-cell office:value-type="float" office:value="359080000">
            <text:p>359080000</text:p>
          </table:table-cell>
          <table:table-cell office:value-type="float" office:value="1521">
            <text:p>1521</text:p>
          </table:table-cell>
          <table:table-cell table:formula="of:=[.B626]/[.C626]" office:value-type="float" office:value="236081.525312295">
            <text:p>236081.525312295</text:p>
          </table:table-cell>
          <table:table-cell table:number-columns-repeated="1020"/>
        </table:table-row>
        <table:table-row table:style-name="ro1">
          <table:table-cell office:value-type="string">
            <text:p>TXT</text:p>
          </table:table-cell>
          <table:table-cell office:value-type="float" office:value="7560000000">
            <text:p>7560000000</text:p>
          </table:table-cell>
          <table:table-cell office:value-type="float" office:value="32000">
            <text:p>32000</text:p>
          </table:table-cell>
          <table:table-cell table:formula="of:=[.B627]/[.C627]" office:value-type="float" office:value="236250">
            <text:p>236250</text:p>
          </table:table-cell>
          <table:table-cell table:number-columns-repeated="1020"/>
        </table:table-row>
        <table:table-row table:style-name="ro1">
          <table:table-cell office:value-type="string">
            <text:p>SFST</text:p>
          </table:table-cell>
          <table:table-cell office:value-type="float" office:value="26750000">
            <text:p>26750000</text:p>
          </table:table-cell>
          <table:table-cell office:value-type="float" office:value="113">
            <text:p>113</text:p>
          </table:table-cell>
          <table:table-cell table:formula="of:=[.B628]/[.C628]" office:value-type="float" office:value="236725.663716814">
            <text:p>236725.663716814</text:p>
          </table:table-cell>
          <table:table-cell table:number-columns-repeated="1020"/>
        </table:table-row>
        <table:table-row table:style-name="ro1">
          <table:table-cell office:value-type="string">
            <text:p>TNGN</text:p>
          </table:table-cell>
          <table:table-cell office:value-type="float" office:value="13970000">
            <text:p>13970000</text:p>
          </table:table-cell>
          <table:table-cell office:value-type="float" office:value="59">
            <text:p>59</text:p>
          </table:table-cell>
          <table:table-cell table:formula="of:=[.B629]/[.C629]" office:value-type="float" office:value="236779.661016949">
            <text:p>236779.661016949</text:p>
          </table:table-cell>
          <table:table-cell table:number-columns-repeated="1020"/>
        </table:table-row>
        <table:table-row table:style-name="ro1">
          <table:table-cell office:value-type="string">
            <text:p>EVOL</text:p>
          </table:table-cell>
          <table:table-cell office:value-type="float" office:value="58800000">
            <text:p>58800000</text:p>
          </table:table-cell>
          <table:table-cell office:value-type="float" office:value="248">
            <text:p>248</text:p>
          </table:table-cell>
          <table:table-cell table:formula="of:=[.B630]/[.C630]" office:value-type="float" office:value="237096.774193548">
            <text:p>237096.774193548</text:p>
          </table:table-cell>
          <table:table-cell table:number-columns-repeated="1020"/>
        </table:table-row>
        <table:table-row table:style-name="ro1">
          <table:table-cell office:value-type="string">
            <text:p>CNMD</text:p>
          </table:table-cell>
          <table:table-cell office:value-type="float" office:value="811170000">
            <text:p>811170000</text:p>
          </table:table-cell>
          <table:table-cell office:value-type="float" office:value="3400">
            <text:p>3400</text:p>
          </table:table-cell>
          <table:table-cell table:formula="of:=[.B631]/[.C631]" office:value-type="float" office:value="238579.411764706">
            <text:p>238579.411764706</text:p>
          </table:table-cell>
          <table:table-cell table:number-columns-repeated="1020"/>
        </table:table-row>
        <table:table-row table:style-name="ro1">
          <table:table-cell office:value-type="string">
            <text:p>KOOL</text:p>
          </table:table-cell>
          <table:table-cell office:value-type="float" office:value="16730000">
            <text:p>16730000</text:p>
          </table:table-cell>
          <table:table-cell office:value-type="float" office:value="70">
            <text:p>70</text:p>
          </table:table-cell>
          <table:table-cell table:formula="of:=[.B632]/[.C632]" office:value-type="float" office:value="239000">
            <text:p>239000</text:p>
          </table:table-cell>
          <table:table-cell table:number-columns-repeated="1020"/>
        </table:table-row>
        <table:table-row table:style-name="ro1">
          <table:table-cell office:value-type="string">
            <text:p>WAYN</text:p>
          </table:table-cell>
          <table:table-cell office:value-type="float" office:value="22950000">
            <text:p>22950000</text:p>
          </table:table-cell>
          <table:table-cell office:value-type="float" office:value="96">
            <text:p>96</text:p>
          </table:table-cell>
          <table:table-cell table:formula="of:=[.B633]/[.C633]" office:value-type="float" office:value="239062.5">
            <text:p>239062.5</text:p>
          </table:table-cell>
          <table:table-cell table:number-columns-repeated="1020"/>
        </table:table-row>
        <table:table-row table:style-name="ro1">
          <table:table-cell office:value-type="string">
            <text:p>TRIT</text:p>
          </table:table-cell>
          <table:table-cell office:value-type="float" office:value="71810000">
            <text:p>71810000</text:p>
          </table:table-cell>
          <table:table-cell office:value-type="float" office:value="299">
            <text:p>299</text:p>
          </table:table-cell>
          <table:table-cell table:formula="of:=[.B634]/[.C634]" office:value-type="float" office:value="240167.224080268">
            <text:p>240167.224080268</text:p>
          </table:table-cell>
          <table:table-cell table:number-columns-repeated="1020"/>
        </table:table-row>
        <table:table-row table:style-name="ro1">
          <table:table-cell office:value-type="string">
            <text:p>GMAN</text:p>
          </table:table-cell>
          <table:table-cell office:value-type="float" office:value="288290000">
            <text:p>288290000</text:p>
          </table:table-cell>
          <table:table-cell office:value-type="float" office:value="1200">
            <text:p>1200</text:p>
          </table:table-cell>
          <table:table-cell table:formula="of:=[.B635]/[.C635]" office:value-type="float" office:value="240241.666666667">
            <text:p>240241.666666667</text:p>
          </table:table-cell>
          <table:table-cell table:number-columns-repeated="1020"/>
        </table:table-row>
        <table:table-row table:style-name="ro1">
          <table:table-cell office:value-type="string">
            <text:p>ZSTN</text:p>
          </table:table-cell>
          <table:table-cell office:value-type="float" office:value="29810000">
            <text:p>29810000</text:p>
          </table:table-cell>
          <table:table-cell office:value-type="float" office:value="124">
            <text:p>124</text:p>
          </table:table-cell>
          <table:table-cell table:formula="of:=[.B636]/[.C636]" office:value-type="float" office:value="240403.225806452">
            <text:p>240403.225806452</text:p>
          </table:table-cell>
          <table:table-cell table:number-columns-repeated="1020"/>
        </table:table-row>
        <table:table-row table:style-name="ro1">
          <table:table-cell office:value-type="string">
            <text:p>GSIG</text:p>
          </table:table-cell>
          <table:table-cell office:value-type="float" office:value="384050000">
            <text:p>384050000</text:p>
          </table:table-cell>
          <table:table-cell office:value-type="float" office:value="1593">
            <text:p>1593</text:p>
          </table:table-cell>
          <table:table-cell table:formula="of:=[.B637]/[.C637]" office:value-type="float" office:value="241086.001255493">
            <text:p>241086.001255493</text:p>
          </table:table-cell>
          <table:table-cell table:number-columns-repeated="1020"/>
        </table:table-row>
        <table:table-row table:style-name="ro1">
          <table:table-cell office:value-type="string">
            <text:p>GENC</text:p>
          </table:table-cell>
          <table:table-cell office:value-type="float" office:value="66330000">
            <text:p>66330000</text:p>
          </table:table-cell>
          <table:table-cell office:value-type="float" office:value="275">
            <text:p>275</text:p>
          </table:table-cell>
          <table:table-cell table:formula="of:=[.B638]/[.C638]" office:value-type="float" office:value="241200">
            <text:p>241200</text:p>
          </table:table-cell>
          <table:table-cell table:number-columns-repeated="1020"/>
        </table:table-row>
        <table:table-row table:style-name="ro1">
          <table:table-cell office:value-type="string">
            <text:p>MCD</text:p>
          </table:table-cell>
          <table:table-cell office:value-type="float" office:value="101350000000">
            <text:p>101350000000</text:p>
          </table:table-cell>
          <table:table-cell office:value-type="float" office:value="420000">
            <text:p>420000</text:p>
          </table:table-cell>
          <table:table-cell table:formula="of:=[.B639]/[.C639]" office:value-type="float" office:value="241309.523809524">
            <text:p>241309.523809524</text:p>
          </table:table-cell>
          <table:table-cell table:number-columns-repeated="1020"/>
        </table:table-row>
        <table:table-row table:style-name="ro1">
          <table:table-cell office:value-type="string">
            <text:p>AMSC</text:p>
          </table:table-cell>
          <table:table-cell office:value-type="float" office:value="204830000">
            <text:p>204830000</text:p>
          </table:table-cell>
          <table:table-cell office:value-type="float" office:value="848">
            <text:p>848</text:p>
          </table:table-cell>
          <table:table-cell table:formula="of:=[.B640]/[.C640]" office:value-type="float" office:value="241544.811320755">
            <text:p>241544.811320755</text:p>
          </table:table-cell>
          <table:table-cell table:number-columns-repeated="1020"/>
        </table:table-row>
        <table:table-row table:style-name="ro1">
          <table:table-cell office:value-type="string">
            <text:p>LTRX</text:p>
          </table:table-cell>
          <table:table-cell office:value-type="float" office:value="31220000">
            <text:p>31220000</text:p>
          </table:table-cell>
          <table:table-cell office:value-type="float" office:value="129">
            <text:p>129</text:p>
          </table:table-cell>
          <table:table-cell table:formula="of:=[.B641]/[.C641]" office:value-type="float" office:value="242015.503875969">
            <text:p>242015.503875969</text:p>
          </table:table-cell>
          <table:table-cell table:number-columns-repeated="1020"/>
        </table:table-row>
        <table:table-row table:style-name="ro1">
          <table:table-cell office:value-type="string">
            <text:p>EXFO</text:p>
          </table:table-cell>
          <table:table-cell office:value-type="float" office:value="435990000">
            <text:p>435990000</text:p>
          </table:table-cell>
          <table:table-cell office:value-type="float" office:value="1800">
            <text:p>1800</text:p>
          </table:table-cell>
          <table:table-cell table:formula="of:=[.B642]/[.C642]" office:value-type="float" office:value="242216.666666667">
            <text:p>242216.666666667</text:p>
          </table:table-cell>
          <table:table-cell table:number-columns-repeated="1020"/>
        </table:table-row>
        <table:table-row table:style-name="ro1">
          <table:table-cell office:value-type="string">
            <text:p>PMBC</text:p>
          </table:table-cell>
          <table:table-cell office:value-type="float" office:value="53330000">
            <text:p>53330000</text:p>
          </table:table-cell>
          <table:table-cell office:value-type="float" office:value="220">
            <text:p>220</text:p>
          </table:table-cell>
          <table:table-cell table:formula="of:=[.B643]/[.C643]" office:value-type="float" office:value="242409.090909091">
            <text:p>242409.090909091</text:p>
          </table:table-cell>
          <table:table-cell table:number-columns-repeated="1020"/>
        </table:table-row>
        <table:table-row table:style-name="ro1">
          <table:table-cell office:value-type="string">
            <text:p>GIFI</text:p>
          </table:table-cell>
          <table:table-cell office:value-type="float" office:value="415490000">
            <text:p>415490000</text:p>
          </table:table-cell>
          <table:table-cell office:value-type="float" office:value="1700">
            <text:p>1700</text:p>
          </table:table-cell>
          <table:table-cell table:formula="of:=[.B644]/[.C644]" office:value-type="float" office:value="244405.882352941">
            <text:p>244405.882352941</text:p>
          </table:table-cell>
          <table:table-cell table:number-columns-repeated="1020"/>
        </table:table-row>
        <table:table-row table:style-name="ro1">
          <table:table-cell office:value-type="string">
            <text:p>ECPG</text:p>
          </table:table-cell>
          <table:table-cell office:value-type="float" office:value="539220000">
            <text:p>539220000</text:p>
          </table:table-cell>
          <table:table-cell office:value-type="float" office:value="2200">
            <text:p>2200</text:p>
          </table:table-cell>
          <table:table-cell table:formula="of:=[.B645]/[.C645]" office:value-type="float" office:value="245100">
            <text:p>245100</text:p>
          </table:table-cell>
          <table:table-cell table:number-columns-repeated="1020"/>
        </table:table-row>
        <table:table-row table:style-name="ro1">
          <table:table-cell office:value-type="string">
            <text:p>CHYR</text:p>
          </table:table-cell>
          <table:table-cell office:value-type="float" office:value="28070000">
            <text:p>28070000</text:p>
          </table:table-cell>
          <table:table-cell office:value-type="float" office:value="114">
            <text:p>114</text:p>
          </table:table-cell>
          <table:table-cell table:formula="of:=[.B646]/[.C646]" office:value-type="float" office:value="246228.070175439">
            <text:p>246228.070175439</text:p>
          </table:table-cell>
          <table:table-cell table:number-columns-repeated="1020"/>
        </table:table-row>
        <table:table-row table:style-name="ro1">
          <table:table-cell office:value-type="string">
            <text:p>INTX</text:p>
          </table:table-cell>
          <table:table-cell office:value-type="float" office:value="194200000">
            <text:p>194200000</text:p>
          </table:table-cell>
          <table:table-cell office:value-type="float" office:value="787">
            <text:p>787</text:p>
          </table:table-cell>
          <table:table-cell table:formula="of:=[.B647]/[.C647]" office:value-type="float" office:value="246759.847522236">
            <text:p>246759.847522236</text:p>
          </table:table-cell>
          <table:table-cell table:number-columns-repeated="1020"/>
        </table:table-row>
        <table:table-row table:style-name="ro1">
          <table:table-cell office:value-type="string">
            <text:p>SBUX</text:p>
          </table:table-cell>
          <table:table-cell office:value-type="float" office:value="36830000000">
            <text:p>36830000000</text:p>
          </table:table-cell>
          <table:table-cell office:value-type="float" office:value="149000">
            <text:p>149000</text:p>
          </table:table-cell>
          <table:table-cell table:formula="of:=[.B648]/[.C648]" office:value-type="float" office:value="247181.208053691">
            <text:p>247181.208053691</text:p>
          </table:table-cell>
          <table:table-cell table:number-columns-repeated="1020"/>
        </table:table-row>
        <table:table-row table:style-name="ro1">
          <table:table-cell office:value-type="string">
            <text:p>SHLM</text:p>
          </table:table-cell>
          <table:table-cell office:value-type="float" office:value="743280000">
            <text:p>743280000</text:p>
          </table:table-cell>
          <table:table-cell office:value-type="float" office:value="3000">
            <text:p>3000</text:p>
          </table:table-cell>
          <table:table-cell table:formula="of:=[.B649]/[.C649]" office:value-type="float" office:value="247760">
            <text:p>247760</text:p>
          </table:table-cell>
          <table:table-cell table:number-columns-repeated="1020"/>
        </table:table-row>
        <table:table-row table:style-name="ro1">
          <table:table-cell office:value-type="string">
            <text:p>ASYS</text:p>
          </table:table-cell>
          <table:table-cell office:value-type="float" office:value="84350000">
            <text:p>84350000</text:p>
          </table:table-cell>
          <table:table-cell office:value-type="float" office:value="340">
            <text:p>340</text:p>
          </table:table-cell>
          <table:table-cell table:formula="of:=[.B650]/[.C650]" office:value-type="float" office:value="248088.235294118">
            <text:p>248088.235294118</text:p>
          </table:table-cell>
          <table:table-cell table:number-columns-repeated="1020"/>
        </table:table-row>
        <table:table-row table:style-name="ro1">
          <table:table-cell office:value-type="string">
            <text:p>CRFN</text:p>
          </table:table-cell>
          <table:table-cell office:value-type="float" office:value="38830000">
            <text:p>38830000</text:p>
          </table:table-cell>
          <table:table-cell office:value-type="float" office:value="156">
            <text:p>156</text:p>
          </table:table-cell>
          <table:table-cell table:formula="of:=[.B651]/[.C651]" office:value-type="float" office:value="248910.256410256">
            <text:p>248910.256410256</text:p>
          </table:table-cell>
          <table:table-cell table:number-columns-repeated="1020"/>
        </table:table-row>
        <table:table-row table:style-name="ro1">
          <table:table-cell office:value-type="string">
            <text:p>NEI</text:p>
          </table:table-cell>
          <table:table-cell office:value-type="float" office:value="59150000">
            <text:p>59150000</text:p>
          </table:table-cell>
          <table:table-cell office:value-type="float" office:value="237">
            <text:p>237</text:p>
          </table:table-cell>
          <table:table-cell table:formula="of:=[.B652]/[.C652]" office:value-type="float" office:value="249578.05907173">
            <text:p>249578.05907173</text:p>
          </table:table-cell>
          <table:table-cell table:number-columns-repeated="1020"/>
        </table:table-row>
        <table:table-row table:style-name="ro1">
          <table:table-cell office:value-type="string">
            <text:p>JCS</text:p>
          </table:table-cell>
          <table:table-cell office:value-type="float" office:value="114620000">
            <text:p>114620000</text:p>
          </table:table-cell>
          <table:table-cell office:value-type="float" office:value="458">
            <text:p>458</text:p>
          </table:table-cell>
          <table:table-cell table:formula="of:=[.B653]/[.C653]" office:value-type="float" office:value="250262.008733624">
            <text:p>250262.008733624</text:p>
          </table:table-cell>
          <table:table-cell table:number-columns-repeated="1020"/>
        </table:table-row>
        <table:table-row table:style-name="ro1">
          <table:table-cell office:value-type="string">
            <text:p>ISNS</text:p>
          </table:table-cell>
          <table:table-cell office:value-type="float" office:value="30890000">
            <text:p>30890000</text:p>
          </table:table-cell>
          <table:table-cell office:value-type="float" office:value="123">
            <text:p>123</text:p>
          </table:table-cell>
          <table:table-cell table:formula="of:=[.B654]/[.C654]" office:value-type="float" office:value="251138.211382114">
            <text:p>251138.211382114</text:p>
          </table:table-cell>
          <table:table-cell table:number-columns-repeated="1020"/>
        </table:table-row>
        <table:table-row table:style-name="ro1">
          <table:table-cell office:value-type="string">
            <text:p>PNRA</text:p>
          </table:table-cell>
          <table:table-cell office:value-type="float" office:value="4540000000">
            <text:p>4540000000</text:p>
          </table:table-cell>
          <table:table-cell office:value-type="float" office:value="18000">
            <text:p>18000</text:p>
          </table:table-cell>
          <table:table-cell table:formula="of:=[.B655]/[.C655]" office:value-type="float" office:value="252222.222222222">
            <text:p>252222.222222222</text:p>
          </table:table-cell>
          <table:table-cell table:number-columns-repeated="1020"/>
        </table:table-row>
        <table:table-row table:style-name="ro1">
          <table:table-cell office:value-type="string">
            <text:p>IP</text:p>
          </table:table-cell>
          <table:table-cell office:value-type="float" office:value="15520000000">
            <text:p>15520000000</text:p>
          </table:table-cell>
          <table:table-cell office:value-type="float" office:value="61500">
            <text:p>61500</text:p>
          </table:table-cell>
          <table:table-cell table:formula="of:=[.B656]/[.C656]" office:value-type="float" office:value="252357.723577236">
            <text:p>252357.723577236</text:p>
          </table:table-cell>
          <table:table-cell table:number-columns-repeated="1020"/>
        </table:table-row>
        <table:table-row table:style-name="ro1">
          <table:table-cell office:value-type="string">
            <text:p>TECD</text:p>
          </table:table-cell>
          <table:table-cell office:value-type="float" office:value="2210000000">
            <text:p>2210000000</text:p>
          </table:table-cell>
          <table:table-cell office:value-type="float" office:value="8700">
            <text:p>8700</text:p>
          </table:table-cell>
          <table:table-cell table:formula="of:=[.B657]/[.C657]" office:value-type="float" office:value="254022.988505747">
            <text:p>254022.988505747</text:p>
          </table:table-cell>
          <table:table-cell table:number-columns-repeated="1020"/>
        </table:table-row>
        <table:table-row table:style-name="ro1">
          <table:table-cell office:value-type="string">
            <text:p>CSRE</text:p>
          </table:table-cell>
          <table:table-cell office:value-type="float" office:value="748200000">
            <text:p>748200000</text:p>
          </table:table-cell>
          <table:table-cell office:value-type="float" office:value="2945">
            <text:p>2945</text:p>
          </table:table-cell>
          <table:table-cell table:formula="of:=[.B658]/[.C658]" office:value-type="float" office:value="254057.724957555">
            <text:p>254057.724957555</text:p>
          </table:table-cell>
          <table:table-cell table:number-columns-repeated="1020"/>
        </table:table-row>
        <table:table-row table:style-name="ro1">
          <table:table-cell office:value-type="string">
            <text:p>LABL</text:p>
          </table:table-cell>
          <table:table-cell office:value-type="float" office:value="344420000">
            <text:p>344420000</text:p>
          </table:table-cell>
          <table:table-cell office:value-type="float" office:value="1353">
            <text:p>1353</text:p>
          </table:table-cell>
          <table:table-cell table:formula="of:=[.B659]/[.C659]" office:value-type="float" office:value="254560.236511456">
            <text:p>254560.236511456</text:p>
          </table:table-cell>
          <table:table-cell table:number-columns-repeated="1020"/>
        </table:table-row>
        <table:table-row table:style-name="ro1">
          <table:table-cell office:value-type="string">
            <text:p>FSBI</text:p>
          </table:table-cell>
          <table:table-cell office:value-type="float" office:value="33740000">
            <text:p>33740000</text:p>
          </table:table-cell>
          <table:table-cell office:value-type="float" office:value="132">
            <text:p>132</text:p>
          </table:table-cell>
          <table:table-cell table:formula="of:=[.B660]/[.C660]" office:value-type="float" office:value="255606.060606061">
            <text:p>255606.060606061</text:p>
          </table:table-cell>
          <table:table-cell table:number-columns-repeated="1020"/>
        </table:table-row>
        <table:table-row table:style-name="ro1">
          <table:table-cell office:value-type="string">
            <text:p>PATR</text:p>
          </table:table-cell>
          <table:table-cell office:value-type="float" office:value="205360000">
            <text:p>205360000</text:p>
          </table:table-cell>
          <table:table-cell office:value-type="float" office:value="802">
            <text:p>802</text:p>
          </table:table-cell>
          <table:table-cell table:formula="of:=[.B661]/[.C661]" office:value-type="float" office:value="256059.850374065">
            <text:p>256059.850374065</text:p>
          </table:table-cell>
          <table:table-cell table:number-columns-repeated="1020"/>
        </table:table-row>
        <table:table-row table:style-name="ro1">
          <table:table-cell office:value-type="string">
            <text:p>IRIX</text:p>
          </table:table-cell>
          <table:table-cell office:value-type="float" office:value="37150000">
            <text:p>37150000</text:p>
          </table:table-cell>
          <table:table-cell office:value-type="float" office:value="145">
            <text:p>145</text:p>
          </table:table-cell>
          <table:table-cell table:formula="of:=[.B662]/[.C662]" office:value-type="float" office:value="256206.896551724">
            <text:p>256206.896551724</text:p>
          </table:table-cell>
          <table:table-cell table:number-columns-repeated="1020"/>
        </table:table-row>
        <table:table-row table:style-name="ro1">
          <table:table-cell office:value-type="string">
            <text:p>CREG</text:p>
          </table:table-cell>
          <table:table-cell office:value-type="float" office:value="54850000">
            <text:p>54850000</text:p>
          </table:table-cell>
          <table:table-cell office:value-type="float" office:value="214">
            <text:p>214</text:p>
          </table:table-cell>
          <table:table-cell table:formula="of:=[.B663]/[.C663]" office:value-type="float" office:value="256308.411214953">
            <text:p>256308.411214953</text:p>
          </table:table-cell>
          <table:table-cell table:number-columns-repeated="1020"/>
        </table:table-row>
        <table:table-row table:style-name="ro1">
          <table:table-cell office:value-type="string">
            <text:p>IILG</text:p>
          </table:table-cell>
          <table:table-cell office:value-type="float" office:value="743850000">
            <text:p>743850000</text:p>
          </table:table-cell>
          <table:table-cell office:value-type="float" office:value="2900">
            <text:p>2900</text:p>
          </table:table-cell>
          <table:table-cell table:formula="of:=[.B664]/[.C664]" office:value-type="float" office:value="256500">
            <text:p>256500</text:p>
          </table:table-cell>
          <table:table-cell table:number-columns-repeated="1020"/>
        </table:table-row>
        <table:table-row table:style-name="ro1">
          <table:table-cell office:value-type="string">
            <text:p>BRLI</text:p>
          </table:table-cell>
          <table:table-cell office:value-type="float" office:value="626060000">
            <text:p>626060000</text:p>
          </table:table-cell>
          <table:table-cell office:value-type="float" office:value="2438">
            <text:p>2438</text:p>
          </table:table-cell>
          <table:table-cell table:formula="of:=[.B665]/[.C665]" office:value-type="float" office:value="256792.452830189">
            <text:p>256792.452830189</text:p>
          </table:table-cell>
          <table:table-cell table:number-columns-repeated="1020"/>
        </table:table-row>
        <table:table-row table:style-name="ro1">
          <table:table-cell office:value-type="string">
            <text:p>RNIN</text:p>
          </table:table-cell>
          <table:table-cell office:value-type="float" office:value="16980000">
            <text:p>16980000</text:p>
          </table:table-cell>
          <table:table-cell office:value-type="float" office:value="66">
            <text:p>66</text:p>
          </table:table-cell>
          <table:table-cell table:formula="of:=[.B666]/[.C666]" office:value-type="float" office:value="257272.727272727">
            <text:p>257272.727272727</text:p>
          </table:table-cell>
          <table:table-cell table:number-columns-repeated="1020"/>
        </table:table-row>
        <table:table-row table:style-name="ro1">
          <table:table-cell office:value-type="string">
            <text:p>CRWS</text:p>
          </table:table-cell>
          <table:table-cell office:value-type="float" office:value="40560000">
            <text:p>40560000</text:p>
          </table:table-cell>
          <table:table-cell office:value-type="float" office:value="157">
            <text:p>157</text:p>
          </table:table-cell>
          <table:table-cell table:formula="of:=[.B667]/[.C667]" office:value-type="float" office:value="258343.949044586">
            <text:p>258343.949044586</text:p>
          </table:table-cell>
          <table:table-cell table:number-columns-repeated="1020"/>
        </table:table-row>
        <table:table-row table:style-name="ro1">
          <table:table-cell office:value-type="string">
            <text:p>FALC</text:p>
          </table:table-cell>
          <table:table-cell office:value-type="float" office:value="126580000">
            <text:p>126580000</text:p>
          </table:table-cell>
          <table:table-cell office:value-type="float" office:value="488">
            <text:p>488</text:p>
          </table:table-cell>
          <table:table-cell table:formula="of:=[.B668]/[.C668]" office:value-type="float" office:value="259385.245901639">
            <text:p>259385.245901639</text:p>
          </table:table-cell>
          <table:table-cell table:number-columns-repeated="1020"/>
        </table:table-row>
        <table:table-row table:style-name="ro1">
          <table:table-cell office:value-type="string">
            <text:p>HFFC</text:p>
          </table:table-cell>
          <table:table-cell office:value-type="float" office:value="80410000">
            <text:p>80410000</text:p>
          </table:table-cell>
          <table:table-cell office:value-type="float" office:value="310">
            <text:p>310</text:p>
          </table:table-cell>
          <table:table-cell table:formula="of:=[.B669]/[.C669]" office:value-type="float" office:value="259387.096774194">
            <text:p>259387.096774194</text:p>
          </table:table-cell>
          <table:table-cell table:number-columns-repeated="1020"/>
        </table:table-row>
        <table:table-row table:style-name="ro1">
          <table:table-cell office:value-type="string">
            <text:p>VLGEA</text:p>
          </table:table-cell>
          <table:table-cell office:value-type="float" office:value="384680000">
            <text:p>384680000</text:p>
          </table:table-cell>
          <table:table-cell office:value-type="float" office:value="1482">
            <text:p>1482</text:p>
          </table:table-cell>
          <table:table-cell table:formula="of:=[.B670]/[.C670]" office:value-type="float" office:value="259568.151147098">
            <text:p>259568.151147098</text:p>
          </table:table-cell>
          <table:table-cell table:number-columns-repeated="1020"/>
        </table:table-row>
        <table:table-row table:style-name="ro1">
          <table:table-cell office:value-type="string">
            <text:p>CCL</text:p>
          </table:table-cell>
          <table:table-cell office:value-type="float" office:value="23750000000">
            <text:p>23750000000</text:p>
          </table:table-cell>
          <table:table-cell office:value-type="float" office:value="91300">
            <text:p>91300</text:p>
          </table:table-cell>
          <table:table-cell table:formula="of:=[.B671]/[.C671]" office:value-type="float" office:value="260131.43483023">
            <text:p>260131.43483023</text:p>
          </table:table-cell>
          <table:table-cell table:number-columns-repeated="1020"/>
        </table:table-row>
        <table:table-row table:style-name="ro1">
          <table:table-cell office:value-type="string">
            <text:p>HILL</text:p>
          </table:table-cell>
          <table:table-cell office:value-type="float" office:value="76250000">
            <text:p>76250000</text:p>
          </table:table-cell>
          <table:table-cell office:value-type="float" office:value="293">
            <text:p>293</text:p>
          </table:table-cell>
          <table:table-cell table:formula="of:=[.B672]/[.C672]" office:value-type="float" office:value="260238.907849829">
            <text:p>260238.907849829</text:p>
          </table:table-cell>
          <table:table-cell table:number-columns-repeated="1020"/>
        </table:table-row>
        <table:table-row table:style-name="ro1">
          <table:table-cell office:value-type="string">
            <text:p>AMCN</text:p>
          </table:table-cell>
          <table:table-cell office:value-type="float" office:value="192180000">
            <text:p>192180000</text:p>
          </table:table-cell>
          <table:table-cell office:value-type="float" office:value="737">
            <text:p>737</text:p>
          </table:table-cell>
          <table:table-cell table:formula="of:=[.B673]/[.C673]" office:value-type="float" office:value="260759.837177748">
            <text:p>260759.837177748</text:p>
          </table:table-cell>
          <table:table-cell table:number-columns-repeated="1020"/>
        </table:table-row>
        <table:table-row table:style-name="ro1">
          <table:table-cell office:value-type="string">
            <text:p>UHAL</text:p>
          </table:table-cell>
          <table:table-cell office:value-type="float" office:value="1950000000">
            <text:p>1950000000</text:p>
          </table:table-cell>
          <table:table-cell office:value-type="float" office:value="7470">
            <text:p>7470</text:p>
          </table:table-cell>
          <table:table-cell table:formula="of:=[.B674]/[.C674]" office:value-type="float" office:value="261044.176706827">
            <text:p>261044.176706827</text:p>
          </table:table-cell>
          <table:table-cell table:number-columns-repeated="1020"/>
        </table:table-row>
        <table:table-row table:style-name="ro1">
          <table:table-cell office:value-type="string">
            <text:p>NYNY</text:p>
          </table:table-cell>
          <table:table-cell office:value-type="float" office:value="81530000">
            <text:p>81530000</text:p>
          </table:table-cell>
          <table:table-cell office:value-type="float" office:value="310">
            <text:p>310</text:p>
          </table:table-cell>
          <table:table-cell table:formula="of:=[.B675]/[.C675]" office:value-type="float" office:value="263000">
            <text:p>263000</text:p>
          </table:table-cell>
          <table:table-cell table:number-columns-repeated="1020"/>
        </table:table-row>
        <table:table-row table:style-name="ro1">
          <table:table-cell office:value-type="string">
            <text:p>PROV</text:p>
          </table:table-cell>
          <table:table-cell office:value-type="float" office:value="115100000">
            <text:p>115100000</text:p>
          </table:table-cell>
          <table:table-cell office:value-type="float" office:value="436">
            <text:p>436</text:p>
          </table:table-cell>
          <table:table-cell table:formula="of:=[.B676]/[.C676]" office:value-type="float" office:value="263990.825688073">
            <text:p>263990.825688073</text:p>
          </table:table-cell>
          <table:table-cell table:number-columns-repeated="1020"/>
        </table:table-row>
        <table:table-row table:style-name="ro1">
          <table:table-cell office:value-type="string">
            <text:p>CVGW</text:p>
          </table:table-cell>
          <table:table-cell office:value-type="float" office:value="398790000">
            <text:p>398790000</text:p>
          </table:table-cell>
          <table:table-cell office:value-type="float" office:value="1509">
            <text:p>1509</text:p>
          </table:table-cell>
          <table:table-cell table:formula="of:=[.B677]/[.C677]" office:value-type="float" office:value="264274.35387674">
            <text:p>264274.35387674</text:p>
          </table:table-cell>
          <table:table-cell table:number-columns-repeated="1020"/>
        </table:table-row>
        <table:table-row table:style-name="ro1">
          <table:table-cell office:value-type="string">
            <text:p>TNAV</text:p>
          </table:table-cell>
          <table:table-cell office:value-type="float" office:value="275540000">
            <text:p>275540000</text:p>
          </table:table-cell>
          <table:table-cell office:value-type="float" office:value="1041">
            <text:p>1041</text:p>
          </table:table-cell>
          <table:table-cell table:formula="of:=[.B678]/[.C678]" office:value-type="float" office:value="264687.800192123">
            <text:p>264687.800192123</text:p>
          </table:table-cell>
          <table:table-cell table:number-columns-repeated="1020"/>
        </table:table-row>
        <table:table-row table:style-name="ro1">
          <table:table-cell office:value-type="string">
            <text:p>RRST</text:p>
          </table:table-cell>
          <table:table-cell office:value-type="float" office:value="72850000">
            <text:p>72850000</text:p>
          </table:table-cell>
          <table:table-cell office:value-type="float" office:value="274">
            <text:p>274</text:p>
          </table:table-cell>
          <table:table-cell table:formula="of:=[.B679]/[.C679]" office:value-type="float" office:value="265875.912408759">
            <text:p>265875.912408759</text:p>
          </table:table-cell>
          <table:table-cell table:number-columns-repeated="1020"/>
        </table:table-row>
        <table:table-row table:style-name="ro1">
          <table:table-cell office:value-type="string">
            <text:p>PNRG</text:p>
          </table:table-cell>
          <table:table-cell office:value-type="float" office:value="61290000">
            <text:p>61290000</text:p>
          </table:table-cell>
          <table:table-cell office:value-type="float" office:value="229">
            <text:p>229</text:p>
          </table:table-cell>
          <table:table-cell table:formula="of:=[.B680]/[.C680]" office:value-type="float" office:value="267641.92139738">
            <text:p>267641.92139738</text:p>
          </table:table-cell>
          <table:table-cell table:number-columns-repeated="1020"/>
        </table:table-row>
        <table:table-row table:style-name="ro1">
          <table:table-cell office:value-type="string">
            <text:p>PLCE</text:p>
          </table:table-cell>
          <table:table-cell office:value-type="float" office:value="1290000000">
            <text:p>1290000000</text:p>
          </table:table-cell>
          <table:table-cell office:value-type="float" office:value="4800">
            <text:p>4800</text:p>
          </table:table-cell>
          <table:table-cell table:formula="of:=[.B681]/[.C681]" office:value-type="float" office:value="268750">
            <text:p>268750</text:p>
          </table:table-cell>
          <table:table-cell table:number-columns-repeated="1020"/>
        </table:table-row>
        <table:table-row table:style-name="ro1">
          <table:table-cell office:value-type="string">
            <text:p>TISA</text:p>
          </table:table-cell>
          <table:table-cell office:value-type="float" office:value="34190000">
            <text:p>34190000</text:p>
          </table:table-cell>
          <table:table-cell office:value-type="float" office:value="127">
            <text:p>127</text:p>
          </table:table-cell>
          <table:table-cell table:formula="of:=[.B682]/[.C682]" office:value-type="float" office:value="269212.598425197">
            <text:p>269212.598425197</text:p>
          </table:table-cell>
          <table:table-cell table:number-columns-repeated="1020"/>
        </table:table-row>
        <table:table-row table:style-name="ro1">
          <table:table-cell office:value-type="string">
            <text:p>CMSB</text:p>
          </table:table-cell>
          <table:table-cell office:value-type="float" office:value="12670000">
            <text:p>12670000</text:p>
          </table:table-cell>
          <table:table-cell office:value-type="float" office:value="47">
            <text:p>47</text:p>
          </table:table-cell>
          <table:table-cell table:formula="of:=[.B683]/[.C683]" office:value-type="float" office:value="269574.468085106">
            <text:p>269574.468085106</text:p>
          </table:table-cell>
          <table:table-cell table:number-columns-repeated="1020"/>
        </table:table-row>
        <table:table-row table:style-name="ro1">
          <table:table-cell office:value-type="string">
            <text:p>INTT</text:p>
          </table:table-cell>
          <table:table-cell office:value-type="float" office:value="34660000">
            <text:p>34660000</text:p>
          </table:table-cell>
          <table:table-cell office:value-type="float" office:value="128">
            <text:p>128</text:p>
          </table:table-cell>
          <table:table-cell table:formula="of:=[.B684]/[.C684]" office:value-type="float" office:value="270781.25">
            <text:p>270781.25</text:p>
          </table:table-cell>
          <table:table-cell table:number-columns-repeated="1020"/>
        </table:table-row>
        <table:table-row table:style-name="ro1">
          <table:table-cell office:value-type="string">
            <text:p>GNCMA</text:p>
          </table:table-cell>
          <table:table-cell office:value-type="float" office:value="448480000">
            <text:p>448480000</text:p>
          </table:table-cell>
          <table:table-cell office:value-type="float" office:value="1655">
            <text:p>1655</text:p>
          </table:table-cell>
          <table:table-cell table:formula="of:=[.B685]/[.C685]" office:value-type="float" office:value="270984.894259819">
            <text:p>270984.894259819</text:p>
          </table:table-cell>
          <table:table-cell table:number-columns-repeated="1020"/>
        </table:table-row>
        <table:table-row table:style-name="ro1">
          <table:table-cell office:value-type="string">
            <text:p>ISIG</text:p>
          </table:table-cell>
          <table:table-cell office:value-type="float" office:value="30900000">
            <text:p>30900000</text:p>
          </table:table-cell>
          <table:table-cell office:value-type="float" office:value="114">
            <text:p>114</text:p>
          </table:table-cell>
          <table:table-cell table:formula="of:=[.B686]/[.C686]" office:value-type="float" office:value="271052.631578947">
            <text:p>271052.631578947</text:p>
          </table:table-cell>
          <table:table-cell table:number-columns-repeated="1020"/>
        </table:table-row>
        <table:table-row table:style-name="ro1">
          <table:table-cell office:value-type="string">
            <text:p>HOOK</text:p>
          </table:table-cell>
          <table:table-cell office:value-type="float" office:value="114760000">
            <text:p>114760000</text:p>
          </table:table-cell>
          <table:table-cell office:value-type="float" office:value="423">
            <text:p>423</text:p>
          </table:table-cell>
          <table:table-cell table:formula="of:=[.B687]/[.C687]" office:value-type="float" office:value="271300.236406619">
            <text:p>271300.236406619</text:p>
          </table:table-cell>
          <table:table-cell table:number-columns-repeated="1020"/>
        </table:table-row>
        <table:table-row table:style-name="ro1">
          <table:table-cell office:value-type="string">
            <text:p>GD</text:p>
          </table:table-cell>
          <table:table-cell office:value-type="float" office:value="25920000000">
            <text:p>25920000000</text:p>
          </table:table-cell>
          <table:table-cell office:value-type="float" office:value="95100">
            <text:p>95100</text:p>
          </table:table-cell>
          <table:table-cell table:formula="of:=[.B688]/[.C688]" office:value-type="float" office:value="272555.205047319">
            <text:p>272555.205047319</text:p>
          </table:table-cell>
          <table:table-cell table:number-columns-repeated="1020"/>
        </table:table-row>
        <table:table-row table:style-name="ro1">
          <table:table-cell office:value-type="string">
            <text:p>LOPE</text:p>
          </table:table-cell>
          <table:table-cell office:value-type="float" office:value="749110000">
            <text:p>749110000</text:p>
          </table:table-cell>
          <table:table-cell office:value-type="float" office:value="2739">
            <text:p>2739</text:p>
          </table:table-cell>
          <table:table-cell table:formula="of:=[.B689]/[.C689]" office:value-type="float" office:value="273497.626871121">
            <text:p>273497.626871121</text:p>
          </table:table-cell>
          <table:table-cell table:number-columns-repeated="1020"/>
        </table:table-row>
        <table:table-row table:style-name="ro1">
          <table:table-cell office:value-type="string">
            <text:p>FIS</text:p>
          </table:table-cell>
          <table:table-cell office:value-type="float" office:value="9030000000">
            <text:p>9030000000</text:p>
          </table:table-cell>
          <table:table-cell office:value-type="float" office:value="33000">
            <text:p>33000</text:p>
          </table:table-cell>
          <table:table-cell table:formula="of:=[.B690]/[.C690]" office:value-type="float" office:value="273636.363636364">
            <text:p>273636.363636364</text:p>
          </table:table-cell>
          <table:table-cell table:number-columns-repeated="1020"/>
        </table:table-row>
        <table:table-row table:style-name="ro1">
          <table:table-cell office:value-type="string">
            <text:p>VTSS</text:p>
          </table:table-cell>
          <table:table-cell office:value-type="float" office:value="99240000">
            <text:p>99240000</text:p>
          </table:table-cell>
          <table:table-cell office:value-type="float" office:value="362">
            <text:p>362</text:p>
          </table:table-cell>
          <table:table-cell table:formula="of:=[.B691]/[.C691]" office:value-type="float" office:value="274143.64640884">
            <text:p>274143.64640884</text:p>
          </table:table-cell>
          <table:table-cell table:number-columns-repeated="1020"/>
        </table:table-row>
        <table:table-row table:style-name="ro1">
          <table:table-cell office:value-type="string">
            <text:p>TRNS</text:p>
          </table:table-cell>
          <table:table-cell office:value-type="float" office:value="85810000">
            <text:p>85810000</text:p>
          </table:table-cell>
          <table:table-cell office:value-type="float" office:value="313">
            <text:p>313</text:p>
          </table:table-cell>
          <table:table-cell table:formula="of:=[.B692]/[.C692]" office:value-type="float" office:value="274153.354632588">
            <text:p>274153.354632588</text:p>
          </table:table-cell>
          <table:table-cell table:number-columns-repeated="1020"/>
        </table:table-row>
        <table:table-row table:style-name="ro1">
          <table:table-cell office:value-type="string">
            <text:p>SDIX</text:p>
          </table:table-cell>
          <table:table-cell office:value-type="float" office:value="41190000">
            <text:p>41190000</text:p>
          </table:table-cell>
          <table:table-cell office:value-type="float" office:value="150">
            <text:p>150</text:p>
          </table:table-cell>
          <table:table-cell table:formula="of:=[.B693]/[.C693]" office:value-type="float" office:value="274600">
            <text:p>274600</text:p>
          </table:table-cell>
          <table:table-cell table:number-columns-repeated="1020"/>
        </table:table-row>
        <table:table-row table:style-name="ro1">
          <table:table-cell office:value-type="string">
            <text:p>LIME</text:p>
          </table:table-cell>
          <table:table-cell office:value-type="float" office:value="74150000">
            <text:p>74150000</text:p>
          </table:table-cell>
          <table:table-cell office:value-type="float" office:value="270">
            <text:p>270</text:p>
          </table:table-cell>
          <table:table-cell table:formula="of:=[.B694]/[.C694]" office:value-type="float" office:value="274629.62962963">
            <text:p>274629.62962963</text:p>
          </table:table-cell>
          <table:table-cell table:number-columns-repeated="1020"/>
        </table:table-row>
        <table:table-row table:style-name="ro1">
          <table:table-cell office:value-type="string">
            <text:p>NASB</text:p>
          </table:table-cell>
          <table:table-cell office:value-type="float" office:value="109740000">
            <text:p>109740000</text:p>
          </table:table-cell>
          <table:table-cell office:value-type="float" office:value="398">
            <text:p>398</text:p>
          </table:table-cell>
          <table:table-cell table:formula="of:=[.B695]/[.C695]" office:value-type="float" office:value="275728.64321608">
            <text:p>275728.64321608</text:p>
          </table:table-cell>
          <table:table-cell table:number-columns-repeated="1020"/>
        </table:table-row>
        <table:table-row table:style-name="ro1">
          <table:table-cell office:value-type="string">
            <text:p>UNTY</text:p>
          </table:table-cell>
          <table:table-cell office:value-type="float" office:value="47220000">
            <text:p>47220000</text:p>
          </table:table-cell>
          <table:table-cell office:value-type="float" office:value="171">
            <text:p>171</text:p>
          </table:table-cell>
          <table:table-cell table:formula="of:=[.B696]/[.C696]" office:value-type="float" office:value="276140.350877193">
            <text:p>276140.350877193</text:p>
          </table:table-cell>
          <table:table-cell table:number-columns-repeated="1020"/>
        </table:table-row>
        <table:table-row table:style-name="ro1">
          <table:table-cell office:value-type="string">
            <text:p>CHOP</text:p>
          </table:table-cell>
          <table:table-cell office:value-type="float" office:value="232050000">
            <text:p>232050000</text:p>
          </table:table-cell>
          <table:table-cell office:value-type="float" office:value="840">
            <text:p>840</text:p>
          </table:table-cell>
          <table:table-cell table:formula="of:=[.B697]/[.C697]" office:value-type="float" office:value="276250">
            <text:p>276250</text:p>
          </table:table-cell>
          <table:table-cell table:number-columns-repeated="1020"/>
        </table:table-row>
        <table:table-row table:style-name="ro1">
          <table:table-cell office:value-type="string">
            <text:p>FSFG</text:p>
          </table:table-cell>
          <table:table-cell office:value-type="float" office:value="38430000">
            <text:p>38430000</text:p>
          </table:table-cell>
          <table:table-cell office:value-type="float" office:value="139">
            <text:p>139</text:p>
          </table:table-cell>
          <table:table-cell table:formula="of:=[.B698]/[.C698]" office:value-type="float" office:value="276474.820143885">
            <text:p>276474.820143885</text:p>
          </table:table-cell>
          <table:table-cell table:number-columns-repeated="1020"/>
        </table:table-row>
        <table:table-row table:style-name="ro1">
          <table:table-cell office:value-type="string">
            <text:p>EMR</text:p>
          </table:table-cell>
          <table:table-cell office:value-type="float" office:value="36890000000">
            <text:p>36890000000</text:p>
          </table:table-cell>
          <table:table-cell office:value-type="float" office:value="133200">
            <text:p>133200</text:p>
          </table:table-cell>
          <table:table-cell table:formula="of:=[.B699]/[.C699]" office:value-type="float" office:value="276951.951951952">
            <text:p>276951.951951952</text:p>
          </table:table-cell>
          <table:table-cell table:number-columns-repeated="1020"/>
        </table:table-row>
        <table:table-row table:style-name="ro1">
          <table:table-cell office:value-type="string">
            <text:p>POWR</text:p>
          </table:table-cell>
          <table:table-cell office:value-type="float" office:value="108290000">
            <text:p>108290000</text:p>
          </table:table-cell>
          <table:table-cell office:value-type="float" office:value="390">
            <text:p>390</text:p>
          </table:table-cell>
          <table:table-cell table:formula="of:=[.B700]/[.C700]" office:value-type="float" office:value="277666.666666667">
            <text:p>277666.666666667</text:p>
          </table:table-cell>
          <table:table-cell table:number-columns-repeated="1020"/>
        </table:table-row>
        <table:table-row table:style-name="ro1">
          <table:table-cell office:value-type="string">
            <text:p>FACE</text:p>
          </table:table-cell>
          <table:table-cell office:value-type="float" office:value="40820000">
            <text:p>40820000</text:p>
          </table:table-cell>
          <table:table-cell office:value-type="float" office:value="147">
            <text:p>147</text:p>
          </table:table-cell>
          <table:table-cell table:formula="of:=[.B701]/[.C701]" office:value-type="float" office:value="277687.074829932">
            <text:p>277687.074829932</text:p>
          </table:table-cell>
          <table:table-cell table:number-columns-repeated="1020"/>
        </table:table-row>
        <table:table-row table:style-name="ro1">
          <table:table-cell office:value-type="string">
            <text:p>ESIC</text:p>
          </table:table-cell>
          <table:table-cell office:value-type="float" office:value="150240000">
            <text:p>150240000</text:p>
          </table:table-cell>
          <table:table-cell office:value-type="float" office:value="541">
            <text:p>541</text:p>
          </table:table-cell>
          <table:table-cell table:formula="of:=[.B702]/[.C702]" office:value-type="float" office:value="277707.948243993">
            <text:p>277707.948243993</text:p>
          </table:table-cell>
          <table:table-cell table:number-columns-repeated="1020"/>
        </table:table-row>
        <table:table-row table:style-name="ro1">
          <table:table-cell office:value-type="string">
            <text:p>OVBC</text:p>
          </table:table-cell>
          <table:table-cell office:value-type="float" office:value="78140000">
            <text:p>78140000</text:p>
          </table:table-cell>
          <table:table-cell office:value-type="float" office:value="280">
            <text:p>280</text:p>
          </table:table-cell>
          <table:table-cell table:formula="of:=[.B703]/[.C703]" office:value-type="float" office:value="279071.428571429">
            <text:p>279071.428571429</text:p>
          </table:table-cell>
          <table:table-cell table:number-columns-repeated="1020"/>
        </table:table-row>
        <table:table-row table:style-name="ro1">
          <table:table-cell office:value-type="string">
            <text:p>EDUC</text:p>
          </table:table-cell>
          <table:table-cell office:value-type="float" office:value="19540000">
            <text:p>19540000</text:p>
          </table:table-cell>
          <table:table-cell office:value-type="float" office:value="70">
            <text:p>70</text:p>
          </table:table-cell>
          <table:table-cell table:formula="of:=[.B704]/[.C704]" office:value-type="float" office:value="279142.857142857">
            <text:p>279142.857142857</text:p>
          </table:table-cell>
          <table:table-cell table:number-columns-repeated="1020"/>
        </table:table-row>
        <table:table-row table:style-name="ro1">
          <table:table-cell office:value-type="string">
            <text:p>MNRO</text:p>
          </table:table-cell>
          <table:table-cell office:value-type="float" office:value="1400000000">
            <text:p>1400000000</text:p>
          </table:table-cell>
          <table:table-cell office:value-type="float" office:value="5005">
            <text:p>5005</text:p>
          </table:table-cell>
          <table:table-cell table:formula="of:=[.B705]/[.C705]" office:value-type="float" office:value="279720.27972028">
            <text:p>279720.27972028</text:p>
          </table:table-cell>
          <table:table-cell table:number-columns-repeated="1020"/>
        </table:table-row>
        <table:table-row table:style-name="ro1">
          <table:table-cell office:value-type="string">
            <text:p>PETM</text:p>
          </table:table-cell>
          <table:table-cell office:value-type="float" office:value="6190000000">
            <text:p>6190000000</text:p>
          </table:table-cell>
          <table:table-cell office:value-type="float" office:value="22000">
            <text:p>22000</text:p>
          </table:table-cell>
          <table:table-cell table:formula="of:=[.B706]/[.C706]" office:value-type="float" office:value="281363.636363636">
            <text:p>281363.636363636</text:p>
          </table:table-cell>
          <table:table-cell table:number-columns-repeated="1020"/>
        </table:table-row>
        <table:table-row table:style-name="ro1">
          <table:table-cell office:value-type="string">
            <text:p>ATAI</text:p>
          </table:table-cell>
          <table:table-cell office:value-type="float" office:value="137560000">
            <text:p>137560000</text:p>
          </table:table-cell>
          <table:table-cell office:value-type="float" office:value="488">
            <text:p>488</text:p>
          </table:table-cell>
          <table:table-cell table:formula="of:=[.B707]/[.C707]" office:value-type="float" office:value="281885.245901639">
            <text:p>281885.245901639</text:p>
          </table:table-cell>
          <table:table-cell table:number-columns-repeated="1020"/>
        </table:table-row>
        <table:table-row table:style-name="ro1">
          <table:table-cell office:value-type="string">
            <text:p>EZPW</text:p>
          </table:table-cell>
          <table:table-cell office:value-type="float" office:value="1580000000">
            <text:p>1580000000</text:p>
          </table:table-cell>
          <table:table-cell office:value-type="float" office:value="5600">
            <text:p>5600</text:p>
          </table:table-cell>
          <table:table-cell table:formula="of:=[.B708]/[.C708]" office:value-type="float" office:value="282142.857142857">
            <text:p>282142.857142857</text:p>
          </table:table-cell>
          <table:table-cell table:number-columns-repeated="1020"/>
        </table:table-row>
        <table:table-row table:style-name="ro1">
          <table:table-cell office:value-type="string">
            <text:p>NCTY</text:p>
          </table:table-cell>
          <table:table-cell office:value-type="float" office:value="208650000">
            <text:p>208650000</text:p>
          </table:table-cell>
          <table:table-cell office:value-type="float" office:value="738">
            <text:p>738</text:p>
          </table:table-cell>
          <table:table-cell table:formula="of:=[.B709]/[.C709]" office:value-type="float" office:value="282723.577235772">
            <text:p>282723.577235772</text:p>
          </table:table-cell>
          <table:table-cell table:number-columns-repeated="1020"/>
        </table:table-row>
        <table:table-row table:style-name="ro1">
          <table:table-cell office:value-type="string">
            <text:p>NANX</text:p>
          </table:table-cell>
          <table:table-cell office:value-type="float" office:value="13910000">
            <text:p>13910000</text:p>
          </table:table-cell>
          <table:table-cell office:value-type="float" office:value="49">
            <text:p>49</text:p>
          </table:table-cell>
          <table:table-cell table:formula="of:=[.B710]/[.C710]" office:value-type="float" office:value="283877.551020408">
            <text:p>283877.551020408</text:p>
          </table:table-cell>
          <table:table-cell table:number-columns-repeated="1020"/>
        </table:table-row>
        <table:table-row table:style-name="ro1">
          <table:table-cell office:value-type="string">
            <text:p>OVRL</text:p>
          </table:table-cell>
          <table:table-cell office:value-type="float" office:value="55800000">
            <text:p>55800000</text:p>
          </table:table-cell>
          <table:table-cell office:value-type="float" office:value="195">
            <text:p>195</text:p>
          </table:table-cell>
          <table:table-cell table:formula="of:=[.B711]/[.C711]" office:value-type="float" office:value="286153.846153846">
            <text:p>286153.846153846</text:p>
          </table:table-cell>
          <table:table-cell table:number-columns-repeated="1020"/>
        </table:table-row>
        <table:table-row table:style-name="ro1">
          <table:table-cell office:value-type="string">
            <text:p>VOXX</text:p>
          </table:table-cell>
          <table:table-cell office:value-type="float" office:value="292120000">
            <text:p>292120000</text:p>
          </table:table-cell>
          <table:table-cell office:value-type="float" office:value="1020">
            <text:p>1020</text:p>
          </table:table-cell>
          <table:table-cell table:formula="of:=[.B712]/[.C712]" office:value-type="float" office:value="286392.156862745">
            <text:p>286392.156862745</text:p>
          </table:table-cell>
          <table:table-cell table:number-columns-repeated="1020"/>
        </table:table-row>
        <table:table-row table:style-name="ro1">
          <table:table-cell office:value-type="string">
            <text:p>SSFN</text:p>
          </table:table-cell>
          <table:table-cell office:value-type="float" office:value="32170000">
            <text:p>32170000</text:p>
          </table:table-cell>
          <table:table-cell office:value-type="float" office:value="112">
            <text:p>112</text:p>
          </table:table-cell>
          <table:table-cell table:formula="of:=[.B713]/[.C713]" office:value-type="float" office:value="287232.142857143">
            <text:p>287232.142857143</text:p>
          </table:table-cell>
          <table:table-cell table:number-columns-repeated="1020"/>
        </table:table-row>
        <table:table-row table:style-name="ro1">
          <table:table-cell office:value-type="string">
            <text:p>NAII</text:p>
          </table:table-cell>
          <table:table-cell office:value-type="float" office:value="43970000">
            <text:p>43970000</text:p>
          </table:table-cell>
          <table:table-cell office:value-type="float" office:value="153">
            <text:p>153</text:p>
          </table:table-cell>
          <table:table-cell table:formula="of:=[.B714]/[.C714]" office:value-type="float" office:value="287385.620915033">
            <text:p>287385.620915033</text:p>
          </table:table-cell>
          <table:table-cell table:number-columns-repeated="1020"/>
        </table:table-row>
        <table:table-row table:style-name="ro1">
          <table:table-cell office:value-type="string">
            <text:p>PVFC</text:p>
          </table:table-cell>
          <table:table-cell office:value-type="float" office:value="45830000">
            <text:p>45830000</text:p>
          </table:table-cell>
          <table:table-cell office:value-type="float" office:value="159">
            <text:p>159</text:p>
          </table:table-cell>
          <table:table-cell table:formula="of:=[.B715]/[.C715]" office:value-type="float" office:value="288238.993710692">
            <text:p>288238.993710692</text:p>
          </table:table-cell>
          <table:table-cell table:number-columns-repeated="1020"/>
        </table:table-row>
        <table:table-row table:style-name="ro1">
          <table:table-cell office:value-type="string">
            <text:p>CERE</text:p>
          </table:table-cell>
          <table:table-cell office:value-type="float" office:value="28260000">
            <text:p>28260000</text:p>
          </table:table-cell>
          <table:table-cell office:value-type="float" office:value="98">
            <text:p>98</text:p>
          </table:table-cell>
          <table:table-cell table:formula="of:=[.B716]/[.C716]" office:value-type="float" office:value="288367.346938775">
            <text:p>288367.346938775</text:p>
          </table:table-cell>
          <table:table-cell table:number-columns-repeated="1020"/>
        </table:table-row>
        <table:table-row table:style-name="ro1">
          <table:table-cell office:value-type="string">
            <text:p>CERP</text:p>
          </table:table-cell>
          <table:table-cell office:value-type="float" office:value="15320000">
            <text:p>15320000</text:p>
          </table:table-cell>
          <table:table-cell office:value-type="float" office:value="53">
            <text:p>53</text:p>
          </table:table-cell>
          <table:table-cell table:formula="of:=[.B717]/[.C717]" office:value-type="float" office:value="289056.603773585">
            <text:p>289056.603773585</text:p>
          </table:table-cell>
          <table:table-cell table:number-columns-repeated="1020"/>
        </table:table-row>
        <table:table-row table:style-name="ro1">
          <table:table-cell office:value-type="string">
            <text:p>PRFT</text:p>
          </table:table-cell>
          <table:table-cell office:value-type="float" office:value="364180000">
            <text:p>364180000</text:p>
          </table:table-cell>
          <table:table-cell office:value-type="float" office:value="1258">
            <text:p>1258</text:p>
          </table:table-cell>
          <table:table-cell table:formula="of:=[.B718]/[.C718]" office:value-type="float" office:value="289491.255961844">
            <text:p>289491.255961844</text:p>
          </table:table-cell>
          <table:table-cell table:number-columns-repeated="1020"/>
        </table:table-row>
        <table:table-row table:style-name="ro1">
          <table:table-cell office:value-type="string">
            <text:p>KINS</text:p>
          </table:table-cell>
          <table:table-cell office:value-type="float" office:value="12470000">
            <text:p>12470000</text:p>
          </table:table-cell>
          <table:table-cell office:value-type="float" office:value="43">
            <text:p>43</text:p>
          </table:table-cell>
          <table:table-cell table:formula="of:=[.B719]/[.C719]" office:value-type="float" office:value="290000">
            <text:p>290000</text:p>
          </table:table-cell>
          <table:table-cell table:number-columns-repeated="1020"/>
        </table:table-row>
        <table:table-row table:style-name="ro1">
          <table:table-cell office:value-type="string">
            <text:p>CVS</text:p>
          </table:table-cell>
          <table:table-cell office:value-type="float" office:value="58650000000">
            <text:p>58650000000</text:p>
          </table:table-cell>
          <table:table-cell office:value-type="float" office:value="202000">
            <text:p>202000</text:p>
          </table:table-cell>
          <table:table-cell table:formula="of:=[.B720]/[.C720]" office:value-type="float" office:value="290346.534653465">
            <text:p>290346.534653465</text:p>
          </table:table-cell>
          <table:table-cell table:number-columns-repeated="1020"/>
        </table:table-row>
        <table:table-row table:style-name="ro1">
          <table:table-cell office:value-type="string">
            <text:p>FFDF</text:p>
          </table:table-cell>
          <table:table-cell office:value-type="float" office:value="14830000">
            <text:p>14830000</text:p>
          </table:table-cell>
          <table:table-cell office:value-type="float" office:value="51">
            <text:p>51</text:p>
          </table:table-cell>
          <table:table-cell table:formula="of:=[.B721]/[.C721]" office:value-type="float" office:value="290784.31372549">
            <text:p>290784.31372549</text:p>
          </table:table-cell>
          <table:table-cell table:number-columns-repeated="1020"/>
        </table:table-row>
        <table:table-row table:style-name="ro1">
          <table:table-cell office:value-type="string">
            <text:p>SPEX</text:p>
          </table:table-cell>
          <table:table-cell office:value-type="float" office:value="2620000">
            <text:p>2620000</text:p>
          </table:table-cell>
          <table:table-cell office:value-type="float" office:value="9">
            <text:p>9</text:p>
          </table:table-cell>
          <table:table-cell table:formula="of:=[.B722]/[.C722]" office:value-type="float" office:value="291111.111111111">
            <text:p>291111.111111111</text:p>
          </table:table-cell>
          <table:table-cell table:number-columns-repeated="1020"/>
        </table:table-row>
        <table:table-row table:style-name="ro1">
          <table:table-cell office:value-type="string">
            <text:p>HURC</text:p>
          </table:table-cell>
          <table:table-cell office:value-type="float" office:value="151490000">
            <text:p>151490000</text:p>
          </table:table-cell>
          <table:table-cell office:value-type="float" office:value="520">
            <text:p>520</text:p>
          </table:table-cell>
          <table:table-cell table:formula="of:=[.B723]/[.C723]" office:value-type="float" office:value="291326.923076923">
            <text:p>291326.923076923</text:p>
          </table:table-cell>
          <table:table-cell table:number-columns-repeated="1020"/>
        </table:table-row>
        <table:table-row table:style-name="ro1">
          <table:table-cell office:value-type="string">
            <text:p>IXYS</text:p>
          </table:table-cell>
          <table:table-cell office:value-type="float" office:value="362530000">
            <text:p>362530000</text:p>
          </table:table-cell>
          <table:table-cell office:value-type="float" office:value="1244">
            <text:p>1244</text:p>
          </table:table-cell>
          <table:table-cell table:formula="of:=[.B724]/[.C724]" office:value-type="float" office:value="291422.829581994">
            <text:p>291422.829581994</text:p>
          </table:table-cell>
          <table:table-cell table:number-columns-repeated="1020"/>
        </table:table-row>
        <table:table-row table:style-name="ro1">
          <table:table-cell office:value-type="string">
            <text:p>REED</text:p>
          </table:table-cell>
          <table:table-cell office:value-type="float" office:value="16629999">
            <text:p>16629999</text:p>
          </table:table-cell>
          <table:table-cell office:value-type="float" office:value="57">
            <text:p>57</text:p>
          </table:table-cell>
          <table:table-cell table:formula="of:=[.B725]/[.C725]" office:value-type="float" office:value="291754.368421053">
            <text:p>291754.368421053</text:p>
          </table:table-cell>
          <table:table-cell table:number-columns-repeated="1020"/>
        </table:table-row>
        <table:table-row table:style-name="ro1">
          <table:table-cell office:value-type="string">
            <text:p>INVE</text:p>
          </table:table-cell>
          <table:table-cell office:value-type="float" office:value="112920000">
            <text:p>112920000</text:p>
          </table:table-cell>
          <table:table-cell office:value-type="float" office:value="387">
            <text:p>387</text:p>
          </table:table-cell>
          <table:table-cell table:formula="of:=[.B726]/[.C726]" office:value-type="float" office:value="291782.945736434">
            <text:p>291782.945736434</text:p>
          </table:table-cell>
          <table:table-cell table:number-columns-repeated="1020"/>
        </table:table-row>
        <table:table-row table:style-name="ro1">
          <table:table-cell office:value-type="string">
            <text:p>FTR</text:p>
          </table:table-cell>
          <table:table-cell office:value-type="float" office:value="4520000000">
            <text:p>4520000000</text:p>
          </table:table-cell>
          <table:table-cell office:value-type="float" office:value="15400">
            <text:p>15400</text:p>
          </table:table-cell>
          <table:table-cell table:formula="of:=[.B727]/[.C727]" office:value-type="float" office:value="293506.493506493">
            <text:p>293506.493506493</text:p>
          </table:table-cell>
          <table:table-cell table:number-columns-repeated="1020"/>
        </table:table-row>
        <table:table-row table:style-name="ro1">
          <table:table-cell office:value-type="string">
            <text:p>TIII</text:p>
          </table:table-cell>
          <table:table-cell office:value-type="float" office:value="22020000">
            <text:p>22020000</text:p>
          </table:table-cell>
          <table:table-cell office:value-type="float" office:value="75">
            <text:p>75</text:p>
          </table:table-cell>
          <table:table-cell table:formula="of:=[.B728]/[.C728]" office:value-type="float" office:value="293600">
            <text:p>293600</text:p>
          </table:table-cell>
          <table:table-cell table:number-columns-repeated="1020"/>
        </table:table-row>
        <table:table-row table:style-name="ro1">
          <table:table-cell office:value-type="string">
            <text:p>RODM</text:p>
          </table:table-cell>
          <table:table-cell office:value-type="float" office:value="38520000">
            <text:p>38520000</text:p>
          </table:table-cell>
          <table:table-cell office:value-type="float" office:value="131">
            <text:p>131</text:p>
          </table:table-cell>
          <table:table-cell table:formula="of:=[.B729]/[.C729]" office:value-type="float" office:value="294045.801526718">
            <text:p>294045.801526718</text:p>
          </table:table-cell>
          <table:table-cell table:number-columns-repeated="1020"/>
        </table:table-row>
        <table:table-row table:style-name="ro1">
          <table:table-cell office:value-type="string">
            <text:p>MFLR</text:p>
          </table:table-cell>
          <table:table-cell office:value-type="float" office:value="17070000">
            <text:p>17070000</text:p>
          </table:table-cell>
          <table:table-cell office:value-type="float" office:value="58">
            <text:p>58</text:p>
          </table:table-cell>
          <table:table-cell table:formula="of:=[.B730]/[.C730]" office:value-type="float" office:value="294310.344827586">
            <text:p>294310.344827586</text:p>
          </table:table-cell>
          <table:table-cell table:number-columns-repeated="1020"/>
        </table:table-row>
        <table:table-row table:style-name="ro1">
          <table:table-cell office:value-type="string">
            <text:p>JXSB</text:p>
          </table:table-cell>
          <table:table-cell office:value-type="float" office:value="28000000">
            <text:p>28000000</text:p>
          </table:table-cell>
          <table:table-cell office:value-type="float" office:value="95">
            <text:p>95</text:p>
          </table:table-cell>
          <table:table-cell table:formula="of:=[.B731]/[.C731]" office:value-type="float" office:value="294736.842105263">
            <text:p>294736.842105263</text:p>
          </table:table-cell>
          <table:table-cell table:number-columns-repeated="1020"/>
        </table:table-row>
        <table:table-row table:style-name="ro1">
          <table:table-cell office:value-type="string">
            <text:p>F</text:p>
          </table:table-cell>
          <table:table-cell office:value-type="float" office:value="48350000000">
            <text:p>48350000000</text:p>
          </table:table-cell>
          <table:table-cell office:value-type="float" office:value="164000">
            <text:p>164000</text:p>
          </table:table-cell>
          <table:table-cell table:formula="of:=[.B732]/[.C732]" office:value-type="float" office:value="294817.073170732">
            <text:p>294817.073170732</text:p>
          </table:table-cell>
          <table:table-cell table:number-columns-repeated="1020"/>
        </table:table-row>
        <table:table-row table:style-name="ro1">
          <table:table-cell office:value-type="string">
            <text:p>HRS</text:p>
          </table:table-cell>
          <table:table-cell office:value-type="float" office:value="4990000000">
            <text:p>4990000000</text:p>
          </table:table-cell>
          <table:table-cell office:value-type="float" office:value="16900">
            <text:p>16900</text:p>
          </table:table-cell>
          <table:table-cell table:formula="of:=[.B733]/[.C733]" office:value-type="float" office:value="295266.272189349">
            <text:p>295266.272189349</text:p>
          </table:table-cell>
          <table:table-cell table:number-columns-repeated="1020"/>
        </table:table-row>
        <table:table-row table:style-name="ro1">
          <table:table-cell office:value-type="string">
            <text:p>SGMS</text:p>
          </table:table-cell>
          <table:table-cell office:value-type="float" office:value="949010000">
            <text:p>949010000</text:p>
          </table:table-cell>
          <table:table-cell office:value-type="float" office:value="3200">
            <text:p>3200</text:p>
          </table:table-cell>
          <table:table-cell table:formula="of:=[.B734]/[.C734]" office:value-type="float" office:value="296565.625">
            <text:p>296565.625</text:p>
          </table:table-cell>
          <table:table-cell table:number-columns-repeated="1020"/>
        </table:table-row>
        <table:table-row table:style-name="ro1">
          <table:table-cell office:value-type="string">
            <text:p>AMAP</text:p>
          </table:table-cell>
          <table:table-cell office:value-type="float" office:value="641660000">
            <text:p>641660000</text:p>
          </table:table-cell>
          <table:table-cell office:value-type="float" office:value="2162">
            <text:p>2162</text:p>
          </table:table-cell>
          <table:table-cell table:formula="of:=[.B735]/[.C735]" office:value-type="float" office:value="296790.009250694">
            <text:p>296790.009250694</text:p>
          </table:table-cell>
          <table:table-cell table:number-columns-repeated="1020"/>
        </table:table-row>
        <table:table-row table:style-name="ro1">
          <table:table-cell office:value-type="string">
            <text:p>PBIO</text:p>
          </table:table-cell>
          <table:table-cell office:value-type="float" office:value="4170000">
            <text:p>4170000</text:p>
          </table:table-cell>
          <table:table-cell office:value-type="float" office:value="14">
            <text:p>14</text:p>
          </table:table-cell>
          <table:table-cell table:formula="of:=[.B736]/[.C736]" office:value-type="float" office:value="297857.142857143">
            <text:p>297857.142857143</text:p>
          </table:table-cell>
          <table:table-cell table:number-columns-repeated="1020"/>
        </table:table-row>
        <table:table-row table:style-name="ro1">
          <table:table-cell office:value-type="string">
            <text:p>PLAB</text:p>
          </table:table-cell>
          <table:table-cell office:value-type="float" office:value="403760000">
            <text:p>403760000</text:p>
          </table:table-cell>
          <table:table-cell office:value-type="float" office:value="1350">
            <text:p>1350</text:p>
          </table:table-cell>
          <table:table-cell table:formula="of:=[.B737]/[.C737]" office:value-type="float" office:value="299081.481481481">
            <text:p>299081.481481481</text:p>
          </table:table-cell>
          <table:table-cell table:number-columns-repeated="1020"/>
        </table:table-row>
        <table:table-row table:style-name="ro1">
          <table:table-cell office:value-type="string">
            <text:p>FLOW</text:p>
          </table:table-cell>
          <table:table-cell office:value-type="float" office:value="184250000">
            <text:p>184250000</text:p>
          </table:table-cell>
          <table:table-cell office:value-type="float" office:value="616">
            <text:p>616</text:p>
          </table:table-cell>
          <table:table-cell table:formula="of:=[.B738]/[.C738]" office:value-type="float" office:value="299107.142857143">
            <text:p>299107.142857143</text:p>
          </table:table-cell>
          <table:table-cell table:number-columns-repeated="1020"/>
        </table:table-row>
        <table:table-row table:style-name="ro1">
          <table:table-cell office:value-type="string">
            <text:p>JJSF</text:p>
          </table:table-cell>
          <table:table-cell office:value-type="float" office:value="928360000">
            <text:p>928360000</text:p>
          </table:table-cell>
          <table:table-cell office:value-type="float" office:value="3100">
            <text:p>3100</text:p>
          </table:table-cell>
          <table:table-cell table:formula="of:=[.B739]/[.C739]" office:value-type="float" office:value="299470.967741935">
            <text:p>299470.967741935</text:p>
          </table:table-cell>
          <table:table-cell table:number-columns-repeated="1020"/>
        </table:table-row>
        <table:table-row table:style-name="ro1">
          <table:table-cell office:value-type="string">
            <text:p>CASM</text:p>
          </table:table-cell>
          <table:table-cell office:value-type="float" office:value="30260000">
            <text:p>30260000</text:p>
          </table:table-cell>
          <table:table-cell office:value-type="float" office:value="101">
            <text:p>101</text:p>
          </table:table-cell>
          <table:table-cell table:formula="of:=[.B740]/[.C740]" office:value-type="float" office:value="299603.96039604">
            <text:p>299603.96039604</text:p>
          </table:table-cell>
          <table:table-cell table:number-columns-repeated="1020"/>
        </table:table-row>
        <table:table-row table:style-name="ro1">
          <table:table-cell office:value-type="string">
            <text:p>HTCO</text:p>
          </table:table-cell>
          <table:table-cell office:value-type="float" office:value="138740000">
            <text:p>138740000</text:p>
          </table:table-cell>
          <table:table-cell office:value-type="float" office:value="463">
            <text:p>463</text:p>
          </table:table-cell>
          <table:table-cell table:formula="of:=[.B741]/[.C741]" office:value-type="float" office:value="299654.427645788">
            <text:p>299654.427645788</text:p>
          </table:table-cell>
          <table:table-cell table:number-columns-repeated="1020"/>
        </table:table-row>
        <table:table-row table:style-name="ro1">
          <table:table-cell office:value-type="string">
            <text:p>SIGM</text:p>
          </table:table-cell>
          <table:table-cell office:value-type="float" office:value="177890000">
            <text:p>177890000</text:p>
          </table:table-cell>
          <table:table-cell office:value-type="float" office:value="592">
            <text:p>592</text:p>
          </table:table-cell>
          <table:table-cell table:formula="of:=[.B742]/[.C742]" office:value-type="float" office:value="300489.864864865">
            <text:p>300489.864864865</text:p>
          </table:table-cell>
          <table:table-cell table:number-columns-repeated="1020"/>
        </table:table-row>
        <table:table-row table:style-name="ro1">
          <table:table-cell office:value-type="string">
            <text:p>STRN</text:p>
          </table:table-cell>
          <table:table-cell office:value-type="float" office:value="26500000">
            <text:p>26500000</text:p>
          </table:table-cell>
          <table:table-cell office:value-type="float" office:value="88">
            <text:p>88</text:p>
          </table:table-cell>
          <table:table-cell table:formula="of:=[.B743]/[.C743]" office:value-type="float" office:value="301136.363636364">
            <text:p>301136.363636364</text:p>
          </table:table-cell>
          <table:table-cell table:number-columns-repeated="1020"/>
        </table:table-row>
        <table:table-row table:style-name="ro1">
          <table:table-cell office:value-type="string">
            <text:p>ERIC</text:p>
          </table:table-cell>
          <table:table-cell office:value-type="float" office:value="31590000000">
            <text:p>31590000000</text:p>
          </table:table-cell>
          <table:table-cell office:value-type="float" office:value="104525">
            <text:p>104525</text:p>
          </table:table-cell>
          <table:table-cell table:formula="of:=[.B744]/[.C744]" office:value-type="float" office:value="302224.348242047">
            <text:p>302224.348242047</text:p>
          </table:table-cell>
          <table:table-cell table:number-columns-repeated="1020"/>
        </table:table-row>
        <table:table-row table:style-name="ro1">
          <table:table-cell office:value-type="string">
            <text:p>BFIN</text:p>
          </table:table-cell>
          <table:table-cell office:value-type="float" office:value="109010000">
            <text:p>109010000</text:p>
          </table:table-cell>
          <table:table-cell office:value-type="float" office:value="360">
            <text:p>360</text:p>
          </table:table-cell>
          <table:table-cell table:formula="of:=[.B745]/[.C745]" office:value-type="float" office:value="302805.555555556">
            <text:p>302805.555555556</text:p>
          </table:table-cell>
          <table:table-cell table:number-columns-repeated="1020"/>
        </table:table-row>
        <table:table-row table:style-name="ro1">
          <table:table-cell office:value-type="string">
            <text:p>SCHN</text:p>
          </table:table-cell>
          <table:table-cell office:value-type="float" office:value="1240000000">
            <text:p>1240000000</text:p>
          </table:table-cell>
          <table:table-cell office:value-type="float" office:value="4090">
            <text:p>4090</text:p>
          </table:table-cell>
          <table:table-cell table:formula="of:=[.B746]/[.C746]" office:value-type="float" office:value="303178.484107579">
            <text:p>303178.484107579</text:p>
          </table:table-cell>
          <table:table-cell table:number-columns-repeated="1020"/>
        </table:table-row>
        <table:table-row table:style-name="ro1">
          <table:table-cell office:value-type="string">
            <text:p>MAGS</text:p>
          </table:table-cell>
          <table:table-cell office:value-type="float" office:value="76410000">
            <text:p>76410000</text:p>
          </table:table-cell>
          <table:table-cell office:value-type="float" office:value="252">
            <text:p>252</text:p>
          </table:table-cell>
          <table:table-cell table:formula="of:=[.B747]/[.C747]" office:value-type="float" office:value="303214.285714286">
            <text:p>303214.285714286</text:p>
          </table:table-cell>
          <table:table-cell table:number-columns-repeated="1020"/>
        </table:table-row>
        <table:table-row table:style-name="ro1">
          <table:table-cell office:value-type="string">
            <text:p>HBOS</text:p>
          </table:table-cell>
          <table:table-cell office:value-type="float" office:value="99260000">
            <text:p>99260000</text:p>
          </table:table-cell>
          <table:table-cell office:value-type="float" office:value="327">
            <text:p>327</text:p>
          </table:table-cell>
          <table:table-cell table:formula="of:=[.B748]/[.C748]" office:value-type="float" office:value="303547.400611621">
            <text:p>303547.400611621</text:p>
          </table:table-cell>
          <table:table-cell table:number-columns-repeated="1020"/>
        </table:table-row>
        <table:table-row table:style-name="ro1">
          <table:table-cell office:value-type="string">
            <text:p>SOFO</text:p>
          </table:table-cell>
          <table:table-cell office:value-type="float" office:value="28540000">
            <text:p>28540000</text:p>
          </table:table-cell>
          <table:table-cell office:value-type="float" office:value="94">
            <text:p>94</text:p>
          </table:table-cell>
          <table:table-cell table:formula="of:=[.B749]/[.C749]" office:value-type="float" office:value="303617.021276596">
            <text:p>303617.021276596</text:p>
          </table:table-cell>
          <table:table-cell table:number-columns-repeated="1020"/>
        </table:table-row>
        <table:table-row table:style-name="ro1">
          <table:table-cell office:value-type="string">
            <text:p>BCSB</text:p>
          </table:table-cell>
          <table:table-cell office:value-type="float" office:value="41600000">
            <text:p>41600000</text:p>
          </table:table-cell>
          <table:table-cell office:value-type="float" office:value="137">
            <text:p>137</text:p>
          </table:table-cell>
          <table:table-cell table:formula="of:=[.B750]/[.C750]" office:value-type="float" office:value="303649.635036496">
            <text:p>303649.635036496</text:p>
          </table:table-cell>
          <table:table-cell table:number-columns-repeated="1020"/>
        </table:table-row>
        <table:table-row table:style-name="ro1">
          <table:table-cell office:value-type="string">
            <text:p>MERC</text:p>
          </table:table-cell>
          <table:table-cell office:value-type="float" office:value="454330000">
            <text:p>454330000</text:p>
          </table:table-cell>
          <table:table-cell office:value-type="float" office:value="1495">
            <text:p>1495</text:p>
          </table:table-cell>
          <table:table-cell table:formula="of:=[.B751]/[.C751]" office:value-type="float" office:value="303899.665551839">
            <text:p>303899.665551839</text:p>
          </table:table-cell>
          <table:table-cell table:number-columns-repeated="1020"/>
        </table:table-row>
        <table:table-row table:style-name="ro1">
          <table:table-cell office:value-type="string">
            <text:p>FSCI</text:p>
          </table:table-cell>
          <table:table-cell office:value-type="float" office:value="251630000">
            <text:p>251630000</text:p>
          </table:table-cell>
          <table:table-cell office:value-type="float" office:value="828">
            <text:p>828</text:p>
          </table:table-cell>
          <table:table-cell table:formula="of:=[.B752]/[.C752]" office:value-type="float" office:value="303900.966183575">
            <text:p>303900.966183575</text:p>
          </table:table-cell>
          <table:table-cell table:number-columns-repeated="1020"/>
        </table:table-row>
        <table:table-row table:style-name="ro1">
          <table:table-cell office:value-type="string">
            <text:p>CEBK</text:p>
          </table:table-cell>
          <table:table-cell office:value-type="float" office:value="27970000">
            <text:p>27970000</text:p>
          </table:table-cell>
          <table:table-cell office:value-type="float" office:value="92">
            <text:p>92</text:p>
          </table:table-cell>
          <table:table-cell table:formula="of:=[.B753]/[.C753]" office:value-type="float" office:value="304021.739130435">
            <text:p>304021.739130435</text:p>
          </table:table-cell>
          <table:table-cell table:number-columns-repeated="1020"/>
        </table:table-row>
        <table:table-row table:style-name="ro1">
          <table:table-cell office:value-type="string">
            <text:p>DMND</text:p>
          </table:table-cell>
          <table:table-cell office:value-type="float" office:value="546590000">
            <text:p>546590000</text:p>
          </table:table-cell>
          <table:table-cell office:value-type="float" office:value="1797">
            <text:p>1797</text:p>
          </table:table-cell>
          <table:table-cell table:formula="of:=[.B754]/[.C754]" office:value-type="float" office:value="304168.057874235">
            <text:p>304168.057874235</text:p>
          </table:table-cell>
          <table:table-cell table:number-columns-repeated="1020"/>
        </table:table-row>
        <table:table-row table:style-name="ro1">
          <table:table-cell office:value-type="string">
            <text:p>AFCE</text:p>
          </table:table-cell>
          <table:table-cell office:value-type="float" office:value="378760000">
            <text:p>378760000</text:p>
          </table:table-cell>
          <table:table-cell office:value-type="float" office:value="1245">
            <text:p>1245</text:p>
          </table:table-cell>
          <table:table-cell table:formula="of:=[.B755]/[.C755]" office:value-type="float" office:value="304224.899598394">
            <text:p>304224.899598394</text:p>
          </table:table-cell>
          <table:table-cell table:number-columns-repeated="1020"/>
        </table:table-row>
        <table:table-row table:style-name="ro1">
          <table:table-cell office:value-type="string">
            <text:p>CRAY</text:p>
          </table:table-cell>
          <table:table-cell office:value-type="float" office:value="269910000">
            <text:p>269910000</text:p>
          </table:table-cell>
          <table:table-cell office:value-type="float" office:value="885">
            <text:p>885</text:p>
          </table:table-cell>
          <table:table-cell table:formula="of:=[.B756]/[.C756]" office:value-type="float" office:value="304983.050847458">
            <text:p>304983.050847458</text:p>
          </table:table-cell>
          <table:table-cell table:number-columns-repeated="1020"/>
        </table:table-row>
        <table:table-row table:style-name="ro1">
          <table:table-cell office:value-type="string">
            <text:p>ATNI</text:p>
          </table:table-cell>
          <table:table-cell office:value-type="float" office:value="539340000">
            <text:p>539340000</text:p>
          </table:table-cell>
          <table:table-cell office:value-type="float" office:value="1765">
            <text:p>1765</text:p>
          </table:table-cell>
          <table:table-cell table:formula="of:=[.B757]/[.C757]" office:value-type="float" office:value="305575.07082153">
            <text:p>305575.07082153</text:p>
          </table:table-cell>
          <table:table-cell table:number-columns-repeated="1020"/>
        </table:table-row>
        <table:table-row table:style-name="ro1">
          <table:table-cell office:value-type="string">
            <text:p>HBIO</text:p>
          </table:table-cell>
          <table:table-cell office:value-type="float" office:value="113140000">
            <text:p>113140000</text:p>
          </table:table-cell>
          <table:table-cell office:value-type="float" office:value="368">
            <text:p>368</text:p>
          </table:table-cell>
          <table:table-cell table:formula="of:=[.B758]/[.C758]" office:value-type="float" office:value="307445.652173913">
            <text:p>307445.652173913</text:p>
          </table:table-cell>
          <table:table-cell table:number-columns-repeated="1020"/>
        </table:table-row>
        <table:table-row table:style-name="ro1">
          <table:table-cell office:value-type="string">
            <text:p>IIIN</text:p>
          </table:table-cell>
          <table:table-cell office:value-type="float" office:value="223330000">
            <text:p>223330000</text:p>
          </table:table-cell>
          <table:table-cell office:value-type="float" office:value="725">
            <text:p>725</text:p>
          </table:table-cell>
          <table:table-cell table:formula="of:=[.B759]/[.C759]" office:value-type="float" office:value="308041.379310345">
            <text:p>308041.379310345</text:p>
          </table:table-cell>
          <table:table-cell table:number-columns-repeated="1020"/>
        </table:table-row>
        <table:table-row table:style-name="ro1">
          <table:table-cell office:value-type="string">
            <text:p>LCRY</text:p>
          </table:table-cell>
          <table:table-cell office:value-type="float" office:value="152370000">
            <text:p>152370000</text:p>
          </table:table-cell>
          <table:table-cell office:value-type="float" office:value="494">
            <text:p>494</text:p>
          </table:table-cell>
          <table:table-cell table:formula="of:=[.B760]/[.C760]" office:value-type="float" office:value="308441.295546559">
            <text:p>308441.295546559</text:p>
          </table:table-cell>
          <table:table-cell table:number-columns-repeated="1020"/>
        </table:table-row>
        <table:table-row table:style-name="ro1">
          <table:table-cell office:value-type="string">
            <text:p>HOKU</text:p>
          </table:table-cell>
          <table:table-cell office:value-type="float" office:value="39800000">
            <text:p>39800000</text:p>
          </table:table-cell>
          <table:table-cell office:value-type="float" office:value="129">
            <text:p>129</text:p>
          </table:table-cell>
          <table:table-cell table:formula="of:=[.B761]/[.C761]" office:value-type="float" office:value="308527.131782946">
            <text:p>308527.131782946</text:p>
          </table:table-cell>
          <table:table-cell table:number-columns-repeated="1020"/>
        </table:table-row>
        <table:table-row table:style-name="ro1">
          <table:table-cell office:value-type="string">
            <text:p>DXPE</text:p>
          </table:table-cell>
          <table:table-cell office:value-type="float" office:value="547250000">
            <text:p>547250000</text:p>
          </table:table-cell>
          <table:table-cell office:value-type="float" office:value="1772">
            <text:p>1772</text:p>
          </table:table-cell>
          <table:table-cell table:formula="of:=[.B762]/[.C762]" office:value-type="float" office:value="308831.828442438">
            <text:p>308831.828442438</text:p>
          </table:table-cell>
          <table:table-cell table:number-columns-repeated="1020"/>
        </table:table-row>
        <table:table-row table:style-name="ro1">
          <table:table-cell office:value-type="string">
            <text:p>SVBI</text:p>
          </table:table-cell>
          <table:table-cell office:value-type="float" office:value="35880000">
            <text:p>35880000</text:p>
          </table:table-cell>
          <table:table-cell office:value-type="float" office:value="116">
            <text:p>116</text:p>
          </table:table-cell>
          <table:table-cell table:formula="of:=[.B763]/[.C763]" office:value-type="float" office:value="309310.344827586">
            <text:p>309310.344827586</text:p>
          </table:table-cell>
          <table:table-cell table:number-columns-repeated="1020"/>
        </table:table-row>
        <table:table-row table:style-name="ro1">
          <table:table-cell office:value-type="string">
            <text:p>BAC</text:p>
          </table:table-cell>
          <table:table-cell office:value-type="float" office:value="87250000000">
            <text:p>87250000000</text:p>
          </table:table-cell>
          <table:table-cell office:value-type="float" office:value="282000">
            <text:p>282000</text:p>
          </table:table-cell>
          <table:table-cell table:formula="of:=[.B764]/[.C764]" office:value-type="float" office:value="309397.163120567">
            <text:p>309397.163120567</text:p>
          </table:table-cell>
          <table:table-cell table:number-columns-repeated="1020"/>
        </table:table-row>
        <table:table-row table:style-name="ro1">
          <table:table-cell office:value-type="string">
            <text:p>LSBI</text:p>
          </table:table-cell>
          <table:table-cell office:value-type="float" office:value="27570000">
            <text:p>27570000</text:p>
          </table:table-cell>
          <table:table-cell office:value-type="float" office:value="89">
            <text:p>89</text:p>
          </table:table-cell>
          <table:table-cell table:formula="of:=[.B765]/[.C765]" office:value-type="float" office:value="309775.280898876">
            <text:p>309775.280898876</text:p>
          </table:table-cell>
          <table:table-cell table:number-columns-repeated="1020"/>
        </table:table-row>
        <table:table-row table:style-name="ro1">
          <table:table-cell office:value-type="string">
            <text:p>STEL</text:p>
          </table:table-cell>
          <table:table-cell office:value-type="float" office:value="252380000">
            <text:p>252380000</text:p>
          </table:table-cell>
          <table:table-cell office:value-type="float" office:value="811">
            <text:p>811</text:p>
          </table:table-cell>
          <table:table-cell table:formula="of:=[.B766]/[.C766]" office:value-type="float" office:value="311196.054254007">
            <text:p>311196.054254007</text:p>
          </table:table-cell>
          <table:table-cell table:number-columns-repeated="1020"/>
        </table:table-row>
        <table:table-row table:style-name="ro1">
          <table:table-cell office:value-type="string">
            <text:p>MNTX</text:p>
          </table:table-cell>
          <table:table-cell office:value-type="float" office:value="71310000">
            <text:p>71310000</text:p>
          </table:table-cell>
          <table:table-cell office:value-type="float" office:value="229">
            <text:p>229</text:p>
          </table:table-cell>
          <table:table-cell table:formula="of:=[.B767]/[.C767]" office:value-type="float" office:value="311397.379912664">
            <text:p>311397.379912664</text:p>
          </table:table-cell>
          <table:table-cell table:number-columns-repeated="1020"/>
        </table:table-row>
        <table:table-row table:style-name="ro1">
          <table:table-cell office:value-type="string">
            <text:p>RSTI</text:p>
          </table:table-cell>
          <table:table-cell office:value-type="float" office:value="668580000">
            <text:p>668580000</text:p>
          </table:table-cell>
          <table:table-cell office:value-type="float" office:value="2143">
            <text:p>2143</text:p>
          </table:table-cell>
          <table:table-cell table:formula="of:=[.B768]/[.C768]" office:value-type="float" office:value="311983.201119925">
            <text:p>311983.201119925</text:p>
          </table:table-cell>
          <table:table-cell table:number-columns-repeated="1020"/>
        </table:table-row>
        <table:table-row table:style-name="ro1">
          <table:table-cell office:value-type="string">
            <text:p>PSSI</text:p>
          </table:table-cell>
          <table:table-cell office:value-type="float" office:value="1220000000">
            <text:p>1220000000</text:p>
          </table:table-cell>
          <table:table-cell office:value-type="float" office:value="3900">
            <text:p>3900</text:p>
          </table:table-cell>
          <table:table-cell table:formula="of:=[.B769]/[.C769]" office:value-type="float" office:value="312820.512820513">
            <text:p>312820.512820513</text:p>
          </table:table-cell>
          <table:table-cell table:number-columns-repeated="1020"/>
        </table:table-row>
        <table:table-row table:style-name="ro1">
          <table:table-cell office:value-type="string">
            <text:p>WFM</text:p>
          </table:table-cell>
          <table:table-cell office:value-type="float" office:value="15100000000">
            <text:p>15100000000</text:p>
          </table:table-cell>
          <table:table-cell office:value-type="float" office:value="48200">
            <text:p>48200</text:p>
          </table:table-cell>
          <table:table-cell table:formula="of:=[.B770]/[.C770]" office:value-type="float" office:value="313278.008298755">
            <text:p>313278.008298755</text:p>
          </table:table-cell>
          <table:table-cell table:number-columns-repeated="1020"/>
        </table:table-row>
        <table:table-row table:style-name="ro1">
          <table:table-cell office:value-type="string">
            <text:p>CRYP</text:p>
          </table:table-cell>
          <table:table-cell office:value-type="float" office:value="34820000">
            <text:p>34820000</text:p>
          </table:table-cell>
          <table:table-cell office:value-type="float" office:value="111">
            <text:p>111</text:p>
          </table:table-cell>
          <table:table-cell table:formula="of:=[.B771]/[.C771]" office:value-type="float" office:value="313693.693693694">
            <text:p>313693.693693694</text:p>
          </table:table-cell>
          <table:table-cell table:number-columns-repeated="1020"/>
        </table:table-row>
        <table:table-row table:style-name="ro1">
          <table:table-cell office:value-type="string">
            <text:p>BSRR</text:p>
          </table:table-cell>
          <table:table-cell office:value-type="float" office:value="125780000">
            <text:p>125780000</text:p>
          </table:table-cell>
          <table:table-cell office:value-type="float" office:value="400">
            <text:p>400</text:p>
          </table:table-cell>
          <table:table-cell table:formula="of:=[.B772]/[.C772]" office:value-type="float" office:value="314450">
            <text:p>314450</text:p>
          </table:table-cell>
          <table:table-cell table:number-columns-repeated="1020"/>
        </table:table-row>
        <table:table-row table:style-name="ro1">
          <table:table-cell office:value-type="string">
            <text:p>APEI</text:p>
          </table:table-cell>
          <table:table-cell office:value-type="float" office:value="682710000">
            <text:p>682710000</text:p>
          </table:table-cell>
          <table:table-cell office:value-type="float" office:value="2170">
            <text:p>2170</text:p>
          </table:table-cell>
          <table:table-cell table:formula="of:=[.B773]/[.C773]" office:value-type="float" office:value="314612.903225806">
            <text:p>314612.903225806</text:p>
          </table:table-cell>
          <table:table-cell table:number-columns-repeated="1020"/>
        </table:table-row>
        <table:table-row table:style-name="ro1">
          <table:table-cell office:value-type="string">
            <text:p>TELK</text:p>
          </table:table-cell>
          <table:table-cell office:value-type="float" office:value="8840000">
            <text:p>8840000</text:p>
          </table:table-cell>
          <table:table-cell office:value-type="float" office:value="28">
            <text:p>28</text:p>
          </table:table-cell>
          <table:table-cell table:formula="of:=[.B774]/[.C774]" office:value-type="float" office:value="315714.285714286">
            <text:p>315714.285714286</text:p>
          </table:table-cell>
          <table:table-cell table:number-columns-repeated="1020"/>
        </table:table-row>
        <table:table-row table:style-name="ro1">
          <table:table-cell office:value-type="string">
            <text:p>CAMP</text:p>
          </table:table-cell>
          <table:table-cell office:value-type="float" office:value="119990000">
            <text:p>119990000</text:p>
          </table:table-cell>
          <table:table-cell office:value-type="float" office:value="380">
            <text:p>380</text:p>
          </table:table-cell>
          <table:table-cell table:formula="of:=[.B775]/[.C775]" office:value-type="float" office:value="315763.157894737">
            <text:p>315763.157894737</text:p>
          </table:table-cell>
          <table:table-cell table:number-columns-repeated="1020"/>
        </table:table-row>
        <table:table-row table:style-name="ro1">
          <table:table-cell office:value-type="string">
            <text:p>UNFI</text:p>
          </table:table-cell>
          <table:table-cell office:value-type="float" office:value="2180000000">
            <text:p>2180000000</text:p>
          </table:table-cell>
          <table:table-cell office:value-type="float" office:value="6900">
            <text:p>6900</text:p>
          </table:table-cell>
          <table:table-cell table:formula="of:=[.B776]/[.C776]" office:value-type="float" office:value="315942.028985507">
            <text:p>315942.028985507</text:p>
          </table:table-cell>
          <table:table-cell table:number-columns-repeated="1020"/>
        </table:table-row>
        <table:table-row table:style-name="ro1">
          <table:table-cell office:value-type="string">
            <text:p>OSIS</text:p>
          </table:table-cell>
          <table:table-cell office:value-type="float" office:value="1170000000">
            <text:p>1170000000</text:p>
          </table:table-cell>
          <table:table-cell office:value-type="float" office:value="3700">
            <text:p>3700</text:p>
          </table:table-cell>
          <table:table-cell table:formula="of:=[.B777]/[.C777]" office:value-type="float" office:value="316216.216216216">
            <text:p>316216.216216216</text:p>
          </table:table-cell>
          <table:table-cell table:number-columns-repeated="1020"/>
        </table:table-row>
        <table:table-row table:style-name="ro1">
          <table:table-cell office:value-type="string">
            <text:p>ZOLT</text:p>
          </table:table-cell>
          <table:table-cell office:value-type="float" office:value="408460000">
            <text:p>408460000</text:p>
          </table:table-cell>
          <table:table-cell office:value-type="float" office:value="1282">
            <text:p>1282</text:p>
          </table:table-cell>
          <table:table-cell table:formula="of:=[.B778]/[.C778]" office:value-type="float" office:value="318611.544461778">
            <text:p>318611.544461778</text:p>
          </table:table-cell>
          <table:table-cell table:number-columns-repeated="1020"/>
        </table:table-row>
        <table:table-row table:style-name="ro1">
          <table:table-cell office:value-type="string">
            <text:p>HYGS</text:p>
          </table:table-cell>
          <table:table-cell office:value-type="float" office:value="36460000">
            <text:p>36460000</text:p>
          </table:table-cell>
          <table:table-cell office:value-type="float" office:value="114">
            <text:p>114</text:p>
          </table:table-cell>
          <table:table-cell table:formula="of:=[.B779]/[.C779]" office:value-type="float" office:value="319824.561403509">
            <text:p>319824.561403509</text:p>
          </table:table-cell>
          <table:table-cell table:number-columns-repeated="1020"/>
        </table:table-row>
        <table:table-row table:style-name="ro1">
          <table:table-cell office:value-type="string">
            <text:p>BBBY</text:p>
          </table:table-cell>
          <table:table-cell office:value-type="float" office:value="14400000000">
            <text:p>14400000000</text:p>
          </table:table-cell>
          <table:table-cell office:value-type="float" office:value="45000">
            <text:p>45000</text:p>
          </table:table-cell>
          <table:table-cell table:formula="of:=[.B780]/[.C780]" office:value-type="float" office:value="320000">
            <text:p>320000</text:p>
          </table:table-cell>
          <table:table-cell table:number-columns-repeated="1020"/>
        </table:table-row>
        <table:table-row table:style-name="ro1">
          <table:table-cell office:value-type="string">
            <text:p>TUDO</text:p>
          </table:table-cell>
          <table:table-cell office:value-type="float" office:value="197380000">
            <text:p>197380000</text:p>
          </table:table-cell>
          <table:table-cell office:value-type="float" office:value="612">
            <text:p>612</text:p>
          </table:table-cell>
          <table:table-cell table:formula="of:=[.B781]/[.C781]" office:value-type="float" office:value="322516.339869281">
            <text:p>322516.339869281</text:p>
          </table:table-cell>
          <table:table-cell table:number-columns-repeated="1020"/>
        </table:table-row>
        <table:table-row table:style-name="ro1">
          <table:table-cell office:value-type="string">
            <text:p>PEBO</text:p>
          </table:table-cell>
          <table:table-cell office:value-type="float" office:value="165700000">
            <text:p>165700000</text:p>
          </table:table-cell>
          <table:table-cell office:value-type="float" office:value="513">
            <text:p>513</text:p>
          </table:table-cell>
          <table:table-cell table:formula="of:=[.B782]/[.C782]" office:value-type="float" office:value="323001.949317739">
            <text:p>323001.949317739</text:p>
          </table:table-cell>
          <table:table-cell table:number-columns-repeated="1020"/>
        </table:table-row>
        <table:table-row table:style-name="ro1">
          <table:table-cell office:value-type="string">
            <text:p>NTLS</text:p>
          </table:table-cell>
          <table:table-cell office:value-type="float" office:value="467560000">
            <text:p>467560000</text:p>
          </table:table-cell>
          <table:table-cell office:value-type="float" office:value="1445">
            <text:p>1445</text:p>
          </table:table-cell>
          <table:table-cell table:formula="of:=[.B783]/[.C783]" office:value-type="float" office:value="323570.934256055">
            <text:p>323570.934256055</text:p>
          </table:table-cell>
          <table:table-cell table:number-columns-repeated="1020"/>
        </table:table-row>
        <table:table-row table:style-name="ro1">
          <table:table-cell office:value-type="string">
            <text:p>IIJI</text:p>
          </table:table-cell>
          <table:table-cell office:value-type="float" office:value="629130000">
            <text:p>629130000</text:p>
          </table:table-cell>
          <table:table-cell office:value-type="float" office:value="1944">
            <text:p>1944</text:p>
          </table:table-cell>
          <table:table-cell table:formula="of:=[.B784]/[.C784]" office:value-type="float" office:value="323626.543209877">
            <text:p>323626.543209877</text:p>
          </table:table-cell>
          <table:table-cell table:number-columns-repeated="1020"/>
        </table:table-row>
        <table:table-row table:style-name="ro1">
          <table:table-cell office:value-type="string">
            <text:p>QBAK</text:p>
          </table:table-cell>
          <table:table-cell office:value-type="float" office:value="22670000">
            <text:p>22670000</text:p>
          </table:table-cell>
          <table:table-cell office:value-type="float" office:value="70">
            <text:p>70</text:p>
          </table:table-cell>
          <table:table-cell table:formula="of:=[.B785]/[.C785]" office:value-type="float" office:value="323857.142857143">
            <text:p>323857.142857143</text:p>
          </table:table-cell>
          <table:table-cell table:number-columns-repeated="1020"/>
        </table:table-row>
        <table:table-row table:style-name="ro1">
          <table:table-cell office:value-type="string">
            <text:p>RTLX</text:p>
          </table:table-cell>
          <table:table-cell office:value-type="float" office:value="430760000">
            <text:p>430760000</text:p>
          </table:table-cell>
          <table:table-cell office:value-type="float" office:value="1329">
            <text:p>1329</text:p>
          </table:table-cell>
          <table:table-cell table:formula="of:=[.B786]/[.C786]" office:value-type="float" office:value="324123.401053424">
            <text:p>324123.401053424</text:p>
          </table:table-cell>
          <table:table-cell table:number-columns-repeated="1020"/>
        </table:table-row>
        <table:table-row table:style-name="ro1">
          <table:table-cell office:value-type="string">
            <text:p>CIEN</text:p>
          </table:table-cell>
          <table:table-cell office:value-type="float" office:value="1410000000">
            <text:p>1410000000</text:p>
          </table:table-cell>
          <table:table-cell office:value-type="float" office:value="4339">
            <text:p>4339</text:p>
          </table:table-cell>
          <table:table-cell table:formula="of:=[.B787]/[.C787]" office:value-type="float" office:value="324959.668126296">
            <text:p>324959.668126296</text:p>
          </table:table-cell>
          <table:table-cell table:number-columns-repeated="1020"/>
        </table:table-row>
        <table:table-row table:style-name="ro1">
          <table:table-cell office:value-type="string">
            <text:p>BA</text:p>
          </table:table-cell>
          <table:table-cell office:value-type="float" office:value="55850000000">
            <text:p>55850000000</text:p>
          </table:table-cell>
          <table:table-cell office:value-type="float" office:value="171700">
            <text:p>171700</text:p>
          </table:table-cell>
          <table:table-cell table:formula="of:=[.B788]/[.C788]" office:value-type="float" office:value="325276.64531159">
            <text:p>325276.64531159</text:p>
          </table:table-cell>
          <table:table-cell table:number-columns-repeated="1020"/>
        </table:table-row>
        <table:table-row table:style-name="ro1">
          <table:table-cell office:value-type="string">
            <text:p>BKEP</text:p>
          </table:table-cell>
          <table:table-cell office:value-type="float" office:value="152930000">
            <text:p>152930000</text:p>
          </table:table-cell>
          <table:table-cell office:value-type="float" office:value="470">
            <text:p>470</text:p>
          </table:table-cell>
          <table:table-cell table:formula="of:=[.B789]/[.C789]" office:value-type="float" office:value="325382.978723404">
            <text:p>325382.978723404</text:p>
          </table:table-cell>
          <table:table-cell table:number-columns-repeated="1020"/>
        </table:table-row>
        <table:table-row table:style-name="ro1">
          <table:table-cell office:value-type="string">
            <text:p>FSYS</text:p>
          </table:table-cell>
          <table:table-cell office:value-type="float" office:value="522740000">
            <text:p>522740000</text:p>
          </table:table-cell>
          <table:table-cell office:value-type="float" office:value="1600">
            <text:p>1600</text:p>
          </table:table-cell>
          <table:table-cell table:formula="of:=[.B790]/[.C790]" office:value-type="float" office:value="326712.5">
            <text:p>326712.5</text:p>
          </table:table-cell>
          <table:table-cell table:number-columns-repeated="1020"/>
        </table:table-row>
        <table:table-row table:style-name="ro1">
          <table:table-cell office:value-type="string">
            <text:p>MU</text:p>
          </table:table-cell>
          <table:table-cell office:value-type="float" office:value="8539999999">
            <text:p>8539999999</text:p>
          </table:table-cell>
          <table:table-cell office:value-type="float" office:value="26100">
            <text:p>26100</text:p>
          </table:table-cell>
          <table:table-cell table:formula="of:=[.B791]/[.C791]" office:value-type="float" office:value="327203.065095785">
            <text:p>327203.065095785</text:p>
          </table:table-cell>
          <table:table-cell table:number-columns-repeated="1020"/>
        </table:table-row>
        <table:table-row table:style-name="ro1">
          <table:table-cell office:value-type="string">
            <text:p>MMC</text:p>
          </table:table-cell>
          <table:table-cell office:value-type="float" office:value="17090000000">
            <text:p>17090000000</text:p>
          </table:table-cell>
          <table:table-cell office:value-type="float" office:value="52000">
            <text:p>52000</text:p>
          </table:table-cell>
          <table:table-cell table:formula="of:=[.B792]/[.C792]" office:value-type="float" office:value="328653.846153846">
            <text:p>328653.846153846</text:p>
          </table:table-cell>
          <table:table-cell table:number-columns-repeated="1020"/>
        </table:table-row>
        <table:table-row table:style-name="ro1">
          <table:table-cell office:value-type="string">
            <text:p>CIDM</text:p>
          </table:table-cell>
          <table:table-cell office:value-type="float" office:value="62110000">
            <text:p>62110000</text:p>
          </table:table-cell>
          <table:table-cell office:value-type="float" office:value="188">
            <text:p>188</text:p>
          </table:table-cell>
          <table:table-cell table:formula="of:=[.B793]/[.C793]" office:value-type="float" office:value="330372.340425532">
            <text:p>330372.340425532</text:p>
          </table:table-cell>
          <table:table-cell table:number-columns-repeated="1020"/>
        </table:table-row>
        <table:table-row table:style-name="ro1">
          <table:table-cell office:value-type="string">
            <text:p>ZION</text:p>
          </table:table-cell>
          <table:table-cell office:value-type="float" office:value="3480000000">
            <text:p>3480000000</text:p>
          </table:table-cell>
          <table:table-cell office:value-type="float" office:value="10524">
            <text:p>10524</text:p>
          </table:table-cell>
          <table:table-cell table:formula="of:=[.B794]/[.C794]" office:value-type="float" office:value="330672.748004561">
            <text:p>330672.748004561</text:p>
          </table:table-cell>
          <table:table-cell table:number-columns-repeated="1020"/>
        </table:table-row>
        <table:table-row table:style-name="ro1">
          <table:table-cell office:value-type="string">
            <text:p>IPCC</text:p>
          </table:table-cell>
          <table:table-cell office:value-type="float" office:value="629210000">
            <text:p>629210000</text:p>
          </table:table-cell>
          <table:table-cell office:value-type="float" office:value="1900">
            <text:p>1900</text:p>
          </table:table-cell>
          <table:table-cell table:formula="of:=[.B795]/[.C795]" office:value-type="float" office:value="331163.157894737">
            <text:p>331163.157894737</text:p>
          </table:table-cell>
          <table:table-cell table:number-columns-repeated="1020"/>
        </table:table-row>
        <table:table-row table:style-name="ro1">
          <table:table-cell office:value-type="string">
            <text:p>SPNS</text:p>
          </table:table-cell>
          <table:table-cell office:value-type="float" office:value="119570000">
            <text:p>119570000</text:p>
          </table:table-cell>
          <table:table-cell office:value-type="float" office:value="361">
            <text:p>361</text:p>
          </table:table-cell>
          <table:table-cell table:formula="of:=[.B796]/[.C796]" office:value-type="float" office:value="331218.836565097">
            <text:p>331218.836565097</text:p>
          </table:table-cell>
          <table:table-cell table:number-columns-repeated="1020"/>
        </table:table-row>
        <table:table-row table:style-name="ro1">
          <table:table-cell office:value-type="string">
            <text:p>CSFL</text:p>
          </table:table-cell>
          <table:table-cell office:value-type="float" office:value="199460000">
            <text:p>199460000</text:p>
          </table:table-cell>
          <table:table-cell office:value-type="float" office:value="602">
            <text:p>602</text:p>
          </table:table-cell>
          <table:table-cell table:formula="of:=[.B797]/[.C797]" office:value-type="float" office:value="331328.903654485">
            <text:p>331328.903654485</text:p>
          </table:table-cell>
          <table:table-cell table:number-columns-repeated="1020"/>
        </table:table-row>
        <table:table-row table:style-name="ro1">
          <table:table-cell office:value-type="string">
            <text:p>AFFX</text:p>
          </table:table-cell>
          <table:table-cell office:value-type="float" office:value="298420000">
            <text:p>298420000</text:p>
          </table:table-cell>
          <table:table-cell office:value-type="float" office:value="900">
            <text:p>900</text:p>
          </table:table-cell>
          <table:table-cell table:formula="of:=[.B798]/[.C798]" office:value-type="float" office:value="331577.777777778">
            <text:p>331577.777777778</text:p>
          </table:table-cell>
          <table:table-cell table:number-columns-repeated="1020"/>
        </table:table-row>
        <table:table-row table:style-name="ro1">
          <table:table-cell office:value-type="string">
            <text:p>NOBH</text:p>
          </table:table-cell>
          <table:table-cell office:value-type="float" office:value="31310000">
            <text:p>31310000</text:p>
          </table:table-cell>
          <table:table-cell office:value-type="float" office:value="94">
            <text:p>94</text:p>
          </table:table-cell>
          <table:table-cell table:formula="of:=[.B799]/[.C799]" office:value-type="float" office:value="333085.106382979">
            <text:p>333085.106382979</text:p>
          </table:table-cell>
          <table:table-cell table:number-columns-repeated="1020"/>
        </table:table-row>
        <table:table-row table:style-name="ro1">
          <table:table-cell office:value-type="string">
            <text:p>CPBC</text:p>
          </table:table-cell>
          <table:table-cell office:value-type="float" office:value="46170000">
            <text:p>46170000</text:p>
          </table:table-cell>
          <table:table-cell office:value-type="float" office:value="138">
            <text:p>138</text:p>
          </table:table-cell>
          <table:table-cell table:formula="of:=[.B800]/[.C800]" office:value-type="float" office:value="334565.217391304">
            <text:p>334565.217391304</text:p>
          </table:table-cell>
          <table:table-cell table:number-columns-repeated="1020"/>
        </table:table-row>
        <table:table-row table:style-name="ro1">
          <table:table-cell office:value-type="string">
            <text:p>TITN</text:p>
          </table:table-cell>
          <table:table-cell office:value-type="float" office:value="534870000">
            <text:p>534870000</text:p>
          </table:table-cell>
          <table:table-cell office:value-type="float" office:value="1596">
            <text:p>1596</text:p>
          </table:table-cell>
          <table:table-cell table:formula="of:=[.B801]/[.C801]" office:value-type="float" office:value="335131.578947368">
            <text:p>335131.578947368</text:p>
          </table:table-cell>
          <table:table-cell table:number-columns-repeated="1020"/>
        </table:table-row>
        <table:table-row table:style-name="ro1">
          <table:table-cell office:value-type="string">
            <text:p>MGYR</text:p>
          </table:table-cell>
          <table:table-cell office:value-type="float" office:value="27860000">
            <text:p>27860000</text:p>
          </table:table-cell>
          <table:table-cell office:value-type="float" office:value="83">
            <text:p>83</text:p>
          </table:table-cell>
          <table:table-cell table:formula="of:=[.B802]/[.C802]" office:value-type="float" office:value="335662.65060241">
            <text:p>335662.65060241</text:p>
          </table:table-cell>
          <table:table-cell table:number-columns-repeated="1020"/>
        </table:table-row>
        <table:table-row table:style-name="ro1">
          <table:table-cell office:value-type="string">
            <text:p>UBSH</text:p>
          </table:table-cell>
          <table:table-cell office:value-type="float" office:value="351760000">
            <text:p>351760000</text:p>
          </table:table-cell>
          <table:table-cell office:value-type="float" office:value="1045">
            <text:p>1045</text:p>
          </table:table-cell>
          <table:table-cell table:formula="of:=[.B803]/[.C803]" office:value-type="float" office:value="336612.440191388">
            <text:p>336612.440191388</text:p>
          </table:table-cell>
          <table:table-cell table:number-columns-repeated="1020"/>
        </table:table-row>
        <table:table-row table:style-name="ro1">
          <table:table-cell office:value-type="string">
            <text:p>PLUS</text:p>
          </table:table-cell>
          <table:table-cell office:value-type="float" office:value="237400000">
            <text:p>237400000</text:p>
          </table:table-cell>
          <table:table-cell office:value-type="float" office:value="705">
            <text:p>705</text:p>
          </table:table-cell>
          <table:table-cell table:formula="of:=[.B804]/[.C804]" office:value-type="float" office:value="336737.588652482">
            <text:p>336737.588652482</text:p>
          </table:table-cell>
          <table:table-cell table:number-columns-repeated="1020"/>
        </table:table-row>
        <table:table-row table:style-name="ro1">
          <table:table-cell office:value-type="string">
            <text:p>TOFC</text:p>
          </table:table-cell>
          <table:table-cell office:value-type="float" office:value="51100000">
            <text:p>51100000</text:p>
          </table:table-cell>
          <table:table-cell office:value-type="float" office:value="151">
            <text:p>151</text:p>
          </table:table-cell>
          <table:table-cell table:formula="of:=[.B805]/[.C805]" office:value-type="float" office:value="338410.59602649">
            <text:p>338410.59602649</text:p>
          </table:table-cell>
          <table:table-cell table:number-columns-repeated="1020"/>
        </table:table-row>
        <table:table-row table:style-name="ro1">
          <table:table-cell office:value-type="string">
            <text:p>HAR</text:p>
          </table:table-cell>
          <table:table-cell office:value-type="float" office:value="3430000000">
            <text:p>3430000000</text:p>
          </table:table-cell>
          <table:table-cell office:value-type="float" office:value="10103">
            <text:p>10103</text:p>
          </table:table-cell>
          <table:table-cell table:formula="of:=[.B806]/[.C806]" office:value-type="float" office:value="339503.117885776">
            <text:p>339503.117885776</text:p>
          </table:table-cell>
          <table:table-cell table:number-columns-repeated="1020"/>
        </table:table-row>
        <table:table-row table:style-name="ro1">
          <table:table-cell office:value-type="string">
            <text:p>MASC</text:p>
          </table:table-cell>
          <table:table-cell office:value-type="float" office:value="89710000">
            <text:p>89710000</text:p>
          </table:table-cell>
          <table:table-cell office:value-type="float" office:value="264">
            <text:p>264</text:p>
          </table:table-cell>
          <table:table-cell table:formula="of:=[.B807]/[.C807]" office:value-type="float" office:value="339810.606060606">
            <text:p>339810.606060606</text:p>
          </table:table-cell>
          <table:table-cell table:number-columns-repeated="1020"/>
        </table:table-row>
        <table:table-row table:style-name="ro1">
          <table:table-cell office:value-type="string">
            <text:p>LMAT</text:p>
          </table:table-cell>
          <table:table-cell office:value-type="float" office:value="86900000">
            <text:p>86900000</text:p>
          </table:table-cell>
          <table:table-cell office:value-type="float" office:value="255">
            <text:p>255</text:p>
          </table:table-cell>
          <table:table-cell table:formula="of:=[.B808]/[.C808]" office:value-type="float" office:value="340784.31372549">
            <text:p>340784.31372549</text:p>
          </table:table-cell>
          <table:table-cell table:number-columns-repeated="1020"/>
        </table:table-row>
        <table:table-row table:style-name="ro1">
          <table:table-cell office:value-type="string">
            <text:p>DOV</text:p>
          </table:table-cell>
          <table:table-cell office:value-type="float" office:value="11620000000">
            <text:p>11620000000</text:p>
          </table:table-cell>
          <table:table-cell office:value-type="float" office:value="34000">
            <text:p>34000</text:p>
          </table:table-cell>
          <table:table-cell table:formula="of:=[.B809]/[.C809]" office:value-type="float" office:value="341764.705882353">
            <text:p>341764.705882353</text:p>
          </table:table-cell>
          <table:table-cell table:number-columns-repeated="1020"/>
        </table:table-row>
        <table:table-row table:style-name="ro1">
          <table:table-cell office:value-type="string">
            <text:p>DITC</text:p>
          </table:table-cell>
          <table:table-cell office:value-type="float" office:value="24980000">
            <text:p>24980000</text:p>
          </table:table-cell>
          <table:table-cell office:value-type="float" office:value="73">
            <text:p>73</text:p>
          </table:table-cell>
          <table:table-cell table:formula="of:=[.B810]/[.C810]" office:value-type="float" office:value="342191.780821918">
            <text:p>342191.780821918</text:p>
          </table:table-cell>
          <table:table-cell table:number-columns-repeated="1020"/>
        </table:table-row>
        <table:table-row table:style-name="ro1">
          <table:table-cell office:value-type="string">
            <text:p>RUE</text:p>
          </table:table-cell>
          <table:table-cell office:value-type="float" office:value="666620000">
            <text:p>666620000</text:p>
          </table:table-cell>
          <table:table-cell office:value-type="float" office:value="1948">
            <text:p>1948</text:p>
          </table:table-cell>
          <table:table-cell table:formula="of:=[.B811]/[.C811]" office:value-type="float" office:value="342207.392197125">
            <text:p>342207.392197125</text:p>
          </table:table-cell>
          <table:table-cell table:number-columns-repeated="1020"/>
        </table:table-row>
        <table:table-row table:style-name="ro1">
          <table:table-cell office:value-type="string">
            <text:p>PSMT</text:p>
          </table:table-cell>
          <table:table-cell office:value-type="float" office:value="1870000000">
            <text:p>1870000000</text:p>
          </table:table-cell>
          <table:table-cell office:value-type="float" office:value="5455">
            <text:p>5455</text:p>
          </table:table-cell>
          <table:table-cell table:formula="of:=[.B812]/[.C812]" office:value-type="float" office:value="342804.766269478">
            <text:p>342804.766269478</text:p>
          </table:table-cell>
          <table:table-cell table:number-columns-repeated="1020"/>
        </table:table-row>
        <table:table-row table:style-name="ro1">
          <table:table-cell office:value-type="string">
            <text:p>RFMD</text:p>
          </table:table-cell>
          <table:table-cell office:value-type="float" office:value="1290000000">
            <text:p>1290000000</text:p>
          </table:table-cell>
          <table:table-cell office:value-type="float" office:value="3726">
            <text:p>3726</text:p>
          </table:table-cell>
          <table:table-cell table:formula="of:=[.B813]/[.C813]" office:value-type="float" office:value="346215.78099839">
            <text:p>346215.78099839</text:p>
          </table:table-cell>
          <table:table-cell table:number-columns-repeated="1020"/>
        </table:table-row>
        <table:table-row table:style-name="ro1">
          <table:table-cell office:value-type="string">
            <text:p>JCTCF</text:p>
          </table:table-cell>
          <table:table-cell office:value-type="float" office:value="16980000">
            <text:p>16980000</text:p>
          </table:table-cell>
          <table:table-cell office:value-type="float" office:value="49">
            <text:p>49</text:p>
          </table:table-cell>
          <table:table-cell table:formula="of:=[.B814]/[.C814]" office:value-type="float" office:value="346530.612244898">
            <text:p>346530.612244898</text:p>
          </table:table-cell>
          <table:table-cell table:number-columns-repeated="1020"/>
        </table:table-row>
        <table:table-row table:style-name="ro1">
          <table:table-cell office:value-type="string">
            <text:p>CLRO</text:p>
          </table:table-cell>
          <table:table-cell office:value-type="float" office:value="42280000">
            <text:p>42280000</text:p>
          </table:table-cell>
          <table:table-cell office:value-type="float" office:value="122">
            <text:p>122</text:p>
          </table:table-cell>
          <table:table-cell table:formula="of:=[.B815]/[.C815]" office:value-type="float" office:value="346557.37704918">
            <text:p>346557.37704918</text:p>
          </table:table-cell>
          <table:table-cell table:number-columns-repeated="1020"/>
        </table:table-row>
        <table:table-row table:style-name="ro1">
          <table:table-cell office:value-type="string">
            <text:p>ASNA</text:p>
          </table:table-cell>
          <table:table-cell office:value-type="float" office:value="3120000000">
            <text:p>3120000000</text:p>
          </table:table-cell>
          <table:table-cell office:value-type="float" office:value="9000">
            <text:p>9000</text:p>
          </table:table-cell>
          <table:table-cell table:formula="of:=[.B816]/[.C816]" office:value-type="float" office:value="346666.666666667">
            <text:p>346666.666666667</text:p>
          </table:table-cell>
          <table:table-cell table:number-columns-repeated="1020"/>
        </table:table-row>
        <table:table-row table:style-name="ro1">
          <table:table-cell office:value-type="string">
            <text:p>EF</text:p>
          </table:table-cell>
          <table:table-cell office:value-type="float" office:value="183440000">
            <text:p>183440000</text:p>
          </table:table-cell>
          <table:table-cell office:value-type="float" office:value="529">
            <text:p>529</text:p>
          </table:table-cell>
          <table:table-cell table:formula="of:=[.B817]/[.C817]" office:value-type="float" office:value="346767.485822306">
            <text:p>346767.485822306</text:p>
          </table:table-cell>
          <table:table-cell table:number-columns-repeated="1020"/>
        </table:table-row>
        <table:table-row table:style-name="ro1">
          <table:table-cell office:value-type="string">
            <text:p>RHI</text:p>
          </table:table-cell>
          <table:table-cell office:value-type="float" office:value="3920000000">
            <text:p>3920000000</text:p>
          </table:table-cell>
          <table:table-cell office:value-type="float" office:value="11300">
            <text:p>11300</text:p>
          </table:table-cell>
          <table:table-cell table:formula="of:=[.B818]/[.C818]" office:value-type="float" office:value="346902.654867257">
            <text:p>346902.654867257</text:p>
          </table:table-cell>
          <table:table-cell table:number-columns-repeated="1020"/>
        </table:table-row>
        <table:table-row table:style-name="ro1">
          <table:table-cell office:value-type="string">
            <text:p>FISI</text:p>
          </table:table-cell>
          <table:table-cell office:value-type="float" office:value="208890000">
            <text:p>208890000</text:p>
          </table:table-cell>
          <table:table-cell office:value-type="float" office:value="600">
            <text:p>600</text:p>
          </table:table-cell>
          <table:table-cell table:formula="of:=[.B819]/[.C819]" office:value-type="float" office:value="348150">
            <text:p>348150</text:p>
          </table:table-cell>
          <table:table-cell table:number-columns-repeated="1020"/>
        </table:table-row>
        <table:table-row table:style-name="ro1">
          <table:table-cell office:value-type="string">
            <text:p>VRNT</text:p>
          </table:table-cell>
          <table:table-cell office:value-type="float" office:value="1080000000">
            <text:p>1080000000</text:p>
          </table:table-cell>
          <table:table-cell office:value-type="float" office:value="3100">
            <text:p>3100</text:p>
          </table:table-cell>
          <table:table-cell table:formula="of:=[.B820]/[.C820]" office:value-type="float" office:value="348387.096774194">
            <text:p>348387.096774194</text:p>
          </table:table-cell>
          <table:table-cell table:number-columns-repeated="1020"/>
        </table:table-row>
        <table:table-row table:style-name="ro1">
          <table:table-cell office:value-type="string">
            <text:p>MENT</text:p>
          </table:table-cell>
          <table:table-cell office:value-type="float" office:value="1650000000">
            <text:p>1650000000</text:p>
          </table:table-cell>
          <table:table-cell office:value-type="float" office:value="4700">
            <text:p>4700</text:p>
          </table:table-cell>
          <table:table-cell table:formula="of:=[.B821]/[.C821]" office:value-type="float" office:value="351063.829787234">
            <text:p>351063.829787234</text:p>
          </table:table-cell>
          <table:table-cell table:number-columns-repeated="1020"/>
        </table:table-row>
        <table:table-row table:style-name="ro1">
          <table:table-cell office:value-type="string">
            <text:p>ROCM</text:p>
          </table:table-cell>
          <table:table-cell office:value-type="float" office:value="115600000">
            <text:p>115600000</text:p>
          </table:table-cell>
          <table:table-cell office:value-type="float" office:value="328">
            <text:p>328</text:p>
          </table:table-cell>
          <table:table-cell table:formula="of:=[.B822]/[.C822]" office:value-type="float" office:value="352439.024390244">
            <text:p>352439.024390244</text:p>
          </table:table-cell>
          <table:table-cell table:number-columns-repeated="1020"/>
        </table:table-row>
        <table:table-row table:style-name="ro1">
          <table:table-cell office:value-type="string">
            <text:p>VLNC</text:p>
          </table:table-cell>
          <table:table-cell office:value-type="float" office:value="152840000">
            <text:p>152840000</text:p>
          </table:table-cell>
          <table:table-cell office:value-type="float" office:value="433">
            <text:p>433</text:p>
          </table:table-cell>
          <table:table-cell table:formula="of:=[.B823]/[.C823]" office:value-type="float" office:value="352979.2147806">
            <text:p>352979.2147806</text:p>
          </table:table-cell>
          <table:table-cell table:number-columns-repeated="1020"/>
        </table:table-row>
        <table:table-row table:style-name="ro1">
          <table:table-cell office:value-type="string">
            <text:p>PLUG</text:p>
          </table:table-cell>
          <table:table-cell office:value-type="float" office:value="47060000">
            <text:p>47060000</text:p>
          </table:table-cell>
          <table:table-cell office:value-type="float" office:value="133">
            <text:p>133</text:p>
          </table:table-cell>
          <table:table-cell table:formula="of:=[.B824]/[.C824]" office:value-type="float" office:value="353834.586466165">
            <text:p>353834.586466165</text:p>
          </table:table-cell>
          <table:table-cell table:number-columns-repeated="1020"/>
        </table:table-row>
        <table:table-row table:style-name="ro1">
          <table:table-cell office:value-type="string">
            <text:p>CRDN</text:p>
          </table:table-cell>
          <table:table-cell office:value-type="float" office:value="732990000">
            <text:p>732990000</text:p>
          </table:table-cell>
          <table:table-cell office:value-type="float" office:value="2067">
            <text:p>2067</text:p>
          </table:table-cell>
          <table:table-cell table:formula="of:=[.B825]/[.C825]" office:value-type="float" office:value="354615.384615385">
            <text:p>354615.384615385</text:p>
          </table:table-cell>
          <table:table-cell table:number-columns-repeated="1020"/>
        </table:table-row>
        <table:table-row table:style-name="ro1">
          <table:table-cell office:value-type="string">
            <text:p>FCFC</text:p>
          </table:table-cell>
          <table:table-cell office:value-type="float" office:value="93720000">
            <text:p>93720000</text:p>
          </table:table-cell>
          <table:table-cell office:value-type="float" office:value="264">
            <text:p>264</text:p>
          </table:table-cell>
          <table:table-cell table:formula="of:=[.B826]/[.C826]" office:value-type="float" office:value="355000">
            <text:p>355000</text:p>
          </table:table-cell>
          <table:table-cell table:number-columns-repeated="1020"/>
        </table:table-row>
        <table:table-row table:style-name="ro1">
          <table:table-cell office:value-type="string">
            <text:p>ESSX</text:p>
          </table:table-cell>
          <table:table-cell office:value-type="float" office:value="96980000">
            <text:p>96980000</text:p>
          </table:table-cell>
          <table:table-cell office:value-type="float" office:value="273">
            <text:p>273</text:p>
          </table:table-cell>
          <table:table-cell table:formula="of:=[.B827]/[.C827]" office:value-type="float" office:value="355238.095238095">
            <text:p>355238.095238095</text:p>
          </table:table-cell>
          <table:table-cell table:number-columns-repeated="1020"/>
        </table:table-row>
        <table:table-row table:style-name="ro1">
          <table:table-cell office:value-type="string">
            <text:p>TIBB</text:p>
          </table:table-cell>
          <table:table-cell office:value-type="float" office:value="134480000">
            <text:p>134480000</text:p>
          </table:table-cell>
          <table:table-cell office:value-type="float" office:value="375">
            <text:p>375</text:p>
          </table:table-cell>
          <table:table-cell table:formula="of:=[.B828]/[.C828]" office:value-type="float" office:value="358613.333333333">
            <text:p>358613.333333333</text:p>
          </table:table-cell>
          <table:table-cell table:number-columns-repeated="1020"/>
        </table:table-row>
        <table:table-row table:style-name="ro1">
          <table:table-cell office:value-type="string">
            <text:p>HOME</text:p>
          </table:table-cell>
          <table:table-cell office:value-type="float" office:value="141810000">
            <text:p>141810000</text:p>
          </table:table-cell>
          <table:table-cell office:value-type="float" office:value="395">
            <text:p>395</text:p>
          </table:table-cell>
          <table:table-cell table:formula="of:=[.B829]/[.C829]" office:value-type="float" office:value="359012.658227848">
            <text:p>359012.658227848</text:p>
          </table:table-cell>
          <table:table-cell table:number-columns-repeated="1020"/>
        </table:table-row>
        <table:table-row table:style-name="ro1">
          <table:table-cell office:value-type="string">
            <text:p>ATEC</text:p>
          </table:table-cell>
          <table:table-cell office:value-type="float" office:value="165220000">
            <text:p>165220000</text:p>
          </table:table-cell>
          <table:table-cell office:value-type="float" office:value="460">
            <text:p>460</text:p>
          </table:table-cell>
          <table:table-cell table:formula="of:=[.B830]/[.C830]" office:value-type="float" office:value="359173.913043478">
            <text:p>359173.913043478</text:p>
          </table:table-cell>
          <table:table-cell table:number-columns-repeated="1020"/>
        </table:table-row>
        <table:table-row table:style-name="ro1">
          <table:table-cell office:value-type="string">
            <text:p>VOCS</text:p>
          </table:table-cell>
          <table:table-cell office:value-type="float" office:value="270510000">
            <text:p>270510000</text:p>
          </table:table-cell>
          <table:table-cell office:value-type="float" office:value="752">
            <text:p>752</text:p>
          </table:table-cell>
          <table:table-cell table:formula="of:=[.B831]/[.C831]" office:value-type="float" office:value="359720.744680851">
            <text:p>359720.744680851</text:p>
          </table:table-cell>
          <table:table-cell table:number-columns-repeated="1020"/>
        </table:table-row>
        <table:table-row table:style-name="ro1">
          <table:table-cell office:value-type="string">
            <text:p>BSX</text:p>
          </table:table-cell>
          <table:table-cell office:value-type="float" office:value="8710000000">
            <text:p>8710000000</text:p>
          </table:table-cell>
          <table:table-cell office:value-type="float" office:value="24000">
            <text:p>24000</text:p>
          </table:table-cell>
          <table:table-cell table:formula="of:=[.B832]/[.C832]" office:value-type="float" office:value="362916.666666667">
            <text:p>362916.666666667</text:p>
          </table:table-cell>
          <table:table-cell table:number-columns-repeated="1020"/>
        </table:table-row>
        <table:table-row table:style-name="ro1">
          <table:table-cell office:value-type="string">
            <text:p>HALL</text:p>
          </table:table-cell>
          <table:table-cell office:value-type="float" office:value="127520000">
            <text:p>127520000</text:p>
          </table:table-cell>
          <table:table-cell office:value-type="float" office:value="351">
            <text:p>351</text:p>
          </table:table-cell>
          <table:table-cell table:formula="of:=[.B833]/[.C833]" office:value-type="float" office:value="363304.843304843">
            <text:p>363304.843304843</text:p>
          </table:table-cell>
          <table:table-cell table:number-columns-repeated="1020"/>
        </table:table-row>
        <table:table-row table:style-name="ro1">
          <table:table-cell office:value-type="string">
            <text:p>PTEN</text:p>
          </table:table-cell>
          <table:table-cell office:value-type="float" office:value="2990000000">
            <text:p>2990000000</text:p>
          </table:table-cell>
          <table:table-cell office:value-type="float" office:value="8200">
            <text:p>8200</text:p>
          </table:table-cell>
          <table:table-cell table:formula="of:=[.B834]/[.C834]" office:value-type="float" office:value="364634.146341463">
            <text:p>364634.146341463</text:p>
          </table:table-cell>
          <table:table-cell table:number-columns-repeated="1020"/>
        </table:table-row>
        <table:table-row table:style-name="ro1">
          <table:table-cell office:value-type="string">
            <text:p>PPG</text:p>
          </table:table-cell>
          <table:table-cell office:value-type="float" office:value="14060000000">
            <text:p>14060000000</text:p>
          </table:table-cell>
          <table:table-cell office:value-type="float" office:value="38400">
            <text:p>38400</text:p>
          </table:table-cell>
          <table:table-cell table:formula="of:=[.B835]/[.C835]" office:value-type="float" office:value="366145.833333333">
            <text:p>366145.833333333</text:p>
          </table:table-cell>
          <table:table-cell table:number-columns-repeated="1020"/>
        </table:table-row>
        <table:table-row table:style-name="ro1">
          <table:table-cell office:value-type="string">
            <text:p>TWIN</text:p>
          </table:table-cell>
          <table:table-cell office:value-type="float" office:value="344810000">
            <text:p>344810000</text:p>
          </table:table-cell>
          <table:table-cell office:value-type="float" office:value="941">
            <text:p>941</text:p>
          </table:table-cell>
          <table:table-cell table:formula="of:=[.B836]/[.C836]" office:value-type="float" office:value="366429.330499469">
            <text:p>366429.330499469</text:p>
          </table:table-cell>
          <table:table-cell table:number-columns-repeated="1020"/>
        </table:table-row>
        <table:table-row table:style-name="ro1">
          <table:table-cell office:value-type="string">
            <text:p>JFBC</text:p>
          </table:table-cell>
          <table:table-cell office:value-type="float" office:value="48060000">
            <text:p>48060000</text:p>
          </table:table-cell>
          <table:table-cell office:value-type="float" office:value="131">
            <text:p>131</text:p>
          </table:table-cell>
          <table:table-cell table:formula="of:=[.B837]/[.C837]" office:value-type="float" office:value="366870.229007634">
            <text:p>366870.229007634</text:p>
          </table:table-cell>
          <table:table-cell table:number-columns-repeated="1020"/>
        </table:table-row>
        <table:table-row table:style-name="ro1">
          <table:table-cell office:value-type="string">
            <text:p>RLOG</text:p>
          </table:table-cell>
          <table:table-cell office:value-type="float" office:value="145810000">
            <text:p>145810000</text:p>
          </table:table-cell>
          <table:table-cell office:value-type="float" office:value="397">
            <text:p>397</text:p>
          </table:table-cell>
          <table:table-cell table:formula="of:=[.B838]/[.C838]" office:value-type="float" office:value="367279.59697733">
            <text:p>367279.59697733</text:p>
          </table:table-cell>
          <table:table-cell table:number-columns-repeated="1020"/>
        </table:table-row>
        <table:table-row table:style-name="ro1">
          <table:table-cell office:value-type="string">
            <text:p>TCBK</text:p>
          </table:table-cell>
          <table:table-cell office:value-type="float" office:value="249900000">
            <text:p>249900000</text:p>
          </table:table-cell>
          <table:table-cell office:value-type="float" office:value="680">
            <text:p>680</text:p>
          </table:table-cell>
          <table:table-cell table:formula="of:=[.B839]/[.C839]" office:value-type="float" office:value="367500">
            <text:p>367500</text:p>
          </table:table-cell>
          <table:table-cell table:number-columns-repeated="1020"/>
        </table:table-row>
        <table:table-row table:style-name="ro1">
          <table:table-cell office:value-type="string">
            <text:p>RSG</text:p>
          </table:table-cell>
          <table:table-cell office:value-type="float" office:value="11040000000">
            <text:p>11040000000</text:p>
          </table:table-cell>
          <table:table-cell office:value-type="float" office:value="30000">
            <text:p>30000</text:p>
          </table:table-cell>
          <table:table-cell table:formula="of:=[.B840]/[.C840]" office:value-type="float" office:value="368000">
            <text:p>368000</text:p>
          </table:table-cell>
          <table:table-cell table:number-columns-repeated="1020"/>
        </table:table-row>
        <table:table-row table:style-name="ro1">
          <table:table-cell office:value-type="string">
            <text:p>SSRX</text:p>
          </table:table-cell>
          <table:table-cell office:value-type="float" office:value="257680000">
            <text:p>257680000</text:p>
          </table:table-cell>
          <table:table-cell office:value-type="float" office:value="700">
            <text:p>700</text:p>
          </table:table-cell>
          <table:table-cell table:formula="of:=[.B841]/[.C841]" office:value-type="float" office:value="368114.285714286">
            <text:p>368114.285714286</text:p>
          </table:table-cell>
          <table:table-cell table:number-columns-repeated="1020"/>
        </table:table-row>
        <table:table-row table:style-name="ro1">
          <table:table-cell office:value-type="string">
            <text:p>HIG</text:p>
          </table:table-cell>
          <table:table-cell office:value-type="float" office:value="8990000000">
            <text:p>8990000000</text:p>
          </table:table-cell>
          <table:table-cell office:value-type="float" office:value="24400">
            <text:p>24400</text:p>
          </table:table-cell>
          <table:table-cell table:formula="of:=[.B842]/[.C842]" office:value-type="float" office:value="368442.62295082">
            <text:p>368442.62295082</text:p>
          </table:table-cell>
          <table:table-cell table:number-columns-repeated="1020"/>
        </table:table-row>
        <table:table-row table:style-name="ro1">
          <table:table-cell office:value-type="string">
            <text:p>WSBC</text:p>
          </table:table-cell>
          <table:table-cell office:value-type="float" office:value="504350000">
            <text:p>504350000</text:p>
          </table:table-cell>
          <table:table-cell office:value-type="float" office:value="1368">
            <text:p>1368</text:p>
          </table:table-cell>
          <table:table-cell table:formula="of:=[.B843]/[.C843]" office:value-type="float" office:value="368676.900584795">
            <text:p>368676.900584795</text:p>
          </table:table-cell>
          <table:table-cell table:number-columns-repeated="1020"/>
        </table:table-row>
        <table:table-row table:style-name="ro1">
          <table:table-cell office:value-type="string">
            <text:p>PSBH</text:p>
          </table:table-cell>
          <table:table-cell office:value-type="float" office:value="30240000">
            <text:p>30240000</text:p>
          </table:table-cell>
          <table:table-cell office:value-type="float" office:value="82">
            <text:p>82</text:p>
          </table:table-cell>
          <table:table-cell table:formula="of:=[.B844]/[.C844]" office:value-type="float" office:value="368780.487804878">
            <text:p>368780.487804878</text:p>
          </table:table-cell>
          <table:table-cell table:number-columns-repeated="1020"/>
        </table:table-row>
        <table:table-row table:style-name="ro1">
          <table:table-cell office:value-type="string">
            <text:p>CBE</text:p>
          </table:table-cell>
          <table:table-cell office:value-type="float" office:value="9520000000">
            <text:p>9520000000</text:p>
          </table:table-cell>
          <table:table-cell office:value-type="float" office:value="25786">
            <text:p>25786</text:p>
          </table:table-cell>
          <table:table-cell table:formula="of:=[.B845]/[.C845]" office:value-type="float" office:value="369192.585123711">
            <text:p>369192.585123711</text:p>
          </table:table-cell>
          <table:table-cell table:number-columns-repeated="1020"/>
        </table:table-row>
        <table:table-row table:style-name="ro1">
          <table:table-cell office:value-type="string">
            <text:p>KLIC</text:p>
          </table:table-cell>
          <table:table-cell office:value-type="float" office:value="816090000">
            <text:p>816090000</text:p>
          </table:table-cell>
          <table:table-cell office:value-type="float" office:value="2200">
            <text:p>2200</text:p>
          </table:table-cell>
          <table:table-cell table:formula="of:=[.B846]/[.C846]" office:value-type="float" office:value="370950">
            <text:p>370950</text:p>
          </table:table-cell>
          <table:table-cell table:number-columns-repeated="1020"/>
        </table:table-row>
        <table:table-row table:style-name="ro1">
          <table:table-cell office:value-type="string">
            <text:p>SYY</text:p>
          </table:table-cell>
          <table:table-cell office:value-type="float" office:value="17160000000">
            <text:p>17160000000</text:p>
          </table:table-cell>
          <table:table-cell office:value-type="float" office:value="46000">
            <text:p>46000</text:p>
          </table:table-cell>
          <table:table-cell table:formula="of:=[.B847]/[.C847]" office:value-type="float" office:value="373043.47826087">
            <text:p>373043.47826087</text:p>
          </table:table-cell>
          <table:table-cell table:number-columns-repeated="1020"/>
        </table:table-row>
        <table:table-row table:style-name="ro1">
          <table:table-cell office:value-type="string">
            <text:p>OLCB</text:p>
          </table:table-cell>
          <table:table-cell office:value-type="float" office:value="18730000">
            <text:p>18730000</text:p>
          </table:table-cell>
          <table:table-cell office:value-type="float" office:value="50">
            <text:p>50</text:p>
          </table:table-cell>
          <table:table-cell table:formula="of:=[.B848]/[.C848]" office:value-type="float" office:value="374600">
            <text:p>374600</text:p>
          </table:table-cell>
          <table:table-cell table:number-columns-repeated="1020"/>
        </table:table-row>
        <table:table-row table:style-name="ro1">
          <table:table-cell office:value-type="string">
            <text:p>ECL</text:p>
          </table:table-cell>
          <table:table-cell office:value-type="float" office:value="15020000000">
            <text:p>15020000000</text:p>
          </table:table-cell>
          <table:table-cell office:value-type="float" office:value="40000">
            <text:p>40000</text:p>
          </table:table-cell>
          <table:table-cell table:formula="of:=[.B849]/[.C849]" office:value-type="float" office:value="375500">
            <text:p>375500</text:p>
          </table:table-cell>
          <table:table-cell table:number-columns-repeated="1020"/>
        </table:table-row>
        <table:table-row table:style-name="ro1">
          <table:table-cell office:value-type="string">
            <text:p>GRFS</text:p>
          </table:table-cell>
          <table:table-cell office:value-type="float" office:value="4219999999">
            <text:p>4219999999</text:p>
          </table:table-cell>
          <table:table-cell office:value-type="float" office:value="11225">
            <text:p>11225</text:p>
          </table:table-cell>
          <table:table-cell table:formula="of:=[.B850]/[.C850]" office:value-type="float" office:value="375946.5477951">
            <text:p>375946.5477951</text:p>
          </table:table-cell>
          <table:table-cell table:number-columns-repeated="1020"/>
        </table:table-row>
        <table:table-row table:style-name="ro1">
          <table:table-cell office:value-type="string">
            <text:p>PRPH</text:p>
          </table:table-cell>
          <table:table-cell office:value-type="float" office:value="16559999">
            <text:p>16559999</text:p>
          </table:table-cell>
          <table:table-cell office:value-type="float" office:value="44">
            <text:p>44</text:p>
          </table:table-cell>
          <table:table-cell table:formula="of:=[.B851]/[.C851]" office:value-type="float" office:value="376363.613636364">
            <text:p>376363.613636364</text:p>
          </table:table-cell>
          <table:table-cell table:number-columns-repeated="1020"/>
        </table:table-row>
        <table:table-row table:style-name="ro1">
          <table:table-cell office:value-type="string">
            <text:p>EXAC</text:p>
          </table:table-cell>
          <table:table-cell office:value-type="float" office:value="208530000">
            <text:p>208530000</text:p>
          </table:table-cell>
          <table:table-cell office:value-type="float" office:value="553">
            <text:p>553</text:p>
          </table:table-cell>
          <table:table-cell table:formula="of:=[.B852]/[.C852]" office:value-type="float" office:value="377088.607594937">
            <text:p>377088.607594937</text:p>
          </table:table-cell>
          <table:table-cell table:number-columns-repeated="1020"/>
        </table:table-row>
        <table:table-row table:style-name="ro1">
          <table:table-cell office:value-type="string">
            <text:p>JOEZ</text:p>
          </table:table-cell>
          <table:table-cell office:value-type="float" office:value="58440000">
            <text:p>58440000</text:p>
          </table:table-cell>
          <table:table-cell office:value-type="float" office:value="154">
            <text:p>154</text:p>
          </table:table-cell>
          <table:table-cell table:formula="of:=[.B853]/[.C853]" office:value-type="float" office:value="379480.519480519">
            <text:p>379480.519480519</text:p>
          </table:table-cell>
          <table:table-cell table:number-columns-repeated="1020"/>
        </table:table-row>
        <table:table-row table:style-name="ro1">
          <table:table-cell office:value-type="string">
            <text:p>FBIZ</text:p>
          </table:table-cell>
          <table:table-cell office:value-type="float" office:value="47300000">
            <text:p>47300000</text:p>
          </table:table-cell>
          <table:table-cell office:value-type="float" office:value="124">
            <text:p>124</text:p>
          </table:table-cell>
          <table:table-cell table:formula="of:=[.B854]/[.C854]" office:value-type="float" office:value="381451.612903226">
            <text:p>381451.612903226</text:p>
          </table:table-cell>
          <table:table-cell table:number-columns-repeated="1020"/>
        </table:table-row>
        <table:table-row table:style-name="ro1">
          <table:table-cell office:value-type="string">
            <text:p>JOSB</text:p>
          </table:table-cell>
          <table:table-cell office:value-type="float" office:value="1430000000">
            <text:p>1430000000</text:p>
          </table:table-cell>
          <table:table-cell office:value-type="float" office:value="3728">
            <text:p>3728</text:p>
          </table:table-cell>
          <table:table-cell table:formula="of:=[.B855]/[.C855]" office:value-type="float" office:value="383583.690987124">
            <text:p>383583.690987124</text:p>
          </table:table-cell>
          <table:table-cell table:number-columns-repeated="1020"/>
        </table:table-row>
        <table:table-row table:style-name="ro1">
          <table:table-cell office:value-type="string">
            <text:p>HSP</text:p>
          </table:table-cell>
          <table:table-cell office:value-type="float" office:value="5760000000">
            <text:p>5760000000</text:p>
          </table:table-cell>
          <table:table-cell office:value-type="float" office:value="15000">
            <text:p>15000</text:p>
          </table:table-cell>
          <table:table-cell table:formula="of:=[.B856]/[.C856]" office:value-type="float" office:value="384000">
            <text:p>384000</text:p>
          </table:table-cell>
          <table:table-cell table:number-columns-repeated="1020"/>
        </table:table-row>
        <table:table-row table:style-name="ro1">
          <table:table-cell office:value-type="string">
            <text:p>HRL</text:p>
          </table:table-cell>
          <table:table-cell office:value-type="float" office:value="7490000000">
            <text:p>7490000000</text:p>
          </table:table-cell>
          <table:table-cell office:value-type="float" office:value="19500">
            <text:p>19500</text:p>
          </table:table-cell>
          <table:table-cell table:formula="of:=[.B857]/[.C857]" office:value-type="float" office:value="384102.564102564">
            <text:p>384102.564102564</text:p>
          </table:table-cell>
          <table:table-cell table:number-columns-repeated="1020"/>
        </table:table-row>
        <table:table-row table:style-name="ro1">
          <table:table-cell office:value-type="string">
            <text:p>FINL</text:p>
          </table:table-cell>
          <table:table-cell office:value-type="float" office:value="1230000000">
            <text:p>1230000000</text:p>
          </table:table-cell>
          <table:table-cell office:value-type="float" office:value="3200">
            <text:p>3200</text:p>
          </table:table-cell>
          <table:table-cell table:formula="of:=[.B858]/[.C858]" office:value-type="float" office:value="384375">
            <text:p>384375</text:p>
          </table:table-cell>
          <table:table-cell table:number-columns-repeated="1020"/>
        </table:table-row>
        <table:table-row table:style-name="ro1">
          <table:table-cell office:value-type="string">
            <text:p>UTX</text:p>
          </table:table-cell>
          <table:table-cell office:value-type="float" office:value="76840000000">
            <text:p>76840000000</text:p>
          </table:table-cell>
          <table:table-cell office:value-type="float" office:value="199900">
            <text:p>199900</text:p>
          </table:table-cell>
          <table:table-cell table:formula="of:=[.B859]/[.C859]" office:value-type="float" office:value="384392.196098049">
            <text:p>384392.196098049</text:p>
          </table:table-cell>
          <table:table-cell table:number-columns-repeated="1020"/>
        </table:table-row>
        <table:table-row table:style-name="ro1">
          <table:table-cell office:value-type="string">
            <text:p>DISH</text:p>
          </table:table-cell>
          <table:table-cell office:value-type="float" office:value="13090000000">
            <text:p>13090000000</text:p>
          </table:table-cell>
          <table:table-cell office:value-type="float" office:value="34000">
            <text:p>34000</text:p>
          </table:table-cell>
          <table:table-cell table:formula="of:=[.B860]/[.C860]" office:value-type="float" office:value="385000">
            <text:p>385000</text:p>
          </table:table-cell>
          <table:table-cell table:number-columns-repeated="1020"/>
        </table:table-row>
        <table:table-row table:style-name="ro1">
          <table:table-cell office:value-type="string">
            <text:p>PVSW</text:p>
          </table:table-cell>
          <table:table-cell office:value-type="float" office:value="97070000">
            <text:p>97070000</text:p>
          </table:table-cell>
          <table:table-cell office:value-type="float" office:value="252">
            <text:p>252</text:p>
          </table:table-cell>
          <table:table-cell table:formula="of:=[.B861]/[.C861]" office:value-type="float" office:value="385198.412698413">
            <text:p>385198.412698413</text:p>
          </table:table-cell>
          <table:table-cell table:number-columns-repeated="1020"/>
        </table:table-row>
        <table:table-row table:style-name="ro1">
          <table:table-cell office:value-type="string">
            <text:p>LPSB</text:p>
          </table:table-cell>
          <table:table-cell office:value-type="float" office:value="39690000">
            <text:p>39690000</text:p>
          </table:table-cell>
          <table:table-cell office:value-type="float" office:value="103">
            <text:p>103</text:p>
          </table:table-cell>
          <table:table-cell table:formula="of:=[.B862]/[.C862]" office:value-type="float" office:value="385339.805825243">
            <text:p>385339.805825243</text:p>
          </table:table-cell>
          <table:table-cell table:number-columns-repeated="1020"/>
        </table:table-row>
        <table:table-row table:style-name="ro1">
          <table:table-cell office:value-type="string">
            <text:p>MTSC</text:p>
          </table:table-cell>
          <table:table-cell office:value-type="float" office:value="772150000">
            <text:p>772150000</text:p>
          </table:table-cell>
          <table:table-cell office:value-type="float" office:value="2003">
            <text:p>2003</text:p>
          </table:table-cell>
          <table:table-cell table:formula="of:=[.B863]/[.C863]" office:value-type="float" office:value="385496.754867698">
            <text:p>385496.754867698</text:p>
          </table:table-cell>
          <table:table-cell table:number-columns-repeated="1020"/>
        </table:table-row>
        <table:table-row table:style-name="ro1">
          <table:table-cell office:value-type="string">
            <text:p>DGII</text:p>
          </table:table-cell>
          <table:table-cell office:value-type="float" office:value="267589999">
            <text:p>267589999</text:p>
          </table:table-cell>
          <table:table-cell office:value-type="float" office:value="691">
            <text:p>691</text:p>
          </table:table-cell>
          <table:table-cell table:formula="of:=[.B864]/[.C864]" office:value-type="float" office:value="387250.360347323">
            <text:p>387250.360347323</text:p>
          </table:table-cell>
          <table:table-cell table:number-columns-repeated="1020"/>
        </table:table-row>
        <table:table-row table:style-name="ro1">
          <table:table-cell office:value-type="string">
            <text:p>SURW</text:p>
          </table:table-cell>
          <table:table-cell office:value-type="float" office:value="316880000">
            <text:p>316880000</text:p>
          </table:table-cell>
          <table:table-cell office:value-type="float" office:value="818">
            <text:p>818</text:p>
          </table:table-cell>
          <table:table-cell table:formula="of:=[.B865]/[.C865]" office:value-type="float" office:value="387383.863080685">
            <text:p>387383.863080685</text:p>
          </table:table-cell>
          <table:table-cell table:number-columns-repeated="1020"/>
        </table:table-row>
        <table:table-row table:style-name="ro1">
          <table:table-cell office:value-type="string">
            <text:p>OPAY</text:p>
          </table:table-cell>
          <table:table-cell office:value-type="float" office:value="87030000">
            <text:p>87030000</text:p>
          </table:table-cell>
          <table:table-cell office:value-type="float" office:value="223">
            <text:p>223</text:p>
          </table:table-cell>
          <table:table-cell table:formula="of:=[.B866]/[.C866]" office:value-type="float" office:value="390269.058295964">
            <text:p>390269.058295964</text:p>
          </table:table-cell>
          <table:table-cell table:number-columns-repeated="1020"/>
        </table:table-row>
        <table:table-row table:style-name="ro1">
          <table:table-cell office:value-type="string">
            <text:p>ASPS</text:p>
          </table:table-cell>
          <table:table-cell office:value-type="float" office:value="1510000000">
            <text:p>1510000000</text:p>
          </table:table-cell>
          <table:table-cell office:value-type="float" office:value="3864">
            <text:p>3864</text:p>
          </table:table-cell>
          <table:table-cell table:formula="of:=[.B867]/[.C867]" office:value-type="float" office:value="390786.749482402">
            <text:p>390786.749482402</text:p>
          </table:table-cell>
          <table:table-cell table:number-columns-repeated="1020"/>
        </table:table-row>
        <table:table-row table:style-name="ro1">
          <table:table-cell office:value-type="string">
            <text:p>BABY</text:p>
          </table:table-cell>
          <table:table-cell office:value-type="float" office:value="293310000">
            <text:p>293310000</text:p>
          </table:table-cell>
          <table:table-cell office:value-type="float" office:value="750">
            <text:p>750</text:p>
          </table:table-cell>
          <table:table-cell table:formula="of:=[.B868]/[.C868]" office:value-type="float" office:value="391080">
            <text:p>391080</text:p>
          </table:table-cell>
          <table:table-cell table:number-columns-repeated="1020"/>
        </table:table-row>
        <table:table-row table:style-name="ro1">
          <table:table-cell office:value-type="string">
            <text:p>IGOI</text:p>
          </table:table-cell>
          <table:table-cell office:value-type="float" office:value="24260000">
            <text:p>24260000</text:p>
          </table:table-cell>
          <table:table-cell office:value-type="float" office:value="62">
            <text:p>62</text:p>
          </table:table-cell>
          <table:table-cell table:formula="of:=[.B869]/[.C869]" office:value-type="float" office:value="391290.322580645">
            <text:p>391290.322580645</text:p>
          </table:table-cell>
          <table:table-cell table:number-columns-repeated="1020"/>
        </table:table-row>
        <table:table-row table:style-name="ro1">
          <table:table-cell office:value-type="string">
            <text:p>MVIS</text:p>
          </table:table-cell>
          <table:table-cell office:value-type="float" office:value="42270000">
            <text:p>42270000</text:p>
          </table:table-cell>
          <table:table-cell office:value-type="float" office:value="108">
            <text:p>108</text:p>
          </table:table-cell>
          <table:table-cell table:formula="of:=[.B870]/[.C870]" office:value-type="float" office:value="391388.888888889">
            <text:p>391388.888888889</text:p>
          </table:table-cell>
          <table:table-cell table:number-columns-repeated="1020"/>
        </table:table-row>
        <table:table-row table:style-name="ro1">
          <table:table-cell office:value-type="string">
            <text:p>SCEI</text:p>
          </table:table-cell>
          <table:table-cell office:value-type="float" office:value="64980000">
            <text:p>64980000</text:p>
          </table:table-cell>
          <table:table-cell office:value-type="float" office:value="166">
            <text:p>166</text:p>
          </table:table-cell>
          <table:table-cell table:formula="of:=[.B871]/[.C871]" office:value-type="float" office:value="391445.78313253">
            <text:p>391445.78313253</text:p>
          </table:table-cell>
          <table:table-cell table:number-columns-repeated="1020"/>
        </table:table-row>
        <table:table-row table:style-name="ro1">
          <table:table-cell office:value-type="string">
            <text:p>OKSB</text:p>
          </table:table-cell>
          <table:table-cell office:value-type="float" office:value="170330000">
            <text:p>170330000</text:p>
          </table:table-cell>
          <table:table-cell office:value-type="float" office:value="435">
            <text:p>435</text:p>
          </table:table-cell>
          <table:table-cell table:formula="of:=[.B872]/[.C872]" office:value-type="float" office:value="391563.218390805">
            <text:p>391563.218390805</text:p>
          </table:table-cell>
          <table:table-cell table:number-columns-repeated="1020"/>
        </table:table-row>
        <table:table-row table:style-name="ro1">
          <table:table-cell office:value-type="string">
            <text:p>SFNC</text:p>
          </table:table-cell>
          <table:table-cell office:value-type="float" office:value="426860000">
            <text:p>426860000</text:p>
          </table:table-cell>
          <table:table-cell office:value-type="float" office:value="1083">
            <text:p>1083</text:p>
          </table:table-cell>
          <table:table-cell table:formula="of:=[.B873]/[.C873]" office:value-type="float" office:value="394145.891043398">
            <text:p>394145.891043398</text:p>
          </table:table-cell>
          <table:table-cell table:number-columns-repeated="1020"/>
        </table:table-row>
        <table:table-row table:style-name="ro1">
          <table:table-cell office:value-type="string">
            <text:p>BDE</text:p>
          </table:table-cell>
          <table:table-cell office:value-type="float" office:value="187380000">
            <text:p>187380000</text:p>
          </table:table-cell>
          <table:table-cell office:value-type="float" office:value="475">
            <text:p>475</text:p>
          </table:table-cell>
          <table:table-cell table:formula="of:=[.B874]/[.C874]" office:value-type="float" office:value="394484.210526316">
            <text:p>394484.210526316</text:p>
          </table:table-cell>
          <table:table-cell table:number-columns-repeated="1020"/>
        </table:table-row>
        <table:table-row table:style-name="ro1">
          <table:table-cell office:value-type="string">
            <text:p>EGAN</text:p>
          </table:table-cell>
          <table:table-cell office:value-type="float" office:value="126930000">
            <text:p>126930000</text:p>
          </table:table-cell>
          <table:table-cell office:value-type="float" office:value="321">
            <text:p>321</text:p>
          </table:table-cell>
          <table:table-cell table:formula="of:=[.B875]/[.C875]" office:value-type="float" office:value="395420.560747664">
            <text:p>395420.560747664</text:p>
          </table:table-cell>
          <table:table-cell table:number-columns-repeated="1020"/>
        </table:table-row>
        <table:table-row table:style-name="ro1">
          <table:table-cell office:value-type="string">
            <text:p>TAYD</text:p>
          </table:table-cell>
          <table:table-cell office:value-type="float" office:value="35240000">
            <text:p>35240000</text:p>
          </table:table-cell>
          <table:table-cell office:value-type="float" office:value="89">
            <text:p>89</text:p>
          </table:table-cell>
          <table:table-cell table:formula="of:=[.B876]/[.C876]" office:value-type="float" office:value="395955.056179775">
            <text:p>395955.056179775</text:p>
          </table:table-cell>
          <table:table-cell table:number-columns-repeated="1020"/>
        </table:table-row>
        <table:table-row table:style-name="ro1">
          <table:table-cell office:value-type="string">
            <text:p>ALRN</text:p>
          </table:table-cell>
          <table:table-cell office:value-type="float" office:value="6350000">
            <text:p>6350000</text:p>
          </table:table-cell>
          <table:table-cell office:value-type="float" office:value="16">
            <text:p>16</text:p>
          </table:table-cell>
          <table:table-cell table:formula="of:=[.B877]/[.C877]" office:value-type="float" office:value="396875">
            <text:p>396875</text:p>
          </table:table-cell>
          <table:table-cell table:number-columns-repeated="1020"/>
        </table:table-row>
        <table:table-row table:style-name="ro1">
          <table:table-cell office:value-type="string">
            <text:p>AZO</text:p>
          </table:table-cell>
          <table:table-cell office:value-type="float" office:value="14740000000">
            <text:p>14740000000</text:p>
          </table:table-cell>
          <table:table-cell office:value-type="float" office:value="37050">
            <text:p>37050</text:p>
          </table:table-cell>
          <table:table-cell table:formula="of:=[.B878]/[.C878]" office:value-type="float" office:value="397840.755735493">
            <text:p>397840.755735493</text:p>
          </table:table-cell>
          <table:table-cell table:number-columns-repeated="1020"/>
        </table:table-row>
        <table:table-row table:style-name="ro1">
          <table:table-cell office:value-type="string">
            <text:p>SCON</text:p>
          </table:table-cell>
          <table:table-cell office:value-type="float" office:value="31480000">
            <text:p>31480000</text:p>
          </table:table-cell>
          <table:table-cell office:value-type="float" office:value="79">
            <text:p>79</text:p>
          </table:table-cell>
          <table:table-cell table:formula="of:=[.B879]/[.C879]" office:value-type="float" office:value="398481.012658228">
            <text:p>398481.012658228</text:p>
          </table:table-cell>
          <table:table-cell table:number-columns-repeated="1020"/>
        </table:table-row>
        <table:table-row table:style-name="ro1">
          <table:table-cell office:value-type="string">
            <text:p>CMG</text:p>
          </table:table-cell>
          <table:table-cell office:value-type="float" office:value="12330000000">
            <text:p>12330000000</text:p>
          </table:table-cell>
          <table:table-cell office:value-type="float" office:value="30940">
            <text:p>30940</text:p>
          </table:table-cell>
          <table:table-cell table:formula="of:=[.B880]/[.C880]" office:value-type="float" office:value="398513.251454428">
            <text:p>398513.251454428</text:p>
          </table:table-cell>
          <table:table-cell table:number-columns-repeated="1020"/>
        </table:table-row>
        <table:table-row table:style-name="ro1">
          <table:table-cell office:value-type="string">
            <text:p>OPWV</text:p>
          </table:table-cell>
          <table:table-cell office:value-type="float" office:value="214840000">
            <text:p>214840000</text:p>
          </table:table-cell>
          <table:table-cell office:value-type="float" office:value="536">
            <text:p>536</text:p>
          </table:table-cell>
          <table:table-cell table:formula="of:=[.B881]/[.C881]" office:value-type="float" office:value="400820.895522388">
            <text:p>400820.895522388</text:p>
          </table:table-cell>
          <table:table-cell table:number-columns-repeated="1020"/>
        </table:table-row>
        <table:table-row table:style-name="ro1">
          <table:table-cell office:value-type="string">
            <text:p>BITS</text:p>
          </table:table-cell>
          <table:table-cell office:value-type="float" office:value="57750000">
            <text:p>57750000</text:p>
          </table:table-cell>
          <table:table-cell office:value-type="float" office:value="144">
            <text:p>144</text:p>
          </table:table-cell>
          <table:table-cell table:formula="of:=[.B882]/[.C882]" office:value-type="float" office:value="401041.666666667">
            <text:p>401041.666666667</text:p>
          </table:table-cell>
          <table:table-cell table:number-columns-repeated="1020"/>
        </table:table-row>
        <table:table-row table:style-name="ro1">
          <table:table-cell office:value-type="string">
            <text:p>MSPD</text:p>
          </table:table-cell>
          <table:table-cell office:value-type="float" office:value="217730000">
            <text:p>217730000</text:p>
          </table:table-cell>
          <table:table-cell office:value-type="float" office:value="541">
            <text:p>541</text:p>
          </table:table-cell>
          <table:table-cell table:formula="of:=[.B883]/[.C883]" office:value-type="float" office:value="402458.410351202">
            <text:p>402458.410351202</text:p>
          </table:table-cell>
          <table:table-cell table:number-columns-repeated="1020"/>
        </table:table-row>
        <table:table-row table:style-name="ro1">
          <table:table-cell office:value-type="string">
            <text:p>CI</text:p>
          </table:table-cell>
          <table:table-cell office:value-type="float" office:value="12660000000">
            <text:p>12660000000</text:p>
          </table:table-cell>
          <table:table-cell office:value-type="float" office:value="31400">
            <text:p>31400</text:p>
          </table:table-cell>
          <table:table-cell table:formula="of:=[.B884]/[.C884]" office:value-type="float" office:value="403184.713375796">
            <text:p>403184.713375796</text:p>
          </table:table-cell>
          <table:table-cell table:number-columns-repeated="1020"/>
        </table:table-row>
        <table:table-row table:style-name="ro1">
          <table:table-cell office:value-type="string">
            <text:p>DAIO</text:p>
          </table:table-cell>
          <table:table-cell office:value-type="float" office:value="36430000">
            <text:p>36430000</text:p>
          </table:table-cell>
          <table:table-cell office:value-type="float" office:value="90">
            <text:p>90</text:p>
          </table:table-cell>
          <table:table-cell table:formula="of:=[.B885]/[.C885]" office:value-type="float" office:value="404777.777777778">
            <text:p>404777.777777778</text:p>
          </table:table-cell>
          <table:table-cell table:number-columns-repeated="1020"/>
        </table:table-row>
        <table:table-row table:style-name="ro1">
          <table:table-cell office:value-type="string">
            <text:p>THRD</text:p>
          </table:table-cell>
          <table:table-cell office:value-type="float" office:value="68050000">
            <text:p>68050000</text:p>
          </table:table-cell>
          <table:table-cell office:value-type="float" office:value="168">
            <text:p>168</text:p>
          </table:table-cell>
          <table:table-cell table:formula="of:=[.B886]/[.C886]" office:value-type="float" office:value="405059.523809524">
            <text:p>405059.523809524</text:p>
          </table:table-cell>
          <table:table-cell table:number-columns-repeated="1020"/>
        </table:table-row>
        <table:table-row table:style-name="ro1">
          <table:table-cell office:value-type="string">
            <text:p>CFN</text:p>
          </table:table-cell>
          <table:table-cell office:value-type="float" office:value="5680000000">
            <text:p>5680000000</text:p>
          </table:table-cell>
          <table:table-cell office:value-type="float" office:value="14000">
            <text:p>14000</text:p>
          </table:table-cell>
          <table:table-cell table:formula="of:=[.B887]/[.C887]" office:value-type="float" office:value="405714.285714286">
            <text:p>405714.285714286</text:p>
          </table:table-cell>
          <table:table-cell table:number-columns-repeated="1020"/>
        </table:table-row>
        <table:table-row table:style-name="ro1">
          <table:table-cell office:value-type="string">
            <text:p>FCEL</text:p>
          </table:table-cell>
          <table:table-cell office:value-type="float" office:value="191110000">
            <text:p>191110000</text:p>
          </table:table-cell>
          <table:table-cell office:value-type="float" office:value="471">
            <text:p>471</text:p>
          </table:table-cell>
          <table:table-cell table:formula="of:=[.B888]/[.C888]" office:value-type="float" office:value="405753.715498938">
            <text:p>405753.715498938</text:p>
          </table:table-cell>
          <table:table-cell table:number-columns-repeated="1020"/>
        </table:table-row>
        <table:table-row table:style-name="ro1">
          <table:table-cell office:value-type="string">
            <text:p>HGSH</text:p>
          </table:table-cell>
          <table:table-cell office:value-type="float" office:value="35320000">
            <text:p>35320000</text:p>
          </table:table-cell>
          <table:table-cell office:value-type="float" office:value="87">
            <text:p>87</text:p>
          </table:table-cell>
          <table:table-cell table:formula="of:=[.B889]/[.C889]" office:value-type="float" office:value="405977.011494253">
            <text:p>405977.011494253</text:p>
          </table:table-cell>
          <table:table-cell table:number-columns-repeated="1020"/>
        </table:table-row>
        <table:table-row table:style-name="ro1">
          <table:table-cell office:value-type="string">
            <text:p>RIMM</text:p>
          </table:table-cell>
          <table:table-cell office:value-type="float" office:value="7110000000">
            <text:p>7110000000</text:p>
          </table:table-cell>
          <table:table-cell office:value-type="float" office:value="17500">
            <text:p>17500</text:p>
          </table:table-cell>
          <table:table-cell table:formula="of:=[.B890]/[.C890]" office:value-type="float" office:value="406285.714285714">
            <text:p>406285.714285714</text:p>
          </table:table-cell>
          <table:table-cell table:number-columns-repeated="1020"/>
        </table:table-row>
        <table:table-row table:style-name="ro1">
          <table:table-cell office:value-type="string">
            <text:p>COST</text:p>
          </table:table-cell>
          <table:table-cell office:value-type="float" office:value="37500000000">
            <text:p>37500000000</text:p>
          </table:table-cell>
          <table:table-cell office:value-type="float" office:value="92000">
            <text:p>92000</text:p>
          </table:table-cell>
          <table:table-cell table:formula="of:=[.B891]/[.C891]" office:value-type="float" office:value="407608.695652174">
            <text:p>407608.695652174</text:p>
          </table:table-cell>
          <table:table-cell table:number-columns-repeated="1020"/>
        </table:table-row>
        <table:table-row table:style-name="ro1">
          <table:table-cell office:value-type="string">
            <text:p>SHEN</text:p>
          </table:table-cell>
          <table:table-cell office:value-type="float" office:value="240240000">
            <text:p>240240000</text:p>
          </table:table-cell>
          <table:table-cell office:value-type="float" office:value="589">
            <text:p>589</text:p>
          </table:table-cell>
          <table:table-cell table:formula="of:=[.B892]/[.C892]" office:value-type="float" office:value="407877.758913413">
            <text:p>407877.758913413</text:p>
          </table:table-cell>
          <table:table-cell table:number-columns-repeated="1020"/>
        </table:table-row>
        <table:table-row table:style-name="ro1">
          <table:table-cell office:value-type="string">
            <text:p>ATI</text:p>
          </table:table-cell>
          <table:table-cell office:value-type="float" office:value="4660000000">
            <text:p>4660000000</text:p>
          </table:table-cell>
          <table:table-cell office:value-type="float" office:value="11400">
            <text:p>11400</text:p>
          </table:table-cell>
          <table:table-cell table:formula="of:=[.B893]/[.C893]" office:value-type="float" office:value="408771.929824561">
            <text:p>408771.929824561</text:p>
          </table:table-cell>
          <table:table-cell table:number-columns-repeated="1020"/>
        </table:table-row>
        <table:table-row table:style-name="ro1">
          <table:table-cell office:value-type="string">
            <text:p>WSTL</text:p>
          </table:table-cell>
          <table:table-cell office:value-type="float" office:value="150090000">
            <text:p>150090000</text:p>
          </table:table-cell>
          <table:table-cell office:value-type="float" office:value="365">
            <text:p>365</text:p>
          </table:table-cell>
          <table:table-cell table:formula="of:=[.B894]/[.C894]" office:value-type="float" office:value="411205.479452055">
            <text:p>411205.479452055</text:p>
          </table:table-cell>
          <table:table-cell table:number-columns-repeated="1020"/>
        </table:table-row>
        <table:table-row table:style-name="ro1">
          <table:table-cell office:value-type="string">
            <text:p>FCNCA</text:p>
          </table:table-cell>
          <table:table-cell office:value-type="float" office:value="1820000000">
            <text:p>1820000000</text:p>
          </table:table-cell>
          <table:table-cell office:value-type="float" office:value="4421">
            <text:p>4421</text:p>
          </table:table-cell>
          <table:table-cell table:formula="of:=[.B895]/[.C895]" office:value-type="float" office:value="411671.567518661">
            <text:p>411671.567518661</text:p>
          </table:table-cell>
          <table:table-cell table:number-columns-repeated="1020"/>
        </table:table-row>
        <table:table-row table:style-name="ro1">
          <table:table-cell office:value-type="string">
            <text:p>SYMM</text:p>
          </table:table-cell>
          <table:table-cell office:value-type="float" office:value="234780000">
            <text:p>234780000</text:p>
          </table:table-cell>
          <table:table-cell office:value-type="float" office:value="570">
            <text:p>570</text:p>
          </table:table-cell>
          <table:table-cell table:formula="of:=[.B896]/[.C896]" office:value-type="float" office:value="411894.736842105">
            <text:p>411894.736842105</text:p>
          </table:table-cell>
          <table:table-cell table:number-columns-repeated="1020"/>
        </table:table-row>
        <table:table-row table:style-name="ro1">
          <table:table-cell office:value-type="string">
            <text:p>GNVC</text:p>
          </table:table-cell>
          <table:table-cell office:value-type="float" office:value="34340000">
            <text:p>34340000</text:p>
          </table:table-cell>
          <table:table-cell office:value-type="float" office:value="83">
            <text:p>83</text:p>
          </table:table-cell>
          <table:table-cell table:formula="of:=[.B897]/[.C897]" office:value-type="float" office:value="413734.939759036">
            <text:p>413734.939759036</text:p>
          </table:table-cell>
          <table:table-cell table:number-columns-repeated="1020"/>
        </table:table-row>
        <table:table-row table:style-name="ro1">
          <table:table-cell office:value-type="string">
            <text:p>BLL</text:p>
          </table:table-cell>
          <table:table-cell office:value-type="float" office:value="6220000000">
            <text:p>6220000000</text:p>
          </table:table-cell>
          <table:table-cell office:value-type="float" office:value="15000">
            <text:p>15000</text:p>
          </table:table-cell>
          <table:table-cell table:formula="of:=[.B898]/[.C898]" office:value-type="float" office:value="414666.666666667">
            <text:p>414666.666666667</text:p>
          </table:table-cell>
          <table:table-cell table:number-columns-repeated="1020"/>
        </table:table-row>
        <table:table-row table:style-name="ro1">
          <table:table-cell office:value-type="string">
            <text:p>QLTY</text:p>
          </table:table-cell>
          <table:table-cell office:value-type="float" office:value="312240000">
            <text:p>312240000</text:p>
          </table:table-cell>
          <table:table-cell office:value-type="float" office:value="752">
            <text:p>752</text:p>
          </table:table-cell>
          <table:table-cell table:formula="of:=[.B899]/[.C899]" office:value-type="float" office:value="415212.765957447">
            <text:p>415212.765957447</text:p>
          </table:table-cell>
          <table:table-cell table:number-columns-repeated="1020"/>
        </table:table-row>
        <table:table-row table:style-name="ro1">
          <table:table-cell office:value-type="string">
            <text:p>ASUR</text:p>
          </table:table-cell>
          <table:table-cell office:value-type="float" office:value="23280000">
            <text:p>23280000</text:p>
          </table:table-cell>
          <table:table-cell office:value-type="float" office:value="56">
            <text:p>56</text:p>
          </table:table-cell>
          <table:table-cell table:formula="of:=[.B900]/[.C900]" office:value-type="float" office:value="415714.285714286">
            <text:p>415714.285714286</text:p>
          </table:table-cell>
          <table:table-cell table:number-columns-repeated="1020"/>
        </table:table-row>
        <table:table-row table:style-name="ro1">
          <table:table-cell office:value-type="string">
            <text:p>SRLS</text:p>
          </table:table-cell>
          <table:table-cell office:value-type="float" office:value="80400000">
            <text:p>80400000</text:p>
          </table:table-cell>
          <table:table-cell office:value-type="float" office:value="193">
            <text:p>193</text:p>
          </table:table-cell>
          <table:table-cell table:formula="of:=[.B901]/[.C901]" office:value-type="float" office:value="416580.310880829">
            <text:p>416580.310880829</text:p>
          </table:table-cell>
          <table:table-cell table:number-columns-repeated="1020"/>
        </table:table-row>
        <table:table-row table:style-name="ro1">
          <table:table-cell office:value-type="string">
            <text:p>CRMT</text:p>
          </table:table-cell>
          <table:table-cell office:value-type="float" office:value="427490000">
            <text:p>427490000</text:p>
          </table:table-cell>
          <table:table-cell office:value-type="float" office:value="1025">
            <text:p>1025</text:p>
          </table:table-cell>
          <table:table-cell table:formula="of:=[.B902]/[.C902]" office:value-type="float" office:value="417063.414634146">
            <text:p>417063.414634146</text:p>
          </table:table-cell>
          <table:table-cell table:number-columns-repeated="1020"/>
        </table:table-row>
        <table:table-row table:style-name="ro1">
          <table:table-cell office:value-type="string">
            <text:p>JSDA</text:p>
          </table:table-cell>
          <table:table-cell office:value-type="float" office:value="16690000">
            <text:p>16690000</text:p>
          </table:table-cell>
          <table:table-cell office:value-type="float" office:value="40">
            <text:p>40</text:p>
          </table:table-cell>
          <table:table-cell table:formula="of:=[.B903]/[.C903]" office:value-type="float" office:value="417250">
            <text:p>417250</text:p>
          </table:table-cell>
          <table:table-cell table:number-columns-repeated="1020"/>
        </table:table-row>
        <table:table-row table:style-name="ro1">
          <table:table-cell office:value-type="string">
            <text:p>OVLY</text:p>
          </table:table-cell>
          <table:table-cell office:value-type="float" office:value="53640000">
            <text:p>53640000</text:p>
          </table:table-cell>
          <table:table-cell office:value-type="float" office:value="128">
            <text:p>128</text:p>
          </table:table-cell>
          <table:table-cell table:formula="of:=[.B904]/[.C904]" office:value-type="float" office:value="419062.5">
            <text:p>419062.5</text:p>
          </table:table-cell>
          <table:table-cell table:number-columns-repeated="1020"/>
        </table:table-row>
        <table:table-row table:style-name="ro1">
          <table:table-cell office:value-type="string">
            <text:p>ARAY</text:p>
          </table:table-cell>
          <table:table-cell office:value-type="float" office:value="461130000">
            <text:p>461130000</text:p>
          </table:table-cell>
          <table:table-cell office:value-type="float" office:value="1100">
            <text:p>1100</text:p>
          </table:table-cell>
          <table:table-cell table:formula="of:=[.B905]/[.C905]" office:value-type="float" office:value="419209.090909091">
            <text:p>419209.090909091</text:p>
          </table:table-cell>
          <table:table-cell table:number-columns-repeated="1020"/>
        </table:table-row>
        <table:table-row table:style-name="ro1">
          <table:table-cell office:value-type="string">
            <text:p>ALTI</text:p>
          </table:table-cell>
          <table:table-cell office:value-type="float" office:value="44450000">
            <text:p>44450000</text:p>
          </table:table-cell>
          <table:table-cell office:value-type="float" office:value="106">
            <text:p>106</text:p>
          </table:table-cell>
          <table:table-cell table:formula="of:=[.B906]/[.C906]" office:value-type="float" office:value="419339.622641509">
            <text:p>419339.622641509</text:p>
          </table:table-cell>
          <table:table-cell table:number-columns-repeated="1020"/>
        </table:table-row>
        <table:table-row table:style-name="ro1">
          <table:table-cell office:value-type="string">
            <text:p>NATH</text:p>
          </table:table-cell>
          <table:table-cell office:value-type="float" office:value="91850000">
            <text:p>91850000</text:p>
          </table:table-cell>
          <table:table-cell office:value-type="float" office:value="219">
            <text:p>219</text:p>
          </table:table-cell>
          <table:table-cell table:formula="of:=[.B907]/[.C907]" office:value-type="float" office:value="419406.392694064">
            <text:p>419406.392694064</text:p>
          </table:table-cell>
          <table:table-cell table:number-columns-repeated="1020"/>
        </table:table-row>
        <table:table-row table:style-name="ro1">
          <table:table-cell office:value-type="string">
            <text:p>INTL</text:p>
          </table:table-cell>
          <table:table-cell office:value-type="float" office:value="425340000">
            <text:p>425340000</text:p>
          </table:table-cell>
          <table:table-cell office:value-type="float" office:value="1014">
            <text:p>1014</text:p>
          </table:table-cell>
          <table:table-cell table:formula="of:=[.B908]/[.C908]" office:value-type="float" office:value="419467.455621302">
            <text:p>419467.455621302</text:p>
          </table:table-cell>
          <table:table-cell table:number-columns-repeated="1020"/>
        </table:table-row>
        <table:table-row table:style-name="ro1">
          <table:table-cell office:value-type="string">
            <text:p>COL</text:p>
          </table:table-cell>
          <table:table-cell office:value-type="float" office:value="8600000000">
            <text:p>8600000000</text:p>
          </table:table-cell>
          <table:table-cell office:value-type="float" office:value="20500">
            <text:p>20500</text:p>
          </table:table-cell>
          <table:table-cell table:formula="of:=[.B909]/[.C909]" office:value-type="float" office:value="419512.195121951">
            <text:p>419512.195121951</text:p>
          </table:table-cell>
          <table:table-cell table:number-columns-repeated="1020"/>
        </table:table-row>
        <table:table-row table:style-name="ro1">
          <table:table-cell office:value-type="string">
            <text:p>XYL</text:p>
          </table:table-cell>
          <table:table-cell office:value-type="float" office:value="4910000000">
            <text:p>4910000000</text:p>
          </table:table-cell>
          <table:table-cell office:value-type="float" office:value="11700">
            <text:p>11700</text:p>
          </table:table-cell>
          <table:table-cell table:formula="of:=[.B910]/[.C910]" office:value-type="float" office:value="419658.11965812">
            <text:p>419658.11965812</text:p>
          </table:table-cell>
          <table:table-cell table:number-columns-repeated="1020"/>
        </table:table-row>
        <table:table-row table:style-name="ro1">
          <table:table-cell office:value-type="string">
            <text:p>CHDN</text:p>
          </table:table-cell>
          <table:table-cell office:value-type="float" office:value="841500000">
            <text:p>841500000</text:p>
          </table:table-cell>
          <table:table-cell office:value-type="float" office:value="2000">
            <text:p>2000</text:p>
          </table:table-cell>
          <table:table-cell table:formula="of:=[.B911]/[.C911]" office:value-type="float" office:value="420750">
            <text:p>420750</text:p>
          </table:table-cell>
          <table:table-cell table:number-columns-repeated="1020"/>
        </table:table-row>
        <table:table-row table:style-name="ro1">
          <table:table-cell office:value-type="string">
            <text:p>ALL</text:p>
          </table:table-cell>
          <table:table-cell office:value-type="float" office:value="15570000000">
            <text:p>15570000000</text:p>
          </table:table-cell>
          <table:table-cell office:value-type="float" office:value="37000">
            <text:p>37000</text:p>
          </table:table-cell>
          <table:table-cell table:formula="of:=[.B912]/[.C912]" office:value-type="float" office:value="420810.810810811">
            <text:p>420810.810810811</text:p>
          </table:table-cell>
          <table:table-cell table:number-columns-repeated="1020"/>
        </table:table-row>
        <table:table-row table:style-name="ro1">
          <table:table-cell office:value-type="string">
            <text:p>AIRM</text:p>
          </table:table-cell>
          <table:table-cell office:value-type="float" office:value="1160000000">
            <text:p>1160000000</text:p>
          </table:table-cell>
          <table:table-cell office:value-type="float" office:value="2753">
            <text:p>2753</text:p>
          </table:table-cell>
          <table:table-cell table:formula="of:=[.B913]/[.C913]" office:value-type="float" office:value="421358.517980385">
            <text:p>421358.517980385</text:p>
          </table:table-cell>
          <table:table-cell table:number-columns-repeated="1020"/>
        </table:table-row>
        <table:table-row table:style-name="ro1">
          <table:table-cell office:value-type="string">
            <text:p>DPS</text:p>
          </table:table-cell>
          <table:table-cell office:value-type="float" office:value="8020000000">
            <text:p>8020000000</text:p>
          </table:table-cell>
          <table:table-cell office:value-type="float" office:value="19000">
            <text:p>19000</text:p>
          </table:table-cell>
          <table:table-cell table:formula="of:=[.B914]/[.C914]" office:value-type="float" office:value="422105.263157895">
            <text:p>422105.263157895</text:p>
          </table:table-cell>
          <table:table-cell table:number-columns-repeated="1020"/>
        </table:table-row>
        <table:table-row table:style-name="ro1">
          <table:table-cell office:value-type="string">
            <text:p>WSFS</text:p>
          </table:table-cell>
          <table:table-cell office:value-type="float" office:value="324470000">
            <text:p>324470000</text:p>
          </table:table-cell>
          <table:table-cell office:value-type="float" office:value="767">
            <text:p>767</text:p>
          </table:table-cell>
          <table:table-cell table:formula="of:=[.B915]/[.C915]" office:value-type="float" office:value="423037.809647979">
            <text:p>423037.809647979</text:p>
          </table:table-cell>
          <table:table-cell table:number-columns-repeated="1020"/>
        </table:table-row>
        <table:table-row table:style-name="ro1">
          <table:table-cell office:value-type="string">
            <text:p>NVGN</text:p>
          </table:table-cell>
          <table:table-cell office:value-type="float" office:value="8910000">
            <text:p>8910000</text:p>
          </table:table-cell>
          <table:table-cell office:value-type="float" office:value="21">
            <text:p>21</text:p>
          </table:table-cell>
          <table:table-cell table:formula="of:=[.B916]/[.C916]" office:value-type="float" office:value="424285.714285714">
            <text:p>424285.714285714</text:p>
          </table:table-cell>
          <table:table-cell table:number-columns-repeated="1020"/>
        </table:table-row>
        <table:table-row table:style-name="ro1">
          <table:table-cell office:value-type="string">
            <text:p>HEES</text:p>
          </table:table-cell>
          <table:table-cell office:value-type="float" office:value="686030000">
            <text:p>686030000</text:p>
          </table:table-cell>
          <table:table-cell office:value-type="float" office:value="1616">
            <text:p>1616</text:p>
          </table:table-cell>
          <table:table-cell table:formula="of:=[.B917]/[.C917]" office:value-type="float" office:value="424523.514851485">
            <text:p>424523.514851485</text:p>
          </table:table-cell>
          <table:table-cell table:number-columns-repeated="1020"/>
        </table:table-row>
        <table:table-row table:style-name="ro1">
          <table:table-cell office:value-type="string">
            <text:p>MEDW</text:p>
          </table:table-cell>
          <table:table-cell office:value-type="float" office:value="124470000">
            <text:p>124470000</text:p>
          </table:table-cell>
          <table:table-cell office:value-type="float" office:value="292">
            <text:p>292</text:p>
          </table:table-cell>
          <table:table-cell table:formula="of:=[.B918]/[.C918]" office:value-type="float" office:value="426267.123287671">
            <text:p>426267.123287671</text:p>
          </table:table-cell>
          <table:table-cell table:number-columns-repeated="1020"/>
        </table:table-row>
        <table:table-row table:style-name="ro1">
          <table:table-cell office:value-type="string">
            <text:p>IBOC</text:p>
          </table:table-cell>
          <table:table-cell office:value-type="float" office:value="1270000000">
            <text:p>1270000000</text:p>
          </table:table-cell>
          <table:table-cell office:value-type="float" office:value="2964">
            <text:p>2964</text:p>
          </table:table-cell>
          <table:table-cell table:formula="of:=[.B919]/[.C919]" office:value-type="float" office:value="428475.033738192">
            <text:p>428475.033738192</text:p>
          </table:table-cell>
          <table:table-cell table:number-columns-repeated="1020"/>
        </table:table-row>
        <table:table-row table:style-name="ro1">
          <table:table-cell office:value-type="string">
            <text:p>CLFD</text:p>
          </table:table-cell>
          <table:table-cell office:value-type="float" office:value="70750000">
            <text:p>70750000</text:p>
          </table:table-cell>
          <table:table-cell office:value-type="float" office:value="165">
            <text:p>165</text:p>
          </table:table-cell>
          <table:table-cell table:formula="of:=[.B920]/[.C920]" office:value-type="float" office:value="428787.878787879">
            <text:p>428787.878787879</text:p>
          </table:table-cell>
          <table:table-cell table:number-columns-repeated="1020"/>
        </table:table-row>
        <table:table-row table:style-name="ro1">
          <table:table-cell office:value-type="string">
            <text:p>PKI</text:p>
          </table:table-cell>
          <table:table-cell office:value-type="float" office:value="3010000000">
            <text:p>3010000000</text:p>
          </table:table-cell>
          <table:table-cell office:value-type="float" office:value="7000">
            <text:p>7000</text:p>
          </table:table-cell>
          <table:table-cell table:formula="of:=[.B921]/[.C921]" office:value-type="float" office:value="430000">
            <text:p>430000</text:p>
          </table:table-cell>
          <table:table-cell table:number-columns-repeated="1020"/>
        </table:table-row>
        <table:table-row table:style-name="ro1">
          <table:table-cell office:value-type="string">
            <text:p>ASTI</text:p>
          </table:table-cell>
          <table:table-cell office:value-type="float" office:value="32330000">
            <text:p>32330000</text:p>
          </table:table-cell>
          <table:table-cell office:value-type="float" office:value="75">
            <text:p>75</text:p>
          </table:table-cell>
          <table:table-cell table:formula="of:=[.B922]/[.C922]" office:value-type="float" office:value="431066.666666667">
            <text:p>431066.666666667</text:p>
          </table:table-cell>
          <table:table-cell table:number-columns-repeated="1020"/>
        </table:table-row>
        <table:table-row table:style-name="ro1">
          <table:table-cell office:value-type="string">
            <text:p>SHOR</text:p>
          </table:table-cell>
          <table:table-cell office:value-type="float" office:value="273580000">
            <text:p>273580000</text:p>
          </table:table-cell>
          <table:table-cell office:value-type="float" office:value="634">
            <text:p>634</text:p>
          </table:table-cell>
          <table:table-cell table:formula="of:=[.B923]/[.C923]" office:value-type="float" office:value="431514.195583596">
            <text:p>431514.195583596</text:p>
          </table:table-cell>
          <table:table-cell table:number-columns-repeated="1020"/>
        </table:table-row>
        <table:table-row table:style-name="ro1">
          <table:table-cell office:value-type="string">
            <text:p>ANGO</text:p>
          </table:table-cell>
          <table:table-cell office:value-type="float" office:value="312710000">
            <text:p>312710000</text:p>
          </table:table-cell>
          <table:table-cell office:value-type="float" office:value="722">
            <text:p>722</text:p>
          </table:table-cell>
          <table:table-cell table:formula="of:=[.B924]/[.C924]" office:value-type="float" office:value="433116.343490305">
            <text:p>433116.343490305</text:p>
          </table:table-cell>
          <table:table-cell table:number-columns-repeated="1020"/>
        </table:table-row>
        <table:table-row table:style-name="ro1">
          <table:table-cell office:value-type="string">
            <text:p>HSIC</text:p>
          </table:table-cell>
          <table:table-cell office:value-type="float" office:value="6560000000">
            <text:p>6560000000</text:p>
          </table:table-cell>
          <table:table-cell office:value-type="float" office:value="15000">
            <text:p>15000</text:p>
          </table:table-cell>
          <table:table-cell table:formula="of:=[.B925]/[.C925]" office:value-type="float" office:value="437333.333333333">
            <text:p>437333.333333333</text:p>
          </table:table-cell>
          <table:table-cell table:number-columns-repeated="1020"/>
        </table:table-row>
        <table:table-row table:style-name="ro1">
          <table:table-cell office:value-type="string">
            <text:p>SIFI</text:p>
          </table:table-cell>
          <table:table-cell office:value-type="float" office:value="103650000">
            <text:p>103650000</text:p>
          </table:table-cell>
          <table:table-cell office:value-type="float" office:value="237">
            <text:p>237</text:p>
          </table:table-cell>
          <table:table-cell table:formula="of:=[.B926]/[.C926]" office:value-type="float" office:value="437341.772151899">
            <text:p>437341.772151899</text:p>
          </table:table-cell>
          <table:table-cell table:number-columns-repeated="1020"/>
        </table:table-row>
        <table:table-row table:style-name="ro1">
          <table:table-cell office:value-type="string">
            <text:p>USMO</text:p>
          </table:table-cell>
          <table:table-cell office:value-type="float" office:value="298930000">
            <text:p>298930000</text:p>
          </table:table-cell>
          <table:table-cell office:value-type="float" office:value="683">
            <text:p>683</text:p>
          </table:table-cell>
          <table:table-cell table:formula="of:=[.B927]/[.C927]" office:value-type="float" office:value="437672.035139092">
            <text:p>437672.035139092</text:p>
          </table:table-cell>
          <table:table-cell table:number-columns-repeated="1020"/>
        </table:table-row>
        <table:table-row table:style-name="ro1">
          <table:table-cell office:value-type="string">
            <text:p>WEYS</text:p>
          </table:table-cell>
          <table:table-cell office:value-type="float" office:value="246790000">
            <text:p>246790000</text:p>
          </table:table-cell>
          <table:table-cell office:value-type="float" office:value="562">
            <text:p>562</text:p>
          </table:table-cell>
          <table:table-cell table:formula="of:=[.B928]/[.C928]" office:value-type="float" office:value="439128.113879004">
            <text:p>439128.113879004</text:p>
          </table:table-cell>
          <table:table-cell table:number-columns-repeated="1020"/>
        </table:table-row>
        <table:table-row table:style-name="ro1">
          <table:table-cell office:value-type="string">
            <text:p>FSII</text:p>
          </table:table-cell>
          <table:table-cell office:value-type="float" office:value="156030000">
            <text:p>156030000</text:p>
          </table:table-cell>
          <table:table-cell office:value-type="float" office:value="354">
            <text:p>354</text:p>
          </table:table-cell>
          <table:table-cell table:formula="of:=[.B929]/[.C929]" office:value-type="float" office:value="440762.711864407">
            <text:p>440762.711864407</text:p>
          </table:table-cell>
          <table:table-cell table:number-columns-repeated="1020"/>
        </table:table-row>
        <table:table-row table:style-name="ro1">
          <table:table-cell office:value-type="string">
            <text:p>CBMX</text:p>
          </table:table-cell>
          <table:table-cell office:value-type="float" office:value="17680000">
            <text:p>17680000</text:p>
          </table:table-cell>
          <table:table-cell office:value-type="float" office:value="40">
            <text:p>40</text:p>
          </table:table-cell>
          <table:table-cell table:formula="of:=[.B930]/[.C930]" office:value-type="float" office:value="442000">
            <text:p>442000</text:p>
          </table:table-cell>
          <table:table-cell table:number-columns-repeated="1020"/>
        </table:table-row>
        <table:table-row table:style-name="ro1">
          <table:table-cell office:value-type="string">
            <text:p>PRAA</text:p>
          </table:table-cell>
          <table:table-cell office:value-type="float" office:value="1170000000">
            <text:p>1170000000</text:p>
          </table:table-cell>
          <table:table-cell office:value-type="float" office:value="2641">
            <text:p>2641</text:p>
          </table:table-cell>
          <table:table-cell table:formula="of:=[.B931]/[.C931]" office:value-type="float" office:value="443014.009844756">
            <text:p>443014.009844756</text:p>
          </table:table-cell>
          <table:table-cell table:number-columns-repeated="1020"/>
        </table:table-row>
        <table:table-row table:style-name="ro1">
          <table:table-cell office:value-type="string">
            <text:p>FCAL</text:p>
          </table:table-cell>
          <table:table-cell office:value-type="float" office:value="135000000">
            <text:p>135000000</text:p>
          </table:table-cell>
          <table:table-cell office:value-type="float" office:value="304">
            <text:p>304</text:p>
          </table:table-cell>
          <table:table-cell table:formula="of:=[.B932]/[.C932]" office:value-type="float" office:value="444078.947368421">
            <text:p>444078.947368421</text:p>
          </table:table-cell>
          <table:table-cell table:number-columns-repeated="1020"/>
        </table:table-row>
        <table:table-row table:style-name="ro1">
          <table:table-cell office:value-type="string">
            <text:p>RGDX</text:p>
          </table:table-cell>
          <table:table-cell office:value-type="float" office:value="38680000">
            <text:p>38680000</text:p>
          </table:table-cell>
          <table:table-cell office:value-type="float" office:value="87">
            <text:p>87</text:p>
          </table:table-cell>
          <table:table-cell table:formula="of:=[.B933]/[.C933]" office:value-type="float" office:value="444597.701149425">
            <text:p>444597.701149425</text:p>
          </table:table-cell>
          <table:table-cell table:number-columns-repeated="1020"/>
        </table:table-row>
        <table:table-row table:style-name="ro1">
          <table:table-cell office:value-type="string">
            <text:p>CAH</text:p>
          </table:table-cell>
          <table:table-cell office:value-type="float" office:value="14190000000">
            <text:p>14190000000</text:p>
          </table:table-cell>
          <table:table-cell office:value-type="float" office:value="31900">
            <text:p>31900</text:p>
          </table:table-cell>
          <table:table-cell table:formula="of:=[.B934]/[.C934]" office:value-type="float" office:value="444827.586206897">
            <text:p>444827.586206897</text:p>
          </table:table-cell>
          <table:table-cell table:number-columns-repeated="1020"/>
        </table:table-row>
        <table:table-row table:style-name="ro1">
          <table:table-cell office:value-type="string">
            <text:p>CTBI</text:p>
          </table:table-cell>
          <table:table-cell office:value-type="float" office:value="453800000">
            <text:p>453800000</text:p>
          </table:table-cell>
          <table:table-cell office:value-type="float" office:value="1015">
            <text:p>1015</text:p>
          </table:table-cell>
          <table:table-cell table:formula="of:=[.B935]/[.C935]" office:value-type="float" office:value="447093.596059113">
            <text:p>447093.596059113</text:p>
          </table:table-cell>
          <table:table-cell table:number-columns-repeated="1020"/>
        </table:table-row>
        <table:table-row table:style-name="ro1">
          <table:table-cell office:value-type="string">
            <text:p>ARTC</text:p>
          </table:table-cell>
          <table:table-cell office:value-type="float" office:value="715660000">
            <text:p>715660000</text:p>
          </table:table-cell>
          <table:table-cell office:value-type="float" office:value="1600">
            <text:p>1600</text:p>
          </table:table-cell>
          <table:table-cell table:formula="of:=[.B936]/[.C936]" office:value-type="float" office:value="447287.5">
            <text:p>447287.5</text:p>
          </table:table-cell>
          <table:table-cell table:number-columns-repeated="1020"/>
        </table:table-row>
        <table:table-row table:style-name="ro1">
          <table:table-cell office:value-type="string">
            <text:p>ARG</text:p>
          </table:table-cell>
          <table:table-cell office:value-type="float" office:value="6280000000">
            <text:p>6280000000</text:p>
          </table:table-cell>
          <table:table-cell office:value-type="float" office:value="14000">
            <text:p>14000</text:p>
          </table:table-cell>
          <table:table-cell table:formula="of:=[.B937]/[.C937]" office:value-type="float" office:value="448571.428571429">
            <text:p>448571.428571429</text:p>
          </table:table-cell>
          <table:table-cell table:number-columns-repeated="1020"/>
        </table:table-row>
        <table:table-row table:style-name="ro1">
          <table:table-cell office:value-type="string">
            <text:p>GMET</text:p>
          </table:table-cell>
          <table:table-cell office:value-type="float" office:value="27380000">
            <text:p>27380000</text:p>
          </table:table-cell>
          <table:table-cell office:value-type="float" office:value="61">
            <text:p>61</text:p>
          </table:table-cell>
          <table:table-cell table:formula="of:=[.B938]/[.C938]" office:value-type="float" office:value="448852.459016393">
            <text:p>448852.459016393</text:p>
          </table:table-cell>
          <table:table-cell table:number-columns-repeated="1020"/>
        </table:table-row>
        <table:table-row table:style-name="ro1">
          <table:table-cell office:value-type="string">
            <text:p>IDTI</text:p>
          </table:table-cell>
          <table:table-cell office:value-type="float" office:value="927530000">
            <text:p>927530000</text:p>
          </table:table-cell>
          <table:table-cell office:value-type="float" office:value="2053">
            <text:p>2053</text:p>
          </table:table-cell>
          <table:table-cell table:formula="of:=[.B939]/[.C939]" office:value-type="float" office:value="451792.49878227">
            <text:p>451792.49878227</text:p>
          </table:table-cell>
          <table:table-cell table:number-columns-repeated="1020"/>
        </table:table-row>
        <table:table-row table:style-name="ro1">
          <table:table-cell office:value-type="string">
            <text:p>ELSE</text:p>
          </table:table-cell>
          <table:table-cell office:value-type="float" office:value="13560000">
            <text:p>13560000</text:p>
          </table:table-cell>
          <table:table-cell office:value-type="float" office:value="30">
            <text:p>30</text:p>
          </table:table-cell>
          <table:table-cell table:formula="of:=[.B940]/[.C940]" office:value-type="float" office:value="452000">
            <text:p>452000</text:p>
          </table:table-cell>
          <table:table-cell table:number-columns-repeated="1020"/>
        </table:table-row>
        <table:table-row table:style-name="ro1">
          <table:table-cell office:value-type="string">
            <text:p>VSNT</text:p>
          </table:table-cell>
          <table:table-cell office:value-type="float" office:value="29410000">
            <text:p>29410000</text:p>
          </table:table-cell>
          <table:table-cell office:value-type="float" office:value="65">
            <text:p>65</text:p>
          </table:table-cell>
          <table:table-cell table:formula="of:=[.B941]/[.C941]" office:value-type="float" office:value="452461.538461539">
            <text:p>452461.538461539</text:p>
          </table:table-cell>
          <table:table-cell table:number-columns-repeated="1020"/>
        </table:table-row>
        <table:table-row table:style-name="ro1">
          <table:table-cell office:value-type="string">
            <text:p>ECHO</text:p>
          </table:table-cell>
          <table:table-cell office:value-type="float" office:value="413230000">
            <text:p>413230000</text:p>
          </table:table-cell>
          <table:table-cell office:value-type="float" office:value="913">
            <text:p>913</text:p>
          </table:table-cell>
          <table:table-cell table:formula="of:=[.B942]/[.C942]" office:value-type="float" office:value="452606.790799562">
            <text:p>452606.790799562</text:p>
          </table:table-cell>
          <table:table-cell table:number-columns-repeated="1020"/>
        </table:table-row>
        <table:table-row table:style-name="ro1">
          <table:table-cell office:value-type="string">
            <text:p>CPWR</text:p>
          </table:table-cell>
          <table:table-cell office:value-type="float" office:value="1990000000">
            <text:p>1990000000</text:p>
          </table:table-cell>
          <table:table-cell office:value-type="float" office:value="4396">
            <text:p>4396</text:p>
          </table:table-cell>
          <table:table-cell table:formula="of:=[.B943]/[.C943]" office:value-type="float" office:value="452684.258416743">
            <text:p>452684.258416743</text:p>
          </table:table-cell>
          <table:table-cell table:number-columns-repeated="1020"/>
        </table:table-row>
        <table:table-row table:style-name="ro1">
          <table:table-cell office:value-type="string">
            <text:p>ALOG</text:p>
          </table:table-cell>
          <table:table-cell office:value-type="float" office:value="679080000">
            <text:p>679080000</text:p>
          </table:table-cell>
          <table:table-cell office:value-type="float" office:value="1500">
            <text:p>1500</text:p>
          </table:table-cell>
          <table:table-cell table:formula="of:=[.B944]/[.C944]" office:value-type="float" office:value="452720">
            <text:p>452720</text:p>
          </table:table-cell>
          <table:table-cell table:number-columns-repeated="1020"/>
        </table:table-row>
        <table:table-row table:style-name="ro1">
          <table:table-cell office:value-type="string">
            <text:p>ASBC</text:p>
          </table:table-cell>
          <table:table-cell office:value-type="float" office:value="2290000000">
            <text:p>2290000000</text:p>
          </table:table-cell>
          <table:table-cell office:value-type="float" office:value="5056">
            <text:p>5056</text:p>
          </table:table-cell>
          <table:table-cell table:formula="of:=[.B945]/[.C945]" office:value-type="float" office:value="452927.215189873">
            <text:p>452927.215189873</text:p>
          </table:table-cell>
          <table:table-cell table:number-columns-repeated="1020"/>
        </table:table-row>
        <table:table-row table:style-name="ro1">
          <table:table-cell office:value-type="string">
            <text:p>RDEN</text:p>
          </table:table-cell>
          <table:table-cell office:value-type="float" office:value="1030000000">
            <text:p>1030000000</text:p>
          </table:table-cell>
          <table:table-cell office:value-type="float" office:value="2260">
            <text:p>2260</text:p>
          </table:table-cell>
          <table:table-cell table:formula="of:=[.B946]/[.C946]" office:value-type="float" office:value="455752.212389381">
            <text:p>455752.212389381</text:p>
          </table:table-cell>
          <table:table-cell table:number-columns-repeated="1020"/>
        </table:table-row>
        <table:table-row table:style-name="ro1">
          <table:table-cell office:value-type="string">
            <text:p>UCBA</text:p>
          </table:table-cell>
          <table:table-cell office:value-type="float" office:value="43310000">
            <text:p>43310000</text:p>
          </table:table-cell>
          <table:table-cell office:value-type="float" office:value="95">
            <text:p>95</text:p>
          </table:table-cell>
          <table:table-cell table:formula="of:=[.B947]/[.C947]" office:value-type="float" office:value="455894.736842105">
            <text:p>455894.736842105</text:p>
          </table:table-cell>
          <table:table-cell table:number-columns-repeated="1020"/>
        </table:table-row>
        <table:table-row table:style-name="ro1">
          <table:table-cell office:value-type="string">
            <text:p>PNBK</text:p>
          </table:table-cell>
          <table:table-cell office:value-type="float" office:value="67520000">
            <text:p>67520000</text:p>
          </table:table-cell>
          <table:table-cell office:value-type="float" office:value="148">
            <text:p>148</text:p>
          </table:table-cell>
          <table:table-cell table:formula="of:=[.B948]/[.C948]" office:value-type="float" office:value="456216.216216216">
            <text:p>456216.216216216</text:p>
          </table:table-cell>
          <table:table-cell table:number-columns-repeated="1020"/>
        </table:table-row>
        <table:table-row table:style-name="ro1">
          <table:table-cell office:value-type="string">
            <text:p>BECN</text:p>
          </table:table-cell>
          <table:table-cell office:value-type="float" office:value="1060000000">
            <text:p>1060000000</text:p>
          </table:table-cell>
          <table:table-cell office:value-type="float" office:value="2321">
            <text:p>2321</text:p>
          </table:table-cell>
          <table:table-cell table:formula="of:=[.B949]/[.C949]" office:value-type="float" office:value="456699.69840586">
            <text:p>456699.69840586</text:p>
          </table:table-cell>
          <table:table-cell table:number-columns-repeated="1020"/>
        </table:table-row>
        <table:table-row table:style-name="ro1">
          <table:table-cell office:value-type="string">
            <text:p>SUMR</text:p>
          </table:table-cell>
          <table:table-cell office:value-type="float" office:value="100030000">
            <text:p>100030000</text:p>
          </table:table-cell>
          <table:table-cell office:value-type="float" office:value="218">
            <text:p>218</text:p>
          </table:table-cell>
          <table:table-cell table:formula="of:=[.B950]/[.C950]" office:value-type="float" office:value="458853.211009174">
            <text:p>458853.211009174</text:p>
          </table:table-cell>
          <table:table-cell table:number-columns-repeated="1020"/>
        </table:table-row>
        <table:table-row table:style-name="ro1">
          <table:table-cell office:value-type="string">
            <text:p>CALM</text:p>
          </table:table-cell>
          <table:table-cell office:value-type="float" office:value="935270000">
            <text:p>935270000</text:p>
          </table:table-cell>
          <table:table-cell office:value-type="float" office:value="2037">
            <text:p>2037</text:p>
          </table:table-cell>
          <table:table-cell table:formula="of:=[.B951]/[.C951]" office:value-type="float" office:value="459140.89347079">
            <text:p>459140.89347079</text:p>
          </table:table-cell>
          <table:table-cell table:number-columns-repeated="1020"/>
        </table:table-row>
        <table:table-row table:style-name="ro1">
          <table:table-cell office:value-type="string">
            <text:p>FBRC</text:p>
          </table:table-cell>
          <table:table-cell office:value-type="float" office:value="136600000">
            <text:p>136600000</text:p>
          </table:table-cell>
          <table:table-cell office:value-type="float" office:value="295">
            <text:p>295</text:p>
          </table:table-cell>
          <table:table-cell table:formula="of:=[.B952]/[.C952]" office:value-type="float" office:value="463050.847457627">
            <text:p>463050.847457627</text:p>
          </table:table-cell>
          <table:table-cell table:number-columns-repeated="1020"/>
        </table:table-row>
        <table:table-row table:style-name="ro1">
          <table:table-cell office:value-type="string">
            <text:p>CAG</text:p>
          </table:table-cell>
          <table:table-cell office:value-type="float" office:value="10780000000">
            <text:p>10780000000</text:p>
          </table:table-cell>
          <table:table-cell office:value-type="float" office:value="23200">
            <text:p>23200</text:p>
          </table:table-cell>
          <table:table-cell table:formula="of:=[.B953]/[.C953]" office:value-type="float" office:value="464655.172413793">
            <text:p>464655.172413793</text:p>
          </table:table-cell>
          <table:table-cell table:number-columns-repeated="1020"/>
        </table:table-row>
        <table:table-row table:style-name="ro1">
          <table:table-cell office:value-type="string">
            <text:p>PDCO</text:p>
          </table:table-cell>
          <table:table-cell office:value-type="float" office:value="3300000000">
            <text:p>3300000000</text:p>
          </table:table-cell>
          <table:table-cell office:value-type="float" office:value="7100">
            <text:p>7100</text:p>
          </table:table-cell>
          <table:table-cell table:formula="of:=[.B954]/[.C954]" office:value-type="float" office:value="464788.732394366">
            <text:p>464788.732394366</text:p>
          </table:table-cell>
          <table:table-cell table:number-columns-repeated="1020"/>
        </table:table-row>
        <table:table-row table:style-name="ro1">
          <table:table-cell office:value-type="string">
            <text:p>MKTAY</text:p>
          </table:table-cell>
          <table:table-cell office:value-type="float" office:value="5630000000">
            <text:p>5630000000</text:p>
          </table:table-cell>
          <table:table-cell office:value-type="float" office:value="12054">
            <text:p>12054</text:p>
          </table:table-cell>
          <table:table-cell table:formula="of:=[.B955]/[.C955]" office:value-type="float" office:value="467064.87473038">
            <text:p>467064.87473038</text:p>
          </table:table-cell>
          <table:table-cell table:number-columns-repeated="1020"/>
        </table:table-row>
        <table:table-row table:style-name="ro1">
          <table:table-cell office:value-type="string">
            <text:p>TFM</text:p>
          </table:table-cell>
          <table:table-cell office:value-type="float" office:value="2150000000">
            <text:p>2150000000</text:p>
          </table:table-cell>
          <table:table-cell office:value-type="float" office:value="4600">
            <text:p>4600</text:p>
          </table:table-cell>
          <table:table-cell table:formula="of:=[.B956]/[.C956]" office:value-type="float" office:value="467391.304347826">
            <text:p>467391.304347826</text:p>
          </table:table-cell>
          <table:table-cell table:number-columns-repeated="1020"/>
        </table:table-row>
        <table:table-row table:style-name="ro1">
          <table:table-cell office:value-type="string">
            <text:p>SURG</text:p>
          </table:table-cell>
          <table:table-cell office:value-type="float" office:value="156590000">
            <text:p>156590000</text:p>
          </table:table-cell>
          <table:table-cell office:value-type="float" office:value="335">
            <text:p>335</text:p>
          </table:table-cell>
          <table:table-cell table:formula="of:=[.B957]/[.C957]" office:value-type="float" office:value="467432.835820896">
            <text:p>467432.835820896</text:p>
          </table:table-cell>
          <table:table-cell table:number-columns-repeated="1020"/>
        </table:table-row>
        <table:table-row table:style-name="ro1">
          <table:table-cell office:value-type="string">
            <text:p>LWAY</text:p>
          </table:table-cell>
          <table:table-cell office:value-type="float" office:value="147500000">
            <text:p>147500000</text:p>
          </table:table-cell>
          <table:table-cell office:value-type="float" office:value="315">
            <text:p>315</text:p>
          </table:table-cell>
          <table:table-cell table:formula="of:=[.B958]/[.C958]" office:value-type="float" office:value="468253.968253968">
            <text:p>468253.968253968</text:p>
          </table:table-cell>
          <table:table-cell table:number-columns-repeated="1020"/>
        </table:table-row>
        <table:table-row table:style-name="ro1">
          <table:table-cell office:value-type="string">
            <text:p>FMBI</text:p>
          </table:table-cell>
          <table:table-cell office:value-type="float" office:value="838870000">
            <text:p>838870000</text:p>
          </table:table-cell>
          <table:table-cell office:value-type="float" office:value="1791">
            <text:p>1791</text:p>
          </table:table-cell>
          <table:table-cell table:formula="of:=[.B959]/[.C959]" office:value-type="float" office:value="468380.792853155">
            <text:p>468380.792853155</text:p>
          </table:table-cell>
          <table:table-cell table:number-columns-repeated="1020"/>
        </table:table-row>
        <table:table-row table:style-name="ro1">
          <table:table-cell office:value-type="string">
            <text:p>FSIN</text:p>
          </table:table-cell>
          <table:table-cell office:value-type="float" office:value="304490000">
            <text:p>304490000</text:p>
          </table:table-cell>
          <table:table-cell office:value-type="float" office:value="649">
            <text:p>649</text:p>
          </table:table-cell>
          <table:table-cell table:formula="of:=[.B960]/[.C960]" office:value-type="float" office:value="469167.950693374">
            <text:p>469167.950693374</text:p>
          </table:table-cell>
          <table:table-cell table:number-columns-repeated="1020"/>
        </table:table-row>
        <table:table-row table:style-name="ro1">
          <table:table-cell office:value-type="string">
            <text:p>KMX</text:p>
          </table:table-cell>
          <table:table-cell office:value-type="float" office:value="7310000000">
            <text:p>7310000000</text:p>
          </table:table-cell>
          <table:table-cell office:value-type="float" office:value="15565">
            <text:p>15565</text:p>
          </table:table-cell>
          <table:table-cell table:formula="of:=[.B961]/[.C961]" office:value-type="float" office:value="469643.430774173">
            <text:p>469643.430774173</text:p>
          </table:table-cell>
          <table:table-cell table:number-columns-repeated="1020"/>
        </table:table-row>
        <table:table-row table:style-name="ro1">
          <table:table-cell office:value-type="string">
            <text:p>NTRI</text:p>
          </table:table-cell>
          <table:table-cell office:value-type="float" office:value="304380000">
            <text:p>304380000</text:p>
          </table:table-cell>
          <table:table-cell office:value-type="float" office:value="647">
            <text:p>647</text:p>
          </table:table-cell>
          <table:table-cell table:formula="of:=[.B962]/[.C962]" office:value-type="float" office:value="470448.222565688">
            <text:p>470448.222565688</text:p>
          </table:table-cell>
          <table:table-cell table:number-columns-repeated="1020"/>
        </table:table-row>
        <table:table-row table:style-name="ro1">
          <table:table-cell office:value-type="string">
            <text:p>YONG</text:p>
          </table:table-cell>
          <table:table-cell office:value-type="float" office:value="194060000">
            <text:p>194060000</text:p>
          </table:table-cell>
          <table:table-cell office:value-type="float" office:value="412">
            <text:p>412</text:p>
          </table:table-cell>
          <table:table-cell table:formula="of:=[.B963]/[.C963]" office:value-type="float" office:value="471019.417475728">
            <text:p>471019.417475728</text:p>
          </table:table-cell>
          <table:table-cell table:number-columns-repeated="1020"/>
        </table:table-row>
        <table:table-row table:style-name="ro1">
          <table:table-cell office:value-type="string">
            <text:p>ALXA</text:p>
          </table:table-cell>
          <table:table-cell office:value-type="float" office:value="45810000">
            <text:p>45810000</text:p>
          </table:table-cell>
          <table:table-cell office:value-type="float" office:value="97">
            <text:p>97</text:p>
          </table:table-cell>
          <table:table-cell table:formula="of:=[.B964]/[.C964]" office:value-type="float" office:value="472268.041237113">
            <text:p>472268.041237113</text:p>
          </table:table-cell>
          <table:table-cell table:number-columns-repeated="1020"/>
        </table:table-row>
        <table:table-row table:style-name="ro1">
          <table:table-cell office:value-type="string">
            <text:p>MSTR</text:p>
          </table:table-cell>
          <table:table-cell office:value-type="float" office:value="1460000000">
            <text:p>1460000000</text:p>
          </table:table-cell>
          <table:table-cell office:value-type="float" office:value="3088">
            <text:p>3088</text:p>
          </table:table-cell>
          <table:table-cell table:formula="of:=[.B965]/[.C965]" office:value-type="float" office:value="472797.92746114">
            <text:p>472797.92746114</text:p>
          </table:table-cell>
          <table:table-cell table:number-columns-repeated="1020"/>
        </table:table-row>
        <table:table-row table:style-name="ro1">
          <table:table-cell office:value-type="string">
            <text:p>WWD</text:p>
          </table:table-cell>
          <table:table-cell office:value-type="float" office:value="2940000000">
            <text:p>2940000000</text:p>
          </table:table-cell>
          <table:table-cell office:value-type="float" office:value="6200">
            <text:p>6200</text:p>
          </table:table-cell>
          <table:table-cell table:formula="of:=[.B966]/[.C966]" office:value-type="float" office:value="474193.548387097">
            <text:p>474193.548387097</text:p>
          </table:table-cell>
          <table:table-cell table:number-columns-repeated="1020"/>
        </table:table-row>
        <table:table-row table:style-name="ro1">
          <table:table-cell office:value-type="string">
            <text:p>SABA</text:p>
          </table:table-cell>
          <table:table-cell office:value-type="float" office:value="348780000">
            <text:p>348780000</text:p>
          </table:table-cell>
          <table:table-cell office:value-type="float" office:value="735">
            <text:p>735</text:p>
          </table:table-cell>
          <table:table-cell table:formula="of:=[.B967]/[.C967]" office:value-type="float" office:value="474530.612244898">
            <text:p>474530.612244898</text:p>
          </table:table-cell>
          <table:table-cell table:number-columns-repeated="1020"/>
        </table:table-row>
        <table:table-row table:style-name="ro1">
          <table:table-cell office:value-type="string">
            <text:p>EXPE</text:p>
          </table:table-cell>
          <table:table-cell office:value-type="float" office:value="4500000000">
            <text:p>4500000000</text:p>
          </table:table-cell>
          <table:table-cell office:value-type="float" office:value="9480">
            <text:p>9480</text:p>
          </table:table-cell>
          <table:table-cell table:formula="of:=[.B968]/[.C968]" office:value-type="float" office:value="474683.544303798">
            <text:p>474683.544303798</text:p>
          </table:table-cell>
          <table:table-cell table:number-columns-repeated="1020"/>
        </table:table-row>
        <table:table-row table:style-name="ro1">
          <table:table-cell office:value-type="string">
            <text:p>EXTR</text:p>
          </table:table-cell>
          <table:table-cell office:value-type="float" office:value="347540000">
            <text:p>347540000</text:p>
          </table:table-cell>
          <table:table-cell office:value-type="float" office:value="732">
            <text:p>732</text:p>
          </table:table-cell>
          <table:table-cell table:formula="of:=[.B969]/[.C969]" office:value-type="float" office:value="474781.420765027">
            <text:p>474781.420765027</text:p>
          </table:table-cell>
          <table:table-cell table:number-columns-repeated="1020"/>
        </table:table-row>
        <table:table-row table:style-name="ro1">
          <table:table-cell office:value-type="string">
            <text:p>XRIT</text:p>
          </table:table-cell>
          <table:table-cell office:value-type="float" office:value="356160000">
            <text:p>356160000</text:p>
          </table:table-cell>
          <table:table-cell office:value-type="float" office:value="746">
            <text:p>746</text:p>
          </table:table-cell>
          <table:table-cell table:formula="of:=[.B970]/[.C970]" office:value-type="float" office:value="477426.273458445">
            <text:p>477426.273458445</text:p>
          </table:table-cell>
          <table:table-cell table:number-columns-repeated="1020"/>
        </table:table-row>
        <table:table-row table:style-name="ro1">
          <table:table-cell office:value-type="string">
            <text:p>DSCI</text:p>
          </table:table-cell>
          <table:table-cell office:value-type="float" office:value="93710000">
            <text:p>93710000</text:p>
          </table:table-cell>
          <table:table-cell office:value-type="float" office:value="195">
            <text:p>195</text:p>
          </table:table-cell>
          <table:table-cell table:formula="of:=[.B971]/[.C971]" office:value-type="float" office:value="480564.102564103">
            <text:p>480564.102564103</text:p>
          </table:table-cell>
          <table:table-cell table:number-columns-repeated="1020"/>
        </table:table-row>
        <table:table-row table:style-name="ro1">
          <table:table-cell office:value-type="string">
            <text:p>EBMT</text:p>
          </table:table-cell>
          <table:table-cell office:value-type="float" office:value="37040000">
            <text:p>37040000</text:p>
          </table:table-cell>
          <table:table-cell office:value-type="float" office:value="77">
            <text:p>77</text:p>
          </table:table-cell>
          <table:table-cell table:formula="of:=[.B972]/[.C972]" office:value-type="float" office:value="481038.961038961">
            <text:p>481038.961038961</text:p>
          </table:table-cell>
          <table:table-cell table:number-columns-repeated="1020"/>
        </table:table-row>
        <table:table-row table:style-name="ro1">
          <table:table-cell office:value-type="string">
            <text:p>MBWM</text:p>
          </table:table-cell>
          <table:table-cell office:value-type="float" office:value="112120000">
            <text:p>112120000</text:p>
          </table:table-cell>
          <table:table-cell office:value-type="float" office:value="232">
            <text:p>232</text:p>
          </table:table-cell>
          <table:table-cell table:formula="of:=[.B973]/[.C973]" office:value-type="float" office:value="483275.862068966">
            <text:p>483275.862068966</text:p>
          </table:table-cell>
          <table:table-cell table:number-columns-repeated="1020"/>
        </table:table-row>
        <table:table-row table:style-name="ro1">
          <table:table-cell office:value-type="string">
            <text:p>LIWA</text:p>
          </table:table-cell>
          <table:table-cell office:value-type="float" office:value="167300000">
            <text:p>167300000</text:p>
          </table:table-cell>
          <table:table-cell office:value-type="float" office:value="346">
            <text:p>346</text:p>
          </table:table-cell>
          <table:table-cell table:formula="of:=[.B974]/[.C974]" office:value-type="float" office:value="483526.011560694">
            <text:p>483526.011560694</text:p>
          </table:table-cell>
          <table:table-cell table:number-columns-repeated="1020"/>
        </table:table-row>
        <table:table-row table:style-name="ro1">
          <table:table-cell office:value-type="string">
            <text:p>BWA</text:p>
          </table:table-cell>
          <table:table-cell office:value-type="float" office:value="9320000000">
            <text:p>9320000000</text:p>
          </table:table-cell>
          <table:table-cell office:value-type="float" office:value="19250">
            <text:p>19250</text:p>
          </table:table-cell>
          <table:table-cell table:formula="of:=[.B975]/[.C975]" office:value-type="float" office:value="484155.844155844">
            <text:p>484155.844155844</text:p>
          </table:table-cell>
          <table:table-cell table:number-columns-repeated="1020"/>
        </table:table-row>
        <table:table-row table:style-name="ro1">
          <table:table-cell office:value-type="string">
            <text:p>NEBS</text:p>
          </table:table-cell>
          <table:table-cell office:value-type="float" office:value="58590000">
            <text:p>58590000</text:p>
          </table:table-cell>
          <table:table-cell office:value-type="float" office:value="121">
            <text:p>121</text:p>
          </table:table-cell>
          <table:table-cell table:formula="of:=[.B976]/[.C976]" office:value-type="float" office:value="484214.876033058">
            <text:p>484214.876033058</text:p>
          </table:table-cell>
          <table:table-cell table:number-columns-repeated="1020"/>
        </table:table-row>
        <table:table-row table:style-name="ro1">
          <table:table-cell office:value-type="string">
            <text:p>VASC</text:p>
          </table:table-cell>
          <table:table-cell office:value-type="float" office:value="172050000">
            <text:p>172050000</text:p>
          </table:table-cell>
          <table:table-cell office:value-type="float" office:value="355">
            <text:p>355</text:p>
          </table:table-cell>
          <table:table-cell table:formula="of:=[.B977]/[.C977]" office:value-type="float" office:value="484647.887323944">
            <text:p>484647.887323944</text:p>
          </table:table-cell>
          <table:table-cell table:number-columns-repeated="1020"/>
        </table:table-row>
        <table:table-row table:style-name="ro1">
          <table:table-cell office:value-type="string">
            <text:p>STSA</text:p>
          </table:table-cell>
          <table:table-cell office:value-type="float" office:value="1210000000">
            <text:p>1210000000</text:p>
          </table:table-cell>
          <table:table-cell office:value-type="float" office:value="2496">
            <text:p>2496</text:p>
          </table:table-cell>
          <table:table-cell table:formula="of:=[.B978]/[.C978]" office:value-type="float" office:value="484775.641025641">
            <text:p>484775.641025641</text:p>
          </table:table-cell>
          <table:table-cell table:number-columns-repeated="1020"/>
        </table:table-row>
        <table:table-row table:style-name="ro1">
          <table:table-cell office:value-type="string">
            <text:p>ABIO</text:p>
          </table:table-cell>
          <table:table-cell office:value-type="float" office:value="10200000">
            <text:p>10200000</text:p>
          </table:table-cell>
          <table:table-cell office:value-type="float" office:value="21">
            <text:p>21</text:p>
          </table:table-cell>
          <table:table-cell table:formula="of:=[.B979]/[.C979]" office:value-type="float" office:value="485714.285714286">
            <text:p>485714.285714286</text:p>
          </table:table-cell>
          <table:table-cell table:number-columns-repeated="1020"/>
        </table:table-row>
        <table:table-row table:style-name="ro1">
          <table:table-cell office:value-type="string">
            <text:p>HNZ</text:p>
          </table:table-cell>
          <table:table-cell office:value-type="float" office:value="16950000000">
            <text:p>16950000000</text:p>
          </table:table-cell>
          <table:table-cell office:value-type="float" office:value="34800">
            <text:p>34800</text:p>
          </table:table-cell>
          <table:table-cell table:formula="of:=[.B980]/[.C980]" office:value-type="float" office:value="487068.965517241">
            <text:p>487068.965517241</text:p>
          </table:table-cell>
          <table:table-cell table:number-columns-repeated="1020"/>
        </table:table-row>
        <table:table-row table:style-name="ro1">
          <table:table-cell office:value-type="string">
            <text:p>VRNM</text:p>
          </table:table-cell>
          <table:table-cell office:value-type="float" office:value="43510000">
            <text:p>43510000</text:p>
          </table:table-cell>
          <table:table-cell office:value-type="float" office:value="89">
            <text:p>89</text:p>
          </table:table-cell>
          <table:table-cell table:formula="of:=[.B981]/[.C981]" office:value-type="float" office:value="488876.404494382">
            <text:p>488876.404494382</text:p>
          </table:table-cell>
          <table:table-cell table:number-columns-repeated="1020"/>
        </table:table-row>
        <table:table-row table:style-name="ro1">
          <table:table-cell office:value-type="string">
            <text:p>HAL</text:p>
          </table:table-cell>
          <table:table-cell office:value-type="float" office:value="33270000000">
            <text:p>33270000000</text:p>
          </table:table-cell>
          <table:table-cell office:value-type="float" office:value="68000">
            <text:p>68000</text:p>
          </table:table-cell>
          <table:table-cell table:formula="of:=[.B982]/[.C982]" office:value-type="float" office:value="489264.705882353">
            <text:p>489264.705882353</text:p>
          </table:table-cell>
          <table:table-cell table:number-columns-repeated="1020"/>
        </table:table-row>
        <table:table-row table:style-name="ro1">
          <table:table-cell office:value-type="string">
            <text:p>PRMW</text:p>
          </table:table-cell>
          <table:table-cell office:value-type="float" office:value="61660000">
            <text:p>61660000</text:p>
          </table:table-cell>
          <table:table-cell office:value-type="float" office:value="126">
            <text:p>126</text:p>
          </table:table-cell>
          <table:table-cell table:formula="of:=[.B983]/[.C983]" office:value-type="float" office:value="489365.079365079">
            <text:p>489365.079365079</text:p>
          </table:table-cell>
          <table:table-cell table:number-columns-repeated="1020"/>
        </table:table-row>
        <table:table-row table:style-name="ro1">
          <table:table-cell office:value-type="string">
            <text:p>CBKN</text:p>
          </table:table-cell>
          <table:table-cell office:value-type="float" office:value="190480000">
            <text:p>190480000</text:p>
          </table:table-cell>
          <table:table-cell office:value-type="float" office:value="389">
            <text:p>389</text:p>
          </table:table-cell>
          <table:table-cell table:formula="of:=[.B984]/[.C984]" office:value-type="float" office:value="489665.809768638">
            <text:p>489665.809768638</text:p>
          </table:table-cell>
          <table:table-cell table:number-columns-repeated="1020"/>
        </table:table-row>
        <table:table-row table:style-name="ro1">
          <table:table-cell office:value-type="string">
            <text:p>AET</text:p>
          </table:table-cell>
          <table:table-cell office:value-type="float" office:value="16320000000">
            <text:p>16320000000</text:p>
          </table:table-cell>
          <table:table-cell office:value-type="float" office:value="33300">
            <text:p>33300</text:p>
          </table:table-cell>
          <table:table-cell table:formula="of:=[.B985]/[.C985]" office:value-type="float" office:value="490090.09009009">
            <text:p>490090.09009009</text:p>
          </table:table-cell>
          <table:table-cell table:number-columns-repeated="1020"/>
        </table:table-row>
        <table:table-row table:style-name="ro1">
          <table:table-cell office:value-type="string">
            <text:p>FWRD</text:p>
          </table:table-cell>
          <table:table-cell office:value-type="float" office:value="965570000">
            <text:p>965570000</text:p>
          </table:table-cell>
          <table:table-cell office:value-type="float" office:value="1955">
            <text:p>1955</text:p>
          </table:table-cell>
          <table:table-cell table:formula="of:=[.B986]/[.C986]" office:value-type="float" office:value="493897.698209719">
            <text:p>493897.698209719</text:p>
          </table:table-cell>
          <table:table-cell table:number-columns-repeated="1020"/>
        </table:table-row>
        <table:table-row table:style-name="ro1">
          <table:table-cell office:value-type="string">
            <text:p>LOOK</text:p>
          </table:table-cell>
          <table:table-cell office:value-type="float" office:value="25760000">
            <text:p>25760000</text:p>
          </table:table-cell>
          <table:table-cell office:value-type="float" office:value="52">
            <text:p>52</text:p>
          </table:table-cell>
          <table:table-cell table:formula="of:=[.B987]/[.C987]" office:value-type="float" office:value="495384.615384615">
            <text:p>495384.615384615</text:p>
          </table:table-cell>
          <table:table-cell table:number-columns-repeated="1020"/>
        </table:table-row>
        <table:table-row table:style-name="ro1">
          <table:table-cell office:value-type="string">
            <text:p>SRCE</text:p>
          </table:table-cell>
          <table:table-cell office:value-type="float" office:value="576120000">
            <text:p>576120000</text:p>
          </table:table-cell>
          <table:table-cell office:value-type="float" office:value="1160">
            <text:p>1160</text:p>
          </table:table-cell>
          <table:table-cell table:formula="of:=[.B988]/[.C988]" office:value-type="float" office:value="496655.172413793">
            <text:p>496655.172413793</text:p>
          </table:table-cell>
          <table:table-cell table:number-columns-repeated="1020"/>
        </table:table-row>
        <table:table-row table:style-name="ro1">
          <table:table-cell office:value-type="string">
            <text:p>PERI</text:p>
          </table:table-cell>
          <table:table-cell office:value-type="float" office:value="53430000">
            <text:p>53430000</text:p>
          </table:table-cell>
          <table:table-cell office:value-type="float" office:value="107">
            <text:p>107</text:p>
          </table:table-cell>
          <table:table-cell table:formula="of:=[.B989]/[.C989]" office:value-type="float" office:value="499345.794392523">
            <text:p>499345.794392523</text:p>
          </table:table-cell>
          <table:table-cell table:number-columns-repeated="1020"/>
        </table:table-row>
        <table:table-row table:style-name="ro1">
          <table:table-cell office:value-type="string">
            <text:p>DIS</text:p>
          </table:table-cell>
          <table:table-cell office:value-type="float" office:value="77900000000">
            <text:p>77900000000</text:p>
          </table:table-cell>
          <table:table-cell office:value-type="float" office:value="156000">
            <text:p>156000</text:p>
          </table:table-cell>
          <table:table-cell table:formula="of:=[.B990]/[.C990]" office:value-type="float" office:value="499358.974358974">
            <text:p>499358.974358974</text:p>
          </table:table-cell>
          <table:table-cell table:number-columns-repeated="1020"/>
        </table:table-row>
        <table:table-row table:style-name="ro1">
          <table:table-cell office:value-type="string">
            <text:p>SYNC</text:p>
          </table:table-cell>
          <table:table-cell office:value-type="float" office:value="127400000">
            <text:p>127400000</text:p>
          </table:table-cell>
          <table:table-cell office:value-type="float" office:value="254">
            <text:p>254</text:p>
          </table:table-cell>
          <table:table-cell table:formula="of:=[.B991]/[.C991]" office:value-type="float" office:value="501574.803149606">
            <text:p>501574.803149606</text:p>
          </table:table-cell>
          <table:table-cell table:number-columns-repeated="1020"/>
        </table:table-row>
        <table:table-row table:style-name="ro1">
          <table:table-cell office:value-type="string">
            <text:p>YUM</text:p>
          </table:table-cell>
          <table:table-cell office:value-type="float" office:value="30500000000">
            <text:p>30500000000</text:p>
          </table:table-cell>
          <table:table-cell office:value-type="float" office:value="60580">
            <text:p>60580</text:p>
          </table:table-cell>
          <table:table-cell table:formula="of:=[.B992]/[.C992]" office:value-type="float" office:value="503466.490590954">
            <text:p>503466.490590954</text:p>
          </table:table-cell>
          <table:table-cell table:number-columns-repeated="1020"/>
        </table:table-row>
        <table:table-row table:style-name="ro1">
          <table:table-cell office:value-type="string">
            <text:p>FULT</text:p>
          </table:table-cell>
          <table:table-cell office:value-type="float" office:value="1940000000">
            <text:p>1940000000</text:p>
          </table:table-cell>
          <table:table-cell office:value-type="float" office:value="3850">
            <text:p>3850</text:p>
          </table:table-cell>
          <table:table-cell table:formula="of:=[.B993]/[.C993]" office:value-type="float" office:value="503896.103896104">
            <text:p>503896.103896104</text:p>
          </table:table-cell>
          <table:table-cell table:number-columns-repeated="1020"/>
        </table:table-row>
        <table:table-row table:style-name="ro1">
          <table:table-cell office:value-type="string">
            <text:p>LEDR</text:p>
          </table:table-cell>
          <table:table-cell office:value-type="float" office:value="93920000">
            <text:p>93920000</text:p>
          </table:table-cell>
          <table:table-cell office:value-type="float" office:value="186">
            <text:p>186</text:p>
          </table:table-cell>
          <table:table-cell table:formula="of:=[.B994]/[.C994]" office:value-type="float" office:value="504946.23655914">
            <text:p>504946.23655914</text:p>
          </table:table-cell>
          <table:table-cell table:number-columns-repeated="1020"/>
        </table:table-row>
        <table:table-row table:style-name="ro1">
          <table:table-cell office:value-type="string">
            <text:p>HZNP</text:p>
          </table:table-cell>
          <table:table-cell office:value-type="float" office:value="67180000">
            <text:p>67180000</text:p>
          </table:table-cell>
          <table:table-cell office:value-type="float" office:value="133">
            <text:p>133</text:p>
          </table:table-cell>
          <table:table-cell table:formula="of:=[.B995]/[.C995]" office:value-type="float" office:value="505112.781954887">
            <text:p>505112.781954887</text:p>
          </table:table-cell>
          <table:table-cell table:number-columns-repeated="1020"/>
        </table:table-row>
        <table:table-row table:style-name="ro1">
          <table:table-cell office:value-type="string">
            <text:p>ROLL</text:p>
          </table:table-cell>
          <table:table-cell office:value-type="float" office:value="985480000">
            <text:p>985480000</text:p>
          </table:table-cell>
          <table:table-cell office:value-type="float" office:value="1950">
            <text:p>1950</text:p>
          </table:table-cell>
          <table:table-cell table:formula="of:=[.B996]/[.C996]" office:value-type="float" office:value="505374.358974359">
            <text:p>505374.358974359</text:p>
          </table:table-cell>
          <table:table-cell table:number-columns-repeated="1020"/>
        </table:table-row>
        <table:table-row table:style-name="ro1">
          <table:table-cell office:value-type="string">
            <text:p>NATI</text:p>
          </table:table-cell>
          <table:table-cell office:value-type="float" office:value="3170000000">
            <text:p>3170000000</text:p>
          </table:table-cell>
          <table:table-cell office:value-type="float" office:value="6235">
            <text:p>6235</text:p>
          </table:table-cell>
          <table:table-cell table:formula="of:=[.B997]/[.C997]" office:value-type="float" office:value="508420.208500401">
            <text:p>508420.208500401</text:p>
          </table:table-cell>
          <table:table-cell table:number-columns-repeated="1020"/>
        </table:table-row>
        <table:table-row table:style-name="ro1">
          <table:table-cell office:value-type="string">
            <text:p>CMTL</text:p>
          </table:table-cell>
          <table:table-cell office:value-type="float" office:value="646130000">
            <text:p>646130000</text:p>
          </table:table-cell>
          <table:table-cell office:value-type="float" office:value="1268">
            <text:p>1268</text:p>
          </table:table-cell>
          <table:table-cell table:formula="of:=[.B998]/[.C998]" office:value-type="float" office:value="509566.246056782">
            <text:p>509566.246056782</text:p>
          </table:table-cell>
          <table:table-cell table:number-columns-repeated="1020"/>
        </table:table-row>
        <table:table-row table:style-name="ro1">
          <table:table-cell office:value-type="string">
            <text:p>XBKS</text:p>
          </table:table-cell>
          <table:table-cell office:value-type="float" office:value="36770000">
            <text:p>36770000</text:p>
          </table:table-cell>
          <table:table-cell office:value-type="float" office:value="72">
            <text:p>72</text:p>
          </table:table-cell>
          <table:table-cell table:formula="of:=[.B999]/[.C999]" office:value-type="float" office:value="510694.444444444">
            <text:p>510694.444444444</text:p>
          </table:table-cell>
          <table:table-cell table:number-columns-repeated="1020"/>
        </table:table-row>
        <table:table-row table:style-name="ro1">
          <table:table-cell office:value-type="string">
            <text:p>COBK</text:p>
          </table:table-cell>
          <table:table-cell office:value-type="float" office:value="47540000">
            <text:p>47540000</text:p>
          </table:table-cell>
          <table:table-cell office:value-type="float" office:value="93">
            <text:p>93</text:p>
          </table:table-cell>
          <table:table-cell table:formula="of:=[.B1000]/[.C1000]" office:value-type="float" office:value="511182.795698925">
            <text:p>511182.795698925</text:p>
          </table:table-cell>
          <table:table-cell table:number-columns-repeated="1020"/>
        </table:table-row>
        <table:table-row table:style-name="ro1">
          <table:table-cell office:value-type="string">
            <text:p>ASCMA</text:p>
          </table:table-cell>
          <table:table-cell office:value-type="float" office:value="679950000">
            <text:p>679950000</text:p>
          </table:table-cell>
          <table:table-cell office:value-type="float" office:value="1330">
            <text:p>1330</text:p>
          </table:table-cell>
          <table:table-cell table:formula="of:=[.B1001]/[.C1001]" office:value-type="float" office:value="511240.601503759">
            <text:p>511240.601503759</text:p>
          </table:table-cell>
          <table:table-cell table:number-columns-repeated="1020"/>
        </table:table-row>
        <table:table-row table:style-name="ro1">
          <table:table-cell office:value-type="string">
            <text:p>PWX</text:p>
          </table:table-cell>
          <table:table-cell office:value-type="float" office:value="70080000">
            <text:p>70080000</text:p>
          </table:table-cell>
          <table:table-cell office:value-type="float" office:value="137">
            <text:p>137</text:p>
          </table:table-cell>
          <table:table-cell table:formula="of:=[.B1002]/[.C1002]" office:value-type="float" office:value="511532.846715329">
            <text:p>511532.846715329</text:p>
          </table:table-cell>
          <table:table-cell table:number-columns-repeated="1020"/>
        </table:table-row>
        <table:table-row table:style-name="ro1">
          <table:table-cell office:value-type="string">
            <text:p>ITIC</text:p>
          </table:table-cell>
          <table:table-cell office:value-type="float" office:value="94680000">
            <text:p>94680000</text:p>
          </table:table-cell>
          <table:table-cell office:value-type="float" office:value="185">
            <text:p>185</text:p>
          </table:table-cell>
          <table:table-cell table:formula="of:=[.B1003]/[.C1003]" office:value-type="float" office:value="511783.783783784">
            <text:p>511783.783783784</text:p>
          </table:table-cell>
          <table:table-cell table:number-columns-repeated="1020"/>
        </table:table-row>
        <table:table-row table:style-name="ro1">
          <table:table-cell office:value-type="string">
            <text:p>FHN</text:p>
          </table:table-cell>
          <table:table-cell office:value-type="float" office:value="2440000000">
            <text:p>2440000000</text:p>
          </table:table-cell>
          <table:table-cell office:value-type="float" office:value="4728">
            <text:p>4728</text:p>
          </table:table-cell>
          <table:table-cell table:formula="of:=[.B1004]/[.C1004]" office:value-type="float" office:value="516074.450084602">
            <text:p>516074.450084602</text:p>
          </table:table-cell>
          <table:table-cell table:number-columns-repeated="1020"/>
        </table:table-row>
        <table:table-row table:style-name="ro1">
          <table:table-cell office:value-type="string">
            <text:p>SWSH</text:p>
          </table:table-cell>
          <table:table-cell office:value-type="float" office:value="556720000">
            <text:p>556720000</text:p>
          </table:table-cell>
          <table:table-cell office:value-type="float" office:value="1077">
            <text:p>1077</text:p>
          </table:table-cell>
          <table:table-cell table:formula="of:=[.B1005]/[.C1005]" office:value-type="float" office:value="516917.363045497">
            <text:p>516917.363045497</text:p>
          </table:table-cell>
          <table:table-cell table:number-columns-repeated="1020"/>
        </table:table-row>
        <table:table-row table:style-name="ro1">
          <table:table-cell office:value-type="string">
            <text:p>CMI</text:p>
          </table:table-cell>
          <table:table-cell office:value-type="float" office:value="22720000000">
            <text:p>22720000000</text:p>
          </table:table-cell>
          <table:table-cell office:value-type="float" office:value="43900">
            <text:p>43900</text:p>
          </table:table-cell>
          <table:table-cell table:formula="of:=[.B1006]/[.C1006]" office:value-type="float" office:value="517539.86332574">
            <text:p>517539.86332574</text:p>
          </table:table-cell>
          <table:table-cell table:number-columns-repeated="1020"/>
        </table:table-row>
        <table:table-row table:style-name="ro1">
          <table:table-cell office:value-type="string">
            <text:p>BRKS</text:p>
          </table:table-cell>
          <table:table-cell office:value-type="float" office:value="742540000">
            <text:p>742540000</text:p>
          </table:table-cell>
          <table:table-cell office:value-type="float" office:value="1433">
            <text:p>1433</text:p>
          </table:table-cell>
          <table:table-cell table:formula="of:=[.B1007]/[.C1007]" office:value-type="float" office:value="518171.667829728">
            <text:p>518171.667829728</text:p>
          </table:table-cell>
          <table:table-cell table:number-columns-repeated="1020"/>
        </table:table-row>
        <table:table-row table:style-name="ro1">
          <table:table-cell office:value-type="string">
            <text:p>SAVE</text:p>
          </table:table-cell>
          <table:table-cell office:value-type="float" office:value="1340000000">
            <text:p>1340000000</text:p>
          </table:table-cell>
          <table:table-cell office:value-type="float" office:value="2580">
            <text:p>2580</text:p>
          </table:table-cell>
          <table:table-cell table:formula="of:=[.B1008]/[.C1008]" office:value-type="float" office:value="519379.84496124">
            <text:p>519379.84496124</text:p>
          </table:table-cell>
          <table:table-cell table:number-columns-repeated="1020"/>
        </table:table-row>
        <table:table-row table:style-name="ro1">
          <table:table-cell office:value-type="string">
            <text:p>PMTC</text:p>
          </table:table-cell>
          <table:table-cell office:value-type="float" office:value="3180000000">
            <text:p>3180000000</text:p>
          </table:table-cell>
          <table:table-cell office:value-type="float" office:value="6122">
            <text:p>6122</text:p>
          </table:table-cell>
          <table:table-cell table:formula="of:=[.B1009]/[.C1009]" office:value-type="float" office:value="519438.092126756">
            <text:p>519438.092126756</text:p>
          </table:table-cell>
          <table:table-cell table:number-columns-repeated="1020"/>
        </table:table-row>
        <table:table-row table:style-name="ro1">
          <table:table-cell office:value-type="string">
            <text:p>LTXC</text:p>
          </table:table-cell>
          <table:table-cell office:value-type="float" office:value="328030000">
            <text:p>328030000</text:p>
          </table:table-cell>
          <table:table-cell office:value-type="float" office:value="631">
            <text:p>631</text:p>
          </table:table-cell>
          <table:table-cell table:formula="of:=[.B1010]/[.C1010]" office:value-type="float" office:value="519857.369255151">
            <text:p>519857.369255151</text:p>
          </table:table-cell>
          <table:table-cell table:number-columns-repeated="1020"/>
        </table:table-row>
        <table:table-row table:style-name="ro1">
          <table:table-cell office:value-type="string">
            <text:p>NICK</text:p>
          </table:table-cell>
          <table:table-cell office:value-type="float" office:value="154540000">
            <text:p>154540000</text:p>
          </table:table-cell>
          <table:table-cell office:value-type="float" office:value="297">
            <text:p>297</text:p>
          </table:table-cell>
          <table:table-cell table:formula="of:=[.B1011]/[.C1011]" office:value-type="float" office:value="520336.7003367">
            <text:p>520336.7003367</text:p>
          </table:table-cell>
          <table:table-cell table:number-columns-repeated="1020"/>
        </table:table-row>
        <table:table-row table:style-name="ro1">
          <table:table-cell office:value-type="string">
            <text:p>TACT</text:p>
          </table:table-cell>
          <table:table-cell office:value-type="float" office:value="64300000">
            <text:p>64300000</text:p>
          </table:table-cell>
          <table:table-cell office:value-type="float" office:value="123">
            <text:p>123</text:p>
          </table:table-cell>
          <table:table-cell table:formula="of:=[.B1012]/[.C1012]" office:value-type="float" office:value="522764.227642276">
            <text:p>522764.227642276</text:p>
          </table:table-cell>
          <table:table-cell table:number-columns-repeated="1020"/>
        </table:table-row>
        <table:table-row table:style-name="ro1">
          <table:table-cell office:value-type="string">
            <text:p>ADP</text:p>
          </table:table-cell>
          <table:table-cell office:value-type="float" office:value="26710000000">
            <text:p>26710000000</text:p>
          </table:table-cell>
          <table:table-cell office:value-type="float" office:value="51000">
            <text:p>51000</text:p>
          </table:table-cell>
          <table:table-cell table:formula="of:=[.B1013]/[.C1013]" office:value-type="float" office:value="523725.490196078">
            <text:p>523725.490196078</text:p>
          </table:table-cell>
          <table:table-cell table:number-columns-repeated="1020"/>
        </table:table-row>
        <table:table-row table:style-name="ro1">
          <table:table-cell office:value-type="string">
            <text:p>MGPI</text:p>
          </table:table-cell>
          <table:table-cell office:value-type="float" office:value="100590000">
            <text:p>100590000</text:p>
          </table:table-cell>
          <table:table-cell office:value-type="float" office:value="192">
            <text:p>192</text:p>
          </table:table-cell>
          <table:table-cell table:formula="of:=[.B1014]/[.C1014]" office:value-type="float" office:value="523906.25">
            <text:p>523906.25</text:p>
          </table:table-cell>
          <table:table-cell table:number-columns-repeated="1020"/>
        </table:table-row>
        <table:table-row table:style-name="ro1">
          <table:table-cell office:value-type="string">
            <text:p>AMNB</text:p>
          </table:table-cell>
          <table:table-cell office:value-type="float" office:value="165100000">
            <text:p>165100000</text:p>
          </table:table-cell>
          <table:table-cell office:value-type="float" office:value="315">
            <text:p>315</text:p>
          </table:table-cell>
          <table:table-cell table:formula="of:=[.B1015]/[.C1015]" office:value-type="float" office:value="524126.984126984">
            <text:p>524126.984126984</text:p>
          </table:table-cell>
          <table:table-cell table:number-columns-repeated="1020"/>
        </table:table-row>
        <table:table-row table:style-name="ro1">
          <table:table-cell office:value-type="string">
            <text:p>TWC</text:p>
          </table:table-cell>
          <table:table-cell office:value-type="float" office:value="24800000000">
            <text:p>24800000000</text:p>
          </table:table-cell>
          <table:table-cell office:value-type="float" office:value="47300">
            <text:p>47300</text:p>
          </table:table-cell>
          <table:table-cell table:formula="of:=[.B1016]/[.C1016]" office:value-type="float" office:value="524312.89640592">
            <text:p>524312.89640592</text:p>
          </table:table-cell>
          <table:table-cell table:number-columns-repeated="1020"/>
        </table:table-row>
        <table:table-row table:style-name="ro1">
          <table:table-cell office:value-type="string">
            <text:p>MSBF</text:p>
          </table:table-cell>
          <table:table-cell office:value-type="float" office:value="27320000">
            <text:p>27320000</text:p>
          </table:table-cell>
          <table:table-cell office:value-type="float" office:value="52">
            <text:p>52</text:p>
          </table:table-cell>
          <table:table-cell table:formula="of:=[.B1017]/[.C1017]" office:value-type="float" office:value="525384.615384615">
            <text:p>525384.615384615</text:p>
          </table:table-cell>
          <table:table-cell table:number-columns-repeated="1020"/>
        </table:table-row>
        <table:table-row table:style-name="ro1">
          <table:table-cell office:value-type="string">
            <text:p>ININ</text:p>
          </table:table-cell>
          <table:table-cell office:value-type="float" office:value="525450000">
            <text:p>525450000</text:p>
          </table:table-cell>
          <table:table-cell office:value-type="float" office:value="1000">
            <text:p>1000</text:p>
          </table:table-cell>
          <table:table-cell table:formula="of:=[.B1018]/[.C1018]" office:value-type="float" office:value="525450">
            <text:p>525450</text:p>
          </table:table-cell>
          <table:table-cell table:number-columns-repeated="1020"/>
        </table:table-row>
        <table:table-row table:style-name="ro1">
          <table:table-cell office:value-type="string">
            <text:p>SMBC</text:p>
          </table:table-cell>
          <table:table-cell office:value-type="float" office:value="76740000">
            <text:p>76740000</text:p>
          </table:table-cell>
          <table:table-cell office:value-type="float" office:value="146">
            <text:p>146</text:p>
          </table:table-cell>
          <table:table-cell table:formula="of:=[.B1019]/[.C1019]" office:value-type="float" office:value="525616.438356164">
            <text:p>525616.438356164</text:p>
          </table:table-cell>
          <table:table-cell table:number-columns-repeated="1020"/>
        </table:table-row>
        <table:table-row table:style-name="ro1">
          <table:table-cell office:value-type="string">
            <text:p>SMSC</text:p>
          </table:table-cell>
          <table:table-cell office:value-type="float" office:value="540210000">
            <text:p>540210000</text:p>
          </table:table-cell>
          <table:table-cell office:value-type="float" office:value="1026">
            <text:p>1026</text:p>
          </table:table-cell>
          <table:table-cell table:formula="of:=[.B1020]/[.C1020]" office:value-type="float" office:value="526520.467836257">
            <text:p>526520.467836257</text:p>
          </table:table-cell>
          <table:table-cell table:number-columns-repeated="1020"/>
        </table:table-row>
        <table:table-row table:style-name="ro1">
          <table:table-cell office:value-type="string">
            <text:p>STND</text:p>
          </table:table-cell>
          <table:table-cell office:value-type="float" office:value="50590000">
            <text:p>50590000</text:p>
          </table:table-cell>
          <table:table-cell office:value-type="float" office:value="96">
            <text:p>96</text:p>
          </table:table-cell>
          <table:table-cell table:formula="of:=[.B1021]/[.C1021]" office:value-type="float" office:value="526979.166666667">
            <text:p>526979.166666667</text:p>
          </table:table-cell>
          <table:table-cell table:number-columns-repeated="1020"/>
        </table:table-row>
        <table:table-row table:style-name="ro1">
          <table:table-cell office:value-type="string">
            <text:p>FORD</text:p>
          </table:table-cell>
          <table:table-cell office:value-type="float" office:value="23750000">
            <text:p>23750000</text:p>
          </table:table-cell>
          <table:table-cell office:value-type="float" office:value="45">
            <text:p>45</text:p>
          </table:table-cell>
          <table:table-cell table:formula="of:=[.B1022]/[.C1022]" office:value-type="float" office:value="527777.777777778">
            <text:p>527777.777777778</text:p>
          </table:table-cell>
          <table:table-cell table:number-columns-repeated="1020"/>
        </table:table-row>
        <table:table-row table:style-name="ro1">
          <table:table-cell office:value-type="string">
            <text:p>BIOF</text:p>
          </table:table-cell>
          <table:table-cell office:value-type="float" office:value="78840000">
            <text:p>78840000</text:p>
          </table:table-cell>
          <table:table-cell office:value-type="float" office:value="149">
            <text:p>149</text:p>
          </table:table-cell>
          <table:table-cell table:formula="of:=[.B1023]/[.C1023]" office:value-type="float" office:value="529127.516778523">
            <text:p>529127.516778523</text:p>
          </table:table-cell>
          <table:table-cell table:number-columns-repeated="1020"/>
        </table:table-row>
        <table:table-row table:style-name="ro1">
          <table:table-cell office:value-type="string">
            <text:p>GPRE</text:p>
          </table:table-cell>
          <table:table-cell office:value-type="float" office:value="352880000">
            <text:p>352880000</text:p>
          </table:table-cell>
          <table:table-cell office:value-type="float" office:value="665">
            <text:p>665</text:p>
          </table:table-cell>
          <table:table-cell table:formula="of:=[.B1024]/[.C1024]" office:value-type="float" office:value="530646.616541353">
            <text:p>530646.616541353</text:p>
          </table:table-cell>
          <table:table-cell table:number-columns-repeated="1020"/>
        </table:table-row>
        <table:table-row table:style-name="ro1">
          <table:table-cell office:value-type="string">
            <text:p>STRA</text:p>
          </table:table-cell>
          <table:table-cell office:value-type="float" office:value="1140000000">
            <text:p>1140000000</text:p>
          </table:table-cell>
          <table:table-cell office:value-type="float" office:value="2140">
            <text:p>2140</text:p>
          </table:table-cell>
          <table:table-cell table:formula="of:=[.B1025]/[.C1025]" office:value-type="float" office:value="532710.280373832">
            <text:p>532710.280373832</text:p>
          </table:table-cell>
          <table:table-cell table:number-columns-repeated="1020"/>
        </table:table-row>
        <table:table-row table:style-name="ro1">
          <table:table-cell office:value-type="string">
            <text:p>PPHM</text:p>
          </table:table-cell>
          <table:table-cell office:value-type="float" office:value="82050000">
            <text:p>82050000</text:p>
          </table:table-cell>
          <table:table-cell office:value-type="float" office:value="154">
            <text:p>154</text:p>
          </table:table-cell>
          <table:table-cell table:formula="of:=[.B1026]/[.C1026]" office:value-type="float" office:value="532792.207792208">
            <text:p>532792.207792208</text:p>
          </table:table-cell>
          <table:table-cell table:number-columns-repeated="1020"/>
        </table:table-row>
        <table:table-row table:style-name="ro1">
          <table:table-cell office:value-type="string">
            <text:p>AVHI</text:p>
          </table:table-cell>
          <table:table-cell office:value-type="float" office:value="130530000">
            <text:p>130530000</text:p>
          </table:table-cell>
          <table:table-cell office:value-type="float" office:value="243">
            <text:p>243</text:p>
          </table:table-cell>
          <table:table-cell table:formula="of:=[.B1027]/[.C1027]" office:value-type="float" office:value="537160.493827161">
            <text:p>537160.493827161</text:p>
          </table:table-cell>
          <table:table-cell table:number-columns-repeated="1020"/>
        </table:table-row>
        <table:table-row table:style-name="ro1">
          <table:table-cell office:value-type="string">
            <text:p>GNOM</text:p>
          </table:table-cell>
          <table:table-cell office:value-type="float" office:value="132729999">
            <text:p>132729999</text:p>
          </table:table-cell>
          <table:table-cell office:value-type="float" office:value="247">
            <text:p>247</text:p>
          </table:table-cell>
          <table:table-cell table:formula="of:=[.B1028]/[.C1028]" office:value-type="float" office:value="537368.417004049">
            <text:p>537368.417004049</text:p>
          </table:table-cell>
          <table:table-cell table:number-columns-repeated="1020"/>
        </table:table-row>
        <table:table-row table:style-name="ro1">
          <table:table-cell office:value-type="string">
            <text:p>MLVF</text:p>
          </table:table-cell>
          <table:table-cell office:value-type="float" office:value="45700000">
            <text:p>45700000</text:p>
          </table:table-cell>
          <table:table-cell office:value-type="float" office:value="85">
            <text:p>85</text:p>
          </table:table-cell>
          <table:table-cell table:formula="of:=[.B1029]/[.C1029]" office:value-type="float" office:value="537647.058823529">
            <text:p>537647.058823529</text:p>
          </table:table-cell>
          <table:table-cell table:number-columns-repeated="1020"/>
        </table:table-row>
        <table:table-row table:style-name="ro1">
          <table:table-cell office:value-type="string">
            <text:p>IRIS</text:p>
          </table:table-cell>
          <table:table-cell office:value-type="float" office:value="202970000">
            <text:p>202970000</text:p>
          </table:table-cell>
          <table:table-cell office:value-type="float" office:value="377">
            <text:p>377</text:p>
          </table:table-cell>
          <table:table-cell table:formula="of:=[.B1030]/[.C1030]" office:value-type="float" office:value="538381.962864722">
            <text:p>538381.962864722</text:p>
          </table:table-cell>
          <table:table-cell table:number-columns-repeated="1020"/>
        </table:table-row>
        <table:table-row table:style-name="ro1">
          <table:table-cell office:value-type="string">
            <text:p>DJCO</text:p>
          </table:table-cell>
          <table:table-cell office:value-type="float" office:value="105160000">
            <text:p>105160000</text:p>
          </table:table-cell>
          <table:table-cell office:value-type="float" office:value="195">
            <text:p>195</text:p>
          </table:table-cell>
          <table:table-cell table:formula="of:=[.B1031]/[.C1031]" office:value-type="float" office:value="539282.051282051">
            <text:p>539282.051282051</text:p>
          </table:table-cell>
          <table:table-cell table:number-columns-repeated="1020"/>
        </table:table-row>
        <table:table-row table:style-name="ro1">
          <table:table-cell office:value-type="string">
            <text:p>DE</text:p>
          </table:table-cell>
          <table:table-cell office:value-type="float" office:value="33060000000">
            <text:p>33060000000</text:p>
          </table:table-cell>
          <table:table-cell office:value-type="float" office:value="61300">
            <text:p>61300</text:p>
          </table:table-cell>
          <table:table-cell table:formula="of:=[.B1032]/[.C1032]" office:value-type="float" office:value="539314.84502447">
            <text:p>539314.84502447</text:p>
          </table:table-cell>
          <table:table-cell table:number-columns-repeated="1020"/>
        </table:table-row>
        <table:table-row table:style-name="ro1">
          <table:table-cell office:value-type="string">
            <text:p>SIEB</text:p>
          </table:table-cell>
          <table:table-cell office:value-type="float" office:value="37800000">
            <text:p>37800000</text:p>
          </table:table-cell>
          <table:table-cell office:value-type="float" office:value="70">
            <text:p>70</text:p>
          </table:table-cell>
          <table:table-cell table:formula="of:=[.B1033]/[.C1033]" office:value-type="float" office:value="540000">
            <text:p>540000</text:p>
          </table:table-cell>
          <table:table-cell table:number-columns-repeated="1020"/>
        </table:table-row>
        <table:table-row table:style-name="ro1">
          <table:table-cell office:value-type="string">
            <text:p>CVV</text:p>
          </table:table-cell>
          <table:table-cell office:value-type="float" office:value="69470000">
            <text:p>69470000</text:p>
          </table:table-cell>
          <table:table-cell office:value-type="float" office:value="128">
            <text:p>128</text:p>
          </table:table-cell>
          <table:table-cell table:formula="of:=[.B1034]/[.C1034]" office:value-type="float" office:value="542734.375">
            <text:p>542734.375</text:p>
          </table:table-cell>
          <table:table-cell table:number-columns-repeated="1020"/>
        </table:table-row>
        <table:table-row table:style-name="ro1">
          <table:table-cell office:value-type="string">
            <text:p>ROK</text:p>
          </table:table-cell>
          <table:table-cell office:value-type="float" office:value="11430000000">
            <text:p>11430000000</text:p>
          </table:table-cell>
          <table:table-cell office:value-type="float" office:value="21000">
            <text:p>21000</text:p>
          </table:table-cell>
          <table:table-cell table:formula="of:=[.B1035]/[.C1035]" office:value-type="float" office:value="544285.714285714">
            <text:p>544285.714285714</text:p>
          </table:table-cell>
          <table:table-cell table:number-columns-repeated="1020"/>
        </table:table-row>
        <table:table-row table:style-name="ro1">
          <table:table-cell office:value-type="string">
            <text:p>SMCI</text:p>
          </table:table-cell>
          <table:table-cell office:value-type="float" office:value="678100000">
            <text:p>678100000</text:p>
          </table:table-cell>
          <table:table-cell office:value-type="float" office:value="1239">
            <text:p>1239</text:p>
          </table:table-cell>
          <table:table-cell table:formula="of:=[.B1036]/[.C1036]" office:value-type="float" office:value="547296.206618241">
            <text:p>547296.206618241</text:p>
          </table:table-cell>
          <table:table-cell table:number-columns-repeated="1020"/>
        </table:table-row>
        <table:table-row table:style-name="ro1">
          <table:table-cell office:value-type="string">
            <text:p>TMO</text:p>
          </table:table-cell>
          <table:table-cell office:value-type="float" office:value="21380000000">
            <text:p>21380000000</text:p>
          </table:table-cell>
          <table:table-cell office:value-type="float" office:value="39000">
            <text:p>39000</text:p>
          </table:table-cell>
          <table:table-cell table:formula="of:=[.B1037]/[.C1037]" office:value-type="float" office:value="548205.128205128">
            <text:p>548205.128205128</text:p>
          </table:table-cell>
          <table:table-cell table:number-columns-repeated="1020"/>
        </table:table-row>
        <table:table-row table:style-name="ro1">
          <table:table-cell office:value-type="string">
            <text:p>BDX</text:p>
          </table:table-cell>
          <table:table-cell office:value-type="float" office:value="16110000000">
            <text:p>16110000000</text:p>
          </table:table-cell>
          <table:table-cell office:value-type="float" office:value="29369">
            <text:p>29369</text:p>
          </table:table-cell>
          <table:table-cell table:formula="of:=[.B1038]/[.C1038]" office:value-type="float" office:value="548537.573632061">
            <text:p>548537.573632061</text:p>
          </table:table-cell>
          <table:table-cell table:number-columns-repeated="1020"/>
        </table:table-row>
        <table:table-row table:style-name="ro1">
          <table:table-cell office:value-type="string">
            <text:p>BV</text:p>
          </table:table-cell>
          <table:table-cell office:value-type="float" office:value="333710000">
            <text:p>333710000</text:p>
          </table:table-cell>
          <table:table-cell office:value-type="float" office:value="608">
            <text:p>608</text:p>
          </table:table-cell>
          <table:table-cell table:formula="of:=[.B1039]/[.C1039]" office:value-type="float" office:value="548865.131578947">
            <text:p>548865.131578947</text:p>
          </table:table-cell>
          <table:table-cell table:number-columns-repeated="1020"/>
        </table:table-row>
        <table:table-row table:style-name="ro1">
          <table:table-cell office:value-type="string">
            <text:p>MYL</text:p>
          </table:table-cell>
          <table:table-cell office:value-type="float" office:value="9890000000">
            <text:p>9890000000</text:p>
          </table:table-cell>
          <table:table-cell office:value-type="float" office:value="18000">
            <text:p>18000</text:p>
          </table:table-cell>
          <table:table-cell table:formula="of:=[.B1040]/[.C1040]" office:value-type="float" office:value="549444.444444445">
            <text:p>549444.444444445</text:p>
          </table:table-cell>
          <table:table-cell table:number-columns-repeated="1020"/>
        </table:table-row>
        <table:table-row table:style-name="ro1">
          <table:table-cell office:value-type="string">
            <text:p>CRNT</text:p>
          </table:table-cell>
          <table:table-cell office:value-type="float" office:value="319180000">
            <text:p>319180000</text:p>
          </table:table-cell>
          <table:table-cell office:value-type="float" office:value="580">
            <text:p>580</text:p>
          </table:table-cell>
          <table:table-cell table:formula="of:=[.B1041]/[.C1041]" office:value-type="float" office:value="550310.344827586">
            <text:p>550310.344827586</text:p>
          </table:table-cell>
          <table:table-cell table:number-columns-repeated="1020"/>
        </table:table-row>
        <table:table-row table:style-name="ro1">
          <table:table-cell office:value-type="string">
            <text:p>CSII</text:p>
          </table:table-cell>
          <table:table-cell office:value-type="float" office:value="157880000">
            <text:p>157880000</text:p>
          </table:table-cell>
          <table:table-cell office:value-type="float" office:value="286">
            <text:p>286</text:p>
          </table:table-cell>
          <table:table-cell table:formula="of:=[.B1042]/[.C1042]" office:value-type="float" office:value="552027.972027972">
            <text:p>552027.972027972</text:p>
          </table:table-cell>
          <table:table-cell table:number-columns-repeated="1020"/>
        </table:table-row>
        <table:table-row table:style-name="ro1">
          <table:table-cell office:value-type="string">
            <text:p>DRRX</text:p>
          </table:table-cell>
          <table:table-cell office:value-type="float" office:value="69080000">
            <text:p>69080000</text:p>
          </table:table-cell>
          <table:table-cell office:value-type="float" office:value="125">
            <text:p>125</text:p>
          </table:table-cell>
          <table:table-cell table:formula="of:=[.B1043]/[.C1043]" office:value-type="float" office:value="552640">
            <text:p>552640</text:p>
          </table:table-cell>
          <table:table-cell table:number-columns-repeated="1020"/>
        </table:table-row>
        <table:table-row table:style-name="ro1">
          <table:table-cell office:value-type="string">
            <text:p>WACLY</text:p>
          </table:table-cell>
          <table:table-cell office:value-type="float" office:value="8840000000">
            <text:p>8840000000</text:p>
          </table:table-cell>
          <table:table-cell office:value-type="float" office:value="15983">
            <text:p>15983</text:p>
          </table:table-cell>
          <table:table-cell table:formula="of:=[.B1044]/[.C1044]" office:value-type="float" office:value="553087.655634111">
            <text:p>553087.655634111</text:p>
          </table:table-cell>
          <table:table-cell table:number-columns-repeated="1020"/>
        </table:table-row>
        <table:table-row table:style-name="ro1">
          <table:table-cell office:value-type="string">
            <text:p>STEC</text:p>
          </table:table-cell>
          <table:table-cell office:value-type="float" office:value="447690000">
            <text:p>447690000</text:p>
          </table:table-cell>
          <table:table-cell office:value-type="float" office:value="809">
            <text:p>809</text:p>
          </table:table-cell>
          <table:table-cell table:formula="of:=[.B1045]/[.C1045]" office:value-type="float" office:value="553386.897404203">
            <text:p>553386.897404203</text:p>
          </table:table-cell>
          <table:table-cell table:number-columns-repeated="1020"/>
        </table:table-row>
        <table:table-row table:style-name="ro1">
          <table:table-cell office:value-type="string">
            <text:p>BK</text:p>
          </table:table-cell>
          <table:table-cell office:value-type="float" office:value="26980000000">
            <text:p>26980000000</text:p>
          </table:table-cell>
          <table:table-cell office:value-type="float" office:value="48700">
            <text:p>48700</text:p>
          </table:table-cell>
          <table:table-cell table:formula="of:=[.B1046]/[.C1046]" office:value-type="float" office:value="554004.106776181">
            <text:p>554004.106776181</text:p>
          </table:table-cell>
          <table:table-cell table:number-columns-repeated="1020"/>
        </table:table-row>
        <table:table-row table:style-name="ro1">
          <table:table-cell office:value-type="string">
            <text:p>MCK</text:p>
          </table:table-cell>
          <table:table-cell office:value-type="float" office:value="20220000000">
            <text:p>20220000000</text:p>
          </table:table-cell>
          <table:table-cell office:value-type="float" office:value="36400">
            <text:p>36400</text:p>
          </table:table-cell>
          <table:table-cell table:formula="of:=[.B1047]/[.C1047]" office:value-type="float" office:value="555494.505494506">
            <text:p>555494.505494506</text:p>
          </table:table-cell>
          <table:table-cell table:number-columns-repeated="1020"/>
        </table:table-row>
        <table:table-row table:style-name="ro1">
          <table:table-cell office:value-type="string">
            <text:p>RMTI</text:p>
          </table:table-cell>
          <table:table-cell office:value-type="float" office:value="166690000">
            <text:p>166690000</text:p>
          </table:table-cell>
          <table:table-cell office:value-type="float" office:value="300">
            <text:p>300</text:p>
          </table:table-cell>
          <table:table-cell table:formula="of:=[.B1048]/[.C1048]" office:value-type="float" office:value="555633.333333333">
            <text:p>555633.333333333</text:p>
          </table:table-cell>
          <table:table-cell table:number-columns-repeated="1020"/>
        </table:table-row>
        <table:table-row table:style-name="ro1">
          <table:table-cell office:value-type="string">
            <text:p>CHFN</text:p>
          </table:table-cell>
          <table:table-cell office:value-type="float" office:value="163500000">
            <text:p>163500000</text:p>
          </table:table-cell>
          <table:table-cell office:value-type="float" office:value="294">
            <text:p>294</text:p>
          </table:table-cell>
          <table:table-cell table:formula="of:=[.B1049]/[.C1049]" office:value-type="float" office:value="556122.448979592">
            <text:p>556122.448979592</text:p>
          </table:table-cell>
          <table:table-cell table:number-columns-repeated="1020"/>
        </table:table-row>
        <table:table-row table:style-name="ro1">
          <table:table-cell office:value-type="string">
            <text:p>CPSI</text:p>
          </table:table-cell>
          <table:table-cell office:value-type="float" office:value="667920000">
            <text:p>667920000</text:p>
          </table:table-cell>
          <table:table-cell office:value-type="float" office:value="1200">
            <text:p>1200</text:p>
          </table:table-cell>
          <table:table-cell table:formula="of:=[.B1050]/[.C1050]" office:value-type="float" office:value="556600">
            <text:p>556600</text:p>
          </table:table-cell>
          <table:table-cell table:number-columns-repeated="1020"/>
        </table:table-row>
        <table:table-row table:style-name="ro1">
          <table:table-cell office:value-type="string">
            <text:p>CHRM</text:p>
          </table:table-cell>
          <table:table-cell office:value-type="float" office:value="385550000">
            <text:p>385550000</text:p>
          </table:table-cell>
          <table:table-cell office:value-type="float" office:value="687">
            <text:p>687</text:p>
          </table:table-cell>
          <table:table-cell table:formula="of:=[.B1051]/[.C1051]" office:value-type="float" office:value="561208.151382824">
            <text:p>561208.151382824</text:p>
          </table:table-cell>
          <table:table-cell table:number-columns-repeated="1020"/>
        </table:table-row>
        <table:table-row table:style-name="ro1">
          <table:table-cell office:value-type="string">
            <text:p>LANC</text:p>
          </table:table-cell>
          <table:table-cell office:value-type="float" office:value="1740000000">
            <text:p>1740000000</text:p>
          </table:table-cell>
          <table:table-cell office:value-type="float" office:value="3100">
            <text:p>3100</text:p>
          </table:table-cell>
          <table:table-cell table:formula="of:=[.B1052]/[.C1052]" office:value-type="float" office:value="561290.322580645">
            <text:p>561290.322580645</text:p>
          </table:table-cell>
          <table:table-cell table:number-columns-repeated="1020"/>
        </table:table-row>
        <table:table-row table:style-name="ro1">
          <table:table-cell office:value-type="string">
            <text:p>FLML</text:p>
          </table:table-cell>
          <table:table-cell office:value-type="float" office:value="163400000">
            <text:p>163400000</text:p>
          </table:table-cell>
          <table:table-cell office:value-type="float" office:value="291">
            <text:p>291</text:p>
          </table:table-cell>
          <table:table-cell table:formula="of:=[.B1053]/[.C1053]" office:value-type="float" office:value="561512.027491409">
            <text:p>561512.027491409</text:p>
          </table:table-cell>
          <table:table-cell table:number-columns-repeated="1020"/>
        </table:table-row>
        <table:table-row table:style-name="ro1">
          <table:table-cell office:value-type="string">
            <text:p>DRWI</text:p>
          </table:table-cell>
          <table:table-cell office:value-type="float" office:value="156140000">
            <text:p>156140000</text:p>
          </table:table-cell>
          <table:table-cell office:value-type="float" office:value="278">
            <text:p>278</text:p>
          </table:table-cell>
          <table:table-cell table:formula="of:=[.B1054]/[.C1054]" office:value-type="float" office:value="561654.676258993">
            <text:p>561654.676258993</text:p>
          </table:table-cell>
          <table:table-cell table:number-columns-repeated="1020"/>
        </table:table-row>
        <table:table-row table:style-name="ro1">
          <table:table-cell office:value-type="string">
            <text:p>COHR</text:p>
          </table:table-cell>
          <table:table-cell office:value-type="float" office:value="1300000000">
            <text:p>1300000000</text:p>
          </table:table-cell>
          <table:table-cell office:value-type="float" office:value="2309">
            <text:p>2309</text:p>
          </table:table-cell>
          <table:table-cell table:formula="of:=[.B1055]/[.C1055]" office:value-type="float" office:value="563014.291901256">
            <text:p>563014.291901256</text:p>
          </table:table-cell>
          <table:table-cell table:number-columns-repeated="1020"/>
        </table:table-row>
        <table:table-row table:style-name="ro1">
          <table:table-cell office:value-type="string">
            <text:p>ESSA</text:p>
          </table:table-cell>
          <table:table-cell office:value-type="float" office:value="102340000">
            <text:p>102340000</text:p>
          </table:table-cell>
          <table:table-cell office:value-type="float" office:value="181">
            <text:p>181</text:p>
          </table:table-cell>
          <table:table-cell table:formula="of:=[.B1056]/[.C1056]" office:value-type="float" office:value="565414.364640884">
            <text:p>565414.364640884</text:p>
          </table:table-cell>
          <table:table-cell table:number-columns-repeated="1020"/>
        </table:table-row>
        <table:table-row table:style-name="ro1">
          <table:table-cell office:value-type="string">
            <text:p>BCBP</text:p>
          </table:table-cell>
          <table:table-cell office:value-type="float" office:value="100770000">
            <text:p>100770000</text:p>
          </table:table-cell>
          <table:table-cell office:value-type="float" office:value="178">
            <text:p>178</text:p>
          </table:table-cell>
          <table:table-cell table:formula="of:=[.B1057]/[.C1057]" office:value-type="float" office:value="566123.595505618">
            <text:p>566123.595505618</text:p>
          </table:table-cell>
          <table:table-cell table:number-columns-repeated="1020"/>
        </table:table-row>
        <table:table-row table:style-name="ro1">
          <table:table-cell office:value-type="string">
            <text:p>MHP</text:p>
          </table:table-cell>
          <table:table-cell office:value-type="float" office:value="12850000000">
            <text:p>12850000000</text:p>
          </table:table-cell>
          <table:table-cell office:value-type="float" office:value="22660">
            <text:p>22660</text:p>
          </table:table-cell>
          <table:table-cell table:formula="of:=[.B1058]/[.C1058]" office:value-type="float" office:value="567078.552515446">
            <text:p>567078.552515446</text:p>
          </table:table-cell>
          <table:table-cell table:number-columns-repeated="1020"/>
        </table:table-row>
        <table:table-row table:style-name="ro1">
          <table:table-cell office:value-type="string">
            <text:p>COWN</text:p>
          </table:table-cell>
          <table:table-cell office:value-type="float" office:value="314650000">
            <text:p>314650000</text:p>
          </table:table-cell>
          <table:table-cell office:value-type="float" office:value="553">
            <text:p>553</text:p>
          </table:table-cell>
          <table:table-cell table:formula="of:=[.B1059]/[.C1059]" office:value-type="float" office:value="568987.341772152">
            <text:p>568987.341772152</text:p>
          </table:table-cell>
          <table:table-cell table:number-columns-repeated="1020"/>
        </table:table-row>
        <table:table-row table:style-name="ro1">
          <table:table-cell office:value-type="string">
            <text:p>GLPW</text:p>
          </table:table-cell>
          <table:table-cell office:value-type="float" office:value="392090000">
            <text:p>392090000</text:p>
          </table:table-cell>
          <table:table-cell office:value-type="float" office:value="687">
            <text:p>687</text:p>
          </table:table-cell>
          <table:table-cell table:formula="of:=[.B1060]/[.C1060]" office:value-type="float" office:value="570727.802037846">
            <text:p>570727.802037846</text:p>
          </table:table-cell>
          <table:table-cell table:number-columns-repeated="1020"/>
        </table:table-row>
        <table:table-row table:style-name="ro1">
          <table:table-cell office:value-type="string">
            <text:p>BLTI</text:p>
          </table:table-cell>
          <table:table-cell office:value-type="float" office:value="82960000">
            <text:p>82960000</text:p>
          </table:table-cell>
          <table:table-cell office:value-type="float" office:value="145">
            <text:p>145</text:p>
          </table:table-cell>
          <table:table-cell table:formula="of:=[.B1061]/[.C1061]" office:value-type="float" office:value="572137.931034483">
            <text:p>572137.931034483</text:p>
          </table:table-cell>
          <table:table-cell table:number-columns-repeated="1020"/>
        </table:table-row>
        <table:table-row table:style-name="ro1">
          <table:table-cell office:value-type="string">
            <text:p>VPRT</text:p>
          </table:table-cell>
          <table:table-cell office:value-type="float" office:value="1490000000">
            <text:p>1490000000</text:p>
          </table:table-cell>
          <table:table-cell office:value-type="float" office:value="2600">
            <text:p>2600</text:p>
          </table:table-cell>
          <table:table-cell table:formula="of:=[.B1062]/[.C1062]" office:value-type="float" office:value="573076.923076923">
            <text:p>573076.923076923</text:p>
          </table:table-cell>
          <table:table-cell table:number-columns-repeated="1020"/>
        </table:table-row>
        <table:table-row table:style-name="ro1">
          <table:table-cell office:value-type="string">
            <text:p>BRCD</text:p>
          </table:table-cell>
          <table:table-cell office:value-type="float" office:value="2610000000">
            <text:p>2610000000</text:p>
          </table:table-cell>
          <table:table-cell office:value-type="float" office:value="4542">
            <text:p>4542</text:p>
          </table:table-cell>
          <table:table-cell table:formula="of:=[.B1063]/[.C1063]" office:value-type="float" office:value="574636.723910172">
            <text:p>574636.723910172</text:p>
          </table:table-cell>
          <table:table-cell table:number-columns-repeated="1020"/>
        </table:table-row>
        <table:table-row table:style-name="ro1">
          <table:table-cell office:value-type="string">
            <text:p>OVTI</text:p>
          </table:table-cell>
          <table:table-cell office:value-type="float" office:value="846930000">
            <text:p>846930000</text:p>
          </table:table-cell>
          <table:table-cell office:value-type="float" office:value="1465">
            <text:p>1465</text:p>
          </table:table-cell>
          <table:table-cell table:formula="of:=[.B1064]/[.C1064]" office:value-type="float" office:value="578109.215017065">
            <text:p>578109.215017065</text:p>
          </table:table-cell>
          <table:table-cell table:number-columns-repeated="1020"/>
        </table:table-row>
        <table:table-row table:style-name="ro1">
          <table:table-cell office:value-type="string">
            <text:p>MDTH</text:p>
          </table:table-cell>
          <table:table-cell office:value-type="float" office:value="157480000">
            <text:p>157480000</text:p>
          </table:table-cell>
          <table:table-cell office:value-type="float" office:value="272">
            <text:p>272</text:p>
          </table:table-cell>
          <table:table-cell table:formula="of:=[.B1065]/[.C1065]" office:value-type="float" office:value="578970.588235294">
            <text:p>578970.588235294</text:p>
          </table:table-cell>
          <table:table-cell table:number-columns-repeated="1020"/>
        </table:table-row>
        <table:table-row table:style-name="ro1">
          <table:table-cell office:value-type="string">
            <text:p>WVFC</text:p>
          </table:table-cell>
          <table:table-cell office:value-type="float" office:value="17380000">
            <text:p>17380000</text:p>
          </table:table-cell>
          <table:table-cell office:value-type="float" office:value="30">
            <text:p>30</text:p>
          </table:table-cell>
          <table:table-cell table:formula="of:=[.B1066]/[.C1066]" office:value-type="float" office:value="579333.333333333">
            <text:p>579333.333333333</text:p>
          </table:table-cell>
          <table:table-cell table:number-columns-repeated="1020"/>
        </table:table-row>
        <table:table-row table:style-name="ro1">
          <table:table-cell office:value-type="string">
            <text:p>AMOV</text:p>
          </table:table-cell>
          <table:table-cell office:value-type="float" office:value="92270000000">
            <text:p>92270000000</text:p>
          </table:table-cell>
          <table:table-cell office:value-type="float" office:value="159024">
            <text:p>159024</text:p>
          </table:table-cell>
          <table:table-cell table:formula="of:=[.B1067]/[.C1067]" office:value-type="float" office:value="580226.883992353">
            <text:p>580226.883992353</text:p>
          </table:table-cell>
          <table:table-cell table:number-columns-repeated="1020"/>
        </table:table-row>
        <table:table-row table:style-name="ro1">
          <table:table-cell office:value-type="string">
            <text:p>ANAT</text:p>
          </table:table-cell>
          <table:table-cell office:value-type="float" office:value="1890000000">
            <text:p>1890000000</text:p>
          </table:table-cell>
          <table:table-cell office:value-type="float" office:value="3251">
            <text:p>3251</text:p>
          </table:table-cell>
          <table:table-cell table:formula="of:=[.B1068]/[.C1068]" office:value-type="float" office:value="581359.581667179">
            <text:p>581359.581667179</text:p>
          </table:table-cell>
          <table:table-cell table:number-columns-repeated="1020"/>
        </table:table-row>
        <table:table-row table:style-name="ro1">
          <table:table-cell office:value-type="string">
            <text:p>VITC</text:p>
          </table:table-cell>
          <table:table-cell office:value-type="float" office:value="239270000">
            <text:p>239270000</text:p>
          </table:table-cell>
          <table:table-cell office:value-type="float" office:value="411">
            <text:p>411</text:p>
          </table:table-cell>
          <table:table-cell table:formula="of:=[.B1069]/[.C1069]" office:value-type="float" office:value="582165.450121655">
            <text:p>582165.450121655</text:p>
          </table:table-cell>
          <table:table-cell table:number-columns-repeated="1020"/>
        </table:table-row>
        <table:table-row table:style-name="ro1">
          <table:table-cell office:value-type="string">
            <text:p>ALGT</text:p>
          </table:table-cell>
          <table:table-cell office:value-type="float" office:value="931030000">
            <text:p>931030000</text:p>
          </table:table-cell>
          <table:table-cell office:value-type="float" office:value="1595">
            <text:p>1595</text:p>
          </table:table-cell>
          <table:table-cell table:formula="of:=[.B1070]/[.C1070]" office:value-type="float" office:value="583717.868338558">
            <text:p>583717.868338558</text:p>
          </table:table-cell>
          <table:table-cell table:number-columns-repeated="1020"/>
        </table:table-row>
        <table:table-row table:style-name="ro1">
          <table:table-cell office:value-type="string">
            <text:p>WLP</text:p>
          </table:table-cell>
          <table:table-cell office:value-type="float" office:value="22020000000">
            <text:p>22020000000</text:p>
          </table:table-cell>
          <table:table-cell office:value-type="float" office:value="37700">
            <text:p>37700</text:p>
          </table:table-cell>
          <table:table-cell table:formula="of:=[.B1071]/[.C1071]" office:value-type="float" office:value="584084.880636605">
            <text:p>584084.880636605</text:p>
          </table:table-cell>
          <table:table-cell table:number-columns-repeated="1020"/>
        </table:table-row>
        <table:table-row table:style-name="ro1">
          <table:table-cell office:value-type="string">
            <text:p>CNSL</text:p>
          </table:table-cell>
          <table:table-cell office:value-type="float" office:value="566870000">
            <text:p>566870000</text:p>
          </table:table-cell>
          <table:table-cell office:value-type="float" office:value="970">
            <text:p>970</text:p>
          </table:table-cell>
          <table:table-cell table:formula="of:=[.B1072]/[.C1072]" office:value-type="float" office:value="584402.06185567">
            <text:p>584402.06185567</text:p>
          </table:table-cell>
          <table:table-cell table:number-columns-repeated="1020"/>
        </table:table-row>
        <table:table-row table:style-name="ro1">
          <table:table-cell office:value-type="string">
            <text:p>SUPX</text:p>
          </table:table-cell>
          <table:table-cell office:value-type="float" office:value="218060000">
            <text:p>218060000</text:p>
          </table:table-cell>
          <table:table-cell office:value-type="float" office:value="373">
            <text:p>373</text:p>
          </table:table-cell>
          <table:table-cell table:formula="of:=[.B1073]/[.C1073]" office:value-type="float" office:value="584611.260053619">
            <text:p>584611.260053619</text:p>
          </table:table-cell>
          <table:table-cell table:number-columns-repeated="1020"/>
        </table:table-row>
        <table:table-row table:style-name="ro1">
          <table:table-cell office:value-type="string">
            <text:p>DATE</text:p>
          </table:table-cell>
          <table:table-cell office:value-type="float" office:value="223810000">
            <text:p>223810000</text:p>
          </table:table-cell>
          <table:table-cell office:value-type="float" office:value="382">
            <text:p>382</text:p>
          </table:table-cell>
          <table:table-cell table:formula="of:=[.B1074]/[.C1074]" office:value-type="float" office:value="585890.052356021">
            <text:p>585890.052356021</text:p>
          </table:table-cell>
          <table:table-cell table:number-columns-repeated="1020"/>
        </table:table-row>
        <table:table-row table:style-name="ro1">
          <table:table-cell office:value-type="string">
            <text:p>KMGB</text:p>
          </table:table-cell>
          <table:table-cell office:value-type="float" office:value="196970000">
            <text:p>196970000</text:p>
          </table:table-cell>
          <table:table-cell office:value-type="float" office:value="336">
            <text:p>336</text:p>
          </table:table-cell>
          <table:table-cell table:formula="of:=[.B1075]/[.C1075]" office:value-type="float" office:value="586220.238095238">
            <text:p>586220.238095238</text:p>
          </table:table-cell>
          <table:table-cell table:number-columns-repeated="1020"/>
        </table:table-row>
        <table:table-row table:style-name="ro1">
          <table:table-cell office:value-type="string">
            <text:p>FITB</text:p>
          </table:table-cell>
          <table:table-cell office:value-type="float" office:value="12520000000">
            <text:p>12520000000</text:p>
          </table:table-cell>
          <table:table-cell office:value-type="float" office:value="21334">
            <text:p>21334</text:p>
          </table:table-cell>
          <table:table-cell table:formula="of:=[.B1076]/[.C1076]" office:value-type="float" office:value="586856.660729352">
            <text:p>586856.660729352</text:p>
          </table:table-cell>
          <table:table-cell table:number-columns-repeated="1020"/>
        </table:table-row>
        <table:table-row table:style-name="ro1">
          <table:table-cell office:value-type="string">
            <text:p>TRMK</text:p>
          </table:table-cell>
          <table:table-cell office:value-type="float" office:value="1490000000">
            <text:p>1490000000</text:p>
          </table:table-cell>
          <table:table-cell office:value-type="float" office:value="2537">
            <text:p>2537</text:p>
          </table:table-cell>
          <table:table-cell table:formula="of:=[.B1077]/[.C1077]" office:value-type="float" office:value="587307.84391013">
            <text:p>587307.84391013</text:p>
          </table:table-cell>
          <table:table-cell table:number-columns-repeated="1020"/>
        </table:table-row>
        <table:table-row table:style-name="ro1">
          <table:table-cell office:value-type="string">
            <text:p>TCCO</text:p>
          </table:table-cell>
          <table:table-cell office:value-type="float" office:value="19970000">
            <text:p>19970000</text:p>
          </table:table-cell>
          <table:table-cell office:value-type="float" office:value="34">
            <text:p>34</text:p>
          </table:table-cell>
          <table:table-cell table:formula="of:=[.B1078]/[.C1078]" office:value-type="float" office:value="587352.941176471">
            <text:p>587352.941176471</text:p>
          </table:table-cell>
          <table:table-cell table:number-columns-repeated="1020"/>
        </table:table-row>
        <table:table-row table:style-name="ro1">
          <table:table-cell office:value-type="string">
            <text:p>REDF</text:p>
          </table:table-cell>
          <table:table-cell office:value-type="float" office:value="196790000">
            <text:p>196790000</text:p>
          </table:table-cell>
          <table:table-cell office:value-type="float" office:value="335">
            <text:p>335</text:p>
          </table:table-cell>
          <table:table-cell table:formula="of:=[.B1079]/[.C1079]" office:value-type="float" office:value="587432.835820896">
            <text:p>587432.835820896</text:p>
          </table:table-cell>
          <table:table-cell table:number-columns-repeated="1020"/>
        </table:table-row>
        <table:table-row table:style-name="ro1">
          <table:table-cell office:value-type="string">
            <text:p>MRCY</text:p>
          </table:table-cell>
          <table:table-cell office:value-type="float" office:value="431390000">
            <text:p>431390000</text:p>
          </table:table-cell>
          <table:table-cell office:value-type="float" office:value="734">
            <text:p>734</text:p>
          </table:table-cell>
          <table:table-cell table:formula="of:=[.B1080]/[.C1080]" office:value-type="float" office:value="587724.795640327">
            <text:p>587724.795640327</text:p>
          </table:table-cell>
          <table:table-cell table:number-columns-repeated="1020"/>
        </table:table-row>
        <table:table-row table:style-name="ro1">
          <table:table-cell office:value-type="string">
            <text:p>NEXS</text:p>
          </table:table-cell>
          <table:table-cell office:value-type="float" office:value="19410000">
            <text:p>19410000</text:p>
          </table:table-cell>
          <table:table-cell office:value-type="float" office:value="33">
            <text:p>33</text:p>
          </table:table-cell>
          <table:table-cell table:formula="of:=[.B1081]/[.C1081]" office:value-type="float" office:value="588181.818181818">
            <text:p>588181.818181818</text:p>
          </table:table-cell>
          <table:table-cell table:number-columns-repeated="1020"/>
        </table:table-row>
        <table:table-row table:style-name="ro1">
          <table:table-cell office:value-type="string">
            <text:p>IBKC</text:p>
          </table:table-cell>
          <table:table-cell office:value-type="float" office:value="1520000000">
            <text:p>1520000000</text:p>
          </table:table-cell>
          <table:table-cell office:value-type="float" office:value="2582">
            <text:p>2582</text:p>
          </table:table-cell>
          <table:table-cell table:formula="of:=[.B1082]/[.C1082]" office:value-type="float" office:value="588690.93725794">
            <text:p>588690.93725794</text:p>
          </table:table-cell>
          <table:table-cell table:number-columns-repeated="1020"/>
        </table:table-row>
        <table:table-row table:style-name="ro1">
          <table:table-cell office:value-type="string">
            <text:p>BWLD</text:p>
          </table:table-cell>
          <table:table-cell office:value-type="float" office:value="1590000000">
            <text:p>1590000000</text:p>
          </table:table-cell>
          <table:table-cell office:value-type="float" office:value="2700">
            <text:p>2700</text:p>
          </table:table-cell>
          <table:table-cell table:formula="of:=[.B1083]/[.C1083]" office:value-type="float" office:value="588888.888888889">
            <text:p>588888.888888889</text:p>
          </table:table-cell>
          <table:table-cell table:number-columns-repeated="1020"/>
        </table:table-row>
        <table:table-row table:style-name="ro1">
          <table:table-cell office:value-type="string">
            <text:p>UNH</text:p>
          </table:table-cell>
          <table:table-cell office:value-type="float" office:value="58350000000">
            <text:p>58350000000</text:p>
          </table:table-cell>
          <table:table-cell office:value-type="float" office:value="99000">
            <text:p>99000</text:p>
          </table:table-cell>
          <table:table-cell table:formula="of:=[.B1084]/[.C1084]" office:value-type="float" office:value="589393.939393939">
            <text:p>589393.939393939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float" office:value="442990000">
            <text:p>442990000</text:p>
          </table:table-cell>
          <table:table-cell office:value-type="float" office:value="750">
            <text:p>750</text:p>
          </table:table-cell>
          <table:table-cell table:formula="of:=[.B1085]/[.C1085]" office:value-type="float" office:value="590653.333333333">
            <text:p>590653.333333333</text:p>
          </table:table-cell>
          <table:table-cell table:number-columns-repeated="1020"/>
        </table:table-row>
        <table:table-row table:style-name="ro1">
          <table:table-cell office:value-type="string">
            <text:p>FFBH</text:p>
          </table:table-cell>
          <table:table-cell office:value-type="float" office:value="130289999">
            <text:p>130289999</text:p>
          </table:table-cell>
          <table:table-cell office:value-type="float" office:value="220">
            <text:p>220</text:p>
          </table:table-cell>
          <table:table-cell table:formula="of:=[.B1086]/[.C1086]" office:value-type="float" office:value="592227.268181818">
            <text:p>592227.268181818</text:p>
          </table:table-cell>
          <table:table-cell table:number-columns-repeated="1020"/>
        </table:table-row>
        <table:table-row table:style-name="ro1">
          <table:table-cell office:value-type="string">
            <text:p>JPM</text:p>
          </table:table-cell>
          <table:table-cell office:value-type="float" office:value="154470000000">
            <text:p>154470000000</text:p>
          </table:table-cell>
          <table:table-cell office:value-type="float" office:value="260157">
            <text:p>260157</text:p>
          </table:table-cell>
          <table:table-cell table:formula="of:=[.B1087]/[.C1087]" office:value-type="float" office:value="593756.846827108">
            <text:p>593756.846827108</text:p>
          </table:table-cell>
          <table:table-cell table:number-columns-repeated="1020"/>
        </table:table-row>
        <table:table-row table:style-name="ro1">
          <table:table-cell office:value-type="string">
            <text:p>ISSC</text:p>
          </table:table-cell>
          <table:table-cell office:value-type="float" office:value="69570000">
            <text:p>69570000</text:p>
          </table:table-cell>
          <table:table-cell office:value-type="float" office:value="117">
            <text:p>117</text:p>
          </table:table-cell>
          <table:table-cell table:formula="of:=[.B1088]/[.C1088]" office:value-type="float" office:value="594615.384615385">
            <text:p>594615.384615385</text:p>
          </table:table-cell>
          <table:table-cell table:number-columns-repeated="1020"/>
        </table:table-row>
        <table:table-row table:style-name="ro1">
          <table:table-cell office:value-type="string">
            <text:p>LUFK</text:p>
          </table:table-cell>
          <table:table-cell office:value-type="float" office:value="2380000000">
            <text:p>2380000000</text:p>
          </table:table-cell>
          <table:table-cell office:value-type="float" office:value="4000">
            <text:p>4000</text:p>
          </table:table-cell>
          <table:table-cell table:formula="of:=[.B1089]/[.C1089]" office:value-type="float" office:value="595000">
            <text:p>595000</text:p>
          </table:table-cell>
          <table:table-cell table:number-columns-repeated="1020"/>
        </table:table-row>
        <table:table-row table:style-name="ro1">
          <table:table-cell office:value-type="string">
            <text:p>GEOY</text:p>
          </table:table-cell>
          <table:table-cell office:value-type="float" office:value="430190000">
            <text:p>430190000</text:p>
          </table:table-cell>
          <table:table-cell office:value-type="float" office:value="723">
            <text:p>723</text:p>
          </table:table-cell>
          <table:table-cell table:formula="of:=[.B1090]/[.C1090]" office:value-type="float" office:value="595006.915629322">
            <text:p>595006.915629322</text:p>
          </table:table-cell>
          <table:table-cell table:number-columns-repeated="1020"/>
        </table:table-row>
        <table:table-row table:style-name="ro1">
          <table:table-cell office:value-type="string">
            <text:p>CRDS</text:p>
          </table:table-cell>
          <table:table-cell office:value-type="float" office:value="58910000">
            <text:p>58910000</text:p>
          </table:table-cell>
          <table:table-cell office:value-type="float" office:value="99">
            <text:p>99</text:p>
          </table:table-cell>
          <table:table-cell table:formula="of:=[.B1091]/[.C1091]" office:value-type="float" office:value="595050.505050505">
            <text:p>595050.505050505</text:p>
          </table:table-cell>
          <table:table-cell table:number-columns-repeated="1020"/>
        </table:table-row>
        <table:table-row table:style-name="ro1">
          <table:table-cell office:value-type="string">
            <text:p>ISSI</text:p>
          </table:table-cell>
          <table:table-cell office:value-type="float" office:value="280440000">
            <text:p>280440000</text:p>
          </table:table-cell>
          <table:table-cell office:value-type="float" office:value="469">
            <text:p>469</text:p>
          </table:table-cell>
          <table:table-cell table:formula="of:=[.B1092]/[.C1092]" office:value-type="float" office:value="597953.091684435">
            <text:p>597953.091684435</text:p>
          </table:table-cell>
          <table:table-cell table:number-columns-repeated="1020"/>
        </table:table-row>
        <table:table-row table:style-name="ro1">
          <table:table-cell office:value-type="string">
            <text:p>EFSC</text:p>
          </table:table-cell>
          <table:table-cell office:value-type="float" office:value="198260000">
            <text:p>198260000</text:p>
          </table:table-cell>
          <table:table-cell office:value-type="float" office:value="331">
            <text:p>331</text:p>
          </table:table-cell>
          <table:table-cell table:formula="of:=[.B1093]/[.C1093]" office:value-type="float" office:value="598972.809667674">
            <text:p>598972.809667674</text:p>
          </table:table-cell>
          <table:table-cell table:number-columns-repeated="1020"/>
        </table:table-row>
        <table:table-row table:style-name="ro1">
          <table:table-cell office:value-type="string">
            <text:p>FIZZ</text:p>
          </table:table-cell>
          <table:table-cell office:value-type="float" office:value="720960000">
            <text:p>720960000</text:p>
          </table:table-cell>
          <table:table-cell office:value-type="float" office:value="1200">
            <text:p>1200</text:p>
          </table:table-cell>
          <table:table-cell table:formula="of:=[.B1094]/[.C1094]" office:value-type="float" office:value="600800">
            <text:p>600800</text:p>
          </table:table-cell>
          <table:table-cell table:number-columns-repeated="1020"/>
        </table:table-row>
        <table:table-row table:style-name="ro1">
          <table:table-cell office:value-type="string">
            <text:p>CYAN</text:p>
          </table:table-cell>
          <table:table-cell office:value-type="float" office:value="42660000">
            <text:p>42660000</text:p>
          </table:table-cell>
          <table:table-cell office:value-type="float" office:value="71">
            <text:p>71</text:p>
          </table:table-cell>
          <table:table-cell table:formula="of:=[.B1095]/[.C1095]" office:value-type="float" office:value="600845.070422535">
            <text:p>600845.070422535</text:p>
          </table:table-cell>
          <table:table-cell table:number-columns-repeated="1020"/>
        </table:table-row>
        <table:table-row table:style-name="ro1">
          <table:table-cell office:value-type="string">
            <text:p>LBTYK</text:p>
          </table:table-cell>
          <table:table-cell office:value-type="float" office:value="13220000000">
            <text:p>13220000000</text:p>
          </table:table-cell>
          <table:table-cell office:value-type="float" office:value="22000">
            <text:p>22000</text:p>
          </table:table-cell>
          <table:table-cell table:formula="of:=[.B1096]/[.C1096]" office:value-type="float" office:value="600909.090909091">
            <text:p>600909.090909091</text:p>
          </table:table-cell>
          <table:table-cell table:number-columns-repeated="1020"/>
        </table:table-row>
        <table:table-row table:style-name="ro1">
          <table:table-cell office:value-type="string">
            <text:p>HBHC</text:p>
          </table:table-cell>
          <table:table-cell office:value-type="float" office:value="2860000000">
            <text:p>2860000000</text:p>
          </table:table-cell>
          <table:table-cell office:value-type="float" office:value="4745">
            <text:p>4745</text:p>
          </table:table-cell>
          <table:table-cell table:formula="of:=[.B1097]/[.C1097]" office:value-type="float" office:value="602739.726027397">
            <text:p>602739.726027397</text:p>
          </table:table-cell>
          <table:table-cell table:number-columns-repeated="1020"/>
        </table:table-row>
        <table:table-row table:style-name="ro1">
          <table:table-cell office:value-type="string">
            <text:p>CPB</text:p>
          </table:table-cell>
          <table:table-cell office:value-type="float" office:value="10550000000">
            <text:p>10550000000</text:p>
          </table:table-cell>
          <table:table-cell office:value-type="float" office:value="17500">
            <text:p>17500</text:p>
          </table:table-cell>
          <table:table-cell table:formula="of:=[.B1098]/[.C1098]" office:value-type="float" office:value="602857.142857143">
            <text:p>602857.142857143</text:p>
          </table:table-cell>
          <table:table-cell table:number-columns-repeated="1020"/>
        </table:table-row>
        <table:table-row table:style-name="ro1">
          <table:table-cell office:value-type="string">
            <text:p>UMPQ</text:p>
          </table:table-cell>
          <table:table-cell office:value-type="float" office:value="1360000000">
            <text:p>1360000000</text:p>
          </table:table-cell>
          <table:table-cell office:value-type="float" office:value="2255">
            <text:p>2255</text:p>
          </table:table-cell>
          <table:table-cell table:formula="of:=[.B1099]/[.C1099]" office:value-type="float" office:value="603104.21286031">
            <text:p>603104.21286031</text:p>
          </table:table-cell>
          <table:table-cell table:number-columns-repeated="1020"/>
        </table:table-row>
        <table:table-row table:style-name="ro1">
          <table:table-cell office:value-type="string">
            <text:p>BFED</text:p>
          </table:table-cell>
          <table:table-cell office:value-type="float" office:value="82180000">
            <text:p>82180000</text:p>
          </table:table-cell>
          <table:table-cell office:value-type="float" office:value="136">
            <text:p>136</text:p>
          </table:table-cell>
          <table:table-cell table:formula="of:=[.B1100]/[.C1100]" office:value-type="float" office:value="604264.705882353">
            <text:p>604264.705882353</text:p>
          </table:table-cell>
          <table:table-cell table:number-columns-repeated="1020"/>
        </table:table-row>
        <table:table-row table:style-name="ro1">
          <table:table-cell office:value-type="string">
            <text:p>HRB</text:p>
          </table:table-cell>
          <table:table-cell office:value-type="float" office:value="4780000000">
            <text:p>4780000000</text:p>
          </table:table-cell>
          <table:table-cell office:value-type="float" office:value="7900">
            <text:p>7900</text:p>
          </table:table-cell>
          <table:table-cell table:formula="of:=[.B1101]/[.C1101]" office:value-type="float" office:value="605063.291139241">
            <text:p>605063.291139241</text:p>
          </table:table-cell>
          <table:table-cell table:number-columns-repeated="1020"/>
        </table:table-row>
        <table:table-row table:style-name="ro1">
          <table:table-cell office:value-type="string">
            <text:p>CACB</text:p>
          </table:table-cell>
          <table:table-cell office:value-type="float" office:value="261860000">
            <text:p>261860000</text:p>
          </table:table-cell>
          <table:table-cell office:value-type="float" office:value="432">
            <text:p>432</text:p>
          </table:table-cell>
          <table:table-cell table:formula="of:=[.B1102]/[.C1102]" office:value-type="float" office:value="606157.407407407">
            <text:p>606157.407407407</text:p>
          </table:table-cell>
          <table:table-cell table:number-columns-repeated="1020"/>
        </table:table-row>
        <table:table-row table:style-name="ro1">
          <table:table-cell office:value-type="string">
            <text:p>FNFG</text:p>
          </table:table-cell>
          <table:table-cell office:value-type="float" office:value="2930000000">
            <text:p>2930000000</text:p>
          </table:table-cell>
          <table:table-cell office:value-type="float" office:value="4827">
            <text:p>4827</text:p>
          </table:table-cell>
          <table:table-cell table:formula="of:=[.B1103]/[.C1103]" office:value-type="float" office:value="607002.278848146">
            <text:p>607002.278848146</text:p>
          </table:table-cell>
          <table:table-cell table:number-columns-repeated="1020"/>
        </table:table-row>
        <table:table-row table:style-name="ro1">
          <table:table-cell office:value-type="string">
            <text:p>COV</text:p>
          </table:table-cell>
          <table:table-cell office:value-type="float" office:value="25110000000">
            <text:p>25110000000</text:p>
          </table:table-cell>
          <table:table-cell office:value-type="float" office:value="41300">
            <text:p>41300</text:p>
          </table:table-cell>
          <table:table-cell table:formula="of:=[.B1104]/[.C1104]" office:value-type="float" office:value="607990.314769976">
            <text:p>607990.314769976</text:p>
          </table:table-cell>
          <table:table-cell table:number-columns-repeated="1020"/>
        </table:table-row>
        <table:table-row table:style-name="ro1">
          <table:table-cell office:value-type="string">
            <text:p>LNDC</text:p>
          </table:table-cell>
          <table:table-cell office:value-type="float" office:value="155720000">
            <text:p>155720000</text:p>
          </table:table-cell>
          <table:table-cell office:value-type="float" office:value="255">
            <text:p>255</text:p>
          </table:table-cell>
          <table:table-cell table:formula="of:=[.B1105]/[.C1105]" office:value-type="float" office:value="610666.666666667">
            <text:p>610666.666666667</text:p>
          </table:table-cell>
          <table:table-cell table:number-columns-repeated="1020"/>
        </table:table-row>
        <table:table-row table:style-name="ro1">
          <table:table-cell office:value-type="string">
            <text:p>BEBE</text:p>
          </table:table-cell>
          <table:table-cell office:value-type="float" office:value="758890000">
            <text:p>758890000</text:p>
          </table:table-cell>
          <table:table-cell office:value-type="float" office:value="1242">
            <text:p>1242</text:p>
          </table:table-cell>
          <table:table-cell table:formula="of:=[.B1106]/[.C1106]" office:value-type="float" office:value="611022.544283414">
            <text:p>611022.544283414</text:p>
          </table:table-cell>
          <table:table-cell table:number-columns-repeated="1020"/>
        </table:table-row>
        <table:table-row table:style-name="ro1">
          <table:table-cell office:value-type="string">
            <text:p>VMED</text:p>
          </table:table-cell>
          <table:table-cell office:value-type="float" office:value="7000000000">
            <text:p>7000000000</text:p>
          </table:table-cell>
          <table:table-cell office:value-type="float" office:value="11450">
            <text:p>11450</text:p>
          </table:table-cell>
          <table:table-cell table:formula="of:=[.B1107]/[.C1107]" office:value-type="float" office:value="611353.711790393">
            <text:p>611353.711790393</text:p>
          </table:table-cell>
          <table:table-cell table:number-columns-repeated="1020"/>
        </table:table-row>
        <table:table-row table:style-name="ro1">
          <table:table-cell office:value-type="string">
            <text:p>CHCO</text:p>
          </table:table-cell>
          <table:table-cell office:value-type="float" office:value="487030000">
            <text:p>487030000</text:p>
          </table:table-cell>
          <table:table-cell office:value-type="float" office:value="795">
            <text:p>795</text:p>
          </table:table-cell>
          <table:table-cell table:formula="of:=[.B1108]/[.C1108]" office:value-type="float" office:value="612616.352201258">
            <text:p>612616.352201258</text:p>
          </table:table-cell>
          <table:table-cell table:number-columns-repeated="1020"/>
        </table:table-row>
        <table:table-row table:style-name="ro1">
          <table:table-cell office:value-type="string">
            <text:p>BFLY</text:p>
          </table:table-cell>
          <table:table-cell office:value-type="float" office:value="50900000">
            <text:p>50900000</text:p>
          </table:table-cell>
          <table:table-cell office:value-type="float" office:value="83">
            <text:p>83</text:p>
          </table:table-cell>
          <table:table-cell table:formula="of:=[.B1109]/[.C1109]" office:value-type="float" office:value="613253.012048193">
            <text:p>613253.012048193</text:p>
          </table:table-cell>
          <table:table-cell table:number-columns-repeated="1020"/>
        </table:table-row>
        <table:table-row table:style-name="ro1">
          <table:table-cell office:value-type="string">
            <text:p>BMTI</text:p>
          </table:table-cell>
          <table:table-cell office:value-type="float" office:value="58360000">
            <text:p>58360000</text:p>
          </table:table-cell>
          <table:table-cell office:value-type="float" office:value="95">
            <text:p>95</text:p>
          </table:table-cell>
          <table:table-cell table:formula="of:=[.B1110]/[.C1110]" office:value-type="float" office:value="614315.789473684">
            <text:p>614315.789473684</text:p>
          </table:table-cell>
          <table:table-cell table:number-columns-repeated="1020"/>
        </table:table-row>
        <table:table-row table:style-name="ro1">
          <table:table-cell office:value-type="string">
            <text:p>SLE</text:p>
          </table:table-cell>
          <table:table-cell office:value-type="float" office:value="12910000000">
            <text:p>12910000000</text:p>
          </table:table-cell>
          <table:table-cell office:value-type="float" office:value="21000">
            <text:p>21000</text:p>
          </table:table-cell>
          <table:table-cell table:formula="of:=[.B1111]/[.C1111]" office:value-type="float" office:value="614761.904761905">
            <text:p>614761.904761905</text:p>
          </table:table-cell>
          <table:table-cell table:number-columns-repeated="1020"/>
        </table:table-row>
        <table:table-row table:style-name="ro1">
          <table:table-cell office:value-type="string">
            <text:p>NWBI</text:p>
          </table:table-cell>
          <table:table-cell office:value-type="float" office:value="1200000000">
            <text:p>1200000000</text:p>
          </table:table-cell>
          <table:table-cell office:value-type="float" office:value="1950">
            <text:p>1950</text:p>
          </table:table-cell>
          <table:table-cell table:formula="of:=[.B1112]/[.C1112]" office:value-type="float" office:value="615384.615384615">
            <text:p>615384.615384615</text:p>
          </table:table-cell>
          <table:table-cell table:number-columns-repeated="1020"/>
        </table:table-row>
        <table:table-row table:style-name="ro1">
          <table:table-cell office:value-type="string">
            <text:p>JDSU</text:p>
          </table:table-cell>
          <table:table-cell office:value-type="float" office:value="3080000000">
            <text:p>3080000000</text:p>
          </table:table-cell>
          <table:table-cell office:value-type="float" office:value="5000">
            <text:p>5000</text:p>
          </table:table-cell>
          <table:table-cell table:formula="of:=[.B1113]/[.C1113]" office:value-type="float" office:value="616000">
            <text:p>616000</text:p>
          </table:table-cell>
          <table:table-cell table:number-columns-repeated="1020"/>
        </table:table-row>
        <table:table-row table:style-name="ro1">
          <table:table-cell office:value-type="string">
            <text:p>MET</text:p>
          </table:table-cell>
          <table:table-cell office:value-type="float" office:value="40680000000">
            <text:p>40680000000</text:p>
          </table:table-cell>
          <table:table-cell office:value-type="float" office:value="66000">
            <text:p>66000</text:p>
          </table:table-cell>
          <table:table-cell table:formula="of:=[.B1114]/[.C1114]" office:value-type="float" office:value="616363.636363636">
            <text:p>616363.636363636</text:p>
          </table:table-cell>
          <table:table-cell table:number-columns-repeated="1020"/>
        </table:table-row>
        <table:table-row table:style-name="ro1">
          <table:table-cell office:value-type="string">
            <text:p>ZIGO</text:p>
          </table:table-cell>
          <table:table-cell office:value-type="float" office:value="331540000">
            <text:p>331540000</text:p>
          </table:table-cell>
          <table:table-cell office:value-type="float" office:value="537">
            <text:p>537</text:p>
          </table:table-cell>
          <table:table-cell table:formula="of:=[.B1115]/[.C1115]" office:value-type="float" office:value="617392.923649907">
            <text:p>617392.923649907</text:p>
          </table:table-cell>
          <table:table-cell table:number-columns-repeated="1020"/>
        </table:table-row>
        <table:table-row table:style-name="ro1">
          <table:table-cell office:value-type="string">
            <text:p>HIBB</text:p>
          </table:table-cell>
          <table:table-cell office:value-type="float" office:value="1330000000">
            <text:p>1330000000</text:p>
          </table:table-cell>
          <table:table-cell office:value-type="float" office:value="2150">
            <text:p>2150</text:p>
          </table:table-cell>
          <table:table-cell table:formula="of:=[.B1116]/[.C1116]" office:value-type="float" office:value="618604.651162791">
            <text:p>618604.651162791</text:p>
          </table:table-cell>
          <table:table-cell table:number-columns-repeated="1020"/>
        </table:table-row>
        <table:table-row table:style-name="ro1">
          <table:table-cell office:value-type="string">
            <text:p>AMCC</text:p>
          </table:table-cell>
          <table:table-cell office:value-type="float" office:value="416560000">
            <text:p>416560000</text:p>
          </table:table-cell>
          <table:table-cell office:value-type="float" office:value="672">
            <text:p>672</text:p>
          </table:table-cell>
          <table:table-cell table:formula="of:=[.B1117]/[.C1117]" office:value-type="float" office:value="619880.952380952">
            <text:p>619880.952380952</text:p>
          </table:table-cell>
          <table:table-cell table:number-columns-repeated="1020"/>
        </table:table-row>
        <table:table-row table:style-name="ro1">
          <table:table-cell office:value-type="string">
            <text:p>JKHY</text:p>
          </table:table-cell>
          <table:table-cell office:value-type="float" office:value="2900000000">
            <text:p>2900000000</text:p>
          </table:table-cell>
          <table:table-cell office:value-type="float" office:value="4667">
            <text:p>4667</text:p>
          </table:table-cell>
          <table:table-cell table:formula="of:=[.B1118]/[.C1118]" office:value-type="float" office:value="621384.186843797">
            <text:p>621384.186843797</text:p>
          </table:table-cell>
          <table:table-cell table:number-columns-repeated="1020"/>
        </table:table-row>
        <table:table-row table:style-name="ro1">
          <table:table-cell office:value-type="string">
            <text:p>AUTH</text:p>
          </table:table-cell>
          <table:table-cell office:value-type="float" office:value="150380000">
            <text:p>150380000</text:p>
          </table:table-cell>
          <table:table-cell office:value-type="float" office:value="242">
            <text:p>242</text:p>
          </table:table-cell>
          <table:table-cell table:formula="of:=[.B1119]/[.C1119]" office:value-type="float" office:value="621404.958677686">
            <text:p>621404.958677686</text:p>
          </table:table-cell>
          <table:table-cell table:number-columns-repeated="1020"/>
        </table:table-row>
        <table:table-row table:style-name="ro1">
          <table:table-cell office:value-type="string">
            <text:p>SYBT</text:p>
          </table:table-cell>
          <table:table-cell office:value-type="float" office:value="298350000">
            <text:p>298350000</text:p>
          </table:table-cell>
          <table:table-cell office:value-type="float" office:value="480">
            <text:p>480</text:p>
          </table:table-cell>
          <table:table-cell table:formula="of:=[.B1120]/[.C1120]" office:value-type="float" office:value="621562.5">
            <text:p>621562.5</text:p>
          </table:table-cell>
          <table:table-cell table:number-columns-repeated="1020"/>
        </table:table-row>
        <table:table-row table:style-name="ro1">
          <table:table-cell office:value-type="string">
            <text:p>JOY</text:p>
          </table:table-cell>
          <table:table-cell office:value-type="float" office:value="9020000000">
            <text:p>9020000000</text:p>
          </table:table-cell>
          <table:table-cell office:value-type="float" office:value="14500">
            <text:p>14500</text:p>
          </table:table-cell>
          <table:table-cell table:formula="of:=[.B1121]/[.C1121]" office:value-type="float" office:value="622068.965517241">
            <text:p>622068.965517241</text:p>
          </table:table-cell>
          <table:table-cell table:number-columns-repeated="1020"/>
        </table:table-row>
        <table:table-row table:style-name="ro1">
          <table:table-cell office:value-type="string">
            <text:p>KITD</text:p>
          </table:table-cell>
          <table:table-cell office:value-type="float" office:value="448170000">
            <text:p>448170000</text:p>
          </table:table-cell>
          <table:table-cell office:value-type="float" office:value="720">
            <text:p>720</text:p>
          </table:table-cell>
          <table:table-cell table:formula="of:=[.B1122]/[.C1122]" office:value-type="float" office:value="622458.333333333">
            <text:p>622458.333333333</text:p>
          </table:table-cell>
          <table:table-cell table:number-columns-repeated="1020"/>
        </table:table-row>
        <table:table-row table:style-name="ro1">
          <table:table-cell office:value-type="string">
            <text:p>TRIB</text:p>
          </table:table-cell>
          <table:table-cell office:value-type="float" office:value="213610000">
            <text:p>213610000</text:p>
          </table:table-cell>
          <table:table-cell office:value-type="float" office:value="343">
            <text:p>343</text:p>
          </table:table-cell>
          <table:table-cell table:formula="of:=[.B1123]/[.C1123]" office:value-type="float" office:value="622769.679300292">
            <text:p>622769.679300292</text:p>
          </table:table-cell>
          <table:table-cell table:number-columns-repeated="1020"/>
        </table:table-row>
        <table:table-row table:style-name="ro1">
          <table:table-cell office:value-type="string">
            <text:p>PURE</text:p>
          </table:table-cell>
          <table:table-cell office:value-type="float" office:value="15570000">
            <text:p>15570000</text:p>
          </table:table-cell>
          <table:table-cell office:value-type="float" office:value="25">
            <text:p>25</text:p>
          </table:table-cell>
          <table:table-cell table:formula="of:=[.B1124]/[.C1124]" office:value-type="float" office:value="622800">
            <text:p>622800</text:p>
          </table:table-cell>
          <table:table-cell table:number-columns-repeated="1020"/>
        </table:table-row>
        <table:table-row table:style-name="ro1">
          <table:table-cell office:value-type="string">
            <text:p>CCNE</text:p>
          </table:table-cell>
          <table:table-cell office:value-type="float" office:value="184980000">
            <text:p>184980000</text:p>
          </table:table-cell>
          <table:table-cell office:value-type="float" office:value="297">
            <text:p>297</text:p>
          </table:table-cell>
          <table:table-cell table:formula="of:=[.B1125]/[.C1125]" office:value-type="float" office:value="622828.282828283">
            <text:p>622828.282828283</text:p>
          </table:table-cell>
          <table:table-cell table:number-columns-repeated="1020"/>
        </table:table-row>
        <table:table-row table:style-name="ro1">
          <table:table-cell office:value-type="string">
            <text:p>WFC</text:p>
          </table:table-cell>
          <table:table-cell office:value-type="float" office:value="164610000000">
            <text:p>164610000000</text:p>
          </table:table-cell>
          <table:table-cell office:value-type="float" office:value="264200">
            <text:p>264200</text:p>
          </table:table-cell>
          <table:table-cell table:formula="of:=[.B1126]/[.C1126]" office:value-type="float" office:value="623050.719152157">
            <text:p>623050.719152157</text:p>
          </table:table-cell>
          <table:table-cell table:number-columns-repeated="1020"/>
        </table:table-row>
        <table:table-row table:style-name="ro1">
          <table:table-cell office:value-type="string">
            <text:p>DHR</text:p>
          </table:table-cell>
          <table:table-cell office:value-type="float" office:value="36770000000">
            <text:p>36770000000</text:p>
          </table:table-cell>
          <table:table-cell office:value-type="float" office:value="59000">
            <text:p>59000</text:p>
          </table:table-cell>
          <table:table-cell table:formula="of:=[.B1127]/[.C1127]" office:value-type="float" office:value="623220.338983051">
            <text:p>623220.338983051</text:p>
          </table:table-cell>
          <table:table-cell table:number-columns-repeated="1020"/>
        </table:table-row>
        <table:table-row table:style-name="ro1">
          <table:table-cell office:value-type="string">
            <text:p>MBFI</text:p>
          </table:table-cell>
          <table:table-cell office:value-type="float" office:value="1050000000">
            <text:p>1050000000</text:p>
          </table:table-cell>
          <table:table-cell office:value-type="float" office:value="1684">
            <text:p>1684</text:p>
          </table:table-cell>
          <table:table-cell table:formula="of:=[.B1128]/[.C1128]" office:value-type="float" office:value="623515.439429929">
            <text:p>623515.439429929</text:p>
          </table:table-cell>
          <table:table-cell table:number-columns-repeated="1020"/>
        </table:table-row>
        <table:table-row table:style-name="ro1">
          <table:table-cell office:value-type="string">
            <text:p>ESIO</text:p>
          </table:table-cell>
          <table:table-cell office:value-type="float" office:value="405690000">
            <text:p>405690000</text:p>
          </table:table-cell>
          <table:table-cell office:value-type="float" office:value="648">
            <text:p>648</text:p>
          </table:table-cell>
          <table:table-cell table:formula="of:=[.B1129]/[.C1129]" office:value-type="float" office:value="626064.814814815">
            <text:p>626064.814814815</text:p>
          </table:table-cell>
          <table:table-cell table:number-columns-repeated="1020"/>
        </table:table-row>
        <table:table-row table:style-name="ro1">
          <table:table-cell office:value-type="string">
            <text:p>LBTYB</text:p>
          </table:table-cell>
          <table:table-cell office:value-type="float" office:value="13780000000">
            <text:p>13780000000</text:p>
          </table:table-cell>
          <table:table-cell office:value-type="float" office:value="22000">
            <text:p>22000</text:p>
          </table:table-cell>
          <table:table-cell table:formula="of:=[.B1130]/[.C1130]" office:value-type="float" office:value="626363.636363636">
            <text:p>626363.636363636</text:p>
          </table:table-cell>
          <table:table-cell table:number-columns-repeated="1020"/>
        </table:table-row>
        <table:table-row table:style-name="ro1">
          <table:table-cell office:value-type="string">
            <text:p>LBTYA</text:p>
          </table:table-cell>
          <table:table-cell office:value-type="float" office:value="13800000000">
            <text:p>13800000000</text:p>
          </table:table-cell>
          <table:table-cell office:value-type="float" office:value="22000">
            <text:p>22000</text:p>
          </table:table-cell>
          <table:table-cell table:formula="of:=[.B1131]/[.C1131]" office:value-type="float" office:value="627272.727272727">
            <text:p>627272.727272727</text:p>
          </table:table-cell>
          <table:table-cell table:number-columns-repeated="1020"/>
        </table:table-row>
        <table:table-row table:style-name="ro1">
          <table:table-cell office:value-type="string">
            <text:p>KSW</text:p>
          </table:table-cell>
          <table:table-cell office:value-type="float" office:value="23870000">
            <text:p>23870000</text:p>
          </table:table-cell>
          <table:table-cell office:value-type="float" office:value="38">
            <text:p>38</text:p>
          </table:table-cell>
          <table:table-cell table:formula="of:=[.B1132]/[.C1132]" office:value-type="float" office:value="628157.894736842">
            <text:p>628157.894736842</text:p>
          </table:table-cell>
          <table:table-cell table:number-columns-repeated="1020"/>
        </table:table-row>
        <table:table-row table:style-name="ro1">
          <table:table-cell office:value-type="string">
            <text:p>KNSY</text:p>
          </table:table-cell>
          <table:table-cell office:value-type="float" office:value="193020000">
            <text:p>193020000</text:p>
          </table:table-cell>
          <table:table-cell office:value-type="float" office:value="307">
            <text:p>307</text:p>
          </table:table-cell>
          <table:table-cell table:formula="of:=[.B1133]/[.C1133]" office:value-type="float" office:value="628729.641693811">
            <text:p>628729.641693811</text:p>
          </table:table-cell>
          <table:table-cell table:number-columns-repeated="1020"/>
        </table:table-row>
        <table:table-row table:style-name="ro1">
          <table:table-cell office:value-type="string">
            <text:p>URBN</text:p>
          </table:table-cell>
          <table:table-cell office:value-type="float" office:value="4050000000">
            <text:p>4050000000</text:p>
          </table:table-cell>
          <table:table-cell office:value-type="float" office:value="6432">
            <text:p>6432</text:p>
          </table:table-cell>
          <table:table-cell table:formula="of:=[.B1134]/[.C1134]" office:value-type="float" office:value="629664.179104478">
            <text:p>629664.179104478</text:p>
          </table:table-cell>
          <table:table-cell table:number-columns-repeated="1020"/>
        </table:table-row>
        <table:table-row table:style-name="ro1">
          <table:table-cell office:value-type="string">
            <text:p>KOSS</text:p>
          </table:table-cell>
          <table:table-cell office:value-type="float" office:value="41040000">
            <text:p>41040000</text:p>
          </table:table-cell>
          <table:table-cell office:value-type="float" office:value="65">
            <text:p>65</text:p>
          </table:table-cell>
          <table:table-cell table:formula="of:=[.B1135]/[.C1135]" office:value-type="float" office:value="631384.615384615">
            <text:p>631384.615384615</text:p>
          </table:table-cell>
          <table:table-cell table:number-columns-repeated="1020"/>
        </table:table-row>
        <table:table-row table:style-name="ro1">
          <table:table-cell office:value-type="string">
            <text:p>FNBN</text:p>
          </table:table-cell>
          <table:table-cell office:value-type="float" office:value="292600000">
            <text:p>292600000</text:p>
          </table:table-cell>
          <table:table-cell office:value-type="float" office:value="462">
            <text:p>462</text:p>
          </table:table-cell>
          <table:table-cell table:formula="of:=[.B1136]/[.C1136]" office:value-type="float" office:value="633333.333333333">
            <text:p>633333.333333333</text:p>
          </table:table-cell>
          <table:table-cell table:number-columns-repeated="1020"/>
        </table:table-row>
        <table:table-row table:style-name="ro1">
          <table:table-cell office:value-type="string">
            <text:p>SNPS</text:p>
          </table:table-cell>
          <table:table-cell office:value-type="float" office:value="4310000000">
            <text:p>4310000000</text:p>
          </table:table-cell>
          <table:table-cell office:value-type="float" office:value="6803">
            <text:p>6803</text:p>
          </table:table-cell>
          <table:table-cell table:formula="of:=[.B1137]/[.C1137]" office:value-type="float" office:value="633544.024694988">
            <text:p>633544.024694988</text:p>
          </table:table-cell>
          <table:table-cell table:number-columns-repeated="1020"/>
        </table:table-row>
        <table:table-row table:style-name="ro1">
          <table:table-cell office:value-type="string">
            <text:p>PBSK</text:p>
          </table:table-cell>
          <table:table-cell office:value-type="float" office:value="35550000">
            <text:p>35550000</text:p>
          </table:table-cell>
          <table:table-cell office:value-type="float" office:value="56">
            <text:p>56</text:p>
          </table:table-cell>
          <table:table-cell table:formula="of:=[.B1138]/[.C1138]" office:value-type="float" office:value="634821.428571429">
            <text:p>634821.428571429</text:p>
          </table:table-cell>
          <table:table-cell table:number-columns-repeated="1020"/>
        </table:table-row>
        <table:table-row table:style-name="ro1">
          <table:table-cell office:value-type="string">
            <text:p>VALU</text:p>
          </table:table-cell>
          <table:table-cell office:value-type="float" office:value="111430000">
            <text:p>111430000</text:p>
          </table:table-cell>
          <table:table-cell office:value-type="float" office:value="175">
            <text:p>175</text:p>
          </table:table-cell>
          <table:table-cell table:formula="of:=[.B1139]/[.C1139]" office:value-type="float" office:value="636742.857142857">
            <text:p>636742.857142857</text:p>
          </table:table-cell>
          <table:table-cell table:number-columns-repeated="1020"/>
        </table:table-row>
        <table:table-row table:style-name="ro1">
          <table:table-cell office:value-type="string">
            <text:p>FUBC</text:p>
          </table:table-cell>
          <table:table-cell office:value-type="float" office:value="181270000">
            <text:p>181270000</text:p>
          </table:table-cell>
          <table:table-cell office:value-type="float" office:value="284">
            <text:p>284</text:p>
          </table:table-cell>
          <table:table-cell table:formula="of:=[.B1140]/[.C1140]" office:value-type="float" office:value="638274.647887324">
            <text:p>638274.647887324</text:p>
          </table:table-cell>
          <table:table-cell table:number-columns-repeated="1020"/>
        </table:table-row>
        <table:table-row table:style-name="ro1">
          <table:table-cell office:value-type="string">
            <text:p>GCBC</text:p>
          </table:table-cell>
          <table:table-cell office:value-type="float" office:value="74360000">
            <text:p>74360000</text:p>
          </table:table-cell>
          <table:table-cell office:value-type="float" office:value="116">
            <text:p>116</text:p>
          </table:table-cell>
          <table:table-cell table:formula="of:=[.B1141]/[.C1141]" office:value-type="float" office:value="641034.482758621">
            <text:p>641034.482758621</text:p>
          </table:table-cell>
          <table:table-cell table:number-columns-repeated="1020"/>
        </table:table-row>
        <table:table-row table:style-name="ro1">
          <table:table-cell office:value-type="string">
            <text:p>GKNT</text:p>
          </table:table-cell>
          <table:table-cell office:value-type="float" office:value="91960000">
            <text:p>91960000</text:p>
          </table:table-cell>
          <table:table-cell office:value-type="float" office:value="143">
            <text:p>143</text:p>
          </table:table-cell>
          <table:table-cell table:formula="of:=[.B1142]/[.C1142]" office:value-type="float" office:value="643076.923076923">
            <text:p>643076.923076923</text:p>
          </table:table-cell>
          <table:table-cell table:number-columns-repeated="1020"/>
        </table:table-row>
        <table:table-row table:style-name="ro1">
          <table:table-cell office:value-type="string">
            <text:p>KOPN</text:p>
          </table:table-cell>
          <table:table-cell office:value-type="float" office:value="227280000">
            <text:p>227280000</text:p>
          </table:table-cell>
          <table:table-cell office:value-type="float" office:value="353">
            <text:p>353</text:p>
          </table:table-cell>
          <table:table-cell table:formula="of:=[.B1143]/[.C1143]" office:value-type="float" office:value="643852.69121813">
            <text:p>643852.69121813</text:p>
          </table:table-cell>
          <table:table-cell table:number-columns-repeated="1020"/>
        </table:table-row>
        <table:table-row table:style-name="ro1">
          <table:table-cell office:value-type="string">
            <text:p>CMA</text:p>
          </table:table-cell>
          <table:table-cell office:value-type="float" office:value="5840000000">
            <text:p>5840000000</text:p>
          </table:table-cell>
          <table:table-cell office:value-type="float" office:value="9037">
            <text:p>9037</text:p>
          </table:table-cell>
          <table:table-cell table:formula="of:=[.B1144]/[.C1144]" office:value-type="float" office:value="646232.156689167">
            <text:p>646232.156689167</text:p>
          </table:table-cell>
          <table:table-cell table:number-columns-repeated="1020"/>
        </table:table-row>
        <table:table-row table:style-name="ro1">
          <table:table-cell office:value-type="string">
            <text:p>AAWW</text:p>
          </table:table-cell>
          <table:table-cell office:value-type="float" office:value="1110000000">
            <text:p>1110000000</text:p>
          </table:table-cell>
          <table:table-cell office:value-type="float" office:value="1716">
            <text:p>1716</text:p>
          </table:table-cell>
          <table:table-cell table:formula="of:=[.B1145]/[.C1145]" office:value-type="float" office:value="646853.146853147">
            <text:p>646853.146853147</text:p>
          </table:table-cell>
          <table:table-cell table:number-columns-repeated="1020"/>
        </table:table-row>
        <table:table-row table:style-name="ro1">
          <table:table-cell office:value-type="string">
            <text:p>ARCL</text:p>
          </table:table-cell>
          <table:table-cell office:value-type="float" office:value="229700000">
            <text:p>229700000</text:p>
          </table:table-cell>
          <table:table-cell office:value-type="float" office:value="355">
            <text:p>355</text:p>
          </table:table-cell>
          <table:table-cell table:formula="of:=[.B1146]/[.C1146]" office:value-type="float" office:value="647042.253521127">
            <text:p>647042.253521127</text:p>
          </table:table-cell>
          <table:table-cell table:number-columns-repeated="1020"/>
        </table:table-row>
        <table:table-row table:style-name="ro1">
          <table:table-cell office:value-type="string">
            <text:p>PZZI</text:p>
          </table:table-cell>
          <table:table-cell office:value-type="float" office:value="36970000">
            <text:p>36970000</text:p>
          </table:table-cell>
          <table:table-cell office:value-type="float" office:value="57">
            <text:p>57</text:p>
          </table:table-cell>
          <table:table-cell table:formula="of:=[.B1147]/[.C1147]" office:value-type="float" office:value="648596.49122807">
            <text:p>648596.49122807</text:p>
          </table:table-cell>
          <table:table-cell table:number-columns-repeated="1020"/>
        </table:table-row>
        <table:table-row table:style-name="ro1">
          <table:table-cell office:value-type="string">
            <text:p>EPOC</text:p>
          </table:table-cell>
          <table:table-cell office:value-type="float" office:value="202670000">
            <text:p>202670000</text:p>
          </table:table-cell>
          <table:table-cell office:value-type="float" office:value="312">
            <text:p>312</text:p>
          </table:table-cell>
          <table:table-cell table:formula="of:=[.B1148]/[.C1148]" office:value-type="float" office:value="649583.333333333">
            <text:p>649583.333333333</text:p>
          </table:table-cell>
          <table:table-cell table:number-columns-repeated="1020"/>
        </table:table-row>
        <table:table-row table:style-name="ro1">
          <table:table-cell office:value-type="string">
            <text:p>OPTT</text:p>
          </table:table-cell>
          <table:table-cell office:value-type="float" office:value="33270000">
            <text:p>33270000</text:p>
          </table:table-cell>
          <table:table-cell office:value-type="float" office:value="51">
            <text:p>51</text:p>
          </table:table-cell>
          <table:table-cell table:formula="of:=[.B1149]/[.C1149]" office:value-type="float" office:value="652352.941176471">
            <text:p>652352.941176471</text:p>
          </table:table-cell>
          <table:table-cell table:number-columns-repeated="1020"/>
        </table:table-row>
        <table:table-row table:style-name="ro1">
          <table:table-cell office:value-type="string">
            <text:p>MGAM</text:p>
          </table:table-cell>
          <table:table-cell office:value-type="float" office:value="267740000">
            <text:p>267740000</text:p>
          </table:table-cell>
          <table:table-cell office:value-type="float" office:value="410">
            <text:p>410</text:p>
          </table:table-cell>
          <table:table-cell table:formula="of:=[.B1150]/[.C1150]" office:value-type="float" office:value="653024.390243902">
            <text:p>653024.390243902</text:p>
          </table:table-cell>
          <table:table-cell table:number-columns-repeated="1020"/>
        </table:table-row>
        <table:table-row table:style-name="ro1">
          <table:table-cell office:value-type="string">
            <text:p>MOCO</text:p>
          </table:table-cell>
          <table:table-cell office:value-type="float" office:value="88310000">
            <text:p>88310000</text:p>
          </table:table-cell>
          <table:table-cell office:value-type="float" office:value="135">
            <text:p>135</text:p>
          </table:table-cell>
          <table:table-cell table:formula="of:=[.B1151]/[.C1151]" office:value-type="float" office:value="654148.148148148">
            <text:p>654148.148148148</text:p>
          </table:table-cell>
          <table:table-cell table:number-columns-repeated="1020"/>
        </table:table-row>
        <table:table-row table:style-name="ro1">
          <table:table-cell office:value-type="string">
            <text:p>MSCC</text:p>
          </table:table-cell>
          <table:table-cell office:value-type="float" office:value="1770000000">
            <text:p>1770000000</text:p>
          </table:table-cell>
          <table:table-cell office:value-type="float" office:value="2700">
            <text:p>2700</text:p>
          </table:table-cell>
          <table:table-cell table:formula="of:=[.B1152]/[.C1152]" office:value-type="float" office:value="655555.555555556">
            <text:p>655555.555555556</text:p>
          </table:table-cell>
          <table:table-cell table:number-columns-repeated="1020"/>
        </table:table-row>
        <table:table-row table:style-name="ro1">
          <table:table-cell office:value-type="string">
            <text:p>TWGP</text:p>
          </table:table-cell>
          <table:table-cell office:value-type="float" office:value="892050000">
            <text:p>892050000</text:p>
          </table:table-cell>
          <table:table-cell office:value-type="float" office:value="1360">
            <text:p>1360</text:p>
          </table:table-cell>
          <table:table-cell table:formula="of:=[.B1153]/[.C1153]" office:value-type="float" office:value="655919.117647059">
            <text:p>655919.117647059</text:p>
          </table:table-cell>
          <table:table-cell table:number-columns-repeated="1020"/>
        </table:table-row>
        <table:table-row table:style-name="ro1">
          <table:table-cell office:value-type="string">
            <text:p>HWCC</text:p>
          </table:table-cell>
          <table:table-cell office:value-type="float" office:value="249610000">
            <text:p>249610000</text:p>
          </table:table-cell>
          <table:table-cell office:value-type="float" office:value="380">
            <text:p>380</text:p>
          </table:table-cell>
          <table:table-cell table:formula="of:=[.B1154]/[.C1154]" office:value-type="float" office:value="656868.421052632">
            <text:p>656868.421052632</text:p>
          </table:table-cell>
          <table:table-cell table:number-columns-repeated="1020"/>
        </table:table-row>
        <table:table-row table:style-name="ro1">
          <table:table-cell office:value-type="string">
            <text:p>CLCT</text:p>
          </table:table-cell>
          <table:table-cell office:value-type="float" office:value="131500000">
            <text:p>131500000</text:p>
          </table:table-cell>
          <table:table-cell office:value-type="float" office:value="200">
            <text:p>200</text:p>
          </table:table-cell>
          <table:table-cell table:formula="of:=[.B1155]/[.C1155]" office:value-type="float" office:value="657500">
            <text:p>657500</text:p>
          </table:table-cell>
          <table:table-cell table:number-columns-repeated="1020"/>
        </table:table-row>
        <table:table-row table:style-name="ro1">
          <table:table-cell office:value-type="string">
            <text:p>TTWO</text:p>
          </table:table-cell>
          <table:table-cell office:value-type="float" office:value="1400000000">
            <text:p>1400000000</text:p>
          </table:table-cell>
          <table:table-cell office:value-type="float" office:value="2118">
            <text:p>2118</text:p>
          </table:table-cell>
          <table:table-cell table:formula="of:=[.B1156]/[.C1156]" office:value-type="float" office:value="661000.944287063">
            <text:p>661000.944287063</text:p>
          </table:table-cell>
          <table:table-cell table:number-columns-repeated="1020"/>
        </table:table-row>
        <table:table-row table:style-name="ro1">
          <table:table-cell office:value-type="string">
            <text:p>FCLF</text:p>
          </table:table-cell>
          <table:table-cell office:value-type="float" office:value="47010000">
            <text:p>47010000</text:p>
          </table:table-cell>
          <table:table-cell office:value-type="float" office:value="71">
            <text:p>71</text:p>
          </table:table-cell>
          <table:table-cell table:formula="of:=[.B1157]/[.C1157]" office:value-type="float" office:value="662112.676056338">
            <text:p>662112.676056338</text:p>
          </table:table-cell>
          <table:table-cell table:number-columns-repeated="1020"/>
        </table:table-row>
        <table:table-row table:style-name="ro1">
          <table:table-cell office:value-type="string">
            <text:p>UPI</text:p>
          </table:table-cell>
          <table:table-cell office:value-type="float" office:value="55110000">
            <text:p>55110000</text:p>
          </table:table-cell>
          <table:table-cell office:value-type="float" office:value="83">
            <text:p>83</text:p>
          </table:table-cell>
          <table:table-cell table:formula="of:=[.B1158]/[.C1158]" office:value-type="float" office:value="663975.903614458">
            <text:p>663975.903614458</text:p>
          </table:table-cell>
          <table:table-cell table:number-columns-repeated="1020"/>
        </table:table-row>
        <table:table-row table:style-name="ro1">
          <table:table-cell office:value-type="string">
            <text:p>HBNK</text:p>
          </table:table-cell>
          <table:table-cell office:value-type="float" office:value="69850000">
            <text:p>69850000</text:p>
          </table:table-cell>
          <table:table-cell office:value-type="float" office:value="105">
            <text:p>105</text:p>
          </table:table-cell>
          <table:table-cell table:formula="of:=[.B1159]/[.C1159]" office:value-type="float" office:value="665238.095238095">
            <text:p>665238.095238095</text:p>
          </table:table-cell>
          <table:table-cell table:number-columns-repeated="1020"/>
        </table:table-row>
        <table:table-row table:style-name="ro1">
          <table:table-cell office:value-type="string">
            <text:p>BKSC</text:p>
          </table:table-cell>
          <table:table-cell office:value-type="float" office:value="47330000">
            <text:p>47330000</text:p>
          </table:table-cell>
          <table:table-cell office:value-type="float" office:value="71">
            <text:p>71</text:p>
          </table:table-cell>
          <table:table-cell table:formula="of:=[.B1160]/[.C1160]" office:value-type="float" office:value="666619.718309859">
            <text:p>666619.718309859</text:p>
          </table:table-cell>
          <table:table-cell table:number-columns-repeated="1020"/>
        </table:table-row>
        <table:table-row table:style-name="ro1">
          <table:table-cell office:value-type="string">
            <text:p>BIOD</text:p>
          </table:table-cell>
          <table:table-cell office:value-type="float" office:value="24000000">
            <text:p>24000000</text:p>
          </table:table-cell>
          <table:table-cell office:value-type="float" office:value="36">
            <text:p>36</text:p>
          </table:table-cell>
          <table:table-cell table:formula="of:=[.B1161]/[.C1161]" office:value-type="float" office:value="666666.666666667">
            <text:p>666666.666666667</text:p>
          </table:table-cell>
          <table:table-cell table:number-columns-repeated="1020"/>
        </table:table-row>
        <table:table-row table:style-name="ro1">
          <table:table-cell office:value-type="string">
            <text:p>GE</text:p>
          </table:table-cell>
          <table:table-cell office:value-type="float" office:value="200730000000">
            <text:p>200730000000</text:p>
          </table:table-cell>
          <table:table-cell office:value-type="float" office:value="301000">
            <text:p>301000</text:p>
          </table:table-cell>
          <table:table-cell table:formula="of:=[.B1162]/[.C1162]" office:value-type="float" office:value="666877.07641196">
            <text:p>666877.07641196</text:p>
          </table:table-cell>
          <table:table-cell table:number-columns-repeated="1020"/>
        </table:table-row>
        <table:table-row table:style-name="ro1">
          <table:table-cell office:value-type="string">
            <text:p>PLL</text:p>
          </table:table-cell>
          <table:table-cell office:value-type="float" office:value="7270000000">
            <text:p>7270000000</text:p>
          </table:table-cell>
          <table:table-cell office:value-type="float" office:value="10900">
            <text:p>10900</text:p>
          </table:table-cell>
          <table:table-cell table:formula="of:=[.B1163]/[.C1163]" office:value-type="float" office:value="666972.47706422">
            <text:p>666972.47706422</text:p>
          </table:table-cell>
          <table:table-cell table:number-columns-repeated="1020"/>
        </table:table-row>
        <table:table-row table:style-name="ro1">
          <table:table-cell office:value-type="string">
            <text:p>QNST</text:p>
          </table:table-cell>
          <table:table-cell office:value-type="float" office:value="450630000">
            <text:p>450630000</text:p>
          </table:table-cell>
          <table:table-cell office:value-type="float" office:value="675">
            <text:p>675</text:p>
          </table:table-cell>
          <table:table-cell table:formula="of:=[.B1164]/[.C1164]" office:value-type="float" office:value="667600">
            <text:p>667600</text:p>
          </table:table-cell>
          <table:table-cell table:number-columns-repeated="1020"/>
        </table:table-row>
        <table:table-row table:style-name="ro1">
          <table:table-cell office:value-type="string">
            <text:p>TRST</text:p>
          </table:table-cell>
          <table:table-cell office:value-type="float" office:value="485240000">
            <text:p>485240000</text:p>
          </table:table-cell>
          <table:table-cell office:value-type="float" office:value="726">
            <text:p>726</text:p>
          </table:table-cell>
          <table:table-cell table:formula="of:=[.B1165]/[.C1165]" office:value-type="float" office:value="668374.655647383">
            <text:p>668374.655647383</text:p>
          </table:table-cell>
          <table:table-cell table:number-columns-repeated="1020"/>
        </table:table-row>
        <table:table-row table:style-name="ro1">
          <table:table-cell office:value-type="string">
            <text:p>MFRM</text:p>
          </table:table-cell>
          <table:table-cell office:value-type="float" office:value="1120000000">
            <text:p>1120000000</text:p>
          </table:table-cell>
          <table:table-cell office:value-type="float" office:value="1675">
            <text:p>1675</text:p>
          </table:table-cell>
          <table:table-cell table:formula="of:=[.B1166]/[.C1166]" office:value-type="float" office:value="668656.71641791">
            <text:p>668656.71641791</text:p>
          </table:table-cell>
          <table:table-cell table:number-columns-repeated="1020"/>
        </table:table-row>
        <table:table-row table:style-name="ro1">
          <table:table-cell office:value-type="string">
            <text:p>NXTM</text:p>
          </table:table-cell>
          <table:table-cell office:value-type="float" office:value="1070000000">
            <text:p>1070000000</text:p>
          </table:table-cell>
          <table:table-cell office:value-type="float" office:value="1600">
            <text:p>1600</text:p>
          </table:table-cell>
          <table:table-cell table:formula="of:=[.B1167]/[.C1167]" office:value-type="float" office:value="668750">
            <text:p>668750</text:p>
          </table:table-cell>
          <table:table-cell table:number-columns-repeated="1020"/>
        </table:table-row>
        <table:table-row table:style-name="ro1">
          <table:table-cell office:value-type="string">
            <text:p>RL</text:p>
          </table:table-cell>
          <table:table-cell office:value-type="float" office:value="16070000000">
            <text:p>16070000000</text:p>
          </table:table-cell>
          <table:table-cell office:value-type="float" office:value="24000">
            <text:p>24000</text:p>
          </table:table-cell>
          <table:table-cell table:formula="of:=[.B1168]/[.C1168]" office:value-type="float" office:value="669583.333333333">
            <text:p>669583.333333333</text:p>
          </table:table-cell>
          <table:table-cell table:number-columns-repeated="1020"/>
        </table:table-row>
        <table:table-row table:style-name="ro1">
          <table:table-cell office:value-type="string">
            <text:p>EXAR</text:p>
          </table:table-cell>
          <table:table-cell office:value-type="float" office:value="320590000">
            <text:p>320590000</text:p>
          </table:table-cell>
          <table:table-cell office:value-type="float" office:value="477">
            <text:p>477</text:p>
          </table:table-cell>
          <table:table-cell table:formula="of:=[.B1169]/[.C1169]" office:value-type="float" office:value="672096.4360587">
            <text:p>672096.4360587</text:p>
          </table:table-cell>
          <table:table-cell table:number-columns-repeated="1020"/>
        </table:table-row>
        <table:table-row table:style-name="ro1">
          <table:table-cell office:value-type="string">
            <text:p>VSCI</text:p>
          </table:table-cell>
          <table:table-cell office:value-type="float" office:value="75290000">
            <text:p>75290000</text:p>
          </table:table-cell>
          <table:table-cell office:value-type="float" office:value="112">
            <text:p>112</text:p>
          </table:table-cell>
          <table:table-cell table:formula="of:=[.B1170]/[.C1170]" office:value-type="float" office:value="672232.142857143">
            <text:p>672232.142857143</text:p>
          </table:table-cell>
          <table:table-cell table:number-columns-repeated="1020"/>
        </table:table-row>
        <table:table-row table:style-name="ro1">
          <table:table-cell office:value-type="string">
            <text:p>EXPO</text:p>
          </table:table-cell>
          <table:table-cell office:value-type="float" office:value="631540000">
            <text:p>631540000</text:p>
          </table:table-cell>
          <table:table-cell office:value-type="float" office:value="937">
            <text:p>937</text:p>
          </table:table-cell>
          <table:table-cell table:formula="of:=[.B1171]/[.C1171]" office:value-type="float" office:value="674002.134471718">
            <text:p>674002.134471718</text:p>
          </table:table-cell>
          <table:table-cell table:number-columns-repeated="1020"/>
        </table:table-row>
        <table:table-row table:style-name="ro1">
          <table:table-cell office:value-type="string">
            <text:p>EBIX</text:p>
          </table:table-cell>
          <table:table-cell office:value-type="float" office:value="799760000">
            <text:p>799760000</text:p>
          </table:table-cell>
          <table:table-cell office:value-type="float" office:value="1179">
            <text:p>1179</text:p>
          </table:table-cell>
          <table:table-cell table:formula="of:=[.B1172]/[.C1172]" office:value-type="float" office:value="678337.574215437">
            <text:p>678337.574215437</text:p>
          </table:table-cell>
          <table:table-cell table:number-columns-repeated="1020"/>
        </table:table-row>
        <table:table-row table:style-name="ro1">
          <table:table-cell office:value-type="string">
            <text:p>PMFG</text:p>
          </table:table-cell>
          <table:table-cell office:value-type="float" office:value="271350000">
            <text:p>271350000</text:p>
          </table:table-cell>
          <table:table-cell office:value-type="float" office:value="400">
            <text:p>400</text:p>
          </table:table-cell>
          <table:table-cell table:formula="of:=[.B1173]/[.C1173]" office:value-type="float" office:value="678375">
            <text:p>678375</text:p>
          </table:table-cell>
          <table:table-cell table:number-columns-repeated="1020"/>
        </table:table-row>
        <table:table-row table:style-name="ro1">
          <table:table-cell office:value-type="string">
            <text:p>FMCN</text:p>
          </table:table-cell>
          <table:table-cell office:value-type="float" office:value="3510000000">
            <text:p>3510000000</text:p>
          </table:table-cell>
          <table:table-cell office:value-type="float" office:value="5151">
            <text:p>5151</text:p>
          </table:table-cell>
          <table:table-cell table:formula="of:=[.B1174]/[.C1174]" office:value-type="float" office:value="681421.083284799">
            <text:p>681421.083284799</text:p>
          </table:table-cell>
          <table:table-cell table:number-columns-repeated="1020"/>
        </table:table-row>
        <table:table-row table:style-name="ro1">
          <table:table-cell office:value-type="string">
            <text:p>ADM</text:p>
          </table:table-cell>
          <table:table-cell office:value-type="float" office:value="20930000000">
            <text:p>20930000000</text:p>
          </table:table-cell>
          <table:table-cell office:value-type="float" office:value="30700">
            <text:p>30700</text:p>
          </table:table-cell>
          <table:table-cell table:formula="of:=[.B1175]/[.C1175]" office:value-type="float" office:value="681758.957654723">
            <text:p>681758.957654723</text:p>
          </table:table-cell>
          <table:table-cell table:number-columns-repeated="1020"/>
        </table:table-row>
        <table:table-row table:style-name="ro1">
          <table:table-cell office:value-type="string">
            <text:p>GCOM</text:p>
          </table:table-cell>
          <table:table-cell office:value-type="float" office:value="324700000">
            <text:p>324700000</text:p>
          </table:table-cell>
          <table:table-cell office:value-type="float" office:value="475">
            <text:p>475</text:p>
          </table:table-cell>
          <table:table-cell table:formula="of:=[.B1176]/[.C1176]" office:value-type="float" office:value="683578.947368421">
            <text:p>683578.947368421</text:p>
          </table:table-cell>
          <table:table-cell table:number-columns-repeated="1020"/>
        </table:table-row>
        <table:table-row table:style-name="ro1">
          <table:table-cell office:value-type="string">
            <text:p>PNC</text:p>
          </table:table-cell>
          <table:table-cell office:value-type="float" office:value="31410000000">
            <text:p>31410000000</text:p>
          </table:table-cell>
          <table:table-cell office:value-type="float" office:value="45940">
            <text:p>45940</text:p>
          </table:table-cell>
          <table:table-cell table:formula="of:=[.B1177]/[.C1177]" office:value-type="float" office:value="683717.892903788">
            <text:p>683717.892903788</text:p>
          </table:table-cell>
          <table:table-cell table:number-columns-repeated="1020"/>
        </table:table-row>
        <table:table-row table:style-name="ro1">
          <table:table-cell office:value-type="string">
            <text:p>ARTNA</text:p>
          </table:table-cell>
          <table:table-cell office:value-type="float" office:value="162820000">
            <text:p>162820000</text:p>
          </table:table-cell>
          <table:table-cell office:value-type="float" office:value="238">
            <text:p>238</text:p>
          </table:table-cell>
          <table:table-cell table:formula="of:=[.B1178]/[.C1178]" office:value-type="float" office:value="684117.647058824">
            <text:p>684117.647058824</text:p>
          </table:table-cell>
          <table:table-cell table:number-columns-repeated="1020"/>
        </table:table-row>
        <table:table-row table:style-name="ro1">
          <table:table-cell office:value-type="string">
            <text:p>PCAR</text:p>
          </table:table-cell>
          <table:table-cell office:value-type="float" office:value="16020000000">
            <text:p>16020000000</text:p>
          </table:table-cell>
          <table:table-cell office:value-type="float" office:value="23400">
            <text:p>23400</text:p>
          </table:table-cell>
          <table:table-cell table:formula="of:=[.B1179]/[.C1179]" office:value-type="float" office:value="684615.384615385">
            <text:p>684615.384615385</text:p>
          </table:table-cell>
          <table:table-cell table:number-columns-repeated="1020"/>
        </table:table-row>
        <table:table-row table:style-name="ro1">
          <table:table-cell office:value-type="string">
            <text:p>SAAS</text:p>
          </table:table-cell>
          <table:table-cell office:value-type="float" office:value="225940000">
            <text:p>225940000</text:p>
          </table:table-cell>
          <table:table-cell office:value-type="float" office:value="330">
            <text:p>330</text:p>
          </table:table-cell>
          <table:table-cell table:formula="of:=[.B1180]/[.C1180]" office:value-type="float" office:value="684666.666666667">
            <text:p>684666.666666667</text:p>
          </table:table-cell>
          <table:table-cell table:number-columns-repeated="1020"/>
        </table:table-row>
        <table:table-row table:style-name="ro1">
          <table:table-cell office:value-type="string">
            <text:p>BONA</text:p>
          </table:table-cell>
          <table:table-cell office:value-type="float" office:value="313750000">
            <text:p>313750000</text:p>
          </table:table-cell>
          <table:table-cell office:value-type="float" office:value="458">
            <text:p>458</text:p>
          </table:table-cell>
          <table:table-cell table:formula="of:=[.B1181]/[.C1181]" office:value-type="float" office:value="685043.668122271">
            <text:p>685043.668122271</text:p>
          </table:table-cell>
          <table:table-cell table:number-columns-repeated="1020"/>
        </table:table-row>
        <table:table-row table:style-name="ro1">
          <table:table-cell office:value-type="string">
            <text:p>DD</text:p>
          </table:table-cell>
          <table:table-cell office:value-type="float" office:value="47960000000">
            <text:p>47960000000</text:p>
          </table:table-cell>
          <table:table-cell office:value-type="float" office:value="70000">
            <text:p>70000</text:p>
          </table:table-cell>
          <table:table-cell table:formula="of:=[.B1182]/[.C1182]" office:value-type="float" office:value="685142.857142857">
            <text:p>685142.857142857</text:p>
          </table:table-cell>
          <table:table-cell table:number-columns-repeated="1020"/>
        </table:table-row>
        <table:table-row table:style-name="ro1">
          <table:table-cell office:value-type="string">
            <text:p>CMFB</text:p>
          </table:table-cell>
          <table:table-cell office:value-type="float" office:value="25390000">
            <text:p>25390000</text:p>
          </table:table-cell>
          <table:table-cell office:value-type="float" office:value="37">
            <text:p>37</text:p>
          </table:table-cell>
          <table:table-cell table:formula="of:=[.B1183]/[.C1183]" office:value-type="float" office:value="686216.216216216">
            <text:p>686216.216216216</text:p>
          </table:table-cell>
          <table:table-cell table:number-columns-repeated="1020"/>
        </table:table-row>
        <table:table-row table:style-name="ro1">
          <table:table-cell office:value-type="string">
            <text:p>EXPD</text:p>
          </table:table-cell>
          <table:table-cell office:value-type="float" office:value="9400000000">
            <text:p>9400000000</text:p>
          </table:table-cell>
          <table:table-cell office:value-type="float" office:value="13692">
            <text:p>13692</text:p>
          </table:table-cell>
          <table:table-cell table:formula="of:=[.B1184]/[.C1184]" office:value-type="float" office:value="686532.281624306">
            <text:p>686532.281624306</text:p>
          </table:table-cell>
          <table:table-cell table:number-columns-repeated="1020"/>
        </table:table-row>
        <table:table-row table:style-name="ro1">
          <table:table-cell office:value-type="string">
            <text:p>OYOG</text:p>
          </table:table-cell>
          <table:table-cell office:value-type="float" office:value="692620000">
            <text:p>692620000</text:p>
          </table:table-cell>
          <table:table-cell office:value-type="float" office:value="1008">
            <text:p>1008</text:p>
          </table:table-cell>
          <table:table-cell table:formula="of:=[.B1185]/[.C1185]" office:value-type="float" office:value="687123.015873016">
            <text:p>687123.015873016</text:p>
          </table:table-cell>
          <table:table-cell table:number-columns-repeated="1020"/>
        </table:table-row>
        <table:table-row table:style-name="ro1">
          <table:table-cell office:value-type="string">
            <text:p>GUID</text:p>
          </table:table-cell>
          <table:table-cell office:value-type="float" office:value="260820000">
            <text:p>260820000</text:p>
          </table:table-cell>
          <table:table-cell office:value-type="float" office:value="378">
            <text:p>378</text:p>
          </table:table-cell>
          <table:table-cell table:formula="of:=[.B1186]/[.C1186]" office:value-type="float" office:value="690000">
            <text:p>690000</text:p>
          </table:table-cell>
          <table:table-cell table:number-columns-repeated="1020"/>
        </table:table-row>
        <table:table-row table:style-name="ro1">
          <table:table-cell office:value-type="string">
            <text:p>TSON</text:p>
          </table:table-cell>
          <table:table-cell office:value-type="float" office:value="89210000">
            <text:p>89210000</text:p>
          </table:table-cell>
          <table:table-cell office:value-type="float" office:value="129">
            <text:p>129</text:p>
          </table:table-cell>
          <table:table-cell table:formula="of:=[.B1187]/[.C1187]" office:value-type="float" office:value="691550.387596899">
            <text:p>691550.387596899</text:p>
          </table:table-cell>
          <table:table-cell table:number-columns-repeated="1020"/>
        </table:table-row>
        <table:table-row table:style-name="ro1">
          <table:table-cell office:value-type="string">
            <text:p>NLST</text:p>
          </table:table-cell>
          <table:table-cell office:value-type="float" office:value="90630000">
            <text:p>90630000</text:p>
          </table:table-cell>
          <table:table-cell office:value-type="float" office:value="131">
            <text:p>131</text:p>
          </table:table-cell>
          <table:table-cell table:formula="of:=[.B1188]/[.C1188]" office:value-type="float" office:value="691832.061068702">
            <text:p>691832.061068702</text:p>
          </table:table-cell>
          <table:table-cell table:number-columns-repeated="1020"/>
        </table:table-row>
        <table:table-row table:style-name="ro1">
          <table:table-cell office:value-type="string">
            <text:p>EIX</text:p>
          </table:table-cell>
          <table:table-cell office:value-type="float" office:value="13950000000">
            <text:p>13950000000</text:p>
          </table:table-cell>
          <table:table-cell office:value-type="float" office:value="20117">
            <text:p>20117</text:p>
          </table:table-cell>
          <table:table-cell table:formula="of:=[.B1189]/[.C1189]" office:value-type="float" office:value="693443.356365263">
            <text:p>693443.356365263</text:p>
          </table:table-cell>
          <table:table-cell table:number-columns-repeated="1020"/>
        </table:table-row>
        <table:table-row table:style-name="ro1">
          <table:table-cell office:value-type="string">
            <text:p>MFI</text:p>
          </table:table-cell>
          <table:table-cell office:value-type="float" office:value="93670000">
            <text:p>93670000</text:p>
          </table:table-cell>
          <table:table-cell office:value-type="float" office:value="135">
            <text:p>135</text:p>
          </table:table-cell>
          <table:table-cell table:formula="of:=[.B1190]/[.C1190]" office:value-type="float" office:value="693851.851851852">
            <text:p>693851.851851852</text:p>
          </table:table-cell>
          <table:table-cell table:number-columns-repeated="1020"/>
        </table:table-row>
        <table:table-row table:style-name="ro1">
          <table:table-cell office:value-type="string">
            <text:p>CSTR</text:p>
          </table:table-cell>
          <table:table-cell office:value-type="float" office:value="1860000000">
            <text:p>1860000000</text:p>
          </table:table-cell>
          <table:table-cell office:value-type="float" office:value="2676">
            <text:p>2676</text:p>
          </table:table-cell>
          <table:table-cell table:formula="of:=[.B1191]/[.C1191]" office:value-type="float" office:value="695067.264573991">
            <text:p>695067.264573991</text:p>
          </table:table-cell>
          <table:table-cell table:number-columns-repeated="1020"/>
        </table:table-row>
        <table:table-row table:style-name="ro1">
          <table:table-cell office:value-type="string">
            <text:p>SYMC</text:p>
          </table:table-cell>
          <table:table-cell office:value-type="float" office:value="12940000000">
            <text:p>12940000000</text:p>
          </table:table-cell>
          <table:table-cell office:value-type="float" office:value="18600">
            <text:p>18600</text:p>
          </table:table-cell>
          <table:table-cell table:formula="of:=[.B1192]/[.C1192]" office:value-type="float" office:value="695698.924731183">
            <text:p>695698.924731183</text:p>
          </table:table-cell>
          <table:table-cell table:number-columns-repeated="1020"/>
        </table:table-row>
        <table:table-row table:style-name="ro1">
          <table:table-cell office:value-type="string">
            <text:p>WEBM</text:p>
          </table:table-cell>
          <table:table-cell office:value-type="float" office:value="45990000">
            <text:p>45990000</text:p>
          </table:table-cell>
          <table:table-cell office:value-type="float" office:value="66">
            <text:p>66</text:p>
          </table:table-cell>
          <table:table-cell table:formula="of:=[.B1193]/[.C1193]" office:value-type="float" office:value="696818.181818182">
            <text:p>696818.181818182</text:p>
          </table:table-cell>
          <table:table-cell table:number-columns-repeated="1020"/>
        </table:table-row>
        <table:table-row table:style-name="ro1">
          <table:table-cell office:value-type="string">
            <text:p>CSX</text:p>
          </table:table-cell>
          <table:table-cell office:value-type="float" office:value="21850000000">
            <text:p>21850000000</text:p>
          </table:table-cell>
          <table:table-cell office:value-type="float" office:value="31344">
            <text:p>31344</text:p>
          </table:table-cell>
          <table:table-cell table:formula="of:=[.B1194]/[.C1194]" office:value-type="float" office:value="697103.113833589">
            <text:p>697103.113833589</text:p>
          </table:table-cell>
          <table:table-cell table:number-columns-repeated="1020"/>
        </table:table-row>
        <table:table-row table:style-name="ro1">
          <table:table-cell office:value-type="string">
            <text:p>CUTR</text:p>
          </table:table-cell>
          <table:table-cell office:value-type="float" office:value="130600000">
            <text:p>130600000</text:p>
          </table:table-cell>
          <table:table-cell office:value-type="float" office:value="187">
            <text:p>187</text:p>
          </table:table-cell>
          <table:table-cell table:formula="of:=[.B1195]/[.C1195]" office:value-type="float" office:value="698395.721925134">
            <text:p>698395.721925134</text:p>
          </table:table-cell>
          <table:table-cell table:number-columns-repeated="1020"/>
        </table:table-row>
        <table:table-row table:style-name="ro1">
          <table:table-cell office:value-type="string">
            <text:p>ARRY</text:p>
          </table:table-cell>
          <table:table-cell office:value-type="float" office:value="176040000">
            <text:p>176040000</text:p>
          </table:table-cell>
          <table:table-cell office:value-type="float" office:value="252">
            <text:p>252</text:p>
          </table:table-cell>
          <table:table-cell table:formula="of:=[.B1196]/[.C1196]" office:value-type="float" office:value="698571.428571429">
            <text:p>698571.428571429</text:p>
          </table:table-cell>
          <table:table-cell table:number-columns-repeated="1020"/>
        </table:table-row>
        <table:table-row table:style-name="ro1">
          <table:table-cell office:value-type="string">
            <text:p>EL</text:p>
          </table:table-cell>
          <table:table-cell office:value-type="float" office:value="22620000000">
            <text:p>22620000000</text:p>
          </table:table-cell>
          <table:table-cell office:value-type="float" office:value="32300">
            <text:p>32300</text:p>
          </table:table-cell>
          <table:table-cell table:formula="of:=[.B1197]/[.C1197]" office:value-type="float" office:value="700309.59752322">
            <text:p>700309.59752322</text:p>
          </table:table-cell>
          <table:table-cell table:number-columns-repeated="1020"/>
        </table:table-row>
        <table:table-row table:style-name="ro1">
          <table:table-cell office:value-type="string">
            <text:p>RGCO</text:p>
          </table:table-cell>
          <table:table-cell office:value-type="float" office:value="83390000">
            <text:p>83390000</text:p>
          </table:table-cell>
          <table:table-cell office:value-type="float" office:value="119">
            <text:p>119</text:p>
          </table:table-cell>
          <table:table-cell table:formula="of:=[.B1198]/[.C1198]" office:value-type="float" office:value="700756.302521008">
            <text:p>700756.302521008</text:p>
          </table:table-cell>
          <table:table-cell table:number-columns-repeated="1020"/>
        </table:table-row>
        <table:table-row table:style-name="ro1">
          <table:table-cell office:value-type="string">
            <text:p>INFN</text:p>
          </table:table-cell>
          <table:table-cell office:value-type="float" office:value="829060000">
            <text:p>829060000</text:p>
          </table:table-cell>
          <table:table-cell office:value-type="float" office:value="1181">
            <text:p>1181</text:p>
          </table:table-cell>
          <table:table-cell table:formula="of:=[.B1199]/[.C1199]" office:value-type="float" office:value="701998.306519898">
            <text:p>701998.306519898</text:p>
          </table:table-cell>
          <table:table-cell table:number-columns-repeated="1020"/>
        </table:table-row>
        <table:table-row table:style-name="ro1">
          <table:table-cell office:value-type="string">
            <text:p>MSI</text:p>
          </table:table-cell>
          <table:table-cell office:value-type="float" office:value="16170000000">
            <text:p>16170000000</text:p>
          </table:table-cell>
          <table:table-cell office:value-type="float" office:value="23000">
            <text:p>23000</text:p>
          </table:table-cell>
          <table:table-cell table:formula="of:=[.B1200]/[.C1200]" office:value-type="float" office:value="703043.47826087">
            <text:p>703043.47826087</text:p>
          </table:table-cell>
          <table:table-cell table:number-columns-repeated="1020"/>
        </table:table-row>
        <table:table-row table:style-name="ro1">
          <table:table-cell office:value-type="string">
            <text:p>UNAM</text:p>
          </table:table-cell>
          <table:table-cell office:value-type="float" office:value="61180000">
            <text:p>61180000</text:p>
          </table:table-cell>
          <table:table-cell office:value-type="float" office:value="87">
            <text:p>87</text:p>
          </table:table-cell>
          <table:table-cell table:formula="of:=[.B1201]/[.C1201]" office:value-type="float" office:value="703218.390804598">
            <text:p>703218.390804598</text:p>
          </table:table-cell>
          <table:table-cell table:number-columns-repeated="1020"/>
        </table:table-row>
        <table:table-row table:style-name="ro1">
          <table:table-cell office:value-type="string">
            <text:p>RELL</text:p>
          </table:table-cell>
          <table:table-cell office:value-type="float" office:value="207490000">
            <text:p>207490000</text:p>
          </table:table-cell>
          <table:table-cell office:value-type="float" office:value="295">
            <text:p>295</text:p>
          </table:table-cell>
          <table:table-cell table:formula="of:=[.B1202]/[.C1202]" office:value-type="float" office:value="703355.93220339">
            <text:p>703355.93220339</text:p>
          </table:table-cell>
          <table:table-cell table:number-columns-repeated="1020"/>
        </table:table-row>
        <table:table-row table:style-name="ro1">
          <table:table-cell office:value-type="string">
            <text:p>GIS</text:p>
          </table:table-cell>
          <table:table-cell office:value-type="float" office:value="24620000000">
            <text:p>24620000000</text:p>
          </table:table-cell>
          <table:table-cell office:value-type="float" office:value="35000">
            <text:p>35000</text:p>
          </table:table-cell>
          <table:table-cell table:formula="of:=[.B1203]/[.C1203]" office:value-type="float" office:value="703428.571428572">
            <text:p>703428.571428572</text:p>
          </table:table-cell>
          <table:table-cell table:number-columns-repeated="1020"/>
        </table:table-row>
        <table:table-row table:style-name="ro1">
          <table:table-cell office:value-type="string">
            <text:p>DWA</text:p>
          </table:table-cell>
          <table:table-cell office:value-type="float" office:value="1480000000">
            <text:p>1480000000</text:p>
          </table:table-cell>
          <table:table-cell office:value-type="float" office:value="2100">
            <text:p>2100</text:p>
          </table:table-cell>
          <table:table-cell table:formula="of:=[.B1204]/[.C1204]" office:value-type="float" office:value="704761.904761905">
            <text:p>704761.904761905</text:p>
          </table:table-cell>
          <table:table-cell table:number-columns-repeated="1020"/>
        </table:table-row>
        <table:table-row table:style-name="ro1">
          <table:table-cell office:value-type="string">
            <text:p>ZUMZ</text:p>
          </table:table-cell>
          <table:table-cell office:value-type="float" office:value="981470000">
            <text:p>981470000</text:p>
          </table:table-cell>
          <table:table-cell office:value-type="float" office:value="1380">
            <text:p>1380</text:p>
          </table:table-cell>
          <table:table-cell table:formula="of:=[.B1205]/[.C1205]" office:value-type="float" office:value="711210.144927536">
            <text:p>711210.144927536</text:p>
          </table:table-cell>
          <table:table-cell table:number-columns-repeated="1020"/>
        </table:table-row>
        <table:table-row table:style-name="ro1">
          <table:table-cell office:value-type="string">
            <text:p>BOLT</text:p>
          </table:table-cell>
          <table:table-cell office:value-type="float" office:value="117830000">
            <text:p>117830000</text:p>
          </table:table-cell>
          <table:table-cell office:value-type="float" office:value="165">
            <text:p>165</text:p>
          </table:table-cell>
          <table:table-cell table:formula="of:=[.B1206]/[.C1206]" office:value-type="float" office:value="714121.212121212">
            <text:p>714121.212121212</text:p>
          </table:table-cell>
          <table:table-cell table:number-columns-repeated="1020"/>
        </table:table-row>
        <table:table-row table:style-name="ro1">
          <table:table-cell office:value-type="string">
            <text:p>RECN</text:p>
          </table:table-cell>
          <table:table-cell office:value-type="float" office:value="526250000">
            <text:p>526250000</text:p>
          </table:table-cell>
          <table:table-cell office:value-type="float" office:value="735">
            <text:p>735</text:p>
          </table:table-cell>
          <table:table-cell table:formula="of:=[.B1207]/[.C1207]" office:value-type="float" office:value="715986.394557823">
            <text:p>715986.394557823</text:p>
          </table:table-cell>
          <table:table-cell table:number-columns-repeated="1020"/>
        </table:table-row>
        <table:table-row table:style-name="ro1">
          <table:table-cell office:value-type="string">
            <text:p>WWAY</text:p>
          </table:table-cell>
          <table:table-cell office:value-type="float" office:value="351750000">
            <text:p>351750000</text:p>
          </table:table-cell>
          <table:table-cell office:value-type="float" office:value="491">
            <text:p>491</text:p>
          </table:table-cell>
          <table:table-cell table:formula="of:=[.B1208]/[.C1208]" office:value-type="float" office:value="716395.112016293">
            <text:p>716395.112016293</text:p>
          </table:table-cell>
          <table:table-cell table:number-columns-repeated="1020"/>
        </table:table-row>
        <table:table-row table:style-name="ro1">
          <table:table-cell office:value-type="string">
            <text:p>PTNT</text:p>
          </table:table-cell>
          <table:table-cell office:value-type="float" office:value="50300000">
            <text:p>50300000</text:p>
          </table:table-cell>
          <table:table-cell office:value-type="float" office:value="70">
            <text:p>70</text:p>
          </table:table-cell>
          <table:table-cell table:formula="of:=[.B1209]/[.C1209]" office:value-type="float" office:value="718571.428571429">
            <text:p>718571.428571429</text:p>
          </table:table-cell>
          <table:table-cell table:number-columns-repeated="1020"/>
        </table:table-row>
        <table:table-row table:style-name="ro1">
          <table:table-cell office:value-type="string">
            <text:p>RBCAA</text:p>
          </table:table-cell>
          <table:table-cell office:value-type="float" office:value="510580000">
            <text:p>510580000</text:p>
          </table:table-cell>
          <table:table-cell office:value-type="float" office:value="710">
            <text:p>710</text:p>
          </table:table-cell>
          <table:table-cell table:formula="of:=[.B1210]/[.C1210]" office:value-type="float" office:value="719126.76056338">
            <text:p>719126.76056338</text:p>
          </table:table-cell>
          <table:table-cell table:number-columns-repeated="1020"/>
        </table:table-row>
        <table:table-row table:style-name="ro1">
          <table:table-cell office:value-type="string">
            <text:p>SOMX</text:p>
          </table:table-cell>
          <table:table-cell office:value-type="float" office:value="28790000">
            <text:p>28790000</text:p>
          </table:table-cell>
          <table:table-cell office:value-type="float" office:value="40">
            <text:p>40</text:p>
          </table:table-cell>
          <table:table-cell table:formula="of:=[.B1211]/[.C1211]" office:value-type="float" office:value="719750">
            <text:p>719750</text:p>
          </table:table-cell>
          <table:table-cell table:number-columns-repeated="1020"/>
        </table:table-row>
        <table:table-row table:style-name="ro1">
          <table:table-cell office:value-type="string">
            <text:p>PEIX</text:p>
          </table:table-cell>
          <table:table-cell office:value-type="float" office:value="104410000">
            <text:p>104410000</text:p>
          </table:table-cell>
          <table:table-cell office:value-type="float" office:value="145">
            <text:p>145</text:p>
          </table:table-cell>
          <table:table-cell table:formula="of:=[.B1212]/[.C1212]" office:value-type="float" office:value="720068.965517241">
            <text:p>720068.965517241</text:p>
          </table:table-cell>
          <table:table-cell table:number-columns-repeated="1020"/>
        </table:table-row>
        <table:table-row table:style-name="ro1">
          <table:table-cell office:value-type="string">
            <text:p>SCSC</text:p>
          </table:table-cell>
          <table:table-cell office:value-type="float" office:value="986800000">
            <text:p>986800000</text:p>
          </table:table-cell>
          <table:table-cell office:value-type="float" office:value="1370">
            <text:p>1370</text:p>
          </table:table-cell>
          <table:table-cell table:formula="of:=[.B1213]/[.C1213]" office:value-type="float" office:value="720291.97080292">
            <text:p>720291.97080292</text:p>
          </table:table-cell>
          <table:table-cell table:number-columns-repeated="1020"/>
        </table:table-row>
        <table:table-row table:style-name="ro1">
          <table:table-cell office:value-type="string">
            <text:p>SCOR</text:p>
          </table:table-cell>
          <table:table-cell office:value-type="float" office:value="730530000">
            <text:p>730530000</text:p>
          </table:table-cell>
          <table:table-cell office:value-type="float" office:value="1012">
            <text:p>1012</text:p>
          </table:table-cell>
          <table:table-cell table:formula="of:=[.B1214]/[.C1214]" office:value-type="float" office:value="721867.588932806">
            <text:p>721867.588932806</text:p>
          </table:table-cell>
          <table:table-cell table:number-columns-repeated="1020"/>
        </table:table-row>
        <table:table-row table:style-name="ro1">
          <table:table-cell office:value-type="string">
            <text:p>GAS</text:p>
          </table:table-cell>
          <table:table-cell office:value-type="float" office:value="4620000000">
            <text:p>4620000000</text:p>
          </table:table-cell>
          <table:table-cell office:value-type="float" office:value="6400">
            <text:p>6400</text:p>
          </table:table-cell>
          <table:table-cell table:formula="of:=[.B1215]/[.C1215]" office:value-type="float" office:value="721875">
            <text:p>721875</text:p>
          </table:table-cell>
          <table:table-cell table:number-columns-repeated="1020"/>
        </table:table-row>
        <table:table-row table:style-name="ro1">
          <table:table-cell office:value-type="string">
            <text:p>MMM</text:p>
          </table:table-cell>
          <table:table-cell office:value-type="float" office:value="60790000000">
            <text:p>60790000000</text:p>
          </table:table-cell>
          <table:table-cell office:value-type="float" office:value="84198">
            <text:p>84198</text:p>
          </table:table-cell>
          <table:table-cell table:formula="of:=[.B1216]/[.C1216]" office:value-type="float" office:value="721988.645811064">
            <text:p>721988.645811064</text:p>
          </table:table-cell>
          <table:table-cell table:number-columns-repeated="1020"/>
        </table:table-row>
        <table:table-row table:style-name="ro1">
          <table:table-cell office:value-type="string">
            <text:p>ATRC</text:p>
          </table:table-cell>
          <table:table-cell office:value-type="float" office:value="158900000">
            <text:p>158900000</text:p>
          </table:table-cell>
          <table:table-cell office:value-type="float" office:value="220">
            <text:p>220</text:p>
          </table:table-cell>
          <table:table-cell table:formula="of:=[.B1217]/[.C1217]" office:value-type="float" office:value="722272.727272727">
            <text:p>722272.727272727</text:p>
          </table:table-cell>
          <table:table-cell table:number-columns-repeated="1020"/>
        </table:table-row>
        <table:table-row table:style-name="ro1">
          <table:table-cell office:value-type="string">
            <text:p>RENT</text:p>
          </table:table-cell>
          <table:table-cell office:value-type="float" office:value="221890000">
            <text:p>221890000</text:p>
          </table:table-cell>
          <table:table-cell office:value-type="float" office:value="307">
            <text:p>307</text:p>
          </table:table-cell>
          <table:table-cell table:formula="of:=[.B1218]/[.C1218]" office:value-type="float" office:value="722768.729641694">
            <text:p>722768.729641694</text:p>
          </table:table-cell>
          <table:table-cell table:number-columns-repeated="1020"/>
        </table:table-row>
        <table:table-row table:style-name="ro1">
          <table:table-cell office:value-type="string">
            <text:p>SPRD</text:p>
          </table:table-cell>
          <table:table-cell office:value-type="float" office:value="663270000">
            <text:p>663270000</text:p>
          </table:table-cell>
          <table:table-cell office:value-type="float" office:value="917">
            <text:p>917</text:p>
          </table:table-cell>
          <table:table-cell table:formula="of:=[.B1219]/[.C1219]" office:value-type="float" office:value="723304.252998909">
            <text:p>723304.252998909</text:p>
          </table:table-cell>
          <table:table-cell table:number-columns-repeated="1020"/>
        </table:table-row>
        <table:table-row table:style-name="ro1">
          <table:table-cell office:value-type="string">
            <text:p>HARL</text:p>
          </table:table-cell>
          <table:table-cell office:value-type="float" office:value="61620000">
            <text:p>61620000</text:p>
          </table:table-cell>
          <table:table-cell office:value-type="float" office:value="85">
            <text:p>85</text:p>
          </table:table-cell>
          <table:table-cell table:formula="of:=[.B1220]/[.C1220]" office:value-type="float" office:value="724941.176470588">
            <text:p>724941.176470588</text:p>
          </table:table-cell>
          <table:table-cell table:number-columns-repeated="1020"/>
        </table:table-row>
        <table:table-row table:style-name="ro1">
          <table:table-cell office:value-type="string">
            <text:p>MRLN</text:p>
          </table:table-cell>
          <table:table-cell office:value-type="float" office:value="175520000">
            <text:p>175520000</text:p>
          </table:table-cell>
          <table:table-cell office:value-type="float" office:value="242">
            <text:p>242</text:p>
          </table:table-cell>
          <table:table-cell table:formula="of:=[.B1221]/[.C1221]" office:value-type="float" office:value="725289.256198347">
            <text:p>725289.256198347</text:p>
          </table:table-cell>
          <table:table-cell table:number-columns-repeated="1020"/>
        </table:table-row>
        <table:table-row table:style-name="ro1">
          <table:table-cell office:value-type="string">
            <text:p>AMIC</text:p>
          </table:table-cell>
          <table:table-cell office:value-type="float" office:value="37930000">
            <text:p>37930000</text:p>
          </table:table-cell>
          <table:table-cell office:value-type="float" office:value="52">
            <text:p>52</text:p>
          </table:table-cell>
          <table:table-cell table:formula="of:=[.B1222]/[.C1222]" office:value-type="float" office:value="729423.076923077">
            <text:p>729423.076923077</text:p>
          </table:table-cell>
          <table:table-cell table:number-columns-repeated="1020"/>
        </table:table-row>
        <table:table-row table:style-name="ro1">
          <table:table-cell office:value-type="string">
            <text:p>CREE</text:p>
          </table:table-cell>
          <table:table-cell office:value-type="float" office:value="3470000000">
            <text:p>3470000000</text:p>
          </table:table-cell>
          <table:table-cell office:value-type="float" office:value="4753">
            <text:p>4753</text:p>
          </table:table-cell>
          <table:table-cell table:formula="of:=[.B1223]/[.C1223]" office:value-type="float" office:value="730065.221965075">
            <text:p>730065.221965075</text:p>
          </table:table-cell>
          <table:table-cell table:number-columns-repeated="1020"/>
        </table:table-row>
        <table:table-row table:style-name="ro1">
          <table:table-cell office:value-type="string">
            <text:p>HCII</text:p>
          </table:table-cell>
          <table:table-cell office:value-type="float" office:value="67990000">
            <text:p>67990000</text:p>
          </table:table-cell>
          <table:table-cell office:value-type="float" office:value="93">
            <text:p>93</text:p>
          </table:table-cell>
          <table:table-cell table:formula="of:=[.B1224]/[.C1224]" office:value-type="float" office:value="731075.268817204">
            <text:p>731075.268817204</text:p>
          </table:table-cell>
          <table:table-cell table:number-columns-repeated="1020"/>
        </table:table-row>
        <table:table-row table:style-name="ro1">
          <table:table-cell office:value-type="string">
            <text:p>EA</text:p>
          </table:table-cell>
          <table:table-cell office:value-type="float" office:value="5560000000">
            <text:p>5560000000</text:p>
          </table:table-cell>
          <table:table-cell office:value-type="float" office:value="7600">
            <text:p>7600</text:p>
          </table:table-cell>
          <table:table-cell table:formula="of:=[.B1225]/[.C1225]" office:value-type="float" office:value="731578.947368421">
            <text:p>731578.947368421</text:p>
          </table:table-cell>
          <table:table-cell table:number-columns-repeated="1020"/>
        </table:table-row>
        <table:table-row table:style-name="ro1">
          <table:table-cell office:value-type="string">
            <text:p>EMN</text:p>
          </table:table-cell>
          <table:table-cell office:value-type="float" office:value="7330000000">
            <text:p>7330000000</text:p>
          </table:table-cell>
          <table:table-cell office:value-type="float" office:value="10000">
            <text:p>10000</text:p>
          </table:table-cell>
          <table:table-cell table:formula="of:=[.B1226]/[.C1226]" office:value-type="float" office:value="733000">
            <text:p>733000</text:p>
          </table:table-cell>
          <table:table-cell table:number-columns-repeated="1020"/>
        </table:table-row>
        <table:table-row table:style-name="ro1">
          <table:table-cell office:value-type="string">
            <text:p>HAYN</text:p>
          </table:table-cell>
          <table:table-cell office:value-type="float" office:value="777830000">
            <text:p>777830000</text:p>
          </table:table-cell>
          <table:table-cell office:value-type="float" office:value="1057">
            <text:p>1057</text:p>
          </table:table-cell>
          <table:table-cell table:formula="of:=[.B1227]/[.C1227]" office:value-type="float" office:value="735884.578997162">
            <text:p>735884.578997162</text:p>
          </table:table-cell>
          <table:table-cell table:number-columns-repeated="1020"/>
        </table:table-row>
        <table:table-row table:style-name="ro1">
          <table:table-cell office:value-type="string">
            <text:p>GSAT</text:p>
          </table:table-cell>
          <table:table-cell office:value-type="float" office:value="238270000">
            <text:p>238270000</text:p>
          </table:table-cell>
          <table:table-cell office:value-type="float" office:value="322">
            <text:p>322</text:p>
          </table:table-cell>
          <table:table-cell table:formula="of:=[.B1228]/[.C1228]" office:value-type="float" office:value="739968.944099379">
            <text:p>739968.944099379</text:p>
          </table:table-cell>
          <table:table-cell table:number-columns-repeated="1020"/>
        </table:table-row>
        <table:table-row table:style-name="ro1">
          <table:table-cell office:value-type="string">
            <text:p>NSC</text:p>
          </table:table-cell>
          <table:table-cell office:value-type="float" office:value="22480000000">
            <text:p>22480000000</text:p>
          </table:table-cell>
          <table:table-cell office:value-type="float" office:value="30329">
            <text:p>30329</text:p>
          </table:table-cell>
          <table:table-cell table:formula="of:=[.B1229]/[.C1229]" office:value-type="float" office:value="741204.787497115">
            <text:p>741204.787497115</text:p>
          </table:table-cell>
          <table:table-cell table:number-columns-repeated="1020"/>
        </table:table-row>
        <table:table-row table:style-name="ro1">
          <table:table-cell office:value-type="string">
            <text:p>PNFP</text:p>
          </table:table-cell>
          <table:table-cell office:value-type="float" office:value="553840000">
            <text:p>553840000</text:p>
          </table:table-cell>
          <table:table-cell office:value-type="float" office:value="747">
            <text:p>747</text:p>
          </table:table-cell>
          <table:table-cell table:formula="of:=[.B1230]/[.C1230]" office:value-type="float" office:value="741419.009370817">
            <text:p>741419.009370817</text:p>
          </table:table-cell>
          <table:table-cell table:number-columns-repeated="1020"/>
        </table:table-row>
        <table:table-row table:style-name="ro1">
          <table:table-cell office:value-type="string">
            <text:p>GAGA</text:p>
          </table:table-cell>
          <table:table-cell office:value-type="float" office:value="225920000">
            <text:p>225920000</text:p>
          </table:table-cell>
          <table:table-cell office:value-type="float" office:value="304">
            <text:p>304</text:p>
          </table:table-cell>
          <table:table-cell table:formula="of:=[.B1231]/[.C1231]" office:value-type="float" office:value="743157.894736842">
            <text:p>743157.894736842</text:p>
          </table:table-cell>
          <table:table-cell table:number-columns-repeated="1020"/>
        </table:table-row>
        <table:table-row table:style-name="ro1">
          <table:table-cell office:value-type="string">
            <text:p>TIGR</text:p>
          </table:table-cell>
          <table:table-cell office:value-type="float" office:value="64780000">
            <text:p>64780000</text:p>
          </table:table-cell>
          <table:table-cell office:value-type="float" office:value="87">
            <text:p>87</text:p>
          </table:table-cell>
          <table:table-cell table:formula="of:=[.B1232]/[.C1232]" office:value-type="float" office:value="744597.701149425">
            <text:p>744597.701149425</text:p>
          </table:table-cell>
          <table:table-cell table:number-columns-repeated="1020"/>
        </table:table-row>
        <table:table-row table:style-name="ro1">
          <table:table-cell office:value-type="string">
            <text:p>ARNA</text:p>
          </table:table-cell>
          <table:table-cell office:value-type="float" office:value="261380000">
            <text:p>261380000</text:p>
          </table:table-cell>
          <table:table-cell office:value-type="float" office:value="351">
            <text:p>351</text:p>
          </table:table-cell>
          <table:table-cell table:formula="of:=[.B1233]/[.C1233]" office:value-type="float" office:value="744672.364672365">
            <text:p>744672.364672365</text:p>
          </table:table-cell>
          <table:table-cell table:number-columns-repeated="1020"/>
        </table:table-row>
        <table:table-row table:style-name="ro1">
          <table:table-cell office:value-type="string">
            <text:p>COF</text:p>
          </table:table-cell>
          <table:table-cell office:value-type="float" office:value="22770000000">
            <text:p>22770000000</text:p>
          </table:table-cell>
          <table:table-cell office:value-type="float" office:value="30500">
            <text:p>30500</text:p>
          </table:table-cell>
          <table:table-cell table:formula="of:=[.B1234]/[.C1234]" office:value-type="float" office:value="746557.37704918">
            <text:p>746557.37704918</text:p>
          </table:table-cell>
          <table:table-cell table:number-columns-repeated="1020"/>
        </table:table-row>
        <table:table-row table:style-name="ro1">
          <table:table-cell office:value-type="string">
            <text:p>REIS</text:p>
          </table:table-cell>
          <table:table-cell office:value-type="float" office:value="106090000">
            <text:p>106090000</text:p>
          </table:table-cell>
          <table:table-cell office:value-type="float" office:value="142">
            <text:p>142</text:p>
          </table:table-cell>
          <table:table-cell table:formula="of:=[.B1235]/[.C1235]" office:value-type="float" office:value="747112.676056338">
            <text:p>747112.676056338</text:p>
          </table:table-cell>
          <table:table-cell table:number-columns-repeated="1020"/>
        </table:table-row>
        <table:table-row table:style-name="ro1">
          <table:table-cell office:value-type="string">
            <text:p>HP</text:p>
          </table:table-cell>
          <table:table-cell office:value-type="float" office:value="6530000000">
            <text:p>6530000000</text:p>
          </table:table-cell>
          <table:table-cell office:value-type="float" office:value="8707">
            <text:p>8707</text:p>
          </table:table-cell>
          <table:table-cell table:formula="of:=[.B1236]/[.C1236]" office:value-type="float" office:value="749971.287469852">
            <text:p>749971.287469852</text:p>
          </table:table-cell>
          <table:table-cell table:number-columns-repeated="1020"/>
        </table:table-row>
        <table:table-row table:style-name="ro1">
          <table:table-cell office:value-type="string">
            <text:p>MKC</text:p>
          </table:table-cell>
          <table:table-cell office:value-type="float" office:value="6760000000">
            <text:p>6760000000</text:p>
          </table:table-cell>
          <table:table-cell office:value-type="float" office:value="9000">
            <text:p>9000</text:p>
          </table:table-cell>
          <table:table-cell table:formula="of:=[.B1237]/[.C1237]" office:value-type="float" office:value="751111.111111111">
            <text:p>751111.111111111</text:p>
          </table:table-cell>
          <table:table-cell table:number-columns-repeated="1020"/>
        </table:table-row>
        <table:table-row table:style-name="ro1">
          <table:table-cell office:value-type="string">
            <text:p>EPIQ</text:p>
          </table:table-cell>
          <table:table-cell office:value-type="float" office:value="413540000">
            <text:p>413540000</text:p>
          </table:table-cell>
          <table:table-cell office:value-type="float" office:value="550">
            <text:p>550</text:p>
          </table:table-cell>
          <table:table-cell table:formula="of:=[.B1238]/[.C1238]" office:value-type="float" office:value="751890.909090909">
            <text:p>751890.909090909</text:p>
          </table:table-cell>
          <table:table-cell table:number-columns-repeated="1020"/>
        </table:table-row>
        <table:table-row table:style-name="ro1">
          <table:table-cell office:value-type="string">
            <text:p>SAPX</text:p>
          </table:table-cell>
          <table:table-cell office:value-type="float" office:value="7570000">
            <text:p>7570000</text:p>
          </table:table-cell>
          <table:table-cell office:value-type="float" office:value="10">
            <text:p>10</text:p>
          </table:table-cell>
          <table:table-cell table:formula="of:=[.B1239]/[.C1239]" office:value-type="float" office:value="757000">
            <text:p>757000</text:p>
          </table:table-cell>
          <table:table-cell table:number-columns-repeated="1020"/>
        </table:table-row>
        <table:table-row table:style-name="ro1">
          <table:table-cell office:value-type="string">
            <text:p>TRV</text:p>
          </table:table-cell>
          <table:table-cell office:value-type="float" office:value="22790000000">
            <text:p>22790000000</text:p>
          </table:table-cell>
          <table:table-cell office:value-type="float" office:value="30000">
            <text:p>30000</text:p>
          </table:table-cell>
          <table:table-cell table:formula="of:=[.B1240]/[.C1240]" office:value-type="float" office:value="759666.666666667">
            <text:p>759666.666666667</text:p>
          </table:table-cell>
          <table:table-cell table:number-columns-repeated="1020"/>
        </table:table-row>
        <table:table-row table:style-name="ro1">
          <table:table-cell office:value-type="string">
            <text:p>JVA</text:p>
          </table:table-cell>
          <table:table-cell office:value-type="float" office:value="52440000">
            <text:p>52440000</text:p>
          </table:table-cell>
          <table:table-cell office:value-type="float" office:value="69">
            <text:p>69</text:p>
          </table:table-cell>
          <table:table-cell table:formula="of:=[.B1241]/[.C1241]" office:value-type="float" office:value="760000">
            <text:p>760000</text:p>
          </table:table-cell>
          <table:table-cell table:number-columns-repeated="1020"/>
        </table:table-row>
        <table:table-row table:style-name="ro1">
          <table:table-cell office:value-type="string">
            <text:p>VRML</text:p>
          </table:table-cell>
          <table:table-cell office:value-type="float" office:value="19910000">
            <text:p>19910000</text:p>
          </table:table-cell>
          <table:table-cell office:value-type="float" office:value="26">
            <text:p>26</text:p>
          </table:table-cell>
          <table:table-cell table:formula="of:=[.B1242]/[.C1242]" office:value-type="float" office:value="765769.230769231">
            <text:p>765769.230769231</text:p>
          </table:table-cell>
          <table:table-cell table:number-columns-repeated="1020"/>
        </table:table-row>
        <table:table-row table:style-name="ro1">
          <table:table-cell office:value-type="string">
            <text:p>CXDC</text:p>
          </table:table-cell>
          <table:table-cell office:value-type="float" office:value="230030000">
            <text:p>230030000</text:p>
          </table:table-cell>
          <table:table-cell office:value-type="float" office:value="300">
            <text:p>300</text:p>
          </table:table-cell>
          <table:table-cell table:formula="of:=[.B1243]/[.C1243]" office:value-type="float" office:value="766766.666666667">
            <text:p>766766.666666667</text:p>
          </table:table-cell>
          <table:table-cell table:number-columns-repeated="1020"/>
        </table:table-row>
        <table:table-row table:style-name="ro1">
          <table:table-cell office:value-type="string">
            <text:p>AMSWA</text:p>
          </table:table-cell>
          <table:table-cell office:value-type="float" office:value="246810000">
            <text:p>246810000</text:p>
          </table:table-cell>
          <table:table-cell office:value-type="float" office:value="320">
            <text:p>320</text:p>
          </table:table-cell>
          <table:table-cell table:formula="of:=[.B1244]/[.C1244]" office:value-type="float" office:value="771281.25">
            <text:p>771281.25</text:p>
          </table:table-cell>
          <table:table-cell table:number-columns-repeated="1020"/>
        </table:table-row>
        <table:table-row table:style-name="ro1">
          <table:table-cell office:value-type="string">
            <text:p>CCMP</text:p>
          </table:table-cell>
          <table:table-cell office:value-type="float" office:value="791380000">
            <text:p>791380000</text:p>
          </table:table-cell>
          <table:table-cell office:value-type="float" office:value="1025">
            <text:p>1025</text:p>
          </table:table-cell>
          <table:table-cell table:formula="of:=[.B1245]/[.C1245]" office:value-type="float" office:value="772078.048780488">
            <text:p>772078.048780488</text:p>
          </table:table-cell>
          <table:table-cell table:number-columns-repeated="1020"/>
        </table:table-row>
        <table:table-row table:style-name="ro1">
          <table:table-cell office:value-type="string">
            <text:p>DWCH</text:p>
          </table:table-cell>
          <table:table-cell office:value-type="float" office:value="84210000">
            <text:p>84210000</text:p>
          </table:table-cell>
          <table:table-cell office:value-type="float" office:value="109">
            <text:p>109</text:p>
          </table:table-cell>
          <table:table-cell table:formula="of:=[.B1246]/[.C1246]" office:value-type="float" office:value="772568.80733945">
            <text:p>772568.80733945</text:p>
          </table:table-cell>
          <table:table-cell table:number-columns-repeated="1020"/>
        </table:table-row>
        <table:table-row table:style-name="ro1">
          <table:table-cell office:value-type="string">
            <text:p>PBIP</text:p>
          </table:table-cell>
          <table:table-cell office:value-type="float" office:value="51220000">
            <text:p>51220000</text:p>
          </table:table-cell>
          <table:table-cell office:value-type="float" office:value="66">
            <text:p>66</text:p>
          </table:table-cell>
          <table:table-cell table:formula="of:=[.B1247]/[.C1247]" office:value-type="float" office:value="776060.606060606">
            <text:p>776060.606060606</text:p>
          </table:table-cell>
          <table:table-cell table:number-columns-repeated="1020"/>
        </table:table-row>
        <table:table-row table:style-name="ro1">
          <table:table-cell office:value-type="string">
            <text:p>NPBC</text:p>
          </table:table-cell>
          <table:table-cell office:value-type="float" office:value="1310000000">
            <text:p>1310000000</text:p>
          </table:table-cell>
          <table:table-cell office:value-type="float" office:value="1688">
            <text:p>1688</text:p>
          </table:table-cell>
          <table:table-cell table:formula="of:=[.B1248]/[.C1248]" office:value-type="float" office:value="776066.3507109">
            <text:p>776066.3507109</text:p>
          </table:table-cell>
          <table:table-cell table:number-columns-repeated="1020"/>
        </table:table-row>
        <table:table-row table:style-name="ro1">
          <table:table-cell office:value-type="string">
            <text:p>USAT</text:p>
          </table:table-cell>
          <table:table-cell office:value-type="float" office:value="32650000">
            <text:p>32650000</text:p>
          </table:table-cell>
          <table:table-cell office:value-type="float" office:value="42">
            <text:p>42</text:p>
          </table:table-cell>
          <table:table-cell table:formula="of:=[.B1249]/[.C1249]" office:value-type="float" office:value="777380.952380952">
            <text:p>777380.952380952</text:p>
          </table:table-cell>
          <table:table-cell table:number-columns-repeated="1020"/>
        </table:table-row>
        <table:table-row table:style-name="ro1">
          <table:table-cell office:value-type="string">
            <text:p>HELE</text:p>
          </table:table-cell>
          <table:table-cell office:value-type="float" office:value="1030000000">
            <text:p>1030000000</text:p>
          </table:table-cell>
          <table:table-cell office:value-type="float" office:value="1317">
            <text:p>1317</text:p>
          </table:table-cell>
          <table:table-cell table:formula="of:=[.B1250]/[.C1250]" office:value-type="float" office:value="782080.485952923">
            <text:p>782080.485952923</text:p>
          </table:table-cell>
          <table:table-cell table:number-columns-repeated="1020"/>
        </table:table-row>
        <table:table-row table:style-name="ro1">
          <table:table-cell office:value-type="string">
            <text:p>LORL</text:p>
          </table:table-cell>
          <table:table-cell office:value-type="float" office:value="2270000000">
            <text:p>2270000000</text:p>
          </table:table-cell>
          <table:table-cell office:value-type="float" office:value="2900">
            <text:p>2900</text:p>
          </table:table-cell>
          <table:table-cell table:formula="of:=[.B1251]/[.C1251]" office:value-type="float" office:value="782758.620689655">
            <text:p>782758.620689655</text:p>
          </table:table-cell>
          <table:table-cell table:number-columns-repeated="1020"/>
        </table:table-row>
        <table:table-row table:style-name="ro1">
          <table:table-cell office:value-type="string">
            <text:p>DOW</text:p>
          </table:table-cell>
          <table:table-cell office:value-type="float" office:value="40540000000">
            <text:p>40540000000</text:p>
          </table:table-cell>
          <table:table-cell office:value-type="float" office:value="51705">
            <text:p>51705</text:p>
          </table:table-cell>
          <table:table-cell table:formula="of:=[.B1252]/[.C1252]" office:value-type="float" office:value="784063.436804951">
            <text:p>784063.436804951</text:p>
          </table:table-cell>
          <table:table-cell table:number-columns-repeated="1020"/>
        </table:table-row>
        <table:table-row table:style-name="ro1">
          <table:table-cell office:value-type="string">
            <text:p>MBLX</text:p>
          </table:table-cell>
          <table:table-cell office:value-type="float" office:value="91080000">
            <text:p>91080000</text:p>
          </table:table-cell>
          <table:table-cell office:value-type="float" office:value="116">
            <text:p>116</text:p>
          </table:table-cell>
          <table:table-cell table:formula="of:=[.B1253]/[.C1253]" office:value-type="float" office:value="785172.413793103">
            <text:p>785172.413793103</text:p>
          </table:table-cell>
          <table:table-cell table:number-columns-repeated="1020"/>
        </table:table-row>
        <table:table-row table:style-name="ro1">
          <table:table-cell office:value-type="string">
            <text:p>IDSY</text:p>
          </table:table-cell>
          <table:table-cell office:value-type="float" office:value="67740000">
            <text:p>67740000</text:p>
          </table:table-cell>
          <table:table-cell office:value-type="float" office:value="86">
            <text:p>86</text:p>
          </table:table-cell>
          <table:table-cell table:formula="of:=[.B1254]/[.C1254]" office:value-type="float" office:value="787674.418604651">
            <text:p>787674.418604651</text:p>
          </table:table-cell>
          <table:table-cell table:number-columns-repeated="1020"/>
        </table:table-row>
        <table:table-row table:style-name="ro1">
          <table:table-cell office:value-type="string">
            <text:p>ETR</text:p>
          </table:table-cell>
          <table:table-cell office:value-type="float" office:value="11840000000">
            <text:p>11840000000</text:p>
          </table:table-cell>
          <table:table-cell office:value-type="float" office:value="15000">
            <text:p>15000</text:p>
          </table:table-cell>
          <table:table-cell table:formula="of:=[.B1255]/[.C1255]" office:value-type="float" office:value="789333.333333333">
            <text:p>789333.333333333</text:p>
          </table:table-cell>
          <table:table-cell table:number-columns-repeated="1020"/>
        </table:table-row>
        <table:table-row table:style-name="ro1">
          <table:table-cell office:value-type="string">
            <text:p>AVAV</text:p>
          </table:table-cell>
          <table:table-cell office:value-type="float" office:value="606320000">
            <text:p>606320000</text:p>
          </table:table-cell>
          <table:table-cell office:value-type="float" office:value="768">
            <text:p>768</text:p>
          </table:table-cell>
          <table:table-cell table:formula="of:=[.B1256]/[.C1256]" office:value-type="float" office:value="789479.166666667">
            <text:p>789479.166666667</text:p>
          </table:table-cell>
          <table:table-cell table:number-columns-repeated="1020"/>
        </table:table-row>
        <table:table-row table:style-name="ro1">
          <table:table-cell office:value-type="string">
            <text:p>PARL</text:p>
          </table:table-cell>
          <table:table-cell office:value-type="float" office:value="107170000">
            <text:p>107170000</text:p>
          </table:table-cell>
          <table:table-cell office:value-type="float" office:value="135">
            <text:p>135</text:p>
          </table:table-cell>
          <table:table-cell table:formula="of:=[.B1257]/[.C1257]" office:value-type="float" office:value="793851.851851852">
            <text:p>793851.851851852</text:p>
          </table:table-cell>
          <table:table-cell table:number-columns-repeated="1020"/>
        </table:table-row>
        <table:table-row table:style-name="ro1">
          <table:table-cell office:value-type="string">
            <text:p>CHEF</text:p>
          </table:table-cell>
          <table:table-cell office:value-type="float" office:value="431680000">
            <text:p>431680000</text:p>
          </table:table-cell>
          <table:table-cell office:value-type="float" office:value="543">
            <text:p>543</text:p>
          </table:table-cell>
          <table:table-cell table:formula="of:=[.B1258]/[.C1258]" office:value-type="float" office:value="794990.791896869">
            <text:p>794990.791896869</text:p>
          </table:table-cell>
          <table:table-cell table:number-columns-repeated="1020"/>
        </table:table-row>
        <table:table-row table:style-name="ro1">
          <table:table-cell office:value-type="string">
            <text:p>IMRS</text:p>
          </table:table-cell>
          <table:table-cell office:value-type="float" office:value="123010000">
            <text:p>123010000</text:p>
          </table:table-cell>
          <table:table-cell office:value-type="float" office:value="154">
            <text:p>154</text:p>
          </table:table-cell>
          <table:table-cell table:formula="of:=[.B1259]/[.C1259]" office:value-type="float" office:value="798766.233766234">
            <text:p>798766.233766234</text:p>
          </table:table-cell>
          <table:table-cell table:number-columns-repeated="1020"/>
        </table:table-row>
        <table:table-row table:style-name="ro1">
          <table:table-cell office:value-type="string">
            <text:p>LLNW</text:p>
          </table:table-cell>
          <table:table-cell office:value-type="float" office:value="385040000">
            <text:p>385040000</text:p>
          </table:table-cell>
          <table:table-cell office:value-type="float" office:value="482">
            <text:p>482</text:p>
          </table:table-cell>
          <table:table-cell table:formula="of:=[.B1260]/[.C1260]" office:value-type="float" office:value="798838.174273859">
            <text:p>798838.174273859</text:p>
          </table:table-cell>
          <table:table-cell table:number-columns-repeated="1020"/>
        </table:table-row>
        <table:table-row table:style-name="ro1">
          <table:table-cell office:value-type="string">
            <text:p>NSPH</text:p>
          </table:table-cell>
          <table:table-cell office:value-type="float" office:value="92100000">
            <text:p>92100000</text:p>
          </table:table-cell>
          <table:table-cell office:value-type="float" office:value="115">
            <text:p>115</text:p>
          </table:table-cell>
          <table:table-cell table:formula="of:=[.B1261]/[.C1261]" office:value-type="float" office:value="800869.565217391">
            <text:p>800869.565217391</text:p>
          </table:table-cell>
          <table:table-cell table:number-columns-repeated="1020"/>
        </table:table-row>
        <table:table-row table:style-name="ro1">
          <table:table-cell office:value-type="string">
            <text:p>ACFN</text:p>
          </table:table-cell>
          <table:table-cell office:value-type="float" office:value="142580000">
            <text:p>142580000</text:p>
          </table:table-cell>
          <table:table-cell office:value-type="float" office:value="178">
            <text:p>178</text:p>
          </table:table-cell>
          <table:table-cell table:formula="of:=[.B1262]/[.C1262]" office:value-type="float" office:value="801011.235955056">
            <text:p>801011.235955056</text:p>
          </table:table-cell>
          <table:table-cell table:number-columns-repeated="1020"/>
        </table:table-row>
        <table:table-row table:style-name="ro1">
          <table:table-cell office:value-type="string">
            <text:p>OTEX</text:p>
          </table:table-cell>
          <table:table-cell office:value-type="float" office:value="3540000000">
            <text:p>3540000000</text:p>
          </table:table-cell>
          <table:table-cell office:value-type="float" office:value="4410">
            <text:p>4410</text:p>
          </table:table-cell>
          <table:table-cell table:formula="of:=[.B1263]/[.C1263]" office:value-type="float" office:value="802721.088435374">
            <text:p>802721.088435374</text:p>
          </table:table-cell>
          <table:table-cell table:number-columns-repeated="1020"/>
        </table:table-row>
        <table:table-row table:style-name="ro1">
          <table:table-cell office:value-type="string">
            <text:p>KCLI</text:p>
          </table:table-cell>
          <table:table-cell office:value-type="float" office:value="358500000">
            <text:p>358500000</text:p>
          </table:table-cell>
          <table:table-cell office:value-type="float" office:value="446">
            <text:p>446</text:p>
          </table:table-cell>
          <table:table-cell table:formula="of:=[.B1264]/[.C1264]" office:value-type="float" office:value="803811.659192825">
            <text:p>803811.659192825</text:p>
          </table:table-cell>
          <table:table-cell table:number-columns-repeated="1020"/>
        </table:table-row>
        <table:table-row table:style-name="ro1">
          <table:table-cell office:value-type="string">
            <text:p>SRE</text:p>
          </table:table-cell>
          <table:table-cell office:value-type="float" office:value="14110000000">
            <text:p>14110000000</text:p>
          </table:table-cell>
          <table:table-cell office:value-type="float" office:value="17500">
            <text:p>17500</text:p>
          </table:table-cell>
          <table:table-cell table:formula="of:=[.B1265]/[.C1265]" office:value-type="float" office:value="806285.714285714">
            <text:p>806285.714285714</text:p>
          </table:table-cell>
          <table:table-cell table:number-columns-repeated="1020"/>
        </table:table-row>
        <table:table-row table:style-name="ro1">
          <table:table-cell office:value-type="string">
            <text:p>FBNK</text:p>
          </table:table-cell>
          <table:table-cell office:value-type="float" office:value="224390000">
            <text:p>224390000</text:p>
          </table:table-cell>
          <table:table-cell office:value-type="float" office:value="278">
            <text:p>278</text:p>
          </table:table-cell>
          <table:table-cell table:formula="of:=[.B1266]/[.C1266]" office:value-type="float" office:value="807158.273381295">
            <text:p>807158.273381295</text:p>
          </table:table-cell>
          <table:table-cell table:number-columns-repeated="1020"/>
        </table:table-row>
        <table:table-row table:style-name="ro1">
          <table:table-cell office:value-type="string">
            <text:p>IOSP</text:p>
          </table:table-cell>
          <table:table-cell office:value-type="float" office:value="687490000">
            <text:p>687490000</text:p>
          </table:table-cell>
          <table:table-cell office:value-type="float" office:value="850">
            <text:p>850</text:p>
          </table:table-cell>
          <table:table-cell table:formula="of:=[.B1267]/[.C1267]" office:value-type="float" office:value="808811.764705883">
            <text:p>808811.764705883</text:p>
          </table:table-cell>
          <table:table-cell table:number-columns-repeated="1020"/>
        </table:table-row>
        <table:table-row table:style-name="ro1">
          <table:table-cell office:value-type="string">
            <text:p>CBSH</text:p>
          </table:table-cell>
          <table:table-cell office:value-type="float" office:value="3430000000">
            <text:p>3430000000</text:p>
          </table:table-cell>
          <table:table-cell office:value-type="float" office:value="4237">
            <text:p>4237</text:p>
          </table:table-cell>
          <table:table-cell table:formula="of:=[.B1268]/[.C1268]" office:value-type="float" office:value="809535.04838329">
            <text:p>809535.04838329</text:p>
          </table:table-cell>
          <table:table-cell table:number-columns-repeated="1020"/>
        </table:table-row>
        <table:table-row table:style-name="ro1">
          <table:table-cell office:value-type="string">
            <text:p>VPFG</text:p>
          </table:table-cell>
          <table:table-cell office:value-type="float" office:value="472400000">
            <text:p>472400000</text:p>
          </table:table-cell>
          <table:table-cell office:value-type="float" office:value="581">
            <text:p>581</text:p>
          </table:table-cell>
          <table:table-cell table:formula="of:=[.B1269]/[.C1269]" office:value-type="float" office:value="813080.895008606">
            <text:p>813080.895008606</text:p>
          </table:table-cell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office:value-type="float" office:value="15210000000">
            <text:p>15210000000</text:p>
          </table:table-cell>
          <table:table-cell office:value-type="float" office:value="18700">
            <text:p>18700</text:p>
          </table:table-cell>
          <table:table-cell table:formula="of:=[.B1270]/[.C1270]" office:value-type="float" office:value="813368.983957219">
            <text:p>813368.983957219</text:p>
          </table:table-cell>
          <table:table-cell table:number-columns-repeated="1020"/>
        </table:table-row>
        <table:table-row table:style-name="ro1">
          <table:table-cell office:value-type="string">
            <text:p>PRGS</text:p>
          </table:table-cell>
          <table:table-cell office:value-type="float" office:value="1420000000">
            <text:p>1420000000</text:p>
          </table:table-cell>
          <table:table-cell office:value-type="float" office:value="1744">
            <text:p>1744</text:p>
          </table:table-cell>
          <table:table-cell table:formula="of:=[.B1271]/[.C1271]" office:value-type="float" office:value="814220.183486239">
            <text:p>814220.183486239</text:p>
          </table:table-cell>
          <table:table-cell table:number-columns-repeated="1020"/>
        </table:table-row>
        <table:table-row table:style-name="ro1">
          <table:table-cell office:value-type="string">
            <text:p>LIVE</text:p>
          </table:table-cell>
          <table:table-cell office:value-type="float" office:value="9790000">
            <text:p>9790000</text:p>
          </table:table-cell>
          <table:table-cell office:value-type="float" office:value="12">
            <text:p>12</text:p>
          </table:table-cell>
          <table:table-cell table:formula="of:=[.B1272]/[.C1272]" office:value-type="float" office:value="815833.333333333">
            <text:p>815833.333333333</text:p>
          </table:table-cell>
          <table:table-cell table:number-columns-repeated="1020"/>
        </table:table-row>
        <table:table-row table:style-name="ro1">
          <table:table-cell office:value-type="string">
            <text:p>LIFE</text:p>
          </table:table-cell>
          <table:table-cell office:value-type="float" office:value="8490000000">
            <text:p>8490000000</text:p>
          </table:table-cell>
          <table:table-cell office:value-type="float" office:value="10400">
            <text:p>10400</text:p>
          </table:table-cell>
          <table:table-cell table:formula="of:=[.B1273]/[.C1273]" office:value-type="float" office:value="816346.153846154">
            <text:p>816346.153846154</text:p>
          </table:table-cell>
          <table:table-cell table:number-columns-repeated="1020"/>
        </table:table-row>
        <table:table-row table:style-name="ro1">
          <table:table-cell office:value-type="string">
            <text:p>DSTI</text:p>
          </table:table-cell>
          <table:table-cell office:value-type="float" office:value="2480000">
            <text:p>2480000</text:p>
          </table:table-cell>
          <table:table-cell office:value-type="float" office:value="3">
            <text:p>3</text:p>
          </table:table-cell>
          <table:table-cell table:formula="of:=[.B1274]/[.C1274]" office:value-type="float" office:value="826666.666666667">
            <text:p>826666.666666667</text:p>
          </table:table-cell>
          <table:table-cell table:number-columns-repeated="1020"/>
        </table:table-row>
        <table:table-row table:style-name="ro1">
          <table:table-cell office:value-type="string">
            <text:p>OUTD</text:p>
          </table:table-cell>
          <table:table-cell office:value-type="float" office:value="157630000">
            <text:p>157630000</text:p>
          </table:table-cell>
          <table:table-cell office:value-type="float" office:value="190">
            <text:p>190</text:p>
          </table:table-cell>
          <table:table-cell table:formula="of:=[.B1275]/[.C1275]" office:value-type="float" office:value="829631.578947368">
            <text:p>829631.578947368</text:p>
          </table:table-cell>
          <table:table-cell table:number-columns-repeated="1020"/>
        </table:table-row>
        <table:table-row table:style-name="ro1">
          <table:table-cell office:value-type="string">
            <text:p>MWIV</text:p>
          </table:table-cell>
          <table:table-cell office:value-type="float" office:value="1060000000">
            <text:p>1060000000</text:p>
          </table:table-cell>
          <table:table-cell office:value-type="float" office:value="1273">
            <text:p>1273</text:p>
          </table:table-cell>
          <table:table-cell table:formula="of:=[.B1276]/[.C1276]" office:value-type="float" office:value="832678.711704635">
            <text:p>832678.711704635</text:p>
          </table:table-cell>
          <table:table-cell table:number-columns-repeated="1020"/>
        </table:table-row>
        <table:table-row table:style-name="ro1">
          <table:table-cell office:value-type="string">
            <text:p>DGAS</text:p>
          </table:table-cell>
          <table:table-cell office:value-type="float" office:value="127470000">
            <text:p>127470000</text:p>
          </table:table-cell>
          <table:table-cell office:value-type="float" office:value="153">
            <text:p>153</text:p>
          </table:table-cell>
          <table:table-cell table:formula="of:=[.B1277]/[.C1277]" office:value-type="float" office:value="833137.254901961">
            <text:p>833137.254901961</text:p>
          </table:table-cell>
          <table:table-cell table:number-columns-repeated="1020"/>
        </table:table-row>
        <table:table-row table:style-name="ro1">
          <table:table-cell office:value-type="string">
            <text:p>ZOLL</text:p>
          </table:table-cell>
          <table:table-cell office:value-type="float" office:value="1590000000">
            <text:p>1590000000</text:p>
          </table:table-cell>
          <table:table-cell office:value-type="float" office:value="1908">
            <text:p>1908</text:p>
          </table:table-cell>
          <table:table-cell table:formula="of:=[.B1278]/[.C1278]" office:value-type="float" office:value="833333.333333333">
            <text:p>833333.333333333</text:p>
          </table:table-cell>
          <table:table-cell table:number-columns-repeated="1020"/>
        </table:table-row>
        <table:table-row table:style-name="ro1">
          <table:table-cell office:value-type="string">
            <text:p>IFF</text:p>
          </table:table-cell>
          <table:table-cell office:value-type="float" office:value="4590000000">
            <text:p>4590000000</text:p>
          </table:table-cell>
          <table:table-cell office:value-type="float" office:value="5500">
            <text:p>5500</text:p>
          </table:table-cell>
          <table:table-cell table:formula="of:=[.B1279]/[.C1279]" office:value-type="float" office:value="834545.454545455">
            <text:p>834545.454545455</text:p>
          </table:table-cell>
          <table:table-cell table:number-columns-repeated="1020"/>
        </table:table-row>
        <table:table-row table:style-name="ro1">
          <table:table-cell office:value-type="string">
            <text:p>MCRS</text:p>
          </table:table-cell>
          <table:table-cell office:value-type="float" office:value="4139999999">
            <text:p>4139999999</text:p>
          </table:table-cell>
          <table:table-cell office:value-type="float" office:value="4953">
            <text:p>4953</text:p>
          </table:table-cell>
          <table:table-cell table:formula="of:=[.B1280]/[.C1280]" office:value-type="float" office:value="835857.0561276">
            <text:p>835857.0561276</text:p>
          </table:table-cell>
          <table:table-cell table:number-columns-repeated="1020"/>
        </table:table-row>
        <table:table-row table:style-name="ro1">
          <table:table-cell office:value-type="string">
            <text:p>HNRG</text:p>
          </table:table-cell>
          <table:table-cell office:value-type="float" office:value="267649999">
            <text:p>267649999</text:p>
          </table:table-cell>
          <table:table-cell office:value-type="float" office:value="320">
            <text:p>320</text:p>
          </table:table-cell>
          <table:table-cell table:formula="of:=[.B1281]/[.C1281]" office:value-type="float" office:value="836406.246875">
            <text:p>836406.246875</text:p>
          </table:table-cell>
          <table:table-cell table:number-columns-repeated="1020"/>
        </table:table-row>
        <table:table-row table:style-name="ro1">
          <table:table-cell office:value-type="string">
            <text:p>WWVY</text:p>
          </table:table-cell>
          <table:table-cell office:value-type="float" office:value="80490000">
            <text:p>80490000</text:p>
          </table:table-cell>
          <table:table-cell office:value-type="float" office:value="96">
            <text:p>96</text:p>
          </table:table-cell>
          <table:table-cell table:formula="of:=[.B1282]/[.C1282]" office:value-type="float" office:value="838437.5">
            <text:p>838437.5</text:p>
          </table:table-cell>
          <table:table-cell table:number-columns-repeated="1020"/>
        </table:table-row>
        <table:table-row table:style-name="ro1">
          <table:table-cell office:value-type="string">
            <text:p>FTEK</text:p>
          </table:table-cell>
          <table:table-cell office:value-type="float" office:value="135470000">
            <text:p>135470000</text:p>
          </table:table-cell>
          <table:table-cell office:value-type="float" office:value="161">
            <text:p>161</text:p>
          </table:table-cell>
          <table:table-cell table:formula="of:=[.B1283]/[.C1283]" office:value-type="float" office:value="841428.571428571">
            <text:p>841428.571428571</text:p>
          </table:table-cell>
          <table:table-cell table:number-columns-repeated="1020"/>
        </table:table-row>
        <table:table-row table:style-name="ro1">
          <table:table-cell office:value-type="string">
            <text:p>CNX</text:p>
          </table:table-cell>
          <table:table-cell office:value-type="float" office:value="7710000000">
            <text:p>7710000000</text:p>
          </table:table-cell>
          <table:table-cell office:value-type="float" office:value="9157">
            <text:p>9157</text:p>
          </table:table-cell>
          <table:table-cell table:formula="of:=[.B1284]/[.C1284]" office:value-type="float" office:value="841978.81402206">
            <text:p>841978.81402206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office:value-type="float" office:value="15420000000">
            <text:p>15420000000</text:p>
          </table:table-cell>
          <table:table-cell office:value-type="float" office:value="18250">
            <text:p>18250</text:p>
          </table:table-cell>
          <table:table-cell table:formula="of:=[.B1285]/[.C1285]" office:value-type="float" office:value="844931.506849315">
            <text:p>844931.506849315</text:p>
          </table:table-cell>
          <table:table-cell table:number-columns-repeated="1020"/>
        </table:table-row>
        <table:table-row table:style-name="ro1">
          <table:table-cell office:value-type="string">
            <text:p>SRSL</text:p>
          </table:table-cell>
          <table:table-cell office:value-type="float" office:value="90480000">
            <text:p>90480000</text:p>
          </table:table-cell>
          <table:table-cell office:value-type="float" office:value="106">
            <text:p>106</text:p>
          </table:table-cell>
          <table:table-cell table:formula="of:=[.B1286]/[.C1286]" office:value-type="float" office:value="853584.905660377">
            <text:p>853584.905660377</text:p>
          </table:table-cell>
          <table:table-cell table:number-columns-repeated="1020"/>
        </table:table-row>
        <table:table-row table:style-name="ro1">
          <table:table-cell office:value-type="string">
            <text:p>MIDD</text:p>
          </table:table-cell>
          <table:table-cell office:value-type="float" office:value="1760000000">
            <text:p>1760000000</text:p>
          </table:table-cell>
          <table:table-cell office:value-type="float" office:value="2060">
            <text:p>2060</text:p>
          </table:table-cell>
          <table:table-cell table:formula="of:=[.B1287]/[.C1287]" office:value-type="float" office:value="854368.932038835">
            <text:p>854368.932038835</text:p>
          </table:table-cell>
          <table:table-cell table:number-columns-repeated="1020"/>
        </table:table-row>
        <table:table-row table:style-name="ro1">
          <table:table-cell office:value-type="string">
            <text:p>FCTY</text:p>
          </table:table-cell>
          <table:table-cell office:value-type="float" office:value="35100000">
            <text:p>35100000</text:p>
          </table:table-cell>
          <table:table-cell office:value-type="float" office:value="41">
            <text:p>41</text:p>
          </table:table-cell>
          <table:table-cell table:formula="of:=[.B1288]/[.C1288]" office:value-type="float" office:value="856097.56097561">
            <text:p>856097.56097561</text:p>
          </table:table-cell>
          <table:table-cell table:number-columns-repeated="1020"/>
        </table:table-row>
        <table:table-row table:style-name="ro1">
          <table:table-cell office:value-type="string">
            <text:p>SONO</text:p>
          </table:table-cell>
          <table:table-cell office:value-type="float" office:value="751820000">
            <text:p>751820000</text:p>
          </table:table-cell>
          <table:table-cell office:value-type="float" office:value="878">
            <text:p>878</text:p>
          </table:table-cell>
          <table:table-cell table:formula="of:=[.B1289]/[.C1289]" office:value-type="float" office:value="856287.01594533">
            <text:p>856287.01594533</text:p>
          </table:table-cell>
          <table:table-cell table:number-columns-repeated="1020"/>
        </table:table-row>
        <table:table-row table:style-name="ro1">
          <table:table-cell office:value-type="string">
            <text:p>OBAF</text:p>
          </table:table-cell>
          <table:table-cell office:value-type="float" office:value="55050000">
            <text:p>55050000</text:p>
          </table:table-cell>
          <table:table-cell office:value-type="float" office:value="64">
            <text:p>64</text:p>
          </table:table-cell>
          <table:table-cell table:formula="of:=[.B1290]/[.C1290]" office:value-type="float" office:value="860156.25">
            <text:p>860156.25</text:p>
          </table:table-cell>
          <table:table-cell table:number-columns-repeated="1020"/>
        </table:table-row>
        <table:table-row table:style-name="ro1">
          <table:table-cell office:value-type="string">
            <text:p>MDSO</text:p>
          </table:table-cell>
          <table:table-cell office:value-type="float" office:value="514429999">
            <text:p>514429999</text:p>
          </table:table-cell>
          <table:table-cell office:value-type="float" office:value="598">
            <text:p>598</text:p>
          </table:table-cell>
          <table:table-cell table:formula="of:=[.B1291]/[.C1291]" office:value-type="float" office:value="860250.83444816">
            <text:p>860250.83444816</text:p>
          </table:table-cell>
          <table:table-cell table:number-columns-repeated="1020"/>
        </table:table-row>
        <table:table-row table:style-name="ro1">
          <table:table-cell office:value-type="string">
            <text:p>MXIM</text:p>
          </table:table-cell>
          <table:table-cell office:value-type="float" office:value="8080000000">
            <text:p>8080000000</text:p>
          </table:table-cell>
          <table:table-cell office:value-type="float" office:value="9370">
            <text:p>9370</text:p>
          </table:table-cell>
          <table:table-cell table:formula="of:=[.B1292]/[.C1292]" office:value-type="float" office:value="862326.574172892">
            <text:p>862326.574172892</text:p>
          </table:table-cell>
          <table:table-cell table:number-columns-repeated="1020"/>
        </table:table-row>
        <table:table-row table:style-name="ro1">
          <table:table-cell office:value-type="string">
            <text:p>XWES</text:p>
          </table:table-cell>
          <table:table-cell office:value-type="float" office:value="51890000">
            <text:p>51890000</text:p>
          </table:table-cell>
          <table:table-cell office:value-type="float" office:value="60">
            <text:p>60</text:p>
          </table:table-cell>
          <table:table-cell table:formula="of:=[.B1293]/[.C1293]" office:value-type="float" office:value="864833.333333333">
            <text:p>864833.333333333</text:p>
          </table:table-cell>
          <table:table-cell table:number-columns-repeated="1020"/>
        </table:table-row>
        <table:table-row table:style-name="ro1">
          <table:table-cell office:value-type="string">
            <text:p>NDSN</text:p>
          </table:table-cell>
          <table:table-cell office:value-type="float" office:value="3550000000">
            <text:p>3550000000</text:p>
          </table:table-cell>
          <table:table-cell office:value-type="float" office:value="4094">
            <text:p>4094</text:p>
          </table:table-cell>
          <table:table-cell table:formula="of:=[.B1294]/[.C1294]" office:value-type="float" office:value="867122.618466048">
            <text:p>867122.618466048</text:p>
          </table:table-cell>
          <table:table-cell table:number-columns-repeated="1020"/>
        </table:table-row>
        <table:table-row table:style-name="ro1">
          <table:table-cell office:value-type="string">
            <text:p>MDT</text:p>
          </table:table-cell>
          <table:table-cell office:value-type="float" office:value="39970000000">
            <text:p>39970000000</text:p>
          </table:table-cell>
          <table:table-cell office:value-type="float" office:value="45499">
            <text:p>45499</text:p>
          </table:table-cell>
          <table:table-cell table:formula="of:=[.B1295]/[.C1295]" office:value-type="float" office:value="878480.845732873">
            <text:p>878480.845732873</text:p>
          </table:table-cell>
          <table:table-cell table:number-columns-repeated="1020"/>
        </table:table-row>
        <table:table-row table:style-name="ro1">
          <table:table-cell office:value-type="string">
            <text:p>CRTX</text:p>
          </table:table-cell>
          <table:table-cell office:value-type="float" office:value="129240000">
            <text:p>129240000</text:p>
          </table:table-cell>
          <table:table-cell office:value-type="float" office:value="147">
            <text:p>147</text:p>
          </table:table-cell>
          <table:table-cell table:formula="of:=[.B1296]/[.C1296]" office:value-type="float" office:value="879183.673469388">
            <text:p>879183.673469388</text:p>
          </table:table-cell>
          <table:table-cell table:number-columns-repeated="1020"/>
        </table:table-row>
        <table:table-row table:style-name="ro1">
          <table:table-cell office:value-type="string">
            <text:p>ROST</text:p>
          </table:table-cell>
          <table:table-cell office:value-type="float" office:value="12320000000">
            <text:p>12320000000</text:p>
          </table:table-cell>
          <table:table-cell office:value-type="float" office:value="14000">
            <text:p>14000</text:p>
          </table:table-cell>
          <table:table-cell table:formula="of:=[.B1297]/[.C1297]" office:value-type="float" office:value="880000">
            <text:p>880000</text:p>
          </table:table-cell>
          <table:table-cell table:number-columns-repeated="1020"/>
        </table:table-row>
        <table:table-row table:style-name="ro1">
          <table:table-cell office:value-type="string">
            <text:p>TEG</text:p>
          </table:table-cell>
          <table:table-cell office:value-type="float" office:value="4059999999">
            <text:p>4059999999</text:p>
          </table:table-cell>
          <table:table-cell office:value-type="float" office:value="4612">
            <text:p>4612</text:p>
          </table:table-cell>
          <table:table-cell table:formula="of:=[.B1298]/[.C1298]" office:value-type="float" office:value="880312.228751084">
            <text:p>880312.228751084</text:p>
          </table:table-cell>
          <table:table-cell table:number-columns-repeated="1020"/>
        </table:table-row>
        <table:table-row table:style-name="ro1">
          <table:table-cell office:value-type="string">
            <text:p>VSAT</text:p>
          </table:table-cell>
          <table:table-cell office:value-type="float" office:value="1950000000">
            <text:p>1950000000</text:p>
          </table:table-cell>
          <table:table-cell office:value-type="float" office:value="2200">
            <text:p>2200</text:p>
          </table:table-cell>
          <table:table-cell table:formula="of:=[.B1299]/[.C1299]" office:value-type="float" office:value="886363.636363636">
            <text:p>886363.636363636</text:p>
          </table:table-cell>
          <table:table-cell table:number-columns-repeated="1020"/>
        </table:table-row>
        <table:table-row table:style-name="ro1">
          <table:table-cell office:value-type="string">
            <text:p>BERK</text:p>
          </table:table-cell>
          <table:table-cell office:value-type="float" office:value="102830000">
            <text:p>102830000</text:p>
          </table:table-cell>
          <table:table-cell office:value-type="float" office:value="116">
            <text:p>116</text:p>
          </table:table-cell>
          <table:table-cell table:formula="of:=[.B1300]/[.C1300]" office:value-type="float" office:value="886465.517241379">
            <text:p>886465.517241379</text:p>
          </table:table-cell>
          <table:table-cell table:number-columns-repeated="1020"/>
        </table:table-row>
        <table:table-row table:style-name="ro1">
          <table:table-cell office:value-type="string">
            <text:p>GSM</text:p>
          </table:table-cell>
          <table:table-cell office:value-type="float" office:value="1080000000">
            <text:p>1080000000</text:p>
          </table:table-cell>
          <table:table-cell office:value-type="float" office:value="1213">
            <text:p>1213</text:p>
          </table:table-cell>
          <table:table-cell table:formula="of:=[.B1301]/[.C1301]" office:value-type="float" office:value="890354.49299258">
            <text:p>890354.49299258</text:p>
          </table:table-cell>
          <table:table-cell table:number-columns-repeated="1020"/>
        </table:table-row>
        <table:table-row table:style-name="ro1">
          <table:table-cell office:value-type="string">
            <text:p>HAIN</text:p>
          </table:table-cell>
          <table:table-cell office:value-type="float" office:value="1820000000">
            <text:p>1820000000</text:p>
          </table:table-cell>
          <table:table-cell office:value-type="float" office:value="2031">
            <text:p>2031</text:p>
          </table:table-cell>
          <table:table-cell table:formula="of:=[.B1302]/[.C1302]" office:value-type="float" office:value="896110.290497292">
            <text:p>896110.290497292</text:p>
          </table:table-cell>
          <table:table-cell table:number-columns-repeated="1020"/>
        </table:table-row>
        <table:table-row table:style-name="ro1">
          <table:table-cell office:value-type="string">
            <text:p>GSIT</text:p>
          </table:table-cell>
          <table:table-cell office:value-type="float" office:value="119230000">
            <text:p>119230000</text:p>
          </table:table-cell>
          <table:table-cell office:value-type="float" office:value="133">
            <text:p>133</text:p>
          </table:table-cell>
          <table:table-cell table:formula="of:=[.B1303]/[.C1303]" office:value-type="float" office:value="896466.165413534">
            <text:p>896466.165413534</text:p>
          </table:table-cell>
          <table:table-cell table:number-columns-repeated="1020"/>
        </table:table-row>
        <table:table-row table:style-name="ro1">
          <table:table-cell office:value-type="string">
            <text:p>OLBK</text:p>
          </table:table-cell>
          <table:table-cell office:value-type="float" office:value="61960000">
            <text:p>61960000</text:p>
          </table:table-cell>
          <table:table-cell office:value-type="float" office:value="69">
            <text:p>69</text:p>
          </table:table-cell>
          <table:table-cell table:formula="of:=[.B1304]/[.C1304]" office:value-type="float" office:value="897971.014492754">
            <text:p>897971.014492754</text:p>
          </table:table-cell>
          <table:table-cell table:number-columns-repeated="1020"/>
        </table:table-row>
        <table:table-row table:style-name="ro1">
          <table:table-cell office:value-type="string">
            <text:p>DFZ</text:p>
          </table:table-cell>
          <table:table-cell office:value-type="float" office:value="146430000">
            <text:p>146430000</text:p>
          </table:table-cell>
          <table:table-cell office:value-type="float" office:value="163">
            <text:p>163</text:p>
          </table:table-cell>
          <table:table-cell table:formula="of:=[.B1305]/[.C1305]" office:value-type="float" office:value="898343.558282209">
            <text:p>898343.558282209</text:p>
          </table:table-cell>
          <table:table-cell table:number-columns-repeated="1020"/>
        </table:table-row>
        <table:table-row table:style-name="ro1">
          <table:table-cell office:value-type="string">
            <text:p>PCG</text:p>
          </table:table-cell>
          <table:table-cell office:value-type="float" office:value="17340000000">
            <text:p>17340000000</text:p>
          </table:table-cell>
          <table:table-cell office:value-type="float" office:value="19274">
            <text:p>19274</text:p>
          </table:table-cell>
          <table:table-cell table:formula="of:=[.B1306]/[.C1306]" office:value-type="float" office:value="899657.569783128">
            <text:p>899657.569783128</text:p>
          </table:table-cell>
          <table:table-cell table:number-columns-repeated="1020"/>
        </table:table-row>
        <table:table-row table:style-name="ro1">
          <table:table-cell office:value-type="string">
            <text:p>HGIC</text:p>
          </table:table-cell>
          <table:table-cell office:value-type="float" office:value="1540000000">
            <text:p>1540000000</text:p>
          </table:table-cell>
          <table:table-cell office:value-type="float" office:value="1706">
            <text:p>1706</text:p>
          </table:table-cell>
          <table:table-cell table:formula="of:=[.B1307]/[.C1307]" office:value-type="float" office:value="902696.365767878">
            <text:p>902696.365767878</text:p>
          </table:table-cell>
          <table:table-cell table:number-columns-repeated="1020"/>
        </table:table-row>
        <table:table-row table:style-name="ro1">
          <table:table-cell office:value-type="string">
            <text:p>BBNK</text:p>
          </table:table-cell>
          <table:table-cell office:value-type="float" office:value="174340000">
            <text:p>174340000</text:p>
          </table:table-cell>
          <table:table-cell office:value-type="float" office:value="193">
            <text:p>193</text:p>
          </table:table-cell>
          <table:table-cell table:formula="of:=[.B1308]/[.C1308]" office:value-type="float" office:value="903316.062176166">
            <text:p>903316.062176166</text:p>
          </table:table-cell>
          <table:table-cell table:number-columns-repeated="1020"/>
        </table:table-row>
        <table:table-row table:style-name="ro1">
          <table:table-cell office:value-type="string">
            <text:p>PHM</text:p>
          </table:table-cell>
          <table:table-cell office:value-type="float" office:value="3240000000">
            <text:p>3240000000</text:p>
          </table:table-cell>
          <table:table-cell office:value-type="float" office:value="3579">
            <text:p>3579</text:p>
          </table:table-cell>
          <table:table-cell table:formula="of:=[.B1309]/[.C1309]" office:value-type="float" office:value="905280.804694049">
            <text:p>905280.804694049</text:p>
          </table:table-cell>
          <table:table-cell table:number-columns-repeated="1020"/>
        </table:table-row>
        <table:table-row table:style-name="ro1">
          <table:table-cell office:value-type="string">
            <text:p>SLB</text:p>
          </table:table-cell>
          <table:table-cell office:value-type="float" office:value="102950000000">
            <text:p>102950000000</text:p>
          </table:table-cell>
          <table:table-cell office:value-type="float" office:value="113000">
            <text:p>113000</text:p>
          </table:table-cell>
          <table:table-cell table:formula="of:=[.B1310]/[.C1310]" office:value-type="float" office:value="911061.946902655">
            <text:p>911061.946902655</text:p>
          </table:table-cell>
          <table:table-cell table:number-columns-repeated="1020"/>
        </table:table-row>
        <table:table-row table:style-name="ro1">
          <table:table-cell office:value-type="string">
            <text:p>LMNR</text:p>
          </table:table-cell>
          <table:table-cell office:value-type="float" office:value="185330000">
            <text:p>185330000</text:p>
          </table:table-cell>
          <table:table-cell office:value-type="float" office:value="203">
            <text:p>203</text:p>
          </table:table-cell>
          <table:table-cell table:formula="of:=[.B1311]/[.C1311]" office:value-type="float" office:value="912955.665024631">
            <text:p>912955.665024631</text:p>
          </table:table-cell>
          <table:table-cell table:number-columns-repeated="1020"/>
        </table:table-row>
        <table:table-row table:style-name="ro1">
          <table:table-cell office:value-type="string">
            <text:p>HDSN</text:p>
          </table:table-cell>
          <table:table-cell office:value-type="float" office:value="70390000">
            <text:p>70390000</text:p>
          </table:table-cell>
          <table:table-cell office:value-type="float" office:value="77">
            <text:p>77</text:p>
          </table:table-cell>
          <table:table-cell table:formula="of:=[.B1312]/[.C1312]" office:value-type="float" office:value="914155.844155844">
            <text:p>914155.844155844</text:p>
          </table:table-cell>
          <table:table-cell table:number-columns-repeated="1020"/>
        </table:table-row>
        <table:table-row table:style-name="ro1">
          <table:table-cell office:value-type="string">
            <text:p>PAYX</text:p>
          </table:table-cell>
          <table:table-cell office:value-type="float" office:value="11340000000">
            <text:p>11340000000</text:p>
          </table:table-cell>
          <table:table-cell office:value-type="float" office:value="12400">
            <text:p>12400</text:p>
          </table:table-cell>
          <table:table-cell table:formula="of:=[.B1313]/[.C1313]" office:value-type="float" office:value="914516.129032258">
            <text:p>914516.129032258</text:p>
          </table:table-cell>
          <table:table-cell table:number-columns-repeated="1020"/>
        </table:table-row>
        <table:table-row table:style-name="ro1">
          <table:table-cell office:value-type="string">
            <text:p>NECB</text:p>
          </table:table-cell>
          <table:table-cell office:value-type="float" office:value="78540000">
            <text:p>78540000</text:p>
          </table:table-cell>
          <table:table-cell office:value-type="float" office:value="85">
            <text:p>85</text:p>
          </table:table-cell>
          <table:table-cell table:formula="of:=[.B1314]/[.C1314]" office:value-type="float" office:value="924000">
            <text:p>924000</text:p>
          </table:table-cell>
          <table:table-cell table:number-columns-repeated="1020"/>
        </table:table-row>
        <table:table-row table:style-name="ro1">
          <table:table-cell office:value-type="string">
            <text:p>TER</text:p>
          </table:table-cell>
          <table:table-cell office:value-type="float" office:value="2960000000">
            <text:p>2960000000</text:p>
          </table:table-cell>
          <table:table-cell office:value-type="float" office:value="3200">
            <text:p>3200</text:p>
          </table:table-cell>
          <table:table-cell table:formula="of:=[.B1315]/[.C1315]" office:value-type="float" office:value="925000">
            <text:p>925000</text:p>
          </table:table-cell>
          <table:table-cell table:number-columns-repeated="1020"/>
        </table:table-row>
        <table:table-row table:style-name="ro1">
          <table:table-cell office:value-type="string">
            <text:p>BOFI</text:p>
          </table:table-cell>
          <table:table-cell office:value-type="float" office:value="185260000">
            <text:p>185260000</text:p>
          </table:table-cell>
          <table:table-cell office:value-type="float" office:value="200">
            <text:p>200</text:p>
          </table:table-cell>
          <table:table-cell table:formula="of:=[.B1316]/[.C1316]" office:value-type="float" office:value="926300">
            <text:p>926300</text:p>
          </table:table-cell>
          <table:table-cell table:number-columns-repeated="1020"/>
        </table:table-row>
        <table:table-row table:style-name="ro1">
          <table:table-cell office:value-type="string">
            <text:p>UBSI</text:p>
          </table:table-cell>
          <table:table-cell office:value-type="float" office:value="1500000000">
            <text:p>1500000000</text:p>
          </table:table-cell>
          <table:table-cell office:value-type="float" office:value="1619">
            <text:p>1619</text:p>
          </table:table-cell>
          <table:table-cell table:formula="of:=[.B1317]/[.C1317]" office:value-type="float" office:value="926497.838171711">
            <text:p>926497.838171711</text:p>
          </table:table-cell>
          <table:table-cell table:number-columns-repeated="1020"/>
        </table:table-row>
        <table:table-row table:style-name="ro1">
          <table:table-cell office:value-type="string">
            <text:p>TIF</text:p>
          </table:table-cell>
          <table:table-cell office:value-type="float" office:value="8570000000">
            <text:p>8570000000</text:p>
          </table:table-cell>
          <table:table-cell office:value-type="float" office:value="9200">
            <text:p>9200</text:p>
          </table:table-cell>
          <table:table-cell table:formula="of:=[.B1318]/[.C1318]" office:value-type="float" office:value="931521.739130435">
            <text:p>931521.739130435</text:p>
          </table:table-cell>
          <table:table-cell table:number-columns-repeated="1020"/>
        </table:table-row>
        <table:table-row table:style-name="ro1">
          <table:table-cell office:value-type="string">
            <text:p>OZRK</text:p>
          </table:table-cell>
          <table:table-cell office:value-type="float" office:value="1010000000">
            <text:p>1010000000</text:p>
          </table:table-cell>
          <table:table-cell office:value-type="float" office:value="1084">
            <text:p>1084</text:p>
          </table:table-cell>
          <table:table-cell table:formula="of:=[.B1319]/[.C1319]" office:value-type="float" office:value="931734.317343173">
            <text:p>931734.317343173</text:p>
          </table:table-cell>
          <table:table-cell table:number-columns-repeated="1020"/>
        </table:table-row>
        <table:table-row table:style-name="ro1">
          <table:table-cell office:value-type="string">
            <text:p>ZGNX</text:p>
          </table:table-cell>
          <table:table-cell office:value-type="float" office:value="150580000">
            <text:p>150580000</text:p>
          </table:table-cell>
          <table:table-cell office:value-type="float" office:value="161">
            <text:p>161</text:p>
          </table:table-cell>
          <table:table-cell table:formula="of:=[.B1320]/[.C1320]" office:value-type="float" office:value="935279.50310559">
            <text:p>935279.50310559</text:p>
          </table:table-cell>
          <table:table-cell table:number-columns-repeated="1020"/>
        </table:table-row>
        <table:table-row table:style-name="ro1">
          <table:table-cell office:value-type="string">
            <text:p>PCBC</text:p>
          </table:table-cell>
          <table:table-cell office:value-type="float" office:value="922960000">
            <text:p>922960000</text:p>
          </table:table-cell>
          <table:table-cell office:value-type="float" office:value="983">
            <text:p>983</text:p>
          </table:table-cell>
          <table:table-cell table:formula="of:=[.B1321]/[.C1321]" office:value-type="float" office:value="938921.668362157">
            <text:p>938921.668362157</text:p>
          </table:table-cell>
          <table:table-cell table:number-columns-repeated="1020"/>
        </table:table-row>
        <table:table-row table:style-name="ro1">
          <table:table-cell office:value-type="string">
            <text:p>ROMA</text:p>
          </table:table-cell>
          <table:table-cell office:value-type="float" office:value="291080000">
            <text:p>291080000</text:p>
          </table:table-cell>
          <table:table-cell office:value-type="float" office:value="310">
            <text:p>310</text:p>
          </table:table-cell>
          <table:table-cell table:formula="of:=[.B1322]/[.C1322]" office:value-type="float" office:value="938967.741935484">
            <text:p>938967.741935484</text:p>
          </table:table-cell>
          <table:table-cell table:number-columns-repeated="1020"/>
        </table:table-row>
        <table:table-row table:style-name="ro1">
          <table:table-cell office:value-type="string">
            <text:p>DTE</text:p>
          </table:table-cell>
          <table:table-cell office:value-type="float" office:value="9210000000">
            <text:p>9210000000</text:p>
          </table:table-cell>
          <table:table-cell office:value-type="float" office:value="9800">
            <text:p>9800</text:p>
          </table:table-cell>
          <table:table-cell table:formula="of:=[.B1323]/[.C1323]" office:value-type="float" office:value="939795.918367347">
            <text:p>939795.918367347</text:p>
          </table:table-cell>
          <table:table-cell table:number-columns-repeated="1020"/>
        </table:table-row>
        <table:table-row table:style-name="ro1">
          <table:table-cell office:value-type="string">
            <text:p>CNP</text:p>
          </table:table-cell>
          <table:table-cell office:value-type="float" office:value="8320000000">
            <text:p>8320000000</text:p>
          </table:table-cell>
          <table:table-cell office:value-type="float" office:value="8843">
            <text:p>8843</text:p>
          </table:table-cell>
          <table:table-cell table:formula="of:=[.B1324]/[.C1324]" office:value-type="float" office:value="940857.175166799">
            <text:p>940857.175166799</text:p>
          </table:table-cell>
          <table:table-cell table:number-columns-repeated="1020"/>
        </table:table-row>
        <table:table-row table:style-name="ro1">
          <table:table-cell office:value-type="string">
            <text:p>OPHC</text:p>
          </table:table-cell>
          <table:table-cell office:value-type="float" office:value="17890000">
            <text:p>17890000</text:p>
          </table:table-cell>
          <table:table-cell office:value-type="float" office:value="19">
            <text:p>19</text:p>
          </table:table-cell>
          <table:table-cell table:formula="of:=[.B1325]/[.C1325]" office:value-type="float" office:value="941578.947368421">
            <text:p>941578.947368421</text:p>
          </table:table-cell>
          <table:table-cell table:number-columns-repeated="1020"/>
        </table:table-row>
        <table:table-row table:style-name="ro1">
          <table:table-cell office:value-type="string">
            <text:p>ALTH</text:p>
          </table:table-cell>
          <table:table-cell office:value-type="float" office:value="147240000">
            <text:p>147240000</text:p>
          </table:table-cell>
          <table:table-cell office:value-type="float" office:value="156">
            <text:p>156</text:p>
          </table:table-cell>
          <table:table-cell table:formula="of:=[.B1326]/[.C1326]" office:value-type="float" office:value="943846.153846154">
            <text:p>943846.153846154</text:p>
          </table:table-cell>
          <table:table-cell table:number-columns-repeated="1020"/>
        </table:table-row>
        <table:table-row table:style-name="ro1">
          <table:table-cell office:value-type="string">
            <text:p>QDEL</text:p>
          </table:table-cell>
          <table:table-cell office:value-type="float" office:value="505050000">
            <text:p>505050000</text:p>
          </table:table-cell>
          <table:table-cell office:value-type="float" office:value="532">
            <text:p>532</text:p>
          </table:table-cell>
          <table:table-cell table:formula="of:=[.B1327]/[.C1327]" office:value-type="float" office:value="949342.105263158">
            <text:p>949342.105263158</text:p>
          </table:table-cell>
          <table:table-cell table:number-columns-repeated="1020"/>
        </table:table-row>
        <table:table-row table:style-name="ro1">
          <table:table-cell office:value-type="string">
            <text:p>CNBC</text:p>
          </table:table-cell>
          <table:table-cell office:value-type="float" office:value="155150000">
            <text:p>155150000</text:p>
          </table:table-cell>
          <table:table-cell office:value-type="float" office:value="163">
            <text:p>163</text:p>
          </table:table-cell>
          <table:table-cell table:formula="of:=[.B1328]/[.C1328]" office:value-type="float" office:value="951840.490797546">
            <text:p>951840.490797546</text:p>
          </table:table-cell>
          <table:table-cell table:number-columns-repeated="1020"/>
        </table:table-row>
        <table:table-row table:style-name="ro1">
          <table:table-cell office:value-type="string">
            <text:p>RAVN</text:p>
          </table:table-cell>
          <table:table-cell office:value-type="float" office:value="1060000000">
            <text:p>1060000000</text:p>
          </table:table-cell>
          <table:table-cell office:value-type="float" office:value="1112">
            <text:p>1112</text:p>
          </table:table-cell>
          <table:table-cell table:formula="of:=[.B1329]/[.C1329]" office:value-type="float" office:value="953237.410071943">
            <text:p>953237.410071943</text:p>
          </table:table-cell>
          <table:table-cell table:number-columns-repeated="1020"/>
        </table:table-row>
        <table:table-row table:style-name="ro1">
          <table:table-cell office:value-type="string">
            <text:p>SYK</text:p>
          </table:table-cell>
          <table:table-cell office:value-type="float" office:value="20270000000">
            <text:p>20270000000</text:p>
          </table:table-cell>
          <table:table-cell office:value-type="float" office:value="21241">
            <text:p>21241</text:p>
          </table:table-cell>
          <table:table-cell table:formula="of:=[.B1330]/[.C1330]" office:value-type="float" office:value="954286.521350219">
            <text:p>954286.521350219</text:p>
          </table:table-cell>
          <table:table-cell table:number-columns-repeated="1020"/>
        </table:table-row>
        <table:table-row table:style-name="ro1">
          <table:table-cell office:value-type="string">
            <text:p>NWSA</text:p>
          </table:table-cell>
          <table:table-cell office:value-type="float" office:value="49010000000">
            <text:p>49010000000</text:p>
          </table:table-cell>
          <table:table-cell office:value-type="float" office:value="51000">
            <text:p>51000</text:p>
          </table:table-cell>
          <table:table-cell table:formula="of:=[.B1331]/[.C1331]" office:value-type="float" office:value="960980.392156863">
            <text:p>960980.392156863</text:p>
          </table:table-cell>
          <table:table-cell table:number-columns-repeated="1020"/>
        </table:table-row>
        <table:table-row table:style-name="ro1">
          <table:table-cell office:value-type="string">
            <text:p>MLAB</text:p>
          </table:table-cell>
          <table:table-cell office:value-type="float" office:value="179130000">
            <text:p>179130000</text:p>
          </table:table-cell>
          <table:table-cell office:value-type="float" office:value="186">
            <text:p>186</text:p>
          </table:table-cell>
          <table:table-cell table:formula="of:=[.B1332]/[.C1332]" office:value-type="float" office:value="963064.516129032">
            <text:p>963064.516129032</text:p>
          </table:table-cell>
          <table:table-cell table:number-columns-repeated="1020"/>
        </table:table-row>
        <table:table-row table:style-name="ro1">
          <table:table-cell office:value-type="string">
            <text:p>MSEX</text:p>
          </table:table-cell>
          <table:table-cell office:value-type="float" office:value="283290000">
            <text:p>283290000</text:p>
          </table:table-cell>
          <table:table-cell office:value-type="float" office:value="292">
            <text:p>292</text:p>
          </table:table-cell>
          <table:table-cell table:formula="of:=[.B1333]/[.C1333]" office:value-type="float" office:value="970171.232876712">
            <text:p>970171.232876712</text:p>
          </table:table-cell>
          <table:table-cell table:number-columns-repeated="1020"/>
        </table:table-row>
        <table:table-row table:style-name="ro1">
          <table:table-cell office:value-type="string">
            <text:p>ERIE</text:p>
          </table:table-cell>
          <table:table-cell office:value-type="float" office:value="4099999999">
            <text:p>4099999999</text:p>
          </table:table-cell>
          <table:table-cell office:value-type="float" office:value="4200">
            <text:p>4200</text:p>
          </table:table-cell>
          <table:table-cell table:formula="of:=[.B1334]/[.C1334]" office:value-type="float" office:value="976190.475952381">
            <text:p>976190.475952381</text:p>
          </table:table-cell>
          <table:table-cell table:number-columns-repeated="1020"/>
        </table:table-row>
        <table:table-row table:style-name="ro1">
          <table:table-cell office:value-type="string">
            <text:p>NWS</text:p>
          </table:table-cell>
          <table:table-cell office:value-type="float" office:value="49850000000">
            <text:p>49850000000</text:p>
          </table:table-cell>
          <table:table-cell office:value-type="float" office:value="51000">
            <text:p>51000</text:p>
          </table:table-cell>
          <table:table-cell table:formula="of:=[.B1335]/[.C1335]" office:value-type="float" office:value="977450.980392157">
            <text:p>977450.980392157</text:p>
          </table:table-cell>
          <table:table-cell table:number-columns-repeated="1020"/>
        </table:table-row>
        <table:table-row table:style-name="ro1">
          <table:table-cell office:value-type="string">
            <text:p>HFBL</text:p>
          </table:table-cell>
          <table:table-cell office:value-type="float" office:value="40110000">
            <text:p>40110000</text:p>
          </table:table-cell>
          <table:table-cell office:value-type="float" office:value="41">
            <text:p>41</text:p>
          </table:table-cell>
          <table:table-cell table:formula="of:=[.B1336]/[.C1336]" office:value-type="float" office:value="978292.682926829">
            <text:p>978292.682926829</text:p>
          </table:table-cell>
          <table:table-cell table:number-columns-repeated="1020"/>
        </table:table-row>
        <table:table-row table:style-name="ro1">
          <table:table-cell office:value-type="string">
            <text:p>CA</text:p>
          </table:table-cell>
          <table:table-cell office:value-type="float" office:value="13140000000">
            <text:p>13140000000</text:p>
          </table:table-cell>
          <table:table-cell office:value-type="float" office:value="13400">
            <text:p>13400</text:p>
          </table:table-cell>
          <table:table-cell table:formula="of:=[.B1337]/[.C1337]" office:value-type="float" office:value="980597.014925373">
            <text:p>980597.014925373</text:p>
          </table:table-cell>
          <table:table-cell table:number-columns-repeated="1020"/>
        </table:table-row>
        <table:table-row table:style-name="ro1">
          <table:table-cell office:value-type="string">
            <text:p>BMC</text:p>
          </table:table-cell>
          <table:table-cell office:value-type="float" office:value="6090000000">
            <text:p>6090000000</text:p>
          </table:table-cell>
          <table:table-cell office:value-type="float" office:value="6200">
            <text:p>6200</text:p>
          </table:table-cell>
          <table:table-cell table:formula="of:=[.B1338]/[.C1338]" office:value-type="float" office:value="982258.064516129">
            <text:p>982258.064516129</text:p>
          </table:table-cell>
          <table:table-cell table:number-columns-repeated="1020"/>
        </table:table-row>
        <table:table-row table:style-name="ro1">
          <table:table-cell office:value-type="string">
            <text:p>SODA</text:p>
          </table:table-cell>
          <table:table-cell office:value-type="float" office:value="808640000">
            <text:p>808640000</text:p>
          </table:table-cell>
          <table:table-cell office:value-type="float" office:value="823">
            <text:p>823</text:p>
          </table:table-cell>
          <table:table-cell table:formula="of:=[.B1339]/[.C1339]" office:value-type="float" office:value="982551.640340219">
            <text:p>982551.640340219</text:p>
          </table:table-cell>
          <table:table-cell table:number-columns-repeated="1020"/>
        </table:table-row>
        <table:table-row table:style-name="ro1">
          <table:table-cell office:value-type="string">
            <text:p>CRDC</text:p>
          </table:table-cell>
          <table:table-cell office:value-type="float" office:value="53100000">
            <text:p>53100000</text:p>
          </table:table-cell>
          <table:table-cell office:value-type="float" office:value="54">
            <text:p>54</text:p>
          </table:table-cell>
          <table:table-cell table:formula="of:=[.B1340]/[.C1340]" office:value-type="float" office:value="983333.333333333">
            <text:p>983333.333333333</text:p>
          </table:table-cell>
          <table:table-cell table:number-columns-repeated="1020"/>
        </table:table-row>
        <table:table-row table:style-name="ro1">
          <table:table-cell office:value-type="string">
            <text:p>MCHP</text:p>
          </table:table-cell>
          <table:table-cell office:value-type="float" office:value="6860000000">
            <text:p>6860000000</text:p>
          </table:table-cell>
          <table:table-cell office:value-type="float" office:value="6970">
            <text:p>6970</text:p>
          </table:table-cell>
          <table:table-cell table:formula="of:=[.B1341]/[.C1341]" office:value-type="float" office:value="984218.077474892">
            <text:p>984218.077474892</text:p>
          </table:table-cell>
          <table:table-cell table:number-columns-repeated="1020"/>
        </table:table-row>
        <table:table-row table:style-name="ro1">
          <table:table-cell office:value-type="string">
            <text:p>KEYN</text:p>
          </table:table-cell>
          <table:table-cell office:value-type="float" office:value="347480000">
            <text:p>347480000</text:p>
          </table:table-cell>
          <table:table-cell office:value-type="float" office:value="352">
            <text:p>352</text:p>
          </table:table-cell>
          <table:table-cell table:formula="of:=[.B1342]/[.C1342]" office:value-type="float" office:value="987159.090909091">
            <text:p>987159.090909091</text:p>
          </table:table-cell>
          <table:table-cell table:number-columns-repeated="1020"/>
        </table:table-row>
        <table:table-row table:style-name="ro1">
          <table:table-cell office:value-type="string">
            <text:p>ABT</text:p>
          </table:table-cell>
          <table:table-cell office:value-type="float" office:value="90240000000">
            <text:p>90240000000</text:p>
          </table:table-cell>
          <table:table-cell office:value-type="float" office:value="91000">
            <text:p>91000</text:p>
          </table:table-cell>
          <table:table-cell table:formula="of:=[.B1343]/[.C1343]" office:value-type="float" office:value="991648.351648352">
            <text:p>991648.351648352</text:p>
          </table:table-cell>
          <table:table-cell table:number-columns-repeated="1020"/>
        </table:table-row>
        <table:table-row table:style-name="ro1">
          <table:table-cell office:value-type="string">
            <text:p>NTCT</text:p>
          </table:table-cell>
          <table:table-cell office:value-type="float" office:value="871760000">
            <text:p>871760000</text:p>
          </table:table-cell>
          <table:table-cell office:value-type="float" office:value="878">
            <text:p>878</text:p>
          </table:table-cell>
          <table:table-cell table:formula="of:=[.B1344]/[.C1344]" office:value-type="float" office:value="992892.938496583">
            <text:p>992892.938496583</text:p>
          </table:table-cell>
          <table:table-cell table:number-columns-repeated="1020"/>
        </table:table-row>
        <table:table-row table:style-name="ro1">
          <table:table-cell office:value-type="string">
            <text:p>NTIC</text:p>
          </table:table-cell>
          <table:table-cell office:value-type="float" office:value="69750000">
            <text:p>69750000</text:p>
          </table:table-cell>
          <table:table-cell office:value-type="float" office:value="70">
            <text:p>70</text:p>
          </table:table-cell>
          <table:table-cell table:formula="of:=[.B1345]/[.C1345]" office:value-type="float" office:value="996428.571428572">
            <text:p>996428.571428572</text:p>
          </table:table-cell>
          <table:table-cell table:number-columns-repeated="1020"/>
        </table:table-row>
        <table:table-row table:style-name="ro1">
          <table:table-cell office:value-type="string">
            <text:p>ABC</text:p>
          </table:table-cell>
          <table:table-cell office:value-type="float" office:value="9430000000">
            <text:p>9430000000</text:p>
          </table:table-cell>
          <table:table-cell office:value-type="float" office:value="9400">
            <text:p>9400</text:p>
          </table:table-cell>
          <table:table-cell table:formula="of:=[.B1346]/[.C1346]" office:value-type="float" office:value="1003191.4893617">
            <text:p>1003191.4893617</text:p>
          </table:table-cell>
          <table:table-cell table:number-columns-repeated="1020"/>
        </table:table-row>
        <table:table-row table:style-name="ro1">
          <table:table-cell office:value-type="string">
            <text:p>CFNB</text:p>
          </table:table-cell>
          <table:table-cell office:value-type="float" office:value="154840000">
            <text:p>154840000</text:p>
          </table:table-cell>
          <table:table-cell office:value-type="float" office:value="154">
            <text:p>154</text:p>
          </table:table-cell>
          <table:table-cell table:formula="of:=[.B1347]/[.C1347]" office:value-type="float" office:value="1005454.54545455">
            <text:p>1005454.54545455</text:p>
          </table:table-cell>
          <table:table-cell table:number-columns-repeated="1020"/>
        </table:table-row>
        <table:table-row table:style-name="ro1">
          <table:table-cell office:value-type="string">
            <text:p>GNTX</text:p>
          </table:table-cell>
          <table:table-cell office:value-type="float" office:value="3500000000">
            <text:p>3500000000</text:p>
          </table:table-cell>
          <table:table-cell office:value-type="float" office:value="3481">
            <text:p>3481</text:p>
          </table:table-cell>
          <table:table-cell table:formula="of:=[.B1348]/[.C1348]" office:value-type="float" office:value="1005458.20166619">
            <text:p>1005458.20166619</text:p>
          </table:table-cell>
          <table:table-cell table:number-columns-repeated="1020"/>
        </table:table-row>
        <table:table-row table:style-name="ro1">
          <table:table-cell office:value-type="string">
            <text:p>IGT</text:p>
          </table:table-cell>
          <table:table-cell office:value-type="float" office:value="4630000000">
            <text:p>4630000000</text:p>
          </table:table-cell>
          <table:table-cell office:value-type="float" office:value="4600">
            <text:p>4600</text:p>
          </table:table-cell>
          <table:table-cell table:formula="of:=[.B1349]/[.C1349]" office:value-type="float" office:value="1006521.73913043">
            <text:p>1006521.73913043</text:p>
          </table:table-cell>
          <table:table-cell table:number-columns-repeated="1020"/>
        </table:table-row>
        <table:table-row table:style-name="ro1">
          <table:table-cell office:value-type="string">
            <text:p>SCLN</text:p>
          </table:table-cell>
          <table:table-cell office:value-type="float" office:value="263209999">
            <text:p>263209999</text:p>
          </table:table-cell>
          <table:table-cell office:value-type="float" office:value="261">
            <text:p>261</text:p>
          </table:table-cell>
          <table:table-cell table:formula="of:=[.B1350]/[.C1350]" office:value-type="float" office:value="1008467.42911877">
            <text:p>1008467.42911877</text:p>
          </table:table-cell>
          <table:table-cell table:number-columns-repeated="1020"/>
        </table:table-row>
        <table:table-row table:style-name="ro1">
          <table:table-cell office:value-type="string">
            <text:p>SIRO</text:p>
          </table:table-cell>
          <table:table-cell office:value-type="float" office:value="2740000000">
            <text:p>2740000000</text:p>
          </table:table-cell>
          <table:table-cell office:value-type="float" office:value="2705">
            <text:p>2705</text:p>
          </table:table-cell>
          <table:table-cell table:formula="of:=[.B1351]/[.C1351]" office:value-type="float" office:value="1012939.00184843">
            <text:p>1012939.00184843</text:p>
          </table:table-cell>
          <table:table-cell table:number-columns-repeated="1020"/>
        </table:table-row>
        <table:table-row table:style-name="ro1">
          <table:table-cell office:value-type="string">
            <text:p>SNHY</text:p>
          </table:table-cell>
          <table:table-cell office:value-type="float" office:value="766450000">
            <text:p>766450000</text:p>
          </table:table-cell>
          <table:table-cell office:value-type="float" office:value="755">
            <text:p>755</text:p>
          </table:table-cell>
          <table:table-cell table:formula="of:=[.B1352]/[.C1352]" office:value-type="float" office:value="1015165.56291391">
            <text:p>1015165.56291391</text:p>
          </table:table-cell>
          <table:table-cell table:number-columns-repeated="1020"/>
        </table:table-row>
        <table:table-row table:style-name="ro1">
          <table:table-cell office:value-type="string">
            <text:p>AMSF</text:p>
          </table:table-cell>
          <table:table-cell office:value-type="float" office:value="429540000">
            <text:p>429540000</text:p>
          </table:table-cell>
          <table:table-cell office:value-type="float" office:value="423">
            <text:p>423</text:p>
          </table:table-cell>
          <table:table-cell table:formula="of:=[.B1353]/[.C1353]" office:value-type="float" office:value="1015460.9929078">
            <text:p>1015460.9929078</text:p>
          </table:table-cell>
          <table:table-cell table:number-columns-repeated="1020"/>
        </table:table-row>
        <table:table-row table:style-name="ro1">
          <table:table-cell office:value-type="string">
            <text:p>CWCO</text:p>
          </table:table-cell>
          <table:table-cell office:value-type="float" office:value="115760000">
            <text:p>115760000</text:p>
          </table:table-cell>
          <table:table-cell office:value-type="float" office:value="113">
            <text:p>113</text:p>
          </table:table-cell>
          <table:table-cell table:formula="of:=[.B1354]/[.C1354]" office:value-type="float" office:value="1024424.77876106">
            <text:p>1024424.77876106</text:p>
          </table:table-cell>
          <table:table-cell table:number-columns-repeated="1020"/>
        </table:table-row>
        <table:table-row table:style-name="ro1">
          <table:table-cell office:value-type="string">
            <text:p>OMPI</text:p>
          </table:table-cell>
          <table:table-cell office:value-type="float" office:value="208880000">
            <text:p>208880000</text:p>
          </table:table-cell>
          <table:table-cell office:value-type="float" office:value="203">
            <text:p>203</text:p>
          </table:table-cell>
          <table:table-cell table:formula="of:=[.B1355]/[.C1355]" office:value-type="float" office:value="1028965.51724138">
            <text:p>1028965.51724138</text:p>
          </table:table-cell>
          <table:table-cell table:number-columns-repeated="1020"/>
        </table:table-row>
        <table:table-row table:style-name="ro1">
          <table:table-cell office:value-type="string">
            <text:p>MYRX</text:p>
          </table:table-cell>
          <table:table-cell office:value-type="float" office:value="83350000">
            <text:p>83350000</text:p>
          </table:table-cell>
          <table:table-cell office:value-type="float" office:value="81">
            <text:p>81</text:p>
          </table:table-cell>
          <table:table-cell table:formula="of:=[.B1356]/[.C1356]" office:value-type="float" office:value="1029012.34567901">
            <text:p>1029012.34567901</text:p>
          </table:table-cell>
          <table:table-cell table:number-columns-repeated="1020"/>
        </table:table-row>
        <table:table-row table:style-name="ro1">
          <table:table-cell office:value-type="string">
            <text:p>STZ</text:p>
          </table:table-cell>
          <table:table-cell office:value-type="float" office:value="4440000000">
            <text:p>4440000000</text:p>
          </table:table-cell>
          <table:table-cell office:value-type="float" office:value="4300">
            <text:p>4300</text:p>
          </table:table-cell>
          <table:table-cell table:formula="of:=[.B1357]/[.C1357]" office:value-type="float" office:value="1032558.13953488">
            <text:p>1032558.13953488</text:p>
          </table:table-cell>
          <table:table-cell table:number-columns-repeated="1020"/>
        </table:table-row>
        <table:table-row table:style-name="ro1">
          <table:table-cell office:value-type="string">
            <text:p>FAST</text:p>
          </table:table-cell>
          <table:table-cell office:value-type="float" office:value="15680000000">
            <text:p>15680000000</text:p>
          </table:table-cell>
          <table:table-cell office:value-type="float" office:value="15168">
            <text:p>15168</text:p>
          </table:table-cell>
          <table:table-cell table:formula="of:=[.B1358]/[.C1358]" office:value-type="float" office:value="1033755.2742616">
            <text:p>1033755.2742616</text:p>
          </table:table-cell>
          <table:table-cell table:number-columns-repeated="1020"/>
        </table:table-row>
        <table:table-row table:style-name="ro1">
          <table:table-cell office:value-type="string">
            <text:p>SNMX</text:p>
          </table:table-cell>
          <table:table-cell office:value-type="float" office:value="116840000">
            <text:p>116840000</text:p>
          </table:table-cell>
          <table:table-cell office:value-type="float" office:value="113">
            <text:p>113</text:p>
          </table:table-cell>
          <table:table-cell table:formula="of:=[.B1359]/[.C1359]" office:value-type="float" office:value="1033982.30088496">
            <text:p>1033982.30088496</text:p>
          </table:table-cell>
          <table:table-cell table:number-columns-repeated="1020"/>
        </table:table-row>
        <table:table-row table:style-name="ro1">
          <table:table-cell office:value-type="string">
            <text:p>TIE</text:p>
          </table:table-cell>
          <table:table-cell office:value-type="float" office:value="2470000000">
            <text:p>2470000000</text:p>
          </table:table-cell>
          <table:table-cell office:value-type="float" office:value="2385">
            <text:p>2385</text:p>
          </table:table-cell>
          <table:table-cell table:formula="of:=[.B1360]/[.C1360]" office:value-type="float" office:value="1035639.4129979">
            <text:p>1035639.4129979</text:p>
          </table:table-cell>
          <table:table-cell table:number-columns-repeated="1020"/>
        </table:table-row>
        <table:table-row table:style-name="ro1">
          <table:table-cell office:value-type="string">
            <text:p>IDRA</text:p>
          </table:table-cell>
          <table:table-cell office:value-type="float" office:value="37310000">
            <text:p>37310000</text:p>
          </table:table-cell>
          <table:table-cell office:value-type="float" office:value="36">
            <text:p>36</text:p>
          </table:table-cell>
          <table:table-cell table:formula="of:=[.B1361]/[.C1361]" office:value-type="float" office:value="1036388.88888889">
            <text:p>1036388.88888889</text:p>
          </table:table-cell>
          <table:table-cell table:number-columns-repeated="1020"/>
        </table:table-row>
        <table:table-row table:style-name="ro1">
          <table:table-cell office:value-type="string">
            <text:p>SIAL</text:p>
          </table:table-cell>
          <table:table-cell office:value-type="float" office:value="8680000000">
            <text:p>8680000000</text:p>
          </table:table-cell>
          <table:table-cell office:value-type="float" office:value="8300">
            <text:p>8300</text:p>
          </table:table-cell>
          <table:table-cell table:formula="of:=[.B1362]/[.C1362]" office:value-type="float" office:value="1045783.13253012">
            <text:p>1045783.13253012</text:p>
          </table:table-cell>
          <table:table-cell table:number-columns-repeated="1020"/>
        </table:table-row>
        <table:table-row table:style-name="ro1">
          <table:table-cell office:value-type="string">
            <text:p>APD</text:p>
          </table:table-cell>
          <table:table-cell office:value-type="float" office:value="19350000000">
            <text:p>19350000000</text:p>
          </table:table-cell>
          <table:table-cell office:value-type="float" office:value="18500">
            <text:p>18500</text:p>
          </table:table-cell>
          <table:table-cell table:formula="of:=[.B1363]/[.C1363]" office:value-type="float" office:value="1045945.94594595">
            <text:p>1045945.94594595</text:p>
          </table:table-cell>
          <table:table-cell table:number-columns-repeated="1020"/>
        </table:table-row>
        <table:table-row table:style-name="ro1">
          <table:table-cell office:value-type="string">
            <text:p>OCZ</text:p>
          </table:table-cell>
          <table:table-cell office:value-type="float" office:value="442890000">
            <text:p>442890000</text:p>
          </table:table-cell>
          <table:table-cell office:value-type="float" office:value="422">
            <text:p>422</text:p>
          </table:table-cell>
          <table:table-cell table:formula="of:=[.B1364]/[.C1364]" office:value-type="float" office:value="1049502.36966825">
            <text:p>1049502.36966825</text:p>
          </table:table-cell>
          <table:table-cell table:number-columns-repeated="1020"/>
        </table:table-row>
        <table:table-row table:style-name="ro1">
          <table:table-cell office:value-type="string">
            <text:p>SHFL</text:p>
          </table:table-cell>
          <table:table-cell office:value-type="float" office:value="781190000">
            <text:p>781190000</text:p>
          </table:table-cell>
          <table:table-cell office:value-type="float" office:value="740">
            <text:p>740</text:p>
          </table:table-cell>
          <table:table-cell table:formula="of:=[.B1365]/[.C1365]" office:value-type="float" office:value="1055662.16216216">
            <text:p>1055662.16216216</text:p>
          </table:table-cell>
          <table:table-cell table:number-columns-repeated="1020"/>
        </table:table-row>
        <table:table-row table:style-name="ro1">
          <table:table-cell office:value-type="string">
            <text:p>MAYS</text:p>
          </table:table-cell>
          <table:table-cell office:value-type="float" office:value="31740000">
            <text:p>31740000</text:p>
          </table:table-cell>
          <table:table-cell office:value-type="float" office:value="30">
            <text:p>30</text:p>
          </table:table-cell>
          <table:table-cell table:formula="of:=[.B1366]/[.C1366]" office:value-type="float" office:value="1058000">
            <text:p>1058000</text:p>
          </table:table-cell>
          <table:table-cell table:number-columns-repeated="1020"/>
        </table:table-row>
        <table:table-row table:style-name="ro1">
          <table:table-cell office:value-type="string">
            <text:p>TWX</text:p>
          </table:table-cell>
          <table:table-cell office:value-type="float" office:value="36010000000">
            <text:p>36010000000</text:p>
          </table:table-cell>
          <table:table-cell office:value-type="float" office:value="34000">
            <text:p>34000</text:p>
          </table:table-cell>
          <table:table-cell table:formula="of:=[.B1367]/[.C1367]" office:value-type="float" office:value="1059117.64705882">
            <text:p>1059117.64705882</text:p>
          </table:table-cell>
          <table:table-cell table:number-columns-repeated="1020"/>
        </table:table-row>
        <table:table-row table:style-name="ro1">
          <table:table-cell office:value-type="string">
            <text:p>LEN</text:p>
          </table:table-cell>
          <table:table-cell office:value-type="float" office:value="4330000000">
            <text:p>4330000000</text:p>
          </table:table-cell>
          <table:table-cell office:value-type="float" office:value="4062">
            <text:p>4062</text:p>
          </table:table-cell>
          <table:table-cell table:formula="of:=[.B1368]/[.C1368]" office:value-type="float" office:value="1065977.35105859">
            <text:p>1065977.35105859</text:p>
          </table:table-cell>
          <table:table-cell table:number-columns-repeated="1020"/>
        </table:table-row>
        <table:table-row table:style-name="ro1">
          <table:table-cell office:value-type="string">
            <text:p>HOLX</text:p>
          </table:table-cell>
          <table:table-cell office:value-type="float" office:value="5390000000">
            <text:p>5390000000</text:p>
          </table:table-cell>
          <table:table-cell office:value-type="float" office:value="5019">
            <text:p>5019</text:p>
          </table:table-cell>
          <table:table-cell table:formula="of:=[.B1369]/[.C1369]" office:value-type="float" office:value="1073919.10739191">
            <text:p>1073919.10739191</text:p>
          </table:table-cell>
          <table:table-cell table:number-columns-repeated="1020"/>
        </table:table-row>
        <table:table-row table:style-name="ro1">
          <table:table-cell office:value-type="string">
            <text:p>TWTC</text:p>
          </table:table-cell>
          <table:table-cell office:value-type="float" office:value="3280000000">
            <text:p>3280000000</text:p>
          </table:table-cell>
          <table:table-cell office:value-type="float" office:value="3051">
            <text:p>3051</text:p>
          </table:table-cell>
          <table:table-cell table:formula="of:=[.B1370]/[.C1370]" office:value-type="float" office:value="1075057.3582432">
            <text:p>1075057.3582432</text:p>
          </table:table-cell>
          <table:table-cell table:number-columns-repeated="1020"/>
        </table:table-row>
        <table:table-row table:style-name="ro1">
          <table:table-cell office:value-type="string">
            <text:p>SMED</text:p>
          </table:table-cell>
          <table:table-cell office:value-type="float" office:value="61290000">
            <text:p>61290000</text:p>
          </table:table-cell>
          <table:table-cell office:value-type="float" office:value="57">
            <text:p>57</text:p>
          </table:table-cell>
          <table:table-cell table:formula="of:=[.B1371]/[.C1371]" office:value-type="float" office:value="1075263.15789474">
            <text:p>1075263.15789474</text:p>
          </table:table-cell>
          <table:table-cell table:number-columns-repeated="1020"/>
        </table:table-row>
        <table:table-row table:style-name="ro1">
          <table:table-cell office:value-type="string">
            <text:p>GNMK</text:p>
          </table:table-cell>
          <table:table-cell office:value-type="float" office:value="84980000">
            <text:p>84980000</text:p>
          </table:table-cell>
          <table:table-cell office:value-type="float" office:value="79">
            <text:p>79</text:p>
          </table:table-cell>
          <table:table-cell table:formula="of:=[.B1372]/[.C1372]" office:value-type="float" office:value="1075696.20253165">
            <text:p>1075696.20253165</text:p>
          </table:table-cell>
          <table:table-cell table:number-columns-repeated="1020"/>
        </table:table-row>
        <table:table-row table:style-name="ro1">
          <table:table-cell office:value-type="string">
            <text:p>VRA</text:p>
          </table:table-cell>
          <table:table-cell office:value-type="float" office:value="1540000000">
            <text:p>1540000000</text:p>
          </table:table-cell>
          <table:table-cell office:value-type="float" office:value="1427">
            <text:p>1427</text:p>
          </table:table-cell>
          <table:table-cell table:formula="of:=[.B1373]/[.C1373]" office:value-type="float" office:value="1079187.1058164">
            <text:p>1079187.1058164</text:p>
          </table:table-cell>
          <table:table-cell table:number-columns-repeated="1020"/>
        </table:table-row>
        <table:table-row table:style-name="ro1">
          <table:table-cell office:value-type="string">
            <text:p>STBZ</text:p>
          </table:table-cell>
          <table:table-cell office:value-type="float" office:value="511470000">
            <text:p>511470000</text:p>
          </table:table-cell>
          <table:table-cell office:value-type="float" office:value="473">
            <text:p>473</text:p>
          </table:table-cell>
          <table:table-cell table:formula="of:=[.B1374]/[.C1374]" office:value-type="float" office:value="1081331.92389006">
            <text:p>1081331.92389006</text:p>
          </table:table-cell>
          <table:table-cell table:number-columns-repeated="1020"/>
        </table:table-row>
        <table:table-row table:style-name="ro1">
          <table:table-cell office:value-type="string">
            <text:p>CLX</text:p>
          </table:table-cell>
          <table:table-cell office:value-type="float" office:value="8770000000">
            <text:p>8770000000</text:p>
          </table:table-cell>
          <table:table-cell office:value-type="float" office:value="8100">
            <text:p>8100</text:p>
          </table:table-cell>
          <table:table-cell table:formula="of:=[.B1375]/[.C1375]" office:value-type="float" office:value="1082716.04938272">
            <text:p>1082716.04938272</text:p>
          </table:table-cell>
          <table:table-cell table:number-columns-repeated="1020"/>
        </table:table-row>
        <table:table-row table:style-name="ro1">
          <table:table-cell office:value-type="string">
            <text:p>TWER</text:p>
          </table:table-cell>
          <table:table-cell office:value-type="float" office:value="141500000">
            <text:p>141500000</text:p>
          </table:table-cell>
          <table:table-cell office:value-type="float" office:value="129">
            <text:p>129</text:p>
          </table:table-cell>
          <table:table-cell table:formula="of:=[.B1376]/[.C1376]" office:value-type="float" office:value="1096899.2248062">
            <text:p>1096899.2248062</text:p>
          </table:table-cell>
          <table:table-cell table:number-columns-repeated="1020"/>
        </table:table-row>
        <table:table-row table:style-name="ro1">
          <table:table-cell office:value-type="string">
            <text:p>SAFT</text:p>
          </table:table-cell>
          <table:table-cell office:value-type="float" office:value="642670000">
            <text:p>642670000</text:p>
          </table:table-cell>
          <table:table-cell office:value-type="float" office:value="581">
            <text:p>581</text:p>
          </table:table-cell>
          <table:table-cell table:formula="of:=[.B1377]/[.C1377]" office:value-type="float" office:value="1106144.57831325">
            <text:p>1106144.57831325</text:p>
          </table:table-cell>
          <table:table-cell table:number-columns-repeated="1020"/>
        </table:table-row>
        <table:table-row table:style-name="ro1">
          <table:table-cell office:value-type="string">
            <text:p>IRBT</text:p>
          </table:table-cell>
          <table:table-cell office:value-type="float" office:value="687030000">
            <text:p>687030000</text:p>
          </table:table-cell>
          <table:table-cell office:value-type="float" office:value="619">
            <text:p>619</text:p>
          </table:table-cell>
          <table:table-cell table:formula="of:=[.B1378]/[.C1378]" office:value-type="float" office:value="1109903.06946688">
            <text:p>1109903.06946688</text:p>
          </table:table-cell>
          <table:table-cell table:number-columns-repeated="1020"/>
        </table:table-row>
        <table:table-row table:style-name="ro1">
          <table:table-cell office:value-type="string">
            <text:p>EPAY</text:p>
          </table:table-cell>
          <table:table-cell office:value-type="float" office:value="982290000">
            <text:p>982290000</text:p>
          </table:table-cell>
          <table:table-cell office:value-type="float" office:value="880">
            <text:p>880</text:p>
          </table:table-cell>
          <table:table-cell table:formula="of:=[.B1379]/[.C1379]" office:value-type="float" office:value="1116238.63636364">
            <text:p>1116238.63636364</text:p>
          </table:table-cell>
          <table:table-cell table:number-columns-repeated="1020"/>
        </table:table-row>
        <table:table-row table:style-name="ro1">
          <table:table-cell office:value-type="string">
            <text:p>SATS</text:p>
          </table:table-cell>
          <table:table-cell office:value-type="float" office:value="2580000000">
            <text:p>2580000000</text:p>
          </table:table-cell>
          <table:table-cell office:value-type="float" office:value="2300">
            <text:p>2300</text:p>
          </table:table-cell>
          <table:table-cell table:formula="of:=[.B1380]/[.C1380]" office:value-type="float" office:value="1121739.13043478">
            <text:p>1121739.13043478</text:p>
          </table:table-cell>
          <table:table-cell table:number-columns-repeated="1020"/>
        </table:table-row>
        <table:table-row table:style-name="ro1">
          <table:table-cell office:value-type="string">
            <text:p>PETS</text:p>
          </table:table-cell>
          <table:table-cell office:value-type="float" office:value="229040000">
            <text:p>229040000</text:p>
          </table:table-cell>
          <table:table-cell office:value-type="float" office:value="204">
            <text:p>204</text:p>
          </table:table-cell>
          <table:table-cell table:formula="of:=[.B1381]/[.C1381]" office:value-type="float" office:value="1122745.09803922">
            <text:p>1122745.09803922</text:p>
          </table:table-cell>
          <table:table-cell table:number-columns-repeated="1020"/>
        </table:table-row>
        <table:table-row table:style-name="ro1">
          <table:table-cell office:value-type="string">
            <text:p>LMLP</text:p>
          </table:table-cell>
          <table:table-cell office:value-type="float" office:value="66629999">
            <text:p>66629999</text:p>
          </table:table-cell>
          <table:table-cell office:value-type="float" office:value="59">
            <text:p>59</text:p>
          </table:table-cell>
          <table:table-cell table:formula="of:=[.B1382]/[.C1382]" office:value-type="float" office:value="1129322.01694915">
            <text:p>1129322.01694915</text:p>
          </table:table-cell>
          <table:table-cell table:number-columns-repeated="1020"/>
        </table:table-row>
        <table:table-row table:style-name="ro1">
          <table:table-cell office:value-type="string">
            <text:p>ATHX</text:p>
          </table:table-cell>
          <table:table-cell office:value-type="float" office:value="49710000">
            <text:p>49710000</text:p>
          </table:table-cell>
          <table:table-cell office:value-type="float" office:value="44">
            <text:p>44</text:p>
          </table:table-cell>
          <table:table-cell table:formula="of:=[.B1383]/[.C1383]" office:value-type="float" office:value="1129772.72727273">
            <text:p>1129772.72727273</text:p>
          </table:table-cell>
          <table:table-cell table:number-columns-repeated="1020"/>
        </table:table-row>
        <table:table-row table:style-name="ro1">
          <table:table-cell office:value-type="string">
            <text:p>KFFG</text:p>
          </table:table-cell>
          <table:table-cell office:value-type="float" office:value="124540000">
            <text:p>124540000</text:p>
          </table:table-cell>
          <table:table-cell office:value-type="float" office:value="110">
            <text:p>110</text:p>
          </table:table-cell>
          <table:table-cell table:formula="of:=[.B1384]/[.C1384]" office:value-type="float" office:value="1132181.81818182">
            <text:p>1132181.81818182</text:p>
          </table:table-cell>
          <table:table-cell table:number-columns-repeated="1020"/>
        </table:table-row>
        <table:table-row table:style-name="ro1">
          <table:table-cell office:value-type="string">
            <text:p>VELT</text:p>
          </table:table-cell>
          <table:table-cell office:value-type="float" office:value="624100000">
            <text:p>624100000</text:p>
          </table:table-cell>
          <table:table-cell office:value-type="float" office:value="550">
            <text:p>550</text:p>
          </table:table-cell>
          <table:table-cell table:formula="of:=[.B1385]/[.C1385]" office:value-type="float" office:value="1134727.27272727">
            <text:p>1134727.27272727</text:p>
          </table:table-cell>
          <table:table-cell table:number-columns-repeated="1020"/>
        </table:table-row>
        <table:table-row table:style-name="ro1">
          <table:table-cell office:value-type="string">
            <text:p>RCKB</text:p>
          </table:table-cell>
          <table:table-cell office:value-type="float" office:value="318880000">
            <text:p>318880000</text:p>
          </table:table-cell>
          <table:table-cell office:value-type="float" office:value="281">
            <text:p>281</text:p>
          </table:table-cell>
          <table:table-cell table:formula="of:=[.B1386]/[.C1386]" office:value-type="float" office:value="1134804.27046263">
            <text:p>1134804.27046263</text:p>
          </table:table-cell>
          <table:table-cell table:number-columns-repeated="1020"/>
        </table:table-row>
        <table:table-row table:style-name="ro1">
          <table:table-cell office:value-type="string">
            <text:p>ED</text:p>
          </table:table-cell>
          <table:table-cell office:value-type="float" office:value="17079999999">
            <text:p>17079999999</text:p>
          </table:table-cell>
          <table:table-cell office:value-type="float" office:value="15016">
            <text:p>15016</text:p>
          </table:table-cell>
          <table:table-cell table:formula="of:=[.B1387]/[.C1387]" office:value-type="float" office:value="1137453.38299148">
            <text:p>1137453.38299148</text:p>
          </table:table-cell>
          <table:table-cell table:number-columns-repeated="1020"/>
        </table:table-row>
        <table:table-row table:style-name="ro1">
          <table:table-cell office:value-type="string">
            <text:p>PRGO</text:p>
          </table:table-cell>
          <table:table-cell office:value-type="float" office:value="9870000000">
            <text:p>9870000000</text:p>
          </table:table-cell>
          <table:table-cell office:value-type="float" office:value="8660">
            <text:p>8660</text:p>
          </table:table-cell>
          <table:table-cell table:formula="of:=[.B1388]/[.C1388]" office:value-type="float" office:value="1139722.86374134">
            <text:p>1139722.86374134</text:p>
          </table:table-cell>
          <table:table-cell table:number-columns-repeated="1020"/>
        </table:table-row>
        <table:table-row table:style-name="ro1">
          <table:table-cell office:value-type="string">
            <text:p>NUAN</text:p>
          </table:table-cell>
          <table:table-cell office:value-type="float" office:value="8320000000">
            <text:p>8320000000</text:p>
          </table:table-cell>
          <table:table-cell office:value-type="float" office:value="7300">
            <text:p>7300</text:p>
          </table:table-cell>
          <table:table-cell table:formula="of:=[.B1389]/[.C1389]" office:value-type="float" office:value="1139726.02739726">
            <text:p>1139726.02739726</text:p>
          </table:table-cell>
          <table:table-cell table:number-columns-repeated="1020"/>
        </table:table-row>
        <table:table-row table:style-name="ro1">
          <table:table-cell office:value-type="string">
            <text:p>OPNT</text:p>
          </table:table-cell>
          <table:table-cell office:value-type="float" office:value="658840000">
            <text:p>658840000</text:p>
          </table:table-cell>
          <table:table-cell office:value-type="float" office:value="578">
            <text:p>578</text:p>
          </table:table-cell>
          <table:table-cell table:formula="of:=[.B1390]/[.C1390]" office:value-type="float" office:value="1139861.5916955">
            <text:p>1139861.5916955</text:p>
          </table:table-cell>
          <table:table-cell table:number-columns-repeated="1020"/>
        </table:table-row>
        <table:table-row table:style-name="ro1">
          <table:table-cell office:value-type="string">
            <text:p>LM</text:p>
          </table:table-cell>
          <table:table-cell office:value-type="float" office:value="3870000000">
            <text:p>3870000000</text:p>
          </table:table-cell>
          <table:table-cell office:value-type="float" office:value="3395">
            <text:p>3395</text:p>
          </table:table-cell>
          <table:table-cell table:formula="of:=[.B1391]/[.C1391]" office:value-type="float" office:value="1139911.634757">
            <text:p>1139911.634757</text:p>
          </table:table-cell>
          <table:table-cell table:number-columns-repeated="1020"/>
        </table:table-row>
        <table:table-row table:style-name="ro1">
          <table:table-cell office:value-type="string">
            <text:p>SFLY</text:p>
          </table:table-cell>
          <table:table-cell office:value-type="float" office:value="1090000000">
            <text:p>1090000000</text:p>
          </table:table-cell>
          <table:table-cell office:value-type="float" office:value="956">
            <text:p>956</text:p>
          </table:table-cell>
          <table:table-cell table:formula="of:=[.B1392]/[.C1392]" office:value-type="float" office:value="1140167.36401674">
            <text:p>1140167.36401674</text:p>
          </table:table-cell>
          <table:table-cell table:number-columns-repeated="1020"/>
        </table:table-row>
        <table:table-row table:style-name="ro1">
          <table:table-cell office:value-type="string">
            <text:p>PHMD</text:p>
          </table:table-cell>
          <table:table-cell office:value-type="float" office:value="57040000">
            <text:p>57040000</text:p>
          </table:table-cell>
          <table:table-cell office:value-type="float" office:value="50">
            <text:p>50</text:p>
          </table:table-cell>
          <table:table-cell table:formula="of:=[.B1393]/[.C1393]" office:value-type="float" office:value="1140800">
            <text:p>1140800</text:p>
          </table:table-cell>
          <table:table-cell table:number-columns-repeated="1020"/>
        </table:table-row>
        <table:table-row table:style-name="ro1">
          <table:table-cell office:value-type="string">
            <text:p>ELRC</text:p>
          </table:table-cell>
          <table:table-cell office:value-type="float" office:value="426120000">
            <text:p>426120000</text:p>
          </table:table-cell>
          <table:table-cell office:value-type="float" office:value="371">
            <text:p>371</text:p>
          </table:table-cell>
          <table:table-cell table:formula="of:=[.B1394]/[.C1394]" office:value-type="float" office:value="1148571.42857143">
            <text:p>1148571.42857143</text:p>
          </table:table-cell>
          <table:table-cell table:number-columns-repeated="1020"/>
        </table:table-row>
        <table:table-row table:style-name="ro1">
          <table:table-cell office:value-type="string">
            <text:p>TPCG</text:p>
          </table:table-cell>
          <table:table-cell office:value-type="float" office:value="559770000">
            <text:p>559770000</text:p>
          </table:table-cell>
          <table:table-cell office:value-type="float" office:value="485">
            <text:p>485</text:p>
          </table:table-cell>
          <table:table-cell table:formula="of:=[.B1395]/[.C1395]" office:value-type="float" office:value="1154164.94845361">
            <text:p>1154164.94845361</text:p>
          </table:table-cell>
          <table:table-cell table:number-columns-repeated="1020"/>
        </table:table-row>
        <table:table-row table:style-name="ro1">
          <table:table-cell office:value-type="string">
            <text:p>CPRT</text:p>
          </table:table-cell>
          <table:table-cell office:value-type="float" office:value="3270000000">
            <text:p>3270000000</text:p>
          </table:table-cell>
          <table:table-cell office:value-type="float" office:value="2825">
            <text:p>2825</text:p>
          </table:table-cell>
          <table:table-cell table:formula="of:=[.B1396]/[.C1396]" office:value-type="float" office:value="1157522.12389381">
            <text:p>1157522.12389381</text:p>
          </table:table-cell>
          <table:table-cell table:number-columns-repeated="1020"/>
        </table:table-row>
        <table:table-row table:style-name="ro1">
          <table:table-cell office:value-type="string">
            <text:p>RYAAY</text:p>
          </table:table-cell>
          <table:table-cell office:value-type="float" office:value="9890000000">
            <text:p>9890000000</text:p>
          </table:table-cell>
          <table:table-cell office:value-type="float" office:value="8500">
            <text:p>8500</text:p>
          </table:table-cell>
          <table:table-cell table:formula="of:=[.B1397]/[.C1397]" office:value-type="float" office:value="1163529.41176471">
            <text:p>1163529.41176471</text:p>
          </table:table-cell>
          <table:table-cell table:number-columns-repeated="1020"/>
        </table:table-row>
        <table:table-row table:style-name="ro1">
          <table:table-cell office:value-type="string">
            <text:p>MGRC</text:p>
          </table:table-cell>
          <table:table-cell office:value-type="float" office:value="763940000">
            <text:p>763940000</text:p>
          </table:table-cell>
          <table:table-cell office:value-type="float" office:value="655">
            <text:p>655</text:p>
          </table:table-cell>
          <table:table-cell table:formula="of:=[.B1398]/[.C1398]" office:value-type="float" office:value="1166320.61068702">
            <text:p>1166320.61068702</text:p>
          </table:table-cell>
          <table:table-cell table:number-columns-repeated="1020"/>
        </table:table-row>
        <table:table-row table:style-name="ro1">
          <table:table-cell office:value-type="string">
            <text:p>TZOO</text:p>
          </table:table-cell>
          <table:table-cell office:value-type="float" office:value="411160000">
            <text:p>411160000</text:p>
          </table:table-cell>
          <table:table-cell office:value-type="float" office:value="350">
            <text:p>350</text:p>
          </table:table-cell>
          <table:table-cell table:formula="of:=[.B1399]/[.C1399]" office:value-type="float" office:value="1174742.85714286">
            <text:p>1174742.85714286</text:p>
          </table:table-cell>
          <table:table-cell table:number-columns-repeated="1020"/>
        </table:table-row>
        <table:table-row table:style-name="ro1">
          <table:table-cell office:value-type="string">
            <text:p>SWKS</text:p>
          </table:table-cell>
          <table:table-cell office:value-type="float" office:value="5170000000">
            <text:p>5170000000</text:p>
          </table:table-cell>
          <table:table-cell office:value-type="float" office:value="4400">
            <text:p>4400</text:p>
          </table:table-cell>
          <table:table-cell table:formula="of:=[.B1400]/[.C1400]" office:value-type="float" office:value="1175000">
            <text:p>1175000</text:p>
          </table:table-cell>
          <table:table-cell table:number-columns-repeated="1020"/>
        </table:table-row>
        <table:table-row table:style-name="ro1">
          <table:table-cell office:value-type="string">
            <text:p>FARO</text:p>
          </table:table-cell>
          <table:table-cell office:value-type="float" office:value="917810000">
            <text:p>917810000</text:p>
          </table:table-cell>
          <table:table-cell office:value-type="float" office:value="781">
            <text:p>781</text:p>
          </table:table-cell>
          <table:table-cell table:formula="of:=[.B1401]/[.C1401]" office:value-type="float" office:value="1175172.8553137">
            <text:p>1175172.8553137</text:p>
          </table:table-cell>
          <table:table-cell table:number-columns-repeated="1020"/>
        </table:table-row>
        <table:table-row table:style-name="ro1">
          <table:table-cell office:value-type="string">
            <text:p>HWKN</text:p>
          </table:table-cell>
          <table:table-cell office:value-type="float" office:value="379580000">
            <text:p>379580000</text:p>
          </table:table-cell>
          <table:table-cell office:value-type="float" office:value="321">
            <text:p>321</text:p>
          </table:table-cell>
          <table:table-cell table:formula="of:=[.B1402]/[.C1402]" office:value-type="float" office:value="1182492.21183801">
            <text:p>1182492.21183801</text:p>
          </table:table-cell>
          <table:table-cell table:number-columns-repeated="1020"/>
        </table:table-row>
        <table:table-row table:style-name="ro1">
          <table:table-cell office:value-type="string">
            <text:p>EGHT</text:p>
          </table:table-cell>
          <table:table-cell office:value-type="float" office:value="301090000">
            <text:p>301090000</text:p>
          </table:table-cell>
          <table:table-cell office:value-type="float" office:value="254">
            <text:p>254</text:p>
          </table:table-cell>
          <table:table-cell table:formula="of:=[.B1403]/[.C1403]" office:value-type="float" office:value="1185393.7007874">
            <text:p>1185393.7007874</text:p>
          </table:table-cell>
          <table:table-cell table:number-columns-repeated="1020"/>
        </table:table-row>
        <table:table-row table:style-name="ro1">
          <table:table-cell office:value-type="string">
            <text:p>CTWS</text:p>
          </table:table-cell>
          <table:table-cell office:value-type="float" office:value="242070000">
            <text:p>242070000</text:p>
          </table:table-cell>
          <table:table-cell office:value-type="float" office:value="204">
            <text:p>204</text:p>
          </table:table-cell>
          <table:table-cell table:formula="of:=[.B1404]/[.C1404]" office:value-type="float" office:value="1186617.64705882">
            <text:p>1186617.64705882</text:p>
          </table:table-cell>
          <table:table-cell table:number-columns-repeated="1020"/>
        </table:table-row>
        <table:table-row table:style-name="ro1">
          <table:table-cell office:value-type="string">
            <text:p>LRAD</text:p>
          </table:table-cell>
          <table:table-cell office:value-type="float" office:value="46290000">
            <text:p>46290000</text:p>
          </table:table-cell>
          <table:table-cell office:value-type="float" office:value="39">
            <text:p>39</text:p>
          </table:table-cell>
          <table:table-cell table:formula="of:=[.B1405]/[.C1405]" office:value-type="float" office:value="1186923.07692308">
            <text:p>1186923.07692308</text:p>
          </table:table-cell>
          <table:table-cell table:number-columns-repeated="1020"/>
        </table:table-row>
        <table:table-row table:style-name="ro1">
          <table:table-cell office:value-type="string">
            <text:p>MHS</text:p>
          </table:table-cell>
          <table:table-cell office:value-type="float" office:value="26350000000">
            <text:p>26350000000</text:p>
          </table:table-cell>
          <table:table-cell office:value-type="float" office:value="22100">
            <text:p>22100</text:p>
          </table:table-cell>
          <table:table-cell table:formula="of:=[.B1406]/[.C1406]" office:value-type="float" office:value="1192307.69230769">
            <text:p>1192307.69230769</text:p>
          </table:table-cell>
          <table:table-cell table:number-columns-repeated="1020"/>
        </table:table-row>
        <table:table-row table:style-name="ro1">
          <table:table-cell office:value-type="string">
            <text:p>SNTS</text:p>
          </table:table-cell>
          <table:table-cell office:value-type="float" office:value="273920000">
            <text:p>273920000</text:p>
          </table:table-cell>
          <table:table-cell office:value-type="float" office:value="229">
            <text:p>229</text:p>
          </table:table-cell>
          <table:table-cell table:formula="of:=[.B1407]/[.C1407]" office:value-type="float" office:value="1196157.20524017">
            <text:p>1196157.20524017</text:p>
          </table:table-cell>
          <table:table-cell table:number-columns-repeated="1020"/>
        </table:table-row>
        <table:table-row table:style-name="ro1">
          <table:table-cell office:value-type="string">
            <text:p>IPGP</text:p>
          </table:table-cell>
          <table:table-cell office:value-type="float" office:value="2580000000">
            <text:p>2580000000</text:p>
          </table:table-cell>
          <table:table-cell office:value-type="float" office:value="2137">
            <text:p>2137</text:p>
          </table:table-cell>
          <table:table-cell table:formula="of:=[.B1408]/[.C1408]" office:value-type="float" office:value="1207299.95320543">
            <text:p>1207299.95320543</text:p>
          </table:table-cell>
          <table:table-cell table:number-columns-repeated="1020"/>
        </table:table-row>
        <table:table-row table:style-name="ro1">
          <table:table-cell office:value-type="string">
            <text:p>CPIX</text:p>
          </table:table-cell>
          <table:table-cell office:value-type="float" office:value="158190000">
            <text:p>158190000</text:p>
          </table:table-cell>
          <table:table-cell office:value-type="float" office:value="131">
            <text:p>131</text:p>
          </table:table-cell>
          <table:table-cell table:formula="of:=[.B1409]/[.C1409]" office:value-type="float" office:value="1207557.2519084">
            <text:p>1207557.2519084</text:p>
          </table:table-cell>
          <table:table-cell table:number-columns-repeated="1020"/>
        </table:table-row>
        <table:table-row table:style-name="ro1">
          <table:table-cell office:value-type="string">
            <text:p>PRKR</text:p>
          </table:table-cell>
          <table:table-cell office:value-type="float" office:value="55830000">
            <text:p>55830000</text:p>
          </table:table-cell>
          <table:table-cell office:value-type="float" office:value="46">
            <text:p>46</text:p>
          </table:table-cell>
          <table:table-cell table:formula="of:=[.B1410]/[.C1410]" office:value-type="float" office:value="1213695.65217391">
            <text:p>1213695.65217391</text:p>
          </table:table-cell>
          <table:table-cell table:number-columns-repeated="1020"/>
        </table:table-row>
        <table:table-row table:style-name="ro1">
          <table:table-cell office:value-type="string">
            <text:p>NAVG</text:p>
          </table:table-cell>
          <table:table-cell office:value-type="float" office:value="633830000">
            <text:p>633830000</text:p>
          </table:table-cell>
          <table:table-cell office:value-type="float" office:value="522">
            <text:p>522</text:p>
          </table:table-cell>
          <table:table-cell table:formula="of:=[.B1411]/[.C1411]" office:value-type="float" office:value="1214233.7164751">
            <text:p>1214233.7164751</text:p>
          </table:table-cell>
          <table:table-cell table:number-columns-repeated="1020"/>
        </table:table-row>
        <table:table-row table:style-name="ro1">
          <table:table-cell office:value-type="string">
            <text:p>NEOG</text:p>
          </table:table-cell>
          <table:table-cell office:value-type="float" office:value="795180000">
            <text:p>795180000</text:p>
          </table:table-cell>
          <table:table-cell office:value-type="float" office:value="654">
            <text:p>654</text:p>
          </table:table-cell>
          <table:table-cell table:formula="of:=[.B1412]/[.C1412]" office:value-type="float" office:value="1215871.55963303">
            <text:p>1215871.55963303</text:p>
          </table:table-cell>
          <table:table-cell table:number-columns-repeated="1020"/>
        </table:table-row>
        <table:table-row table:style-name="ro1">
          <table:table-cell office:value-type="string">
            <text:p>AMAT</text:p>
          </table:table-cell>
          <table:table-cell office:value-type="float" office:value="15780000000">
            <text:p>15780000000</text:p>
          </table:table-cell>
          <table:table-cell office:value-type="float" office:value="12973">
            <text:p>12973</text:p>
          </table:table-cell>
          <table:table-cell table:formula="of:=[.B1413]/[.C1413]" office:value-type="float" office:value="1216372.4658907">
            <text:p>1216372.4658907</text:p>
          </table:table-cell>
          <table:table-cell table:number-columns-repeated="1020"/>
        </table:table-row>
        <table:table-row table:style-name="ro1">
          <table:table-cell office:value-type="string">
            <text:p>COOL</text:p>
          </table:table-cell>
          <table:table-cell office:value-type="float" office:value="103970000">
            <text:p>103970000</text:p>
          </table:table-cell>
          <table:table-cell office:value-type="float" office:value="85">
            <text:p>85</text:p>
          </table:table-cell>
          <table:table-cell table:formula="of:=[.B1414]/[.C1414]" office:value-type="float" office:value="1223176.47058824">
            <text:p>1223176.47058824</text:p>
          </table:table-cell>
          <table:table-cell table:number-columns-repeated="1020"/>
        </table:table-row>
        <table:table-row table:style-name="ro1">
          <table:table-cell office:value-type="string">
            <text:p>PEGA</text:p>
          </table:table-cell>
          <table:table-cell office:value-type="float" office:value="1350000000">
            <text:p>1350000000</text:p>
          </table:table-cell>
          <table:table-cell office:value-type="float" office:value="1103">
            <text:p>1103</text:p>
          </table:table-cell>
          <table:table-cell table:formula="of:=[.B1415]/[.C1415]" office:value-type="float" office:value="1223934.72348141">
            <text:p>1223934.72348141</text:p>
          </table:table-cell>
          <table:table-cell table:number-columns-repeated="1020"/>
        </table:table-row>
        <table:table-row table:style-name="ro1">
          <table:table-cell office:value-type="string">
            <text:p>WAVX</text:p>
          </table:table-cell>
          <table:table-cell office:value-type="float" office:value="159200000">
            <text:p>159200000</text:p>
          </table:table-cell>
          <table:table-cell office:value-type="float" office:value="129">
            <text:p>129</text:p>
          </table:table-cell>
          <table:table-cell table:formula="of:=[.B1416]/[.C1416]" office:value-type="float" office:value="1234108.52713178">
            <text:p>1234108.52713178</text:p>
          </table:table-cell>
          <table:table-cell table:number-columns-repeated="1020"/>
        </table:table-row>
        <table:table-row table:style-name="ro1">
          <table:table-cell office:value-type="string">
            <text:p>AGEN</text:p>
          </table:table-cell>
          <table:table-cell office:value-type="float" office:value="69300000">
            <text:p>69300000</text:p>
          </table:table-cell>
          <table:table-cell office:value-type="float" office:value="56">
            <text:p>56</text:p>
          </table:table-cell>
          <table:table-cell table:formula="of:=[.B1417]/[.C1417]" office:value-type="float" office:value="1237500">
            <text:p>1237500</text:p>
          </table:table-cell>
          <table:table-cell table:number-columns-repeated="1020"/>
        </table:table-row>
        <table:table-row table:style-name="ro1">
          <table:table-cell office:value-type="string">
            <text:p>DUSA</text:p>
          </table:table-cell>
          <table:table-cell office:value-type="float" office:value="115850000">
            <text:p>115850000</text:p>
          </table:table-cell>
          <table:table-cell office:value-type="float" office:value="93">
            <text:p>93</text:p>
          </table:table-cell>
          <table:table-cell table:formula="of:=[.B1418]/[.C1418]" office:value-type="float" office:value="1245698.92473118">
            <text:p>1245698.92473118</text:p>
          </table:table-cell>
          <table:table-cell table:number-columns-repeated="1020"/>
        </table:table-row>
        <table:table-row table:style-name="ro1">
          <table:table-cell office:value-type="string">
            <text:p>ANIK</text:p>
          </table:table-cell>
          <table:table-cell office:value-type="float" office:value="142320000">
            <text:p>142320000</text:p>
          </table:table-cell>
          <table:table-cell office:value-type="float" office:value="114">
            <text:p>114</text:p>
          </table:table-cell>
          <table:table-cell table:formula="of:=[.B1419]/[.C1419]" office:value-type="float" office:value="1248421.05263158">
            <text:p>1248421.05263158</text:p>
          </table:table-cell>
          <table:table-cell table:number-columns-repeated="1020"/>
        </table:table-row>
        <table:table-row table:style-name="ro1">
          <table:table-cell office:value-type="string">
            <text:p>ADI</text:p>
          </table:table-cell>
          <table:table-cell office:value-type="float" office:value="11510000000">
            <text:p>11510000000</text:p>
          </table:table-cell>
          <table:table-cell office:value-type="float" office:value="9200">
            <text:p>9200</text:p>
          </table:table-cell>
          <table:table-cell table:formula="of:=[.B1420]/[.C1420]" office:value-type="float" office:value="1251086.95652174">
            <text:p>1251086.95652174</text:p>
          </table:table-cell>
          <table:table-cell table:number-columns-repeated="1020"/>
        </table:table-row>
        <table:table-row table:style-name="ro1">
          <table:table-cell office:value-type="string">
            <text:p>FCX</text:p>
          </table:table-cell>
          <table:table-cell office:value-type="float" office:value="39840000000">
            <text:p>39840000000</text:p>
          </table:table-cell>
          <table:table-cell office:value-type="float" office:value="31800">
            <text:p>31800</text:p>
          </table:table-cell>
          <table:table-cell table:formula="of:=[.B1421]/[.C1421]" office:value-type="float" office:value="1252830.18867925">
            <text:p>1252830.18867925</text:p>
          </table:table-cell>
          <table:table-cell table:number-columns-repeated="1020"/>
        </table:table-row>
        <table:table-row table:style-name="ro1">
          <table:table-cell office:value-type="string">
            <text:p>PX</text:p>
          </table:table-cell>
          <table:table-cell office:value-type="float" office:value="32860000000">
            <text:p>32860000000</text:p>
          </table:table-cell>
          <table:table-cell office:value-type="float" office:value="26184">
            <text:p>26184</text:p>
          </table:table-cell>
          <table:table-cell table:formula="of:=[.B1422]/[.C1422]" office:value-type="float" office:value="1254964.86403911">
            <text:p>1254964.86403911</text:p>
          </table:table-cell>
          <table:table-cell table:number-columns-repeated="1020"/>
        </table:table-row>
        <table:table-row table:style-name="ro1">
          <table:table-cell office:value-type="string">
            <text:p>ARBA</text:p>
          </table:table-cell>
          <table:table-cell office:value-type="float" office:value="3060000000">
            <text:p>3060000000</text:p>
          </table:table-cell>
          <table:table-cell office:value-type="float" office:value="2432">
            <text:p>2432</text:p>
          </table:table-cell>
          <table:table-cell table:formula="of:=[.B1423]/[.C1423]" office:value-type="float" office:value="1258223.68421053">
            <text:p>1258223.68421053</text:p>
          </table:table-cell>
          <table:table-cell table:number-columns-repeated="1020"/>
        </table:table-row>
        <table:table-row table:style-name="ro1">
          <table:table-cell office:value-type="string">
            <text:p>OCLS</text:p>
          </table:table-cell>
          <table:table-cell office:value-type="float" office:value="39530000">
            <text:p>39530000</text:p>
          </table:table-cell>
          <table:table-cell office:value-type="float" office:value="31">
            <text:p>31</text:p>
          </table:table-cell>
          <table:table-cell table:formula="of:=[.B1424]/[.C1424]" office:value-type="float" office:value="1275161.29032258">
            <text:p>1275161.29032258</text:p>
          </table:table-cell>
          <table:table-cell table:number-columns-repeated="1020"/>
        </table:table-row>
        <table:table-row table:style-name="ro1">
          <table:table-cell office:value-type="string">
            <text:p>ALCO</text:p>
          </table:table-cell>
          <table:table-cell office:value-type="float" office:value="171230000">
            <text:p>171230000</text:p>
          </table:table-cell>
          <table:table-cell office:value-type="float" office:value="134">
            <text:p>134</text:p>
          </table:table-cell>
          <table:table-cell table:formula="of:=[.B1425]/[.C1425]" office:value-type="float" office:value="1277835.82089552">
            <text:p>1277835.82089552</text:p>
          </table:table-cell>
          <table:table-cell table:number-columns-repeated="1020"/>
        </table:table-row>
        <table:table-row table:style-name="ro1">
          <table:table-cell office:value-type="string">
            <text:p>RNET</text:p>
          </table:table-cell>
          <table:table-cell office:value-type="float" office:value="261160000">
            <text:p>261160000</text:p>
          </table:table-cell>
          <table:table-cell office:value-type="float" office:value="204">
            <text:p>204</text:p>
          </table:table-cell>
          <table:table-cell table:formula="of:=[.B1426]/[.C1426]" office:value-type="float" office:value="1280196.07843137">
            <text:p>1280196.07843137</text:p>
          </table:table-cell>
          <table:table-cell table:number-columns-repeated="1020"/>
        </table:table-row>
        <table:table-row table:style-name="ro1">
          <table:table-cell office:value-type="string">
            <text:p>DSCO</text:p>
          </table:table-cell>
          <table:table-cell office:value-type="float" office:value="85990000">
            <text:p>85990000</text:p>
          </table:table-cell>
          <table:table-cell office:value-type="float" office:value="67">
            <text:p>67</text:p>
          </table:table-cell>
          <table:table-cell table:formula="of:=[.B1427]/[.C1427]" office:value-type="float" office:value="1283432.8358209">
            <text:p>1283432.8358209</text:p>
          </table:table-cell>
          <table:table-cell table:number-columns-repeated="1020"/>
        </table:table-row>
        <table:table-row table:style-name="ro1">
          <table:table-cell office:value-type="string">
            <text:p>NCMI</text:p>
          </table:table-cell>
          <table:table-cell office:value-type="float" office:value="825190000">
            <text:p>825190000</text:p>
          </table:table-cell>
          <table:table-cell office:value-type="float" office:value="640">
            <text:p>640</text:p>
          </table:table-cell>
          <table:table-cell table:formula="of:=[.B1428]/[.C1428]" office:value-type="float" office:value="1289359.375">
            <text:p>1289359.375</text:p>
          </table:table-cell>
          <table:table-cell table:number-columns-repeated="1020"/>
        </table:table-row>
        <table:table-row table:style-name="ro1">
          <table:table-cell office:value-type="string">
            <text:p>INFI</text:p>
          </table:table-cell>
          <table:table-cell office:value-type="float" office:value="216630000">
            <text:p>216630000</text:p>
          </table:table-cell>
          <table:table-cell office:value-type="float" office:value="168">
            <text:p>168</text:p>
          </table:table-cell>
          <table:table-cell table:formula="of:=[.B1429]/[.C1429]" office:value-type="float" office:value="1289464.28571429">
            <text:p>1289464.28571429</text:p>
          </table:table-cell>
          <table:table-cell table:number-columns-repeated="1020"/>
        </table:table-row>
        <table:table-row table:style-name="ro1">
          <table:table-cell office:value-type="string">
            <text:p>CHRW</text:p>
          </table:table-cell>
          <table:table-cell office:value-type="float" office:value="10790000000">
            <text:p>10790000000</text:p>
          </table:table-cell>
          <table:table-cell office:value-type="float" office:value="8353">
            <text:p>8353</text:p>
          </table:table-cell>
          <table:table-cell table:formula="of:=[.B1430]/[.C1430]" office:value-type="float" office:value="1291751.46653897">
            <text:p>1291751.46653897</text:p>
          </table:table-cell>
          <table:table-cell table:number-columns-repeated="1020"/>
        </table:table-row>
        <table:table-row table:style-name="ro1">
          <table:table-cell office:value-type="string">
            <text:p>NTAP</text:p>
          </table:table-cell>
          <table:table-cell office:value-type="float" office:value="15690000000">
            <text:p>15690000000</text:p>
          </table:table-cell>
          <table:table-cell office:value-type="float" office:value="12102">
            <text:p>12102</text:p>
          </table:table-cell>
          <table:table-cell table:formula="of:=[.B1431]/[.C1431]" office:value-type="float" office:value="1296479.92067427">
            <text:p>1296479.92067427</text:p>
          </table:table-cell>
          <table:table-cell table:number-columns-repeated="1020"/>
        </table:table-row>
        <table:table-row table:style-name="ro1">
          <table:table-cell office:value-type="string">
            <text:p>ARSD</text:p>
          </table:table-cell>
          <table:table-cell office:value-type="float" office:value="189520000">
            <text:p>189520000</text:p>
          </table:table-cell>
          <table:table-cell office:value-type="float" office:value="145">
            <text:p>145</text:p>
          </table:table-cell>
          <table:table-cell table:formula="of:=[.B1432]/[.C1432]" office:value-type="float" office:value="1307034.48275862">
            <text:p>1307034.48275862</text:p>
          </table:table-cell>
          <table:table-cell table:number-columns-repeated="1020"/>
        </table:table-row>
        <table:table-row table:style-name="ro1">
          <table:table-cell office:value-type="string">
            <text:p>CYTX</text:p>
          </table:table-cell>
          <table:table-cell office:value-type="float" office:value="162130000">
            <text:p>162130000</text:p>
          </table:table-cell>
          <table:table-cell office:value-type="float" office:value="124">
            <text:p>124</text:p>
          </table:table-cell>
          <table:table-cell table:formula="of:=[.B1433]/[.C1433]" office:value-type="float" office:value="1307500">
            <text:p>1307500</text:p>
          </table:table-cell>
          <table:table-cell table:number-columns-repeated="1020"/>
        </table:table-row>
        <table:table-row table:style-name="ro1">
          <table:table-cell office:value-type="string">
            <text:p>VAR</text:p>
          </table:table-cell>
          <table:table-cell office:value-type="float" office:value="7480000000">
            <text:p>7480000000</text:p>
          </table:table-cell>
          <table:table-cell office:value-type="float" office:value="5700">
            <text:p>5700</text:p>
          </table:table-cell>
          <table:table-cell table:formula="of:=[.B1434]/[.C1434]" office:value-type="float" office:value="1312280.70175439">
            <text:p>1312280.70175439</text:p>
          </table:table-cell>
          <table:table-cell table:number-columns-repeated="1020"/>
        </table:table-row>
        <table:table-row table:style-name="ro1">
          <table:table-cell office:value-type="string">
            <text:p>NKE</text:p>
          </table:table-cell>
          <table:table-cell office:value-type="float" office:value="49900000000">
            <text:p>49900000000</text:p>
          </table:table-cell>
          <table:table-cell office:value-type="float" office:value="38000">
            <text:p>38000</text:p>
          </table:table-cell>
          <table:table-cell table:formula="of:=[.B1435]/[.C1435]" office:value-type="float" office:value="1313157.89473684">
            <text:p>1313157.89473684</text:p>
          </table:table-cell>
          <table:table-cell table:number-columns-repeated="1020"/>
        </table:table-row>
        <table:table-row table:style-name="ro1">
          <table:table-cell office:value-type="string">
            <text:p>ULTA</text:p>
          </table:table-cell>
          <table:table-cell office:value-type="float" office:value="5270000000">
            <text:p>5270000000</text:p>
          </table:table-cell>
          <table:table-cell office:value-type="float" office:value="4000">
            <text:p>4000</text:p>
          </table:table-cell>
          <table:table-cell table:formula="of:=[.B1436]/[.C1436]" office:value-type="float" office:value="1317500">
            <text:p>1317500</text:p>
          </table:table-cell>
          <table:table-cell table:number-columns-repeated="1020"/>
        </table:table-row>
        <table:table-row table:style-name="ro1">
          <table:table-cell office:value-type="string">
            <text:p>CHCI</text:p>
          </table:table-cell>
          <table:table-cell office:value-type="float" office:value="34300000">
            <text:p>34300000</text:p>
          </table:table-cell>
          <table:table-cell office:value-type="float" office:value="26">
            <text:p>26</text:p>
          </table:table-cell>
          <table:table-cell table:formula="of:=[.B1437]/[.C1437]" office:value-type="float" office:value="1319230.76923077">
            <text:p>1319230.76923077</text:p>
          </table:table-cell>
          <table:table-cell table:number-columns-repeated="1020"/>
        </table:table-row>
        <table:table-row table:style-name="ro1">
          <table:table-cell office:value-type="string">
            <text:p>PCOM</text:p>
          </table:table-cell>
          <table:table-cell office:value-type="float" office:value="140310000">
            <text:p>140310000</text:p>
          </table:table-cell>
          <table:table-cell office:value-type="float" office:value="106">
            <text:p>106</text:p>
          </table:table-cell>
          <table:table-cell table:formula="of:=[.B1438]/[.C1438]" office:value-type="float" office:value="1323679.24528302">
            <text:p>1323679.24528302</text:p>
          </table:table-cell>
          <table:table-cell table:number-columns-repeated="1020"/>
        </table:table-row>
        <table:table-row table:style-name="ro1">
          <table:table-cell office:value-type="string">
            <text:p>ASFI</text:p>
          </table:table-cell>
          <table:table-cell office:value-type="float" office:value="115360000">
            <text:p>115360000</text:p>
          </table:table-cell>
          <table:table-cell office:value-type="float" office:value="87">
            <text:p>87</text:p>
          </table:table-cell>
          <table:table-cell table:formula="of:=[.B1439]/[.C1439]" office:value-type="float" office:value="1325977.01149425">
            <text:p>1325977.01149425</text:p>
          </table:table-cell>
          <table:table-cell table:number-columns-repeated="1020"/>
        </table:table-row>
        <table:table-row table:style-name="ro1">
          <table:table-cell office:value-type="string">
            <text:p>ISCA</text:p>
          </table:table-cell>
          <table:table-cell office:value-type="float" office:value="1170000000">
            <text:p>1170000000</text:p>
          </table:table-cell>
          <table:table-cell office:value-type="float" office:value="880">
            <text:p>880</text:p>
          </table:table-cell>
          <table:table-cell table:formula="of:=[.B1440]/[.C1440]" office:value-type="float" office:value="1329545.45454545">
            <text:p>1329545.45454545</text:p>
          </table:table-cell>
          <table:table-cell table:number-columns-repeated="1020"/>
        </table:table-row>
        <table:table-row table:style-name="ro1">
          <table:table-cell office:value-type="string">
            <text:p>OFLX</text:p>
          </table:table-cell>
          <table:table-cell office:value-type="float" office:value="142280000">
            <text:p>142280000</text:p>
          </table:table-cell>
          <table:table-cell office:value-type="float" office:value="107">
            <text:p>107</text:p>
          </table:table-cell>
          <table:table-cell table:formula="of:=[.B1441]/[.C1441]" office:value-type="float" office:value="1329719.62616822">
            <text:p>1329719.62616822</text:p>
          </table:table-cell>
          <table:table-cell table:number-columns-repeated="1020"/>
        </table:table-row>
        <table:table-row table:style-name="ro1">
          <table:table-cell office:value-type="string">
            <text:p>LRCX</text:p>
          </table:table-cell>
          <table:table-cell office:value-type="float" office:value="4920000000">
            <text:p>4920000000</text:p>
          </table:table-cell>
          <table:table-cell office:value-type="float" office:value="3700">
            <text:p>3700</text:p>
          </table:table-cell>
          <table:table-cell table:formula="of:=[.B1442]/[.C1442]" office:value-type="float" office:value="1329729.72972973">
            <text:p>1329729.72972973</text:p>
          </table:table-cell>
          <table:table-cell table:number-columns-repeated="1020"/>
        </table:table-row>
        <table:table-row table:style-name="ro1">
          <table:table-cell office:value-type="string">
            <text:p>EXC</text:p>
          </table:table-cell>
          <table:table-cell office:value-type="float" office:value="25800000000">
            <text:p>25800000000</text:p>
          </table:table-cell>
          <table:table-cell office:value-type="float" office:value="19267">
            <text:p>19267</text:p>
          </table:table-cell>
          <table:table-cell table:formula="of:=[.B1443]/[.C1443]" office:value-type="float" office:value="1339077.17859553">
            <text:p>1339077.17859553</text:p>
          </table:table-cell>
          <table:table-cell table:number-columns-repeated="1020"/>
        </table:table-row>
        <table:table-row table:style-name="ro1">
          <table:table-cell office:value-type="string">
            <text:p>PCP</text:p>
          </table:table-cell>
          <table:table-cell office:value-type="float" office:value="24290000000">
            <text:p>24290000000</text:p>
          </table:table-cell>
          <table:table-cell office:value-type="float" office:value="18130">
            <text:p>18130</text:p>
          </table:table-cell>
          <table:table-cell table:formula="of:=[.B1444]/[.C1444]" office:value-type="float" office:value="1339768.33976834">
            <text:p>1339768.33976834</text:p>
          </table:table-cell>
          <table:table-cell table:number-columns-repeated="1020"/>
        </table:table-row>
        <table:table-row table:style-name="ro1">
          <table:table-cell office:value-type="string">
            <text:p>LPHI</text:p>
          </table:table-cell>
          <table:table-cell office:value-type="float" office:value="79060000">
            <text:p>79060000</text:p>
          </table:table-cell>
          <table:table-cell office:value-type="float" office:value="59">
            <text:p>59</text:p>
          </table:table-cell>
          <table:table-cell table:formula="of:=[.B1445]/[.C1445]" office:value-type="float" office:value="1340000">
            <text:p>1340000</text:p>
          </table:table-cell>
          <table:table-cell table:number-columns-repeated="1020"/>
        </table:table-row>
        <table:table-row table:style-name="ro1">
          <table:table-cell office:value-type="string">
            <text:p>INTC</text:p>
          </table:table-cell>
          <table:table-cell office:value-type="float" office:value="134470000000">
            <text:p>134470000000</text:p>
          </table:table-cell>
          <table:table-cell office:value-type="float" office:value="100100">
            <text:p>100100</text:p>
          </table:table-cell>
          <table:table-cell table:formula="of:=[.B1446]/[.C1446]" office:value-type="float" office:value="1343356.64335664">
            <text:p>1343356.64335664</text:p>
          </table:table-cell>
          <table:table-cell table:number-columns-repeated="1020"/>
        </table:table-row>
        <table:table-row table:style-name="ro1">
          <table:table-cell office:value-type="string">
            <text:p>MRK</text:p>
          </table:table-cell>
          <table:table-cell office:value-type="float" office:value="115610000000">
            <text:p>115610000000</text:p>
          </table:table-cell>
          <table:table-cell office:value-type="float" office:value="86000">
            <text:p>86000</text:p>
          </table:table-cell>
          <table:table-cell table:formula="of:=[.B1447]/[.C1447]" office:value-type="float" office:value="1344302.3255814">
            <text:p>1344302.3255814</text:p>
          </table:table-cell>
          <table:table-cell table:number-columns-repeated="1020"/>
        </table:table-row>
        <table:table-row table:style-name="ro1">
          <table:table-cell office:value-type="string">
            <text:p>HITK</text:p>
          </table:table-cell>
          <table:table-cell office:value-type="float" office:value="546060000">
            <text:p>546060000</text:p>
          </table:table-cell>
          <table:table-cell office:value-type="float" office:value="406">
            <text:p>406</text:p>
          </table:table-cell>
          <table:table-cell table:formula="of:=[.B1448]/[.C1448]" office:value-type="float" office:value="1344975.36945813">
            <text:p>1344975.36945813</text:p>
          </table:table-cell>
          <table:table-cell table:number-columns-repeated="1020"/>
        </table:table-row>
        <table:table-row table:style-name="ro1">
          <table:table-cell office:value-type="string">
            <text:p>BANC</text:p>
          </table:table-cell>
          <table:table-cell office:value-type="float" office:value="130330000">
            <text:p>130330000</text:p>
          </table:table-cell>
          <table:table-cell office:value-type="float" office:value="95">
            <text:p>95</text:p>
          </table:table-cell>
          <table:table-cell table:formula="of:=[.B1449]/[.C1449]" office:value-type="float" office:value="1371894.73684211">
            <text:p>1371894.73684211</text:p>
          </table:table-cell>
          <table:table-cell table:number-columns-repeated="1020"/>
        </table:table-row>
        <table:table-row table:style-name="ro1">
          <table:table-cell office:value-type="string">
            <text:p>VIVO</text:p>
          </table:table-cell>
          <table:table-cell office:value-type="float" office:value="720280000">
            <text:p>720280000</text:p>
          </table:table-cell>
          <table:table-cell office:value-type="float" office:value="525">
            <text:p>525</text:p>
          </table:table-cell>
          <table:table-cell table:formula="of:=[.B1450]/[.C1450]" office:value-type="float" office:value="1371961.90476191">
            <text:p>1371961.90476191</text:p>
          </table:table-cell>
          <table:table-cell table:number-columns-repeated="1020"/>
        </table:table-row>
        <table:table-row table:style-name="ro1">
          <table:table-cell office:value-type="string">
            <text:p>BCOV</text:p>
          </table:table-cell>
          <table:table-cell office:value-type="float" office:value="429910000">
            <text:p>429910000</text:p>
          </table:table-cell>
          <table:table-cell office:value-type="float" office:value="312">
            <text:p>312</text:p>
          </table:table-cell>
          <table:table-cell table:formula="of:=[.B1451]/[.C1451]" office:value-type="float" office:value="1377916.66666667">
            <text:p>1377916.66666667</text:p>
          </table:table-cell>
          <table:table-cell table:number-columns-repeated="1020"/>
        </table:table-row>
        <table:table-row table:style-name="ro1">
          <table:table-cell office:value-type="string">
            <text:p>XTXI</text:p>
          </table:table-cell>
          <table:table-cell office:value-type="float" office:value="647410000">
            <text:p>647410000</text:p>
          </table:table-cell>
          <table:table-cell office:value-type="float" office:value="469">
            <text:p>469</text:p>
          </table:table-cell>
          <table:table-cell table:formula="of:=[.B1452]/[.C1452]" office:value-type="float" office:value="1380405.11727079">
            <text:p>1380405.11727079</text:p>
          </table:table-cell>
          <table:table-cell table:number-columns-repeated="1020"/>
        </table:table-row>
        <table:table-row table:style-name="ro1">
          <table:table-cell office:value-type="string">
            <text:p>WRLS</text:p>
          </table:table-cell>
          <table:table-cell office:value-type="float" office:value="127340000">
            <text:p>127340000</text:p>
          </table:table-cell>
          <table:table-cell office:value-type="float" office:value="92">
            <text:p>92</text:p>
          </table:table-cell>
          <table:table-cell table:formula="of:=[.B1453]/[.C1453]" office:value-type="float" office:value="1384130.43478261">
            <text:p>1384130.43478261</text:p>
          </table:table-cell>
          <table:table-cell table:number-columns-repeated="1020"/>
        </table:table-row>
        <table:table-row table:style-name="ro1">
          <table:table-cell office:value-type="string">
            <text:p>MSHL</text:p>
          </table:table-cell>
          <table:table-cell office:value-type="float" office:value="12470000">
            <text:p>12470000</text:p>
          </table:table-cell>
          <table:table-cell office:value-type="float" office:value="9">
            <text:p>9</text:p>
          </table:table-cell>
          <table:table-cell table:formula="of:=[.B1454]/[.C1454]" office:value-type="float" office:value="1385555.55555556">
            <text:p>1385555.55555556</text:p>
          </table:table-cell>
          <table:table-cell table:number-columns-repeated="1020"/>
        </table:table-row>
        <table:table-row table:style-name="ro1">
          <table:table-cell office:value-type="string">
            <text:p>DFS</text:p>
          </table:table-cell>
          <table:table-cell office:value-type="float" office:value="16180000000">
            <text:p>16180000000</text:p>
          </table:table-cell>
          <table:table-cell office:value-type="float" office:value="11650">
            <text:p>11650</text:p>
          </table:table-cell>
          <table:table-cell table:formula="of:=[.B1455]/[.C1455]" office:value-type="float" office:value="1388841.20171674">
            <text:p>1388841.20171674</text:p>
          </table:table-cell>
          <table:table-cell table:number-columns-repeated="1020"/>
        </table:table-row>
        <table:table-row table:style-name="ro1">
          <table:table-cell office:value-type="string">
            <text:p>ORCL</text:p>
          </table:table-cell>
          <table:table-cell office:value-type="float" office:value="150570000000">
            <text:p>150570000000</text:p>
          </table:table-cell>
          <table:table-cell office:value-type="float" office:value="108000">
            <text:p>108000</text:p>
          </table:table-cell>
          <table:table-cell table:formula="of:=[.B1456]/[.C1456]" office:value-type="float" office:value="1394166.66666667">
            <text:p>1394166.66666667</text:p>
          </table:table-cell>
          <table:table-cell table:number-columns-repeated="1020"/>
        </table:table-row>
        <table:table-row table:style-name="ro1">
          <table:table-cell office:value-type="string">
            <text:p>FE</text:p>
          </table:table-cell>
          <table:table-cell office:value-type="float" office:value="18600000000">
            <text:p>18600000000</text:p>
          </table:table-cell>
          <table:table-cell office:value-type="float" office:value="13330">
            <text:p>13330</text:p>
          </table:table-cell>
          <table:table-cell table:formula="of:=[.B1457]/[.C1457]" office:value-type="float" office:value="1395348.8372093">
            <text:p>1395348.8372093</text:p>
          </table:table-cell>
          <table:table-cell table:number-columns-repeated="1020"/>
        </table:table-row>
        <table:table-row table:style-name="ro1">
          <table:table-cell office:value-type="string">
            <text:p>FMC</text:p>
          </table:table-cell>
          <table:table-cell office:value-type="float" office:value="6980000000">
            <text:p>6980000000</text:p>
          </table:table-cell>
          <table:table-cell office:value-type="float" office:value="5000">
            <text:p>5000</text:p>
          </table:table-cell>
          <table:table-cell table:formula="of:=[.B1458]/[.C1458]" office:value-type="float" office:value="1396000">
            <text:p>1396000</text:p>
          </table:table-cell>
          <table:table-cell table:number-columns-repeated="1020"/>
        </table:table-row>
        <table:table-row table:style-name="ro1">
          <table:table-cell office:value-type="string">
            <text:p>ATHN</text:p>
          </table:table-cell>
          <table:table-cell office:value-type="float" office:value="2510000000">
            <text:p>2510000000</text:p>
          </table:table-cell>
          <table:table-cell office:value-type="float" office:value="1795">
            <text:p>1795</text:p>
          </table:table-cell>
          <table:table-cell table:formula="of:=[.B1459]/[.C1459]" office:value-type="float" office:value="1398328.6908078">
            <text:p>1398328.6908078</text:p>
          </table:table-cell>
          <table:table-cell table:number-columns-repeated="1020"/>
        </table:table-row>
        <table:table-row table:style-name="ro1">
          <table:table-cell office:value-type="string">
            <text:p>ULTI</text:p>
          </table:table-cell>
          <table:table-cell office:value-type="float" office:value="1820000000">
            <text:p>1820000000</text:p>
          </table:table-cell>
          <table:table-cell office:value-type="float" office:value="1300">
            <text:p>1300</text:p>
          </table:table-cell>
          <table:table-cell table:formula="of:=[.B1460]/[.C1460]" office:value-type="float" office:value="1400000">
            <text:p>1400000</text:p>
          </table:table-cell>
          <table:table-cell table:number-columns-repeated="1020"/>
        </table:table-row>
        <table:table-row table:style-name="ro1">
          <table:table-cell office:value-type="string">
            <text:p>WAFD</text:p>
          </table:table-cell>
          <table:table-cell office:value-type="float" office:value="1740000000">
            <text:p>1740000000</text:p>
          </table:table-cell>
          <table:table-cell office:value-type="float" office:value="1241">
            <text:p>1241</text:p>
          </table:table-cell>
          <table:table-cell table:formula="of:=[.B1461]/[.C1461]" office:value-type="float" office:value="1402095.08460919">
            <text:p>1402095.08460919</text:p>
          </table:table-cell>
          <table:table-cell table:number-columns-repeated="1020"/>
        </table:table-row>
        <table:table-row table:style-name="ro1">
          <table:table-cell office:value-type="string">
            <text:p>HK</text:p>
          </table:table-cell>
          <table:table-cell office:value-type="float" office:value="288960000">
            <text:p>288960000</text:p>
          </table:table-cell>
          <table:table-cell office:value-type="float" office:value="206">
            <text:p>206</text:p>
          </table:table-cell>
          <table:table-cell table:formula="of:=[.B1462]/[.C1462]" office:value-type="float" office:value="1402718.44660194">
            <text:p>1402718.44660194</text:p>
          </table:table-cell>
          <table:table-cell table:number-columns-repeated="1020"/>
        </table:table-row>
        <table:table-row table:style-name="ro1">
          <table:table-cell office:value-type="string">
            <text:p>CLNE</text:p>
          </table:table-cell>
          <table:table-cell office:value-type="float" office:value="1320000000">
            <text:p>1320000000</text:p>
          </table:table-cell>
          <table:table-cell office:value-type="float" office:value="937">
            <text:p>937</text:p>
          </table:table-cell>
          <table:table-cell table:formula="of:=[.B1463]/[.C1463]" office:value-type="float" office:value="1408751.33404482">
            <text:p>1408751.33404482</text:p>
          </table:table-cell>
          <table:table-cell table:number-columns-repeated="1020"/>
        </table:table-row>
        <table:table-row table:style-name="ro1">
          <table:table-cell office:value-type="string">
            <text:p>AVII</text:p>
          </table:table-cell>
          <table:table-cell office:value-type="float" office:value="138460000">
            <text:p>138460000</text:p>
          </table:table-cell>
          <table:table-cell office:value-type="float" office:value="98">
            <text:p>98</text:p>
          </table:table-cell>
          <table:table-cell table:formula="of:=[.B1464]/[.C1464]" office:value-type="float" office:value="1412857.14285714">
            <text:p>1412857.14285714</text:p>
          </table:table-cell>
          <table:table-cell table:number-columns-repeated="1020"/>
        </table:table-row>
        <table:table-row table:style-name="ro1">
          <table:table-cell office:value-type="string">
            <text:p>CYMI</text:p>
          </table:table-cell>
          <table:table-cell office:value-type="float" office:value="1420000000">
            <text:p>1420000000</text:p>
          </table:table-cell>
          <table:table-cell office:value-type="float" office:value="1000">
            <text:p>1000</text:p>
          </table:table-cell>
          <table:table-cell table:formula="of:=[.B1465]/[.C1465]" office:value-type="float" office:value="1420000">
            <text:p>1420000</text:p>
          </table:table-cell>
          <table:table-cell table:number-columns-repeated="1020"/>
        </table:table-row>
        <table:table-row table:style-name="ro1">
          <table:table-cell office:value-type="string">
            <text:p>STAA</text:p>
          </table:table-cell>
          <table:table-cell office:value-type="float" office:value="397060000">
            <text:p>397060000</text:p>
          </table:table-cell>
          <table:table-cell office:value-type="float" office:value="279">
            <text:p>279</text:p>
          </table:table-cell>
          <table:table-cell table:formula="of:=[.B1466]/[.C1466]" office:value-type="float" office:value="1423154.1218638">
            <text:p>1423154.1218638</text:p>
          </table:table-cell>
          <table:table-cell table:number-columns-repeated="1020"/>
        </table:table-row>
        <table:table-row table:style-name="ro1">
          <table:table-cell office:value-type="string">
            <text:p>PG</text:p>
          </table:table-cell>
          <table:table-cell office:value-type="float" office:value="183640000000">
            <text:p>183640000000</text:p>
          </table:table-cell>
          <table:table-cell office:value-type="float" office:value="129000">
            <text:p>129000</text:p>
          </table:table-cell>
          <table:table-cell table:formula="of:=[.B1467]/[.C1467]" office:value-type="float" office:value="1423565.89147287">
            <text:p>1423565.89147287</text:p>
          </table:table-cell>
          <table:table-cell table:number-columns-repeated="1020"/>
        </table:table-row>
        <table:table-row table:style-name="ro1">
          <table:table-cell office:value-type="string">
            <text:p>MGEE</text:p>
          </table:table-cell>
          <table:table-cell office:value-type="float" office:value="1000000000">
            <text:p>1000000000</text:p>
          </table:table-cell>
          <table:table-cell office:value-type="float" office:value="701">
            <text:p>701</text:p>
          </table:table-cell>
          <table:table-cell table:formula="of:=[.B1468]/[.C1468]" office:value-type="float" office:value="1426533.5235378">
            <text:p>1426533.5235378</text:p>
          </table:table-cell>
          <table:table-cell table:number-columns-repeated="1020"/>
        </table:table-row>
        <table:table-row table:style-name="ro1">
          <table:table-cell office:value-type="string">
            <text:p>GROW</text:p>
          </table:table-cell>
          <table:table-cell office:value-type="float" office:value="117540000">
            <text:p>117540000</text:p>
          </table:table-cell>
          <table:table-cell office:value-type="float" office:value="82">
            <text:p>82</text:p>
          </table:table-cell>
          <table:table-cell table:formula="of:=[.B1469]/[.C1469]" office:value-type="float" office:value="1433414.63414634">
            <text:p>1433414.63414634</text:p>
          </table:table-cell>
          <table:table-cell table:number-columns-repeated="1020"/>
        </table:table-row>
        <table:table-row table:style-name="ro1">
          <table:table-cell office:value-type="string">
            <text:p>MCO</text:p>
          </table:table-cell>
          <table:table-cell office:value-type="float" office:value="8660000000">
            <text:p>8660000000</text:p>
          </table:table-cell>
          <table:table-cell office:value-type="float" office:value="6000">
            <text:p>6000</text:p>
          </table:table-cell>
          <table:table-cell table:formula="of:=[.B1470]/[.C1470]" office:value-type="float" office:value="1443333.33333333">
            <text:p>1443333.33333333</text:p>
          </table:table-cell>
          <table:table-cell table:number-columns-repeated="1020"/>
        </table:table-row>
        <table:table-row table:style-name="ro1">
          <table:table-cell office:value-type="string">
            <text:p>KLAC</text:p>
          </table:table-cell>
          <table:table-cell office:value-type="float" office:value="7960000000">
            <text:p>7960000000</text:p>
          </table:table-cell>
          <table:table-cell office:value-type="float" office:value="5500">
            <text:p>5500</text:p>
          </table:table-cell>
          <table:table-cell table:formula="of:=[.B1471]/[.C1471]" office:value-type="float" office:value="1447272.72727273">
            <text:p>1447272.72727273</text:p>
          </table:table-cell>
          <table:table-cell table:number-columns-repeated="1020"/>
        </table:table-row>
        <table:table-row table:style-name="ro1">
          <table:table-cell office:value-type="string">
            <text:p>AMZN</text:p>
          </table:table-cell>
          <table:table-cell office:value-type="float" office:value="81590000000">
            <text:p>81590000000</text:p>
          </table:table-cell>
          <table:table-cell office:value-type="float" office:value="56200">
            <text:p>56200</text:p>
          </table:table-cell>
          <table:table-cell table:formula="of:=[.B1472]/[.C1472]" office:value-type="float" office:value="1451779.35943061">
            <text:p>1451779.35943061</text:p>
          </table:table-cell>
          <table:table-cell table:number-columns-repeated="1020"/>
        </table:table-row>
        <table:table-row table:style-name="ro1">
          <table:table-cell office:value-type="string">
            <text:p>DFR</text:p>
          </table:table-cell>
          <table:table-cell office:value-type="float" office:value="92970000">
            <text:p>92970000</text:p>
          </table:table-cell>
          <table:table-cell office:value-type="float" office:value="64">
            <text:p>64</text:p>
          </table:table-cell>
          <table:table-cell table:formula="of:=[.B1473]/[.C1473]" office:value-type="float" office:value="1452656.25">
            <text:p>1452656.25</text:p>
          </table:table-cell>
          <table:table-cell table:number-columns-repeated="1020"/>
        </table:table-row>
        <table:table-row table:style-name="ro1">
          <table:table-cell office:value-type="string">
            <text:p>GERN</text:p>
          </table:table-cell>
          <table:table-cell office:value-type="float" office:value="255060000">
            <text:p>255060000</text:p>
          </table:table-cell>
          <table:table-cell office:value-type="float" office:value="175">
            <text:p>175</text:p>
          </table:table-cell>
          <table:table-cell table:formula="of:=[.B1474]/[.C1474]" office:value-type="float" office:value="1457485.71428571">
            <text:p>1457485.71428571</text:p>
          </table:table-cell>
          <table:table-cell table:number-columns-repeated="1020"/>
        </table:table-row>
        <table:table-row table:style-name="ro1">
          <table:table-cell office:value-type="string">
            <text:p>DHI</text:p>
          </table:table-cell>
          <table:table-cell office:value-type="float" office:value="4410000000">
            <text:p>4410000000</text:p>
          </table:table-cell>
          <table:table-cell office:value-type="float" office:value="3010">
            <text:p>3010</text:p>
          </table:table-cell>
          <table:table-cell table:formula="of:=[.B1475]/[.C1475]" office:value-type="float" office:value="1465116.27906977">
            <text:p>1465116.27906977</text:p>
          </table:table-cell>
          <table:table-cell table:number-columns-repeated="1020"/>
        </table:table-row>
        <table:table-row table:style-name="ro1">
          <table:table-cell office:value-type="string">
            <text:p>QLGC</text:p>
          </table:table-cell>
          <table:table-cell office:value-type="float" office:value="1690000000">
            <text:p>1690000000</text:p>
          </table:table-cell>
          <table:table-cell office:value-type="float" office:value="1147">
            <text:p>1147</text:p>
          </table:table-cell>
          <table:table-cell table:formula="of:=[.B1476]/[.C1476]" office:value-type="float" office:value="1473408.89276373">
            <text:p>1473408.89276373</text:p>
          </table:table-cell>
          <table:table-cell table:number-columns-repeated="1020"/>
        </table:table-row>
        <table:table-row table:style-name="ro1">
          <table:table-cell office:value-type="string">
            <text:p>VIFL</text:p>
          </table:table-cell>
          <table:table-cell office:value-type="float" office:value="19190000">
            <text:p>19190000</text:p>
          </table:table-cell>
          <table:table-cell office:value-type="float" office:value="13">
            <text:p>13</text:p>
          </table:table-cell>
          <table:table-cell table:formula="of:=[.B1477]/[.C1477]" office:value-type="float" office:value="1476153.84615385">
            <text:p>1476153.84615385</text:p>
          </table:table-cell>
          <table:table-cell table:number-columns-repeated="1020"/>
        </table:table-row>
        <table:table-row table:style-name="ro1">
          <table:table-cell office:value-type="string">
            <text:p>VRSK</text:p>
          </table:table-cell>
          <table:table-cell office:value-type="float" office:value="6970000000">
            <text:p>6970000000</text:p>
          </table:table-cell>
          <table:table-cell office:value-type="float" office:value="4706">
            <text:p>4706</text:p>
          </table:table-cell>
          <table:table-cell table:formula="of:=[.B1478]/[.C1478]" office:value-type="float" office:value="1481087.97280068">
            <text:p>1481087.97280068</text:p>
          </table:table-cell>
          <table:table-cell table:number-columns-repeated="1020"/>
        </table:table-row>
        <table:table-row table:style-name="ro1">
          <table:table-cell office:value-type="string">
            <text:p>SPPR</text:p>
          </table:table-cell>
          <table:table-cell office:value-type="float" office:value="23700000">
            <text:p>23700000</text:p>
          </table:table-cell>
          <table:table-cell office:value-type="float" office:value="16">
            <text:p>16</text:p>
          </table:table-cell>
          <table:table-cell table:formula="of:=[.B1479]/[.C1479]" office:value-type="float" office:value="1481250">
            <text:p>1481250</text:p>
          </table:table-cell>
          <table:table-cell table:number-columns-repeated="1020"/>
        </table:table-row>
        <table:table-row table:style-name="ro1">
          <table:table-cell office:value-type="string">
            <text:p>CSCO</text:p>
          </table:table-cell>
          <table:table-cell office:value-type="float" office:value="106430000000">
            <text:p>106430000000</text:p>
          </table:table-cell>
          <table:table-cell office:value-type="float" office:value="71825">
            <text:p>71825</text:p>
          </table:table-cell>
          <table:table-cell table:formula="of:=[.B1480]/[.C1480]" office:value-type="float" office:value="1481796.03202228">
            <text:p>1481796.03202228</text:p>
          </table:table-cell>
          <table:table-cell table:number-columns-repeated="1020"/>
        </table:table-row>
        <table:table-row table:style-name="ro1">
          <table:table-cell office:value-type="string">
            <text:p>ASEI</text:p>
          </table:table-cell>
          <table:table-cell office:value-type="float" office:value="623080000">
            <text:p>623080000</text:p>
          </table:table-cell>
          <table:table-cell office:value-type="float" office:value="420">
            <text:p>420</text:p>
          </table:table-cell>
          <table:table-cell table:formula="of:=[.B1481]/[.C1481]" office:value-type="float" office:value="1483523.80952381">
            <text:p>1483523.80952381</text:p>
          </table:table-cell>
          <table:table-cell table:number-columns-repeated="1020"/>
        </table:table-row>
        <table:table-row table:style-name="ro1">
          <table:table-cell office:value-type="string">
            <text:p>IQNT</text:p>
          </table:table-cell>
          <table:table-cell office:value-type="float" office:value="343380000">
            <text:p>343380000</text:p>
          </table:table-cell>
          <table:table-cell office:value-type="float" office:value="230">
            <text:p>230</text:p>
          </table:table-cell>
          <table:table-cell table:formula="of:=[.B1482]/[.C1482]" office:value-type="float" office:value="1492956.52173913">
            <text:p>1492956.52173913</text:p>
          </table:table-cell>
          <table:table-cell table:number-columns-repeated="1020"/>
        </table:table-row>
        <table:table-row table:style-name="ro1">
          <table:table-cell office:value-type="string">
            <text:p>ORBC</text:p>
          </table:table-cell>
          <table:table-cell office:value-type="float" office:value="147960000">
            <text:p>147960000</text:p>
          </table:table-cell>
          <table:table-cell office:value-type="float" office:value="99">
            <text:p>99</text:p>
          </table:table-cell>
          <table:table-cell table:formula="of:=[.B1483]/[.C1483]" office:value-type="float" office:value="1494545.45454545">
            <text:p>1494545.45454545</text:p>
          </table:table-cell>
          <table:table-cell table:number-columns-repeated="1020"/>
        </table:table-row>
        <table:table-row table:style-name="ro1">
          <table:table-cell office:value-type="string">
            <text:p>AMAG</text:p>
          </table:table-cell>
          <table:table-cell office:value-type="float" office:value="339020000">
            <text:p>339020000</text:p>
          </table:table-cell>
          <table:table-cell office:value-type="float" office:value="226">
            <text:p>226</text:p>
          </table:table-cell>
          <table:table-cell table:formula="of:=[.B1484]/[.C1484]" office:value-type="float" office:value="1500088.49557522">
            <text:p>1500088.49557522</text:p>
          </table:table-cell>
          <table:table-cell table:number-columns-repeated="1020"/>
        </table:table-row>
        <table:table-row table:style-name="ro1">
          <table:table-cell office:value-type="string">
            <text:p>SEIC</text:p>
          </table:table-cell>
          <table:table-cell office:value-type="float" office:value="3550000000">
            <text:p>3550000000</text:p>
          </table:table-cell>
          <table:table-cell office:value-type="float" office:value="2365">
            <text:p>2365</text:p>
          </table:table-cell>
          <table:table-cell table:formula="of:=[.B1485]/[.C1485]" office:value-type="float" office:value="1501057.08245243">
            <text:p>1501057.08245243</text:p>
          </table:table-cell>
          <table:table-cell table:number-columns-repeated="1020"/>
        </table:table-row>
        <table:table-row table:style-name="ro1">
          <table:table-cell office:value-type="string">
            <text:p>AZPN</text:p>
          </table:table-cell>
          <table:table-cell office:value-type="float" office:value="1910000000">
            <text:p>1910000000</text:p>
          </table:table-cell>
          <table:table-cell office:value-type="float" office:value="1269">
            <text:p>1269</text:p>
          </table:table-cell>
          <table:table-cell table:formula="of:=[.B1486]/[.C1486]" office:value-type="float" office:value="1505122.14342002">
            <text:p>1505122.14342002</text:p>
          </table:table-cell>
          <table:table-cell table:number-columns-repeated="1020"/>
        </table:table-row>
        <table:table-row table:style-name="ro1">
          <table:table-cell office:value-type="string">
            <text:p>MXWL</text:p>
          </table:table-cell>
          <table:table-cell office:value-type="float" office:value="522230000">
            <text:p>522230000</text:p>
          </table:table-cell>
          <table:table-cell office:value-type="float" office:value="345">
            <text:p>345</text:p>
          </table:table-cell>
          <table:table-cell table:formula="of:=[.B1487]/[.C1487]" office:value-type="float" office:value="1513710.14492754">
            <text:p>1513710.14492754</text:p>
          </table:table-cell>
          <table:table-cell table:number-columns-repeated="1020"/>
        </table:table-row>
        <table:table-row table:style-name="ro1">
          <table:table-cell office:value-type="string">
            <text:p>PSTI</text:p>
          </table:table-cell>
          <table:table-cell office:value-type="float" office:value="95790000">
            <text:p>95790000</text:p>
          </table:table-cell>
          <table:table-cell office:value-type="float" office:value="63">
            <text:p>63</text:p>
          </table:table-cell>
          <table:table-cell table:formula="of:=[.B1488]/[.C1488]" office:value-type="float" office:value="1520476.19047619">
            <text:p>1520476.19047619</text:p>
          </table:table-cell>
          <table:table-cell table:number-columns-repeated="1020"/>
        </table:table-row>
        <table:table-row table:style-name="ro1">
          <table:table-cell office:value-type="string">
            <text:p>DARA</text:p>
          </table:table-cell>
          <table:table-cell office:value-type="float" office:value="12180000">
            <text:p>12180000</text:p>
          </table:table-cell>
          <table:table-cell office:value-type="float" office:value="8">
            <text:p>8</text:p>
          </table:table-cell>
          <table:table-cell table:formula="of:=[.B1489]/[.C1489]" office:value-type="float" office:value="1522500">
            <text:p>1522500</text:p>
          </table:table-cell>
          <table:table-cell table:number-columns-repeated="1020"/>
        </table:table-row>
        <table:table-row table:style-name="ro1">
          <table:table-cell office:value-type="string">
            <text:p>PEOP</text:p>
          </table:table-cell>
          <table:table-cell office:value-type="float" office:value="99340000">
            <text:p>99340000</text:p>
          </table:table-cell>
          <table:table-cell office:value-type="float" office:value="65">
            <text:p>65</text:p>
          </table:table-cell>
          <table:table-cell table:formula="of:=[.B1490]/[.C1490]" office:value-type="float" office:value="1528307.69230769">
            <text:p>1528307.69230769</text:p>
          </table:table-cell>
          <table:table-cell table:number-columns-repeated="1020"/>
        </table:table-row>
        <table:table-row table:style-name="ro1">
          <table:table-cell office:value-type="string">
            <text:p>ENTR</text:p>
          </table:table-cell>
          <table:table-cell office:value-type="float" office:value="528510000">
            <text:p>528510000</text:p>
          </table:table-cell>
          <table:table-cell office:value-type="float" office:value="344">
            <text:p>344</text:p>
          </table:table-cell>
          <table:table-cell table:formula="of:=[.B1491]/[.C1491]" office:value-type="float" office:value="1536366.27906977">
            <text:p>1536366.27906977</text:p>
          </table:table-cell>
          <table:table-cell table:number-columns-repeated="1020"/>
        </table:table-row>
        <table:table-row table:style-name="ro1">
          <table:table-cell office:value-type="string">
            <text:p>FRX</text:p>
          </table:table-cell>
          <table:table-cell office:value-type="float" office:value="8620000000">
            <text:p>8620000000</text:p>
          </table:table-cell>
          <table:table-cell office:value-type="float" office:value="5600">
            <text:p>5600</text:p>
          </table:table-cell>
          <table:table-cell table:formula="of:=[.B1492]/[.C1492]" office:value-type="float" office:value="1539285.71428571">
            <text:p>1539285.71428571</text:p>
          </table:table-cell>
          <table:table-cell table:number-columns-repeated="1020"/>
        </table:table-row>
        <table:table-row table:style-name="ro1">
          <table:table-cell office:value-type="string">
            <text:p>HLYS</text:p>
          </table:table-cell>
          <table:table-cell office:value-type="float" office:value="66720000">
            <text:p>66720000</text:p>
          </table:table-cell>
          <table:table-cell office:value-type="float" office:value="43">
            <text:p>43</text:p>
          </table:table-cell>
          <table:table-cell table:formula="of:=[.B1493]/[.C1493]" office:value-type="float" office:value="1551627.90697674">
            <text:p>1551627.90697674</text:p>
          </table:table-cell>
          <table:table-cell table:number-columns-repeated="1020"/>
        </table:table-row>
        <table:table-row table:style-name="ro1">
          <table:table-cell office:value-type="string">
            <text:p>CPST</text:p>
          </table:table-cell>
          <table:table-cell office:value-type="float" office:value="303560000">
            <text:p>303560000</text:p>
          </table:table-cell>
          <table:table-cell office:value-type="float" office:value="195">
            <text:p>195</text:p>
          </table:table-cell>
          <table:table-cell table:formula="of:=[.B1494]/[.C1494]" office:value-type="float" office:value="1556717.94871795">
            <text:p>1556717.94871795</text:p>
          </table:table-cell>
          <table:table-cell table:number-columns-repeated="1020"/>
        </table:table-row>
        <table:table-row table:style-name="ro1">
          <table:table-cell office:value-type="string">
            <text:p>TAXI</text:p>
          </table:table-cell>
          <table:table-cell office:value-type="float" office:value="190180000">
            <text:p>190180000</text:p>
          </table:table-cell>
          <table:table-cell office:value-type="float" office:value="122">
            <text:p>122</text:p>
          </table:table-cell>
          <table:table-cell table:formula="of:=[.B1495]/[.C1495]" office:value-type="float" office:value="1558852.45901639">
            <text:p>1558852.45901639</text:p>
          </table:table-cell>
          <table:table-cell table:number-columns-repeated="1020"/>
        </table:table-row>
        <table:table-row table:style-name="ro1">
          <table:table-cell office:value-type="string">
            <text:p>PSDV</text:p>
          </table:table-cell>
          <table:table-cell office:value-type="float" office:value="40560000">
            <text:p>40560000</text:p>
          </table:table-cell>
          <table:table-cell office:value-type="float" office:value="26">
            <text:p>26</text:p>
          </table:table-cell>
          <table:table-cell table:formula="of:=[.B1496]/[.C1496]" office:value-type="float" office:value="1560000">
            <text:p>1560000</text:p>
          </table:table-cell>
          <table:table-cell table:number-columns-repeated="1020"/>
        </table:table-row>
        <table:table-row table:style-name="ro1">
          <table:table-cell office:value-type="string">
            <text:p>IVAN</text:p>
          </table:table-cell>
          <table:table-cell office:value-type="float" office:value="333370000">
            <text:p>333370000</text:p>
          </table:table-cell>
          <table:table-cell office:value-type="float" office:value="211">
            <text:p>211</text:p>
          </table:table-cell>
          <table:table-cell table:formula="of:=[.B1497]/[.C1497]" office:value-type="float" office:value="1579952.60663507">
            <text:p>1579952.60663507</text:p>
          </table:table-cell>
          <table:table-cell table:number-columns-repeated="1020"/>
        </table:table-row>
        <table:table-row table:style-name="ro1">
          <table:table-cell office:value-type="string">
            <text:p>ISBC</text:p>
          </table:table-cell>
          <table:table-cell office:value-type="float" office:value="1520000000">
            <text:p>1520000000</text:p>
          </table:table-cell>
          <table:table-cell office:value-type="float" office:value="959">
            <text:p>959</text:p>
          </table:table-cell>
          <table:table-cell table:formula="of:=[.B1498]/[.C1498]" office:value-type="float" office:value="1584984.35870699">
            <text:p>1584984.35870699</text:p>
          </table:table-cell>
          <table:table-cell table:number-columns-repeated="1020"/>
        </table:table-row>
        <table:table-row table:style-name="ro1">
          <table:table-cell office:value-type="string">
            <text:p>ERII</text:p>
          </table:table-cell>
          <table:table-cell office:value-type="float" office:value="115820000">
            <text:p>115820000</text:p>
          </table:table-cell>
          <table:table-cell office:value-type="float" office:value="73">
            <text:p>73</text:p>
          </table:table-cell>
          <table:table-cell table:formula="of:=[.B1499]/[.C1499]" office:value-type="float" office:value="1586575.34246575">
            <text:p>1586575.34246575</text:p>
          </table:table-cell>
          <table:table-cell table:number-columns-repeated="1020"/>
        </table:table-row>
        <table:table-row table:style-name="ro1">
          <table:table-cell office:value-type="string">
            <text:p>ASTM</text:p>
          </table:table-cell>
          <table:table-cell office:value-type="float" office:value="71470000">
            <text:p>71470000</text:p>
          </table:table-cell>
          <table:table-cell office:value-type="float" office:value="45">
            <text:p>45</text:p>
          </table:table-cell>
          <table:table-cell table:formula="of:=[.B1500]/[.C1500]" office:value-type="float" office:value="1588222.22222222">
            <text:p>1588222.22222222</text:p>
          </table:table-cell>
          <table:table-cell table:number-columns-repeated="1020"/>
        </table:table-row>
        <table:table-row table:style-name="ro1">
          <table:table-cell office:value-type="string">
            <text:p>GTAT</text:p>
          </table:table-cell>
          <table:table-cell office:value-type="float" office:value="990250000">
            <text:p>990250000</text:p>
          </table:table-cell>
          <table:table-cell office:value-type="float" office:value="622">
            <text:p>622</text:p>
          </table:table-cell>
          <table:table-cell table:formula="of:=[.B1501]/[.C1501]" office:value-type="float" office:value="1592041.80064309">
            <text:p>1592041.80064309</text:p>
          </table:table-cell>
          <table:table-cell table:number-columns-repeated="1020"/>
        </table:table-row>
        <table:table-row table:style-name="ro1">
          <table:table-cell office:value-type="string">
            <text:p>VRTB</text:p>
          </table:table-cell>
          <table:table-cell office:value-type="float" office:value="17550000">
            <text:p>17550000</text:p>
          </table:table-cell>
          <table:table-cell office:value-type="float" office:value="11">
            <text:p>11</text:p>
          </table:table-cell>
          <table:table-cell table:formula="of:=[.B1502]/[.C1502]" office:value-type="float" office:value="1595454.54545455">
            <text:p>1595454.54545455</text:p>
          </table:table-cell>
          <table:table-cell table:number-columns-repeated="1020"/>
        </table:table-row>
        <table:table-row table:style-name="ro1">
          <table:table-cell office:value-type="string">
            <text:p>PEG</text:p>
          </table:table-cell>
          <table:table-cell office:value-type="float" office:value="15700000000">
            <text:p>15700000000</text:p>
          </table:table-cell>
          <table:table-cell office:value-type="float" office:value="9784">
            <text:p>9784</text:p>
          </table:table-cell>
          <table:table-cell table:formula="of:=[.B1503]/[.C1503]" office:value-type="float" office:value="1604660.67048242">
            <text:p>1604660.67048242</text:p>
          </table:table-cell>
          <table:table-cell table:number-columns-repeated="1020"/>
        </table:table-row>
        <table:table-row table:style-name="ro1">
          <table:table-cell office:value-type="string">
            <text:p>TIBX</text:p>
          </table:table-cell>
          <table:table-cell office:value-type="float" office:value="4770000000">
            <text:p>4770000000</text:p>
          </table:table-cell>
          <table:table-cell office:value-type="float" office:value="2965">
            <text:p>2965</text:p>
          </table:table-cell>
          <table:table-cell table:formula="of:=[.B1504]/[.C1504]" office:value-type="float" office:value="1608768.97133221">
            <text:p>1608768.97133221</text:p>
          </table:table-cell>
          <table:table-cell table:number-columns-repeated="1020"/>
        </table:table-row>
        <table:table-row table:style-name="ro1">
          <table:table-cell office:value-type="string">
            <text:p>LOAN</text:p>
          </table:table-cell>
          <table:table-cell office:value-type="float" office:value="4840000">
            <text:p>4840000</text:p>
          </table:table-cell>
          <table:table-cell office:value-type="float" office:value="3">
            <text:p>3</text:p>
          </table:table-cell>
          <table:table-cell table:formula="of:=[.B1505]/[.C1505]" office:value-type="float" office:value="1613333.33333333">
            <text:p>1613333.33333333</text:p>
          </table:table-cell>
          <table:table-cell table:number-columns-repeated="1020"/>
        </table:table-row>
        <table:table-row table:style-name="ro1">
          <table:table-cell office:value-type="string">
            <text:p>KRNY</text:p>
          </table:table-cell>
          <table:table-cell office:value-type="float" office:value="612870000">
            <text:p>612870000</text:p>
          </table:table-cell>
          <table:table-cell office:value-type="float" office:value="379">
            <text:p>379</text:p>
          </table:table-cell>
          <table:table-cell table:formula="of:=[.B1506]/[.C1506]" office:value-type="float" office:value="1617071.24010554">
            <text:p>1617071.24010554</text:p>
          </table:table-cell>
          <table:table-cell table:number-columns-repeated="1020"/>
        </table:table-row>
        <table:table-row table:style-name="ro1">
          <table:table-cell office:value-type="string">
            <text:p>MPET</text:p>
          </table:table-cell>
          <table:table-cell office:value-type="float" office:value="68370000">
            <text:p>68370000</text:p>
          </table:table-cell>
          <table:table-cell office:value-type="float" office:value="42">
            <text:p>42</text:p>
          </table:table-cell>
          <table:table-cell table:formula="of:=[.B1507]/[.C1507]" office:value-type="float" office:value="1627857.14285714">
            <text:p>1627857.14285714</text:p>
          </table:table-cell>
          <table:table-cell table:number-columns-repeated="1020"/>
        </table:table-row>
        <table:table-row table:style-name="ro1">
          <table:table-cell office:value-type="string">
            <text:p>SLP</text:p>
          </table:table-cell>
          <table:table-cell office:value-type="float" office:value="62270000">
            <text:p>62270000</text:p>
          </table:table-cell>
          <table:table-cell office:value-type="float" office:value="38">
            <text:p>38</text:p>
          </table:table-cell>
          <table:table-cell table:formula="of:=[.B1508]/[.C1508]" office:value-type="float" office:value="1638684.21052632">
            <text:p>1638684.21052632</text:p>
          </table:table-cell>
          <table:table-cell table:number-columns-repeated="1020"/>
        </table:table-row>
        <table:table-row table:style-name="ro1">
          <table:table-cell office:value-type="string">
            <text:p>QSII</text:p>
          </table:table-cell>
          <table:table-cell office:value-type="float" office:value="2520000000">
            <text:p>2520000000</text:p>
          </table:table-cell>
          <table:table-cell office:value-type="float" office:value="1537">
            <text:p>1537</text:p>
          </table:table-cell>
          <table:table-cell table:formula="of:=[.B1509]/[.C1509]" office:value-type="float" office:value="1639557.57970072">
            <text:p>1639557.57970072</text:p>
          </table:table-cell>
          <table:table-cell table:number-columns-repeated="1020"/>
        </table:table-row>
        <table:table-row table:style-name="ro1">
          <table:table-cell office:value-type="string">
            <text:p>VOD</text:p>
          </table:table-cell>
          <table:table-cell office:value-type="float" office:value="138980000000">
            <text:p>138980000000</text:p>
          </table:table-cell>
          <table:table-cell office:value-type="float" office:value="83862">
            <text:p>83862</text:p>
          </table:table-cell>
          <table:table-cell table:formula="of:=[.B1510]/[.C1510]" office:value-type="float" office:value="1657246.4286566">
            <text:p>1657246.4286566</text:p>
          </table:table-cell>
          <table:table-cell table:number-columns-repeated="1020"/>
        </table:table-row>
        <table:table-row table:style-name="ro1">
          <table:table-cell office:value-type="string">
            <text:p>NWLI</text:p>
          </table:table-cell>
          <table:table-cell office:value-type="float" office:value="485680000">
            <text:p>485680000</text:p>
          </table:table-cell>
          <table:table-cell office:value-type="float" office:value="292">
            <text:p>292</text:p>
          </table:table-cell>
          <table:table-cell table:formula="of:=[.B1511]/[.C1511]" office:value-type="float" office:value="1663287.67123288">
            <text:p>1663287.67123288</text:p>
          </table:table-cell>
          <table:table-cell table:number-columns-repeated="1020"/>
        </table:table-row>
        <table:table-row table:style-name="ro1">
          <table:table-cell office:value-type="string">
            <text:p>LLTC</text:p>
          </table:table-cell>
          <table:table-cell office:value-type="float" office:value="7510000000">
            <text:p>7510000000</text:p>
          </table:table-cell>
          <table:table-cell office:value-type="float" office:value="4505">
            <text:p>4505</text:p>
          </table:table-cell>
          <table:table-cell table:formula="of:=[.B1512]/[.C1512]" office:value-type="float" office:value="1667036.62597114">
            <text:p>1667036.62597114</text:p>
          </table:table-cell>
          <table:table-cell table:number-columns-repeated="1020"/>
        </table:table-row>
        <table:table-row table:style-name="ro1">
          <table:table-cell office:value-type="string">
            <text:p>ZLCS</text:p>
          </table:table-cell>
          <table:table-cell office:value-type="float" office:value="96700000">
            <text:p>96700000</text:p>
          </table:table-cell>
          <table:table-cell office:value-type="float" office:value="58">
            <text:p>58</text:p>
          </table:table-cell>
          <table:table-cell table:formula="of:=[.B1513]/[.C1513]" office:value-type="float" office:value="1667241.37931034">
            <text:p>1667241.37931034</text:p>
          </table:table-cell>
          <table:table-cell table:number-columns-repeated="1020"/>
        </table:table-row>
        <table:table-row table:style-name="ro1">
          <table:table-cell office:value-type="string">
            <text:p>OFED</text:p>
          </table:table-cell>
          <table:table-cell office:value-type="float" office:value="73370000">
            <text:p>73370000</text:p>
          </table:table-cell>
          <table:table-cell office:value-type="float" office:value="44">
            <text:p>44</text:p>
          </table:table-cell>
          <table:table-cell table:formula="of:=[.B1514]/[.C1514]" office:value-type="float" office:value="1667500">
            <text:p>1667500</text:p>
          </table:table-cell>
          <table:table-cell table:number-columns-repeated="1020"/>
        </table:table-row>
        <table:table-row table:style-name="ro1">
          <table:table-cell office:value-type="string">
            <text:p>ADBE</text:p>
          </table:table-cell>
          <table:table-cell office:value-type="float" office:value="16660000000">
            <text:p>16660000000</text:p>
          </table:table-cell>
          <table:table-cell office:value-type="float" office:value="9925">
            <text:p>9925</text:p>
          </table:table-cell>
          <table:table-cell table:formula="of:=[.B1515]/[.C1515]" office:value-type="float" office:value="1678589.42065491">
            <text:p>1678589.42065491</text:p>
          </table:table-cell>
          <table:table-cell table:number-columns-repeated="1020"/>
        </table:table-row>
        <table:table-row table:style-name="ro1">
          <table:table-cell office:value-type="string">
            <text:p>EBAY</text:p>
          </table:table-cell>
          <table:table-cell office:value-type="float" office:value="46650000000">
            <text:p>46650000000</text:p>
          </table:table-cell>
          <table:table-cell office:value-type="float" office:value="27770">
            <text:p>27770</text:p>
          </table:table-cell>
          <table:table-cell table:formula="of:=[.B1516]/[.C1516]" office:value-type="float" office:value="1679870.36370184">
            <text:p>1679870.36370184</text:p>
          </table:table-cell>
          <table:table-cell table:number-columns-repeated="1020"/>
        </table:table-row>
        <table:table-row table:style-name="ro1">
          <table:table-cell office:value-type="string">
            <text:p>SIVB</text:p>
          </table:table-cell>
          <table:table-cell office:value-type="float" office:value="2570000000">
            <text:p>2570000000</text:p>
          </table:table-cell>
          <table:table-cell office:value-type="float" office:value="1526">
            <text:p>1526</text:p>
          </table:table-cell>
          <table:table-cell table:formula="of:=[.B1517]/[.C1517]" office:value-type="float" office:value="1684141.54652687">
            <text:p>1684141.54652687</text:p>
          </table:table-cell>
          <table:table-cell table:number-columns-repeated="1020"/>
        </table:table-row>
        <table:table-row table:style-name="ro1">
          <table:table-cell office:value-type="string">
            <text:p>NVAX</text:p>
          </table:table-cell>
          <table:table-cell office:value-type="float" office:value="148310000">
            <text:p>148310000</text:p>
          </table:table-cell>
          <table:table-cell office:value-type="float" office:value="88">
            <text:p>88</text:p>
          </table:table-cell>
          <table:table-cell table:formula="of:=[.B1518]/[.C1518]" office:value-type="float" office:value="1685340.90909091">
            <text:p>1685340.90909091</text:p>
          </table:table-cell>
          <table:table-cell table:number-columns-repeated="1020"/>
        </table:table-row>
        <table:table-row table:style-name="ro1">
          <table:table-cell office:value-type="string">
            <text:p>CRME</text:p>
          </table:table-cell>
          <table:table-cell office:value-type="float" office:value="133870000">
            <text:p>133870000</text:p>
          </table:table-cell>
          <table:table-cell office:value-type="float" office:value="79">
            <text:p>79</text:p>
          </table:table-cell>
          <table:table-cell table:formula="of:=[.B1519]/[.C1519]" office:value-type="float" office:value="1694556.96202532">
            <text:p>1694556.96202532</text:p>
          </table:table-cell>
          <table:table-cell table:number-columns-repeated="1020"/>
        </table:table-row>
        <table:table-row table:style-name="ro1">
          <table:table-cell office:value-type="string">
            <text:p>AIXG</text:p>
          </table:table-cell>
          <table:table-cell office:value-type="float" office:value="1570000000">
            <text:p>1570000000</text:p>
          </table:table-cell>
          <table:table-cell office:value-type="float" office:value="926">
            <text:p>926</text:p>
          </table:table-cell>
          <table:table-cell table:formula="of:=[.B1520]/[.C1520]" office:value-type="float" office:value="1695464.36285097">
            <text:p>1695464.36285097</text:p>
          </table:table-cell>
          <table:table-cell table:number-columns-repeated="1020"/>
        </table:table-row>
        <table:table-row table:style-name="ro1">
          <table:table-cell office:value-type="string">
            <text:p>PATH</text:p>
          </table:table-cell>
          <table:table-cell office:value-type="float" office:value="44640000">
            <text:p>44640000</text:p>
          </table:table-cell>
          <table:table-cell office:value-type="float" office:value="26">
            <text:p>26</text:p>
          </table:table-cell>
          <table:table-cell table:formula="of:=[.B1521]/[.C1521]" office:value-type="float" office:value="1716923.07692308">
            <text:p>1716923.07692308</text:p>
          </table:table-cell>
          <table:table-cell table:number-columns-repeated="1020"/>
        </table:table-row>
        <table:table-row table:style-name="ro1">
          <table:table-cell office:value-type="string">
            <text:p>WEC</text:p>
          </table:table-cell>
          <table:table-cell office:value-type="float" office:value="7900000000">
            <text:p>7900000000</text:p>
          </table:table-cell>
          <table:table-cell office:value-type="float" office:value="4600">
            <text:p>4600</text:p>
          </table:table-cell>
          <table:table-cell table:formula="of:=[.B1522]/[.C1522]" office:value-type="float" office:value="1717391.30434783">
            <text:p>1717391.30434783</text:p>
          </table:table-cell>
          <table:table-cell table:number-columns-repeated="1020"/>
        </table:table-row>
        <table:table-row table:style-name="ro1">
          <table:table-cell office:value-type="string">
            <text:p>SQNM</text:p>
          </table:table-cell>
          <table:table-cell office:value-type="float" office:value="409280000">
            <text:p>409280000</text:p>
          </table:table-cell>
          <table:table-cell office:value-type="float" office:value="237">
            <text:p>237</text:p>
          </table:table-cell>
          <table:table-cell table:formula="of:=[.B1523]/[.C1523]" office:value-type="float" office:value="1726919.83122363">
            <text:p>1726919.83122363</text:p>
          </table:table-cell>
          <table:table-cell table:number-columns-repeated="1020"/>
        </table:table-row>
        <table:table-row table:style-name="ro1">
          <table:table-cell office:value-type="string">
            <text:p>BSDM</text:p>
          </table:table-cell>
          <table:table-cell office:value-type="float" office:value="67630000">
            <text:p>67630000</text:p>
          </table:table-cell>
          <table:table-cell office:value-type="float" office:value="39">
            <text:p>39</text:p>
          </table:table-cell>
          <table:table-cell table:formula="of:=[.B1524]/[.C1524]" office:value-type="float" office:value="1734102.56410256">
            <text:p>1734102.56410256</text:p>
          </table:table-cell>
          <table:table-cell table:number-columns-repeated="1020"/>
        </table:table-row>
        <table:table-row table:style-name="ro1">
          <table:table-cell office:value-type="string">
            <text:p>ASTX</text:p>
          </table:table-cell>
          <table:table-cell office:value-type="float" office:value="169040000">
            <text:p>169040000</text:p>
          </table:table-cell>
          <table:table-cell office:value-type="float" office:value="97">
            <text:p>97</text:p>
          </table:table-cell>
          <table:table-cell table:formula="of:=[.B1525]/[.C1525]" office:value-type="float" office:value="1742680.41237113">
            <text:p>1742680.41237113</text:p>
          </table:table-cell>
          <table:table-cell table:number-columns-repeated="1020"/>
        </table:table-row>
        <table:table-row table:style-name="ro1">
          <table:table-cell office:value-type="string">
            <text:p>ARCW</text:p>
          </table:table-cell>
          <table:table-cell office:value-type="float" office:value="10480000">
            <text:p>10480000</text:p>
          </table:table-cell>
          <table:table-cell office:value-type="float" office:value="6">
            <text:p>6</text:p>
          </table:table-cell>
          <table:table-cell table:formula="of:=[.B1526]/[.C1526]" office:value-type="float" office:value="1746666.66666667">
            <text:p>1746666.66666667</text:p>
          </table:table-cell>
          <table:table-cell table:number-columns-repeated="1020"/>
        </table:table-row>
        <table:table-row table:style-name="ro1">
          <table:table-cell office:value-type="string">
            <text:p>PRXI</text:p>
          </table:table-cell>
          <table:table-cell office:value-type="float" office:value="135130000">
            <text:p>135130000</text:p>
          </table:table-cell>
          <table:table-cell office:value-type="float" office:value="77">
            <text:p>77</text:p>
          </table:table-cell>
          <table:table-cell table:formula="of:=[.B1527]/[.C1527]" office:value-type="float" office:value="1754935.06493506">
            <text:p>1754935.06493506</text:p>
          </table:table-cell>
          <table:table-cell table:number-columns-repeated="1020"/>
        </table:table-row>
        <table:table-row table:style-name="ro1">
          <table:table-cell office:value-type="string">
            <text:p>FRNK</text:p>
          </table:table-cell>
          <table:table-cell office:value-type="float" office:value="172020000">
            <text:p>172020000</text:p>
          </table:table-cell>
          <table:table-cell office:value-type="float" office:value="98">
            <text:p>98</text:p>
          </table:table-cell>
          <table:table-cell table:formula="of:=[.B1528]/[.C1528]" office:value-type="float" office:value="1755306.12244898">
            <text:p>1755306.12244898</text:p>
          </table:table-cell>
          <table:table-cell table:number-columns-repeated="1020"/>
        </table:table-row>
        <table:table-row table:style-name="ro1">
          <table:table-cell office:value-type="string">
            <text:p>KIPS</text:p>
          </table:table-cell>
          <table:table-cell office:value-type="float" office:value="23000000">
            <text:p>23000000</text:p>
          </table:table-cell>
          <table:table-cell office:value-type="float" office:value="13">
            <text:p>13</text:p>
          </table:table-cell>
          <table:table-cell table:formula="of:=[.B1529]/[.C1529]" office:value-type="float" office:value="1769230.76923077">
            <text:p>1769230.76923077</text:p>
          </table:table-cell>
          <table:table-cell table:number-columns-repeated="1020"/>
        </table:table-row>
        <table:table-row table:style-name="ro1">
          <table:table-cell office:value-type="string">
            <text:p>CLDX</text:p>
          </table:table-cell>
          <table:table-cell office:value-type="float" office:value="166430000">
            <text:p>166430000</text:p>
          </table:table-cell>
          <table:table-cell office:value-type="float" office:value="94">
            <text:p>94</text:p>
          </table:table-cell>
          <table:table-cell table:formula="of:=[.B1530]/[.C1530]" office:value-type="float" office:value="1770531.91489362">
            <text:p>1770531.91489362</text:p>
          </table:table-cell>
          <table:table-cell table:number-columns-repeated="1020"/>
        </table:table-row>
        <table:table-row table:style-name="ro1">
          <table:table-cell office:value-type="string">
            <text:p>CVLT</text:p>
          </table:table-cell>
          <table:table-cell office:value-type="float" office:value="2250000000">
            <text:p>2250000000</text:p>
          </table:table-cell>
          <table:table-cell office:value-type="float" office:value="1268">
            <text:p>1268</text:p>
          </table:table-cell>
          <table:table-cell table:formula="of:=[.B1531]/[.C1531]" office:value-type="float" office:value="1774447.94952681">
            <text:p>1774447.94952681</text:p>
          </table:table-cell>
          <table:table-cell table:number-columns-repeated="1020"/>
        </table:table-row>
        <table:table-row table:style-name="ro1">
          <table:table-cell office:value-type="string">
            <text:p>GS</text:p>
          </table:table-cell>
          <table:table-cell office:value-type="float" office:value="61940000000">
            <text:p>61940000000</text:p>
          </table:table-cell>
          <table:table-cell office:value-type="float" office:value="34700">
            <text:p>34700</text:p>
          </table:table-cell>
          <table:table-cell table:formula="of:=[.B1532]/[.C1532]" office:value-type="float" office:value="1785014.4092219">
            <text:p>1785014.4092219</text:p>
          </table:table-cell>
          <table:table-cell table:number-columns-repeated="1020"/>
        </table:table-row>
        <table:table-row table:style-name="ro1">
          <table:table-cell office:value-type="string">
            <text:p>OKE</text:p>
          </table:table-cell>
          <table:table-cell office:value-type="float" office:value="8600000000">
            <text:p>8600000000</text:p>
          </table:table-cell>
          <table:table-cell office:value-type="float" office:value="4795">
            <text:p>4795</text:p>
          </table:table-cell>
          <table:table-cell table:formula="of:=[.B1533]/[.C1533]" office:value-type="float" office:value="1793534.93222106">
            <text:p>1793534.93222106</text:p>
          </table:table-cell>
          <table:table-cell table:number-columns-repeated="1020"/>
        </table:table-row>
        <table:table-row table:style-name="ro1">
          <table:table-cell office:value-type="string">
            <text:p>NTGR</text:p>
          </table:table-cell>
          <table:table-cell office:value-type="float" office:value="1420000000">
            <text:p>1420000000</text:p>
          </table:table-cell>
          <table:table-cell office:value-type="float" office:value="791">
            <text:p>791</text:p>
          </table:table-cell>
          <table:table-cell table:formula="of:=[.B1534]/[.C1534]" office:value-type="float" office:value="1795195.95448799">
            <text:p>1795195.95448799</text:p>
          </table:table-cell>
          <table:table-cell table:number-columns-repeated="1020"/>
        </table:table-row>
        <table:table-row table:style-name="ro1">
          <table:table-cell office:value-type="string">
            <text:p>SYNA</text:p>
          </table:table-cell>
          <table:table-cell office:value-type="float" office:value="1220000000">
            <text:p>1220000000</text:p>
          </table:table-cell>
          <table:table-cell office:value-type="float" office:value="676">
            <text:p>676</text:p>
          </table:table-cell>
          <table:table-cell table:formula="of:=[.B1535]/[.C1535]" office:value-type="float" office:value="1804733.72781065">
            <text:p>1804733.72781065</text:p>
          </table:table-cell>
          <table:table-cell table:number-columns-repeated="1020"/>
        </table:table-row>
        <table:table-row table:style-name="ro1">
          <table:table-cell office:value-type="string">
            <text:p>MIPS</text:p>
          </table:table-cell>
          <table:table-cell office:value-type="float" office:value="294170000">
            <text:p>294170000</text:p>
          </table:table-cell>
          <table:table-cell office:value-type="float" office:value="162">
            <text:p>162</text:p>
          </table:table-cell>
          <table:table-cell table:formula="of:=[.B1536]/[.C1536]" office:value-type="float" office:value="1815864.19753086">
            <text:p>1815864.19753086</text:p>
          </table:table-cell>
          <table:table-cell table:number-columns-repeated="1020"/>
        </table:table-row>
        <table:table-row table:style-name="ro1">
          <table:table-cell office:value-type="string">
            <text:p>IPAR</text:p>
          </table:table-cell>
          <table:table-cell office:value-type="float" office:value="495340000">
            <text:p>495340000</text:p>
          </table:table-cell>
          <table:table-cell office:value-type="float" office:value="271">
            <text:p>271</text:p>
          </table:table-cell>
          <table:table-cell table:formula="of:=[.B1537]/[.C1537]" office:value-type="float" office:value="1827822.87822878">
            <text:p>1827822.87822878</text:p>
          </table:table-cell>
          <table:table-cell table:number-columns-repeated="1020"/>
        </table:table-row>
        <table:table-row table:style-name="ro1">
          <table:table-cell office:value-type="string">
            <text:p>MSG</text:p>
          </table:table-cell>
          <table:table-cell office:value-type="float" office:value="2460000000">
            <text:p>2460000000</text:p>
          </table:table-cell>
          <table:table-cell office:value-type="float" office:value="1337">
            <text:p>1337</text:p>
          </table:table-cell>
          <table:table-cell table:formula="of:=[.B1538]/[.C1538]" office:value-type="float" office:value="1839940.16454749">
            <text:p>1839940.16454749</text:p>
          </table:table-cell>
          <table:table-cell table:number-columns-repeated="1020"/>
        </table:table-row>
        <table:table-row table:style-name="ro1">
          <table:table-cell office:value-type="string">
            <text:p>OPXA</text:p>
          </table:table-cell>
          <table:table-cell office:value-type="float" office:value="20280000">
            <text:p>20280000</text:p>
          </table:table-cell>
          <table:table-cell office:value-type="float" office:value="11">
            <text:p>11</text:p>
          </table:table-cell>
          <table:table-cell table:formula="of:=[.B1539]/[.C1539]" office:value-type="float" office:value="1843636.36363636">
            <text:p>1843636.36363636</text:p>
          </table:table-cell>
          <table:table-cell table:number-columns-repeated="1020"/>
        </table:table-row>
        <table:table-row table:style-name="ro1">
          <table:table-cell office:value-type="string">
            <text:p>BCOM</text:p>
          </table:table-cell>
          <table:table-cell office:value-type="float" office:value="28940000000">
            <text:p>28940000000</text:p>
          </table:table-cell>
          <table:table-cell office:value-type="float" office:value="15692">
            <text:p>15692</text:p>
          </table:table-cell>
          <table:table-cell table:formula="of:=[.B1540]/[.C1540]" office:value-type="float" office:value="1844251.84807545">
            <text:p>1844251.84807545</text:p>
          </table:table-cell>
          <table:table-cell table:number-columns-repeated="1020"/>
        </table:table-row>
        <table:table-row table:style-name="ro1">
          <table:table-cell office:value-type="string">
            <text:p>TGAL</text:p>
          </table:table-cell>
          <table:table-cell office:value-type="float" office:value="5570000">
            <text:p>5570000</text:p>
          </table:table-cell>
          <table:table-cell office:value-type="float" office:value="3">
            <text:p>3</text:p>
          </table:table-cell>
          <table:table-cell table:formula="of:=[.B1541]/[.C1541]" office:value-type="float" office:value="1856666.66666667">
            <text:p>1856666.66666667</text:p>
          </table:table-cell>
          <table:table-cell table:number-columns-repeated="1020"/>
        </table:table-row>
        <table:table-row table:style-name="ro1">
          <table:table-cell office:value-type="string">
            <text:p>BPAX</text:p>
          </table:table-cell>
          <table:table-cell office:value-type="float" office:value="83610000">
            <text:p>83610000</text:p>
          </table:table-cell>
          <table:table-cell office:value-type="float" office:value="45">
            <text:p>45</text:p>
          </table:table-cell>
          <table:table-cell table:formula="of:=[.B1542]/[.C1542]" office:value-type="float" office:value="1858000">
            <text:p>1858000</text:p>
          </table:table-cell>
          <table:table-cell table:number-columns-repeated="1020"/>
        </table:table-row>
        <table:table-row table:style-name="ro1">
          <table:table-cell office:value-type="string">
            <text:p>AMTD</text:p>
          </table:table-cell>
          <table:table-cell office:value-type="float" office:value="10210000000">
            <text:p>10210000000</text:p>
          </table:table-cell>
          <table:table-cell office:value-type="float" office:value="5494">
            <text:p>5494</text:p>
          </table:table-cell>
          <table:table-cell table:formula="of:=[.B1543]/[.C1543]" office:value-type="float" office:value="1858390.97196942">
            <text:p>1858390.97196942</text:p>
          </table:table-cell>
          <table:table-cell table:number-columns-repeated="1020"/>
        </table:table-row>
        <table:table-row table:style-name="ro1">
          <table:table-cell office:value-type="string">
            <text:p>XTEX</text:p>
          </table:table-cell>
          <table:table-cell office:value-type="float" office:value="872300000">
            <text:p>872300000</text:p>
          </table:table-cell>
          <table:table-cell office:value-type="float" office:value="469">
            <text:p>469</text:p>
          </table:table-cell>
          <table:table-cell table:formula="of:=[.B1544]/[.C1544]" office:value-type="float" office:value="1859914.71215352">
            <text:p>1859914.71215352</text:p>
          </table:table-cell>
          <table:table-cell table:number-columns-repeated="1020"/>
        </table:table-row>
        <table:table-row table:style-name="ro1">
          <table:table-cell office:value-type="string">
            <text:p>SMTC</text:p>
          </table:table-cell>
          <table:table-cell office:value-type="float" office:value="1830000000">
            <text:p>1830000000</text:p>
          </table:table-cell>
          <table:table-cell office:value-type="float" office:value="982">
            <text:p>982</text:p>
          </table:table-cell>
          <table:table-cell table:formula="of:=[.B1545]/[.C1545]" office:value-type="float" office:value="1863543.78818737">
            <text:p>1863543.78818737</text:p>
          </table:table-cell>
          <table:table-cell table:number-columns-repeated="1020"/>
        </table:table-row>
        <table:table-row table:style-name="ro1">
          <table:table-cell office:value-type="string">
            <text:p>LSTR</text:p>
          </table:table-cell>
          <table:table-cell office:value-type="float" office:value="2540000000">
            <text:p>2540000000</text:p>
          </table:table-cell>
          <table:table-cell office:value-type="float" office:value="1351">
            <text:p>1351</text:p>
          </table:table-cell>
          <table:table-cell table:formula="of:=[.B1546]/[.C1546]" office:value-type="float" office:value="1880088.823094">
            <text:p>1880088.823094</text:p>
          </table:table-cell>
          <table:table-cell table:number-columns-repeated="1020"/>
        </table:table-row>
        <table:table-row table:style-name="ro1">
          <table:table-cell office:value-type="string">
            <text:p>GMCR</text:p>
          </table:table-cell>
          <table:table-cell office:value-type="float" office:value="10570000000">
            <text:p>10570000000</text:p>
          </table:table-cell>
          <table:table-cell office:value-type="float" office:value="5600">
            <text:p>5600</text:p>
          </table:table-cell>
          <table:table-cell table:formula="of:=[.B1547]/[.C1547]" office:value-type="float" office:value="1887500">
            <text:p>1887500</text:p>
          </table:table-cell>
          <table:table-cell table:number-columns-repeated="1020"/>
        </table:table-row>
        <table:table-row table:style-name="ro1">
          <table:table-cell office:value-type="string">
            <text:p>WCRX</text:p>
          </table:table-cell>
          <table:table-cell office:value-type="float" office:value="4170000000">
            <text:p>4170000000</text:p>
          </table:table-cell>
          <table:table-cell office:value-type="float" office:value="2200">
            <text:p>2200</text:p>
          </table:table-cell>
          <table:table-cell table:formula="of:=[.B1548]/[.C1548]" office:value-type="float" office:value="1895454.54545455">
            <text:p>1895454.54545455</text:p>
          </table:table-cell>
          <table:table-cell table:number-columns-repeated="1020"/>
        </table:table-row>
        <table:table-row table:style-name="ro1">
          <table:table-cell office:value-type="string">
            <text:p>LQDT</text:p>
          </table:table-cell>
          <table:table-cell office:value-type="float" office:value="1330000000">
            <text:p>1330000000</text:p>
          </table:table-cell>
          <table:table-cell office:value-type="float" office:value="694">
            <text:p>694</text:p>
          </table:table-cell>
          <table:table-cell table:formula="of:=[.B1549]/[.C1549]" office:value-type="float" office:value="1916426.5129683">
            <text:p>1916426.5129683</text:p>
          </table:table-cell>
          <table:table-cell table:number-columns-repeated="1020"/>
        </table:table-row>
        <table:table-row table:style-name="ro1">
          <table:table-cell office:value-type="string">
            <text:p>SJM</text:p>
          </table:table-cell>
          <table:table-cell office:value-type="float" office:value="8660000000">
            <text:p>8660000000</text:p>
          </table:table-cell>
          <table:table-cell office:value-type="float" office:value="4500">
            <text:p>4500</text:p>
          </table:table-cell>
          <table:table-cell table:formula="of:=[.B1550]/[.C1550]" office:value-type="float" office:value="1924444.44444444">
            <text:p>1924444.44444444</text:p>
          </table:table-cell>
          <table:table-cell table:number-columns-repeated="1020"/>
        </table:table-row>
        <table:table-row table:style-name="ro1">
          <table:table-cell office:value-type="string">
            <text:p>ZAGG</text:p>
          </table:table-cell>
          <table:table-cell office:value-type="float" office:value="301090000">
            <text:p>301090000</text:p>
          </table:table-cell>
          <table:table-cell office:value-type="float" office:value="156">
            <text:p>156</text:p>
          </table:table-cell>
          <table:table-cell table:formula="of:=[.B1551]/[.C1551]" office:value-type="float" office:value="1930064.1025641">
            <text:p>1930064.1025641</text:p>
          </table:table-cell>
          <table:table-cell table:number-columns-repeated="1020"/>
        </table:table-row>
        <table:table-row table:style-name="ro1">
          <table:table-cell office:value-type="string">
            <text:p>KFFB</text:p>
          </table:table-cell>
          <table:table-cell office:value-type="float" office:value="71550000">
            <text:p>71550000</text:p>
          </table:table-cell>
          <table:table-cell office:value-type="float" office:value="37">
            <text:p>37</text:p>
          </table:table-cell>
          <table:table-cell table:formula="of:=[.B1552]/[.C1552]" office:value-type="float" office:value="1933783.78378378">
            <text:p>1933783.78378378</text:p>
          </table:table-cell>
          <table:table-cell table:number-columns-repeated="1020"/>
        </table:table-row>
        <table:table-row table:style-name="ro1">
          <table:table-cell office:value-type="string">
            <text:p>CGNX</text:p>
          </table:table-cell>
          <table:table-cell office:value-type="float" office:value="1780000000">
            <text:p>1780000000</text:p>
          </table:table-cell>
          <table:table-cell office:value-type="float" office:value="919">
            <text:p>919</text:p>
          </table:table-cell>
          <table:table-cell table:formula="of:=[.B1553]/[.C1553]" office:value-type="float" office:value="1936887.92165397">
            <text:p>1936887.92165397</text:p>
          </table:table-cell>
          <table:table-cell table:number-columns-repeated="1020"/>
        </table:table-row>
        <table:table-row table:style-name="ro1">
          <table:table-cell office:value-type="string">
            <text:p>AMLN</text:p>
          </table:table-cell>
          <table:table-cell office:value-type="float" office:value="2520000000">
            <text:p>2520000000</text:p>
          </table:table-cell>
          <table:table-cell office:value-type="float" office:value="1300">
            <text:p>1300</text:p>
          </table:table-cell>
          <table:table-cell table:formula="of:=[.B1554]/[.C1554]" office:value-type="float" office:value="1938461.53846154">
            <text:p>1938461.53846154</text:p>
          </table:table-cell>
          <table:table-cell table:number-columns-repeated="1020"/>
        </table:table-row>
        <table:table-row table:style-name="ro1">
          <table:table-cell office:value-type="string">
            <text:p>MYGN</text:p>
          </table:table-cell>
          <table:table-cell office:value-type="float" office:value="2049999999">
            <text:p>2049999999</text:p>
          </table:table-cell>
          <table:table-cell office:value-type="float" office:value="1057">
            <text:p>1057</text:p>
          </table:table-cell>
          <table:table-cell table:formula="of:=[.B1555]/[.C1555]" office:value-type="float" office:value="1939451.27625355">
            <text:p>1939451.27625355</text:p>
          </table:table-cell>
          <table:table-cell table:number-columns-repeated="1020"/>
        </table:table-row>
        <table:table-row table:style-name="ro1">
          <table:table-cell office:value-type="string">
            <text:p>GALE</text:p>
          </table:table-cell>
          <table:table-cell office:value-type="float" office:value="62330000">
            <text:p>62330000</text:p>
          </table:table-cell>
          <table:table-cell office:value-type="float" office:value="32">
            <text:p>32</text:p>
          </table:table-cell>
          <table:table-cell table:formula="of:=[.B1556]/[.C1556]" office:value-type="float" office:value="1947812.5">
            <text:p>1947812.5</text:p>
          </table:table-cell>
          <table:table-cell table:number-columns-repeated="1020"/>
        </table:table-row>
        <table:table-row table:style-name="ro1">
          <table:table-cell office:value-type="string">
            <text:p>YORW</text:p>
          </table:table-cell>
          <table:table-cell office:value-type="float" office:value="217110000">
            <text:p>217110000</text:p>
          </table:table-cell>
          <table:table-cell office:value-type="float" office:value="111">
            <text:p>111</text:p>
          </table:table-cell>
          <table:table-cell table:formula="of:=[.B1557]/[.C1557]" office:value-type="float" office:value="1955945.94594595">
            <text:p>1955945.94594595</text:p>
          </table:table-cell>
          <table:table-cell table:number-columns-repeated="1020"/>
        </table:table-row>
        <table:table-row table:style-name="ro1">
          <table:table-cell office:value-type="string">
            <text:p>AVNR</text:p>
          </table:table-cell>
          <table:table-cell office:value-type="float" office:value="368230000">
            <text:p>368230000</text:p>
          </table:table-cell>
          <table:table-cell office:value-type="float" office:value="188">
            <text:p>188</text:p>
          </table:table-cell>
          <table:table-cell table:formula="of:=[.B1558]/[.C1558]" office:value-type="float" office:value="1958670.21276596">
            <text:p>1958670.21276596</text:p>
          </table:table-cell>
          <table:table-cell table:number-columns-repeated="1020"/>
        </table:table-row>
        <table:table-row table:style-name="ro1">
          <table:table-cell office:value-type="string">
            <text:p>NEPT</text:p>
          </table:table-cell>
          <table:table-cell office:value-type="float" office:value="157010000">
            <text:p>157010000</text:p>
          </table:table-cell>
          <table:table-cell office:value-type="float" office:value="80">
            <text:p>80</text:p>
          </table:table-cell>
          <table:table-cell table:formula="of:=[.B1559]/[.C1559]" office:value-type="float" office:value="1962625">
            <text:p>1962625</text:p>
          </table:table-cell>
          <table:table-cell table:number-columns-repeated="1020"/>
        </table:table-row>
        <table:table-row table:style-name="ro1">
          <table:table-cell office:value-type="string">
            <text:p>STRS</text:p>
          </table:table-cell>
          <table:table-cell office:value-type="float" office:value="68880000">
            <text:p>68880000</text:p>
          </table:table-cell>
          <table:table-cell office:value-type="float" office:value="35">
            <text:p>35</text:p>
          </table:table-cell>
          <table:table-cell table:formula="of:=[.B1560]/[.C1560]" office:value-type="float" office:value="1968000">
            <text:p>1968000</text:p>
          </table:table-cell>
          <table:table-cell table:number-columns-repeated="1020"/>
        </table:table-row>
        <table:table-row table:style-name="ro1">
          <table:table-cell office:value-type="string">
            <text:p>ESRX</text:p>
          </table:table-cell>
          <table:table-cell office:value-type="float" office:value="26010000000">
            <text:p>26010000000</text:p>
          </table:table-cell>
          <table:table-cell office:value-type="float" office:value="13120">
            <text:p>13120</text:p>
          </table:table-cell>
          <table:table-cell table:formula="of:=[.B1561]/[.C1561]" office:value-type="float" office:value="1982469.51219512">
            <text:p>1982469.51219512</text:p>
          </table:table-cell>
          <table:table-cell table:number-columns-repeated="1020"/>
        </table:table-row>
        <table:table-row table:style-name="ro1">
          <table:table-cell office:value-type="string">
            <text:p>UNIS</text:p>
          </table:table-cell>
          <table:table-cell office:value-type="float" office:value="256399999">
            <text:p>256399999</text:p>
          </table:table-cell>
          <table:table-cell office:value-type="float" office:value="129">
            <text:p>129</text:p>
          </table:table-cell>
          <table:table-cell table:formula="of:=[.B1562]/[.C1562]" office:value-type="float" office:value="1987596.89147287">
            <text:p>1987596.89147287</text:p>
          </table:table-cell>
          <table:table-cell table:number-columns-repeated="1020"/>
        </table:table-row>
        <table:table-row table:style-name="ro1">
          <table:table-cell office:value-type="string">
            <text:p>CAVM</text:p>
          </table:table-cell>
          <table:table-cell office:value-type="float" office:value="1720000000">
            <text:p>1720000000</text:p>
          </table:table-cell>
          <table:table-cell office:value-type="float" office:value="864">
            <text:p>864</text:p>
          </table:table-cell>
          <table:table-cell table:formula="of:=[.B1563]/[.C1563]" office:value-type="float" office:value="1990740.74074074">
            <text:p>1990740.74074074</text:p>
          </table:table-cell>
          <table:table-cell table:number-columns-repeated="1020"/>
        </table:table-row>
        <table:table-row table:style-name="ro1">
          <table:table-cell office:value-type="string">
            <text:p>WDFC</text:p>
          </table:table-cell>
          <table:table-cell office:value-type="float" office:value="667840000">
            <text:p>667840000</text:p>
          </table:table-cell>
          <table:table-cell office:value-type="float" office:value="334">
            <text:p>334</text:p>
          </table:table-cell>
          <table:table-cell table:formula="of:=[.B1564]/[.C1564]" office:value-type="float" office:value="1999520.95808383">
            <text:p>1999520.95808383</text:p>
          </table:table-cell>
          <table:table-cell table:number-columns-repeated="1020"/>
        </table:table-row>
        <table:table-row table:style-name="ro1">
          <table:table-cell office:value-type="string">
            <text:p>SCMR</text:p>
          </table:table-cell>
          <table:table-cell office:value-type="float" office:value="521860000">
            <text:p>521860000</text:p>
          </table:table-cell>
          <table:table-cell office:value-type="float" office:value="259">
            <text:p>259</text:p>
          </table:table-cell>
          <table:table-cell table:formula="of:=[.B1565]/[.C1565]" office:value-type="float" office:value="2014903.47490347">
            <text:p>2014903.47490347</text:p>
          </table:table-cell>
          <table:table-cell table:number-columns-repeated="1020"/>
        </table:table-row>
        <table:table-row table:style-name="ro1">
          <table:table-cell office:value-type="string">
            <text:p>SLAB</text:p>
          </table:table-cell>
          <table:table-cell office:value-type="float" office:value="1830000000">
            <text:p>1830000000</text:p>
          </table:table-cell>
          <table:table-cell office:value-type="float" office:value="908">
            <text:p>908</text:p>
          </table:table-cell>
          <table:table-cell table:formula="of:=[.B1566]/[.C1566]" office:value-type="float" office:value="2015418.50220264">
            <text:p>2015418.50220264</text:p>
          </table:table-cell>
          <table:table-cell table:number-columns-repeated="1020"/>
        </table:table-row>
        <table:table-row table:style-name="ro1">
          <table:table-cell office:value-type="string">
            <text:p>APRI</text:p>
          </table:table-cell>
          <table:table-cell office:value-type="float" office:value="70850000">
            <text:p>70850000</text:p>
          </table:table-cell>
          <table:table-cell office:value-type="float" office:value="35">
            <text:p>35</text:p>
          </table:table-cell>
          <table:table-cell table:formula="of:=[.B1567]/[.C1567]" office:value-type="float" office:value="2024285.71428571">
            <text:p>2024285.71428571</text:p>
          </table:table-cell>
          <table:table-cell table:number-columns-repeated="1020"/>
        </table:table-row>
        <table:table-row table:style-name="ro1">
          <table:table-cell office:value-type="string">
            <text:p>CNQR</text:p>
          </table:table-cell>
          <table:table-cell office:value-type="float" office:value="3240000000">
            <text:p>3240000000</text:p>
          </table:table-cell>
          <table:table-cell office:value-type="float" office:value="1600">
            <text:p>1600</text:p>
          </table:table-cell>
          <table:table-cell table:formula="of:=[.B1568]/[.C1568]" office:value-type="float" office:value="2025000">
            <text:p>2025000</text:p>
          </table:table-cell>
          <table:table-cell table:number-columns-repeated="1020"/>
        </table:table-row>
        <table:table-row table:style-name="ro1">
          <table:table-cell office:value-type="string">
            <text:p>BRCM</text:p>
          </table:table-cell>
          <table:table-cell office:value-type="float" office:value="19720000000">
            <text:p>19720000000</text:p>
          </table:table-cell>
          <table:table-cell office:value-type="float" office:value="9590">
            <text:p>9590</text:p>
          </table:table-cell>
          <table:table-cell table:formula="of:=[.B1569]/[.C1569]" office:value-type="float" office:value="2056308.6548488">
            <text:p>2056308.6548488</text:p>
          </table:table-cell>
          <table:table-cell table:number-columns-repeated="1020"/>
        </table:table-row>
        <table:table-row table:style-name="ro1">
          <table:table-cell office:value-type="string">
            <text:p>IRET</text:p>
          </table:table-cell>
          <table:table-cell office:value-type="float" office:value="627920000">
            <text:p>627920000</text:p>
          </table:table-cell>
          <table:table-cell office:value-type="float" office:value="305">
            <text:p>305</text:p>
          </table:table-cell>
          <table:table-cell table:formula="of:=[.B1570]/[.C1570]" office:value-type="float" office:value="2058754.09836066">
            <text:p>2058754.09836066</text:p>
          </table:table-cell>
          <table:table-cell table:number-columns-repeated="1020"/>
        </table:table-row>
        <table:table-row table:style-name="ro1">
          <table:table-cell office:value-type="string">
            <text:p>ENMD</text:p>
          </table:table-cell>
          <table:table-cell office:value-type="float" office:value="24800000">
            <text:p>24800000</text:p>
          </table:table-cell>
          <table:table-cell office:value-type="float" office:value="12">
            <text:p>12</text:p>
          </table:table-cell>
          <table:table-cell table:formula="of:=[.B1571]/[.C1571]" office:value-type="float" office:value="2066666.66666667">
            <text:p>2066666.66666667</text:p>
          </table:table-cell>
          <table:table-cell table:number-columns-repeated="1020"/>
        </table:table-row>
        <table:table-row table:style-name="ro1">
          <table:table-cell office:value-type="string">
            <text:p>GENT</text:p>
          </table:table-cell>
          <table:table-cell office:value-type="float" office:value="126490000">
            <text:p>126490000</text:p>
          </table:table-cell>
          <table:table-cell office:value-type="float" office:value="61">
            <text:p>61</text:p>
          </table:table-cell>
          <table:table-cell table:formula="of:=[.B1572]/[.C1572]" office:value-type="float" office:value="2073606.55737705">
            <text:p>2073606.55737705</text:p>
          </table:table-cell>
          <table:table-cell table:number-columns-repeated="1020"/>
        </table:table-row>
        <table:table-row table:style-name="ro1">
          <table:table-cell office:value-type="string">
            <text:p>WLFC</text:p>
          </table:table-cell>
          <table:table-cell office:value-type="float" office:value="133100000">
            <text:p>133100000</text:p>
          </table:table-cell>
          <table:table-cell office:value-type="float" office:value="64">
            <text:p>64</text:p>
          </table:table-cell>
          <table:table-cell table:formula="of:=[.B1573]/[.C1573]" office:value-type="float" office:value="2079687.5">
            <text:p>2079687.5</text:p>
          </table:table-cell>
          <table:table-cell table:number-columns-repeated="1020"/>
        </table:table-row>
        <table:table-row table:style-name="ro1">
          <table:table-cell office:value-type="string">
            <text:p>PCRX</text:p>
          </table:table-cell>
          <table:table-cell office:value-type="float" office:value="254880000">
            <text:p>254880000</text:p>
          </table:table-cell>
          <table:table-cell office:value-type="float" office:value="122">
            <text:p>122</text:p>
          </table:table-cell>
          <table:table-cell table:formula="of:=[.B1574]/[.C1574]" office:value-type="float" office:value="2089180.32786885">
            <text:p>2089180.32786885</text:p>
          </table:table-cell>
          <table:table-cell table:number-columns-repeated="1020"/>
        </table:table-row>
        <table:table-row table:style-name="ro1">
          <table:table-cell office:value-type="string">
            <text:p>MON</text:p>
          </table:table-cell>
          <table:table-cell office:value-type="float" office:value="43220000000">
            <text:p>43220000000</text:p>
          </table:table-cell>
          <table:table-cell office:value-type="float" office:value="20600">
            <text:p>20600</text:p>
          </table:table-cell>
          <table:table-cell table:formula="of:=[.B1575]/[.C1575]" office:value-type="float" office:value="2098058.25242718">
            <text:p>2098058.25242718</text:p>
          </table:table-cell>
          <table:table-cell table:number-columns-repeated="1020"/>
        </table:table-row>
        <table:table-row table:style-name="ro1">
          <table:table-cell office:value-type="string">
            <text:p>TSRX</text:p>
          </table:table-cell>
          <table:table-cell office:value-type="float" office:value="147340000">
            <text:p>147340000</text:p>
          </table:table-cell>
          <table:table-cell office:value-type="float" office:value="70">
            <text:p>70</text:p>
          </table:table-cell>
          <table:table-cell table:formula="of:=[.B1576]/[.C1576]" office:value-type="float" office:value="2104857.14285714">
            <text:p>2104857.14285714</text:p>
          </table:table-cell>
          <table:table-cell table:number-columns-repeated="1020"/>
        </table:table-row>
        <table:table-row table:style-name="ro1">
          <table:table-cell office:value-type="string">
            <text:p>CYBX</text:p>
          </table:table-cell>
          <table:table-cell office:value-type="float" office:value="1020000000">
            <text:p>1020000000</text:p>
          </table:table-cell>
          <table:table-cell office:value-type="float" office:value="484">
            <text:p>484</text:p>
          </table:table-cell>
          <table:table-cell table:formula="of:=[.B1577]/[.C1577]" office:value-type="float" office:value="2107438.01652893">
            <text:p>2107438.01652893</text:p>
          </table:table-cell>
          <table:table-cell table:number-columns-repeated="1020"/>
        </table:table-row>
        <table:table-row table:style-name="ro1">
          <table:table-cell office:value-type="string">
            <text:p>INTU</text:p>
          </table:table-cell>
          <table:table-cell office:value-type="float" office:value="17010000000">
            <text:p>17010000000</text:p>
          </table:table-cell>
          <table:table-cell office:value-type="float" office:value="8000">
            <text:p>8000</text:p>
          </table:table-cell>
          <table:table-cell table:formula="of:=[.B1578]/[.C1578]" office:value-type="float" office:value="2126250">
            <text:p>2126250</text:p>
          </table:table-cell>
          <table:table-cell table:number-columns-repeated="1020"/>
        </table:table-row>
        <table:table-row table:style-name="ro1">
          <table:table-cell office:value-type="string">
            <text:p>HCBK</text:p>
          </table:table-cell>
          <table:table-cell office:value-type="float" office:value="3380000000">
            <text:p>3380000000</text:p>
          </table:table-cell>
          <table:table-cell office:value-type="float" office:value="1586">
            <text:p>1586</text:p>
          </table:table-cell>
          <table:table-cell table:formula="of:=[.B1579]/[.C1579]" office:value-type="float" office:value="2131147.54098361">
            <text:p>2131147.54098361</text:p>
          </table:table-cell>
          <table:table-cell table:number-columns-repeated="1020"/>
        </table:table-row>
        <table:table-row table:style-name="ro1">
          <table:table-cell office:value-type="string">
            <text:p>FRAN</text:p>
          </table:table-cell>
          <table:table-cell office:value-type="float" office:value="990050000">
            <text:p>990050000</text:p>
          </table:table-cell>
          <table:table-cell office:value-type="float" office:value="462">
            <text:p>462</text:p>
          </table:table-cell>
          <table:table-cell table:formula="of:=[.B1580]/[.C1580]" office:value-type="float" office:value="2142965.36796537">
            <text:p>2142965.36796537</text:p>
          </table:table-cell>
          <table:table-cell table:number-columns-repeated="1020"/>
        </table:table-row>
        <table:table-row table:style-name="ro1">
          <table:table-cell office:value-type="string">
            <text:p>NKTR</text:p>
          </table:table-cell>
          <table:table-cell office:value-type="float" office:value="877650000">
            <text:p>877650000</text:p>
          </table:table-cell>
          <table:table-cell office:value-type="float" office:value="408">
            <text:p>408</text:p>
          </table:table-cell>
          <table:table-cell table:formula="of:=[.B1581]/[.C1581]" office:value-type="float" office:value="2151102.94117647">
            <text:p>2151102.94117647</text:p>
          </table:table-cell>
          <table:table-cell table:number-columns-repeated="1020"/>
        </table:table-row>
        <table:table-row table:style-name="ro1">
          <table:table-cell office:value-type="string">
            <text:p>IMMU</text:p>
          </table:table-cell>
          <table:table-cell office:value-type="float" office:value="261320000">
            <text:p>261320000</text:p>
          </table:table-cell>
          <table:table-cell office:value-type="float" office:value="121">
            <text:p>121</text:p>
          </table:table-cell>
          <table:table-cell table:formula="of:=[.B1582]/[.C1582]" office:value-type="float" office:value="2159669.4214876">
            <text:p>2159669.4214876</text:p>
          </table:table-cell>
          <table:table-cell table:number-columns-repeated="1020"/>
        </table:table-row>
        <table:table-row table:style-name="ro1">
          <table:table-cell office:value-type="string">
            <text:p>MIND</text:p>
          </table:table-cell>
          <table:table-cell office:value-type="float" office:value="271000000">
            <text:p>271000000</text:p>
          </table:table-cell>
          <table:table-cell office:value-type="float" office:value="125">
            <text:p>125</text:p>
          </table:table-cell>
          <table:table-cell table:formula="of:=[.B1583]/[.C1583]" office:value-type="float" office:value="2168000">
            <text:p>2168000</text:p>
          </table:table-cell>
          <table:table-cell table:number-columns-repeated="1020"/>
        </table:table-row>
        <table:table-row table:style-name="ro1">
          <table:table-cell office:value-type="string">
            <text:p>OPTR</text:p>
          </table:table-cell>
          <table:table-cell office:value-type="float" office:value="588660000">
            <text:p>588660000</text:p>
          </table:table-cell>
          <table:table-cell office:value-type="float" office:value="271">
            <text:p>271</text:p>
          </table:table-cell>
          <table:table-cell table:formula="of:=[.B1584]/[.C1584]" office:value-type="float" office:value="2172177.12177122">
            <text:p>2172177.12177122</text:p>
          </table:table-cell>
          <table:table-cell table:number-columns-repeated="1020"/>
        </table:table-row>
        <table:table-row table:style-name="ro1">
          <table:table-cell office:value-type="string">
            <text:p>CERS</text:p>
          </table:table-cell>
          <table:table-cell office:value-type="float" office:value="171710000">
            <text:p>171710000</text:p>
          </table:table-cell>
          <table:table-cell office:value-type="float" office:value="79">
            <text:p>79</text:p>
          </table:table-cell>
          <table:table-cell table:formula="of:=[.B1585]/[.C1585]" office:value-type="float" office:value="2173544.30379747">
            <text:p>2173544.30379747</text:p>
          </table:table-cell>
          <table:table-cell table:number-columns-repeated="1020"/>
        </table:table-row>
        <table:table-row table:style-name="ro1">
          <table:table-cell office:value-type="string">
            <text:p>NLNK</text:p>
          </table:table-cell>
          <table:table-cell office:value-type="float" office:value="178730000">
            <text:p>178730000</text:p>
          </table:table-cell>
          <table:table-cell office:value-type="float" office:value="82">
            <text:p>82</text:p>
          </table:table-cell>
          <table:table-cell table:formula="of:=[.B1586]/[.C1586]" office:value-type="float" office:value="2179634.14634146">
            <text:p>2179634.14634146</text:p>
          </table:table-cell>
          <table:table-cell table:number-columns-repeated="1020"/>
        </table:table-row>
        <table:table-row table:style-name="ro1">
          <table:table-cell office:value-type="string">
            <text:p>RGEN</text:p>
          </table:table-cell>
          <table:table-cell office:value-type="float" office:value="144050000">
            <text:p>144050000</text:p>
          </table:table-cell>
          <table:table-cell office:value-type="float" office:value="66">
            <text:p>66</text:p>
          </table:table-cell>
          <table:table-cell table:formula="of:=[.B1587]/[.C1587]" office:value-type="float" office:value="2182575.75757576">
            <text:p>2182575.75757576</text:p>
          </table:table-cell>
          <table:table-cell table:number-columns-repeated="1020"/>
        </table:table-row>
        <table:table-row table:style-name="ro1">
          <table:table-cell office:value-type="string">
            <text:p>UG</text:p>
          </table:table-cell>
          <table:table-cell office:value-type="float" office:value="76430000">
            <text:p>76430000</text:p>
          </table:table-cell>
          <table:table-cell office:value-type="float" office:value="35">
            <text:p>35</text:p>
          </table:table-cell>
          <table:table-cell table:formula="of:=[.B1588]/[.C1588]" office:value-type="float" office:value="2183714.28571429">
            <text:p>2183714.28571429</text:p>
          </table:table-cell>
          <table:table-cell table:number-columns-repeated="1020"/>
        </table:table-row>
        <table:table-row table:style-name="ro1">
          <table:table-cell office:value-type="string">
            <text:p>IGLD</text:p>
          </table:table-cell>
          <table:table-cell office:value-type="float" office:value="146590000">
            <text:p>146590000</text:p>
          </table:table-cell>
          <table:table-cell office:value-type="float" office:value="67">
            <text:p>67</text:p>
          </table:table-cell>
          <table:table-cell table:formula="of:=[.B1589]/[.C1589]" office:value-type="float" office:value="2187910.44776119">
            <text:p>2187910.44776119</text:p>
          </table:table-cell>
          <table:table-cell table:number-columns-repeated="1020"/>
        </table:table-row>
        <table:table-row table:style-name="ro1">
          <table:table-cell office:value-type="string">
            <text:p>PGNX</text:p>
          </table:table-cell>
          <table:table-cell office:value-type="float" office:value="316690000">
            <text:p>316690000</text:p>
          </table:table-cell>
          <table:table-cell office:value-type="float" office:value="144">
            <text:p>144</text:p>
          </table:table-cell>
          <table:table-cell table:formula="of:=[.B1590]/[.C1590]" office:value-type="float" office:value="2199236.11111111">
            <text:p>2199236.11111111</text:p>
          </table:table-cell>
          <table:table-cell table:number-columns-repeated="1020"/>
        </table:table-row>
        <table:table-row table:style-name="ro1">
          <table:table-cell office:value-type="string">
            <text:p>LULU</text:p>
          </table:table-cell>
          <table:table-cell office:value-type="float" office:value="10110000000">
            <text:p>10110000000</text:p>
          </table:table-cell>
          <table:table-cell office:value-type="float" office:value="4572">
            <text:p>4572</text:p>
          </table:table-cell>
          <table:table-cell table:formula="of:=[.B1591]/[.C1591]" office:value-type="float" office:value="2211286.08923884">
            <text:p>2211286.08923884</text:p>
          </table:table-cell>
          <table:table-cell table:number-columns-repeated="1020"/>
        </table:table-row>
        <table:table-row table:style-name="ro1">
          <table:table-cell office:value-type="string">
            <text:p>SRDX</text:p>
          </table:table-cell>
          <table:table-cell office:value-type="float" office:value="250050000">
            <text:p>250050000</text:p>
          </table:table-cell>
          <table:table-cell office:value-type="float" office:value="113">
            <text:p>113</text:p>
          </table:table-cell>
          <table:table-cell table:formula="of:=[.B1592]/[.C1592]" office:value-type="float" office:value="2212831.85840708">
            <text:p>2212831.85840708</text:p>
          </table:table-cell>
          <table:table-cell table:number-columns-repeated="1020"/>
        </table:table-row>
        <table:table-row table:style-name="ro1">
          <table:table-cell office:value-type="string">
            <text:p>SIGA</text:p>
          </table:table-cell>
          <table:table-cell office:value-type="float" office:value="144480000">
            <text:p>144480000</text:p>
          </table:table-cell>
          <table:table-cell office:value-type="float" office:value="65">
            <text:p>65</text:p>
          </table:table-cell>
          <table:table-cell table:formula="of:=[.B1593]/[.C1593]" office:value-type="float" office:value="2222769.23076923">
            <text:p>2222769.23076923</text:p>
          </table:table-cell>
          <table:table-cell table:number-columns-repeated="1020"/>
        </table:table-row>
        <table:table-row table:style-name="ro1">
          <table:table-cell office:value-type="string">
            <text:p>IMMR</text:p>
          </table:table-cell>
          <table:table-cell office:value-type="float" office:value="183280000">
            <text:p>183280000</text:p>
          </table:table-cell>
          <table:table-cell office:value-type="float" office:value="82">
            <text:p>82</text:p>
          </table:table-cell>
          <table:table-cell table:formula="of:=[.B1594]/[.C1594]" office:value-type="float" office:value="2235121.95121951">
            <text:p>2235121.95121951</text:p>
          </table:table-cell>
          <table:table-cell table:number-columns-repeated="1020"/>
        </table:table-row>
        <table:table-row table:style-name="ro1">
          <table:table-cell office:value-type="string">
            <text:p>ARUN</text:p>
          </table:table-cell>
          <table:table-cell office:value-type="float" office:value="2380000000">
            <text:p>2380000000</text:p>
          </table:table-cell>
          <table:table-cell office:value-type="float" office:value="1057">
            <text:p>1057</text:p>
          </table:table-cell>
          <table:table-cell table:formula="of:=[.B1595]/[.C1595]" office:value-type="float" office:value="2251655.62913907">
            <text:p>2251655.62913907</text:p>
          </table:table-cell>
          <table:table-cell table:number-columns-repeated="1020"/>
        </table:table-row>
        <table:table-row table:style-name="ro1">
          <table:table-cell office:value-type="string">
            <text:p>BCPC</text:p>
          </table:table-cell>
          <table:table-cell office:value-type="float" office:value="792040000">
            <text:p>792040000</text:p>
          </table:table-cell>
          <table:table-cell office:value-type="float" office:value="351">
            <text:p>351</text:p>
          </table:table-cell>
          <table:table-cell table:formula="of:=[.B1596]/[.C1596]" office:value-type="float" office:value="2256524.21652422">
            <text:p>2256524.21652422</text:p>
          </table:table-cell>
          <table:table-cell table:number-columns-repeated="1020"/>
        </table:table-row>
        <table:table-row table:style-name="ro1">
          <table:table-cell office:value-type="string">
            <text:p>CYCC</text:p>
          </table:table-cell>
          <table:table-cell office:value-type="float" office:value="40670000">
            <text:p>40670000</text:p>
          </table:table-cell>
          <table:table-cell office:value-type="float" office:value="18">
            <text:p>18</text:p>
          </table:table-cell>
          <table:table-cell table:formula="of:=[.B1597]/[.C1597]" office:value-type="float" office:value="2259444.44444444">
            <text:p>2259444.44444444</text:p>
          </table:table-cell>
          <table:table-cell table:number-columns-repeated="1020"/>
        </table:table-row>
        <table:table-row table:style-name="ro1">
          <table:table-cell office:value-type="string">
            <text:p>ECYT</text:p>
          </table:table-cell>
          <table:table-cell office:value-type="float" office:value="124730000">
            <text:p>124730000</text:p>
          </table:table-cell>
          <table:table-cell office:value-type="float" office:value="55">
            <text:p>55</text:p>
          </table:table-cell>
          <table:table-cell table:formula="of:=[.B1598]/[.C1598]" office:value-type="float" office:value="2267818.18181818">
            <text:p>2267818.18181818</text:p>
          </table:table-cell>
          <table:table-cell table:number-columns-repeated="1020"/>
        </table:table-row>
        <table:table-row table:style-name="ro1">
          <table:table-cell office:value-type="string">
            <text:p>YNDX</text:p>
          </table:table-cell>
          <table:table-cell office:value-type="float" office:value="7530000000">
            <text:p>7530000000</text:p>
          </table:table-cell>
          <table:table-cell office:value-type="float" office:value="3312">
            <text:p>3312</text:p>
          </table:table-cell>
          <table:table-cell table:formula="of:=[.B1599]/[.C1599]" office:value-type="float" office:value="2273550.72463768">
            <text:p>2273550.72463768</text:p>
          </table:table-cell>
          <table:table-cell table:number-columns-repeated="1020"/>
        </table:table-row>
        <table:table-row table:style-name="ro1">
          <table:table-cell office:value-type="string">
            <text:p>NABI</text:p>
          </table:table-cell>
          <table:table-cell office:value-type="float" office:value="79700000">
            <text:p>79700000</text:p>
          </table:table-cell>
          <table:table-cell office:value-type="float" office:value="35">
            <text:p>35</text:p>
          </table:table-cell>
          <table:table-cell table:formula="of:=[.B1600]/[.C1600]" office:value-type="float" office:value="2277142.85714286">
            <text:p>2277142.85714286</text:p>
          </table:table-cell>
          <table:table-cell table:number-columns-repeated="1020"/>
        </table:table-row>
        <table:table-row table:style-name="ro1">
          <table:table-cell office:value-type="string">
            <text:p>URRE</text:p>
          </table:table-cell>
          <table:table-cell office:value-type="float" office:value="91190000">
            <text:p>91190000</text:p>
          </table:table-cell>
          <table:table-cell office:value-type="float" office:value="40">
            <text:p>40</text:p>
          </table:table-cell>
          <table:table-cell table:formula="of:=[.B1601]/[.C1601]" office:value-type="float" office:value="2279750">
            <text:p>2279750</text:p>
          </table:table-cell>
          <table:table-cell table:number-columns-repeated="1020"/>
        </table:table-row>
        <table:table-row table:style-name="ro1">
          <table:table-cell office:value-type="string">
            <text:p>CXPO</text:p>
          </table:table-cell>
          <table:table-cell office:value-type="float" office:value="144390000">
            <text:p>144390000</text:p>
          </table:table-cell>
          <table:table-cell office:value-type="float" office:value="63">
            <text:p>63</text:p>
          </table:table-cell>
          <table:table-cell table:formula="of:=[.B1602]/[.C1602]" office:value-type="float" office:value="2291904.76190476">
            <text:p>2291904.76190476</text:p>
          </table:table-cell>
          <table:table-cell table:number-columns-repeated="1020"/>
        </table:table-row>
        <table:table-row table:style-name="ro1">
          <table:table-cell office:value-type="string">
            <text:p>INSM</text:p>
          </table:table-cell>
          <table:table-cell office:value-type="float" office:value="96850000">
            <text:p>96850000</text:p>
          </table:table-cell>
          <table:table-cell office:value-type="float" office:value="42">
            <text:p>42</text:p>
          </table:table-cell>
          <table:table-cell table:formula="of:=[.B1603]/[.C1603]" office:value-type="float" office:value="2305952.38095238">
            <text:p>2305952.38095238</text:p>
          </table:table-cell>
          <table:table-cell table:number-columns-repeated="1020"/>
        </table:table-row>
        <table:table-row table:style-name="ro1">
          <table:table-cell office:value-type="string">
            <text:p>CBLI</text:p>
          </table:table-cell>
          <table:table-cell office:value-type="float" office:value="120380000">
            <text:p>120380000</text:p>
          </table:table-cell>
          <table:table-cell office:value-type="float" office:value="52">
            <text:p>52</text:p>
          </table:table-cell>
          <table:table-cell table:formula="of:=[.B1604]/[.C1604]" office:value-type="float" office:value="2315000">
            <text:p>2315000</text:p>
          </table:table-cell>
          <table:table-cell table:number-columns-repeated="1020"/>
        </table:table-row>
        <table:table-row table:style-name="ro1">
          <table:table-cell office:value-type="string">
            <text:p>GEVO</text:p>
          </table:table-cell>
          <table:table-cell office:value-type="float" office:value="212430000">
            <text:p>212430000</text:p>
          </table:table-cell>
          <table:table-cell office:value-type="float" office:value="91">
            <text:p>91</text:p>
          </table:table-cell>
          <table:table-cell table:formula="of:=[.B1605]/[.C1605]" office:value-type="float" office:value="2334395.6043956">
            <text:p>2334395.6043956</text:p>
          </table:table-cell>
          <table:table-cell table:number-columns-repeated="1020"/>
        </table:table-row>
        <table:table-row table:style-name="ro1">
          <table:table-cell office:value-type="string">
            <text:p>TTHI</text:p>
          </table:table-cell>
          <table:table-cell office:value-type="float" office:value="47020000">
            <text:p>47020000</text:p>
          </table:table-cell>
          <table:table-cell office:value-type="float" office:value="20">
            <text:p>20</text:p>
          </table:table-cell>
          <table:table-cell table:formula="of:=[.B1606]/[.C1606]" office:value-type="float" office:value="2351000">
            <text:p>2351000</text:p>
          </table:table-cell>
          <table:table-cell table:number-columns-repeated="1020"/>
        </table:table-row>
        <table:table-row table:style-name="ro1">
          <table:table-cell office:value-type="string">
            <text:p>NILE</text:p>
          </table:table-cell>
          <table:table-cell office:value-type="float" office:value="488890000">
            <text:p>488890000</text:p>
          </table:table-cell>
          <table:table-cell office:value-type="float" office:value="206">
            <text:p>206</text:p>
          </table:table-cell>
          <table:table-cell table:formula="of:=[.B1607]/[.C1607]" office:value-type="float" office:value="2373252.42718447">
            <text:p>2373252.42718447</text:p>
          </table:table-cell>
          <table:table-cell table:number-columns-repeated="1020"/>
        </table:table-row>
        <table:table-row table:style-name="ro1">
          <table:table-cell office:value-type="string">
            <text:p>ANAC</text:p>
          </table:table-cell>
          <table:table-cell office:value-type="float" office:value="155620000">
            <text:p>155620000</text:p>
          </table:table-cell>
          <table:table-cell office:value-type="float" office:value="65">
            <text:p>65</text:p>
          </table:table-cell>
          <table:table-cell table:formula="of:=[.B1608]/[.C1608]" office:value-type="float" office:value="2394153.84615385">
            <text:p>2394153.84615385</text:p>
          </table:table-cell>
          <table:table-cell table:number-columns-repeated="1020"/>
        </table:table-row>
        <table:table-row table:style-name="ro1">
          <table:table-cell office:value-type="string">
            <text:p>BSFT</text:p>
          </table:table-cell>
          <table:table-cell office:value-type="float" office:value="1020000000">
            <text:p>1020000000</text:p>
          </table:table-cell>
          <table:table-cell office:value-type="float" office:value="424">
            <text:p>424</text:p>
          </table:table-cell>
          <table:table-cell table:formula="of:=[.B1609]/[.C1609]" office:value-type="float" office:value="2405660.37735849">
            <text:p>2405660.37735849</text:p>
          </table:table-cell>
          <table:table-cell table:number-columns-repeated="1020"/>
        </table:table-row>
        <table:table-row table:style-name="ro1">
          <table:table-cell office:value-type="string">
            <text:p>ISIS</text:p>
          </table:table-cell>
          <table:table-cell office:value-type="float" office:value="892570000">
            <text:p>892570000</text:p>
          </table:table-cell>
          <table:table-cell office:value-type="float" office:value="370">
            <text:p>370</text:p>
          </table:table-cell>
          <table:table-cell table:formula="of:=[.B1610]/[.C1610]" office:value-type="float" office:value="2412351.35135135">
            <text:p>2412351.35135135</text:p>
          </table:table-cell>
          <table:table-cell table:number-columns-repeated="1020"/>
        </table:table-row>
        <table:table-row table:style-name="ro1">
          <table:table-cell office:value-type="string">
            <text:p>LACO</text:p>
          </table:table-cell>
          <table:table-cell office:value-type="float" office:value="53340000">
            <text:p>53340000</text:p>
          </table:table-cell>
          <table:table-cell office:value-type="float" office:value="22">
            <text:p>22</text:p>
          </table:table-cell>
          <table:table-cell table:formula="of:=[.B1611]/[.C1611]" office:value-type="float" office:value="2424545.45454545">
            <text:p>2424545.45454545</text:p>
          </table:table-cell>
          <table:table-cell table:number-columns-repeated="1020"/>
        </table:table-row>
        <table:table-row table:style-name="ro1">
          <table:table-cell office:value-type="string">
            <text:p>ZLTQ</text:p>
          </table:table-cell>
          <table:table-cell office:value-type="float" office:value="366120000">
            <text:p>366120000</text:p>
          </table:table-cell>
          <table:table-cell office:value-type="float" office:value="148">
            <text:p>148</text:p>
          </table:table-cell>
          <table:table-cell table:formula="of:=[.B1612]/[.C1612]" office:value-type="float" office:value="2473783.78378378">
            <text:p>2473783.78378378</text:p>
          </table:table-cell>
          <table:table-cell table:number-columns-repeated="1020"/>
        </table:table-row>
        <table:table-row table:style-name="ro1">
          <table:table-cell office:value-type="string">
            <text:p>VIAB</text:p>
          </table:table-cell>
          <table:table-cell office:value-type="float" office:value="26210000000">
            <text:p>26210000000</text:p>
          </table:table-cell>
          <table:table-cell office:value-type="float" office:value="10580">
            <text:p>10580</text:p>
          </table:table-cell>
          <table:table-cell table:formula="of:=[.B1613]/[.C1613]" office:value-type="float" office:value="2477315.6899811">
            <text:p>2477315.6899811</text:p>
          </table:table-cell>
          <table:table-cell table:number-columns-repeated="1020"/>
        </table:table-row>
        <table:table-row table:style-name="ro1">
          <table:table-cell office:value-type="string">
            <text:p>NYX</text:p>
          </table:table-cell>
          <table:table-cell office:value-type="float" office:value="7730000000">
            <text:p>7730000000</text:p>
          </table:table-cell>
          <table:table-cell office:value-type="float" office:value="3077">
            <text:p>3077</text:p>
          </table:table-cell>
          <table:table-cell table:formula="of:=[.B1614]/[.C1614]" office:value-type="float" office:value="2512187.19532012">
            <text:p>2512187.19532012</text:p>
          </table:table-cell>
          <table:table-cell table:number-columns-repeated="1020"/>
        </table:table-row>
        <table:table-row table:style-name="ro1">
          <table:table-cell office:value-type="string">
            <text:p>OMER</text:p>
          </table:table-cell>
          <table:table-cell office:value-type="float" office:value="176400000">
            <text:p>176400000</text:p>
          </table:table-cell>
          <table:table-cell office:value-type="float" office:value="70">
            <text:p>70</text:p>
          </table:table-cell>
          <table:table-cell table:formula="of:=[.B1615]/[.C1615]" office:value-type="float" office:value="2520000">
            <text:p>2520000</text:p>
          </table:table-cell>
          <table:table-cell table:number-columns-repeated="1020"/>
        </table:table-row>
        <table:table-row table:style-name="ro1">
          <table:table-cell office:value-type="string">
            <text:p>PETD</text:p>
          </table:table-cell>
          <table:table-cell office:value-type="float" office:value="831250000">
            <text:p>831250000</text:p>
          </table:table-cell>
          <table:table-cell office:value-type="float" office:value="327">
            <text:p>327</text:p>
          </table:table-cell>
          <table:table-cell table:formula="of:=[.B1616]/[.C1616]" office:value-type="float" office:value="2542048.92966361">
            <text:p>2542048.92966361</text:p>
          </table:table-cell>
          <table:table-cell table:number-columns-repeated="1020"/>
        </table:table-row>
        <table:table-row table:style-name="ro1">
          <table:table-cell office:value-type="string">
            <text:p>AVGO</text:p>
          </table:table-cell>
          <table:table-cell office:value-type="float" office:value="8970000000">
            <text:p>8970000000</text:p>
          </table:table-cell>
          <table:table-cell office:value-type="float" office:value="3500">
            <text:p>3500</text:p>
          </table:table-cell>
          <table:table-cell table:formula="of:=[.B1617]/[.C1617]" office:value-type="float" office:value="2562857.14285714">
            <text:p>2562857.14285714</text:p>
          </table:table-cell>
          <table:table-cell table:number-columns-repeated="1020"/>
        </table:table-row>
        <table:table-row table:style-name="ro1">
          <table:table-cell office:value-type="string">
            <text:p>TEAR</text:p>
          </table:table-cell>
          <table:table-cell office:value-type="float" office:value="35930000">
            <text:p>35930000</text:p>
          </table:table-cell>
          <table:table-cell office:value-type="float" office:value="14">
            <text:p>14</text:p>
          </table:table-cell>
          <table:table-cell table:formula="of:=[.B1618]/[.C1618]" office:value-type="float" office:value="2566428.57142857">
            <text:p>2566428.57142857</text:p>
          </table:table-cell>
          <table:table-cell table:number-columns-repeated="1020"/>
        </table:table-row>
        <table:table-row table:style-name="ro1">
          <table:table-cell office:value-type="string">
            <text:p>CTIC</text:p>
          </table:table-cell>
          <table:table-cell office:value-type="float" office:value="229400000">
            <text:p>229400000</text:p>
          </table:table-cell>
          <table:table-cell office:value-type="float" office:value="88">
            <text:p>88</text:p>
          </table:table-cell>
          <table:table-cell table:formula="of:=[.B1619]/[.C1619]" office:value-type="float" office:value="2606818.18181818">
            <text:p>2606818.18181818</text:p>
          </table:table-cell>
          <table:table-cell table:number-columns-repeated="1020"/>
        </table:table-row>
        <table:table-row table:style-name="ro1">
          <table:table-cell office:value-type="string">
            <text:p>THOR</text:p>
          </table:table-cell>
          <table:table-cell office:value-type="float" office:value="2020000000">
            <text:p>2020000000</text:p>
          </table:table-cell>
          <table:table-cell office:value-type="float" office:value="773">
            <text:p>773</text:p>
          </table:table-cell>
          <table:table-cell table:formula="of:=[.B1620]/[.C1620]" office:value-type="float" office:value="2613195.34282018">
            <text:p>2613195.34282018</text:p>
          </table:table-cell>
          <table:table-cell table:number-columns-repeated="1020"/>
        </table:table-row>
        <table:table-row table:style-name="ro1">
          <table:table-cell office:value-type="string">
            <text:p>CBRX</text:p>
          </table:table-cell>
          <table:table-cell office:value-type="float" office:value="57600000">
            <text:p>57600000</text:p>
          </table:table-cell>
          <table:table-cell office:value-type="float" office:value="22">
            <text:p>22</text:p>
          </table:table-cell>
          <table:table-cell table:formula="of:=[.B1621]/[.C1621]" office:value-type="float" office:value="2618181.81818182">
            <text:p>2618181.81818182</text:p>
          </table:table-cell>
          <table:table-cell table:number-columns-repeated="1020"/>
        </table:table-row>
        <table:table-row table:style-name="ro1">
          <table:table-cell office:value-type="string">
            <text:p>FHCO</text:p>
          </table:table-cell>
          <table:table-cell office:value-type="float" office:value="136250000">
            <text:p>136250000</text:p>
          </table:table-cell>
          <table:table-cell office:value-type="float" office:value="52">
            <text:p>52</text:p>
          </table:table-cell>
          <table:table-cell table:formula="of:=[.B1622]/[.C1622]" office:value-type="float" office:value="2620192.30769231">
            <text:p>2620192.30769231</text:p>
          </table:table-cell>
          <table:table-cell table:number-columns-repeated="1020"/>
        </table:table-row>
        <table:table-row table:style-name="ro1">
          <table:table-cell office:value-type="string">
            <text:p>RHT</text:p>
          </table:table-cell>
          <table:table-cell office:value-type="float" office:value="9700000000">
            <text:p>9700000000</text:p>
          </table:table-cell>
          <table:table-cell office:value-type="float" office:value="3700">
            <text:p>3700</text:p>
          </table:table-cell>
          <table:table-cell table:formula="of:=[.B1623]/[.C1623]" office:value-type="float" office:value="2621621.62162162">
            <text:p>2621621.62162162</text:p>
          </table:table-cell>
          <table:table-cell table:number-columns-repeated="1020"/>
        </table:table-row>
        <table:table-row table:style-name="ro1">
          <table:table-cell office:value-type="string">
            <text:p>UNXL</text:p>
          </table:table-cell>
          <table:table-cell office:value-type="float" office:value="36710000">
            <text:p>36710000</text:p>
          </table:table-cell>
          <table:table-cell office:value-type="float" office:value="14">
            <text:p>14</text:p>
          </table:table-cell>
          <table:table-cell table:formula="of:=[.B1624]/[.C1624]" office:value-type="float" office:value="2622142.85714286">
            <text:p>2622142.85714286</text:p>
          </table:table-cell>
          <table:table-cell table:number-columns-repeated="1020"/>
        </table:table-row>
        <table:table-row table:style-name="ro1">
          <table:table-cell office:value-type="string">
            <text:p>CRUS</text:p>
          </table:table-cell>
          <table:table-cell office:value-type="float" office:value="1500000000">
            <text:p>1500000000</text:p>
          </table:table-cell>
          <table:table-cell office:value-type="float" office:value="570">
            <text:p>570</text:p>
          </table:table-cell>
          <table:table-cell table:formula="of:=[.B1625]/[.C1625]" office:value-type="float" office:value="2631578.94736842">
            <text:p>2631578.94736842</text:p>
          </table:table-cell>
          <table:table-cell table:number-columns-repeated="1020"/>
        </table:table-row>
        <table:table-row table:style-name="ro1">
          <table:table-cell office:value-type="string">
            <text:p>ENZN</text:p>
          </table:table-cell>
          <table:table-cell office:value-type="float" office:value="332230000">
            <text:p>332230000</text:p>
          </table:table-cell>
          <table:table-cell office:value-type="float" office:value="126">
            <text:p>126</text:p>
          </table:table-cell>
          <table:table-cell table:formula="of:=[.B1626]/[.C1626]" office:value-type="float" office:value="2636746.03174603">
            <text:p>2636746.03174603</text:p>
          </table:table-cell>
          <table:table-cell table:number-columns-repeated="1020"/>
        </table:table-row>
        <table:table-row table:style-name="ro1">
          <table:table-cell office:value-type="string">
            <text:p>COH</text:p>
          </table:table-cell>
          <table:table-cell office:value-type="float" office:value="22010000000">
            <text:p>22010000000</text:p>
          </table:table-cell>
          <table:table-cell office:value-type="float" office:value="8200">
            <text:p>8200</text:p>
          </table:table-cell>
          <table:table-cell table:formula="of:=[.B1627]/[.C1627]" office:value-type="float" office:value="2684146.34146341">
            <text:p>2684146.34146341</text:p>
          </table:table-cell>
          <table:table-cell table:number-columns-repeated="1020"/>
        </table:table-row>
        <table:table-row table:style-name="ro1">
          <table:table-cell office:value-type="string">
            <text:p>AKAM</text:p>
          </table:table-cell>
          <table:table-cell office:value-type="float" office:value="6460000000">
            <text:p>6460000000</text:p>
          </table:table-cell>
          <table:table-cell office:value-type="float" office:value="2380">
            <text:p>2380</text:p>
          </table:table-cell>
          <table:table-cell table:formula="of:=[.B1628]/[.C1628]" office:value-type="float" office:value="2714285.71428571">
            <text:p>2714285.71428571</text:p>
          </table:table-cell>
          <table:table-cell table:number-columns-repeated="1020"/>
        </table:table-row>
        <table:table-row table:style-name="ro1">
          <table:table-cell office:value-type="string">
            <text:p>AGN</text:p>
          </table:table-cell>
          <table:table-cell office:value-type="float" office:value="27150000000">
            <text:p>27150000000</text:p>
          </table:table-cell>
          <table:table-cell office:value-type="float" office:value="10000">
            <text:p>10000</text:p>
          </table:table-cell>
          <table:table-cell table:formula="of:=[.B1629]/[.C1629]" office:value-type="float" office:value="2715000">
            <text:p>2715000</text:p>
          </table:table-cell>
          <table:table-cell table:number-columns-repeated="1020"/>
        </table:table-row>
        <table:table-row table:style-name="ro1">
          <table:table-cell office:value-type="string">
            <text:p>NFLX</text:p>
          </table:table-cell>
          <table:table-cell office:value-type="float" office:value="6380000000">
            <text:p>6380000000</text:p>
          </table:table-cell>
          <table:table-cell office:value-type="float" office:value="2348">
            <text:p>2348</text:p>
          </table:table-cell>
          <table:table-cell table:formula="of:=[.B1630]/[.C1630]" office:value-type="float" office:value="2717206.13287905">
            <text:p>2717206.13287905</text:p>
          </table:table-cell>
          <table:table-cell table:number-columns-repeated="1020"/>
        </table:table-row>
        <table:table-row table:style-name="ro1">
          <table:table-cell office:value-type="string">
            <text:p>AFFY</text:p>
          </table:table-cell>
          <table:table-cell office:value-type="float" office:value="380520000">
            <text:p>380520000</text:p>
          </table:table-cell>
          <table:table-cell office:value-type="float" office:value="140">
            <text:p>140</text:p>
          </table:table-cell>
          <table:table-cell table:formula="of:=[.B1631]/[.C1631]" office:value-type="float" office:value="2718000">
            <text:p>2718000</text:p>
          </table:table-cell>
          <table:table-cell table:number-columns-repeated="1020"/>
        </table:table-row>
        <table:table-row table:style-name="ro1">
          <table:table-cell office:value-type="string">
            <text:p>DCTH</text:p>
          </table:table-cell>
          <table:table-cell office:value-type="float" office:value="202050000">
            <text:p>202050000</text:p>
          </table:table-cell>
          <table:table-cell office:value-type="float" office:value="74">
            <text:p>74</text:p>
          </table:table-cell>
          <table:table-cell table:formula="of:=[.B1632]/[.C1632]" office:value-type="float" office:value="2730405.40540541">
            <text:p>2730405.40540541</text:p>
          </table:table-cell>
          <table:table-cell table:number-columns-repeated="1020"/>
        </table:table-row>
        <table:table-row table:style-name="ro1">
          <table:table-cell office:value-type="string">
            <text:p>APKT</text:p>
          </table:table-cell>
          <table:table-cell office:value-type="float" office:value="2060000000">
            <text:p>2060000000</text:p>
          </table:table-cell>
          <table:table-cell office:value-type="float" office:value="752">
            <text:p>752</text:p>
          </table:table-cell>
          <table:table-cell table:formula="of:=[.B1633]/[.C1633]" office:value-type="float" office:value="2739361.70212766">
            <text:p>2739361.70212766</text:p>
          </table:table-cell>
          <table:table-cell table:number-columns-repeated="1020"/>
        </table:table-row>
        <table:table-row table:style-name="ro1">
          <table:table-cell office:value-type="string">
            <text:p>OSIR</text:p>
          </table:table-cell>
          <table:table-cell office:value-type="float" office:value="154610000">
            <text:p>154610000</text:p>
          </table:table-cell>
          <table:table-cell office:value-type="float" office:value="56">
            <text:p>56</text:p>
          </table:table-cell>
          <table:table-cell table:formula="of:=[.B1634]/[.C1634]" office:value-type="float" office:value="2760892.85714286">
            <text:p>2760892.85714286</text:p>
          </table:table-cell>
          <table:table-cell table:number-columns-repeated="1020"/>
        </table:table-row>
        <table:table-row table:style-name="ro1">
          <table:table-cell office:value-type="string">
            <text:p>MNOV</text:p>
          </table:table-cell>
          <table:table-cell office:value-type="float" office:value="38770000">
            <text:p>38770000</text:p>
          </table:table-cell>
          <table:table-cell office:value-type="float" office:value="14">
            <text:p>14</text:p>
          </table:table-cell>
          <table:table-cell table:formula="of:=[.B1635]/[.C1635]" office:value-type="float" office:value="2769285.71428571">
            <text:p>2769285.71428571</text:p>
          </table:table-cell>
          <table:table-cell table:number-columns-repeated="1020"/>
        </table:table-row>
        <table:table-row table:style-name="ro1">
          <table:table-cell office:value-type="string">
            <text:p>VIA</text:p>
          </table:table-cell>
          <table:table-cell office:value-type="float" office:value="29310000000">
            <text:p>29310000000</text:p>
          </table:table-cell>
          <table:table-cell office:value-type="float" office:value="10580">
            <text:p>10580</text:p>
          </table:table-cell>
          <table:table-cell table:formula="of:=[.B1636]/[.C1636]" office:value-type="float" office:value="2770321.3610586">
            <text:p>2770321.3610586</text:p>
          </table:table-cell>
          <table:table-cell table:number-columns-repeated="1020"/>
        </table:table-row>
        <table:table-row table:style-name="ro1">
          <table:table-cell office:value-type="string">
            <text:p>PLFE</text:p>
          </table:table-cell>
          <table:table-cell office:value-type="float" office:value="300180000">
            <text:p>300180000</text:p>
          </table:table-cell>
          <table:table-cell office:value-type="float" office:value="108">
            <text:p>108</text:p>
          </table:table-cell>
          <table:table-cell table:formula="of:=[.B1637]/[.C1637]" office:value-type="float" office:value="2779444.44444444">
            <text:p>2779444.44444444</text:p>
          </table:table-cell>
          <table:table-cell table:number-columns-repeated="1020"/>
        </table:table-row>
        <table:table-row table:style-name="ro1">
          <table:table-cell office:value-type="string">
            <text:p>CSBK</text:p>
          </table:table-cell>
          <table:table-cell office:value-type="float" office:value="249760000">
            <text:p>249760000</text:p>
          </table:table-cell>
          <table:table-cell office:value-type="float" office:value="89">
            <text:p>89</text:p>
          </table:table-cell>
          <table:table-cell table:formula="of:=[.B1638]/[.C1638]" office:value-type="float" office:value="2806292.13483146">
            <text:p>2806292.13483146</text:p>
          </table:table-cell>
          <table:table-cell table:number-columns-repeated="1020"/>
        </table:table-row>
        <table:table-row table:style-name="ro1">
          <table:table-cell office:value-type="string">
            <text:p>MELA</text:p>
          </table:table-cell>
          <table:table-cell office:value-type="float" office:value="117970000">
            <text:p>117970000</text:p>
          </table:table-cell>
          <table:table-cell office:value-type="float" office:value="42">
            <text:p>42</text:p>
          </table:table-cell>
          <table:table-cell table:formula="of:=[.B1639]/[.C1639]" office:value-type="float" office:value="2808809.52380952">
            <text:p>2808809.52380952</text:p>
          </table:table-cell>
          <table:table-cell table:number-columns-repeated="1020"/>
        </table:table-row>
        <table:table-row table:style-name="ro1">
          <table:table-cell office:value-type="string">
            <text:p>FNGN</text:p>
          </table:table-cell>
          <table:table-cell office:value-type="float" office:value="1000000000">
            <text:p>1000000000</text:p>
          </table:table-cell>
          <table:table-cell office:value-type="float" office:value="355">
            <text:p>355</text:p>
          </table:table-cell>
          <table:table-cell table:formula="of:=[.B1640]/[.C1640]" office:value-type="float" office:value="2816901.4084507">
            <text:p>2816901.4084507</text:p>
          </table:table-cell>
          <table:table-cell table:number-columns-repeated="1020"/>
        </table:table-row>
        <table:table-row table:style-name="ro1">
          <table:table-cell office:value-type="string">
            <text:p>WINA</text:p>
          </table:table-cell>
          <table:table-cell office:value-type="float" office:value="284800000">
            <text:p>284800000</text:p>
          </table:table-cell>
          <table:table-cell office:value-type="float" office:value="100">
            <text:p>100</text:p>
          </table:table-cell>
          <table:table-cell table:formula="of:=[.B1641]/[.C1641]" office:value-type="float" office:value="2848000">
            <text:p>2848000</text:p>
          </table:table-cell>
          <table:table-cell table:number-columns-repeated="1020"/>
        </table:table-row>
        <table:table-row table:style-name="ro1">
          <table:table-cell office:value-type="string">
            <text:p>TROW</text:p>
          </table:table-cell>
          <table:table-cell office:value-type="float" office:value="15630000000">
            <text:p>15630000000</text:p>
          </table:table-cell>
          <table:table-cell office:value-type="float" office:value="5255">
            <text:p>5255</text:p>
          </table:table-cell>
          <table:table-cell table:formula="of:=[.B1642]/[.C1642]" office:value-type="float" office:value="2974310.18078021">
            <text:p>2974310.18078021</text:p>
          </table:table-cell>
          <table:table-cell table:number-columns-repeated="1020"/>
        </table:table-row>
        <table:table-row table:style-name="ro1">
          <table:table-cell office:value-type="string">
            <text:p>AKRX</text:p>
          </table:table-cell>
          <table:table-cell office:value-type="float" office:value="1220000000">
            <text:p>1220000000</text:p>
          </table:table-cell>
          <table:table-cell office:value-type="float" office:value="410">
            <text:p>410</text:p>
          </table:table-cell>
          <table:table-cell table:formula="of:=[.B1643]/[.C1643]" office:value-type="float" office:value="2975609.75609756">
            <text:p>2975609.75609756</text:p>
          </table:table-cell>
          <table:table-cell table:number-columns-repeated="1020"/>
        </table:table-row>
        <table:table-row table:style-name="ro1">
          <table:table-cell office:value-type="string">
            <text:p>MSFT</text:p>
          </table:table-cell>
          <table:table-cell office:value-type="float" office:value="269130000000">
            <text:p>269130000000</text:p>
          </table:table-cell>
          <table:table-cell office:value-type="float" office:value="90000">
            <text:p>90000</text:p>
          </table:table-cell>
          <table:table-cell table:formula="of:=[.B1644]/[.C1644]" office:value-type="float" office:value="2990333.33333333">
            <text:p>2990333.33333333</text:p>
          </table:table-cell>
          <table:table-cell table:number-columns-repeated="1020"/>
        </table:table-row>
        <table:table-row table:style-name="ro1">
          <table:table-cell office:value-type="string">
            <text:p>SNSS</text:p>
          </table:table-cell>
          <table:table-cell office:value-type="float" office:value="80810000">
            <text:p>80810000</text:p>
          </table:table-cell>
          <table:table-cell office:value-type="float" office:value="27">
            <text:p>27</text:p>
          </table:table-cell>
          <table:table-cell table:formula="of:=[.B1645]/[.C1645]" office:value-type="float" office:value="2992962.96296296">
            <text:p>2992962.96296296</text:p>
          </table:table-cell>
          <table:table-cell table:number-columns-repeated="1020"/>
        </table:table-row>
        <table:table-row table:style-name="ro1">
          <table:table-cell office:value-type="string">
            <text:p>BEN</text:p>
          </table:table-cell>
          <table:table-cell office:value-type="float" office:value="25500000000">
            <text:p>25500000000</text:p>
          </table:table-cell>
          <table:table-cell office:value-type="float" office:value="8500">
            <text:p>8500</text:p>
          </table:table-cell>
          <table:table-cell table:formula="of:=[.B1646]/[.C1646]" office:value-type="float" office:value="3000000">
            <text:p>3000000</text:p>
          </table:table-cell>
          <table:table-cell table:number-columns-repeated="1020"/>
        </table:table-row>
        <table:table-row table:style-name="ro1">
          <table:table-cell office:value-type="string">
            <text:p>XLNX</text:p>
          </table:table-cell>
          <table:table-cell office:value-type="float" office:value="9550000000">
            <text:p>9550000000</text:p>
          </table:table-cell>
          <table:table-cell office:value-type="float" office:value="3099">
            <text:p>3099</text:p>
          </table:table-cell>
          <table:table-cell table:formula="of:=[.B1647]/[.C1647]" office:value-type="float" office:value="3081639.23846402">
            <text:p>3081639.23846402</text:p>
          </table:table-cell>
          <table:table-cell table:number-columns-repeated="1020"/>
        </table:table-row>
        <table:table-row table:style-name="ro1">
          <table:table-cell office:value-type="string">
            <text:p>DBLE</text:p>
          </table:table-cell>
          <table:table-cell office:value-type="float" office:value="74510000">
            <text:p>74510000</text:p>
          </table:table-cell>
          <table:table-cell office:value-type="float" office:value="24">
            <text:p>24</text:p>
          </table:table-cell>
          <table:table-cell table:formula="of:=[.B1648]/[.C1648]" office:value-type="float" office:value="3104583.33333333">
            <text:p>3104583.33333333</text:p>
          </table:table-cell>
          <table:table-cell table:number-columns-repeated="1020"/>
        </table:table-row>
        <table:table-row table:style-name="ro1">
          <table:table-cell office:value-type="string">
            <text:p>BFB</text:p>
          </table:table-cell>
          <table:table-cell office:value-type="float" office:value="11510000000">
            <text:p>11510000000</text:p>
          </table:table-cell>
          <table:table-cell office:value-type="float" office:value="3700">
            <text:p>3700</text:p>
          </table:table-cell>
          <table:table-cell table:formula="of:=[.B1649]/[.C1649]" office:value-type="float" office:value="3110810.81081081">
            <text:p>3110810.81081081</text:p>
          </table:table-cell>
          <table:table-cell table:number-columns-repeated="1020"/>
        </table:table-row>
        <table:table-row table:style-name="ro1">
          <table:table-cell office:value-type="string">
            <text:p>SNDK</text:p>
          </table:table-cell>
          <table:table-cell office:value-type="float" office:value="12340000000">
            <text:p>12340000000</text:p>
          </table:table-cell>
          <table:table-cell office:value-type="float" office:value="3939">
            <text:p>3939</text:p>
          </table:table-cell>
          <table:table-cell table:formula="of:=[.B1650]/[.C1650]" office:value-type="float" office:value="3132774.81594313">
            <text:p>3132774.81594313</text:p>
          </table:table-cell>
          <table:table-cell table:number-columns-repeated="1020"/>
        </table:table-row>
        <table:table-row table:style-name="ro1">
          <table:table-cell office:value-type="string">
            <text:p>IRDM</text:p>
          </table:table-cell>
          <table:table-cell office:value-type="float" office:value="547570000">
            <text:p>547570000</text:p>
          </table:table-cell>
          <table:table-cell office:value-type="float" office:value="174">
            <text:p>174</text:p>
          </table:table-cell>
          <table:table-cell table:formula="of:=[.B1651]/[.C1651]" office:value-type="float" office:value="3146954.02298851">
            <text:p>3146954.02298851</text:p>
          </table:table-cell>
          <table:table-cell table:number-columns-repeated="1020"/>
        </table:table-row>
        <table:table-row table:style-name="ro1">
          <table:table-cell office:value-type="string">
            <text:p>ARWR</text:p>
          </table:table-cell>
          <table:table-cell office:value-type="float" office:value="56710000">
            <text:p>56710000</text:p>
          </table:table-cell>
          <table:table-cell office:value-type="float" office:value="18">
            <text:p>18</text:p>
          </table:table-cell>
          <table:table-cell table:formula="of:=[.B1652]/[.C1652]" office:value-type="float" office:value="3150555.55555556">
            <text:p>3150555.55555556</text:p>
          </table:table-cell>
          <table:table-cell table:number-columns-repeated="1020"/>
        </table:table-row>
        <table:table-row table:style-name="ro1">
          <table:table-cell office:value-type="string">
            <text:p>TZYM</text:p>
          </table:table-cell>
          <table:table-cell office:value-type="float" office:value="126230000">
            <text:p>126230000</text:p>
          </table:table-cell>
          <table:table-cell office:value-type="float" office:value="40">
            <text:p>40</text:p>
          </table:table-cell>
          <table:table-cell table:formula="of:=[.B1653]/[.C1653]" office:value-type="float" office:value="3155750">
            <text:p>3155750</text:p>
          </table:table-cell>
          <table:table-cell table:number-columns-repeated="1020"/>
        </table:table-row>
        <table:table-row table:style-name="ro1">
          <table:table-cell office:value-type="string">
            <text:p>VNO</text:p>
          </table:table-cell>
          <table:table-cell office:value-type="float" office:value="15090000000">
            <text:p>15090000000</text:p>
          </table:table-cell>
          <table:table-cell office:value-type="float" office:value="4780">
            <text:p>4780</text:p>
          </table:table-cell>
          <table:table-cell table:formula="of:=[.B1654]/[.C1654]" office:value-type="float" office:value="3156903.76569038">
            <text:p>3156903.76569038</text:p>
          </table:table-cell>
          <table:table-cell table:number-columns-repeated="1020"/>
        </table:table-row>
        <table:table-row table:style-name="ro1">
          <table:table-cell office:value-type="string">
            <text:p>SCMP</text:p>
          </table:table-cell>
          <table:table-cell office:value-type="float" office:value="294010000">
            <text:p>294010000</text:p>
          </table:table-cell>
          <table:table-cell office:value-type="float" office:value="93">
            <text:p>93</text:p>
          </table:table-cell>
          <table:table-cell table:formula="of:=[.B1655]/[.C1655]" office:value-type="float" office:value="3161397.84946237">
            <text:p>3161397.84946237</text:p>
          </table:table-cell>
          <table:table-cell table:number-columns-repeated="1020"/>
        </table:table-row>
        <table:table-row table:style-name="ro1">
          <table:table-cell office:value-type="string">
            <text:p>MOS</text:p>
          </table:table-cell>
          <table:table-cell office:value-type="float" office:value="24450000000">
            <text:p>24450000000</text:p>
          </table:table-cell>
          <table:table-cell office:value-type="float" office:value="7700">
            <text:p>7700</text:p>
          </table:table-cell>
          <table:table-cell table:formula="of:=[.B1656]/[.C1656]" office:value-type="float" office:value="3175324.67532467">
            <text:p>3175324.67532467</text:p>
          </table:table-cell>
          <table:table-cell table:number-columns-repeated="1020"/>
        </table:table-row>
        <table:table-row table:style-name="ro1">
          <table:table-cell office:value-type="string">
            <text:p>ROYL</text:p>
          </table:table-cell>
          <table:table-cell office:value-type="float" office:value="69950000">
            <text:p>69950000</text:p>
          </table:table-cell>
          <table:table-cell office:value-type="float" office:value="22">
            <text:p>22</text:p>
          </table:table-cell>
          <table:table-cell table:formula="of:=[.B1657]/[.C1657]" office:value-type="float" office:value="3179545.45454545">
            <text:p>3179545.45454545</text:p>
          </table:table-cell>
          <table:table-cell table:number-columns-repeated="1020"/>
        </table:table-row>
        <table:table-row table:style-name="ro1">
          <table:table-cell office:value-type="string">
            <text:p>CFFN</text:p>
          </table:table-cell>
          <table:table-cell office:value-type="float" office:value="1890000000">
            <text:p>1890000000</text:p>
          </table:table-cell>
          <table:table-cell office:value-type="float" office:value="593">
            <text:p>593</text:p>
          </table:table-cell>
          <table:table-cell table:formula="of:=[.B1658]/[.C1658]" office:value-type="float" office:value="3187183.81112985">
            <text:p>3187183.81112985</text:p>
          </table:table-cell>
          <table:table-cell table:number-columns-repeated="1020"/>
        </table:table-row>
        <table:table-row table:style-name="ro1">
          <table:table-cell office:value-type="string">
            <text:p>OXGN</text:p>
          </table:table-cell>
          <table:table-cell office:value-type="float" office:value="22880000">
            <text:p>22880000</text:p>
          </table:table-cell>
          <table:table-cell office:value-type="float" office:value="7">
            <text:p>7</text:p>
          </table:table-cell>
          <table:table-cell table:formula="of:=[.B1659]/[.C1659]" office:value-type="float" office:value="3268571.42857143">
            <text:p>3268571.42857143</text:p>
          </table:table-cell>
          <table:table-cell table:number-columns-repeated="1020"/>
        </table:table-row>
        <table:table-row table:style-name="ro1">
          <table:table-cell office:value-type="string">
            <text:p>COP</text:p>
          </table:table-cell>
          <table:table-cell office:value-type="float" office:value="99370000000">
            <text:p>99370000000</text:p>
          </table:table-cell>
          <table:table-cell office:value-type="float" office:value="29800">
            <text:p>29800</text:p>
          </table:table-cell>
          <table:table-cell table:formula="of:=[.B1660]/[.C1660]" office:value-type="float" office:value="3334563.75838926">
            <text:p>3334563.75838926</text:p>
          </table:table-cell>
          <table:table-cell table:number-columns-repeated="1020"/>
        </table:table-row>
        <table:table-row table:style-name="ro1">
          <table:table-cell office:value-type="string">
            <text:p>CLSN</text:p>
          </table:table-cell>
          <table:table-cell office:value-type="float" office:value="53910000">
            <text:p>53910000</text:p>
          </table:table-cell>
          <table:table-cell office:value-type="float" office:value="16">
            <text:p>16</text:p>
          </table:table-cell>
          <table:table-cell table:formula="of:=[.B1661]/[.C1661]" office:value-type="float" office:value="3369375">
            <text:p>3369375</text:p>
          </table:table-cell>
          <table:table-cell table:number-columns-repeated="1020"/>
        </table:table-row>
        <table:table-row table:style-name="ro1">
          <table:table-cell office:value-type="string">
            <text:p>CYTR</text:p>
          </table:table-cell>
          <table:table-cell office:value-type="float" office:value="50660000">
            <text:p>50660000</text:p>
          </table:table-cell>
          <table:table-cell office:value-type="float" office:value="15">
            <text:p>15</text:p>
          </table:table-cell>
          <table:table-cell table:formula="of:=[.B1662]/[.C1662]" office:value-type="float" office:value="3377333.33333333">
            <text:p>3377333.33333333</text:p>
          </table:table-cell>
          <table:table-cell table:number-columns-repeated="1020"/>
        </table:table-row>
        <table:table-row table:style-name="ro1">
          <table:table-cell office:value-type="string">
            <text:p>BDSI</text:p>
          </table:table-cell>
          <table:table-cell office:value-type="float" office:value="67690000">
            <text:p>67690000</text:p>
          </table:table-cell>
          <table:table-cell office:value-type="float" office:value="20">
            <text:p>20</text:p>
          </table:table-cell>
          <table:table-cell table:formula="of:=[.B1663]/[.C1663]" office:value-type="float" office:value="3384500">
            <text:p>3384500</text:p>
          </table:table-cell>
          <table:table-cell table:number-columns-repeated="1020"/>
        </table:table-row>
        <table:table-row table:style-name="ro1">
          <table:table-cell office:value-type="string">
            <text:p>TECH</text:p>
          </table:table-cell>
          <table:table-cell office:value-type="float" office:value="2610000000">
            <text:p>2610000000</text:p>
          </table:table-cell>
          <table:table-cell office:value-type="float" office:value="763">
            <text:p>763</text:p>
          </table:table-cell>
          <table:table-cell table:formula="of:=[.B1664]/[.C1664]" office:value-type="float" office:value="3420707.73263434">
            <text:p>3420707.73263434</text:p>
          </table:table-cell>
          <table:table-cell table:number-columns-repeated="1020"/>
        </table:table-row>
        <table:table-row table:style-name="ro1">
          <table:table-cell office:value-type="string">
            <text:p>BLK</text:p>
          </table:table-cell>
          <table:table-cell office:value-type="float" office:value="35350000000">
            <text:p>35350000000</text:p>
          </table:table-cell>
          <table:table-cell office:value-type="float" office:value="10100">
            <text:p>10100</text:p>
          </table:table-cell>
          <table:table-cell table:formula="of:=[.B1665]/[.C1665]" office:value-type="float" office:value="3500000">
            <text:p>3500000</text:p>
          </table:table-cell>
          <table:table-cell table:number-columns-repeated="1020"/>
        </table:table-row>
        <table:table-row table:style-name="ro1">
          <table:table-cell office:value-type="string">
            <text:p>TSPT</text:p>
          </table:table-cell>
          <table:table-cell office:value-type="float" office:value="108570000">
            <text:p>108570000</text:p>
          </table:table-cell>
          <table:table-cell office:value-type="float" office:value="31">
            <text:p>31</text:p>
          </table:table-cell>
          <table:table-cell table:formula="of:=[.B1666]/[.C1666]" office:value-type="float" office:value="3502258.06451613">
            <text:p>3502258.06451613</text:p>
          </table:table-cell>
          <table:table-cell table:number-columns-repeated="1020"/>
        </table:table-row>
        <table:table-row table:style-name="ro1">
          <table:table-cell office:value-type="string">
            <text:p>PRLS</text:p>
          </table:table-cell>
          <table:table-cell office:value-type="float" office:value="14160000">
            <text:p>14160000</text:p>
          </table:table-cell>
          <table:table-cell office:value-type="float" office:value="4">
            <text:p>4</text:p>
          </table:table-cell>
          <table:table-cell table:formula="of:=[.B1667]/[.C1667]" office:value-type="float" office:value="3540000">
            <text:p>3540000</text:p>
          </table:table-cell>
          <table:table-cell table:number-columns-repeated="1020"/>
        </table:table-row>
        <table:table-row table:style-name="ro1">
          <table:table-cell office:value-type="string">
            <text:p>ARQL</text:p>
          </table:table-cell>
          <table:table-cell office:value-type="float" office:value="375330000">
            <text:p>375330000</text:p>
          </table:table-cell>
          <table:table-cell office:value-type="float" office:value="106">
            <text:p>106</text:p>
          </table:table-cell>
          <table:table-cell table:formula="of:=[.B1668]/[.C1668]" office:value-type="float" office:value="3540849.05660377">
            <text:p>3540849.05660377</text:p>
          </table:table-cell>
          <table:table-cell table:number-columns-repeated="1020"/>
        </table:table-row>
        <table:table-row table:style-name="ro1">
          <table:table-cell office:value-type="string">
            <text:p>WMB</text:p>
          </table:table-cell>
          <table:table-cell office:value-type="float" office:value="17840000000">
            <text:p>17840000000</text:p>
          </table:table-cell>
          <table:table-cell office:value-type="float" office:value="5022">
            <text:p>5022</text:p>
          </table:table-cell>
          <table:table-cell table:formula="of:=[.B1669]/[.C1669]" office:value-type="float" office:value="3552369.57387495">
            <text:p>3552369.57387495</text:p>
          </table:table-cell>
          <table:table-cell table:number-columns-repeated="1020"/>
        </table:table-row>
        <table:table-row table:style-name="ro1">
          <table:table-cell office:value-type="string">
            <text:p>CVX</text:p>
          </table:table-cell>
          <table:table-cell office:value-type="float" office:value="216700000000">
            <text:p>216700000000</text:p>
          </table:table-cell>
          <table:table-cell office:value-type="float" office:value="61000">
            <text:p>61000</text:p>
          </table:table-cell>
          <table:table-cell table:formula="of:=[.B1670]/[.C1670]" office:value-type="float" office:value="3552459.01639344">
            <text:p>3552459.01639344</text:p>
          </table:table-cell>
          <table:table-cell table:number-columns-repeated="1020"/>
        </table:table-row>
        <table:table-row table:style-name="ro1">
          <table:table-cell office:value-type="string">
            <text:p>CPHD</text:p>
          </table:table-cell>
          <table:table-cell office:value-type="float" office:value="2570000000">
            <text:p>2570000000</text:p>
          </table:table-cell>
          <table:table-cell office:value-type="float" office:value="717">
            <text:p>717</text:p>
          </table:table-cell>
          <table:table-cell table:formula="of:=[.B1671]/[.C1671]" office:value-type="float" office:value="3584379.35843794">
            <text:p>3584379.35843794</text:p>
          </table:table-cell>
          <table:table-cell table:number-columns-repeated="1020"/>
        </table:table-row>
        <table:table-row table:style-name="ro1">
          <table:table-cell office:value-type="string">
            <text:p>BGMD</text:p>
          </table:table-cell>
          <table:table-cell office:value-type="float" office:value="141380000">
            <text:p>141380000</text:p>
          </table:table-cell>
          <table:table-cell office:value-type="float" office:value="39">
            <text:p>39</text:p>
          </table:table-cell>
          <table:table-cell table:formula="of:=[.B1672]/[.C1672]" office:value-type="float" office:value="3625128.20512821">
            <text:p>3625128.20512821</text:p>
          </table:table-cell>
          <table:table-cell table:number-columns-repeated="1020"/>
        </table:table-row>
        <table:table-row table:style-name="ro1">
          <table:table-cell office:value-type="string">
            <text:p>OXBT</text:p>
          </table:table-cell>
          <table:table-cell office:value-type="float" office:value="72600000">
            <text:p>72600000</text:p>
          </table:table-cell>
          <table:table-cell office:value-type="float" office:value="20">
            <text:p>20</text:p>
          </table:table-cell>
          <table:table-cell table:formula="of:=[.B1673]/[.C1673]" office:value-type="float" office:value="3630000">
            <text:p>3630000</text:p>
          </table:table-cell>
          <table:table-cell table:number-columns-repeated="1020"/>
        </table:table-row>
        <table:table-row table:style-name="ro1">
          <table:table-cell office:value-type="string">
            <text:p>ARGN</text:p>
          </table:table-cell>
          <table:table-cell office:value-type="float" office:value="338280000">
            <text:p>338280000</text:p>
          </table:table-cell>
          <table:table-cell office:value-type="float" office:value="93">
            <text:p>93</text:p>
          </table:table-cell>
          <table:table-cell table:formula="of:=[.B1674]/[.C1674]" office:value-type="float" office:value="3637419.35483871">
            <text:p>3637419.35483871</text:p>
          </table:table-cell>
          <table:table-cell table:number-columns-repeated="1020"/>
        </table:table-row>
        <table:table-row table:style-name="ro1">
          <table:table-cell office:value-type="string">
            <text:p>ALKS</text:p>
          </table:table-cell>
          <table:table-cell office:value-type="float" office:value="2240000000">
            <text:p>2240000000</text:p>
          </table:table-cell>
          <table:table-cell office:value-type="float" office:value="600">
            <text:p>600</text:p>
          </table:table-cell>
          <table:table-cell table:formula="of:=[.B1675]/[.C1675]" office:value-type="float" office:value="3733333.33333333">
            <text:p>3733333.33333333</text:p>
          </table:table-cell>
          <table:table-cell table:number-columns-repeated="1020"/>
        </table:table-row>
        <table:table-row table:style-name="ro1">
          <table:table-cell office:value-type="string">
            <text:p>ORIT</text:p>
          </table:table-cell>
          <table:table-cell office:value-type="float" office:value="580290000">
            <text:p>580290000</text:p>
          </table:table-cell>
          <table:table-cell office:value-type="float" office:value="155">
            <text:p>155</text:p>
          </table:table-cell>
          <table:table-cell table:formula="of:=[.B1676]/[.C1676]" office:value-type="float" office:value="3743806.4516129">
            <text:p>3743806.4516129</text:p>
          </table:table-cell>
          <table:table-cell table:number-columns-repeated="1020"/>
        </table:table-row>
        <table:table-row table:style-name="ro1">
          <table:table-cell office:value-type="string">
            <text:p>RPRX</text:p>
          </table:table-cell>
          <table:table-cell office:value-type="float" office:value="49020000">
            <text:p>49020000</text:p>
          </table:table-cell>
          <table:table-cell office:value-type="float" office:value="13">
            <text:p>13</text:p>
          </table:table-cell>
          <table:table-cell table:formula="of:=[.B1677]/[.C1677]" office:value-type="float" office:value="3770769.23076923">
            <text:p>3770769.23076923</text:p>
          </table:table-cell>
          <table:table-cell table:number-columns-repeated="1020"/>
        </table:table-row>
        <table:table-row table:style-name="ro1">
          <table:table-cell office:value-type="string">
            <text:p>FFIV</text:p>
          </table:table-cell>
          <table:table-cell office:value-type="float" office:value="10060000000">
            <text:p>10060000000</text:p>
          </table:table-cell>
          <table:table-cell office:value-type="float" office:value="2616">
            <text:p>2616</text:p>
          </table:table-cell>
          <table:table-cell table:formula="of:=[.B1678]/[.C1678]" office:value-type="float" office:value="3845565.74923547">
            <text:p>3845565.74923547</text:p>
          </table:table-cell>
          <table:table-cell table:number-columns-repeated="1020"/>
        </table:table-row>
        <table:table-row table:style-name="ro1">
          <table:table-cell office:value-type="string">
            <text:p>ESGR</text:p>
          </table:table-cell>
          <table:table-cell office:value-type="float" office:value="1400000000">
            <text:p>1400000000</text:p>
          </table:table-cell>
          <table:table-cell office:value-type="float" office:value="360">
            <text:p>360</text:p>
          </table:table-cell>
          <table:table-cell table:formula="of:=[.B1679]/[.C1679]" office:value-type="float" office:value="3888888.88888889">
            <text:p>3888888.88888889</text:p>
          </table:table-cell>
          <table:table-cell table:number-columns-repeated="1020"/>
        </table:table-row>
        <table:table-row table:style-name="ro1">
          <table:table-cell office:value-type="string">
            <text:p>CBST</text:p>
          </table:table-cell>
          <table:table-cell office:value-type="float" office:value="2630000000">
            <text:p>2630000000</text:p>
          </table:table-cell>
          <table:table-cell office:value-type="float" office:value="669">
            <text:p>669</text:p>
          </table:table-cell>
          <table:table-cell table:formula="of:=[.B1680]/[.C1680]" office:value-type="float" office:value="3931240.65769806">
            <text:p>3931240.65769806</text:p>
          </table:table-cell>
          <table:table-cell table:number-columns-repeated="1020"/>
        </table:table-row>
        <table:table-row table:style-name="ro1">
          <table:table-cell office:value-type="string">
            <text:p>OBAS</text:p>
          </table:table-cell>
          <table:table-cell office:value-type="float" office:value="23650000">
            <text:p>23650000</text:p>
          </table:table-cell>
          <table:table-cell office:value-type="float" office:value="6">
            <text:p>6</text:p>
          </table:table-cell>
          <table:table-cell table:formula="of:=[.B1681]/[.C1681]" office:value-type="float" office:value="3941666.66666667">
            <text:p>3941666.66666667</text:p>
          </table:table-cell>
          <table:table-cell table:number-columns-repeated="1020"/>
        </table:table-row>
        <table:table-row table:style-name="ro1">
          <table:table-cell office:value-type="string">
            <text:p>BMRN</text:p>
          </table:table-cell>
          <table:table-cell office:value-type="float" office:value="4070000000">
            <text:p>4070000000</text:p>
          </table:table-cell>
          <table:table-cell office:value-type="float" office:value="1002">
            <text:p>1002</text:p>
          </table:table-cell>
          <table:table-cell table:formula="of:=[.B1682]/[.C1682]" office:value-type="float" office:value="4061876.24750499">
            <text:p>4061876.24750499</text:p>
          </table:table-cell>
          <table:table-cell table:number-columns-repeated="1020"/>
        </table:table-row>
        <table:table-row table:style-name="ro1">
          <table:table-cell office:value-type="string">
            <text:p>DVAX</text:p>
          </table:table-cell>
          <table:table-cell office:value-type="float" office:value="522450000">
            <text:p>522450000</text:p>
          </table:table-cell>
          <table:table-cell office:value-type="float" office:value="128">
            <text:p>128</text:p>
          </table:table-cell>
          <table:table-cell table:formula="of:=[.B1683]/[.C1683]" office:value-type="float" office:value="4081640.625">
            <text:p>4081640.625</text:p>
          </table:table-cell>
          <table:table-cell table:number-columns-repeated="1020"/>
        </table:table-row>
        <table:table-row table:style-name="ro1">
          <table:table-cell office:value-type="string">
            <text:p>ZN</text:p>
          </table:table-cell>
          <table:table-cell office:value-type="float" office:value="77600000">
            <text:p>77600000</text:p>
          </table:table-cell>
          <table:table-cell office:value-type="float" office:value="19">
            <text:p>19</text:p>
          </table:table-cell>
          <table:table-cell table:formula="of:=[.B1684]/[.C1684]" office:value-type="float" office:value="4084210.52631579">
            <text:p>4084210.52631579</text:p>
          </table:table-cell>
          <table:table-cell table:number-columns-repeated="1020"/>
        </table:table-row>
        <table:table-row table:style-name="ro1">
          <table:table-cell office:value-type="string">
            <text:p>EXEL</text:p>
          </table:table-cell>
          <table:table-cell office:value-type="float" office:value="831150000">
            <text:p>831150000</text:p>
          </table:table-cell>
          <table:table-cell office:value-type="float" office:value="200">
            <text:p>200</text:p>
          </table:table-cell>
          <table:table-cell table:formula="of:=[.B1685]/[.C1685]" office:value-type="float" office:value="4155750">
            <text:p>4155750</text:p>
          </table:table-cell>
          <table:table-cell table:number-columns-repeated="1020"/>
        </table:table-row>
        <table:table-row table:style-name="ro1">
          <table:table-cell office:value-type="string">
            <text:p>IMGN</text:p>
          </table:table-cell>
          <table:table-cell office:value-type="float" office:value="1050000000">
            <text:p>1050000000</text:p>
          </table:table-cell>
          <table:table-cell office:value-type="float" office:value="248">
            <text:p>248</text:p>
          </table:table-cell>
          <table:table-cell table:formula="of:=[.B1686]/[.C1686]" office:value-type="float" office:value="4233870.96774194">
            <text:p>4233870.96774194</text:p>
          </table:table-cell>
          <table:table-cell table:number-columns-repeated="1020"/>
        </table:table-row>
        <table:table-row table:style-name="ro1">
          <table:table-cell office:value-type="string">
            <text:p>NVEC</text:p>
          </table:table-cell>
          <table:table-cell office:value-type="float" office:value="246800000">
            <text:p>246800000</text:p>
          </table:table-cell>
          <table:table-cell office:value-type="float" office:value="58">
            <text:p>58</text:p>
          </table:table-cell>
          <table:table-cell table:formula="of:=[.B1687]/[.C1687]" office:value-type="float" office:value="4255172.4137931">
            <text:p>4255172.4137931</text:p>
          </table:table-cell>
          <table:table-cell table:number-columns-repeated="1020"/>
        </table:table-row>
        <table:table-row table:style-name="ro1">
          <table:table-cell office:value-type="string">
            <text:p>MAKO</text:p>
          </table:table-cell>
          <table:table-cell office:value-type="float" office:value="1620000000">
            <text:p>1620000000</text:p>
          </table:table-cell>
          <table:table-cell office:value-type="float" office:value="380">
            <text:p>380</text:p>
          </table:table-cell>
          <table:table-cell table:formula="of:=[.B1688]/[.C1688]" office:value-type="float" office:value="4263157.89473684">
            <text:p>4263157.89473684</text:p>
          </table:table-cell>
          <table:table-cell table:number-columns-repeated="1020"/>
        </table:table-row>
        <table:table-row table:style-name="ro1">
          <table:table-cell office:value-type="string">
            <text:p>VRTX</text:p>
          </table:table-cell>
          <table:table-cell office:value-type="float" office:value="8570000000">
            <text:p>8570000000</text:p>
          </table:table-cell>
          <table:table-cell office:value-type="float" office:value="2000">
            <text:p>2000</text:p>
          </table:table-cell>
          <table:table-cell table:formula="of:=[.B1689]/[.C1689]" office:value-type="float" office:value="4285000">
            <text:p>4285000</text:p>
          </table:table-cell>
          <table:table-cell table:number-columns-repeated="1020"/>
        </table:table-row>
        <table:table-row table:style-name="ro1">
          <table:table-cell office:value-type="string">
            <text:p>EQT</text:p>
          </table:table-cell>
          <table:table-cell office:value-type="float" office:value="7940000000">
            <text:p>7940000000</text:p>
          </table:table-cell>
          <table:table-cell office:value-type="float" office:value="1835">
            <text:p>1835</text:p>
          </table:table-cell>
          <table:table-cell table:formula="of:=[.B1690]/[.C1690]" office:value-type="float" office:value="4326975.47683924">
            <text:p>4326975.47683924</text:p>
          </table:table-cell>
          <table:table-cell table:number-columns-repeated="1020"/>
        </table:table-row>
        <table:table-row table:style-name="ro1">
          <table:table-cell office:value-type="string">
            <text:p>ALIM</text:p>
          </table:table-cell>
          <table:table-cell office:value-type="float" office:value="118790000">
            <text:p>118790000</text:p>
          </table:table-cell>
          <table:table-cell office:value-type="float" office:value="27">
            <text:p>27</text:p>
          </table:table-cell>
          <table:table-cell table:formula="of:=[.B1691]/[.C1691]" office:value-type="float" office:value="4399629.62962963">
            <text:p>4399629.62962963</text:p>
          </table:table-cell>
          <table:table-cell table:number-columns-repeated="1020"/>
        </table:table-row>
        <table:table-row table:style-name="ro1">
          <table:table-cell office:value-type="string">
            <text:p>CHKE</text:p>
          </table:table-cell>
          <table:table-cell office:value-type="float" office:value="92590000">
            <text:p>92590000</text:p>
          </table:table-cell>
          <table:table-cell office:value-type="float" office:value="21">
            <text:p>21</text:p>
          </table:table-cell>
          <table:table-cell table:formula="of:=[.B1692]/[.C1692]" office:value-type="float" office:value="4409047.61904762">
            <text:p>4409047.61904762</text:p>
          </table:table-cell>
          <table:table-cell table:number-columns-repeated="1020"/>
        </table:table-row>
        <table:table-row table:style-name="ro1">
          <table:table-cell office:value-type="string">
            <text:p>POZN</text:p>
          </table:table-cell>
          <table:table-cell office:value-type="float" office:value="128930000">
            <text:p>128930000</text:p>
          </table:table-cell>
          <table:table-cell office:value-type="float" office:value="29">
            <text:p>29</text:p>
          </table:table-cell>
          <table:table-cell table:formula="of:=[.B1693]/[.C1693]" office:value-type="float" office:value="4445862.06896552">
            <text:p>4445862.06896552</text:p>
          </table:table-cell>
          <table:table-cell table:number-columns-repeated="1020"/>
        </table:table-row>
        <table:table-row table:style-name="ro1">
          <table:table-cell office:value-type="string">
            <text:p>SSH</text:p>
          </table:table-cell>
          <table:table-cell office:value-type="float" office:value="94140000">
            <text:p>94140000</text:p>
          </table:table-cell>
          <table:table-cell office:value-type="float" office:value="21">
            <text:p>21</text:p>
          </table:table-cell>
          <table:table-cell table:formula="of:=[.B1694]/[.C1694]" office:value-type="float" office:value="4482857.14285714">
            <text:p>4482857.14285714</text:p>
          </table:table-cell>
          <table:table-cell table:number-columns-repeated="1020"/>
        </table:table-row>
        <table:table-row table:style-name="ro1">
          <table:table-cell office:value-type="string">
            <text:p>RAI</text:p>
          </table:table-cell>
          <table:table-cell office:value-type="float" office:value="24240000000">
            <text:p>24240000000</text:p>
          </table:table-cell>
          <table:table-cell office:value-type="float" office:value="5400">
            <text:p>5400</text:p>
          </table:table-cell>
          <table:table-cell table:formula="of:=[.B1695]/[.C1695]" office:value-type="float" office:value="4488888.88888889">
            <text:p>4488888.88888889</text:p>
          </table:table-cell>
          <table:table-cell table:number-columns-repeated="1020"/>
        </table:table-row>
        <table:table-row table:style-name="ro1">
          <table:table-cell office:value-type="string">
            <text:p>SANW</text:p>
          </table:table-cell>
          <table:table-cell office:value-type="float" office:value="32360000">
            <text:p>32360000</text:p>
          </table:table-cell>
          <table:table-cell office:value-type="float" office:value="7">
            <text:p>7</text:p>
          </table:table-cell>
          <table:table-cell table:formula="of:=[.B1696]/[.C1696]" office:value-type="float" office:value="4622857.14285714">
            <text:p>4622857.14285714</text:p>
          </table:table-cell>
          <table:table-cell table:number-columns-repeated="1020"/>
        </table:table-row>
        <table:table-row table:style-name="ro1">
          <table:table-cell office:value-type="string">
            <text:p>CPRX</text:p>
          </table:table-cell>
          <table:table-cell office:value-type="float" office:value="27910000">
            <text:p>27910000</text:p>
          </table:table-cell>
          <table:table-cell office:value-type="float" office:value="6">
            <text:p>6</text:p>
          </table:table-cell>
          <table:table-cell table:formula="of:=[.B1697]/[.C1697]" office:value-type="float" office:value="4651666.66666667">
            <text:p>4651666.66666667</text:p>
          </table:table-cell>
          <table:table-cell table:number-columns-repeated="1020"/>
        </table:table-row>
        <table:table-row table:style-name="ro1">
          <table:table-cell office:value-type="string">
            <text:p>MAPP</text:p>
          </table:table-cell>
          <table:table-cell office:value-type="float" office:value="502900000">
            <text:p>502900000</text:p>
          </table:table-cell>
          <table:table-cell office:value-type="float" office:value="107">
            <text:p>107</text:p>
          </table:table-cell>
          <table:table-cell table:formula="of:=[.B1698]/[.C1698]" office:value-type="float" office:value="4700000">
            <text:p>4700000</text:p>
          </table:table-cell>
          <table:table-cell table:number-columns-repeated="1020"/>
        </table:table-row>
        <table:table-row table:style-name="ro1">
          <table:table-cell office:value-type="string">
            <text:p>USEG</text:p>
          </table:table-cell>
          <table:table-cell office:value-type="float" office:value="89460000">
            <text:p>89460000</text:p>
          </table:table-cell>
          <table:table-cell office:value-type="float" office:value="19">
            <text:p>19</text:p>
          </table:table-cell>
          <table:table-cell table:formula="of:=[.B1699]/[.C1699]" office:value-type="float" office:value="4708421.05263158">
            <text:p>4708421.05263158</text:p>
          </table:table-cell>
          <table:table-cell table:number-columns-repeated="1020"/>
        </table:table-row>
        <table:table-row table:style-name="ro1">
          <table:table-cell office:value-type="string">
            <text:p>RIGL</text:p>
          </table:table-cell>
          <table:table-cell office:value-type="float" office:value="691770000">
            <text:p>691770000</text:p>
          </table:table-cell>
          <table:table-cell office:value-type="float" office:value="145">
            <text:p>145</text:p>
          </table:table-cell>
          <table:table-cell table:formula="of:=[.B1700]/[.C1700]" office:value-type="float" office:value="4770827.5862069">
            <text:p>4770827.5862069</text:p>
          </table:table-cell>
          <table:table-cell table:number-columns-repeated="1020"/>
        </table:table-row>
        <table:table-row table:style-name="ro1">
          <table:table-cell office:value-type="string">
            <text:p>AXAS</text:p>
          </table:table-cell>
          <table:table-cell office:value-type="float" office:value="354220000">
            <text:p>354220000</text:p>
          </table:table-cell>
          <table:table-cell office:value-type="float" office:value="74">
            <text:p>74</text:p>
          </table:table-cell>
          <table:table-cell table:formula="of:=[.B1701]/[.C1701]" office:value-type="float" office:value="4786756.75675676">
            <text:p>4786756.75675676</text:p>
          </table:table-cell>
          <table:table-cell table:number-columns-repeated="1020"/>
        </table:table-row>
        <table:table-row table:style-name="ro1">
          <table:table-cell office:value-type="string">
            <text:p>WRES</text:p>
          </table:table-cell>
          <table:table-cell office:value-type="float" office:value="277160000">
            <text:p>277160000</text:p>
          </table:table-cell>
          <table:table-cell office:value-type="float" office:value="57">
            <text:p>57</text:p>
          </table:table-cell>
          <table:table-cell table:formula="of:=[.B1702]/[.C1702]" office:value-type="float" office:value="4862456.14035088">
            <text:p>4862456.14035088</text:p>
          </table:table-cell>
          <table:table-cell table:number-columns-repeated="1020"/>
        </table:table-row>
        <table:table-row table:style-name="ro1">
          <table:table-cell office:value-type="string">
            <text:p>DEPO</text:p>
          </table:table-cell>
          <table:table-cell office:value-type="float" office:value="341260000">
            <text:p>341260000</text:p>
          </table:table-cell>
          <table:table-cell office:value-type="float" office:value="70">
            <text:p>70</text:p>
          </table:table-cell>
          <table:table-cell table:formula="of:=[.B1703]/[.C1703]" office:value-type="float" office:value="4875142.85714286">
            <text:p>4875142.85714286</text:p>
          </table:table-cell>
          <table:table-cell table:number-columns-repeated="1020"/>
        </table:table-row>
        <table:table-row table:style-name="ro1">
          <table:table-cell office:value-type="string">
            <text:p>XOM</text:p>
          </table:table-cell>
          <table:table-cell office:value-type="float" office:value="406890000000">
            <text:p>406890000000</text:p>
          </table:table-cell>
          <table:table-cell office:value-type="float" office:value="82100">
            <text:p>82100</text:p>
          </table:table-cell>
          <table:table-cell table:formula="of:=[.B1704]/[.C1704]" office:value-type="float" office:value="4956029.23264312">
            <text:p>4956029.23264312</text:p>
          </table:table-cell>
          <table:table-cell table:number-columns-repeated="1020"/>
        </table:table-row>
        <table:table-row table:style-name="ro1">
          <table:table-cell office:value-type="string">
            <text:p>QCOM</text:p>
          </table:table-cell>
          <table:table-cell office:value-type="float" office:value="105600000000">
            <text:p>105600000000</text:p>
          </table:table-cell>
          <table:table-cell office:value-type="float" office:value="21200">
            <text:p>21200</text:p>
          </table:table-cell>
          <table:table-cell table:formula="of:=[.B1705]/[.C1705]" office:value-type="float" office:value="4981132.0754717">
            <text:p>4981132.0754717</text:p>
          </table:table-cell>
          <table:table-cell table:number-columns-repeated="1020"/>
        </table:table-row>
        <table:table-row table:style-name="ro1">
          <table:table-cell office:value-type="string">
            <text:p>OMEX</text:p>
          </table:table-cell>
          <table:table-cell office:value-type="float" office:value="214740000">
            <text:p>214740000</text:p>
          </table:table-cell>
          <table:table-cell office:value-type="float" office:value="42">
            <text:p>42</text:p>
          </table:table-cell>
          <table:table-cell table:formula="of:=[.B1706]/[.C1706]" office:value-type="float" office:value="5112857.14285714">
            <text:p>5112857.14285714</text:p>
          </table:table-cell>
          <table:table-cell table:number-columns-repeated="1020"/>
        </table:table-row>
        <table:table-row table:style-name="ro1">
          <table:table-cell office:value-type="string">
            <text:p>NEWS</text:p>
          </table:table-cell>
          <table:table-cell office:value-type="float" office:value="461930000">
            <text:p>461930000</text:p>
          </table:table-cell>
          <table:table-cell office:value-type="float" office:value="88">
            <text:p>88</text:p>
          </table:table-cell>
          <table:table-cell table:formula="of:=[.B1707]/[.C1707]" office:value-type="float" office:value="5249204.54545455">
            <text:p>5249204.54545455</text:p>
          </table:table-cell>
          <table:table-cell table:number-columns-repeated="1020"/>
        </table:table-row>
        <table:table-row table:style-name="ro1">
          <table:table-cell office:value-type="string">
            <text:p>SPPI</text:p>
          </table:table-cell>
          <table:table-cell office:value-type="float" office:value="748500000">
            <text:p>748500000</text:p>
          </table:table-cell>
          <table:table-cell office:value-type="float" office:value="139">
            <text:p>139</text:p>
          </table:table-cell>
          <table:table-cell table:formula="of:=[.B1708]/[.C1708]" office:value-type="float" office:value="5384892.08633094">
            <text:p>5384892.08633094</text:p>
          </table:table-cell>
          <table:table-cell table:number-columns-repeated="1020"/>
        </table:table-row>
        <table:table-row table:style-name="ro1">
          <table:table-cell office:value-type="string">
            <text:p>PRAN</text:p>
          </table:table-cell>
          <table:table-cell office:value-type="float" office:value="50290000">
            <text:p>50290000</text:p>
          </table:table-cell>
          <table:table-cell office:value-type="float" office:value="9">
            <text:p>9</text:p>
          </table:table-cell>
          <table:table-cell table:formula="of:=[.B1709]/[.C1709]" office:value-type="float" office:value="5587777.77777778">
            <text:p>5587777.77777778</text:p>
          </table:table-cell>
          <table:table-cell table:number-columns-repeated="1020"/>
        </table:table-row>
        <table:table-row table:style-name="ro1">
          <table:table-cell office:value-type="string">
            <text:p>OREX</text:p>
          </table:table-cell>
          <table:table-cell office:value-type="float" office:value="187050000">
            <text:p>187050000</text:p>
          </table:table-cell>
          <table:table-cell office:value-type="float" office:value="33">
            <text:p>33</text:p>
          </table:table-cell>
          <table:table-cell table:formula="of:=[.B1710]/[.C1710]" office:value-type="float" office:value="5668181.81818182">
            <text:p>5668181.81818182</text:p>
          </table:table-cell>
          <table:table-cell table:number-columns-repeated="1020"/>
        </table:table-row>
        <table:table-row table:style-name="ro1">
          <table:table-cell office:value-type="string">
            <text:p>BIIB</text:p>
          </table:table-cell>
          <table:table-cell office:value-type="float" office:value="28380000000">
            <text:p>28380000000</text:p>
          </table:table-cell>
          <table:table-cell office:value-type="float" office:value="5000">
            <text:p>5000</text:p>
          </table:table-cell>
          <table:table-cell table:formula="of:=[.B1711]/[.C1711]" office:value-type="float" office:value="5676000">
            <text:p>5676000</text:p>
          </table:table-cell>
          <table:table-cell table:number-columns-repeated="1020"/>
        </table:table-row>
        <table:table-row table:style-name="ro1">
          <table:table-cell office:value-type="string">
            <text:p>SIRI</text:p>
          </table:table-cell>
          <table:table-cell office:value-type="float" office:value="8670000000">
            <text:p>8670000000</text:p>
          </table:table-cell>
          <table:table-cell office:value-type="float" office:value="1526">
            <text:p>1526</text:p>
          </table:table-cell>
          <table:table-cell table:formula="of:=[.B1712]/[.C1712]" office:value-type="float" office:value="5681520.31454784">
            <text:p>5681520.31454784</text:p>
          </table:table-cell>
          <table:table-cell table:number-columns-repeated="1020"/>
        </table:table-row>
        <table:table-row table:style-name="ro1">
          <table:table-cell office:value-type="string">
            <text:p>CCXI</text:p>
          </table:table-cell>
          <table:table-cell office:value-type="float" office:value="364530000">
            <text:p>364530000</text:p>
          </table:table-cell>
          <table:table-cell office:value-type="float" office:value="64">
            <text:p>64</text:p>
          </table:table-cell>
          <table:table-cell table:formula="of:=[.B1713]/[.C1713]" office:value-type="float" office:value="5695781.25">
            <text:p>5695781.25</text:p>
          </table:table-cell>
          <table:table-cell table:number-columns-repeated="1020"/>
        </table:table-row>
        <table:table-row table:style-name="ro1">
          <table:table-cell office:value-type="string">
            <text:p>OGXI</text:p>
          </table:table-cell>
          <table:table-cell office:value-type="float" office:value="154600000">
            <text:p>154600000</text:p>
          </table:table-cell>
          <table:table-cell office:value-type="float" office:value="27">
            <text:p>27</text:p>
          </table:table-cell>
          <table:table-cell table:formula="of:=[.B1714]/[.C1714]" office:value-type="float" office:value="5725925.92592593">
            <text:p>5725925.92592593</text:p>
          </table:table-cell>
          <table:table-cell table:number-columns-repeated="1020"/>
        </table:table-row>
        <table:table-row table:style-name="ro1">
          <table:table-cell office:value-type="string">
            <text:p>REFR</text:p>
          </table:table-cell>
          <table:table-cell office:value-type="float" office:value="70100000">
            <text:p>70100000</text:p>
          </table:table-cell>
          <table:table-cell office:value-type="float" office:value="12">
            <text:p>12</text:p>
          </table:table-cell>
          <table:table-cell table:formula="of:=[.B1715]/[.C1715]" office:value-type="float" office:value="5841666.66666667">
            <text:p>5841666.66666667</text:p>
          </table:table-cell>
          <table:table-cell table:number-columns-repeated="1020"/>
        </table:table-row>
        <table:table-row table:style-name="ro1">
          <table:table-cell office:value-type="string">
            <text:p>REGN</text:p>
          </table:table-cell>
          <table:table-cell office:value-type="float" office:value="10020000000">
            <text:p>10020000000</text:p>
          </table:table-cell>
          <table:table-cell office:value-type="float" office:value="1704">
            <text:p>1704</text:p>
          </table:table-cell>
          <table:table-cell table:formula="of:=[.B1716]/[.C1716]" office:value-type="float" office:value="5880281.69014085">
            <text:p>5880281.69014085</text:p>
          </table:table-cell>
          <table:table-cell table:number-columns-repeated="1020"/>
        </table:table-row>
        <table:table-row table:style-name="ro1">
          <table:table-cell office:value-type="string">
            <text:p>WPRT</text:p>
          </table:table-cell>
          <table:table-cell office:value-type="float" office:value="2089999999">
            <text:p>2089999999</text:p>
          </table:table-cell>
          <table:table-cell office:value-type="float" office:value="354">
            <text:p>354</text:p>
          </table:table-cell>
          <table:table-cell table:formula="of:=[.B1717]/[.C1717]" office:value-type="float" office:value="5903954.79943503">
            <text:p>5903954.79943503</text:p>
          </table:table-cell>
          <table:table-cell table:number-columns-repeated="1020"/>
        </table:table-row>
        <table:table-row table:style-name="ro1">
          <table:table-cell office:value-type="string">
            <text:p>MITI</text:p>
          </table:table-cell>
          <table:table-cell office:value-type="float" office:value="1010000000">
            <text:p>1010000000</text:p>
          </table:table-cell>
          <table:table-cell office:value-type="float" office:value="170">
            <text:p>170</text:p>
          </table:table-cell>
          <table:table-cell table:formula="of:=[.B1718]/[.C1718]" office:value-type="float" office:value="5941176.47058824">
            <text:p>5941176.47058824</text:p>
          </table:table-cell>
          <table:table-cell table:number-columns-repeated="1020"/>
        </table:table-row>
        <table:table-row table:style-name="ro1">
          <table:table-cell office:value-type="string">
            <text:p>SYNM</text:p>
          </table:table-cell>
          <table:table-cell office:value-type="float" office:value="113620000">
            <text:p>113620000</text:p>
          </table:table-cell>
          <table:table-cell office:value-type="float" office:value="19">
            <text:p>19</text:p>
          </table:table-cell>
          <table:table-cell table:formula="of:=[.B1719]/[.C1719]" office:value-type="float" office:value="5980000">
            <text:p>5980000</text:p>
          </table:table-cell>
          <table:table-cell table:number-columns-repeated="1020"/>
        </table:table-row>
        <table:table-row table:style-name="ro1">
          <table:table-cell office:value-type="string">
            <text:p>LO</text:p>
          </table:table-cell>
          <table:table-cell office:value-type="float" office:value="16860000000">
            <text:p>16860000000</text:p>
          </table:table-cell>
          <table:table-cell office:value-type="float" office:value="2800">
            <text:p>2800</text:p>
          </table:table-cell>
          <table:table-cell table:formula="of:=[.B1720]/[.C1720]" office:value-type="float" office:value="6021428.57142857">
            <text:p>6021428.57142857</text:p>
          </table:table-cell>
          <table:table-cell table:number-columns-repeated="1020"/>
        </table:table-row>
        <table:table-row table:style-name="ro1">
          <table:table-cell office:value-type="string">
            <text:p>ECTE</text:p>
          </table:table-cell>
          <table:table-cell office:value-type="float" office:value="66440000">
            <text:p>66440000</text:p>
          </table:table-cell>
          <table:table-cell office:value-type="float" office:value="11">
            <text:p>11</text:p>
          </table:table-cell>
          <table:table-cell table:formula="of:=[.B1721]/[.C1721]" office:value-type="float" office:value="6040000">
            <text:p>6040000</text:p>
          </table:table-cell>
          <table:table-cell table:number-columns-repeated="1020"/>
        </table:table-row>
        <table:table-row table:style-name="ro1">
          <table:table-cell office:value-type="string">
            <text:p>INCY</text:p>
          </table:table-cell>
          <table:table-cell office:value-type="float" office:value="2230000000">
            <text:p>2230000000</text:p>
          </table:table-cell>
          <table:table-cell office:value-type="float" office:value="368">
            <text:p>368</text:p>
          </table:table-cell>
          <table:table-cell table:formula="of:=[.B1722]/[.C1722]" office:value-type="float" office:value="6059782.60869565">
            <text:p>6059782.60869565</text:p>
          </table:table-cell>
          <table:table-cell table:number-columns-repeated="1020"/>
        </table:table-row>
        <table:table-row table:style-name="ro1">
          <table:table-cell office:value-type="string">
            <text:p>GOOG</text:p>
          </table:table-cell>
          <table:table-cell office:value-type="float" office:value="201990000000">
            <text:p>201990000000</text:p>
          </table:table-cell>
          <table:table-cell office:value-type="float" office:value="32467">
            <text:p>32467</text:p>
          </table:table-cell>
          <table:table-cell table:formula="of:=[.B1723]/[.C1723]" office:value-type="float" office:value="6221394.03086211">
            <text:p>6221394.03086211</text:p>
          </table:table-cell>
          <table:table-cell table:number-columns-repeated="1020"/>
        </table:table-row>
        <table:table-row table:style-name="ro1">
          <table:table-cell office:value-type="string">
            <text:p>GLBS</text:p>
          </table:table-cell>
          <table:table-cell office:value-type="float" office:value="56150000">
            <text:p>56150000</text:p>
          </table:table-cell>
          <table:table-cell office:value-type="float" office:value="9">
            <text:p>9</text:p>
          </table:table-cell>
          <table:table-cell table:formula="of:=[.B1724]/[.C1724]" office:value-type="float" office:value="6238888.88888889">
            <text:p>6238888.88888889</text:p>
          </table:table-cell>
          <table:table-cell table:number-columns-repeated="1020"/>
        </table:table-row>
        <table:table-row table:style-name="ro1">
          <table:table-cell office:value-type="string">
            <text:p>SBAC</text:p>
          </table:table-cell>
          <table:table-cell office:value-type="float" office:value="5160000000">
            <text:p>5160000000</text:p>
          </table:table-cell>
          <table:table-cell office:value-type="float" office:value="814">
            <text:p>814</text:p>
          </table:table-cell>
          <table:table-cell table:formula="of:=[.B1725]/[.C1725]" office:value-type="float" office:value="6339066.33906634">
            <text:p>6339066.33906634</text:p>
          </table:table-cell>
          <table:table-cell table:number-columns-repeated="1020"/>
        </table:table-row>
        <table:table-row table:style-name="ro1">
          <table:table-cell office:value-type="string">
            <text:p>FXEN</text:p>
          </table:table-cell>
          <table:table-cell office:value-type="float" office:value="311380000">
            <text:p>311380000</text:p>
          </table:table-cell>
          <table:table-cell office:value-type="float" office:value="49">
            <text:p>49</text:p>
          </table:table-cell>
          <table:table-cell table:formula="of:=[.B1726]/[.C1726]" office:value-type="float" office:value="6354693.87755102">
            <text:p>6354693.87755102</text:p>
          </table:table-cell>
          <table:table-cell table:number-columns-repeated="1020"/>
        </table:table-row>
        <table:table-row table:style-name="ro1">
          <table:table-cell office:value-type="string">
            <text:p>PCLN</text:p>
          </table:table-cell>
          <table:table-cell office:value-type="float" office:value="32159999999">
            <text:p>32159999999</text:p>
          </table:table-cell>
          <table:table-cell office:value-type="float" office:value="5000">
            <text:p>5000</text:p>
          </table:table-cell>
          <table:table-cell table:formula="of:=[.B1727]/[.C1727]" office:value-type="float" office:value="6431999.9998">
            <text:p>6431999.9998</text:p>
          </table:table-cell>
          <table:table-cell table:number-columns-repeated="1020"/>
        </table:table-row>
        <table:table-row table:style-name="ro1">
          <table:table-cell office:value-type="string">
            <text:p>IRWD</text:p>
          </table:table-cell>
          <table:table-cell office:value-type="float" office:value="1410000000">
            <text:p>1410000000</text:p>
          </table:table-cell>
          <table:table-cell office:value-type="float" office:value="217">
            <text:p>217</text:p>
          </table:table-cell>
          <table:table-cell table:formula="of:=[.B1728]/[.C1728]" office:value-type="float" office:value="6497695.85253456">
            <text:p>6497695.85253456</text:p>
          </table:table-cell>
          <table:table-cell table:number-columns-repeated="1020"/>
        </table:table-row>
        <table:table-row table:style-name="ro1">
          <table:table-cell office:value-type="string">
            <text:p>CPNO</text:p>
          </table:table-cell>
          <table:table-cell office:value-type="float" office:value="2390000000">
            <text:p>2390000000</text:p>
          </table:table-cell>
          <table:table-cell office:value-type="float" office:value="357">
            <text:p>357</text:p>
          </table:table-cell>
          <table:table-cell table:formula="of:=[.B1729]/[.C1729]" office:value-type="float" office:value="6694677.87114846">
            <text:p>6694677.87114846</text:p>
          </table:table-cell>
          <table:table-cell table:number-columns-repeated="1020"/>
        </table:table-row>
        <table:table-row table:style-name="ro1">
          <table:table-cell office:value-type="string">
            <text:p>ATPG</text:p>
          </table:table-cell>
          <table:table-cell office:value-type="float" office:value="440190000">
            <text:p>440190000</text:p>
          </table:table-cell>
          <table:table-cell office:value-type="float" office:value="64">
            <text:p>64</text:p>
          </table:table-cell>
          <table:table-cell table:formula="of:=[.B1730]/[.C1730]" office:value-type="float" office:value="6877968.75">
            <text:p>6877968.75</text:p>
          </table:table-cell>
          <table:table-cell table:number-columns-repeated="1020"/>
        </table:table-row>
        <table:table-row table:style-name="ro1">
          <table:table-cell office:value-type="string">
            <text:p>NPSP</text:p>
          </table:table-cell>
          <table:table-cell office:value-type="float" office:value="592420000">
            <text:p>592420000</text:p>
          </table:table-cell>
          <table:table-cell office:value-type="float" office:value="86">
            <text:p>86</text:p>
          </table:table-cell>
          <table:table-cell table:formula="of:=[.B1731]/[.C1731]" office:value-type="float" office:value="6888604.65116279">
            <text:p>6888604.65116279</text:p>
          </table:table-cell>
          <table:table-cell table:number-columns-repeated="1020"/>
        </table:table-row>
        <table:table-row table:style-name="ro1">
          <table:table-cell office:value-type="string">
            <text:p>ISRL</text:p>
          </table:table-cell>
          <table:table-cell office:value-type="float" office:value="200510000">
            <text:p>200510000</text:p>
          </table:table-cell>
          <table:table-cell office:value-type="float" office:value="29">
            <text:p>29</text:p>
          </table:table-cell>
          <table:table-cell table:formula="of:=[.B1732]/[.C1732]" office:value-type="float" office:value="6914137.93103448">
            <text:p>6914137.93103448</text:p>
          </table:table-cell>
          <table:table-cell table:number-columns-repeated="1020"/>
        </table:table-row>
        <table:table-row table:style-name="ro1">
          <table:table-cell office:value-type="string">
            <text:p>MCEP</text:p>
          </table:table-cell>
          <table:table-cell office:value-type="float" office:value="434100000">
            <text:p>434100000</text:p>
          </table:table-cell>
          <table:table-cell office:value-type="float" office:value="60">
            <text:p>60</text:p>
          </table:table-cell>
          <table:table-cell table:formula="of:=[.B1733]/[.C1733]" office:value-type="float" office:value="7235000">
            <text:p>7235000</text:p>
          </table:table-cell>
          <table:table-cell table:number-columns-repeated="1020"/>
        </table:table-row>
        <table:table-row table:style-name="ro1">
          <table:table-cell office:value-type="string">
            <text:p>CELG</text:p>
          </table:table-cell>
          <table:table-cell office:value-type="float" office:value="32350000000">
            <text:p>32350000000</text:p>
          </table:table-cell>
          <table:table-cell office:value-type="float" office:value="4460">
            <text:p>4460</text:p>
          </table:table-cell>
          <table:table-cell table:formula="of:=[.B1734]/[.C1734]" office:value-type="float" office:value="7253363.22869955">
            <text:p>7253363.22869955</text:p>
          </table:table-cell>
          <table:table-cell table:number-columns-repeated="1020"/>
        </table:table-row>
        <table:table-row table:style-name="ro1">
          <table:table-cell office:value-type="string">
            <text:p>RDEA</text:p>
          </table:table-cell>
          <table:table-cell office:value-type="float" office:value="563300000">
            <text:p>563300000</text:p>
          </table:table-cell>
          <table:table-cell office:value-type="float" office:value="77">
            <text:p>77</text:p>
          </table:table-cell>
          <table:table-cell table:formula="of:=[.B1735]/[.C1735]" office:value-type="float" office:value="7315584.41558442">
            <text:p>7315584.41558442</text:p>
          </table:table-cell>
          <table:table-cell table:number-columns-repeated="1020"/>
        </table:table-row>
        <table:table-row table:style-name="ro1">
          <table:table-cell office:value-type="string">
            <text:p>RPXC</text:p>
          </table:table-cell>
          <table:table-cell office:value-type="float" office:value="813110000">
            <text:p>813110000</text:p>
          </table:table-cell>
          <table:table-cell office:value-type="float" office:value="110">
            <text:p>110</text:p>
          </table:table-cell>
          <table:table-cell table:formula="of:=[.B1736]/[.C1736]" office:value-type="float" office:value="7391909.09090909">
            <text:p>7391909.09090909</text:p>
          </table:table-cell>
          <table:table-cell table:number-columns-repeated="1020"/>
        </table:table-row>
        <table:table-row table:style-name="ro1">
          <table:table-cell office:value-type="string">
            <text:p>CHTP</text:p>
          </table:table-cell>
          <table:table-cell office:value-type="float" office:value="223890000">
            <text:p>223890000</text:p>
          </table:table-cell>
          <table:table-cell office:value-type="float" office:value="30">
            <text:p>30</text:p>
          </table:table-cell>
          <table:table-cell table:formula="of:=[.B1737]/[.C1737]" office:value-type="float" office:value="7463000">
            <text:p>7463000</text:p>
          </table:table-cell>
          <table:table-cell table:number-columns-repeated="1020"/>
        </table:table-row>
        <table:table-row table:style-name="ro1">
          <table:table-cell office:value-type="string">
            <text:p>CRED</text:p>
          </table:table-cell>
          <table:table-cell office:value-type="float" office:value="115470000">
            <text:p>115470000</text:p>
          </table:table-cell>
          <table:table-cell office:value-type="float" office:value="15">
            <text:p>15</text:p>
          </table:table-cell>
          <table:table-cell table:formula="of:=[.B1738]/[.C1738]" office:value-type="float" office:value="7698000">
            <text:p>7698000</text:p>
          </table:table-cell>
          <table:table-cell table:number-columns-repeated="1020"/>
        </table:table-row>
        <table:table-row table:style-name="ro1">
          <table:table-cell office:value-type="string">
            <text:p>MA</text:p>
          </table:table-cell>
          <table:table-cell office:value-type="float" office:value="52220000000">
            <text:p>52220000000</text:p>
          </table:table-cell>
          <table:table-cell office:value-type="float" office:value="6700">
            <text:p>6700</text:p>
          </table:table-cell>
          <table:table-cell table:formula="of:=[.B1739]/[.C1739]" office:value-type="float" office:value="7794029.85074627">
            <text:p>7794029.85074627</text:p>
          </table:table-cell>
          <table:table-cell table:number-columns-repeated="1020"/>
        </table:table-row>
        <table:table-row table:style-name="ro1">
          <table:table-cell office:value-type="string">
            <text:p>THLD</text:p>
          </table:table-cell>
          <table:table-cell office:value-type="float" office:value="236800000">
            <text:p>236800000</text:p>
          </table:table-cell>
          <table:table-cell office:value-type="float" office:value="30">
            <text:p>30</text:p>
          </table:table-cell>
          <table:table-cell table:formula="of:=[.B1740]/[.C1740]" office:value-type="float" office:value="7893333.33333333">
            <text:p>7893333.33333333</text:p>
          </table:table-cell>
          <table:table-cell table:number-columns-repeated="1020"/>
        </table:table-row>
        <table:table-row table:style-name="ro1">
          <table:table-cell office:value-type="string">
            <text:p>SPG</text:p>
          </table:table-cell>
          <table:table-cell office:value-type="float" office:value="40330000000">
            <text:p>40330000000</text:p>
          </table:table-cell>
          <table:table-cell office:value-type="float" office:value="5000">
            <text:p>5000</text:p>
          </table:table-cell>
          <table:table-cell table:formula="of:=[.B1741]/[.C1741]" office:value-type="float" office:value="8066000">
            <text:p>8066000</text:p>
          </table:table-cell>
          <table:table-cell table:number-columns-repeated="1020"/>
        </table:table-row>
        <table:table-row table:style-name="ro1">
          <table:table-cell office:value-type="string">
            <text:p>KIOR</text:p>
          </table:table-cell>
          <table:table-cell office:value-type="float" office:value="863470000">
            <text:p>863470000</text:p>
          </table:table-cell>
          <table:table-cell office:value-type="float" office:value="107">
            <text:p>107</text:p>
          </table:table-cell>
          <table:table-cell table:formula="of:=[.B1742]/[.C1742]" office:value-type="float" office:value="8069813.08411215">
            <text:p>8069813.08411215</text:p>
          </table:table-cell>
          <table:table-cell table:number-columns-repeated="1020"/>
        </table:table-row>
        <table:table-row table:style-name="ro1">
          <table:table-cell office:value-type="string">
            <text:p>AAPL</text:p>
          </table:table-cell>
          <table:table-cell office:value-type="float" office:value="508310000000">
            <text:p>508310000000</text:p>
          </table:table-cell>
          <table:table-cell office:value-type="float" office:value="60400">
            <text:p>60400</text:p>
          </table:table-cell>
          <table:table-cell table:formula="of:=[.B1743]/[.C1743]" office:value-type="float" office:value="8415728.47682119">
            <text:p>8415728.47682119</text:p>
          </table:table-cell>
          <table:table-cell table:number-columns-repeated="1020"/>
        </table:table-row>
        <table:table-row table:style-name="ro1">
          <table:table-cell office:value-type="string">
            <text:p>RECV</text:p>
          </table:table-cell>
          <table:table-cell office:value-type="float" office:value="67570000">
            <text:p>67570000</text:p>
          </table:table-cell>
          <table:table-cell office:value-type="float" office:value="8">
            <text:p>8</text:p>
          </table:table-cell>
          <table:table-cell table:formula="of:=[.B1744]/[.C1744]" office:value-type="float" office:value="8446250">
            <text:p>8446250</text:p>
          </table:table-cell>
          <table:table-cell table:number-columns-repeated="1020"/>
        </table:table-row>
        <table:table-row table:style-name="ro1">
          <table:table-cell office:value-type="string">
            <text:p>PICO</text:p>
          </table:table-cell>
          <table:table-cell office:value-type="float" office:value="505160000">
            <text:p>505160000</text:p>
          </table:table-cell>
          <table:table-cell office:value-type="float" office:value="57">
            <text:p>57</text:p>
          </table:table-cell>
          <table:table-cell table:formula="of:=[.B1745]/[.C1745]" office:value-type="float" office:value="8862456.14035088">
            <text:p>8862456.14035088</text:p>
          </table:table-cell>
          <table:table-cell table:number-columns-repeated="1020"/>
        </table:table-row>
        <table:table-row table:style-name="ro1">
          <table:table-cell office:value-type="string">
            <text:p>NBL</text:p>
          </table:table-cell>
          <table:table-cell office:value-type="float" office:value="16719999999">
            <text:p>16719999999</text:p>
          </table:table-cell>
          <table:table-cell office:value-type="float" office:value="1876">
            <text:p>1876</text:p>
          </table:table-cell>
          <table:table-cell table:formula="of:=[.B1746]/[.C1746]" office:value-type="float" office:value="8912579.95682303">
            <text:p>8912579.95682303</text:p>
          </table:table-cell>
          <table:table-cell table:number-columns-repeated="1020"/>
        </table:table-row>
        <table:table-row table:style-name="ro1">
          <table:table-cell office:value-type="string">
            <text:p>MITK</text:p>
          </table:table-cell>
          <table:table-cell office:value-type="float" office:value="286300000">
            <text:p>286300000</text:p>
          </table:table-cell>
          <table:table-cell office:value-type="float" office:value="32">
            <text:p>32</text:p>
          </table:table-cell>
          <table:table-cell table:formula="of:=[.B1747]/[.C1747]" office:value-type="float" office:value="8946875">
            <text:p>8946875</text:p>
          </table:table-cell>
          <table:table-cell table:number-columns-repeated="1020"/>
        </table:table-row>
        <table:table-row table:style-name="ro1">
          <table:table-cell office:value-type="string">
            <text:p>AMPE</text:p>
          </table:table-cell>
          <table:table-cell office:value-type="float" office:value="112320000">
            <text:p>112320000</text:p>
          </table:table-cell>
          <table:table-cell office:value-type="float" office:value="12">
            <text:p>12</text:p>
          </table:table-cell>
          <table:table-cell table:formula="of:=[.B1748]/[.C1748]" office:value-type="float" office:value="9360000">
            <text:p>9360000</text:p>
          </table:table-cell>
          <table:table-cell table:number-columns-repeated="1020"/>
        </table:table-row>
        <table:table-row table:style-name="ro1">
          <table:table-cell office:value-type="string">
            <text:p>KERX</text:p>
          </table:table-cell>
          <table:table-cell office:value-type="float" office:value="262779999">
            <text:p>262779999</text:p>
          </table:table-cell>
          <table:table-cell office:value-type="float" office:value="28">
            <text:p>28</text:p>
          </table:table-cell>
          <table:table-cell table:formula="of:=[.B1749]/[.C1749]" office:value-type="float" office:value="9384999.96428572">
            <text:p>9384999.96428572</text:p>
          </table:table-cell>
          <table:table-cell table:number-columns-repeated="1020"/>
        </table:table-row>
        <table:table-row table:style-name="ro1">
          <table:table-cell office:value-type="string">
            <text:p>EPHC</text:p>
          </table:table-cell>
          <table:table-cell office:value-type="float" office:value="542820000">
            <text:p>542820000</text:p>
          </table:table-cell>
          <table:table-cell office:value-type="float" office:value="57">
            <text:p>57</text:p>
          </table:table-cell>
          <table:table-cell table:formula="of:=[.B1750]/[.C1750]" office:value-type="float" office:value="9523157.89473684">
            <text:p>9523157.89473684</text:p>
          </table:table-cell>
          <table:table-cell table:number-columns-repeated="1020"/>
        </table:table-row>
        <table:table-row table:style-name="ro1">
          <table:table-cell office:value-type="string">
            <text:p>CEMP</text:p>
          </table:table-cell>
          <table:table-cell office:value-type="float" office:value="148260000">
            <text:p>148260000</text:p>
          </table:table-cell>
          <table:table-cell office:value-type="float" office:value="15">
            <text:p>15</text:p>
          </table:table-cell>
          <table:table-cell table:formula="of:=[.B1751]/[.C1751]" office:value-type="float" office:value="9884000">
            <text:p>9884000</text:p>
          </table:table-cell>
          <table:table-cell table:number-columns-repeated="1020"/>
        </table:table-row>
        <table:table-row table:style-name="ro1">
          <table:table-cell office:value-type="string">
            <text:p>ZIOP</text:p>
          </table:table-cell>
          <table:table-cell office:value-type="float" office:value="316910000">
            <text:p>316910000</text:p>
          </table:table-cell>
          <table:table-cell office:value-type="float" office:value="32">
            <text:p>32</text:p>
          </table:table-cell>
          <table:table-cell table:formula="of:=[.B1752]/[.C1752]" office:value-type="float" office:value="9903437.5">
            <text:p>9903437.5</text:p>
          </table:table-cell>
          <table:table-cell table:number-columns-repeated="1020"/>
        </table:table-row>
        <table:table-row table:style-name="ro1">
          <table:table-cell office:value-type="string">
            <text:p>VPHM</text:p>
          </table:table-cell>
          <table:table-cell office:value-type="float" office:value="2300000000">
            <text:p>2300000000</text:p>
          </table:table-cell>
          <table:table-cell office:value-type="float" office:value="232">
            <text:p>232</text:p>
          </table:table-cell>
          <table:table-cell table:formula="of:=[.B1753]/[.C1753]" office:value-type="float" office:value="9913793.10344828">
            <text:p>9913793.10344828</text:p>
          </table:table-cell>
          <table:table-cell table:number-columns-repeated="1020"/>
        </table:table-row>
        <table:table-row table:style-name="ro1">
          <table:table-cell office:value-type="string">
            <text:p>ICE</text:p>
          </table:table-cell>
          <table:table-cell office:value-type="float" office:value="10110000000">
            <text:p>10110000000</text:p>
          </table:table-cell>
          <table:table-cell office:value-type="float" office:value="1013">
            <text:p>1013</text:p>
          </table:table-cell>
          <table:table-cell table:formula="of:=[.B1754]/[.C1754]" office:value-type="float" office:value="9980256.66337611">
            <text:p>9980256.66337611</text:p>
          </table:table-cell>
          <table:table-cell table:number-columns-repeated="1020"/>
        </table:table-row>
        <table:table-row table:style-name="ro1">
          <table:table-cell office:value-type="string">
            <text:p>V</text:p>
          </table:table-cell>
          <table:table-cell office:value-type="float" office:value="78180000000">
            <text:p>78180000000</text:p>
          </table:table-cell>
          <table:table-cell office:value-type="float" office:value="7500">
            <text:p>7500</text:p>
          </table:table-cell>
          <table:table-cell table:formula="of:=[.B1755]/[.C1755]" office:value-type="float" office:value="10424000">
            <text:p>10424000</text:p>
          </table:table-cell>
          <table:table-cell table:number-columns-repeated="1020"/>
        </table:table-row>
        <table:table-row table:style-name="ro1">
          <table:table-cell office:value-type="string">
            <text:p>ISRG</text:p>
          </table:table-cell>
          <table:table-cell office:value-type="float" office:value="20340000000">
            <text:p>20340000000</text:p>
          </table:table-cell>
          <table:table-cell office:value-type="float" office:value="1924">
            <text:p>1924</text:p>
          </table:table-cell>
          <table:table-cell table:formula="of:=[.B1756]/[.C1756]" office:value-type="float" office:value="10571725.5717256">
            <text:p>10571725.5717256</text:p>
          </table:table-cell>
          <table:table-cell table:number-columns-repeated="1020"/>
        </table:table-row>
        <table:table-row table:style-name="ro1">
          <table:table-cell office:value-type="string">
            <text:p>CLVS</text:p>
          </table:table-cell>
          <table:table-cell office:value-type="float" office:value="510160000">
            <text:p>510160000</text:p>
          </table:table-cell>
          <table:table-cell office:value-type="float" office:value="45">
            <text:p>45</text:p>
          </table:table-cell>
          <table:table-cell table:formula="of:=[.B1757]/[.C1757]" office:value-type="float" office:value="11336888.8888889">
            <text:p>11336888.8888889</text:p>
          </table:table-cell>
          <table:table-cell table:number-columns-repeated="1020"/>
        </table:table-row>
        <table:table-row table:style-name="ro1">
          <table:table-cell office:value-type="string">
            <text:p>HALO</text:p>
          </table:table-cell>
          <table:table-cell office:value-type="float" office:value="1170000000">
            <text:p>1170000000</text:p>
          </table:table-cell>
          <table:table-cell office:value-type="float" office:value="102">
            <text:p>102</text:p>
          </table:table-cell>
          <table:table-cell table:formula="of:=[.B1758]/[.C1758]" office:value-type="float" office:value="11470588.2352941">
            <text:p>11470588.2352941</text:p>
          </table:table-cell>
          <table:table-cell table:number-columns-repeated="1020"/>
        </table:table-row>
        <table:table-row table:style-name="ro1">
          <table:table-cell office:value-type="string">
            <text:p>WILN</text:p>
          </table:table-cell>
          <table:table-cell office:value-type="float" office:value="643960000">
            <text:p>643960000</text:p>
          </table:table-cell>
          <table:table-cell office:value-type="float" office:value="55">
            <text:p>55</text:p>
          </table:table-cell>
          <table:table-cell table:formula="of:=[.B1759]/[.C1759]" office:value-type="float" office:value="11708363.6363636">
            <text:p>11708363.6363636</text:p>
          </table:table-cell>
          <table:table-cell table:number-columns-repeated="1020"/>
        </table:table-row>
        <table:table-row table:style-name="ro1">
          <table:table-cell office:value-type="string">
            <text:p>QCOR</text:p>
          </table:table-cell>
          <table:table-cell office:value-type="float" office:value="2490000000">
            <text:p>2490000000</text:p>
          </table:table-cell>
          <table:table-cell office:value-type="float" office:value="206">
            <text:p>206</text:p>
          </table:table-cell>
          <table:table-cell table:formula="of:=[.B1760]/[.C1760]" office:value-type="float" office:value="12087378.6407767">
            <text:p>12087378.6407767</text:p>
          </table:table-cell>
          <table:table-cell table:number-columns-repeated="1020"/>
        </table:table-row>
        <table:table-row table:style-name="ro1">
          <table:table-cell office:value-type="string">
            <text:p>WETF</text:p>
          </table:table-cell>
          <table:table-cell office:value-type="float" office:value="811200000">
            <text:p>811200000</text:p>
          </table:table-cell>
          <table:table-cell office:value-type="float" office:value="65">
            <text:p>65</text:p>
          </table:table-cell>
          <table:table-cell table:formula="of:=[.B1761]/[.C1761]" office:value-type="float" office:value="12480000">
            <text:p>12480000</text:p>
          </table:table-cell>
          <table:table-cell table:number-columns-repeated="1020"/>
        </table:table-row>
        <table:table-row table:style-name="ro1">
          <table:table-cell office:value-type="string">
            <text:p>TINY</text:p>
          </table:table-cell>
          <table:table-cell office:value-type="float" office:value="126170000">
            <text:p>126170000</text:p>
          </table:table-cell>
          <table:table-cell office:value-type="float" office:value="10">
            <text:p>10</text:p>
          </table:table-cell>
          <table:table-cell table:formula="of:=[.B1762]/[.C1762]" office:value-type="float" office:value="12617000">
            <text:p>12617000</text:p>
          </table:table-cell>
          <table:table-cell table:number-columns-repeated="1020"/>
        </table:table-row>
        <table:table-row table:style-name="ro1">
          <table:table-cell office:value-type="string">
            <text:p>RRC</text:p>
          </table:table-cell>
          <table:table-cell office:value-type="float" office:value="9900000000">
            <text:p>9900000000</text:p>
          </table:table-cell>
          <table:table-cell office:value-type="float" office:value="756">
            <text:p>756</text:p>
          </table:table-cell>
          <table:table-cell table:formula="of:=[.B1763]/[.C1763]" office:value-type="float" office:value="13095238.0952381">
            <text:p>13095238.0952381</text:p>
          </table:table-cell>
          <table:table-cell table:number-columns-repeated="1020"/>
        </table:table-row>
        <table:table-row table:style-name="ro1">
          <table:table-cell office:value-type="string">
            <text:p>PCYO</text:p>
          </table:table-cell>
          <table:table-cell office:value-type="float" office:value="53120000">
            <text:p>53120000</text:p>
          </table:table-cell>
          <table:table-cell office:value-type="float" office:value="4">
            <text:p>4</text:p>
          </table:table-cell>
          <table:table-cell table:formula="of:=[.B1764]/[.C1764]" office:value-type="float" office:value="13280000">
            <text:p>13280000</text:p>
          </table:table-cell>
          <table:table-cell table:number-columns-repeated="1020"/>
        </table:table-row>
        <table:table-row table:style-name="ro1">
          <table:table-cell office:value-type="string">
            <text:p>GEOI</text:p>
          </table:table-cell>
          <table:table-cell office:value-type="float" office:value="811330000">
            <text:p>811330000</text:p>
          </table:table-cell>
          <table:table-cell office:value-type="float" office:value="60">
            <text:p>60</text:p>
          </table:table-cell>
          <table:table-cell table:formula="of:=[.B1765]/[.C1765]" office:value-type="float" office:value="13522166.6666667">
            <text:p>13522166.6666667</text:p>
          </table:table-cell>
          <table:table-cell table:number-columns-repeated="1020"/>
        </table:table-row>
        <table:table-row table:style-name="ro1">
          <table:table-cell office:value-type="string">
            <text:p>TGA</text:p>
          </table:table-cell>
          <table:table-cell office:value-type="float" office:value="846360000">
            <text:p>846360000</text:p>
          </table:table-cell>
          <table:table-cell office:value-type="float" office:value="62">
            <text:p>62</text:p>
          </table:table-cell>
          <table:table-cell table:formula="of:=[.B1766]/[.C1766]" office:value-type="float" office:value="13650967.7419355">
            <text:p>13650967.7419355</text:p>
          </table:table-cell>
          <table:table-cell table:number-columns-repeated="1020"/>
        </table:table-row>
        <table:table-row table:style-name="ro1">
          <table:table-cell office:value-type="string">
            <text:p>CDZI</text:p>
          </table:table-cell>
          <table:table-cell office:value-type="float" office:value="138940000">
            <text:p>138940000</text:p>
          </table:table-cell>
          <table:table-cell office:value-type="float" office:value="10">
            <text:p>10</text:p>
          </table:table-cell>
          <table:table-cell table:formula="of:=[.B1767]/[.C1767]" office:value-type="float" office:value="13894000">
            <text:p>13894000</text:p>
          </table:table-cell>
          <table:table-cell table:number-columns-repeated="1020"/>
        </table:table-row>
        <table:table-row table:style-name="ro1">
          <table:table-cell office:value-type="string">
            <text:p>MAXY</text:p>
          </table:table-cell>
          <table:table-cell office:value-type="float" office:value="155970000">
            <text:p>155970000</text:p>
          </table:table-cell>
          <table:table-cell office:value-type="float" office:value="11">
            <text:p>11</text:p>
          </table:table-cell>
          <table:table-cell table:formula="of:=[.B1768]/[.C1768]" office:value-type="float" office:value="14179090.9090909">
            <text:p>14179090.9090909</text:p>
          </table:table-cell>
          <table:table-cell table:number-columns-repeated="1020"/>
        </table:table-row>
        <table:table-row table:style-name="ro1">
          <table:table-cell office:value-type="string">
            <text:p>ONTY</text:p>
          </table:table-cell>
          <table:table-cell office:value-type="float" office:value="358530000">
            <text:p>358530000</text:p>
          </table:table-cell>
          <table:table-cell office:value-type="float" office:value="25">
            <text:p>25</text:p>
          </table:table-cell>
          <table:table-cell table:formula="of:=[.B1769]/[.C1769]" office:value-type="float" office:value="14341200">
            <text:p>14341200</text:p>
          </table:table-cell>
          <table:table-cell table:number-columns-repeated="1020"/>
        </table:table-row>
        <table:table-row table:style-name="ro1">
          <table:table-cell office:value-type="string">
            <text:p>JST</text:p>
          </table:table-cell>
          <table:table-cell office:value-type="float" office:value="138400000">
            <text:p>138400000</text:p>
          </table:table-cell>
          <table:table-cell office:value-type="float" office:value="9">
            <text:p>9</text:p>
          </table:table-cell>
          <table:table-cell table:formula="of:=[.B1770]/[.C1770]" office:value-type="float" office:value="15377777.7777778">
            <text:p>15377777.7777778</text:p>
          </table:table-cell>
          <table:table-cell table:number-columns-repeated="1020"/>
        </table:table-row>
        <table:table-row table:style-name="ro1">
          <table:table-cell office:value-type="string">
            <text:p>EXXI</text:p>
          </table:table-cell>
          <table:table-cell office:value-type="float" office:value="2870000000">
            <text:p>2870000000</text:p>
          </table:table-cell>
          <table:table-cell office:value-type="float" office:value="186">
            <text:p>186</text:p>
          </table:table-cell>
          <table:table-cell table:formula="of:=[.B1771]/[.C1771]" office:value-type="float" office:value="15430107.5268817">
            <text:p>15430107.5268817</text:p>
          </table:table-cell>
          <table:table-cell table:number-columns-repeated="1020"/>
        </table:table-row>
        <table:table-row table:style-name="ro1">
          <table:table-cell office:value-type="string">
            <text:p>ALXN</text:p>
          </table:table-cell>
          <table:table-cell office:value-type="float" office:value="15860000000">
            <text:p>15860000000</text:p>
          </table:table-cell>
          <table:table-cell office:value-type="float" office:value="1008">
            <text:p>1008</text:p>
          </table:table-cell>
          <table:table-cell table:formula="of:=[.B1772]/[.C1772]" office:value-type="float" office:value="15734126.984127">
            <text:p>15734126.984127</text:p>
          </table:table-cell>
          <table:table-cell table:number-columns-repeated="1020"/>
        </table:table-row>
        <table:table-row table:style-name="ro1">
          <table:table-cell office:value-type="string">
            <text:p>PTIE</text:p>
          </table:table-cell>
          <table:table-cell office:value-type="float" office:value="162820000">
            <text:p>162820000</text:p>
          </table:table-cell>
          <table:table-cell office:value-type="float" office:value="10">
            <text:p>10</text:p>
          </table:table-cell>
          <table:table-cell table:formula="of:=[.B1773]/[.C1773]" office:value-type="float" office:value="16282000">
            <text:p>16282000</text:p>
          </table:table-cell>
          <table:table-cell table:number-columns-repeated="1020"/>
        </table:table-row>
        <table:table-row table:style-name="ro1">
          <table:table-cell office:value-type="string">
            <text:p>CIGX</text:p>
          </table:table-cell>
          <table:table-cell office:value-type="float" office:value="514559999">
            <text:p>514559999</text:p>
          </table:table-cell>
          <table:table-cell office:value-type="float" office:value="31">
            <text:p>31</text:p>
          </table:table-cell>
          <table:table-cell table:formula="of:=[.B1774]/[.C1774]" office:value-type="float" office:value="16598709.6451613">
            <text:p>16598709.6451613</text:p>
          </table:table-cell>
          <table:table-cell table:number-columns-repeated="1020"/>
        </table:table-row>
        <table:table-row table:style-name="ro1">
          <table:table-cell office:value-type="string">
            <text:p>GYRO</text:p>
          </table:table-cell>
          <table:table-cell office:value-type="float" office:value="152650000">
            <text:p>152650000</text:p>
          </table:table-cell>
          <table:table-cell office:value-type="float" office:value="9">
            <text:p>9</text:p>
          </table:table-cell>
          <table:table-cell table:formula="of:=[.B1775]/[.C1775]" office:value-type="float" office:value="16961111.1111111">
            <text:p>16961111.1111111</text:p>
          </table:table-cell>
          <table:table-cell table:number-columns-repeated="1020"/>
        </table:table-row>
        <table:table-row table:style-name="ro1">
          <table:table-cell office:value-type="string">
            <text:p>AREX</text:p>
          </table:table-cell>
          <table:table-cell office:value-type="float" office:value="968950000">
            <text:p>968950000</text:p>
          </table:table-cell>
          <table:table-cell office:value-type="float" office:value="55">
            <text:p>55</text:p>
          </table:table-cell>
          <table:table-cell table:formula="of:=[.B1776]/[.C1776]" office:value-type="float" office:value="17617272.7272727">
            <text:p>17617272.7272727</text:p>
          </table:table-cell>
          <table:table-cell table:number-columns-repeated="1020"/>
        </table:table-row>
        <table:table-row table:style-name="ro1">
          <table:table-cell office:value-type="string">
            <text:p>CORT</text:p>
          </table:table-cell>
          <table:table-cell office:value-type="float" office:value="339450000">
            <text:p>339450000</text:p>
          </table:table-cell>
          <table:table-cell office:value-type="float" office:value="19">
            <text:p>19</text:p>
          </table:table-cell>
          <table:table-cell table:formula="of:=[.B1777]/[.C1777]" office:value-type="float" office:value="17865789.4736842">
            <text:p>17865789.4736842</text:p>
          </table:table-cell>
          <table:table-cell table:number-columns-repeated="1020"/>
        </table:table-row>
        <table:table-row table:style-name="ro1">
          <table:table-cell office:value-type="string">
            <text:p>UBNT</text:p>
          </table:table-cell>
          <table:table-cell office:value-type="float" office:value="2390000000">
            <text:p>2390000000</text:p>
          </table:table-cell>
          <table:table-cell office:value-type="float" office:value="118">
            <text:p>118</text:p>
          </table:table-cell>
          <table:table-cell table:formula="of:=[.B1778]/[.C1778]" office:value-type="float" office:value="20254237.2881356">
            <text:p>20254237.2881356</text:p>
          </table:table-cell>
          <table:table-cell table:number-columns-repeated="1020"/>
        </table:table-row>
        <table:table-row table:style-name="ro1">
          <table:table-cell office:value-type="string">
            <text:p>MDVN</text:p>
          </table:table-cell>
          <table:table-cell office:value-type="float" office:value="2330000000">
            <text:p>2330000000</text:p>
          </table:table-cell>
          <table:table-cell office:value-type="float" office:value="114">
            <text:p>114</text:p>
          </table:table-cell>
          <table:table-cell table:formula="of:=[.B1779]/[.C1779]" office:value-type="float" office:value="20438596.4912281">
            <text:p>20438596.4912281</text:p>
          </table:table-cell>
          <table:table-cell table:number-columns-repeated="1020"/>
        </table:table-row>
        <table:table-row table:style-name="ro1">
          <table:table-cell office:value-type="string">
            <text:p>BSTC</text:p>
          </table:table-cell>
          <table:table-cell office:value-type="float" office:value="108140000">
            <text:p>108140000</text:p>
          </table:table-cell>
          <table:table-cell office:value-type="float" office:value="5">
            <text:p>5</text:p>
          </table:table-cell>
          <table:table-cell table:formula="of:=[.B1780]/[.C1780]" office:value-type="float" office:value="21628000">
            <text:p>21628000</text:p>
          </table:table-cell>
          <table:table-cell table:number-columns-repeated="1020"/>
        </table:table-row>
        <table:table-row table:style-name="ro1">
          <table:table-cell office:value-type="string">
            <text:p>PANL</text:p>
          </table:table-cell>
          <table:table-cell office:value-type="float" office:value="1870000000">
            <text:p>1870000000</text:p>
          </table:table-cell>
          <table:table-cell office:value-type="float" office:value="84">
            <text:p>84</text:p>
          </table:table-cell>
          <table:table-cell table:formula="of:=[.B1781]/[.C1781]" office:value-type="float" office:value="22261904.7619048">
            <text:p>22261904.7619048</text:p>
          </table:table-cell>
          <table:table-cell table:number-columns-repeated="1020"/>
        </table:table-row>
        <table:table-row table:style-name="ro1">
          <table:table-cell office:value-type="string">
            <text:p>PCYC</text:p>
          </table:table-cell>
          <table:table-cell office:value-type="float" office:value="1780000000">
            <text:p>1780000000</text:p>
          </table:table-cell>
          <table:table-cell office:value-type="float" office:value="77">
            <text:p>77</text:p>
          </table:table-cell>
          <table:table-cell table:formula="of:=[.B1782]/[.C1782]" office:value-type="float" office:value="23116883.1168831">
            <text:p>23116883.1168831</text:p>
          </table:table-cell>
          <table:table-cell table:number-columns-repeated="1020"/>
        </table:table-row>
        <table:table-row table:style-name="ro1">
          <table:table-cell office:value-type="string">
            <text:p>NYMT</text:p>
          </table:table-cell>
          <table:table-cell office:value-type="float" office:value="78580000">
            <text:p>78580000</text:p>
          </table:table-cell>
          <table:table-cell office:value-type="float" office:value="3">
            <text:p>3</text:p>
          </table:table-cell>
          <table:table-cell table:formula="of:=[.B1783]/[.C1783]" office:value-type="float" office:value="26193333.3333333">
            <text:p>26193333.3333333</text:p>
          </table:table-cell>
          <table:table-cell table:number-columns-repeated="1020"/>
        </table:table-row>
        <table:table-row table:style-name="ro1">
          <table:table-cell office:value-type="string">
            <text:p>VTUS</text:p>
          </table:table-cell>
          <table:table-cell office:value-type="float" office:value="134480000">
            <text:p>134480000</text:p>
          </table:table-cell>
          <table:table-cell office:value-type="float" office:value="5">
            <text:p>5</text:p>
          </table:table-cell>
          <table:table-cell table:formula="of:=[.B1784]/[.C1784]" office:value-type="float" office:value="26896000">
            <text:p>26896000</text:p>
          </table:table-cell>
          <table:table-cell table:number-columns-repeated="1020"/>
        </table:table-row>
        <table:table-row table:style-name="ro1">
          <table:table-cell office:value-type="string">
            <text:p>SGYP</text:p>
          </table:table-cell>
          <table:table-cell office:value-type="float" office:value="215470000">
            <text:p>215470000</text:p>
          </table:table-cell>
          <table:table-cell office:value-type="float" office:value="8">
            <text:p>8</text:p>
          </table:table-cell>
          <table:table-cell table:formula="of:=[.B1785]/[.C1785]" office:value-type="float" office:value="26933750">
            <text:p>26933750</text:p>
          </table:table-cell>
          <table:table-cell table:number-columns-repeated="1020"/>
        </table:table-row>
        <table:table-row table:style-name="ro1">
          <table:table-cell office:value-type="string">
            <text:p>RPTP</text:p>
          </table:table-cell>
          <table:table-cell office:value-type="float" office:value="337280000">
            <text:p>337280000</text:p>
          </table:table-cell>
          <table:table-cell office:value-type="float" office:value="12">
            <text:p>12</text:p>
          </table:table-cell>
          <table:table-cell table:formula="of:=[.B1786]/[.C1786]" office:value-type="float" office:value="28106666.6666667">
            <text:p>28106666.6666667</text:p>
          </table:table-cell>
          <table:table-cell table:number-columns-repeated="1020"/>
        </table:table-row>
        <table:table-row table:style-name="ro1">
          <table:table-cell office:value-type="string">
            <text:p>DMLP</text:p>
          </table:table-cell>
          <table:table-cell office:value-type="float" office:value="798780000">
            <text:p>798780000</text:p>
          </table:table-cell>
          <table:table-cell office:value-type="float" office:value="27">
            <text:p>27</text:p>
          </table:table-cell>
          <table:table-cell table:formula="of:=[.B1787]/[.C1787]" office:value-type="float" office:value="29584444.4444444">
            <text:p>29584444.4444444</text:p>
          </table:table-cell>
          <table:table-cell table:number-columns-repeated="1020"/>
        </table:table-row>
        <table:table-row table:style-name="ro1">
          <table:table-cell office:value-type="string">
            <text:p>CSWC</text:p>
          </table:table-cell>
          <table:table-cell office:value-type="float" office:value="351000000">
            <text:p>351000000</text:p>
          </table:table-cell>
          <table:table-cell office:value-type="float" office:value="11">
            <text:p>11</text:p>
          </table:table-cell>
          <table:table-cell table:formula="of:=[.B1788]/[.C1788]" office:value-type="float" office:value="31909090.9090909">
            <text:p>31909090.9090909</text:p>
          </table:table-cell>
          <table:table-cell table:number-columns-repeated="1020"/>
        </table:table-row>
        <table:table-row table:style-name="ro1">
          <table:table-cell office:value-type="string">
            <text:p>VVUS</text:p>
          </table:table-cell>
          <table:table-cell office:value-type="float" office:value="1920000000">
            <text:p>1920000000</text:p>
          </table:table-cell>
          <table:table-cell office:value-type="float" office:value="43">
            <text:p>43</text:p>
          </table:table-cell>
          <table:table-cell table:formula="of:=[.B1789]/[.C1789]" office:value-type="float" office:value="44651162.7906977">
            <text:p>44651162.7906977</text:p>
          </table:table-cell>
          <table:table-cell table:number-columns-repeated="1020"/>
        </table:table-row>
        <table:table-row table:style-name="ro1">
          <table:table-cell office:value-type="string">
            <text:p>VTR</text:p>
          </table:table-cell>
          <table:table-cell office:value-type="float" office:value="16329999999">
            <text:p>16329999999</text:p>
          </table:table-cell>
          <table:table-cell office:value-type="float" office:value="328">
            <text:p>328</text:p>
          </table:table-cell>
          <table:table-cell table:formula="of:=[.B1790]/[.C1790]" office:value-type="float" office:value="49786585.3628049">
            <text:p>49786585.3628049</text:p>
          </table:table-cell>
          <table:table-cell table:number-columns-repeated="1020"/>
        </table:table-row>
        <table:table-row table:style-name="ro1">
          <table:table-cell office:value-type="string">
            <text:p>AMRN</text:p>
          </table:table-cell>
          <table:table-cell office:value-type="float" office:value="1080000000">
            <text:p>1080000000</text:p>
          </table:table-cell>
          <table:table-cell office:value-type="float" office:value="16">
            <text:p>16</text:p>
          </table:table-cell>
          <table:table-cell table:formula="of:=[.B1791]/[.C1791]" office:value-type="float" office:value="67500000">
            <text:p>67500000</text:p>
          </table:table-cell>
          <table:table-cell table:number-columns-repeated="1020"/>
        </table:table-row>
        <table:table-row table:style-name="ro1">
          <table:table-cell office:value-type="string">
            <text:p>APAGF</text:p>
          </table:table-cell>
          <table:table-cell office:value-type="float" office:value="2009999999">
            <text:p>2009999999</text:p>
          </table:table-cell>
          <table:table-cell office:value-type="float" office:value="22">
            <text:p>22</text:p>
          </table:table-cell>
          <table:table-cell table:formula="of:=[.B1792]/[.C1792]" office:value-type="float" office:value="91363636.3181818">
            <text:p>91363636.3181818</text:p>
          </table:table-cell>
          <table:table-cell table:number-columns-repeated="1020"/>
        </table:table-row>
        <table:table-row table:style-name="ro1">
          <table:table-cell office:value-type="string">
            <text:p>SBRA</text:p>
          </table:table-cell>
          <table:table-cell office:value-type="float" office:value="555600000">
            <text:p>555600000</text:p>
          </table:table-cell>
          <table:table-cell office:value-type="float" office:value="6">
            <text:p>6</text:p>
          </table:table-cell>
          <table:table-cell table:formula="of:=[.B1793]/[.C1793]" office:value-type="float" office:value="92600000">
            <text:p>92600000</text:p>
          </table:table-cell>
          <table:table-cell table:number-columns-repeated="1020"/>
        </table:table-row>
        <table:table-row table:style-name="ro1">
          <table:table-cell office:value-type="string">
            <text:p>HCP</text:p>
          </table:table-cell>
          <table:table-cell office:value-type="float" office:value="16219999999">
            <text:p>16219999999</text:p>
          </table:table-cell>
          <table:table-cell office:value-type="float" office:value="147">
            <text:p>147</text:p>
          </table:table-cell>
          <table:table-cell table:formula="of:=[.B1794]/[.C1794]" office:value-type="float" office:value="110340136.047619">
            <text:p>110340136.047619</text:p>
          </table:table-cell>
          <table:table-cell table:number-columns-repeated="1020"/>
        </table:table-row>
        <table:table-row table:style-name="ro1">
          <table:table-cell office:value-type="string">
            <text:p>RGLD</text:p>
          </table:table-cell>
          <table:table-cell office:value-type="float" office:value="4150000000">
            <text:p>4150000000</text:p>
          </table:table-cell>
          <table:table-cell office:value-type="float" office:value="21">
            <text:p>21</text:p>
          </table:table-cell>
          <table:table-cell table:formula="of:=[.B1795]/[.C1795]" office:value-type="float" office:value="197619047.619048">
            <text:p>197619047.619048</text:p>
          </table:table-cell>
          <table:table-cell table:number-columns-repeated="1020"/>
        </table:table-row>
        <table:table-row table:style-name="ro1">
          <table:table-cell office:value-type="string">
            <text:p>PCO</text:p>
          </table:table-cell>
          <table:table-cell office:value-type="float" office:value="586900000">
            <text:p>586900000</text:p>
          </table:table-cell>
          <table:table-cell office:value-type="float" office:value="2">
            <text:p>2</text:p>
          </table:table-cell>
          <table:table-cell table:formula="of:=[.B1796]/[.C1796]" office:value-type="float" office:value="293450000">
            <text:p>293450000</text:p>
          </table:table-cell>
          <table:table-cell table:number-columns-repeated="1020"/>
        </table:table-row>
      </table:table>
      <table:database-ranges>
        <table:database-range table:target-range-address="Sheet1.A2:Sheet1.D179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3/15/2012</text:date>, <text:time>18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5T18:37:19.70</dc:date>
    <dc:creator>Marc Donis</dc:creator>
    <meta:generator>OpenOffice.org/3.3$Win32 OpenOffice.org_project/330m20$Build-9567</meta:generator>
    <meta:editing-duration>P12DT7H48M15S</meta:editing-duration>
    <meta:editing-cycles>3</meta:editing-cycles>
    <meta:document-statistic meta:table-count="1" meta:cell-count="7187" meta:object-count="0"/>
  </office:meta>
</office:document-meta>
</file>